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6.916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emale</text:p>
          </table:table-cell>
          <table:table-cell office:value-type="string">
            <text:p>Sherrie</text:p>
          </table:table-cell>
          <table:table-cell office:value-type="string">
            <text:p>Humphrey</text:p>
          </table:table-cell>
          <table:table-cell office:value-type="string">
            <text:p>SherrieNHumphrey@trashymail.com</text:p>
          </table:table-cell>
          <table:table-cell office:value-type="string">
            <text:p>12/31/1964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Erwin</text:p>
          </table:table-cell>
          <table:table-cell office:value-type="string">
            <text:p>Pickens</text:p>
          </table:table-cell>
          <table:table-cell office:value-type="string">
            <text:p>ErwinAPickens@spambob.com</text:p>
          </table:table-cell>
          <table:table-cell office:value-type="string">
            <text:p>5/28/1929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Martin</text:p>
          </table:table-cell>
          <table:table-cell office:value-type="string">
            <text:p>Villanueva</text:p>
          </table:table-cell>
          <table:table-cell office:value-type="string">
            <text:p>MartinJVillanueva@pookmail.com</text:p>
          </table:table-cell>
          <table:table-cell office:value-type="string">
            <text:p>2/5/193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Hudson</text:p>
          </table:table-cell>
          <table:table-cell office:value-type="string">
            <text:p>Lowes</text:p>
          </table:table-cell>
          <table:table-cell office:value-type="string">
            <text:p>HudsonLowes@dodgit.com</text:p>
          </table:table-cell>
          <table:table-cell office:value-type="string">
            <text:p>4/29/193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Georgina</text:p>
          </table:table-cell>
          <table:table-cell office:value-type="string">
            <text:p>Császár</text:p>
          </table:table-cell>
          <table:table-cell office:value-type="string">
            <text:p>CsaszarGeorgina@trashymail.com</text:p>
          </table:table-cell>
          <table:table-cell office:value-type="string">
            <text:p>6/16/197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Peter</text:p>
          </table:table-cell>
          <table:table-cell office:value-type="string">
            <text:p>Webb</text:p>
          </table:table-cell>
          <table:table-cell office:value-type="string">
            <text:p>PeterDWebb@trashymail.com</text:p>
          </table:table-cell>
          <table:table-cell office:value-type="string">
            <text:p>11/28/1958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Heyne</text:p>
          </table:table-cell>
          <table:table-cell office:value-type="string">
            <text:p>RebeccaHeyne@pookmail.com</text:p>
          </table:table-cell>
          <table:table-cell office:value-type="string">
            <text:p>8/7/1974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Omar</text:p>
          </table:table-cell>
          <table:table-cell office:value-type="string">
            <text:p>Tanner</text:p>
          </table:table-cell>
          <table:table-cell office:value-type="string">
            <text:p>OmarETanner@trashymail.com</text:p>
          </table:table-cell>
          <table:table-cell office:value-type="string">
            <text:p>12/27/194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Joan</text:p>
          </table:table-cell>
          <table:table-cell office:value-type="string">
            <text:p>Brunner</text:p>
          </table:table-cell>
          <table:table-cell office:value-type="string">
            <text:p>JoanJBrunner@trashymail.com</text:p>
          </table:table-cell>
          <table:table-cell office:value-type="string">
            <text:p>6/29/1930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nci</text:p>
          </table:table-cell>
          <table:table-cell office:value-type="string">
            <text:p>Németh</text:p>
          </table:table-cell>
          <table:table-cell office:value-type="string">
            <text:p>NemethAnci@mailinator.com</text:p>
          </table:table-cell>
          <table:table-cell office:value-type="string">
            <text:p>10/21/193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enjamin</text:p>
          </table:table-cell>
          <table:table-cell office:value-type="string">
            <text:p>Hughes</text:p>
          </table:table-cell>
          <table:table-cell office:value-type="string">
            <text:p>BenjaminHughes@dodgit.com</text:p>
          </table:table-cell>
          <table:table-cell office:value-type="string">
            <text:p>5/14/1979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mese</text:p>
          </table:table-cell>
          <table:table-cell office:value-type="string">
            <text:p>Ferencz</text:p>
          </table:table-cell>
          <table:table-cell office:value-type="string">
            <text:p>FerenczEmese@spambob.com</text:p>
          </table:table-cell>
          <table:table-cell office:value-type="string">
            <text:p>11/14/196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Patony</text:p>
          </table:table-cell>
          <table:table-cell office:value-type="string">
            <text:p>Pataki</text:p>
          </table:table-cell>
          <table:table-cell office:value-type="string">
            <text:p>PatakiPatony@spambob.com</text:p>
          </table:table-cell>
          <table:table-cell office:value-type="string">
            <text:p>3/21/196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Réka</text:p>
          </table:table-cell>
          <table:table-cell office:value-type="string">
            <text:p>Győrfy</text:p>
          </table:table-cell>
          <table:table-cell office:value-type="string">
            <text:p>GyorfyReka@mailinator.com</text:p>
          </table:table-cell>
          <table:table-cell office:value-type="string">
            <text:p>10/17/1972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Jessica</text:p>
          </table:table-cell>
          <table:table-cell office:value-type="string">
            <text:p>Whitfield</text:p>
          </table:table-cell>
          <table:table-cell office:value-type="string">
            <text:p>JessicaWhitfield@dodgit.com</text:p>
          </table:table-cell>
          <table:table-cell office:value-type="string">
            <text:p>3/18/1989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Tzigane</text:p>
          </table:table-cell>
          <table:table-cell office:value-type="string">
            <text:p>Takáts</text:p>
          </table:table-cell>
          <table:table-cell office:value-type="string">
            <text:p>TakatsTzigane@mailinator.com</text:p>
          </table:table-cell>
          <table:table-cell office:value-type="string">
            <text:p>12/2/197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pril</text:p>
          </table:table-cell>
          <table:table-cell office:value-type="string">
            <text:p>Lewis</text:p>
          </table:table-cell>
          <table:table-cell office:value-type="string">
            <text:p>AprilALewis@pookmail.com</text:p>
          </table:table-cell>
          <table:table-cell office:value-type="string">
            <text:p>10/21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aisy</text:p>
          </table:table-cell>
          <table:table-cell office:value-type="string">
            <text:p>Williamson</text:p>
          </table:table-cell>
          <table:table-cell office:value-type="string">
            <text:p>DaisyLWilliamson@trashymail.com</text:p>
          </table:table-cell>
          <table:table-cell office:value-type="string">
            <text:p>4/24/196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Szebasztián</text:p>
          </table:table-cell>
          <table:table-cell office:value-type="string">
            <text:p>Szöllössy</text:p>
          </table:table-cell>
          <table:table-cell office:value-type="string">
            <text:p>SzollossySzebasztian@mailinator.com</text:p>
          </table:table-cell>
          <table:table-cell office:value-type="string">
            <text:p>12/3/198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atherine</text:p>
          </table:table-cell>
          <table:table-cell office:value-type="string">
            <text:p>White</text:p>
          </table:table-cell>
          <table:table-cell office:value-type="string">
            <text:p>CatherineMWhite@spambob.com</text:p>
          </table:table-cell>
          <table:table-cell office:value-type="string">
            <text:p>5/7/1989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Marcsa</text:p>
          </table:table-cell>
          <table:table-cell office:value-type="string">
            <text:p>Gáll</text:p>
          </table:table-cell>
          <table:table-cell office:value-type="string">
            <text:p>GallMarcsa@mailinator.com</text:p>
          </table:table-cell>
          <table:table-cell office:value-type="string">
            <text:p>9/26/196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Coleman</text:p>
          </table:table-cell>
          <table:table-cell office:value-type="string">
            <text:p>NicholasColeman@dodgit.com</text:p>
          </table:table-cell>
          <table:table-cell office:value-type="string">
            <text:p>7/15/198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Sara</text:p>
          </table:table-cell>
          <table:table-cell office:value-type="string">
            <text:p>Dove</text:p>
          </table:table-cell>
          <table:table-cell office:value-type="string">
            <text:p>SaraDove@mailinator.com</text:p>
          </table:table-cell>
          <table:table-cell office:value-type="string">
            <text:p>9/29/198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Hulda</text:p>
          </table:table-cell>
          <table:table-cell office:value-type="string">
            <text:p>Heintzelman</text:p>
          </table:table-cell>
          <table:table-cell office:value-type="string">
            <text:p>HuldaSHeintzelman@trashymail.com</text:p>
          </table:table-cell>
          <table:table-cell office:value-type="string">
            <text:p>7/14/196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rzebet</text:p>
          </table:table-cell>
          <table:table-cell office:value-type="string">
            <text:p>Révész</text:p>
          </table:table-cell>
          <table:table-cell office:value-type="string">
            <text:p>ReveszErzebet@mailinator.com</text:p>
          </table:table-cell>
          <table:table-cell office:value-type="string">
            <text:p>4/21/198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iden</text:p>
          </table:table-cell>
          <table:table-cell office:value-type="string">
            <text:p>Windsor</text:p>
          </table:table-cell>
          <table:table-cell office:value-type="string">
            <text:p>AidenWindsor@spambob.com</text:p>
          </table:table-cell>
          <table:table-cell office:value-type="string">
            <text:p>3/11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rooke</text:p>
          </table:table-cell>
          <table:table-cell office:value-type="string">
            <text:p>Willmott</text:p>
          </table:table-cell>
          <table:table-cell office:value-type="string">
            <text:p>BrookeWillmott@pookmail.com</text:p>
          </table:table-cell>
          <table:table-cell office:value-type="string">
            <text:p>9/3/193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Weston</text:p>
          </table:table-cell>
          <table:table-cell office:value-type="string">
            <text:p>NathanWeston@trashymail.com</text:p>
          </table:table-cell>
          <table:table-cell office:value-type="string">
            <text:p>6/20/194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harli</text:p>
          </table:table-cell>
          <table:table-cell office:value-type="string">
            <text:p>Watkin</text:p>
          </table:table-cell>
          <table:table-cell office:value-type="string">
            <text:p>CharliWatkin@pookmail.com</text:p>
          </table:table-cell>
          <table:table-cell office:value-type="string">
            <text:p>8/6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Liza</text:p>
          </table:table-cell>
          <table:table-cell office:value-type="string">
            <text:p>Lang</text:p>
          </table:table-cell>
          <table:table-cell office:value-type="string">
            <text:p>LangLiza@mailinator.com</text:p>
          </table:table-cell>
          <table:table-cell office:value-type="string">
            <text:p>11/25/196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Pentele</text:p>
          </table:table-cell>
          <table:table-cell office:value-type="string">
            <text:p>Pataky</text:p>
          </table:table-cell>
          <table:table-cell office:value-type="string">
            <text:p>PatakyPentele@dodgit.com</text:p>
          </table:table-cell>
          <table:table-cell office:value-type="string">
            <text:p>8/14/195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Gabriel</text:p>
          </table:table-cell>
          <table:table-cell office:value-type="string">
            <text:p>Keenan</text:p>
          </table:table-cell>
          <table:table-cell office:value-type="string">
            <text:p>GabrielKKeenan@mailinator.com</text:p>
          </table:table-cell>
          <table:table-cell office:value-type="string">
            <text:p>1/22/1985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Hugo</text:p>
          </table:table-cell>
          <table:table-cell office:value-type="string">
            <text:p>Lindt</text:p>
          </table:table-cell>
          <table:table-cell office:value-type="string">
            <text:p>HugoLindt@spambob.com</text:p>
          </table:table-cell>
          <table:table-cell office:value-type="string">
            <text:p>3/4/194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Ramirez</text:p>
          </table:table-cell>
          <table:table-cell office:value-type="string">
            <text:p>JasonJRamirez@mailinator.com</text:p>
          </table:table-cell>
          <table:table-cell office:value-type="string">
            <text:p>11/27/196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Nina</text:p>
          </table:table-cell>
          <table:table-cell office:value-type="string">
            <text:p>Hinojos</text:p>
          </table:table-cell>
          <table:table-cell office:value-type="string">
            <text:p>NinaCHinojos@dodgit.com</text:p>
          </table:table-cell>
          <table:table-cell office:value-type="string">
            <text:p>12/28/1953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Lipót</text:p>
          </table:table-cell>
          <table:table-cell office:value-type="string">
            <text:p>Balogh</text:p>
          </table:table-cell>
          <table:table-cell office:value-type="string">
            <text:p>BaloghLipot@spambob.com</text:p>
          </table:table-cell>
          <table:table-cell office:value-type="string">
            <text:p>1/21/198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Helen</text:p>
          </table:table-cell>
          <table:table-cell office:value-type="string">
            <text:p>Anderson</text:p>
          </table:table-cell>
          <table:table-cell office:value-type="string">
            <text:p>HelenCAnderson@spambob.com</text:p>
          </table:table-cell>
          <table:table-cell office:value-type="string">
            <text:p>10/30/193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Loránd</text:p>
          </table:table-cell>
          <table:table-cell office:value-type="string">
            <text:p>Bakos</text:p>
          </table:table-cell>
          <table:table-cell office:value-type="string">
            <text:p>BakosLorand@trashymail.com</text:p>
          </table:table-cell>
          <table:table-cell office:value-type="string">
            <text:p>1/9/196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olkus</text:p>
          </table:table-cell>
          <table:table-cell office:value-type="string">
            <text:p>Forgách</text:p>
          </table:table-cell>
          <table:table-cell office:value-type="string">
            <text:p>ForgachFolkus@pookmail.com</text:p>
          </table:table-cell>
          <table:table-cell office:value-type="string">
            <text:p>9/27/198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Natalie</text:p>
          </table:table-cell>
          <table:table-cell office:value-type="string">
            <text:p>De La Rue</text:p>
          </table:table-cell>
          <table:table-cell office:value-type="string">
            <text:p>NatalieDeLaRue@mailinator.com</text:p>
          </table:table-cell>
          <table:table-cell office:value-type="string">
            <text:p>7/15/1979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Mária</text:p>
          </table:table-cell>
          <table:table-cell office:value-type="string">
            <text:p>Keresztes</text:p>
          </table:table-cell>
          <table:table-cell office:value-type="string">
            <text:p>KeresztesMaria@dodgit.com</text:p>
          </table:table-cell>
          <table:table-cell office:value-type="string">
            <text:p>5/18/197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Moricz</text:p>
          </table:table-cell>
          <table:table-cell office:value-type="string">
            <text:p>Ács</text:p>
          </table:table-cell>
          <table:table-cell office:value-type="string">
            <text:p>AcsMoricz@spambob.com</text:p>
          </table:table-cell>
          <table:table-cell office:value-type="string">
            <text:p>9/10/195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Vicuska</text:p>
          </table:table-cell>
          <table:table-cell office:value-type="string">
            <text:p>Bodo</text:p>
          </table:table-cell>
          <table:table-cell office:value-type="string">
            <text:p>BodoVicuska@trashymail.com</text:p>
          </table:table-cell>
          <table:table-cell office:value-type="string">
            <text:p>5/8/195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Sellar</text:p>
          </table:table-cell>
          <table:table-cell office:value-type="string">
            <text:p>AnnaSellar@spambob.com</text:p>
          </table:table-cell>
          <table:table-cell office:value-type="string">
            <text:p>1/19/1945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Szebasztián</text:p>
          </table:table-cell>
          <table:table-cell office:value-type="string">
            <text:p>Majer</text:p>
          </table:table-cell>
          <table:table-cell office:value-type="string">
            <text:p>MajerSzebasztian@mailinator.com</text:p>
          </table:table-cell>
          <table:table-cell office:value-type="string">
            <text:p>10/8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alie</text:p>
          </table:table-cell>
          <table:table-cell office:value-type="string">
            <text:p>Secombe</text:p>
          </table:table-cell>
          <table:table-cell office:value-type="string">
            <text:p>NatalieSecombe@dodgit.com</text:p>
          </table:table-cell>
          <table:table-cell office:value-type="string">
            <text:p>9/29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kota</text:p>
          </table:table-cell>
          <table:table-cell office:value-type="string">
            <text:p>Logan</text:p>
          </table:table-cell>
          <table:table-cell office:value-type="string">
            <text:p>DakotaLogan@dodgit.com</text:p>
          </table:table-cell>
          <table:table-cell office:value-type="string">
            <text:p>8/18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Wunderlich</text:p>
          </table:table-cell>
          <table:table-cell office:value-type="string">
            <text:p>LilianWunderlich@spambob.com</text:p>
          </table:table-cell>
          <table:table-cell office:value-type="string">
            <text:p>11/23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alie</text:p>
          </table:table-cell>
          <table:table-cell office:value-type="string">
            <text:p>Aldana</text:p>
          </table:table-cell>
          <table:table-cell office:value-type="string">
            <text:p>RosalieMAldana@trashymail.com</text:p>
          </table:table-cell>
          <table:table-cell office:value-type="string">
            <text:p>4/4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therine</text:p>
          </table:table-cell>
          <table:table-cell office:value-type="string">
            <text:p>Hofmeister</text:p>
          </table:table-cell>
          <table:table-cell office:value-type="string">
            <text:p>CatherineRHofmeister@spambob.com</text:p>
          </table:table-cell>
          <table:table-cell office:value-type="string">
            <text:p>4/2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heresa</text:p>
          </table:table-cell>
          <table:table-cell office:value-type="string">
            <text:p>Yarbrough</text:p>
          </table:table-cell>
          <table:table-cell office:value-type="string">
            <text:p>TheresaJYarbrough@spambob.com</text:p>
          </table:table-cell>
          <table:table-cell office:value-type="string">
            <text:p>1/3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za</text:p>
          </table:table-cell>
          <table:table-cell office:value-type="string">
            <text:p>Havas</text:p>
          </table:table-cell>
          <table:table-cell office:value-type="string">
            <text:p>HavasLiza@trashymail.com</text:p>
          </table:table-cell>
          <table:table-cell office:value-type="string">
            <text:p>6/19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thony</text:p>
          </table:table-cell>
          <table:table-cell office:value-type="string">
            <text:p>Reddall</text:p>
          </table:table-cell>
          <table:table-cell office:value-type="string">
            <text:p>AnthonyReddall@dodgit.com</text:p>
          </table:table-cell>
          <table:table-cell office:value-type="string">
            <text:p>9/23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olly</text:p>
          </table:table-cell>
          <table:table-cell office:value-type="string">
            <text:p>Verco</text:p>
          </table:table-cell>
          <table:table-cell office:value-type="string">
            <text:p>MollyVerco@dodgit.com</text:p>
          </table:table-cell>
          <table:table-cell office:value-type="string">
            <text:p>3/3/196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rchie</text:p>
          </table:table-cell>
          <table:table-cell office:value-type="string">
            <text:p>Morell</text:p>
          </table:table-cell>
          <table:table-cell office:value-type="string">
            <text:p>ArchieMorell@mailinator.com</text:p>
          </table:table-cell>
          <table:table-cell office:value-type="string">
            <text:p>8/30/1940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Noah</text:p>
          </table:table-cell>
          <table:table-cell office:value-type="string">
            <text:p>Thyer</text:p>
          </table:table-cell>
          <table:table-cell office:value-type="string">
            <text:p>NoahThyer@pookmail.com</text:p>
          </table:table-cell>
          <table:table-cell office:value-type="string">
            <text:p>7/3/198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Owen</text:p>
          </table:table-cell>
          <table:table-cell office:value-type="string">
            <text:p>Peel</text:p>
          </table:table-cell>
          <table:table-cell office:value-type="string">
            <text:p>OwenPeel@pookmail.com</text:p>
          </table:table-cell>
          <table:table-cell office:value-type="string">
            <text:p>4/5/1934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shton</text:p>
          </table:table-cell>
          <table:table-cell office:value-type="string">
            <text:p>Chataway</text:p>
          </table:table-cell>
          <table:table-cell office:value-type="string">
            <text:p>AshtonChataway@spambob.com</text:p>
          </table:table-cell>
          <table:table-cell office:value-type="string">
            <text:p>9/28/1993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Markos</text:p>
          </table:table-cell>
          <table:table-cell office:value-type="string">
            <text:p>Urbán</text:p>
          </table:table-cell>
          <table:table-cell office:value-type="string">
            <text:p>UrbanMarkos@trashymail.com</text:p>
          </table:table-cell>
          <table:table-cell office:value-type="string">
            <text:p>6/27/193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ody</text:p>
          </table:table-cell>
          <table:table-cell office:value-type="string">
            <text:p>Gertrude</text:p>
          </table:table-cell>
          <table:table-cell office:value-type="string">
            <text:p>CodyGertrude@spambob.com</text:p>
          </table:table-cell>
          <table:table-cell office:value-type="string">
            <text:p>11/27/195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eco</text:p>
          </table:table-cell>
          <table:table-cell office:value-type="string">
            <text:p>Kárpáti</text:p>
          </table:table-cell>
          <table:table-cell office:value-type="string">
            <text:p>KarpatiDeco@dodgit.com</text:p>
          </table:table-cell>
          <table:table-cell office:value-type="string">
            <text:p>2/2/1940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Geraldine</text:p>
          </table:table-cell>
          <table:table-cell office:value-type="string">
            <text:p>Murillo</text:p>
          </table:table-cell>
          <table:table-cell office:value-type="string">
            <text:p>GeraldineJMurillo@trashymail.com</text:p>
          </table:table-cell>
          <table:table-cell office:value-type="string">
            <text:p>4/2/196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Piper</text:p>
          </table:table-cell>
          <table:table-cell office:value-type="string">
            <text:p>Ford</text:p>
          </table:table-cell>
          <table:table-cell office:value-type="string">
            <text:p>PiperFord@mailinator.com</text:p>
          </table:table-cell>
          <table:table-cell office:value-type="string">
            <text:p>12/27/193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rzebet</text:p>
          </table:table-cell>
          <table:table-cell office:value-type="string">
            <text:p>Mezei</text:p>
          </table:table-cell>
          <table:table-cell office:value-type="string">
            <text:p>MezeiErzebet@mailinator.com</text:p>
          </table:table-cell>
          <table:table-cell office:value-type="string">
            <text:p>2/6/195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mma</text:p>
          </table:table-cell>
          <table:table-cell office:value-type="string">
            <text:p>Gyarmathi</text:p>
          </table:table-cell>
          <table:table-cell office:value-type="string">
            <text:p>GyarmathiEmma@pookmail.com</text:p>
          </table:table-cell>
          <table:table-cell office:value-type="string">
            <text:p>2/16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Kate</text:p>
          </table:table-cell>
          <table:table-cell office:value-type="string">
            <text:p>Curnow</text:p>
          </table:table-cell>
          <table:table-cell office:value-type="string">
            <text:p>KateCurnow@mailinator.com</text:p>
          </table:table-cell>
          <table:table-cell office:value-type="string">
            <text:p>3/14/1966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Katherine</text:p>
          </table:table-cell>
          <table:table-cell office:value-type="string">
            <text:p>Weiner</text:p>
          </table:table-cell>
          <table:table-cell office:value-type="string">
            <text:p>KatherineJWeiner@pookmail.com</text:p>
          </table:table-cell>
          <table:table-cell office:value-type="string">
            <text:p>5/3/195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Roy</text:p>
          </table:table-cell>
          <table:table-cell office:value-type="string">
            <text:p>Wilk</text:p>
          </table:table-cell>
          <table:table-cell office:value-type="string">
            <text:p>RoyLWilk@pookmail.com</text:p>
          </table:table-cell>
          <table:table-cell office:value-type="string">
            <text:p>9/8/193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Sophia</text:p>
          </table:table-cell>
          <table:table-cell office:value-type="string">
            <text:p>Simcha</text:p>
          </table:table-cell>
          <table:table-cell office:value-type="string">
            <text:p>SophiaSimcha@pookmail.com</text:p>
          </table:table-cell>
          <table:table-cell office:value-type="string">
            <text:p>3/30/1932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Lily</text:p>
          </table:table-cell>
          <table:table-cell office:value-type="string">
            <text:p>Cameron</text:p>
          </table:table-cell>
          <table:table-cell office:value-type="string">
            <text:p>LilyCameron@spambob.com</text:p>
          </table:table-cell>
          <table:table-cell office:value-type="string">
            <text:p>9/4/196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Prenzel</text:p>
          </table:table-cell>
          <table:table-cell office:value-type="string">
            <text:p>ThomasPrenzel@spambob.com</text:p>
          </table:table-cell>
          <table:table-cell office:value-type="string">
            <text:p>7/18/193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Károly</text:p>
          </table:table-cell>
          <table:table-cell office:value-type="string">
            <text:p>Erdei</text:p>
          </table:table-cell>
          <table:table-cell office:value-type="string">
            <text:p>ErdeiKaroly@trashymail.com</text:p>
          </table:table-cell>
          <table:table-cell office:value-type="string">
            <text:p>6/14/199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Stewart</text:p>
          </table:table-cell>
          <table:table-cell office:value-type="string">
            <text:p>BettySStewart@pookmail.com</text:p>
          </table:table-cell>
          <table:table-cell office:value-type="string">
            <text:p>5/7/194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Patterson</text:p>
          </table:table-cell>
          <table:table-cell office:value-type="string">
            <text:p>MichaelPatterson@spambob.com</text:p>
          </table:table-cell>
          <table:table-cell office:value-type="string">
            <text:p>4/26/193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Brittany</text:p>
          </table:table-cell>
          <table:table-cell office:value-type="string">
            <text:p>Thibault</text:p>
          </table:table-cell>
          <table:table-cell office:value-type="string">
            <text:p>BrittanyTThibault@spambob.com</text:p>
          </table:table-cell>
          <table:table-cell office:value-type="string">
            <text:p>4/6/1960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iane</text:p>
          </table:table-cell>
          <table:table-cell office:value-type="string">
            <text:p>McCrea</text:p>
          </table:table-cell>
          <table:table-cell office:value-type="string">
            <text:p>DianeCMcCrea@pookmail.com</text:p>
          </table:table-cell>
          <table:table-cell office:value-type="string">
            <text:p>3/8/195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Gisella</text:p>
          </table:table-cell>
          <table:table-cell office:value-type="string">
            <text:p>Polach</text:p>
          </table:table-cell>
          <table:table-cell office:value-type="string">
            <text:p>PolachGisella@mailinator.com</text:p>
          </table:table-cell>
          <table:table-cell office:value-type="string">
            <text:p>4/30/196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Zekö</text:p>
          </table:table-cell>
          <table:table-cell office:value-type="string">
            <text:p>Páll</text:p>
          </table:table-cell>
          <table:table-cell office:value-type="string">
            <text:p>PallZeko@mailinator.com</text:p>
          </table:table-cell>
          <table:table-cell office:value-type="string">
            <text:p>5/29/195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Ktisztina</text:p>
          </table:table-cell>
          <table:table-cell office:value-type="string">
            <text:p>Katona</text:p>
          </table:table-cell>
          <table:table-cell office:value-type="string">
            <text:p>KatonaKtisztina@spambob.com</text:p>
          </table:table-cell>
          <table:table-cell office:value-type="string">
            <text:p>5/22/196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Grace</text:p>
          </table:table-cell>
          <table:table-cell office:value-type="string">
            <text:p>Lester</text:p>
          </table:table-cell>
          <table:table-cell office:value-type="string">
            <text:p>GraceRLester@spambob.com</text:p>
          </table:table-cell>
          <table:table-cell office:value-type="string">
            <text:p>8/10/1954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Pisti</text:p>
          </table:table-cell>
          <table:table-cell office:value-type="string">
            <text:p>Sántha</text:p>
          </table:table-cell>
          <table:table-cell office:value-type="string">
            <text:p>SanthaPisti@dodgit.com</text:p>
          </table:table-cell>
          <table:table-cell office:value-type="string">
            <text:p>3/17/1950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Kimberly</text:p>
          </table:table-cell>
          <table:table-cell office:value-type="string">
            <text:p>Haddock</text:p>
          </table:table-cell>
          <table:table-cell office:value-type="string">
            <text:p>KimberlyRHaddock@spambob.com</text:p>
          </table:table-cell>
          <table:table-cell office:value-type="string">
            <text:p>7/9/194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Flossie</text:p>
          </table:table-cell>
          <table:table-cell office:value-type="string">
            <text:p>Macon</text:p>
          </table:table-cell>
          <table:table-cell office:value-type="string">
            <text:p>FlossieEMacon@spambob.com</text:p>
          </table:table-cell>
          <table:table-cell office:value-type="string">
            <text:p>4/17/1965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Gerald</text:p>
          </table:table-cell>
          <table:table-cell office:value-type="string">
            <text:p>Collier</text:p>
          </table:table-cell>
          <table:table-cell office:value-type="string">
            <text:p>GeraldJCollier@pookmail.com</text:p>
          </table:table-cell>
          <table:table-cell office:value-type="string">
            <text:p>5/17/1974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nthony</text:p>
          </table:table-cell>
          <table:table-cell office:value-type="string">
            <text:p>Fraire</text:p>
          </table:table-cell>
          <table:table-cell office:value-type="string">
            <text:p>AnthonyFraire@pookmail.com</text:p>
          </table:table-cell>
          <table:table-cell office:value-type="string">
            <text:p>9/17/1979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ngelina</text:p>
          </table:table-cell>
          <table:table-cell office:value-type="string">
            <text:p>Smyth</text:p>
          </table:table-cell>
          <table:table-cell office:value-type="string">
            <text:p>AngelinaSmyth@pookmail.com</text:p>
          </table:table-cell>
          <table:table-cell office:value-type="string">
            <text:p>9/8/198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Curtain</text:p>
          </table:table-cell>
          <table:table-cell office:value-type="string">
            <text:p>JosephCurtain@dodgit.com</text:p>
          </table:table-cell>
          <table:table-cell office:value-type="string">
            <text:p>7/19/1986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Natalie</text:p>
          </table:table-cell>
          <table:table-cell office:value-type="string">
            <text:p>Wilks</text:p>
          </table:table-cell>
          <table:table-cell office:value-type="string">
            <text:p>NatalieWilks@dodgit.com</text:p>
          </table:table-cell>
          <table:table-cell office:value-type="string">
            <text:p>10/23/197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Morey</text:p>
          </table:table-cell>
          <table:table-cell office:value-type="string">
            <text:p>AnnaMorey@trashymail.com</text:p>
          </table:table-cell>
          <table:table-cell office:value-type="string">
            <text:p>5/12/193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Logan</text:p>
          </table:table-cell>
          <table:table-cell office:value-type="string">
            <text:p>Collick</text:p>
          </table:table-cell>
          <table:table-cell office:value-type="string">
            <text:p>LoganCollick@mailinator.com</text:p>
          </table:table-cell>
          <table:table-cell office:value-type="string">
            <text:p>7/21/1985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Cooley</text:p>
          </table:table-cell>
          <table:table-cell office:value-type="string">
            <text:p>RichardCCooley@spambob.com</text:p>
          </table:table-cell>
          <table:table-cell office:value-type="string">
            <text:p>6/17/196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Isabelle</text:p>
          </table:table-cell>
          <table:table-cell office:value-type="string">
            <text:p>Blandowski</text:p>
          </table:table-cell>
          <table:table-cell office:value-type="string">
            <text:p>IsabelleBlandowski@spambob.com</text:p>
          </table:table-cell>
          <table:table-cell office:value-type="string">
            <text:p>1/28/199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Sofia</text:p>
          </table:table-cell>
          <table:table-cell office:value-type="string">
            <text:p>Keane</text:p>
          </table:table-cell>
          <table:table-cell office:value-type="string">
            <text:p>SofiaKeane@trashymail.com</text:p>
          </table:table-cell>
          <table:table-cell office:value-type="string">
            <text:p>10/7/1946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Irenke</text:p>
          </table:table-cell>
          <table:table-cell office:value-type="string">
            <text:p>Mauer</text:p>
          </table:table-cell>
          <table:table-cell office:value-type="string">
            <text:p>MauerIrenke@pookmail.com</text:p>
          </table:table-cell>
          <table:table-cell office:value-type="string">
            <text:p>1/5/1943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Tivadar</text:p>
          </table:table-cell>
          <table:table-cell office:value-type="string">
            <text:p>Német</text:p>
          </table:table-cell>
          <table:table-cell office:value-type="string">
            <text:p>NemetTivadar@spambob.com</text:p>
          </table:table-cell>
          <table:table-cell office:value-type="string">
            <text:p>3/8/198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Linda</text:p>
          </table:table-cell>
          <table:table-cell office:value-type="string">
            <text:p>Mitcham</text:p>
          </table:table-cell>
          <table:table-cell office:value-type="string">
            <text:p>LindaLMitcham@pookmail.com</text:p>
          </table:table-cell>
          <table:table-cell office:value-type="string">
            <text:p>12/3/1990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Milán</text:p>
          </table:table-cell>
          <table:table-cell office:value-type="string">
            <text:p>Mezei</text:p>
          </table:table-cell>
          <table:table-cell office:value-type="string">
            <text:p>MezeiMilan@pookmail.com</text:p>
          </table:table-cell>
          <table:table-cell office:value-type="string">
            <text:p>4/26/1968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Stephanie</text:p>
          </table:table-cell>
          <table:table-cell office:value-type="string">
            <text:p>McGillivray</text:p>
          </table:table-cell>
          <table:table-cell office:value-type="string">
            <text:p>StephanieMcGillivray@mailinator.com</text:p>
          </table:table-cell>
          <table:table-cell office:value-type="string">
            <text:p>1/9/1952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ve</text:p>
          </table:table-cell>
          <table:table-cell office:value-type="string">
            <text:p>Shephard</text:p>
          </table:table-cell>
          <table:table-cell office:value-type="string">
            <text:p>EveShephard@dodgit.com</text:p>
          </table:table-cell>
          <table:table-cell office:value-type="string">
            <text:p>6/26/194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Sadler</text:p>
          </table:table-cell>
          <table:table-cell office:value-type="string">
            <text:p>LucasSadler@dodgit.com</text:p>
          </table:table-cell>
          <table:table-cell office:value-type="string">
            <text:p>2/20/198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Jay</text:p>
          </table:table-cell>
          <table:table-cell office:value-type="string">
            <text:p>Meyer</text:p>
          </table:table-cell>
          <table:table-cell office:value-type="string">
            <text:p>JayMMeyer@mailinator.com</text:p>
          </table:table-cell>
          <table:table-cell office:value-type="string">
            <text:p>6/1/1939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lizabeth</text:p>
          </table:table-cell>
          <table:table-cell office:value-type="string">
            <text:p>Elkins</text:p>
          </table:table-cell>
          <table:table-cell office:value-type="string">
            <text:p>ElizabethPElkins@trashymail.com</text:p>
          </table:table-cell>
          <table:table-cell office:value-type="string">
            <text:p>10/24/1970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Deco</text:p>
          </table:table-cell>
          <table:table-cell office:value-type="string">
            <text:p>Dömötör</text:p>
          </table:table-cell>
          <table:table-cell office:value-type="string">
            <text:p>DomotorDeco@mailinator.com</text:p>
          </table:table-cell>
          <table:table-cell office:value-type="string">
            <text:p>4/28/196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Vicuska</text:p>
          </table:table-cell>
          <table:table-cell office:value-type="string">
            <text:p>Pusztai</text:p>
          </table:table-cell>
          <table:table-cell office:value-type="string">
            <text:p>PusztaiVicuska@spambob.com</text:p>
          </table:table-cell>
          <table:table-cell office:value-type="string">
            <text:p>6/20/1945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Spencer</text:p>
          </table:table-cell>
          <table:table-cell office:value-type="string">
            <text:p>Eady</text:p>
          </table:table-cell>
          <table:table-cell office:value-type="string">
            <text:p>SpencerEady@pookmail.com</text:p>
          </table:table-cell>
          <table:table-cell office:value-type="string">
            <text:p>11/10/193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Szalyk</text:p>
          </table:table-cell>
          <table:table-cell office:value-type="string">
            <text:p>Kuntz</text:p>
          </table:table-cell>
          <table:table-cell office:value-type="string">
            <text:p>KuntzSzalyk@trashymail.com</text:p>
          </table:table-cell>
          <table:table-cell office:value-type="string">
            <text:p>7/19/198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Orsolya</text:p>
          </table:table-cell>
          <table:table-cell office:value-type="string">
            <text:p>Szepesi</text:p>
          </table:table-cell>
          <table:table-cell office:value-type="string">
            <text:p>SzepesiOrsolya@pookmail.com</text:p>
          </table:table-cell>
          <table:table-cell office:value-type="string">
            <text:p>5/10/1986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Hajna</text:p>
          </table:table-cell>
          <table:table-cell office:value-type="string">
            <text:p>Mátyás</text:p>
          </table:table-cell>
          <table:table-cell office:value-type="string">
            <text:p>MatyasHajna@spambob.com</text:p>
          </table:table-cell>
          <table:table-cell office:value-type="string">
            <text:p>2/8/193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Virginia</text:p>
          </table:table-cell>
          <table:table-cell office:value-type="string">
            <text:p>Partridge</text:p>
          </table:table-cell>
          <table:table-cell office:value-type="string">
            <text:p>VirginiaJPartridge@dodgit.com</text:p>
          </table:table-cell>
          <table:table-cell office:value-type="string">
            <text:p>5/3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lannah</text:p>
          </table:table-cell>
          <table:table-cell office:value-type="string">
            <text:p>McKerihan</text:p>
          </table:table-cell>
          <table:table-cell office:value-type="string">
            <text:p>AlannahMcKerihan@trashymail.com</text:p>
          </table:table-cell>
          <table:table-cell office:value-type="string">
            <text:p>8/27/1980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Badham</text:p>
          </table:table-cell>
          <table:table-cell office:value-type="string">
            <text:p>AlexBadham@mailinator.com</text:p>
          </table:table-cell>
          <table:table-cell office:value-type="string">
            <text:p>9/23/195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alázs</text:p>
          </table:table-cell>
          <table:table-cell office:value-type="string">
            <text:p>Borsos</text:p>
          </table:table-cell>
          <table:table-cell office:value-type="string">
            <text:p>BorsosBalazs@mailinator.com</text:p>
          </table:table-cell>
          <table:table-cell office:value-type="string">
            <text:p>1/27/198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otond</text:p>
          </table:table-cell>
          <table:table-cell office:value-type="string">
            <text:p>Pethö</text:p>
          </table:table-cell>
          <table:table-cell office:value-type="string">
            <text:p>PethoBotond@trashymail.com</text:p>
          </table:table-cell>
          <table:table-cell office:value-type="string">
            <text:p>5/5/1943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Ryder</text:p>
          </table:table-cell>
          <table:table-cell office:value-type="string">
            <text:p>Derrick</text:p>
          </table:table-cell>
          <table:table-cell office:value-type="string">
            <text:p>RyderDerrick@mailinator.com</text:p>
          </table:table-cell>
          <table:table-cell office:value-type="string">
            <text:p>4/28/197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bby</text:p>
          </table:table-cell>
          <table:table-cell office:value-type="string">
            <text:p>McKernan</text:p>
          </table:table-cell>
          <table:table-cell office:value-type="string">
            <text:p>AbbyJMcKernan@trashymail.com</text:p>
          </table:table-cell>
          <table:table-cell office:value-type="string">
            <text:p>8/28/196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Zekö</text:p>
          </table:table-cell>
          <table:table-cell office:value-type="string">
            <text:p>Söröss</text:p>
          </table:table-cell>
          <table:table-cell office:value-type="string">
            <text:p>SorossZeko@trashymail.com</text:p>
          </table:table-cell>
          <table:table-cell office:value-type="string">
            <text:p>10/12/194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Sam</text:p>
          </table:table-cell>
          <table:table-cell office:value-type="string">
            <text:p>Bussell</text:p>
          </table:table-cell>
          <table:table-cell office:value-type="string">
            <text:p>SamBussell@trashymail.com</text:p>
          </table:table-cell>
          <table:table-cell office:value-type="string">
            <text:p>5/21/1980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Hart</text:p>
          </table:table-cell>
          <table:table-cell office:value-type="string">
            <text:p>RobertYHart@trashymail.com</text:p>
          </table:table-cell>
          <table:table-cell office:value-type="string">
            <text:p>3/18/196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Ugor</text:p>
          </table:table-cell>
          <table:table-cell office:value-type="string">
            <text:p>Szöllösi</text:p>
          </table:table-cell>
          <table:table-cell office:value-type="string">
            <text:p>SzollosiUgor@mailinator.com</text:p>
          </table:table-cell>
          <table:table-cell office:value-type="string">
            <text:p>12/24/199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Hanna</text:p>
          </table:table-cell>
          <table:table-cell office:value-type="string">
            <text:p>Szakály</text:p>
          </table:table-cell>
          <table:table-cell office:value-type="string">
            <text:p>SzakalyHanna@pookmail.com</text:p>
          </table:table-cell>
          <table:table-cell office:value-type="string">
            <text:p>1/13/194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Gabriella</text:p>
          </table:table-cell>
          <table:table-cell office:value-type="string">
            <text:p>Doorly</text:p>
          </table:table-cell>
          <table:table-cell office:value-type="string">
            <text:p>GabriellaDoorly@trashymail.com</text:p>
          </table:table-cell>
          <table:table-cell office:value-type="string">
            <text:p>3/22/194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Ralston</text:p>
          </table:table-cell>
          <table:table-cell office:value-type="string">
            <text:p>CharlotteRalston@pookmail.com</text:p>
          </table:table-cell>
          <table:table-cell office:value-type="string">
            <text:p>7/6/1938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Michelle</text:p>
          </table:table-cell>
          <table:table-cell office:value-type="string">
            <text:p>Rodriquez</text:p>
          </table:table-cell>
          <table:table-cell office:value-type="string">
            <text:p>MichelleJRodriquez@dodgit.com</text:p>
          </table:table-cell>
          <table:table-cell office:value-type="string">
            <text:p>8/29/1940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Lawless</text:p>
          </table:table-cell>
          <table:table-cell office:value-type="string">
            <text:p>CaitlynLawless@spambob.com</text:p>
          </table:table-cell>
          <table:table-cell office:value-type="string">
            <text:p>6/18/197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Zsanett</text:p>
          </table:table-cell>
          <table:table-cell office:value-type="string">
            <text:p>Szûcs</text:p>
          </table:table-cell>
          <table:table-cell office:value-type="string">
            <text:p>SzucsZsanett@spambob.com</text:p>
          </table:table-cell>
          <table:table-cell office:value-type="string">
            <text:p>10/28/197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McGowan</text:p>
          </table:table-cell>
          <table:table-cell office:value-type="string">
            <text:p>CallumMcGowan@mailinator.com</text:p>
          </table:table-cell>
          <table:table-cell office:value-type="string">
            <text:p>4/26/197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Fluellen</text:p>
          </table:table-cell>
          <table:table-cell office:value-type="string">
            <text:p>GeorgeMFluellen@mailinator.com</text:p>
          </table:table-cell>
          <table:table-cell office:value-type="string">
            <text:p>10/28/196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Robin</text:p>
          </table:table-cell>
          <table:table-cell office:value-type="string">
            <text:p>Hughes</text:p>
          </table:table-cell>
          <table:table-cell office:value-type="string">
            <text:p>RobinAHughes@spambob.com</text:p>
          </table:table-cell>
          <table:table-cell office:value-type="string">
            <text:p>4/20/1986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Mia</text:p>
          </table:table-cell>
          <table:table-cell office:value-type="string">
            <text:p>Coull</text:p>
          </table:table-cell>
          <table:table-cell office:value-type="string">
            <text:p>MiaCoull@trashymail.com</text:p>
          </table:table-cell>
          <table:table-cell office:value-type="string">
            <text:p>3/25/1984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Rous</text:p>
          </table:table-cell>
          <table:table-cell office:value-type="string">
            <text:p>JohnRous@trashymail.com</text:p>
          </table:table-cell>
          <table:table-cell office:value-type="string">
            <text:p>4/2/194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Schofield</text:p>
          </table:table-cell>
          <table:table-cell office:value-type="string">
            <text:p>EllieSchofield@mailinator.com</text:p>
          </table:table-cell>
          <table:table-cell office:value-type="string">
            <text:p>9/23/195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Wilfredo</text:p>
          </table:table-cell>
          <table:table-cell office:value-type="string">
            <text:p>Jackson</text:p>
          </table:table-cell>
          <table:table-cell office:value-type="string">
            <text:p>WilfredoRJackson@spambob.com</text:p>
          </table:table-cell>
          <table:table-cell office:value-type="string">
            <text:p>1/11/1950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Zane</text:p>
          </table:table-cell>
          <table:table-cell office:value-type="string">
            <text:p>Merlin</text:p>
          </table:table-cell>
          <table:table-cell office:value-type="string">
            <text:p>ZaneMerlin@dodgit.com</text:p>
          </table:table-cell>
          <table:table-cell office:value-type="string">
            <text:p>2/23/1932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Lenci</text:p>
          </table:table-cell>
          <table:table-cell office:value-type="string">
            <text:p>Havassy</text:p>
          </table:table-cell>
          <table:table-cell office:value-type="string">
            <text:p>HavassyLenci@trashymail.com</text:p>
          </table:table-cell>
          <table:table-cell office:value-type="string">
            <text:p>6/3/1980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Szilárd</text:p>
          </table:table-cell>
          <table:table-cell office:value-type="string">
            <text:p>Herrmann</text:p>
          </table:table-cell>
          <table:table-cell office:value-type="string">
            <text:p>HerrmannSzilard@trashymail.com</text:p>
          </table:table-cell>
          <table:table-cell office:value-type="string">
            <text:p>8/18/1955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Oszkar</text:p>
          </table:table-cell>
          <table:table-cell office:value-type="string">
            <text:p>Petö</text:p>
          </table:table-cell>
          <table:table-cell office:value-type="string">
            <text:p>PetoOszkar@trashymail.com</text:p>
          </table:table-cell>
          <table:table-cell office:value-type="string">
            <text:p>5/29/195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Moyle</text:p>
          </table:table-cell>
          <table:table-cell office:value-type="string">
            <text:p>WilliamJMoyle@trashymail.com</text:p>
          </table:table-cell>
          <table:table-cell office:value-type="string">
            <text:p>4/5/197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Kamilla</text:p>
          </table:table-cell>
          <table:table-cell office:value-type="string">
            <text:p>Szigethy</text:p>
          </table:table-cell>
          <table:table-cell office:value-type="string">
            <text:p>SzigethyKamilla@trashymail.com</text:p>
          </table:table-cell>
          <table:table-cell office:value-type="string">
            <text:p>2/4/194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Keled</text:p>
          </table:table-cell>
          <table:table-cell office:value-type="string">
            <text:p>Sebestyén</text:p>
          </table:table-cell>
          <table:table-cell office:value-type="string">
            <text:p>SebestyenKeled@mailinator.com</text:p>
          </table:table-cell>
          <table:table-cell office:value-type="string">
            <text:p>8/1/194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Oscar</text:p>
          </table:table-cell>
          <table:table-cell office:value-type="string">
            <text:p>Seymour</text:p>
          </table:table-cell>
          <table:table-cell office:value-type="string">
            <text:p>OscarASeymour@pookmail.com</text:p>
          </table:table-cell>
          <table:table-cell office:value-type="string">
            <text:p>9/9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Piroska</text:p>
          </table:table-cell>
          <table:table-cell office:value-type="string">
            <text:p>Balogh</text:p>
          </table:table-cell>
          <table:table-cell office:value-type="string">
            <text:p>BaloghPiroska@pookmail.com</text:p>
          </table:table-cell>
          <table:table-cell office:value-type="string">
            <text:p>10/5/196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Benton</text:p>
          </table:table-cell>
          <table:table-cell office:value-type="string">
            <text:p>Hall</text:p>
          </table:table-cell>
          <table:table-cell office:value-type="string">
            <text:p>BentonHHall@mailinator.com</text:p>
          </table:table-cell>
          <table:table-cell office:value-type="string">
            <text:p>10/4/199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Ann</text:p>
          </table:table-cell>
          <table:table-cell office:value-type="string">
            <text:p>JamesAnn@trashymail.com</text:p>
          </table:table-cell>
          <table:table-cell office:value-type="string">
            <text:p>11/2/197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Orbán</text:p>
          </table:table-cell>
          <table:table-cell office:value-type="string">
            <text:p>Donko</text:p>
          </table:table-cell>
          <table:table-cell office:value-type="string">
            <text:p>DonkoOrban@mailinator.com</text:p>
          </table:table-cell>
          <table:table-cell office:value-type="string">
            <text:p>9/13/1978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Júlia</text:p>
          </table:table-cell>
          <table:table-cell office:value-type="string">
            <text:p>Földesy</text:p>
          </table:table-cell>
          <table:table-cell office:value-type="string">
            <text:p>FoldesyJulia@trashymail.com</text:p>
          </table:table-cell>
          <table:table-cell office:value-type="string">
            <text:p>2/9/196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Huba</text:p>
          </table:table-cell>
          <table:table-cell office:value-type="string">
            <text:p>Galambos</text:p>
          </table:table-cell>
          <table:table-cell office:value-type="string">
            <text:p>GalambosHuba@spambob.com</text:p>
          </table:table-cell>
          <table:table-cell office:value-type="string">
            <text:p>6/5/198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Foelsche</text:p>
          </table:table-cell>
          <table:table-cell office:value-type="string">
            <text:p>JohnFoelsche@trashymail.com</text:p>
          </table:table-cell>
          <table:table-cell office:value-type="string">
            <text:p>11/4/197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Ádám</text:p>
          </table:table-cell>
          <table:table-cell office:value-type="string">
            <text:p>Schmidt</text:p>
          </table:table-cell>
          <table:table-cell office:value-type="string">
            <text:p>SchmidtAdam@trashymail.com</text:p>
          </table:table-cell>
          <table:table-cell office:value-type="string">
            <text:p>3/15/193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Várkony</text:p>
          </table:table-cell>
          <table:table-cell office:value-type="string">
            <text:p>Varga</text:p>
          </table:table-cell>
          <table:table-cell office:value-type="string">
            <text:p>VargaVarkony@dodgit.com</text:p>
          </table:table-cell>
          <table:table-cell office:value-type="string">
            <text:p>9/8/1963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Hont</text:p>
          </table:table-cell>
          <table:table-cell office:value-type="string">
            <text:p>Bán</text:p>
          </table:table-cell>
          <table:table-cell office:value-type="string">
            <text:p>BanHont@pookmail.com</text:p>
          </table:table-cell>
          <table:table-cell office:value-type="string">
            <text:p>12/30/1972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Debra</text:p>
          </table:table-cell>
          <table:table-cell office:value-type="string">
            <text:p>White</text:p>
          </table:table-cell>
          <table:table-cell office:value-type="string">
            <text:p>DebraJWhite@mailinator.com</text:p>
          </table:table-cell>
          <table:table-cell office:value-type="string">
            <text:p>8/8/1967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Tucker</text:p>
          </table:table-cell>
          <table:table-cell office:value-type="string">
            <text:p>RichardKTucker@mailinator.com</text:p>
          </table:table-cell>
          <table:table-cell office:value-type="string">
            <text:p>9/28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Chelsea</text:p>
          </table:table-cell>
          <table:table-cell office:value-type="string">
            <text:p>Fisher</text:p>
          </table:table-cell>
          <table:table-cell office:value-type="string">
            <text:p>ChelseaFisher@mailinator.com</text:p>
          </table:table-cell>
          <table:table-cell office:value-type="string">
            <text:p>7/28/1943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Leo</text:p>
          </table:table-cell>
          <table:table-cell office:value-type="string">
            <text:p>Hebblethwaite</text:p>
          </table:table-cell>
          <table:table-cell office:value-type="string">
            <text:p>LeoHebblethwaite@pookmail.com</text:p>
          </table:table-cell>
          <table:table-cell office:value-type="string">
            <text:p>6/13/1945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Maria</text:p>
          </table:table-cell>
          <table:table-cell office:value-type="string">
            <text:p>Bryson</text:p>
          </table:table-cell>
          <table:table-cell office:value-type="string">
            <text:p>MariaCBryson@mailinator.com</text:p>
          </table:table-cell>
          <table:table-cell office:value-type="string">
            <text:p>10/12/198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Lori</text:p>
          </table:table-cell>
          <table:table-cell office:value-type="string">
            <text:p>Stover</text:p>
          </table:table-cell>
          <table:table-cell office:value-type="string">
            <text:p>LoriNStover@spambob.com</text:p>
          </table:table-cell>
          <table:table-cell office:value-type="string">
            <text:p>10/27/1977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Judith</text:p>
          </table:table-cell>
          <table:table-cell office:value-type="string">
            <text:p>Lorenz</text:p>
          </table:table-cell>
          <table:table-cell office:value-type="string">
            <text:p>JudithMLorenz@pookmail.com</text:p>
          </table:table-cell>
          <table:table-cell office:value-type="string">
            <text:p>12/25/195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Calvin</text:p>
          </table:table-cell>
          <table:table-cell office:value-type="string">
            <text:p>Davis</text:p>
          </table:table-cell>
          <table:table-cell office:value-type="string">
            <text:p>CalvinMDavis@mailinator.com</text:p>
          </table:table-cell>
          <table:table-cell office:value-type="string">
            <text:p>8/5/1969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Ilona</text:p>
          </table:table-cell>
          <table:table-cell office:value-type="string">
            <text:p>Danko</text:p>
          </table:table-cell>
          <table:table-cell office:value-type="string">
            <text:p>DankoIlona@dodgit.com</text:p>
          </table:table-cell>
          <table:table-cell office:value-type="string">
            <text:p>12/8/1960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Toni</text:p>
          </table:table-cell>
          <table:table-cell office:value-type="string">
            <text:p>Straley</text:p>
          </table:table-cell>
          <table:table-cell office:value-type="string">
            <text:p>ToniBStraley@dodgit.com</text:p>
          </table:table-cell>
          <table:table-cell office:value-type="string">
            <text:p>4/20/1946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Hayden</text:p>
          </table:table-cell>
          <table:table-cell office:value-type="string">
            <text:p>Close</text:p>
          </table:table-cell>
          <table:table-cell office:value-type="string">
            <text:p>HaydenClose@pookmail.com</text:p>
          </table:table-cell>
          <table:table-cell office:value-type="string">
            <text:p>11/29/195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Lucy</text:p>
          </table:table-cell>
          <table:table-cell office:value-type="string">
            <text:p>Barkley</text:p>
          </table:table-cell>
          <table:table-cell office:value-type="string">
            <text:p>LucyBBarkley@dodgit.com</text:p>
          </table:table-cell>
          <table:table-cell office:value-type="string">
            <text:p>9/12/193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Folkus</text:p>
          </table:table-cell>
          <table:table-cell office:value-type="string">
            <text:p>Hoffman</text:p>
          </table:table-cell>
          <table:table-cell office:value-type="string">
            <text:p>HoffmanFolkus@mailinator.com</text:p>
          </table:table-cell>
          <table:table-cell office:value-type="string">
            <text:p>6/27/1972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Kate</text:p>
          </table:table-cell>
          <table:table-cell office:value-type="string">
            <text:p>Keith</text:p>
          </table:table-cell>
          <table:table-cell office:value-type="string">
            <text:p>KateBKeith@trashymail.com</text:p>
          </table:table-cell>
          <table:table-cell office:value-type="string">
            <text:p>9/21/1938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Jack</text:p>
          </table:table-cell>
          <table:table-cell office:value-type="string">
            <text:p>Edward</text:p>
          </table:table-cell>
          <table:table-cell office:value-type="string">
            <text:p>JackEdward@trashymail.com</text:p>
          </table:table-cell>
          <table:table-cell office:value-type="string">
            <text:p>11/30/1942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Menyhért</text:p>
          </table:table-cell>
          <table:table-cell office:value-type="string">
            <text:p>Angyal</text:p>
          </table:table-cell>
          <table:table-cell office:value-type="string">
            <text:p>AngyalMenyhert@spambob.com</text:p>
          </table:table-cell>
          <table:table-cell office:value-type="string">
            <text:p>12/31/1984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Amelie</text:p>
          </table:table-cell>
          <table:table-cell office:value-type="string">
            <text:p>Buley</text:p>
          </table:table-cell>
          <table:table-cell office:value-type="string">
            <text:p>AmelieBuley@trashymail.com</text:p>
          </table:table-cell>
          <table:table-cell office:value-type="string">
            <text:p>3/22/1933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Kamilla</text:p>
          </table:table-cell>
          <table:table-cell office:value-type="string">
            <text:p>Takács</text:p>
          </table:table-cell>
          <table:table-cell office:value-type="string">
            <text:p>TakacsKamilla@pookmail.com</text:p>
          </table:table-cell>
          <table:table-cell office:value-type="string">
            <text:p>10/18/1975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string">
            <text:p>Róbert</text:p>
          </table:table-cell>
          <table:table-cell office:value-type="string">
            <text:p>Ferencz</text:p>
          </table:table-cell>
          <table:table-cell office:value-type="string">
            <text:p>FerenczRobert@spambob.com</text:p>
          </table:table-cell>
          <table:table-cell office:value-type="string">
            <text:p>3/17/1992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string">
            <text:p>Jeanine</text:p>
          </table:table-cell>
          <table:table-cell office:value-type="string">
            <text:p>Janes</text:p>
          </table:table-cell>
          <table:table-cell office:value-type="string">
            <text:p>JeanineDJanes@pookmail.com</text:p>
          </table:table-cell>
          <table:table-cell office:value-type="string">
            <text:p>5/29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yla</text:p>
          </table:table-cell>
          <table:table-cell office:value-type="string">
            <text:p>Dods</text:p>
          </table:table-cell>
          <table:table-cell office:value-type="string">
            <text:p>KaylaDods@pookmail.com</text:p>
          </table:table-cell>
          <table:table-cell office:value-type="string">
            <text:p>10/19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i</text:p>
          </table:table-cell>
          <table:table-cell office:value-type="string">
            <text:p>Menzies</text:p>
          </table:table-cell>
          <table:table-cell office:value-type="string">
            <text:p>JaiMenzies@spambob.com</text:p>
          </table:table-cell>
          <table:table-cell office:value-type="string">
            <text:p>12/18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elix</text:p>
          </table:table-cell>
          <table:table-cell office:value-type="string">
            <text:p>Mangus</text:p>
          </table:table-cell>
          <table:table-cell office:value-type="string">
            <text:p>FelixHMangus@trashymail.com</text:p>
          </table:table-cell>
          <table:table-cell office:value-type="string">
            <text:p>9/30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shley</text:p>
          </table:table-cell>
          <table:table-cell office:value-type="string">
            <text:p>Brodribb</text:p>
          </table:table-cell>
          <table:table-cell office:value-type="string">
            <text:p>AshleyBrodribb@trashymail.com</text:p>
          </table:table-cell>
          <table:table-cell office:value-type="string">
            <text:p>4/13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rtha</text:p>
          </table:table-cell>
          <table:table-cell office:value-type="string">
            <text:p>Martinez</text:p>
          </table:table-cell>
          <table:table-cell office:value-type="string">
            <text:p>BerthaTMartinez@spambob.com</text:p>
          </table:table-cell>
          <table:table-cell office:value-type="string">
            <text:p>10/11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othy</text:p>
          </table:table-cell>
          <table:table-cell office:value-type="string">
            <text:p>Buckley</text:p>
          </table:table-cell>
          <table:table-cell office:value-type="string">
            <text:p>DorothyABuckley@spambob.com</text:p>
          </table:table-cell>
          <table:table-cell office:value-type="string">
            <text:p>12/18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ila</text:p>
          </table:table-cell>
          <table:table-cell office:value-type="string">
            <text:p>Hall</text:p>
          </table:table-cell>
          <table:table-cell office:value-type="string">
            <text:p>AngilaEHall@spambob.com</text:p>
          </table:table-cell>
          <table:table-cell office:value-type="string">
            <text:p>6/14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tilda</text:p>
          </table:table-cell>
          <table:table-cell office:value-type="string">
            <text:p>Monnier</text:p>
          </table:table-cell>
          <table:table-cell office:value-type="string">
            <text:p>MatildaMonnier@trashymail.com</text:p>
          </table:table-cell>
          <table:table-cell office:value-type="string">
            <text:p>7/23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maj</text:p>
          </table:table-cell>
          <table:table-cell office:value-type="string">
            <text:p>Szölősy</text:p>
          </table:table-cell>
          <table:table-cell office:value-type="string">
            <text:p>SzolosyTomaj@mailinator.com</text:p>
          </table:table-cell>
          <table:table-cell office:value-type="string">
            <text:p>8/4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enny</text:p>
          </table:table-cell>
          <table:table-cell office:value-type="string">
            <text:p>Webster</text:p>
          </table:table-cell>
          <table:table-cell office:value-type="string">
            <text:p>PennyMWebster@dodgit.com</text:p>
          </table:table-cell>
          <table:table-cell office:value-type="string">
            <text:p>12/20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ániel</text:p>
          </table:table-cell>
          <table:table-cell office:value-type="string">
            <text:p>Donka</text:p>
          </table:table-cell>
          <table:table-cell office:value-type="string">
            <text:p>DonkaDaniel@pookmail.com</text:p>
          </table:table-cell>
          <table:table-cell office:value-type="string">
            <text:p>6/29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hlia</text:p>
          </table:table-cell>
          <table:table-cell office:value-type="string">
            <text:p>MacDonnell</text:p>
          </table:table-cell>
          <table:table-cell office:value-type="string">
            <text:p>TahliaMacDonnell@pookmail.com</text:p>
          </table:table-cell>
          <table:table-cell office:value-type="string">
            <text:p>11/4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ul</text:p>
          </table:table-cell>
          <table:table-cell office:value-type="string">
            <text:p>Jackson</text:p>
          </table:table-cell>
          <table:table-cell office:value-type="string">
            <text:p>PaulKJackson@trashymail.com</text:p>
          </table:table-cell>
          <table:table-cell office:value-type="string">
            <text:p>7/27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lin</text:p>
          </table:table-cell>
          <table:table-cell office:value-type="string">
            <text:p>Gál</text:p>
          </table:table-cell>
          <table:table-cell office:value-type="string">
            <text:p>GalKatalin@dodgit.com</text:p>
          </table:table-cell>
          <table:table-cell office:value-type="string">
            <text:p>11/22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senge</text:p>
          </table:table-cell>
          <table:table-cell office:value-type="string">
            <text:p>Gábor</text:p>
          </table:table-cell>
          <table:table-cell office:value-type="string">
            <text:p>GaborCsenge@trashymail.com</text:p>
          </table:table-cell>
          <table:table-cell office:value-type="string">
            <text:p>2/5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ke</text:p>
          </table:table-cell>
          <table:table-cell office:value-type="string">
            <text:p>Serra</text:p>
          </table:table-cell>
          <table:table-cell office:value-type="string">
            <text:p>JakeSerra@dodgit.com</text:p>
          </table:table-cell>
          <table:table-cell office:value-type="string">
            <text:p>3/7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kard</text:p>
          </table:table-cell>
          <table:table-cell office:value-type="string">
            <text:p>Györfi</text:p>
          </table:table-cell>
          <table:table-cell office:value-type="string">
            <text:p>GyorfiRikard@trashymail.com</text:p>
          </table:table-cell>
          <table:table-cell office:value-type="string">
            <text:p>5/9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maj</text:p>
          </table:table-cell>
          <table:table-cell office:value-type="string">
            <text:p>Gyarmaty</text:p>
          </table:table-cell>
          <table:table-cell office:value-type="string">
            <text:p>GyarmatyTomaj@dodgit.com</text:p>
          </table:table-cell>
          <table:table-cell office:value-type="string">
            <text:p>8/19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ókus</text:p>
          </table:table-cell>
          <table:table-cell office:value-type="string">
            <text:p>Keresztes</text:p>
          </table:table-cell>
          <table:table-cell office:value-type="string">
            <text:p>KeresztesRokus@spambob.com</text:p>
          </table:table-cell>
          <table:table-cell office:value-type="string">
            <text:p>7/27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ágon</text:p>
          </table:table-cell>
          <table:table-cell office:value-type="string">
            <text:p>Szöllősy</text:p>
          </table:table-cell>
          <table:table-cell office:value-type="string">
            <text:p>SzollosyZagon@pookmail.com</text:p>
          </table:table-cell>
          <table:table-cell office:value-type="string">
            <text:p>10/20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ci</text:p>
          </table:table-cell>
          <table:table-cell office:value-type="string">
            <text:p>Györfi</text:p>
          </table:table-cell>
          <table:table-cell office:value-type="string">
            <text:p>GyorfiAnci@trashymail.com</text:p>
          </table:table-cell>
          <table:table-cell office:value-type="string">
            <text:p>11/9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or</text:p>
          </table:table-cell>
          <table:table-cell office:value-type="string">
            <text:p>Gyarmaty</text:p>
          </table:table-cell>
          <table:table-cell office:value-type="string">
            <text:p>GyarmatyAndor@spambob.com</text:p>
          </table:table-cell>
          <table:table-cell office:value-type="string">
            <text:p>12/7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Goderich</text:p>
          </table:table-cell>
          <table:table-cell office:value-type="string">
            <text:p>LilianGoderich@trashymail.com</text:p>
          </table:table-cell>
          <table:table-cell office:value-type="string">
            <text:p>7/7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an</text:p>
          </table:table-cell>
          <table:table-cell office:value-type="string">
            <text:p>Alford</text:p>
          </table:table-cell>
          <table:table-cell office:value-type="string">
            <text:p>JoanSAlford@mailinator.com</text:p>
          </table:table-cell>
          <table:table-cell office:value-type="string">
            <text:p>5/30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Newbery</text:p>
          </table:table-cell>
          <table:table-cell office:value-type="string">
            <text:p>CooperNewbery@spambob.com</text:p>
          </table:table-cell>
          <table:table-cell office:value-type="string">
            <text:p>10/31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vett</text:p>
          </table:table-cell>
          <table:table-cell office:value-type="string">
            <text:p>Simon</text:p>
          </table:table-cell>
          <table:table-cell office:value-type="string">
            <text:p>SimonIvett@spambob.com</text:p>
          </table:table-cell>
          <table:table-cell office:value-type="string">
            <text:p>9/28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Mayhew</text:p>
          </table:table-cell>
          <table:table-cell office:value-type="string">
            <text:p>DavidTMayhew@mailinator.com</text:p>
          </table:table-cell>
          <table:table-cell office:value-type="string">
            <text:p>7/15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an</text:p>
          </table:table-cell>
          <table:table-cell office:value-type="string">
            <text:p>Soto</text:p>
          </table:table-cell>
          <table:table-cell office:value-type="string">
            <text:p>RyanRSoto@mailinator.com</text:p>
          </table:table-cell>
          <table:table-cell office:value-type="string">
            <text:p>12/23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se</text:p>
          </table:table-cell>
          <table:table-cell office:value-type="string">
            <text:p>Pickworth</text:p>
          </table:table-cell>
          <table:table-cell office:value-type="string">
            <text:p>JessePickworth@dodgit.com</text:p>
          </table:table-cell>
          <table:table-cell office:value-type="string">
            <text:p>2/26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</text:p>
          </table:table-cell>
          <table:table-cell office:value-type="string">
            <text:p>Szöllössy</text:p>
          </table:table-cell>
          <table:table-cell office:value-type="string">
            <text:p>SzollossyKata@dodgit.com</text:p>
          </table:table-cell>
          <table:table-cell office:value-type="string">
            <text:p>5/13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ana</text:p>
          </table:table-cell>
          <table:table-cell office:value-type="string">
            <text:p>Sanchez</text:p>
          </table:table-cell>
          <table:table-cell office:value-type="string">
            <text:p>ShanaDSanchez@mailinator.com</text:p>
          </table:table-cell>
          <table:table-cell office:value-type="string">
            <text:p>5/25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ard</text:p>
          </table:table-cell>
          <table:table-cell office:value-type="string">
            <text:p>Morgan</text:p>
          </table:table-cell>
          <table:table-cell office:value-type="string">
            <text:p>WillardLMorgan@dodgit.com</text:p>
          </table:table-cell>
          <table:table-cell office:value-type="string">
            <text:p>4/4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yrtle</text:p>
          </table:table-cell>
          <table:table-cell office:value-type="string">
            <text:p>McArdle</text:p>
          </table:table-cell>
          <table:table-cell office:value-type="string">
            <text:p>MyrtleBMcArdle@pookmail.com</text:p>
          </table:table-cell>
          <table:table-cell office:value-type="string">
            <text:p>10/28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nda</text:p>
          </table:table-cell>
          <table:table-cell office:value-type="string">
            <text:p>Ellis</text:p>
          </table:table-cell>
          <table:table-cell office:value-type="string">
            <text:p>LindaREllis@pookmail.com</text:p>
          </table:table-cell>
          <table:table-cell office:value-type="string">
            <text:p>12/10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domér</text:p>
          </table:table-cell>
          <table:table-cell office:value-type="string">
            <text:p>Szekeres</text:p>
          </table:table-cell>
          <table:table-cell office:value-type="string">
            <text:p>SzekeresRadomer@pookmail.com</text:p>
          </table:table-cell>
          <table:table-cell office:value-type="string">
            <text:p>8/1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bert</text:p>
          </table:table-cell>
          <table:table-cell office:value-type="string">
            <text:p>Berki</text:p>
          </table:table-cell>
          <table:table-cell office:value-type="string">
            <text:p>BerkiAlbert@dodgit.com</text:p>
          </table:table-cell>
          <table:table-cell office:value-type="string">
            <text:p>8/3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inn</text:p>
          </table:table-cell>
          <table:table-cell office:value-type="string">
            <text:p>Powell</text:p>
          </table:table-cell>
          <table:table-cell office:value-type="string">
            <text:p>FinnPowell@spambob.com</text:p>
          </table:table-cell>
          <table:table-cell office:value-type="string">
            <text:p>2/24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vente</text:p>
          </table:table-cell>
          <table:table-cell office:value-type="string">
            <text:p>Bányay</text:p>
          </table:table-cell>
          <table:table-cell office:value-type="string">
            <text:p>BanyayLevente@trashymail.com</text:p>
          </table:table-cell>
          <table:table-cell office:value-type="string">
            <text:p>10/31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Pálffy</text:p>
          </table:table-cell>
          <table:table-cell office:value-type="string">
            <text:p>PalffyAlex@trashymail.com</text:p>
          </table:table-cell>
          <table:table-cell office:value-type="string">
            <text:p>8/14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kye</text:p>
          </table:table-cell>
          <table:table-cell office:value-type="string">
            <text:p>Jauncey</text:p>
          </table:table-cell>
          <table:table-cell office:value-type="string">
            <text:p>SkyeJauncey@spambob.com</text:p>
          </table:table-cell>
          <table:table-cell office:value-type="string">
            <text:p>12/10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ra</text:p>
          </table:table-cell>
          <table:table-cell office:value-type="string">
            <text:p>Fielder</text:p>
          </table:table-cell>
          <table:table-cell office:value-type="string">
            <text:p>LaraFielder@trashymail.com</text:p>
          </table:table-cell>
          <table:table-cell office:value-type="string">
            <text:p>11/1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ison</text:p>
          </table:table-cell>
          <table:table-cell office:value-type="string">
            <text:p>Maddocks</text:p>
          </table:table-cell>
          <table:table-cell office:value-type="string">
            <text:p>MadisonMaddocks@mailinator.com</text:p>
          </table:table-cell>
          <table:table-cell office:value-type="string">
            <text:p>4/21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ssie</text:p>
          </table:table-cell>
          <table:table-cell office:value-type="string">
            <text:p>Sargent</text:p>
          </table:table-cell>
          <table:table-cell office:value-type="string">
            <text:p>BessieBSargent@trashymail.com</text:p>
          </table:table-cell>
          <table:table-cell office:value-type="string">
            <text:p>1/25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k</text:p>
          </table:table-cell>
          <table:table-cell office:value-type="string">
            <text:p>Gyarmathy</text:p>
          </table:table-cell>
          <table:table-cell office:value-type="string">
            <text:p>GyarmathyPatrik@spambob.com</text:p>
          </table:table-cell>
          <table:table-cell office:value-type="string">
            <text:p>2/2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well</text:p>
          </table:table-cell>
          <table:table-cell office:value-type="string">
            <text:p>Shumaker</text:p>
          </table:table-cell>
          <table:table-cell office:value-type="string">
            <text:p>LowellRShumaker@spambob.com</text:p>
          </table:table-cell>
          <table:table-cell office:value-type="string">
            <text:p>7/31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ber</text:p>
          </table:table-cell>
          <table:table-cell office:value-type="string">
            <text:p>Gabriel</text:p>
          </table:table-cell>
          <table:table-cell office:value-type="string">
            <text:p>AmberGabriel@dodgit.com</text:p>
          </table:table-cell>
          <table:table-cell office:value-type="string">
            <text:p>7/31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nty</text:p>
          </table:table-cell>
          <table:table-cell office:value-type="string">
            <text:p>Foster</text:p>
          </table:table-cell>
          <table:table-cell office:value-type="string">
            <text:p>MontyRFoster@pookmail.com</text:p>
          </table:table-cell>
          <table:table-cell office:value-type="string">
            <text:p>1/18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kard</text:p>
          </table:table-cell>
          <table:table-cell office:value-type="string">
            <text:p>Keresztes</text:p>
          </table:table-cell>
          <table:table-cell office:value-type="string">
            <text:p>KeresztesRikard@trashymail.com</text:p>
          </table:table-cell>
          <table:table-cell office:value-type="string">
            <text:p>9/14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lcsa</text:p>
          </table:table-cell>
          <table:table-cell office:value-type="string">
            <text:p>Cseh</text:p>
          </table:table-cell>
          <table:table-cell office:value-type="string">
            <text:p>CsehJulcsa@spambob.com</text:p>
          </table:table-cell>
          <table:table-cell office:value-type="string">
            <text:p>12/11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i</text:p>
          </table:table-cell>
          <table:table-cell office:value-type="string">
            <text:p>St Julian</text:p>
          </table:table-cell>
          <table:table-cell office:value-type="string">
            <text:p>KaiStJulian@spambob.com</text:p>
          </table:table-cell>
          <table:table-cell office:value-type="string">
            <text:p>9/22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nci</text:p>
          </table:table-cell>
          <table:table-cell office:value-type="string">
            <text:p>Vörös</text:p>
          </table:table-cell>
          <table:table-cell office:value-type="string">
            <text:p>VorosLenci@dodgit.com</text:p>
          </table:table-cell>
          <table:table-cell office:value-type="string">
            <text:p>1/19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de</text:p>
          </table:table-cell>
          <table:table-cell office:value-type="string">
            <text:p>Wildman</text:p>
          </table:table-cell>
          <table:table-cell office:value-type="string">
            <text:p>JadeWildman@spambob.com</text:p>
          </table:table-cell>
          <table:table-cell office:value-type="string">
            <text:p>5/13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a</text:p>
          </table:table-cell>
          <table:table-cell office:value-type="string">
            <text:p>Woodriff</text:p>
          </table:table-cell>
          <table:table-cell office:value-type="string">
            <text:p>AmeliaWoodriff@dodgit.com</text:p>
          </table:table-cell>
          <table:table-cell office:value-type="string">
            <text:p>4/6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Mathews</text:p>
          </table:table-cell>
          <table:table-cell office:value-type="string">
            <text:p>MaryCMathews@pookmail.com</text:p>
          </table:table-cell>
          <table:table-cell office:value-type="string">
            <text:p>3/10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õrinc</text:p>
          </table:table-cell>
          <table:table-cell office:value-type="string">
            <text:p>Torma</text:p>
          </table:table-cell>
          <table:table-cell office:value-type="string">
            <text:p>TormaLorinc@trashymail.com</text:p>
          </table:table-cell>
          <table:table-cell office:value-type="string">
            <text:p>2/25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kos</text:p>
          </table:table-cell>
          <table:table-cell office:value-type="string">
            <text:p>Berényi</text:p>
          </table:table-cell>
          <table:table-cell office:value-type="string">
            <text:p>BerenyiAkos@dodgit.com</text:p>
          </table:table-cell>
          <table:table-cell office:value-type="string">
            <text:p>12/14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ranka</text:p>
          </table:table-cell>
          <table:table-cell office:value-type="string">
            <text:p>Simko</text:p>
          </table:table-cell>
          <table:table-cell office:value-type="string">
            <text:p>SimkoAranka@dodgit.com</text:p>
          </table:table-cell>
          <table:table-cell office:value-type="string">
            <text:p>5/15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en</text:p>
          </table:table-cell>
          <table:table-cell office:value-type="string">
            <text:p>Virtue</text:p>
          </table:table-cell>
          <table:table-cell office:value-type="string">
            <text:p>LaurenVirtue@spambob.com</text:p>
          </table:table-cell>
          <table:table-cell office:value-type="string">
            <text:p>6/7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Bussau</text:p>
          </table:table-cell>
          <table:table-cell office:value-type="string">
            <text:p>CallumBussau@spambob.com</text:p>
          </table:table-cell>
          <table:table-cell office:value-type="string">
            <text:p>5/31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ndra</text:p>
          </table:table-cell>
          <table:table-cell office:value-type="string">
            <text:p>Papp</text:p>
          </table:table-cell>
          <table:table-cell office:value-type="string">
            <text:p>PappAlexandra@dodgit.com</text:p>
          </table:table-cell>
          <table:table-cell office:value-type="string">
            <text:p>12/19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da</text:p>
          </table:table-cell>
          <table:table-cell office:value-type="string">
            <text:p>Rogers</text:p>
          </table:table-cell>
          <table:table-cell office:value-type="string">
            <text:p>AdaFRogers@pookmail.com</text:p>
          </table:table-cell>
          <table:table-cell office:value-type="string">
            <text:p>3/3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ige</text:p>
          </table:table-cell>
          <table:table-cell office:value-type="string">
            <text:p>Arnold</text:p>
          </table:table-cell>
          <table:table-cell office:value-type="string">
            <text:p>PaigeArnold@dodgit.com</text:p>
          </table:table-cell>
          <table:table-cell office:value-type="string">
            <text:p>12/1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chlan</text:p>
          </table:table-cell>
          <table:table-cell office:value-type="string">
            <text:p>Cousin</text:p>
          </table:table-cell>
          <table:table-cell office:value-type="string">
            <text:p>LachlanCousin@spambob.com</text:p>
          </table:table-cell>
          <table:table-cell office:value-type="string">
            <text:p>7/26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stin</text:p>
          </table:table-cell>
          <table:table-cell office:value-type="string">
            <text:p>Devaney</text:p>
          </table:table-cell>
          <table:table-cell office:value-type="string">
            <text:p>JustinKDevaney@mailinator.com</text:p>
          </table:table-cell>
          <table:table-cell office:value-type="string">
            <text:p>5/21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</text:p>
          </table:table-cell>
          <table:table-cell office:value-type="string">
            <text:p>Clare</text:p>
          </table:table-cell>
          <table:table-cell office:value-type="string">
            <text:p>RoseClare@dodgit.com</text:p>
          </table:table-cell>
          <table:table-cell office:value-type="string">
            <text:p>2/4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nnie</text:p>
          </table:table-cell>
          <table:table-cell office:value-type="string">
            <text:p>Poynter</text:p>
          </table:table-cell>
          <table:table-cell office:value-type="string">
            <text:p>NannieLPoynter@dodgit.com</text:p>
          </table:table-cell>
          <table:table-cell office:value-type="string">
            <text:p>6/24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ck</text:p>
          </table:table-cell>
          <table:table-cell office:value-type="string">
            <text:p>Keogh</text:p>
          </table:table-cell>
          <table:table-cell office:value-type="string">
            <text:p>BrockKeogh@pookmail.com</text:p>
          </table:table-cell>
          <table:table-cell office:value-type="string">
            <text:p>4/7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us</text:p>
          </table:table-cell>
          <table:table-cell office:value-type="string">
            <text:p>Cross</text:p>
          </table:table-cell>
          <table:table-cell office:value-type="string">
            <text:p>JesusPCross@pookmail.com</text:p>
          </table:table-cell>
          <table:table-cell office:value-type="string">
            <text:p>8/3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a Zsa</text:p>
          </table:table-cell>
          <table:table-cell office:value-type="string">
            <text:p>Bányay</text:p>
          </table:table-cell>
          <table:table-cell office:value-type="string">
            <text:p>BanyayZsaZsa@spambob.com</text:p>
          </table:table-cell>
          <table:table-cell office:value-type="string">
            <text:p>11/27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</text:p>
          </table:table-cell>
          <table:table-cell office:value-type="string">
            <text:p>Agnew</text:p>
          </table:table-cell>
          <table:table-cell office:value-type="string">
            <text:p>JackMAgnew@trashymail.com</text:p>
          </table:table-cell>
          <table:table-cell office:value-type="string">
            <text:p>2/9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ck</text:p>
          </table:table-cell>
          <table:table-cell office:value-type="string">
            <text:p>McLellan</text:p>
          </table:table-cell>
          <table:table-cell office:value-type="string">
            <text:p>BrockMcLellan@trashymail.com</text:p>
          </table:table-cell>
          <table:table-cell office:value-type="string">
            <text:p>12/31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ik</text:p>
          </table:table-cell>
          <table:table-cell office:value-type="string">
            <text:p>Gelencsér</text:p>
          </table:table-cell>
          <table:table-cell office:value-type="string">
            <text:p>GelencserErik@spambob.com</text:p>
          </table:table-cell>
          <table:table-cell office:value-type="string">
            <text:p>7/1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Brabyn</text:p>
          </table:table-cell>
          <table:table-cell office:value-type="string">
            <text:p>MarcusBrabyn@spambob.com</text:p>
          </table:table-cell>
          <table:table-cell office:value-type="string">
            <text:p>11/1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ka</text:p>
          </table:table-cell>
          <table:table-cell office:value-type="string">
            <text:p>Pethő</text:p>
          </table:table-cell>
          <table:table-cell office:value-type="string">
            <text:p>PethoRebeka@trashymail.com</text:p>
          </table:table-cell>
          <table:table-cell office:value-type="string">
            <text:p>7/12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Kauffman</text:p>
          </table:table-cell>
          <table:table-cell office:value-type="string">
            <text:p>JamesZKauffman@spambob.com</text:p>
          </table:table-cell>
          <table:table-cell office:value-type="string">
            <text:p>2/24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renke</text:p>
          </table:table-cell>
          <table:table-cell office:value-type="string">
            <text:p>Baán</text:p>
          </table:table-cell>
          <table:table-cell office:value-type="string">
            <text:p>BaanIrenke@trashymail.com</text:p>
          </table:table-cell>
          <table:table-cell office:value-type="string">
            <text:p>12/9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berly</text:p>
          </table:table-cell>
          <table:table-cell office:value-type="string">
            <text:p>Schnell</text:p>
          </table:table-cell>
          <table:table-cell office:value-type="string">
            <text:p>KimberlyJSchnell@pookmail.com</text:p>
          </table:table-cell>
          <table:table-cell office:value-type="string">
            <text:p>10/7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ndra</text:p>
          </table:table-cell>
          <table:table-cell office:value-type="string">
            <text:p>Woodriff</text:p>
          </table:table-cell>
          <table:table-cell office:value-type="string">
            <text:p>AlexandraWoodriff@trashymail.com</text:p>
          </table:table-cell>
          <table:table-cell office:value-type="string">
            <text:p>3/29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stin</text:p>
          </table:table-cell>
          <table:table-cell office:value-type="string">
            <text:p>Tierney</text:p>
          </table:table-cell>
          <table:table-cell office:value-type="string">
            <text:p>JustinTierney@dodgit.com</text:p>
          </table:table-cell>
          <table:table-cell office:value-type="string">
            <text:p>11/6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Berger</text:p>
          </table:table-cell>
          <table:table-cell office:value-type="string">
            <text:p>SandraPBerger@trashymail.com</text:p>
          </table:table-cell>
          <table:table-cell office:value-type="string">
            <text:p>10/27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anciska</text:p>
          </table:table-cell>
          <table:table-cell office:value-type="string">
            <text:p>Varga</text:p>
          </table:table-cell>
          <table:table-cell office:value-type="string">
            <text:p>VargaFranciska@spambob.com</text:p>
          </table:table-cell>
          <table:table-cell office:value-type="string">
            <text:p>11/13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kayla</text:p>
          </table:table-cell>
          <table:table-cell office:value-type="string">
            <text:p>Vaughan</text:p>
          </table:table-cell>
          <table:table-cell office:value-type="string">
            <text:p>MakaylaVaughan@spambob.com</text:p>
          </table:table-cell>
          <table:table-cell office:value-type="string">
            <text:p>10/15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y</text:p>
          </table:table-cell>
          <table:table-cell office:value-type="string">
            <text:p>Young</text:p>
          </table:table-cell>
          <table:table-cell office:value-type="string">
            <text:p>GaryHYoung@mailinator.com</text:p>
          </table:table-cell>
          <table:table-cell office:value-type="string">
            <text:p>11/17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e</text:p>
          </table:table-cell>
          <table:table-cell office:value-type="string">
            <text:p>Checchi</text:p>
          </table:table-cell>
          <table:table-cell office:value-type="string">
            <text:p>KatieChecchi@dodgit.com</text:p>
          </table:table-cell>
          <table:table-cell office:value-type="string">
            <text:p>4/18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vin</text:p>
          </table:table-cell>
          <table:table-cell office:value-type="string">
            <text:p>Balla</text:p>
          </table:table-cell>
          <table:table-cell office:value-type="string">
            <text:p>BallaKevin@spambob.com</text:p>
          </table:table-cell>
          <table:table-cell office:value-type="string">
            <text:p>3/11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atrix</text:p>
          </table:table-cell>
          <table:table-cell office:value-type="string">
            <text:p>Gyarmati</text:p>
          </table:table-cell>
          <table:table-cell office:value-type="string">
            <text:p>GyarmatiBeatrix@mailinator.com</text:p>
          </table:table-cell>
          <table:table-cell office:value-type="string">
            <text:p>2/13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a</text:p>
          </table:table-cell>
          <table:table-cell office:value-type="string">
            <text:p>Szölős</text:p>
          </table:table-cell>
          <table:table-cell office:value-type="string">
            <text:p>SzolosEma@trashymail.com</text:p>
          </table:table-cell>
          <table:table-cell office:value-type="string">
            <text:p>2/7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Smith</text:p>
          </table:table-cell>
          <table:table-cell office:value-type="string">
            <text:p>SandraCSmith@mailinator.com</text:p>
          </table:table-cell>
          <table:table-cell office:value-type="string">
            <text:p>10/20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ncoln</text:p>
          </table:table-cell>
          <table:table-cell office:value-type="string">
            <text:p>Coward</text:p>
          </table:table-cell>
          <table:table-cell office:value-type="string">
            <text:p>LincolnCoward@spambob.com</text:p>
          </table:table-cell>
          <table:table-cell office:value-type="string">
            <text:p>5/5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ndy</text:p>
          </table:table-cell>
          <table:table-cell office:value-type="string">
            <text:p>Provencher</text:p>
          </table:table-cell>
          <table:table-cell office:value-type="string">
            <text:p>RandyLProvencher@trashymail.com</text:p>
          </table:table-cell>
          <table:table-cell office:value-type="string">
            <text:p>10/19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lley</text:p>
          </table:table-cell>
          <table:table-cell office:value-type="string">
            <text:p>Law</text:p>
          </table:table-cell>
          <table:table-cell office:value-type="string">
            <text:p>KelleyTLaw@mailinator.com</text:p>
          </table:table-cell>
          <table:table-cell office:value-type="string">
            <text:p>12/11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tin</text:p>
          </table:table-cell>
          <table:table-cell office:value-type="string">
            <text:p>Győrfi</text:p>
          </table:table-cell>
          <table:table-cell office:value-type="string">
            <text:p>GyorfiMartin@pookmail.com</text:p>
          </table:table-cell>
          <table:table-cell office:value-type="string">
            <text:p>2/26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fia</text:p>
          </table:table-cell>
          <table:table-cell office:value-type="string">
            <text:p>Sweeney</text:p>
          </table:table-cell>
          <table:table-cell office:value-type="string">
            <text:p>SofiaMSweeney@trashymail.com</text:p>
          </table:table-cell>
          <table:table-cell office:value-type="string">
            <text:p>9/30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scar</text:p>
          </table:table-cell>
          <table:table-cell office:value-type="string">
            <text:p>Bull</text:p>
          </table:table-cell>
          <table:table-cell office:value-type="string">
            <text:p>OscarBull@spambob.com</text:p>
          </table:table-cell>
          <table:table-cell office:value-type="string">
            <text:p>10/19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er</text:p>
          </table:table-cell>
          <table:table-cell office:value-type="string">
            <text:p>Birtles</text:p>
          </table:table-cell>
          <table:table-cell office:value-type="string">
            <text:p>ArcherBirtles@mailinator.com</text:p>
          </table:table-cell>
          <table:table-cell office:value-type="string">
            <text:p>3/2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Holiman</text:p>
          </table:table-cell>
          <table:table-cell office:value-type="string">
            <text:p>RichardGHoliman@spambob.com</text:p>
          </table:table-cell>
          <table:table-cell office:value-type="string">
            <text:p>3/27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McDonell</text:p>
          </table:table-cell>
          <table:table-cell office:value-type="string">
            <text:p>AnnaMcDonell@mailinator.com</text:p>
          </table:table-cell>
          <table:table-cell office:value-type="string">
            <text:p>7/12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</text:p>
          </table:table-cell>
          <table:table-cell office:value-type="string">
            <text:p>Cruz</text:p>
          </table:table-cell>
          <table:table-cell office:value-type="string">
            <text:p>JosePCruz@pookmail.com</text:p>
          </table:table-cell>
          <table:table-cell office:value-type="string">
            <text:p>7/23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onard</text:p>
          </table:table-cell>
          <table:table-cell office:value-type="string">
            <text:p>Lamb</text:p>
          </table:table-cell>
          <table:table-cell office:value-type="string">
            <text:p>LeonardSLamb@dodgit.com</text:p>
          </table:table-cell>
          <table:table-cell office:value-type="string">
            <text:p>11/17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zes</text:p>
          </table:table-cell>
          <table:table-cell office:value-type="string">
            <text:p>Somogyi</text:p>
          </table:table-cell>
          <table:table-cell office:value-type="string">
            <text:p>SomogyiMozes@spambob.com</text:p>
          </table:table-cell>
          <table:table-cell office:value-type="string">
            <text:p>5/9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ldred</text:p>
          </table:table-cell>
          <table:table-cell office:value-type="string">
            <text:p>White</text:p>
          </table:table-cell>
          <table:table-cell office:value-type="string">
            <text:p>MildredPWhite@dodgit.com</text:p>
          </table:table-cell>
          <table:table-cell office:value-type="string">
            <text:p>12/16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nát</text:p>
          </table:table-cell>
          <table:table-cell office:value-type="string">
            <text:p>Horváth</text:p>
          </table:table-cell>
          <table:table-cell office:value-type="string">
            <text:p>HorvathDonat@trashymail.com</text:p>
          </table:table-cell>
          <table:table-cell office:value-type="string">
            <text:p>6/18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raig</text:p>
          </table:table-cell>
          <table:table-cell office:value-type="string">
            <text:p>Kunz</text:p>
          </table:table-cell>
          <table:table-cell office:value-type="string">
            <text:p>CraigEKunz@pookmail.com</text:p>
          </table:table-cell>
          <table:table-cell office:value-type="string">
            <text:p>9/7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pencer</text:p>
          </table:table-cell>
          <table:table-cell office:value-type="string">
            <text:p>Goldfinch</text:p>
          </table:table-cell>
          <table:table-cell office:value-type="string">
            <text:p>SpencerGoldfinch@trashymail.com</text:p>
          </table:table-cell>
          <table:table-cell office:value-type="string">
            <text:p>6/20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rri</text:p>
          </table:table-cell>
          <table:table-cell office:value-type="string">
            <text:p>Murphy</text:p>
          </table:table-cell>
          <table:table-cell office:value-type="string">
            <text:p>KerriMMurphy@mailinator.com</text:p>
          </table:table-cell>
          <table:table-cell office:value-type="string">
            <text:p>8/20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i</text:p>
          </table:table-cell>
          <table:table-cell office:value-type="string">
            <text:p>Cardwell</text:p>
          </table:table-cell>
          <table:table-cell office:value-type="string">
            <text:p>KaiCardwell@spambob.com</text:p>
          </table:table-cell>
          <table:table-cell office:value-type="string">
            <text:p>3/4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sa</text:p>
          </table:table-cell>
          <table:table-cell office:value-type="string">
            <text:p>Smock</text:p>
          </table:table-cell>
          <table:table-cell office:value-type="string">
            <text:p>LisaRSmock@trashymail.com</text:p>
          </table:table-cell>
          <table:table-cell office:value-type="string">
            <text:p>5/16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uel</text:p>
          </table:table-cell>
          <table:table-cell office:value-type="string">
            <text:p>Robertson</text:p>
          </table:table-cell>
          <table:table-cell office:value-type="string">
            <text:p>SamuelDRobertson@dodgit.com</text:p>
          </table:table-cell>
          <table:table-cell office:value-type="string">
            <text:p>7/9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cqueline</text:p>
          </table:table-cell>
          <table:table-cell office:value-type="string">
            <text:p>Wright</text:p>
          </table:table-cell>
          <table:table-cell office:value-type="string">
            <text:p>JacquelineRWright@pookmail.com</text:p>
          </table:table-cell>
          <table:table-cell office:value-type="string">
            <text:p>11/24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en</text:p>
          </table:table-cell>
          <table:table-cell office:value-type="string">
            <text:p>Lampe</text:p>
          </table:table-cell>
          <table:table-cell office:value-type="string">
            <text:p>AidenLampe@spambob.com</text:p>
          </table:table-cell>
          <table:table-cell office:value-type="string">
            <text:p>7/18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eather</text:p>
          </table:table-cell>
          <table:table-cell office:value-type="string">
            <text:p>Penix</text:p>
          </table:table-cell>
          <table:table-cell office:value-type="string">
            <text:p>HeatherTPenix@dodgit.com</text:p>
          </table:table-cell>
          <table:table-cell office:value-type="string">
            <text:p>1/21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oémi</text:p>
          </table:table-cell>
          <table:table-cell office:value-type="string">
            <text:p>Szőllőssi</text:p>
          </table:table-cell>
          <table:table-cell office:value-type="string">
            <text:p>SzollossiNoemi@pookmail.com</text:p>
          </table:table-cell>
          <table:table-cell office:value-type="string">
            <text:p>11/6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Mathis</text:p>
          </table:table-cell>
          <table:table-cell office:value-type="string">
            <text:p>MaryGMathis@pookmail.com</text:p>
          </table:table-cell>
          <table:table-cell office:value-type="string">
            <text:p>3/15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au</text:p>
          </table:table-cell>
          <table:table-cell office:value-type="string">
            <text:p>Bolliger</text:p>
          </table:table-cell>
          <table:table-cell office:value-type="string">
            <text:p>BeauBolliger@spambob.com</text:p>
          </table:table-cell>
          <table:table-cell office:value-type="string">
            <text:p>3/20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sala</text:p>
          </table:table-cell>
          <table:table-cell office:value-type="string">
            <text:p>Jónás</text:p>
          </table:table-cell>
          <table:table-cell office:value-type="string">
            <text:p>JonasBorsala@dodgit.com</text:p>
          </table:table-cell>
          <table:table-cell office:value-type="string">
            <text:p>8/27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Cox</text:p>
          </table:table-cell>
          <table:table-cell office:value-type="string">
            <text:p>MichaelRCox@spambob.com</text:p>
          </table:table-cell>
          <table:table-cell office:value-type="string">
            <text:p>11/30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tilda</text:p>
          </table:table-cell>
          <table:table-cell office:value-type="string">
            <text:p>Lycett</text:p>
          </table:table-cell>
          <table:table-cell office:value-type="string">
            <text:p>MatildaLycett@pookmail.com</text:p>
          </table:table-cell>
          <table:table-cell office:value-type="string">
            <text:p>9/23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McKillop</text:p>
          </table:table-cell>
          <table:table-cell office:value-type="string">
            <text:p>AnnaMcKillop@trashymail.com</text:p>
          </table:table-cell>
          <table:table-cell office:value-type="string">
            <text:p>7/5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ónika</text:p>
          </table:table-cell>
          <table:table-cell office:value-type="string">
            <text:p>Kósa</text:p>
          </table:table-cell>
          <table:table-cell office:value-type="string">
            <text:p>KosaMonika@pookmail.com</text:p>
          </table:table-cell>
          <table:table-cell office:value-type="string">
            <text:p>12/1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men</text:p>
          </table:table-cell>
          <table:table-cell office:value-type="string">
            <text:p>Gergely</text:p>
          </table:table-cell>
          <table:table-cell office:value-type="string">
            <text:p>GergelyKelemen@dodgit.com</text:p>
          </table:table-cell>
          <table:table-cell office:value-type="string">
            <text:p>8/17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an</text:p>
          </table:table-cell>
          <table:table-cell office:value-type="string">
            <text:p>Solander</text:p>
          </table:table-cell>
          <table:table-cell office:value-type="string">
            <text:p>AidanSolander@pookmail.com</text:p>
          </table:table-cell>
          <table:table-cell office:value-type="string">
            <text:p>11/10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omi</text:p>
          </table:table-cell>
          <table:table-cell office:value-type="string">
            <text:p>Shanklin</text:p>
          </table:table-cell>
          <table:table-cell office:value-type="string">
            <text:p>NaomiAShanklin@trashymail.com</text:p>
          </table:table-cell>
          <table:table-cell office:value-type="string">
            <text:p>2/6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ey</text:p>
          </table:table-cell>
          <table:table-cell office:value-type="string">
            <text:p>Grosse</text:p>
          </table:table-cell>
          <table:table-cell office:value-type="string">
            <text:p>AbbeyGrosse@trashymail.com</text:p>
          </table:table-cell>
          <table:table-cell office:value-type="string">
            <text:p>11/18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deon</text:p>
          </table:table-cell>
          <table:table-cell office:value-type="string">
            <text:p>Szüts</text:p>
          </table:table-cell>
          <table:table-cell office:value-type="string">
            <text:p>SzutsGedeon@mailinator.com</text:p>
          </table:table-cell>
          <table:table-cell office:value-type="string">
            <text:p>4/11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nnor</text:p>
          </table:table-cell>
          <table:table-cell office:value-type="string">
            <text:p>Woodhouse</text:p>
          </table:table-cell>
          <table:table-cell office:value-type="string">
            <text:p>ConnorWoodhouse@dodgit.com</text:p>
          </table:table-cell>
          <table:table-cell office:value-type="string">
            <text:p>3/23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en</text:p>
          </table:table-cell>
          <table:table-cell office:value-type="string">
            <text:p>Skirving</text:p>
          </table:table-cell>
          <table:table-cell office:value-type="string">
            <text:p>EdenSkirving@pookmail.com</text:p>
          </table:table-cell>
          <table:table-cell office:value-type="string">
            <text:p>12/15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thur</text:p>
          </table:table-cell>
          <table:table-cell office:value-type="string">
            <text:p>Hardy</text:p>
          </table:table-cell>
          <table:table-cell office:value-type="string">
            <text:p>ArthurJHardy@pookmail.com</text:p>
          </table:table-cell>
          <table:table-cell office:value-type="string">
            <text:p>11/24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c</text:p>
          </table:table-cell>
          <table:table-cell office:value-type="string">
            <text:p>Marden</text:p>
          </table:table-cell>
          <table:table-cell office:value-type="string">
            <text:p>DominicMarden@trashymail.com</text:p>
          </table:table-cell>
          <table:table-cell office:value-type="string">
            <text:p>9/23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ummer</text:p>
          </table:table-cell>
          <table:table-cell office:value-type="string">
            <text:p>Howell-Price</text:p>
          </table:table-cell>
          <table:table-cell office:value-type="string">
            <text:p>SummerHowell-Price@pookmail.com</text:p>
          </table:table-cell>
          <table:table-cell office:value-type="string">
            <text:p>2/4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</text:p>
          </table:table-cell>
          <table:table-cell office:value-type="string">
            <text:p>Ramirez</text:p>
          </table:table-cell>
          <table:table-cell office:value-type="string">
            <text:p>BenJRamirez@trashymail.com</text:p>
          </table:table-cell>
          <table:table-cell office:value-type="string">
            <text:p>7/31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lmos</text:p>
          </table:table-cell>
          <table:table-cell office:value-type="string">
            <text:p>Kollár</text:p>
          </table:table-cell>
          <table:table-cell office:value-type="string">
            <text:p>KollarVilmos@dodgit.com</text:p>
          </table:table-cell>
          <table:table-cell office:value-type="string">
            <text:p>10/6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eri</text:p>
          </table:table-cell>
          <table:table-cell office:value-type="string">
            <text:p>Hope</text:p>
          </table:table-cell>
          <table:table-cell office:value-type="string">
            <text:p>CheriRHope@spambob.com</text:p>
          </table:table-cell>
          <table:table-cell office:value-type="string">
            <text:p>3/7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dosa</text:p>
          </table:table-cell>
          <table:table-cell office:value-type="string">
            <text:p>Szőllőssi</text:p>
          </table:table-cell>
          <table:table-cell office:value-type="string">
            <text:p>SzollossiKadosa@spambob.com</text:p>
          </table:table-cell>
          <table:table-cell office:value-type="string">
            <text:p>2/2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Toler</text:p>
          </table:table-cell>
          <table:table-cell office:value-type="string">
            <text:p>BettyIToler@trashymail.com</text:p>
          </table:table-cell>
          <table:table-cell office:value-type="string">
            <text:p>3/12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atima</text:p>
          </table:table-cell>
          <table:table-cell office:value-type="string">
            <text:p>Raines</text:p>
          </table:table-cell>
          <table:table-cell office:value-type="string">
            <text:p>FatimaJRaines@mailinator.com</text:p>
          </table:table-cell>
          <table:table-cell office:value-type="string">
            <text:p>11/25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</text:p>
          </table:table-cell>
          <table:table-cell office:value-type="string">
            <text:p>Currie</text:p>
          </table:table-cell>
          <table:table-cell office:value-type="string">
            <text:p>ZacCurrie@mailinator.com</text:p>
          </table:table-cell>
          <table:table-cell office:value-type="string">
            <text:p>1/21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Martin</text:p>
          </table:table-cell>
          <table:table-cell office:value-type="string">
            <text:p>RobertJMartin@dodgit.com</text:p>
          </table:table-cell>
          <table:table-cell office:value-type="string">
            <text:p>1/2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uska</text:p>
          </table:table-cell>
          <table:table-cell office:value-type="string">
            <text:p>Jakab</text:p>
          </table:table-cell>
          <table:table-cell office:value-type="string">
            <text:p>JakabZsuska@dodgit.com</text:p>
          </table:table-cell>
          <table:table-cell office:value-type="string">
            <text:p>6/1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ald</text:p>
          </table:table-cell>
          <table:table-cell office:value-type="string">
            <text:p>Middleton</text:p>
          </table:table-cell>
          <table:table-cell office:value-type="string">
            <text:p>GeraldCMiddleton@pookmail.com</text:p>
          </table:table-cell>
          <table:table-cell office:value-type="string">
            <text:p>11/17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tephanie</text:p>
          </table:table-cell>
          <table:table-cell office:value-type="string">
            <text:p>Abrahams</text:p>
          </table:table-cell>
          <table:table-cell office:value-type="string">
            <text:p>StephanieAbrahams@dodgit.com</text:p>
          </table:table-cell>
          <table:table-cell office:value-type="string">
            <text:p>3/25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Cabrera</text:p>
          </table:table-cell>
          <table:table-cell office:value-type="string">
            <text:p>JohnACabrera@dodgit.com</text:p>
          </table:table-cell>
          <table:table-cell office:value-type="string">
            <text:p>7/16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ily</text:p>
          </table:table-cell>
          <table:table-cell office:value-type="string">
            <text:p>Earnshaw</text:p>
          </table:table-cell>
          <table:table-cell office:value-type="string">
            <text:p>EmilyEarnshaw@mailinator.com</text:p>
          </table:table-cell>
          <table:table-cell office:value-type="string">
            <text:p>8/13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Wells</text:p>
          </table:table-cell>
          <table:table-cell office:value-type="string">
            <text:p>MatthewMWells@trashymail.com</text:p>
          </table:table-cell>
          <table:table-cell office:value-type="string">
            <text:p>1/18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jmund</text:p>
          </table:table-cell>
          <table:table-cell office:value-type="string">
            <text:p>Makkai</text:p>
          </table:table-cell>
          <table:table-cell office:value-type="string">
            <text:p>MakkaiRajmund@spambob.com</text:p>
          </table:table-cell>
          <table:table-cell office:value-type="string">
            <text:p>5/16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cott</text:p>
          </table:table-cell>
          <table:table-cell office:value-type="string">
            <text:p>Totten</text:p>
          </table:table-cell>
          <table:table-cell office:value-type="string">
            <text:p>ScottMTotten@trashymail.com</text:p>
          </table:table-cell>
          <table:table-cell office:value-type="string">
            <text:p>5/31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nie</text:p>
          </table:table-cell>
          <table:table-cell office:value-type="string">
            <text:p>Hudson</text:p>
          </table:table-cell>
          <table:table-cell office:value-type="string">
            <text:p>ManiePHudson@mailinator.com</text:p>
          </table:table-cell>
          <table:table-cell office:value-type="string">
            <text:p>7/12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smine</text:p>
          </table:table-cell>
          <table:table-cell office:value-type="string">
            <text:p>Maas</text:p>
          </table:table-cell>
          <table:table-cell office:value-type="string">
            <text:p>JasmineMaas@spambob.com</text:p>
          </table:table-cell>
          <table:table-cell office:value-type="string">
            <text:p>11/25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Hernandez</text:p>
          </table:table-cell>
          <table:table-cell office:value-type="string">
            <text:p>JamesNHernandez@trashymail.com</text:p>
          </table:table-cell>
          <table:table-cell office:value-type="string">
            <text:p>8/28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asha</text:p>
          </table:table-cell>
          <table:table-cell office:value-type="string">
            <text:p>McCue</text:p>
          </table:table-cell>
          <table:table-cell office:value-type="string">
            <text:p>NatashaPMcCue@dodgit.com</text:p>
          </table:table-cell>
          <table:table-cell office:value-type="string">
            <text:p>8/16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gus</text:p>
          </table:table-cell>
          <table:table-cell office:value-type="string">
            <text:p>Sorlie</text:p>
          </table:table-cell>
          <table:table-cell office:value-type="string">
            <text:p>AngusSorlie@pookmail.com</text:p>
          </table:table-cell>
          <table:table-cell office:value-type="string">
            <text:p>5/8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ladys</text:p>
          </table:table-cell>
          <table:table-cell office:value-type="string">
            <text:p>Rivera</text:p>
          </table:table-cell>
          <table:table-cell office:value-type="string">
            <text:p>GladysCRivera@mailinator.com</text:p>
          </table:table-cell>
          <table:table-cell office:value-type="string">
            <text:p>10/7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e</text:p>
          </table:table-cell>
          <table:table-cell office:value-type="string">
            <text:p>Rutkowski</text:p>
          </table:table-cell>
          <table:table-cell office:value-type="string">
            <text:p>AnneTRutkowski@spambob.com</text:p>
          </table:table-cell>
          <table:table-cell office:value-type="string">
            <text:p>10/14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Beaurepaire</text:p>
          </table:table-cell>
          <table:table-cell office:value-type="string">
            <text:p>DanielBeaurepaire@pookmail.com</text:p>
          </table:table-cell>
          <table:table-cell office:value-type="string">
            <text:p>10/4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y</text:p>
          </table:table-cell>
          <table:table-cell office:value-type="string">
            <text:p>Shank</text:p>
          </table:table-cell>
          <table:table-cell office:value-type="string">
            <text:p>GaryPShank@trashymail.com</text:p>
          </table:table-cell>
          <table:table-cell office:value-type="string">
            <text:p>1/19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a</text:p>
          </table:table-cell>
          <table:table-cell office:value-type="string">
            <text:p>Harkness</text:p>
          </table:table-cell>
          <table:table-cell office:value-type="string">
            <text:p>MaraPHarkness@pookmail.com</text:p>
          </table:table-cell>
          <table:table-cell office:value-type="string">
            <text:p>4/26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udia</text:p>
          </table:table-cell>
          <table:table-cell office:value-type="string">
            <text:p>Chase</text:p>
          </table:table-cell>
          <table:table-cell office:value-type="string">
            <text:p>ClaudiaJChase@spambob.com</text:p>
          </table:table-cell>
          <table:table-cell office:value-type="string">
            <text:p>7/26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la</text:p>
          </table:table-cell>
          <table:table-cell office:value-type="string">
            <text:p>Bencze</text:p>
          </table:table-cell>
          <table:table-cell office:value-type="string">
            <text:p>BenczeBela@mailinator.com</text:p>
          </table:table-cell>
          <table:table-cell office:value-type="string">
            <text:p>12/28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Brackett</text:p>
          </table:table-cell>
          <table:table-cell office:value-type="string">
            <text:p>RobertDBrackett@dodgit.com</text:p>
          </table:table-cell>
          <table:table-cell office:value-type="string">
            <text:p>5/12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lda</text:p>
          </table:table-cell>
          <table:table-cell office:value-type="string">
            <text:p>McKinney</text:p>
          </table:table-cell>
          <table:table-cell office:value-type="string">
            <text:p>IldaJMcKinney@dodgit.com</text:p>
          </table:table-cell>
          <table:table-cell office:value-type="string">
            <text:p>6/25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zsi</text:p>
          </table:table-cell>
          <table:table-cell office:value-type="string">
            <text:p>Császár</text:p>
          </table:table-cell>
          <table:table-cell office:value-type="string">
            <text:p>CsaszarErzsi@dodgit.com</text:p>
          </table:table-cell>
          <table:table-cell office:value-type="string">
            <text:p>4/12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ynthia</text:p>
          </table:table-cell>
          <table:table-cell office:value-type="string">
            <text:p>Carmona</text:p>
          </table:table-cell>
          <table:table-cell office:value-type="string">
            <text:p>CynthiaDCarmona@trashymail.com</text:p>
          </table:table-cell>
          <table:table-cell office:value-type="string">
            <text:p>3/12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éter</text:p>
          </table:table-cell>
          <table:table-cell office:value-type="string">
            <text:p>Mátyás</text:p>
          </table:table-cell>
          <table:table-cell office:value-type="string">
            <text:p>MatyasPeter@dodgit.com</text:p>
          </table:table-cell>
          <table:table-cell office:value-type="string">
            <text:p>2/21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ith</text:p>
          </table:table-cell>
          <table:table-cell office:value-type="string">
            <text:p>Barrett</text:p>
          </table:table-cell>
          <table:table-cell office:value-type="string">
            <text:p>KeithKBarrett@pookmail.com</text:p>
          </table:table-cell>
          <table:table-cell office:value-type="string">
            <text:p>7/20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mela</text:p>
          </table:table-cell>
          <table:table-cell office:value-type="string">
            <text:p>Edler</text:p>
          </table:table-cell>
          <table:table-cell office:value-type="string">
            <text:p>PamelaTEdler@spambob.com</text:p>
          </table:table-cell>
          <table:table-cell office:value-type="string">
            <text:p>11/14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mantha</text:p>
          </table:table-cell>
          <table:table-cell office:value-type="string">
            <text:p>Kelliher</text:p>
          </table:table-cell>
          <table:table-cell office:value-type="string">
            <text:p>SamanthaKelliher@dodgit.com</text:p>
          </table:table-cell>
          <table:table-cell office:value-type="string">
            <text:p>11/6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ily</text:p>
          </table:table-cell>
          <table:table-cell office:value-type="string">
            <text:p>Magoffin</text:p>
          </table:table-cell>
          <table:table-cell office:value-type="string">
            <text:p>EmilyMagoffin@dodgit.com</text:p>
          </table:table-cell>
          <table:table-cell office:value-type="string">
            <text:p>5/14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Moua</text:p>
          </table:table-cell>
          <table:table-cell office:value-type="string">
            <text:p>MichaelEMoua@trashymail.com</text:p>
          </table:table-cell>
          <table:table-cell office:value-type="string">
            <text:p>1/16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hany</text:p>
          </table:table-cell>
          <table:table-cell office:value-type="string">
            <text:p>Connor</text:p>
          </table:table-cell>
          <table:table-cell office:value-type="string">
            <text:p>BethanyConnor@mailinator.com</text:p>
          </table:table-cell>
          <table:table-cell office:value-type="string">
            <text:p>3/16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a</text:p>
          </table:table-cell>
          <table:table-cell office:value-type="string">
            <text:p>Bogdán</text:p>
          </table:table-cell>
          <table:table-cell office:value-type="string">
            <text:p>BogdanLilla@pookmail.com</text:p>
          </table:table-cell>
          <table:table-cell office:value-type="string">
            <text:p>11/22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Xavier</text:p>
          </table:table-cell>
          <table:table-cell office:value-type="string">
            <text:p>Cleburne</text:p>
          </table:table-cell>
          <table:table-cell office:value-type="string">
            <text:p>XavierCleburne@mailinator.com</text:p>
          </table:table-cell>
          <table:table-cell office:value-type="string">
            <text:p>6/12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sztrik</text:p>
          </table:table-cell>
          <table:table-cell office:value-type="string">
            <text:p>Galambos</text:p>
          </table:table-cell>
          <table:table-cell office:value-type="string">
            <text:p>GalambosAsztrik@pookmail.com</text:p>
          </table:table-cell>
          <table:table-cell office:value-type="string">
            <text:p>8/1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Birdsell</text:p>
          </table:table-cell>
          <table:table-cell office:value-type="string">
            <text:p>DavidEBirdsell@dodgit.com</text:p>
          </table:table-cell>
          <table:table-cell office:value-type="string">
            <text:p>7/28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sie</text:p>
          </table:table-cell>
          <table:table-cell office:value-type="string">
            <text:p>Riley</text:p>
          </table:table-cell>
          <table:table-cell office:value-type="string">
            <text:p>CharlsieARiley@mailinator.com</text:p>
          </table:table-cell>
          <table:table-cell office:value-type="string">
            <text:p>4/4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Perdue</text:p>
          </table:table-cell>
          <table:table-cell office:value-type="string">
            <text:p>RobertLPerdue@dodgit.com</text:p>
          </table:table-cell>
          <table:table-cell office:value-type="string">
            <text:p>5/15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bie</text:p>
          </table:table-cell>
          <table:table-cell office:value-type="string">
            <text:p>Medlock</text:p>
          </table:table-cell>
          <table:table-cell office:value-type="string">
            <text:p>DebbieJMedlock@pookmail.com</text:p>
          </table:table-cell>
          <table:table-cell office:value-type="string">
            <text:p>9/26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ztián</text:p>
          </table:table-cell>
          <table:table-cell office:value-type="string">
            <text:p>Bodor</text:p>
          </table:table-cell>
          <table:table-cell office:value-type="string">
            <text:p>BodorKrisztian@trashymail.com</text:p>
          </table:table-cell>
          <table:table-cell office:value-type="string">
            <text:p>12/11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race</text:p>
          </table:table-cell>
          <table:table-cell office:value-type="string">
            <text:p>Messenger</text:p>
          </table:table-cell>
          <table:table-cell office:value-type="string">
            <text:p>GraceMessenger@spambob.com</text:p>
          </table:table-cell>
          <table:table-cell office:value-type="string">
            <text:p>11/15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Ellis</text:p>
          </table:table-cell>
          <table:table-cell office:value-type="string">
            <text:p>RichardSEllis@mailinator.com</text:p>
          </table:table-cell>
          <table:table-cell office:value-type="string">
            <text:p>1/6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Barmore</text:p>
          </table:table-cell>
          <table:table-cell office:value-type="string">
            <text:p>JasonLBarmore@mailinator.com</text:p>
          </table:table-cell>
          <table:table-cell office:value-type="string">
            <text:p>6/16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e</text:p>
          </table:table-cell>
          <table:table-cell office:value-type="string">
            <text:p>Stanton</text:p>
          </table:table-cell>
          <table:table-cell office:value-type="string">
            <text:p>AliceStanton@pookmail.com</text:p>
          </table:table-cell>
          <table:table-cell office:value-type="string">
            <text:p>7/30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ian</text:p>
          </table:table-cell>
          <table:table-cell office:value-type="string">
            <text:p>Cowart</text:p>
          </table:table-cell>
          <table:table-cell office:value-type="string">
            <text:p>LillianJCowart@trashymail.com</text:p>
          </table:table-cell>
          <table:table-cell office:value-type="string">
            <text:p>9/5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mando</text:p>
          </table:table-cell>
          <table:table-cell office:value-type="string">
            <text:p>Lopez</text:p>
          </table:table-cell>
          <table:table-cell office:value-type="string">
            <text:p>ArmandoPLopez@trashymail.com</text:p>
          </table:table-cell>
          <table:table-cell office:value-type="string">
            <text:p>8/20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McLeod</text:p>
          </table:table-cell>
          <table:table-cell office:value-type="string">
            <text:p>MaryMcLeod@mailinator.com</text:p>
          </table:table-cell>
          <table:table-cell office:value-type="string">
            <text:p>3/7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race</text:p>
          </table:table-cell>
          <table:table-cell office:value-type="string">
            <text:p>Garrett</text:p>
          </table:table-cell>
          <table:table-cell office:value-type="string">
            <text:p>GraceGarrett@dodgit.com</text:p>
          </table:table-cell>
          <table:table-cell office:value-type="string">
            <text:p>10/24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eb</text:p>
          </table:table-cell>
          <table:table-cell office:value-type="string">
            <text:p>Scerri</text:p>
          </table:table-cell>
          <table:table-cell office:value-type="string">
            <text:p>CalebScerri@spambob.com</text:p>
          </table:table-cell>
          <table:table-cell office:value-type="string">
            <text:p>9/9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ey</text:p>
          </table:table-cell>
          <table:table-cell office:value-type="string">
            <text:p>Keysor</text:p>
          </table:table-cell>
          <table:table-cell office:value-type="string">
            <text:p>AbbeyKeysor@spambob.com</text:p>
          </table:table-cell>
          <table:table-cell office:value-type="string">
            <text:p>7/3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en</text:p>
          </table:table-cell>
          <table:table-cell office:value-type="string">
            <text:p>Rembert</text:p>
          </table:table-cell>
          <table:table-cell office:value-type="string">
            <text:p>EllenJRembert@pookmail.com</text:p>
          </table:table-cell>
          <table:table-cell office:value-type="string">
            <text:p>7/28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hoebe</text:p>
          </table:table-cell>
          <table:table-cell office:value-type="string">
            <text:p>Bindon</text:p>
          </table:table-cell>
          <table:table-cell office:value-type="string">
            <text:p>PhoebeBindon@mailinator.com</text:p>
          </table:table-cell>
          <table:table-cell office:value-type="string">
            <text:p>9/3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nacska</text:p>
          </table:table-cell>
          <table:table-cell office:value-type="string">
            <text:p>Bertha</text:p>
          </table:table-cell>
          <table:table-cell office:value-type="string">
            <text:p>BerthaNinacska@spambob.com</text:p>
          </table:table-cell>
          <table:table-cell office:value-type="string">
            <text:p>9/26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ke</text:p>
          </table:table-cell>
          <table:table-cell office:value-type="string">
            <text:p>Hamilton</text:p>
          </table:table-cell>
          <table:table-cell office:value-type="string">
            <text:p>LukeHamilton@pookmail.com</text:p>
          </table:table-cell>
          <table:table-cell office:value-type="string">
            <text:p>5/2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nci</text:p>
          </table:table-cell>
          <table:table-cell office:value-type="string">
            <text:p>Oláh</text:p>
          </table:table-cell>
          <table:table-cell office:value-type="string">
            <text:p>OlahJenci@mailinator.com</text:p>
          </table:table-cell>
          <table:table-cell office:value-type="string">
            <text:p>1/14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ige</text:p>
          </table:table-cell>
          <table:table-cell office:value-type="string">
            <text:p>McAulay</text:p>
          </table:table-cell>
          <table:table-cell office:value-type="string">
            <text:p>PaigeMcAulay@pookmail.com</text:p>
          </table:table-cell>
          <table:table-cell office:value-type="string">
            <text:p>1/27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ck</text:p>
          </table:table-cell>
          <table:table-cell office:value-type="string">
            <text:p>Maguire</text:p>
          </table:table-cell>
          <table:table-cell office:value-type="string">
            <text:p>BrockMaguire@spambob.com</text:p>
          </table:table-cell>
          <table:table-cell office:value-type="string">
            <text:p>11/2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árkony</text:p>
          </table:table-cell>
          <table:table-cell office:value-type="string">
            <text:p>Gergely</text:p>
          </table:table-cell>
          <table:table-cell office:value-type="string">
            <text:p>GergelyVarkony@trashymail.com</text:p>
          </table:table-cell>
          <table:table-cell office:value-type="string">
            <text:p>6/30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Farrelly</text:p>
          </table:table-cell>
          <table:table-cell office:value-type="string">
            <text:p>CharlesFarrelly@dodgit.com</text:p>
          </table:table-cell>
          <table:table-cell office:value-type="string">
            <text:p>1/27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rnadett</text:p>
          </table:table-cell>
          <table:table-cell office:value-type="string">
            <text:p>Makkay</text:p>
          </table:table-cell>
          <table:table-cell office:value-type="string">
            <text:p>MakkayBernadett@spambob.com</text:p>
          </table:table-cell>
          <table:table-cell office:value-type="string">
            <text:p>4/14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zsenifer</text:p>
          </table:table-cell>
          <table:table-cell office:value-type="string">
            <text:p>Madarász</text:p>
          </table:table-cell>
          <table:table-cell office:value-type="string">
            <text:p>MadaraszDzsenifer@trashymail.com</text:p>
          </table:table-cell>
          <table:table-cell office:value-type="string">
            <text:p>3/26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sa</text:p>
          </table:table-cell>
          <table:table-cell office:value-type="string">
            <text:p>Havas</text:p>
          </table:table-cell>
          <table:table-cell office:value-type="string">
            <text:p>HavasKarsa@dodgit.com</text:p>
          </table:table-cell>
          <table:table-cell office:value-type="string">
            <text:p>8/8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ian</text:p>
          </table:table-cell>
          <table:table-cell office:value-type="string">
            <text:p>Abigail</text:p>
          </table:table-cell>
          <table:table-cell office:value-type="string">
            <text:p>ChristianAbigail@spambob.com</text:p>
          </table:table-cell>
          <table:table-cell office:value-type="string">
            <text:p>6/14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rk</text:p>
          </table:table-cell>
          <table:table-cell office:value-type="string">
            <text:p>Pásztor</text:p>
          </table:table-cell>
          <table:table-cell office:value-type="string">
            <text:p>PasztorMark@spambob.com</text:p>
          </table:table-cell>
          <table:table-cell office:value-type="string">
            <text:p>10/26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per</text:p>
          </table:table-cell>
          <table:table-cell office:value-type="string">
            <text:p>Ridley</text:p>
          </table:table-cell>
          <table:table-cell office:value-type="string">
            <text:p>JasperRidley@pookmail.com</text:p>
          </table:table-cell>
          <table:table-cell office:value-type="string">
            <text:p>5/26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Molle</text:p>
          </table:table-cell>
          <table:table-cell office:value-type="string">
            <text:p>CallumMolle@dodgit.com</text:p>
          </table:table-cell>
          <table:table-cell office:value-type="string">
            <text:p>7/26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an</text:p>
          </table:table-cell>
          <table:table-cell office:value-type="string">
            <text:p>Fullwood</text:p>
          </table:table-cell>
          <table:table-cell office:value-type="string">
            <text:p>DeanFullwood@spambob.com</text:p>
          </table:table-cell>
          <table:table-cell office:value-type="string">
            <text:p>8/3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Ramsay</text:p>
          </table:table-cell>
          <table:table-cell office:value-type="string">
            <text:p>RebeccaRamsay@dodgit.com</text:p>
          </table:table-cell>
          <table:table-cell office:value-type="string">
            <text:p>2/19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Icely</text:p>
          </table:table-cell>
          <table:table-cell office:value-type="string">
            <text:p>TylerIcely@trashymail.com</text:p>
          </table:table-cell>
          <table:table-cell office:value-type="string">
            <text:p>7/3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elen</text:p>
          </table:table-cell>
          <table:table-cell office:value-type="string">
            <text:p>O'Neill</text:p>
          </table:table-cell>
          <table:table-cell office:value-type="string">
            <text:p>HelenJONeill@pookmail.com</text:p>
          </table:table-cell>
          <table:table-cell office:value-type="string">
            <text:p>8/17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iper</text:p>
          </table:table-cell>
          <table:table-cell office:value-type="string">
            <text:p>De Chair</text:p>
          </table:table-cell>
          <table:table-cell office:value-type="string">
            <text:p>PiperDeChair@spambob.com</text:p>
          </table:table-cell>
          <table:table-cell office:value-type="string">
            <text:p>9/7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ana</text:p>
          </table:table-cell>
          <table:table-cell office:value-type="string">
            <text:p>Bogle</text:p>
          </table:table-cell>
          <table:table-cell office:value-type="string">
            <text:p>AlanaBogle@dodgit.com</text:p>
          </table:table-cell>
          <table:table-cell office:value-type="string">
            <text:p>6/2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gan</text:p>
          </table:table-cell>
          <table:table-cell office:value-type="string">
            <text:p>Meekins</text:p>
          </table:table-cell>
          <table:table-cell office:value-type="string">
            <text:p>MeganJMeekins@spambob.com</text:p>
          </table:table-cell>
          <table:table-cell office:value-type="string">
            <text:p>3/5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ka</text:p>
          </table:table-cell>
          <table:table-cell office:value-type="string">
            <text:p>Lackó</text:p>
          </table:table-cell>
          <table:table-cell office:value-type="string">
            <text:p>LackoJanka@dodgit.com</text:p>
          </table:table-cell>
          <table:table-cell office:value-type="string">
            <text:p>1/2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Kong</text:p>
          </table:table-cell>
          <table:table-cell office:value-type="string">
            <text:p>SandraWKong@dodgit.com</text:p>
          </table:table-cell>
          <table:table-cell office:value-type="string">
            <text:p>2/1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ina</text:p>
          </table:table-cell>
          <table:table-cell office:value-type="string">
            <text:p>Murtagh</text:p>
          </table:table-cell>
          <table:table-cell office:value-type="string">
            <text:p>AngelinaMurtagh@pookmail.com</text:p>
          </table:table-cell>
          <table:table-cell office:value-type="string">
            <text:p>4/10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s</text:p>
          </table:table-cell>
          <table:table-cell office:value-type="string">
            <text:p>Asztalos</text:p>
          </table:table-cell>
          <table:table-cell office:value-type="string">
            <text:p>AsztalosTas@mailinator.com</text:p>
          </table:table-cell>
          <table:table-cell office:value-type="string">
            <text:p>5/11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Baker</text:p>
          </table:table-cell>
          <table:table-cell office:value-type="string">
            <text:p>RichardIBaker@trashymail.com</text:p>
          </table:table-cell>
          <table:table-cell office:value-type="string">
            <text:p>6/2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ber</text:p>
          </table:table-cell>
          <table:table-cell office:value-type="string">
            <text:p>Stein</text:p>
          </table:table-cell>
          <table:table-cell office:value-type="string">
            <text:p>AmberEStein@mailinator.com</text:p>
          </table:table-cell>
          <table:table-cell office:value-type="string">
            <text:p>3/14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anett</text:p>
          </table:table-cell>
          <table:table-cell office:value-type="string">
            <text:p>Szőllős</text:p>
          </table:table-cell>
          <table:table-cell office:value-type="string">
            <text:p>SzollosZsanett@mailinator.com</text:p>
          </table:table-cell>
          <table:table-cell office:value-type="string">
            <text:p>9/17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Winn</text:p>
          </table:table-cell>
          <table:table-cell office:value-type="string">
            <text:p>DavidAWinn@pookmail.com</text:p>
          </table:table-cell>
          <table:table-cell office:value-type="string">
            <text:p>8/3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dison</text:p>
          </table:table-cell>
          <table:table-cell office:value-type="string">
            <text:p>Lyster</text:p>
          </table:table-cell>
          <table:table-cell office:value-type="string">
            <text:p>MaddisonLyster@dodgit.com</text:p>
          </table:table-cell>
          <table:table-cell office:value-type="string">
            <text:p>7/17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velle</text:p>
          </table:table-cell>
          <table:table-cell office:value-type="string">
            <text:p>Hanford</text:p>
          </table:table-cell>
          <table:table-cell office:value-type="string">
            <text:p>LavelleCHanford@spambob.com</text:p>
          </table:table-cell>
          <table:table-cell office:value-type="string">
            <text:p>8/29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mand</text:p>
          </table:table-cell>
          <table:table-cell office:value-type="string">
            <text:p>Laczkó</text:p>
          </table:table-cell>
          <table:table-cell office:value-type="string">
            <text:p>LaczkoArmand@mailinator.com</text:p>
          </table:table-cell>
          <table:table-cell office:value-type="string">
            <text:p>11/3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Hocking</text:p>
          </table:table-cell>
          <table:table-cell office:value-type="string">
            <text:p>CallumHocking@dodgit.com</text:p>
          </table:table-cell>
          <table:table-cell office:value-type="string">
            <text:p>3/7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xon</text:p>
          </table:table-cell>
          <table:table-cell office:value-type="string">
            <text:p>Langley</text:p>
          </table:table-cell>
          <table:table-cell office:value-type="string">
            <text:p>JaxonLangley@trashymail.com</text:p>
          </table:table-cell>
          <table:table-cell office:value-type="string">
            <text:p>12/26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a</text:p>
          </table:table-cell>
          <table:table-cell office:value-type="string">
            <text:p>Glew</text:p>
          </table:table-cell>
          <table:table-cell office:value-type="string">
            <text:p>AmeliaGlew@trashymail.com</text:p>
          </table:table-cell>
          <table:table-cell office:value-type="string">
            <text:p>11/7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bor</text:p>
          </table:table-cell>
          <table:table-cell office:value-type="string">
            <text:p>Bagi</text:p>
          </table:table-cell>
          <table:table-cell office:value-type="string">
            <text:p>BagiGabor@spambob.com</text:p>
          </table:table-cell>
          <table:table-cell office:value-type="string">
            <text:p>4/28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ongor</text:p>
          </table:table-cell>
          <table:table-cell office:value-type="string">
            <text:p>Kelemen</text:p>
          </table:table-cell>
          <table:table-cell office:value-type="string">
            <text:p>KelemenCsongor@mailinator.com</text:p>
          </table:table-cell>
          <table:table-cell office:value-type="string">
            <text:p>2/24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nacska</text:p>
          </table:table-cell>
          <table:table-cell office:value-type="string">
            <text:p>Timár</text:p>
          </table:table-cell>
          <table:table-cell office:value-type="string">
            <text:p>TimarNinacska@spambob.com</text:p>
          </table:table-cell>
          <table:table-cell office:value-type="string">
            <text:p>4/21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</text:p>
          </table:table-cell>
          <table:table-cell office:value-type="string">
            <text:p>Mann</text:p>
          </table:table-cell>
          <table:table-cell office:value-type="string">
            <text:p>ZacMann@spambob.com</text:p>
          </table:table-cell>
          <table:table-cell office:value-type="string">
            <text:p>5/10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ward</text:p>
          </table:table-cell>
          <table:table-cell office:value-type="string">
            <text:p>Stow</text:p>
          </table:table-cell>
          <table:table-cell office:value-type="string">
            <text:p>EdwardStow@mailinator.com</text:p>
          </table:table-cell>
          <table:table-cell office:value-type="string">
            <text:p>1/6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deon</text:p>
          </table:table-cell>
          <table:table-cell office:value-type="string">
            <text:p>Bencze</text:p>
          </table:table-cell>
          <table:table-cell office:value-type="string">
            <text:p>BenczeGedeon@pookmail.com</text:p>
          </table:table-cell>
          <table:table-cell office:value-type="string">
            <text:p>3/19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e</text:p>
          </table:table-cell>
          <table:table-cell office:value-type="string">
            <text:p>Snow</text:p>
          </table:table-cell>
          <table:table-cell office:value-type="string">
            <text:p>KatieJSnow@trashymail.com</text:p>
          </table:table-cell>
          <table:table-cell office:value-type="string">
            <text:p>10/19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anna</text:p>
          </table:table-cell>
          <table:table-cell office:value-type="string">
            <text:p>Dalessio</text:p>
          </table:table-cell>
          <table:table-cell office:value-type="string">
            <text:p>LeannaDDalessio@trashymail.com</text:p>
          </table:table-cell>
          <table:table-cell office:value-type="string">
            <text:p>3/16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lsi</text:p>
          </table:table-cell>
          <table:table-cell office:value-type="string">
            <text:p>Vega</text:p>
          </table:table-cell>
          <table:table-cell office:value-type="string">
            <text:p>KelsiVVega@spambob.com</text:p>
          </table:table-cell>
          <table:table-cell office:value-type="string">
            <text:p>2/11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y</text:p>
          </table:table-cell>
          <table:table-cell office:value-type="string">
            <text:p>Soul</text:p>
          </table:table-cell>
          <table:table-cell office:value-type="string">
            <text:p>AbbySoul@mailinator.com</text:p>
          </table:table-cell>
          <table:table-cell office:value-type="string">
            <text:p>4/28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ton</text:p>
          </table:table-cell>
          <table:table-cell office:value-type="string">
            <text:p>Török</text:p>
          </table:table-cell>
          <table:table-cell office:value-type="string">
            <text:p>TorokMarton@pookmail.com</text:p>
          </table:table-cell>
          <table:table-cell office:value-type="string">
            <text:p>11/17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rista</text:p>
          </table:table-cell>
          <table:table-cell office:value-type="string">
            <text:p>Bowie</text:p>
          </table:table-cell>
          <table:table-cell office:value-type="string">
            <text:p>KristaRBowie@mailinator.com</text:p>
          </table:table-cell>
          <table:table-cell office:value-type="string">
            <text:p>11/18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ricz</text:p>
          </table:table-cell>
          <table:table-cell office:value-type="string">
            <text:p>Hoffmann</text:p>
          </table:table-cell>
          <table:table-cell office:value-type="string">
            <text:p>HoffmannMoricz@trashymail.com</text:p>
          </table:table-cell>
          <table:table-cell office:value-type="string">
            <text:p>8/1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an</text:p>
          </table:table-cell>
          <table:table-cell office:value-type="string">
            <text:p>Stone</text:p>
          </table:table-cell>
          <table:table-cell office:value-type="string">
            <text:p>AidanStone@mailinator.com</text:p>
          </table:table-cell>
          <table:table-cell office:value-type="string">
            <text:p>7/22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Henley</text:p>
          </table:table-cell>
          <table:table-cell office:value-type="string">
            <text:p>JacobHenley@pookmail.com</text:p>
          </table:table-cell>
          <table:table-cell office:value-type="string">
            <text:p>11/13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ália</text:p>
          </table:table-cell>
          <table:table-cell office:value-type="string">
            <text:p>Kurucz</text:p>
          </table:table-cell>
          <table:table-cell office:value-type="string">
            <text:p>KuruczNatalia@dodgit.com</text:p>
          </table:table-cell>
          <table:table-cell office:value-type="string">
            <text:p>8/12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rry</text:p>
          </table:table-cell>
          <table:table-cell office:value-type="string">
            <text:p>Chavez</text:p>
          </table:table-cell>
          <table:table-cell office:value-type="string">
            <text:p>LarryGChavez@mailinator.com</text:p>
          </table:table-cell>
          <table:table-cell office:value-type="string">
            <text:p>3/26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son</text:p>
          </table:table-cell>
          <table:table-cell office:value-type="string">
            <text:p>Trout</text:p>
          </table:table-cell>
          <table:table-cell office:value-type="string">
            <text:p>MasonTrout@spambob.com</text:p>
          </table:table-cell>
          <table:table-cell office:value-type="string">
            <text:p>8/26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carlett</text:p>
          </table:table-cell>
          <table:table-cell office:value-type="string">
            <text:p>Loane</text:p>
          </table:table-cell>
          <table:table-cell office:value-type="string">
            <text:p>ScarlettLoane@dodgit.com</text:p>
          </table:table-cell>
          <table:table-cell office:value-type="string">
            <text:p>5/22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alyn</text:p>
          </table:table-cell>
          <table:table-cell office:value-type="string">
            <text:p>Callahan</text:p>
          </table:table-cell>
          <table:table-cell office:value-type="string">
            <text:p>EvalynECallahan@mailinator.com</text:p>
          </table:table-cell>
          <table:table-cell office:value-type="string">
            <text:p>5/1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sz</text:p>
          </table:table-cell>
          <table:table-cell office:value-type="string">
            <text:p>Kovács</text:p>
          </table:table-cell>
          <table:table-cell office:value-type="string">
            <text:p>KovacsAlisz@dodgit.com</text:p>
          </table:table-cell>
          <table:table-cell office:value-type="string">
            <text:p>11/20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ma</text:p>
          </table:table-cell>
          <table:table-cell office:value-type="string">
            <text:p>White</text:p>
          </table:table-cell>
          <table:table-cell office:value-type="string">
            <text:p>EmmaCWhite@trashymail.com</text:p>
          </table:table-cell>
          <table:table-cell office:value-type="string">
            <text:p>10/29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Marie</text:p>
          </table:table-cell>
          <table:table-cell office:value-type="string">
            <text:p>AmyMarie@trashymail.com</text:p>
          </table:table-cell>
          <table:table-cell office:value-type="string">
            <text:p>3/1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degúz</text:p>
          </table:table-cell>
          <table:table-cell office:value-type="string">
            <text:p>Maier</text:p>
          </table:table-cell>
          <table:table-cell office:value-type="string">
            <text:p>MaierBendeguz@pookmail.com</text:p>
          </table:table-cell>
          <table:table-cell office:value-type="string">
            <text:p>5/20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ah</text:p>
          </table:table-cell>
          <table:table-cell office:value-type="string">
            <text:p>Uther</text:p>
          </table:table-cell>
          <table:table-cell office:value-type="string">
            <text:p>LeahUther@trashymail.com</text:p>
          </table:table-cell>
          <table:table-cell office:value-type="string">
            <text:p>4/16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Newman</text:p>
          </table:table-cell>
          <table:table-cell office:value-type="string">
            <text:p>WilliamTNewman@spambob.com</text:p>
          </table:table-cell>
          <table:table-cell office:value-type="string">
            <text:p>7/6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enger</text:p>
          </table:table-cell>
          <table:table-cell office:value-type="string">
            <text:p>Ujvári</text:p>
          </table:table-cell>
          <table:table-cell office:value-type="string">
            <text:p>UjvariCsenger@trashymail.com</text:p>
          </table:table-cell>
          <table:table-cell office:value-type="string">
            <text:p>4/12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hlia</text:p>
          </table:table-cell>
          <table:table-cell office:value-type="string">
            <text:p>Watkin</text:p>
          </table:table-cell>
          <table:table-cell office:value-type="string">
            <text:p>TahliaWatkin@dodgit.com</text:p>
          </table:table-cell>
          <table:table-cell office:value-type="string">
            <text:p>10/1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ászló</text:p>
          </table:table-cell>
          <table:table-cell office:value-type="string">
            <text:p>Harsányi</text:p>
          </table:table-cell>
          <table:table-cell office:value-type="string">
            <text:p>HarsanyiLaszlo@pookmail.com</text:p>
          </table:table-cell>
          <table:table-cell office:value-type="string">
            <text:p>9/14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andon</text:p>
          </table:table-cell>
          <table:table-cell office:value-type="string">
            <text:p>Walker</text:p>
          </table:table-cell>
          <table:table-cell office:value-type="string">
            <text:p>BrandonJWalker@trashymail.com</text:p>
          </table:table-cell>
          <table:table-cell office:value-type="string">
            <text:p>2/23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Fernie</text:p>
          </table:table-cell>
          <table:table-cell office:value-type="string">
            <text:p>JacobFernie@spambob.com</text:p>
          </table:table-cell>
          <table:table-cell office:value-type="string">
            <text:p>6/7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en</text:p>
          </table:table-cell>
          <table:table-cell office:value-type="string">
            <text:p>Crowley</text:p>
          </table:table-cell>
          <table:table-cell office:value-type="string">
            <text:p>EdenCrowley@pookmail.com</text:p>
          </table:table-cell>
          <table:table-cell office:value-type="string">
            <text:p>2/18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ladys</text:p>
          </table:table-cell>
          <table:table-cell office:value-type="string">
            <text:p>Jackson</text:p>
          </table:table-cell>
          <table:table-cell office:value-type="string">
            <text:p>GladysWJackson@spambob.com</text:p>
          </table:table-cell>
          <table:table-cell office:value-type="string">
            <text:p>12/9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ian</text:p>
          </table:table-cell>
          <table:table-cell office:value-type="string">
            <text:p>Edgley</text:p>
          </table:table-cell>
          <table:table-cell office:value-type="string">
            <text:p>ChristianEdgley@pookmail.com</text:p>
          </table:table-cell>
          <table:table-cell office:value-type="string">
            <text:p>6/25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Huddart</text:p>
          </table:table-cell>
          <table:table-cell office:value-type="string">
            <text:p>DanielHuddart@spambob.com</text:p>
          </table:table-cell>
          <table:table-cell office:value-type="string">
            <text:p>5/9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riszta</text:p>
          </table:table-cell>
          <table:table-cell office:value-type="string">
            <text:p>Taar</text:p>
          </table:table-cell>
          <table:table-cell office:value-type="string">
            <text:p>TaarKriszta@dodgit.com</text:p>
          </table:table-cell>
          <table:table-cell office:value-type="string">
            <text:p>12/17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hary</text:p>
          </table:table-cell>
          <table:table-cell office:value-type="string">
            <text:p>Elsea</text:p>
          </table:table-cell>
          <table:table-cell office:value-type="string">
            <text:p>ZacharyAElsea@mailinator.com</text:p>
          </table:table-cell>
          <table:table-cell office:value-type="string">
            <text:p>2/21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Few</text:p>
          </table:table-cell>
          <table:table-cell office:value-type="string">
            <text:p>MatthewJFew@dodgit.com</text:p>
          </table:table-cell>
          <table:table-cell office:value-type="string">
            <text:p>2/13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bert</text:p>
          </table:table-cell>
          <table:table-cell office:value-type="string">
            <text:p>Gochenour</text:p>
          </table:table-cell>
          <table:table-cell office:value-type="string">
            <text:p>WilbertSGochenour@trashymail.com</text:p>
          </table:table-cell>
          <table:table-cell office:value-type="string">
            <text:p>4/11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</text:p>
          </table:table-cell>
          <table:table-cell office:value-type="string">
            <text:p>Goddard</text:p>
          </table:table-cell>
          <table:table-cell office:value-type="string">
            <text:p>ZacGoddard@trashymail.com</text:p>
          </table:table-cell>
          <table:table-cell office:value-type="string">
            <text:p>1/8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ck</text:p>
          </table:table-cell>
          <table:table-cell office:value-type="string">
            <text:p>Cleary</text:p>
          </table:table-cell>
          <table:table-cell office:value-type="string">
            <text:p>BrockCleary@dodgit.com</text:p>
          </table:table-cell>
          <table:table-cell office:value-type="string">
            <text:p>10/17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usan</text:p>
          </table:table-cell>
          <table:table-cell office:value-type="string">
            <text:p>Erb</text:p>
          </table:table-cell>
          <table:table-cell office:value-type="string">
            <text:p>SusanHErb@trashymail.com</text:p>
          </table:table-cell>
          <table:table-cell office:value-type="string">
            <text:p>1/20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kayla</text:p>
          </table:table-cell>
          <table:table-cell office:value-type="string">
            <text:p>Bathurst</text:p>
          </table:table-cell>
          <table:table-cell office:value-type="string">
            <text:p>MikaylaBathurst@mailinator.com</text:p>
          </table:table-cell>
          <table:table-cell office:value-type="string">
            <text:p>7/10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y</text:p>
          </table:table-cell>
          <table:table-cell office:value-type="string">
            <text:p>Bradford</text:p>
          </table:table-cell>
          <table:table-cell office:value-type="string">
            <text:p>GaryMBradford@dodgit.com</text:p>
          </table:table-cell>
          <table:table-cell office:value-type="string">
            <text:p>3/15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men</text:p>
          </table:table-cell>
          <table:table-cell office:value-type="string">
            <text:p>Polach</text:p>
          </table:table-cell>
          <table:table-cell office:value-type="string">
            <text:p>PolachKelemen@mailinator.com</text:p>
          </table:table-cell>
          <table:table-cell office:value-type="string">
            <text:p>3/21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ka</text:p>
          </table:table-cell>
          <table:table-cell office:value-type="string">
            <text:p>Földessi</text:p>
          </table:table-cell>
          <table:table-cell office:value-type="string">
            <text:p>FoldessiJanka@pookmail.com</text:p>
          </table:table-cell>
          <table:table-cell office:value-type="string">
            <text:p>3/8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or</text:p>
          </table:table-cell>
          <table:table-cell office:value-type="string">
            <text:p>Lázár</text:p>
          </table:table-cell>
          <table:table-cell office:value-type="string">
            <text:p>LazarOzor@mailinator.com</text:p>
          </table:table-cell>
          <table:table-cell office:value-type="string">
            <text:p>3/9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ária</text:p>
          </table:table-cell>
          <table:table-cell office:value-type="string">
            <text:p>Fehér</text:p>
          </table:table-cell>
          <table:table-cell office:value-type="string">
            <text:p>FeherMaria@dodgit.com</text:p>
          </table:table-cell>
          <table:table-cell office:value-type="string">
            <text:p>7/15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fia</text:p>
          </table:table-cell>
          <table:table-cell office:value-type="string">
            <text:p>Kershaw</text:p>
          </table:table-cell>
          <table:table-cell office:value-type="string">
            <text:p>SofiaKershaw@pookmail.com</text:p>
          </table:table-cell>
          <table:table-cell office:value-type="string">
            <text:p>6/25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ároly</text:p>
          </table:table-cell>
          <table:table-cell office:value-type="string">
            <text:p>Szász</text:p>
          </table:table-cell>
          <table:table-cell office:value-type="string">
            <text:p>SzaszKaroly@spambob.com</text:p>
          </table:table-cell>
          <table:table-cell office:value-type="string">
            <text:p>9/21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dson</text:p>
          </table:table-cell>
          <table:table-cell office:value-type="string">
            <text:p>Manifold</text:p>
          </table:table-cell>
          <table:table-cell office:value-type="string">
            <text:p>HudsonManifold@mailinator.com</text:p>
          </table:table-cell>
          <table:table-cell office:value-type="string">
            <text:p>10/26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ános</text:p>
          </table:table-cell>
          <table:table-cell office:value-type="string">
            <text:p>Ujvári</text:p>
          </table:table-cell>
          <table:table-cell office:value-type="string">
            <text:p>UjvariJanos@spambob.com</text:p>
          </table:table-cell>
          <table:table-cell office:value-type="string">
            <text:p>6/7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uzsi</text:p>
          </table:table-cell>
          <table:table-cell office:value-type="string">
            <text:p>Nemes</text:p>
          </table:table-cell>
          <table:table-cell office:value-type="string">
            <text:p>NemesZsuzsi@trashymail.com</text:p>
          </table:table-cell>
          <table:table-cell office:value-type="string">
            <text:p>11/26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uce</text:p>
          </table:table-cell>
          <table:table-cell office:value-type="string">
            <text:p>Guthrie</text:p>
          </table:table-cell>
          <table:table-cell office:value-type="string">
            <text:p>BruceDGuthrie@spambob.com</text:p>
          </table:table-cell>
          <table:table-cell office:value-type="string">
            <text:p>2/18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gyer</text:p>
          </table:table-cell>
          <table:table-cell office:value-type="string">
            <text:p>Kállay</text:p>
          </table:table-cell>
          <table:table-cell office:value-type="string">
            <text:p>KallayMegyer@spambob.com</text:p>
          </table:table-cell>
          <table:table-cell office:value-type="string">
            <text:p>1/6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son</text:p>
          </table:table-cell>
          <table:table-cell office:value-type="string">
            <text:p>Robson</text:p>
          </table:table-cell>
          <table:table-cell office:value-type="string">
            <text:p>JacksonRobson@dodgit.com</text:p>
          </table:table-cell>
          <table:table-cell office:value-type="string">
            <text:p>7/21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Rudd</text:p>
          </table:table-cell>
          <table:table-cell office:value-type="string">
            <text:p>SeanRudd@mailinator.com</text:p>
          </table:table-cell>
          <table:table-cell office:value-type="string">
            <text:p>1/13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nielle</text:p>
          </table:table-cell>
          <table:table-cell office:value-type="string">
            <text:p>Schlesinger</text:p>
          </table:table-cell>
          <table:table-cell office:value-type="string">
            <text:p>DanielleMSchlesinger@pookmail.com</text:p>
          </table:table-cell>
          <table:table-cell office:value-type="string">
            <text:p>6/4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Rhea</text:p>
          </table:table-cell>
          <table:table-cell office:value-type="string">
            <text:p>MaryDRhea@spambob.com</text:p>
          </table:table-cell>
          <table:table-cell office:value-type="string">
            <text:p>8/20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lake</text:p>
          </table:table-cell>
          <table:table-cell office:value-type="string">
            <text:p>Rohu</text:p>
          </table:table-cell>
          <table:table-cell office:value-type="string">
            <text:p>BlakeRohu@dodgit.com</text:p>
          </table:table-cell>
          <table:table-cell office:value-type="string">
            <text:p>5/17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bel</text:p>
          </table:table-cell>
          <table:table-cell office:value-type="string">
            <text:p>Bogdán</text:p>
          </table:table-cell>
          <table:table-cell office:value-type="string">
            <text:p>BogdanAbel@mailinator.com</text:p>
          </table:table-cell>
          <table:table-cell office:value-type="string">
            <text:p>8/23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terke</text:p>
          </table:table-cell>
          <table:table-cell office:value-type="string">
            <text:p>Györfi</text:p>
          </table:table-cell>
          <table:table-cell office:value-type="string">
            <text:p>GyorfiPeterke@mailinator.com</text:p>
          </table:table-cell>
          <table:table-cell office:value-type="string">
            <text:p>2/17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i</text:p>
          </table:table-cell>
          <table:table-cell office:value-type="string">
            <text:p>Rácz</text:p>
          </table:table-cell>
          <table:table-cell office:value-type="string">
            <text:p>RaczAgi@pookmail.com</text:p>
          </table:table-cell>
          <table:table-cell office:value-type="string">
            <text:p>10/4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elsea</text:p>
          </table:table-cell>
          <table:table-cell office:value-type="string">
            <text:p>Swan</text:p>
          </table:table-cell>
          <table:table-cell office:value-type="string">
            <text:p>ChelseaSwan@spambob.com</text:p>
          </table:table-cell>
          <table:table-cell office:value-type="string">
            <text:p>12/7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uzsina</text:p>
          </table:table-cell>
          <table:table-cell office:value-type="string">
            <text:p>Kiss</text:p>
          </table:table-cell>
          <table:table-cell office:value-type="string">
            <text:p>KissFruzsina@mailinator.com</text:p>
          </table:table-cell>
          <table:table-cell office:value-type="string">
            <text:p>11/1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a</text:p>
          </table:table-cell>
          <table:table-cell office:value-type="string">
            <text:p>Gáspár</text:p>
          </table:table-cell>
          <table:table-cell office:value-type="string">
            <text:p>GasparGara@pookmail.com</text:p>
          </table:table-cell>
          <table:table-cell office:value-type="string">
            <text:p>3/24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nci</text:p>
          </table:table-cell>
          <table:table-cell office:value-type="string">
            <text:p>Mihály</text:p>
          </table:table-cell>
          <table:table-cell office:value-type="string">
            <text:p>MihalyJenci@mailinator.com</text:p>
          </table:table-cell>
          <table:table-cell office:value-type="string">
            <text:p>8/4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na</text:p>
          </table:table-cell>
          <table:table-cell office:value-type="string">
            <text:p>Quinn</text:p>
          </table:table-cell>
          <table:table-cell office:value-type="string">
            <text:p>ManaBQuinn@mailinator.com</text:p>
          </table:table-cell>
          <table:table-cell office:value-type="string">
            <text:p>12/11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mer</text:p>
          </table:table-cell>
          <table:table-cell office:value-type="string">
            <text:p>Peele</text:p>
          </table:table-cell>
          <table:table-cell office:value-type="string">
            <text:p>ElmerIPeele@pookmail.com</text:p>
          </table:table-cell>
          <table:table-cell office:value-type="string">
            <text:p>4/26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ána</text:p>
          </table:table-cell>
          <table:table-cell office:value-type="string">
            <text:p>Smitt</text:p>
          </table:table-cell>
          <table:table-cell office:value-type="string">
            <text:p>SmittLiliana@dodgit.com</text:p>
          </table:table-cell>
          <table:table-cell office:value-type="string">
            <text:p>6/6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ok</text:p>
          </table:table-cell>
          <table:table-cell office:value-type="string">
            <text:p>Barnes</text:p>
          </table:table-cell>
          <table:table-cell office:value-type="string">
            <text:p>SookFBarnes@spambob.com</text:p>
          </table:table-cell>
          <table:table-cell office:value-type="string">
            <text:p>3/18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illy</text:p>
          </table:table-cell>
          <table:table-cell office:value-type="string">
            <text:p>Gilbert</text:p>
          </table:table-cell>
          <table:table-cell office:value-type="string">
            <text:p>BillyPGilbert@spambob.com</text:p>
          </table:table-cell>
          <table:table-cell office:value-type="string">
            <text:p>7/25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anessza</text:p>
          </table:table-cell>
          <table:table-cell office:value-type="string">
            <text:p>Oláh</text:p>
          </table:table-cell>
          <table:table-cell office:value-type="string">
            <text:p>OlahVanessza@pookmail.com</text:p>
          </table:table-cell>
          <table:table-cell office:value-type="string">
            <text:p>9/2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Jackson</text:p>
          </table:table-cell>
          <table:table-cell office:value-type="string">
            <text:p>DavidSJackson@mailinator.com</text:p>
          </table:table-cell>
          <table:table-cell office:value-type="string">
            <text:p>4/25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rant</text:p>
          </table:table-cell>
          <table:table-cell office:value-type="string">
            <text:p>Sultés</text:p>
          </table:table-cell>
          <table:table-cell office:value-type="string">
            <text:p>SultesLorant@mailinator.com</text:p>
          </table:table-cell>
          <table:table-cell office:value-type="string">
            <text:p>5/29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y</text:p>
          </table:table-cell>
          <table:table-cell office:value-type="string">
            <text:p>Hanson</text:p>
          </table:table-cell>
          <table:table-cell office:value-type="string">
            <text:p>AbbyHanson@spambob.com</text:p>
          </table:table-cell>
          <table:table-cell office:value-type="string">
            <text:p>4/23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nacska</text:p>
          </table:table-cell>
          <table:table-cell office:value-type="string">
            <text:p>Borbás</text:p>
          </table:table-cell>
          <table:table-cell office:value-type="string">
            <text:p>BorbasNinacska@spambob.com</text:p>
          </table:table-cell>
          <table:table-cell office:value-type="string">
            <text:p>9/13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ke</text:p>
          </table:table-cell>
          <table:table-cell office:value-type="string">
            <text:p>Salier</text:p>
          </table:table-cell>
          <table:table-cell office:value-type="string">
            <text:p>JakeSalier@spambob.com</text:p>
          </table:table-cell>
          <table:table-cell office:value-type="string">
            <text:p>2/21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ige</text:p>
          </table:table-cell>
          <table:table-cell office:value-type="string">
            <text:p>Cran</text:p>
          </table:table-cell>
          <table:table-cell office:value-type="string">
            <text:p>PaigeCran@pookmail.com</text:p>
          </table:table-cell>
          <table:table-cell office:value-type="string">
            <text:p>7/7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berli</text:p>
          </table:table-cell>
          <table:table-cell office:value-type="string">
            <text:p>Keaton</text:p>
          </table:table-cell>
          <table:table-cell office:value-type="string">
            <text:p>KimberliAKeaton@trashymail.com</text:p>
          </table:table-cell>
          <table:table-cell office:value-type="string">
            <text:p>6/20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cika</text:p>
          </table:table-cell>
          <table:table-cell office:value-type="string">
            <text:p>Bakó</text:p>
          </table:table-cell>
          <table:table-cell office:value-type="string">
            <text:p>BakoJucika@spambob.com</text:p>
          </table:table-cell>
          <table:table-cell office:value-type="string">
            <text:p>3/24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h</text:p>
          </table:table-cell>
          <table:table-cell office:value-type="string">
            <text:p>Neale</text:p>
          </table:table-cell>
          <table:table-cell office:value-type="string">
            <text:p>SarahNeale@spambob.com</text:p>
          </table:table-cell>
          <table:table-cell office:value-type="string">
            <text:p>9/1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drea</text:p>
          </table:table-cell>
          <table:table-cell office:value-type="string">
            <text:p>Earnest</text:p>
          </table:table-cell>
          <table:table-cell office:value-type="string">
            <text:p>AndreaHEarnest@pookmail.com</text:p>
          </table:table-cell>
          <table:table-cell office:value-type="string">
            <text:p>1/9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Ágnes</text:p>
          </table:table-cell>
          <table:table-cell office:value-type="string">
            <text:p>Szöts</text:p>
          </table:table-cell>
          <table:table-cell office:value-type="string">
            <text:p>SzotsAgnes@spambob.com</text:p>
          </table:table-cell>
          <table:table-cell office:value-type="string">
            <text:p>11/18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m</text:p>
          </table:table-cell>
          <table:table-cell office:value-type="string">
            <text:p>Saranealis</text:p>
          </table:table-cell>
          <table:table-cell office:value-type="string">
            <text:p>MariamSaranealis@mailinator.com</text:p>
          </table:table-cell>
          <table:table-cell office:value-type="string">
            <text:p>11/11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Teel</text:p>
          </table:table-cell>
          <table:table-cell office:value-type="string">
            <text:p>DanielTTeel@spambob.com</text:p>
          </table:table-cell>
          <table:table-cell office:value-type="string">
            <text:p>9/24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eather</text:p>
          </table:table-cell>
          <table:table-cell office:value-type="string">
            <text:p>Falkner</text:p>
          </table:table-cell>
          <table:table-cell office:value-type="string">
            <text:p>HeatherDFalkner@trashymail.com</text:p>
          </table:table-cell>
          <table:table-cell office:value-type="string">
            <text:p>7/18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ymond</text:p>
          </table:table-cell>
          <table:table-cell office:value-type="string">
            <text:p>Barnes</text:p>
          </table:table-cell>
          <table:table-cell office:value-type="string">
            <text:p>RaymondSBarnes@trashymail.com</text:p>
          </table:table-cell>
          <table:table-cell office:value-type="string">
            <text:p>6/6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ianna</text:p>
          </table:table-cell>
          <table:table-cell office:value-type="string">
            <text:p>Smith</text:p>
          </table:table-cell>
          <table:table-cell office:value-type="string">
            <text:p>DiannaDSmith@pookmail.com</text:p>
          </table:table-cell>
          <table:table-cell office:value-type="string">
            <text:p>2/17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th</text:p>
          </table:table-cell>
          <table:table-cell office:value-type="string">
            <text:p>Cross</text:p>
          </table:table-cell>
          <table:table-cell office:value-type="string">
            <text:p>SethCross@pookmail.com</text:p>
          </table:table-cell>
          <table:table-cell office:value-type="string">
            <text:p>12/22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ianna</text:p>
          </table:table-cell>
          <table:table-cell office:value-type="string">
            <text:p>Byrnes</text:p>
          </table:table-cell>
          <table:table-cell office:value-type="string">
            <text:p>BriannaByrnes@pookmail.com</text:p>
          </table:table-cell>
          <table:table-cell office:value-type="string">
            <text:p>12/1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rencz</text:p>
          </table:table-cell>
          <table:table-cell office:value-type="string">
            <text:p>Erdélyi</text:p>
          </table:table-cell>
          <table:table-cell office:value-type="string">
            <text:p>ErdelyiLorencz@spambob.com</text:p>
          </table:table-cell>
          <table:table-cell office:value-type="string">
            <text:p>12/5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Nelson</text:p>
          </table:table-cell>
          <table:table-cell office:value-type="string">
            <text:p>MaryRNelson@trashymail.com</text:p>
          </table:table-cell>
          <table:table-cell office:value-type="string">
            <text:p>3/24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en</text:p>
          </table:table-cell>
          <table:table-cell office:value-type="string">
            <text:p>South</text:p>
          </table:table-cell>
          <table:table-cell office:value-type="string">
            <text:p>LaurenSouth@mailinator.com</text:p>
          </table:table-cell>
          <table:table-cell office:value-type="string">
            <text:p>7/11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a</text:p>
          </table:table-cell>
          <table:table-cell office:value-type="string">
            <text:p>Ives</text:p>
          </table:table-cell>
          <table:table-cell office:value-type="string">
            <text:p>SophiaIves@spambob.com</text:p>
          </table:table-cell>
          <table:table-cell office:value-type="string">
            <text:p>4/20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i</text:p>
          </table:table-cell>
          <table:table-cell office:value-type="string">
            <text:p>Craig</text:p>
          </table:table-cell>
          <table:table-cell office:value-type="string">
            <text:p>AliCraig@spambob.com</text:p>
          </table:table-cell>
          <table:table-cell office:value-type="string">
            <text:p>7/28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in</text:p>
          </table:table-cell>
          <table:table-cell office:value-type="string">
            <text:p>Dove</text:p>
          </table:table-cell>
          <table:table-cell office:value-type="string">
            <text:p>CaitlinDove@mailinator.com</text:p>
          </table:table-cell>
          <table:table-cell office:value-type="string">
            <text:p>7/8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astian</text:p>
          </table:table-cell>
          <table:table-cell office:value-type="string">
            <text:p>Liddell</text:p>
          </table:table-cell>
          <table:table-cell office:value-type="string">
            <text:p>SebastianLiddell@pookmail.com</text:p>
          </table:table-cell>
          <table:table-cell office:value-type="string">
            <text:p>1/5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ckenzie</text:p>
          </table:table-cell>
          <table:table-cell office:value-type="string">
            <text:p>Cadman</text:p>
          </table:table-cell>
          <table:table-cell office:value-type="string">
            <text:p>MackenzieCadman@pookmail.com</text:p>
          </table:table-cell>
          <table:table-cell office:value-type="string">
            <text:p>2/9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edek</text:p>
          </table:table-cell>
          <table:table-cell office:value-type="string">
            <text:p>László</text:p>
          </table:table-cell>
          <table:table-cell office:value-type="string">
            <text:p>LaszloFredek@trashymail.com</text:p>
          </table:table-cell>
          <table:table-cell office:value-type="string">
            <text:p>6/21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vin</text:p>
          </table:table-cell>
          <table:table-cell office:value-type="string">
            <text:p>Herring</text:p>
          </table:table-cell>
          <table:table-cell office:value-type="string">
            <text:p>MarvinDHerring@mailinator.com</text:p>
          </table:table-cell>
          <table:table-cell office:value-type="string">
            <text:p>10/26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scar</text:p>
          </table:table-cell>
          <table:table-cell office:value-type="string">
            <text:p>Percy</text:p>
          </table:table-cell>
          <table:table-cell office:value-type="string">
            <text:p>OscarPercy@dodgit.com</text:p>
          </table:table-cell>
          <table:table-cell office:value-type="string">
            <text:p>11/13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gda</text:p>
          </table:table-cell>
          <table:table-cell office:value-type="string">
            <text:p>Mabry</text:p>
          </table:table-cell>
          <table:table-cell office:value-type="string">
            <text:p>MagdaFMabry@mailinator.com</text:p>
          </table:table-cell>
          <table:table-cell office:value-type="string">
            <text:p>12/30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dön</text:p>
          </table:table-cell>
          <table:table-cell office:value-type="string">
            <text:p>Major</text:p>
          </table:table-cell>
          <table:table-cell office:value-type="string">
            <text:p>MajorOdon@spambob.com</text:p>
          </table:table-cell>
          <table:table-cell office:value-type="string">
            <text:p>2/26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lan</text:p>
          </table:table-cell>
          <table:table-cell office:value-type="string">
            <text:p>Castle</text:p>
          </table:table-cell>
          <table:table-cell office:value-type="string">
            <text:p>AllanDCastle@trashymail.com</text:p>
          </table:table-cell>
          <table:table-cell office:value-type="string">
            <text:p>5/15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y</text:p>
          </table:table-cell>
          <table:table-cell office:value-type="string">
            <text:p>Roth</text:p>
          </table:table-cell>
          <table:table-cell office:value-type="string">
            <text:p>GaryLRoth@spambob.com</text:p>
          </table:table-cell>
          <table:table-cell office:value-type="string">
            <text:p>6/6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szkar</text:p>
          </table:table-cell>
          <table:table-cell office:value-type="string">
            <text:p>Györffi</text:p>
          </table:table-cell>
          <table:table-cell office:value-type="string">
            <text:p>GyorffiOszkar@dodgit.com</text:p>
          </table:table-cell>
          <table:table-cell office:value-type="string">
            <text:p>8/19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Laster</text:p>
          </table:table-cell>
          <table:table-cell office:value-type="string">
            <text:p>DanielCLaster@dodgit.com</text:p>
          </table:table-cell>
          <table:table-cell office:value-type="string">
            <text:p>1/16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Sutton</text:p>
          </table:table-cell>
          <table:table-cell office:value-type="string">
            <text:p>NathanSutton@dodgit.com</text:p>
          </table:table-cell>
          <table:table-cell office:value-type="string">
            <text:p>4/18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Mock</text:p>
          </table:table-cell>
          <table:table-cell office:value-type="string">
            <text:p>CharlesKMock@trashymail.com</text:p>
          </table:table-cell>
          <table:table-cell office:value-type="string">
            <text:p>6/5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Bickersteth</text:p>
          </table:table-cell>
          <table:table-cell office:value-type="string">
            <text:p>LilianBickersteth@trashymail.com</text:p>
          </table:table-cell>
          <table:table-cell office:value-type="string">
            <text:p>1/13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s</text:p>
          </table:table-cell>
          <table:table-cell office:value-type="string">
            <text:p>Paál</text:p>
          </table:table-cell>
          <table:table-cell office:value-type="string">
            <text:p>PaalOrs@mailinator.com</text:p>
          </table:table-cell>
          <table:table-cell office:value-type="string">
            <text:p>2/15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orbert</text:p>
          </table:table-cell>
          <table:table-cell office:value-type="string">
            <text:p>Papp</text:p>
          </table:table-cell>
          <table:table-cell office:value-type="string">
            <text:p>PappNorbert@spambob.com</text:p>
          </table:table-cell>
          <table:table-cell office:value-type="string">
            <text:p>9/8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ntele</text:p>
          </table:table-cell>
          <table:table-cell office:value-type="string">
            <text:p>Lörinc</text:p>
          </table:table-cell>
          <table:table-cell office:value-type="string">
            <text:p>LorincPentele@pookmail.com</text:p>
          </table:table-cell>
          <table:table-cell office:value-type="string">
            <text:p>5/19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rison</text:p>
          </table:table-cell>
          <table:table-cell office:value-type="string">
            <text:p>Dowie</text:p>
          </table:table-cell>
          <table:table-cell office:value-type="string">
            <text:p>HarrisonDowie@spambob.com</text:p>
          </table:table-cell>
          <table:table-cell office:value-type="string">
            <text:p>4/16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ót</text:p>
          </table:table-cell>
          <table:table-cell office:value-type="string">
            <text:p>Kováts</text:p>
          </table:table-cell>
          <table:table-cell office:value-type="string">
            <text:p>KovatsMarot@mailinator.com</text:p>
          </table:table-cell>
          <table:table-cell office:value-type="string">
            <text:p>2/18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enry</text:p>
          </table:table-cell>
          <table:table-cell office:value-type="string">
            <text:p>Landseer</text:p>
          </table:table-cell>
          <table:table-cell office:value-type="string">
            <text:p>HenryLandseer@pookmail.com</text:p>
          </table:table-cell>
          <table:table-cell office:value-type="string">
            <text:p>11/19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rry</text:p>
          </table:table-cell>
          <table:table-cell office:value-type="string">
            <text:p>Healy</text:p>
          </table:table-cell>
          <table:table-cell office:value-type="string">
            <text:p>SherryDHealy@dodgit.com</text:p>
          </table:table-cell>
          <table:table-cell office:value-type="string">
            <text:p>1/14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tel</text:p>
          </table:table-cell>
          <table:table-cell office:value-type="string">
            <text:p>Schmid</text:p>
          </table:table-cell>
          <table:table-cell office:value-type="string">
            <text:p>SchmidEtel@trashymail.com</text:p>
          </table:table-cell>
          <table:table-cell office:value-type="string">
            <text:p>3/25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ida</text:p>
          </table:table-cell>
          <table:table-cell office:value-type="string">
            <text:p>Roberge</text:p>
          </table:table-cell>
          <table:table-cell office:value-type="string">
            <text:p>AidaWRoberge@trashymail.com</text:p>
          </table:table-cell>
          <table:table-cell office:value-type="string">
            <text:p>5/1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thony</text:p>
          </table:table-cell>
          <table:table-cell office:value-type="string">
            <text:p>Kulakowski</text:p>
          </table:table-cell>
          <table:table-cell office:value-type="string">
            <text:p>AnthonyKulakowski@spambob.com</text:p>
          </table:table-cell>
          <table:table-cell office:value-type="string">
            <text:p>12/28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by</text:p>
          </table:table-cell>
          <table:table-cell office:value-type="string">
            <text:p>Harford</text:p>
          </table:table-cell>
          <table:table-cell office:value-type="string">
            <text:p>TobyHarford@trashymail.com</text:p>
          </table:table-cell>
          <table:table-cell office:value-type="string">
            <text:p>2/12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ombor</text:p>
          </table:table-cell>
          <table:table-cell office:value-type="string">
            <text:p>Szalay</text:p>
          </table:table-cell>
          <table:table-cell office:value-type="string">
            <text:p>SzalayZombor@spambob.com</text:p>
          </table:table-cell>
          <table:table-cell office:value-type="string">
            <text:p>7/27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</text:p>
          </table:table-cell>
          <table:table-cell office:value-type="string">
            <text:p>Pillinger</text:p>
          </table:table-cell>
          <table:table-cell office:value-type="string">
            <text:p>JackPillinger@mailinator.com</text:p>
          </table:table-cell>
          <table:table-cell office:value-type="string">
            <text:p>12/30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on</text:p>
          </table:table-cell>
          <table:table-cell office:value-type="string">
            <text:p>Campbell</text:p>
          </table:table-cell>
          <table:table-cell office:value-type="string">
            <text:p>LeonSCampbell@pookmail.com</text:p>
          </table:table-cell>
          <table:table-cell office:value-type="string">
            <text:p>10/1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ie</text:p>
          </table:table-cell>
          <table:table-cell office:value-type="string">
            <text:p>Keys</text:p>
          </table:table-cell>
          <table:table-cell office:value-type="string">
            <text:p>EvieEKeys@mailinator.com</text:p>
          </table:table-cell>
          <table:table-cell office:value-type="string">
            <text:p>5/16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nát</text:p>
          </table:table-cell>
          <table:table-cell office:value-type="string">
            <text:p>Siposs</text:p>
          </table:table-cell>
          <table:table-cell office:value-type="string">
            <text:p>SipossDonat@trashymail.com</text:p>
          </table:table-cell>
          <table:table-cell office:value-type="string">
            <text:p>10/31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an</text:p>
          </table:table-cell>
          <table:table-cell office:value-type="string">
            <text:p>Spivey</text:p>
          </table:table-cell>
          <table:table-cell office:value-type="string">
            <text:p>JoanRSpivey@mailinator.com</text:p>
          </table:table-cell>
          <table:table-cell office:value-type="string">
            <text:p>10/13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kard</text:p>
          </table:table-cell>
          <table:table-cell office:value-type="string">
            <text:p>Albert</text:p>
          </table:table-cell>
          <table:table-cell office:value-type="string">
            <text:p>AlbertRikard@pookmail.com</text:p>
          </table:table-cell>
          <table:table-cell office:value-type="string">
            <text:p>4/5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ncoln</text:p>
          </table:table-cell>
          <table:table-cell office:value-type="string">
            <text:p>Long</text:p>
          </table:table-cell>
          <table:table-cell office:value-type="string">
            <text:p>LincolnLong@dodgit.com</text:p>
          </table:table-cell>
          <table:table-cell office:value-type="string">
            <text:p>3/7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ah</text:p>
          </table:table-cell>
          <table:table-cell office:value-type="string">
            <text:p>Bessell-Browne</text:p>
          </table:table-cell>
          <table:table-cell office:value-type="string">
            <text:p>LeahBessell-Browne@spambob.com</text:p>
          </table:table-cell>
          <table:table-cell office:value-type="string">
            <text:p>12/12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regory</text:p>
          </table:table-cell>
          <table:table-cell office:value-type="string">
            <text:p>Kearney</text:p>
          </table:table-cell>
          <table:table-cell office:value-type="string">
            <text:p>GregoryGKearney@spambob.com</text:p>
          </table:table-cell>
          <table:table-cell office:value-type="string">
            <text:p>7/5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uska</text:p>
          </table:table-cell>
          <table:table-cell office:value-type="string">
            <text:p>Szilágyi</text:p>
          </table:table-cell>
          <table:table-cell office:value-type="string">
            <text:p>SzilagyiVicuska@spambob.com</text:p>
          </table:table-cell>
          <table:table-cell office:value-type="string">
            <text:p>11/19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Allum</text:p>
          </table:table-cell>
          <table:table-cell office:value-type="string">
            <text:p>DanielAllum@mailinator.com</text:p>
          </table:table-cell>
          <table:table-cell office:value-type="string">
            <text:p>10/3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ba</text:p>
          </table:table-cell>
          <table:table-cell office:value-type="string">
            <text:p>Vargha</text:p>
          </table:table-cell>
          <table:table-cell office:value-type="string">
            <text:p>VarghaAba@mailinator.com</text:p>
          </table:table-cell>
          <table:table-cell office:value-type="string">
            <text:p>1/16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ffrey</text:p>
          </table:table-cell>
          <table:table-cell office:value-type="string">
            <text:p>Green</text:p>
          </table:table-cell>
          <table:table-cell office:value-type="string">
            <text:p>JeffreyCGreen@mailinator.com</text:p>
          </table:table-cell>
          <table:table-cell office:value-type="string">
            <text:p>10/7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Byrd</text:p>
          </table:table-cell>
          <table:table-cell office:value-type="string">
            <text:p>JohnCByrd@spambob.com</text:p>
          </table:table-cell>
          <table:table-cell office:value-type="string">
            <text:p>9/5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meron</text:p>
          </table:table-cell>
          <table:table-cell office:value-type="string">
            <text:p>Isaacs</text:p>
          </table:table-cell>
          <table:table-cell office:value-type="string">
            <text:p>CameronIsaacs@trashymail.com</text:p>
          </table:table-cell>
          <table:table-cell office:value-type="string">
            <text:p>9/11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hel</text:p>
          </table:table-cell>
          <table:table-cell office:value-type="string">
            <text:p>Rózsa</text:p>
          </table:table-cell>
          <table:table-cell office:value-type="string">
            <text:p>RozsaLehel@dodgit.com</text:p>
          </table:table-cell>
          <table:table-cell office:value-type="string">
            <text:p>7/26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Lindon</text:p>
          </table:table-cell>
          <table:table-cell office:value-type="string">
            <text:p>RebeccaLindon@mailinator.com</text:p>
          </table:table-cell>
          <table:table-cell office:value-type="string">
            <text:p>5/17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tof</text:p>
          </table:table-cell>
          <table:table-cell office:value-type="string">
            <text:p>Vadász</text:p>
          </table:table-cell>
          <table:table-cell office:value-type="string">
            <text:p>VadaszKristof@dodgit.com</text:p>
          </table:table-cell>
          <table:table-cell office:value-type="string">
            <text:p>2/13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uzanne</text:p>
          </table:table-cell>
          <table:table-cell office:value-type="string">
            <text:p>Burns</text:p>
          </table:table-cell>
          <table:table-cell office:value-type="string">
            <text:p>SuzanneRBurns@pookmail.com</text:p>
          </table:table-cell>
          <table:table-cell office:value-type="string">
            <text:p>3/17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a</text:p>
          </table:table-cell>
          <table:table-cell office:value-type="string">
            <text:p>Schnaars</text:p>
          </table:table-cell>
          <table:table-cell office:value-type="string">
            <text:p>AlicaSchnaars@spambob.com</text:p>
          </table:table-cell>
          <table:table-cell office:value-type="string">
            <text:p>11/27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Kraegen</text:p>
          </table:table-cell>
          <table:table-cell office:value-type="string">
            <text:p>DanielKraegen@mailinator.com</text:p>
          </table:table-cell>
          <table:table-cell office:value-type="string">
            <text:p>12/28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aret</text:p>
          </table:table-cell>
          <table:table-cell office:value-type="string">
            <text:p>Alvarez</text:p>
          </table:table-cell>
          <table:table-cell office:value-type="string">
            <text:p>MargaretDAlvarez@mailinator.com</text:p>
          </table:table-cell>
          <table:table-cell office:value-type="string">
            <text:p>11/3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Bardsley</text:p>
          </table:table-cell>
          <table:table-cell office:value-type="string">
            <text:p>TylerBardsley@mailinator.com</text:p>
          </table:table-cell>
          <table:table-cell office:value-type="string">
            <text:p>4/21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ndra</text:p>
          </table:table-cell>
          <table:table-cell office:value-type="string">
            <text:p>Refshauge</text:p>
          </table:table-cell>
          <table:table-cell office:value-type="string">
            <text:p>AlexandraRefshauge@pookmail.com</text:p>
          </table:table-cell>
          <table:table-cell office:value-type="string">
            <text:p>7/29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co</text:p>
          </table:table-cell>
          <table:table-cell office:value-type="string">
            <text:p>Novák</text:p>
          </table:table-cell>
          <table:table-cell office:value-type="string">
            <text:p>NovakDeco@trashymail.com</text:p>
          </table:table-cell>
          <table:table-cell office:value-type="string">
            <text:p>9/14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anda</text:p>
          </table:table-cell>
          <table:table-cell office:value-type="string">
            <text:p>Berényi</text:p>
          </table:table-cell>
          <table:table-cell office:value-type="string">
            <text:p>BerenyiVanda@spambob.com</text:p>
          </table:table-cell>
          <table:table-cell office:value-type="string">
            <text:p>1/15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ul</text:p>
          </table:table-cell>
          <table:table-cell office:value-type="string">
            <text:p>Morgan</text:p>
          </table:table-cell>
          <table:table-cell office:value-type="string">
            <text:p>PaulMMorgan@pookmail.com</text:p>
          </table:table-cell>
          <table:table-cell office:value-type="string">
            <text:p>11/26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nda</text:p>
          </table:table-cell>
          <table:table-cell office:value-type="string">
            <text:p>Snider</text:p>
          </table:table-cell>
          <table:table-cell office:value-type="string">
            <text:p>LindaBSnider@dodgit.com</text:p>
          </table:table-cell>
          <table:table-cell office:value-type="string">
            <text:p>3/1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rcédesz</text:p>
          </table:table-cell>
          <table:table-cell office:value-type="string">
            <text:p>Torma</text:p>
          </table:table-cell>
          <table:table-cell office:value-type="string">
            <text:p>TormaMercedesz@dodgit.com</text:p>
          </table:table-cell>
          <table:table-cell office:value-type="string">
            <text:p>12/14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Dietrich</text:p>
          </table:table-cell>
          <table:table-cell office:value-type="string">
            <text:p>NathanDietrich@pookmail.com</text:p>
          </table:table-cell>
          <table:table-cell office:value-type="string">
            <text:p>8/30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mur</text:p>
          </table:table-cell>
          <table:table-cell office:value-type="string">
            <text:p>Sántha</text:p>
          </table:table-cell>
          <table:table-cell office:value-type="string">
            <text:p>SanthaTimur@dodgit.com</text:p>
          </table:table-cell>
          <table:table-cell office:value-type="string">
            <text:p>7/9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rag</text:p>
          </table:table-cell>
          <table:table-cell office:value-type="string">
            <text:p>Szakál</text:p>
          </table:table-cell>
          <table:table-cell office:value-type="string">
            <text:p>SzakalVirag@trashymail.com</text:p>
          </table:table-cell>
          <table:table-cell office:value-type="string">
            <text:p>8/2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ie</text:p>
          </table:table-cell>
          <table:table-cell office:value-type="string">
            <text:p>Hobbs</text:p>
          </table:table-cell>
          <table:table-cell office:value-type="string">
            <text:p>BettieTHobbs@dodgit.com</text:p>
          </table:table-cell>
          <table:table-cell office:value-type="string">
            <text:p>4/9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anessa</text:p>
          </table:table-cell>
          <table:table-cell office:value-type="string">
            <text:p>Dorazio</text:p>
          </table:table-cell>
          <table:table-cell office:value-type="string">
            <text:p>VanessaWDorazio@spambob.com</text:p>
          </table:table-cell>
          <table:table-cell office:value-type="string">
            <text:p>8/15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ne</text:p>
          </table:table-cell>
          <table:table-cell office:value-type="string">
            <text:p>Gay</text:p>
          </table:table-cell>
          <table:table-cell office:value-type="string">
            <text:p>ZaneGay@spambob.com</text:p>
          </table:table-cell>
          <table:table-cell office:value-type="string">
            <text:p>8/15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old</text:p>
          </table:table-cell>
          <table:table-cell office:value-type="string">
            <text:p>Garza</text:p>
          </table:table-cell>
          <table:table-cell office:value-type="string">
            <text:p>HaroldMGarza@spambob.com</text:p>
          </table:table-cell>
          <table:table-cell office:value-type="string">
            <text:p>7/23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zes</text:p>
          </table:table-cell>
          <table:table-cell office:value-type="string">
            <text:p>Polyák</text:p>
          </table:table-cell>
          <table:table-cell office:value-type="string">
            <text:p>PolyakMozes@trashymail.com</text:p>
          </table:table-cell>
          <table:table-cell office:value-type="string">
            <text:p>10/15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eke</text:p>
          </table:table-cell>
          <table:table-cell office:value-type="string">
            <text:p>Szõke</text:p>
          </table:table-cell>
          <table:table-cell office:value-type="string">
            <text:p>SzokeCseke@pookmail.com</text:p>
          </table:table-cell>
          <table:table-cell office:value-type="string">
            <text:p>8/25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õrinc</text:p>
          </table:table-cell>
          <table:table-cell office:value-type="string">
            <text:p>Csordás</text:p>
          </table:table-cell>
          <table:table-cell office:value-type="string">
            <text:p>CsordasLorinc@spambob.com</text:p>
          </table:table-cell>
          <table:table-cell office:value-type="string">
            <text:p>2/28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ándor</text:p>
          </table:table-cell>
          <table:table-cell office:value-type="string">
            <text:p>Pataky</text:p>
          </table:table-cell>
          <table:table-cell office:value-type="string">
            <text:p>PatakyNandor@dodgit.com</text:p>
          </table:table-cell>
          <table:table-cell office:value-type="string">
            <text:p>6/13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e</text:p>
          </table:table-cell>
          <table:table-cell office:value-type="string">
            <text:p>Deuchar</text:p>
          </table:table-cell>
          <table:table-cell office:value-type="string">
            <text:p>SophieDeuchar@mailinator.com</text:p>
          </table:table-cell>
          <table:table-cell office:value-type="string">
            <text:p>3/28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enger</text:p>
          </table:table-cell>
          <table:table-cell office:value-type="string">
            <text:p>Pethő</text:p>
          </table:table-cell>
          <table:table-cell office:value-type="string">
            <text:p>PethoCsenger@mailinator.com</text:p>
          </table:table-cell>
          <table:table-cell office:value-type="string">
            <text:p>3/12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ianna</text:p>
          </table:table-cell>
          <table:table-cell office:value-type="string">
            <text:p>Schenk</text:p>
          </table:table-cell>
          <table:table-cell office:value-type="string">
            <text:p>BriannaSchenk@mailinator.com</text:p>
          </table:table-cell>
          <table:table-cell office:value-type="string">
            <text:p>6/21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sie</text:p>
          </table:table-cell>
          <table:table-cell office:value-type="string">
            <text:p>Ward</text:p>
          </table:table-cell>
          <table:table-cell office:value-type="string">
            <text:p>ElsieJWard@trashymail.com</text:p>
          </table:table-cell>
          <table:table-cell office:value-type="string">
            <text:p>6/12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rry</text:p>
          </table:table-cell>
          <table:table-cell office:value-type="string">
            <text:p>Eisenhower</text:p>
          </table:table-cell>
          <table:table-cell office:value-type="string">
            <text:p>BarryDEisenhower@dodgit.com</text:p>
          </table:table-cell>
          <table:table-cell office:value-type="string">
            <text:p>12/29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bel</text:p>
          </table:table-cell>
          <table:table-cell office:value-type="string">
            <text:p>Ferenci</text:p>
          </table:table-cell>
          <table:table-cell office:value-type="string">
            <text:p>FerenciAbel@pookmail.com</text:p>
          </table:table-cell>
          <table:table-cell office:value-type="string">
            <text:p>6/9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xon</text:p>
          </table:table-cell>
          <table:table-cell office:value-type="string">
            <text:p>Warfe</text:p>
          </table:table-cell>
          <table:table-cell office:value-type="string">
            <text:p>JaxonWarfe@trashymail.com</text:p>
          </table:table-cell>
          <table:table-cell office:value-type="string">
            <text:p>5/25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na</text:p>
          </table:table-cell>
          <table:table-cell office:value-type="string">
            <text:p>Gilbert</text:p>
          </table:table-cell>
          <table:table-cell office:value-type="string">
            <text:p>EdnaBGilbert@trashymail.com</text:p>
          </table:table-cell>
          <table:table-cell office:value-type="string">
            <text:p>10/11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ooke</text:p>
          </table:table-cell>
          <table:table-cell office:value-type="string">
            <text:p>Clowes</text:p>
          </table:table-cell>
          <table:table-cell office:value-type="string">
            <text:p>BrookeClowes@spambob.com</text:p>
          </table:table-cell>
          <table:table-cell office:value-type="string">
            <text:p>11/22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ppány</text:p>
          </table:table-cell>
          <table:table-cell office:value-type="string">
            <text:p>Pálfy</text:p>
          </table:table-cell>
          <table:table-cell office:value-type="string">
            <text:p>PalfyKoppany@pookmail.com</text:p>
          </table:table-cell>
          <table:table-cell office:value-type="string">
            <text:p>9/11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wrence</text:p>
          </table:table-cell>
          <table:table-cell office:value-type="string">
            <text:p>Higgins</text:p>
          </table:table-cell>
          <table:table-cell office:value-type="string">
            <text:p>LawrenceBHiggins@pookmail.com</text:p>
          </table:table-cell>
          <table:table-cell office:value-type="string">
            <text:p>2/10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óra</text:p>
          </table:table-cell>
          <table:table-cell office:value-type="string">
            <text:p>Major</text:p>
          </table:table-cell>
          <table:table-cell office:value-type="string">
            <text:p>MajorNora@mailinator.com</text:p>
          </table:table-cell>
          <table:table-cell office:value-type="string">
            <text:p>2/9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ffrey</text:p>
          </table:table-cell>
          <table:table-cell office:value-type="string">
            <text:p>Bicknell</text:p>
          </table:table-cell>
          <table:table-cell office:value-type="string">
            <text:p>JeffreyKBicknell@trashymail.com</text:p>
          </table:table-cell>
          <table:table-cell office:value-type="string">
            <text:p>12/28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lynn</text:p>
          </table:table-cell>
          <table:table-cell office:value-type="string">
            <text:p>Dunningham</text:p>
          </table:table-cell>
          <table:table-cell office:value-type="string">
            <text:p>FlynnDunningham@spambob.com</text:p>
          </table:table-cell>
          <table:table-cell office:value-type="string">
            <text:p>11/15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ne</text:p>
          </table:table-cell>
          <table:table-cell office:value-type="string">
            <text:p>Bethel</text:p>
          </table:table-cell>
          <table:table-cell office:value-type="string">
            <text:p>ZaneBethel@mailinator.com</text:p>
          </table:table-cell>
          <table:table-cell office:value-type="string">
            <text:p>3/19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oppy</text:p>
          </table:table-cell>
          <table:table-cell office:value-type="string">
            <text:p>Truman</text:p>
          </table:table-cell>
          <table:table-cell office:value-type="string">
            <text:p>PoppyTruman@spambob.com</text:p>
          </table:table-cell>
          <table:table-cell office:value-type="string">
            <text:p>4/29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ándor</text:p>
          </table:table-cell>
          <table:table-cell office:value-type="string">
            <text:p>Csizmadia</text:p>
          </table:table-cell>
          <table:table-cell office:value-type="string">
            <text:p>CsizmadiaNandor@spambob.com</text:p>
          </table:table-cell>
          <table:table-cell office:value-type="string">
            <text:p>5/7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rdan</text:p>
          </table:table-cell>
          <table:table-cell office:value-type="string">
            <text:p>Le Souef</text:p>
          </table:table-cell>
          <table:table-cell office:value-type="string">
            <text:p>JordanLeSouef@dodgit.com</text:p>
          </table:table-cell>
          <table:table-cell office:value-type="string">
            <text:p>7/6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ándor</text:p>
          </table:table-cell>
          <table:table-cell office:value-type="string">
            <text:p>Lázár</text:p>
          </table:table-cell>
          <table:table-cell office:value-type="string">
            <text:p>LazarNandor@dodgit.com</text:p>
          </table:table-cell>
          <table:table-cell office:value-type="string">
            <text:p>4/12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anni</text:p>
          </table:table-cell>
          <table:table-cell office:value-type="string">
            <text:p>Szepessy</text:p>
          </table:table-cell>
          <table:table-cell office:value-type="string">
            <text:p>SzepessyFanni@spambob.com</text:p>
          </table:table-cell>
          <table:table-cell office:value-type="string">
            <text:p>1/14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risha</text:p>
          </table:table-cell>
          <table:table-cell office:value-type="string">
            <text:p>Beavers</text:p>
          </table:table-cell>
          <table:table-cell office:value-type="string">
            <text:p>TrishaABeavers@spambob.com</text:p>
          </table:table-cell>
          <table:table-cell office:value-type="string">
            <text:p>6/4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en</text:p>
          </table:table-cell>
          <table:table-cell office:value-type="string">
            <text:p>Kellar</text:p>
          </table:table-cell>
          <table:table-cell office:value-type="string">
            <text:p>EllenCKellar@mailinator.com</text:p>
          </table:table-cell>
          <table:table-cell office:value-type="string">
            <text:p>2/11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ianna</text:p>
          </table:table-cell>
          <table:table-cell office:value-type="string">
            <text:p>Schauer</text:p>
          </table:table-cell>
          <table:table-cell office:value-type="string">
            <text:p>BriannaSchauer@spambob.com</text:p>
          </table:table-cell>
          <table:table-cell office:value-type="string">
            <text:p>5/31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go</text:p>
          </table:table-cell>
          <table:table-cell office:value-type="string">
            <text:p>Hawker</text:p>
          </table:table-cell>
          <table:table-cell office:value-type="string">
            <text:p>HugoHawker@trashymail.com</text:p>
          </table:table-cell>
          <table:table-cell office:value-type="string">
            <text:p>5/24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olly</text:p>
          </table:table-cell>
          <table:table-cell office:value-type="string">
            <text:p>Logan</text:p>
          </table:table-cell>
          <table:table-cell office:value-type="string">
            <text:p>HollyWLogan@trashymail.com</text:p>
          </table:table-cell>
          <table:table-cell office:value-type="string">
            <text:p>9/30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yla</text:p>
          </table:table-cell>
          <table:table-cell office:value-type="string">
            <text:p>Goldstein</text:p>
          </table:table-cell>
          <table:table-cell office:value-type="string">
            <text:p>LaylaGoldstein@dodgit.com</text:p>
          </table:table-cell>
          <table:table-cell office:value-type="string">
            <text:p>12/28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Clark</text:p>
          </table:table-cell>
          <table:table-cell office:value-type="string">
            <text:p>JasonTClark@spambob.com</text:p>
          </table:table-cell>
          <table:table-cell office:value-type="string">
            <text:p>4/23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szkar</text:p>
          </table:table-cell>
          <table:table-cell office:value-type="string">
            <text:p>Vig</text:p>
          </table:table-cell>
          <table:table-cell office:value-type="string">
            <text:p>VigOszkar@dodgit.com</text:p>
          </table:table-cell>
          <table:table-cell office:value-type="string">
            <text:p>1/9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olly</text:p>
          </table:table-cell>
          <table:table-cell office:value-type="string">
            <text:p>Knipe</text:p>
          </table:table-cell>
          <table:table-cell office:value-type="string">
            <text:p>MollyKnipe@trashymail.com</text:p>
          </table:table-cell>
          <table:table-cell office:value-type="string">
            <text:p>9/20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loe</text:p>
          </table:table-cell>
          <table:table-cell office:value-type="string">
            <text:p>Cockett</text:p>
          </table:table-cell>
          <table:table-cell office:value-type="string">
            <text:p>ChloeCockett@trashymail.com</text:p>
          </table:table-cell>
          <table:table-cell office:value-type="string">
            <text:p>5/27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ika</text:p>
          </table:table-cell>
          <table:table-cell office:value-type="string">
            <text:p>Gölöncsér</text:p>
          </table:table-cell>
          <table:table-cell office:value-type="string">
            <text:p>GoloncserDorika@trashymail.com</text:p>
          </table:table-cell>
          <table:table-cell office:value-type="string">
            <text:p>2/23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olkus</text:p>
          </table:table-cell>
          <table:table-cell office:value-type="string">
            <text:p>Koncz</text:p>
          </table:table-cell>
          <table:table-cell office:value-type="string">
            <text:p>KonczFolkus@mailinator.com</text:p>
          </table:table-cell>
          <table:table-cell office:value-type="string">
            <text:p>12/22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Campbell</text:p>
          </table:table-cell>
          <table:table-cell office:value-type="string">
            <text:p>BarbaraCCampbell@pookmail.com</text:p>
          </table:table-cell>
          <table:table-cell office:value-type="string">
            <text:p>4/9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toria</text:p>
          </table:table-cell>
          <table:table-cell office:value-type="string">
            <text:p>McKechnie</text:p>
          </table:table-cell>
          <table:table-cell office:value-type="string">
            <text:p>VictoriaEMcKechnie@spambob.com</text:p>
          </table:table-cell>
          <table:table-cell office:value-type="string">
            <text:p>3/12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ie</text:p>
          </table:table-cell>
          <table:table-cell office:value-type="string">
            <text:p>Dorsch</text:p>
          </table:table-cell>
          <table:table-cell office:value-type="string">
            <text:p>BrodieDorsch@spambob.com</text:p>
          </table:table-cell>
          <table:table-cell office:value-type="string">
            <text:p>3/1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nci</text:p>
          </table:table-cell>
          <table:table-cell office:value-type="string">
            <text:p>Torma</text:p>
          </table:table-cell>
          <table:table-cell office:value-type="string">
            <text:p>TormaJenci@spambob.com</text:p>
          </table:table-cell>
          <table:table-cell office:value-type="string">
            <text:p>2/9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kye</text:p>
          </table:table-cell>
          <table:table-cell office:value-type="string">
            <text:p>Llewelyn</text:p>
          </table:table-cell>
          <table:table-cell office:value-type="string">
            <text:p>SkyeLlewelyn@spambob.com</text:p>
          </table:table-cell>
          <table:table-cell office:value-type="string">
            <text:p>6/7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eine</text:p>
          </table:table-cell>
          <table:table-cell office:value-type="string">
            <text:p>Woodd</text:p>
          </table:table-cell>
          <table:table-cell office:value-type="string">
            <text:p>MadeleineWoodd@trashymail.com</text:p>
          </table:table-cell>
          <table:table-cell office:value-type="string">
            <text:p>7/12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oémi</text:p>
          </table:table-cell>
          <table:table-cell office:value-type="string">
            <text:p>Szepessy</text:p>
          </table:table-cell>
          <table:table-cell office:value-type="string">
            <text:p>SzepessyNoemi@pookmail.com</text:p>
          </table:table-cell>
          <table:table-cell office:value-type="string">
            <text:p>8/11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Haire</text:p>
          </table:table-cell>
          <table:table-cell office:value-type="string">
            <text:p>RobertKHaire@mailinator.com</text:p>
          </table:table-cell>
          <table:table-cell office:value-type="string">
            <text:p>1/26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astian</text:p>
          </table:table-cell>
          <table:table-cell office:value-type="string">
            <text:p>Fowell</text:p>
          </table:table-cell>
          <table:table-cell office:value-type="string">
            <text:p>SebastianFowell@dodgit.com</text:p>
          </table:table-cell>
          <table:table-cell office:value-type="string">
            <text:p>9/29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e</text:p>
          </table:table-cell>
          <table:table-cell office:value-type="string">
            <text:p>Austin</text:p>
          </table:table-cell>
          <table:table-cell office:value-type="string">
            <text:p>LeeCAustin@mailinator.com</text:p>
          </table:table-cell>
          <table:table-cell office:value-type="string">
            <text:p>11/4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tin</text:p>
          </table:table-cell>
          <table:table-cell office:value-type="string">
            <text:p>Bernát</text:p>
          </table:table-cell>
          <table:table-cell office:value-type="string">
            <text:p>BernatMartin@spambob.com</text:p>
          </table:table-cell>
          <table:table-cell office:value-type="string">
            <text:p>10/2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nathan</text:p>
          </table:table-cell>
          <table:table-cell office:value-type="string">
            <text:p>Swims</text:p>
          </table:table-cell>
          <table:table-cell office:value-type="string">
            <text:p>JonathanNSwims@spambob.com</text:p>
          </table:table-cell>
          <table:table-cell office:value-type="string">
            <text:p>9/21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rag</text:p>
          </table:table-cell>
          <table:table-cell office:value-type="string">
            <text:p>Ambrus</text:p>
          </table:table-cell>
          <table:table-cell office:value-type="string">
            <text:p>AmbrusVirag@mailinator.com</text:p>
          </table:table-cell>
          <table:table-cell office:value-type="string">
            <text:p>10/17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Tinline</text:p>
          </table:table-cell>
          <table:table-cell office:value-type="string">
            <text:p>MarcusTinline@pookmail.com</text:p>
          </table:table-cell>
          <table:table-cell office:value-type="string">
            <text:p>6/30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anessza</text:p>
          </table:table-cell>
          <table:table-cell office:value-type="string">
            <text:p>Béres</text:p>
          </table:table-cell>
          <table:table-cell office:value-type="string">
            <text:p>BeresVanessza@trashymail.com</text:p>
          </table:table-cell>
          <table:table-cell office:value-type="string">
            <text:p>11/30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ina</text:p>
          </table:table-cell>
          <table:table-cell office:value-type="string">
            <text:p>Olney</text:p>
          </table:table-cell>
          <table:table-cell office:value-type="string">
            <text:p>AngelinaOlney@mailinator.com</text:p>
          </table:table-cell>
          <table:table-cell office:value-type="string">
            <text:p>12/11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rna</text:p>
          </table:table-cell>
          <table:table-cell office:value-type="string">
            <text:p>Böröcz</text:p>
          </table:table-cell>
          <table:table-cell office:value-type="string">
            <text:p>BoroczBarna@mailinator.com</text:p>
          </table:table-cell>
          <table:table-cell office:value-type="string">
            <text:p>12/22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uerite</text:p>
          </table:table-cell>
          <table:table-cell office:value-type="string">
            <text:p>Dawson</text:p>
          </table:table-cell>
          <table:table-cell office:value-type="string">
            <text:p>MargueritePDawson@trashymail.com</text:p>
          </table:table-cell>
          <table:table-cell office:value-type="string">
            <text:p>2/2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ey</text:p>
          </table:table-cell>
          <table:table-cell office:value-type="string">
            <text:p>Burt</text:p>
          </table:table-cell>
          <table:table-cell office:value-type="string">
            <text:p>AbbeyBurt@trashymail.com</text:p>
          </table:table-cell>
          <table:table-cell office:value-type="string">
            <text:p>5/22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hany</text:p>
          </table:table-cell>
          <table:table-cell office:value-type="string">
            <text:p>Woodriff</text:p>
          </table:table-cell>
          <table:table-cell office:value-type="string">
            <text:p>BethanyWoodriff@spambob.com</text:p>
          </table:table-cell>
          <table:table-cell office:value-type="string">
            <text:p>8/26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m</text:p>
          </table:table-cell>
          <table:table-cell office:value-type="string">
            <text:p>Farwell</text:p>
          </table:table-cell>
          <table:table-cell office:value-type="string">
            <text:p>MariamFarwell@trashymail.com</text:p>
          </table:table-cell>
          <table:table-cell office:value-type="string">
            <text:p>9/22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Leger</text:p>
          </table:table-cell>
          <table:table-cell office:value-type="string">
            <text:p>DavidKLeger@pookmail.com</text:p>
          </table:table-cell>
          <table:table-cell office:value-type="string">
            <text:p>4/14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borc</text:p>
          </table:table-cell>
          <table:table-cell office:value-type="string">
            <text:p>Siposs</text:p>
          </table:table-cell>
          <table:table-cell office:value-type="string">
            <text:p>SipossLaborc@trashymail.com</text:p>
          </table:table-cell>
          <table:table-cell office:value-type="string">
            <text:p>12/8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Fields</text:p>
          </table:table-cell>
          <table:table-cell office:value-type="string">
            <text:p>NathanDFields@spambob.com</text:p>
          </table:table-cell>
          <table:table-cell office:value-type="string">
            <text:p>9/17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vett</text:p>
          </table:table-cell>
          <table:table-cell office:value-type="string">
            <text:p>Sághy</text:p>
          </table:table-cell>
          <table:table-cell office:value-type="string">
            <text:p>SaghyIvett@dodgit.com</text:p>
          </table:table-cell>
          <table:table-cell office:value-type="string">
            <text:p>3/20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iley</text:p>
          </table:table-cell>
          <table:table-cell office:value-type="string">
            <text:p>Lansell</text:p>
          </table:table-cell>
          <table:table-cell office:value-type="string">
            <text:p>BaileyLansell@dodgit.com</text:p>
          </table:table-cell>
          <table:table-cell office:value-type="string">
            <text:p>11/21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kény</text:p>
          </table:table-cell>
          <table:table-cell office:value-type="string">
            <text:p>Bencze</text:p>
          </table:table-cell>
          <table:table-cell office:value-type="string">
            <text:p>BenczeOrkeny@spambob.com</text:p>
          </table:table-cell>
          <table:table-cell office:value-type="string">
            <text:p>1/4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nga</text:p>
          </table:table-cell>
          <table:table-cell office:value-type="string">
            <text:p>Györfy</text:p>
          </table:table-cell>
          <table:table-cell office:value-type="string">
            <text:p>GyorfyKinga@dodgit.com</text:p>
          </table:table-cell>
          <table:table-cell office:value-type="string">
            <text:p>12/6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hoebe</text:p>
          </table:table-cell>
          <table:table-cell office:value-type="string">
            <text:p>Dibbs</text:p>
          </table:table-cell>
          <table:table-cell office:value-type="string">
            <text:p>PhoebeDibbs@dodgit.com</text:p>
          </table:table-cell>
          <table:table-cell office:value-type="string">
            <text:p>12/17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rvác</text:p>
          </table:table-cell>
          <table:table-cell office:value-type="string">
            <text:p>Pál</text:p>
          </table:table-cell>
          <table:table-cell office:value-type="string">
            <text:p>PalSzervac@spambob.com</text:p>
          </table:table-cell>
          <table:table-cell office:value-type="string">
            <text:p>12/23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iper</text:p>
          </table:table-cell>
          <table:table-cell office:value-type="string">
            <text:p>Mortlock</text:p>
          </table:table-cell>
          <table:table-cell office:value-type="string">
            <text:p>PiperMortlock@dodgit.com</text:p>
          </table:table-cell>
          <table:table-cell office:value-type="string">
            <text:p>3/24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ne</text:p>
          </table:table-cell>
          <table:table-cell office:value-type="string">
            <text:p>Toll</text:p>
          </table:table-cell>
          <table:table-cell office:value-type="string">
            <text:p>ZaneToll@pookmail.com</text:p>
          </table:table-cell>
          <table:table-cell office:value-type="string">
            <text:p>1/11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a</text:p>
          </table:table-cell>
          <table:table-cell office:value-type="string">
            <text:p>Lynch</text:p>
          </table:table-cell>
          <table:table-cell office:value-type="string">
            <text:p>SophiaLynch@trashymail.com</text:p>
          </table:table-cell>
          <table:table-cell office:value-type="string">
            <text:p>6/24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ara</text:p>
          </table:table-cell>
          <table:table-cell office:value-type="string">
            <text:p>Yuille</text:p>
          </table:table-cell>
          <table:table-cell office:value-type="string">
            <text:p>KiaraYuille@spambob.com</text:p>
          </table:table-cell>
          <table:table-cell office:value-type="string">
            <text:p>6/24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rina</text:p>
          </table:table-cell>
          <table:table-cell office:value-type="string">
            <text:p>Fraley</text:p>
          </table:table-cell>
          <table:table-cell office:value-type="string">
            <text:p>TrinaHFraley@dodgit.com</text:p>
          </table:table-cell>
          <table:table-cell office:value-type="string">
            <text:p>11/8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cott</text:p>
          </table:table-cell>
          <table:table-cell office:value-type="string">
            <text:p>Yoder</text:p>
          </table:table-cell>
          <table:table-cell office:value-type="string">
            <text:p>ScottKYoder@dodgit.com</text:p>
          </table:table-cell>
          <table:table-cell office:value-type="string">
            <text:p>7/29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briel</text:p>
          </table:table-cell>
          <table:table-cell office:value-type="string">
            <text:p>Gloucester</text:p>
          </table:table-cell>
          <table:table-cell office:value-type="string">
            <text:p>GabrielGloucester@pookmail.com</text:p>
          </table:table-cell>
          <table:table-cell office:value-type="string">
            <text:p>2/27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gely</text:p>
          </table:table-cell>
          <table:table-cell office:value-type="string">
            <text:p>Makay</text:p>
          </table:table-cell>
          <table:table-cell office:value-type="string">
            <text:p>MakayGergely@pookmail.com</text:p>
          </table:table-cell>
          <table:table-cell office:value-type="string">
            <text:p>3/26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eb</text:p>
          </table:table-cell>
          <table:table-cell office:value-type="string">
            <text:p>Ellis</text:p>
          </table:table-cell>
          <table:table-cell office:value-type="string">
            <text:p>CalebEllis@mailinator.com</text:p>
          </table:table-cell>
          <table:table-cell office:value-type="string">
            <text:p>7/29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Morgan</text:p>
          </table:table-cell>
          <table:table-cell office:value-type="string">
            <text:p>ThomasRMorgan@dodgit.com</text:p>
          </table:table-cell>
          <table:table-cell office:value-type="string">
            <text:p>9/25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us</text:p>
          </table:table-cell>
          <table:table-cell office:value-type="string">
            <text:p>McLendon</text:p>
          </table:table-cell>
          <table:table-cell office:value-type="string">
            <text:p>GusEMcLendon@mailinator.com</text:p>
          </table:table-cell>
          <table:table-cell office:value-type="string">
            <text:p>12/29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ncoln</text:p>
          </table:table-cell>
          <table:table-cell office:value-type="string">
            <text:p>Zwar</text:p>
          </table:table-cell>
          <table:table-cell office:value-type="string">
            <text:p>LincolnZwar@dodgit.com</text:p>
          </table:table-cell>
          <table:table-cell office:value-type="string">
            <text:p>3/8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Forman</text:p>
          </table:table-cell>
          <table:table-cell office:value-type="string">
            <text:p>RobertCForman@dodgit.com</text:p>
          </table:table-cell>
          <table:table-cell office:value-type="string">
            <text:p>3/15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Hobbs</text:p>
          </table:table-cell>
          <table:table-cell office:value-type="string">
            <text:p>MatthewCHobbs@spambob.com</text:p>
          </table:table-cell>
          <table:table-cell office:value-type="string">
            <text:p>1/2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Yolanda</text:p>
          </table:table-cell>
          <table:table-cell office:value-type="string">
            <text:p>Trask</text:p>
          </table:table-cell>
          <table:table-cell office:value-type="string">
            <text:p>YolandaRTrask@pookmail.com</text:p>
          </table:table-cell>
          <table:table-cell office:value-type="string">
            <text:p>2/14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der</text:p>
          </table:table-cell>
          <table:table-cell office:value-type="string">
            <text:p>Brodie</text:p>
          </table:table-cell>
          <table:table-cell office:value-type="string">
            <text:p>RyderBrodie@dodgit.com</text:p>
          </table:table-cell>
          <table:table-cell office:value-type="string">
            <text:p>9/19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nnie</text:p>
          </table:table-cell>
          <table:table-cell office:value-type="string">
            <text:p>Woolf</text:p>
          </table:table-cell>
          <table:table-cell office:value-type="string">
            <text:p>BonnieAWoolf@mailinator.com</text:p>
          </table:table-cell>
          <table:table-cell office:value-type="string">
            <text:p>4/20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dél</text:p>
          </table:table-cell>
          <table:table-cell office:value-type="string">
            <text:p>Makai</text:p>
          </table:table-cell>
          <table:table-cell office:value-type="string">
            <text:p>MakaiAdel@trashymail.com</text:p>
          </table:table-cell>
          <table:table-cell office:value-type="string">
            <text:p>7/22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guz</text:p>
          </table:table-cell>
          <table:table-cell office:value-type="string">
            <text:p>Cakó</text:p>
          </table:table-cell>
          <table:table-cell office:value-type="string">
            <text:p>CakoOguz@pookmail.com</text:p>
          </table:table-cell>
          <table:table-cell office:value-type="string">
            <text:p>11/27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iana</text:p>
          </table:table-cell>
          <table:table-cell office:value-type="string">
            <text:p>Eaton</text:p>
          </table:table-cell>
          <table:table-cell office:value-type="string">
            <text:p>DianaLEaton@trashymail.com</text:p>
          </table:table-cell>
          <table:table-cell office:value-type="string">
            <text:p>9/23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eresa</text:p>
          </table:table-cell>
          <table:table-cell office:value-type="string">
            <text:p>Olivarez</text:p>
          </table:table-cell>
          <table:table-cell office:value-type="string">
            <text:p>TeresaSOlivarez@trashymail.com</text:p>
          </table:table-cell>
          <table:table-cell office:value-type="string">
            <text:p>9/25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ie</text:p>
          </table:table-cell>
          <table:table-cell office:value-type="string">
            <text:p>Goodenough</text:p>
          </table:table-cell>
          <table:table-cell office:value-type="string">
            <text:p>JamieGoodenough@dodgit.com</text:p>
          </table:table-cell>
          <table:table-cell office:value-type="string">
            <text:p>1/11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ci</text:p>
          </table:table-cell>
          <table:table-cell office:value-type="string">
            <text:p>Havasi</text:p>
          </table:table-cell>
          <table:table-cell office:value-type="string">
            <text:p>HavasiAnci@trashymail.com</text:p>
          </table:table-cell>
          <table:table-cell office:value-type="string">
            <text:p>10/22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</text:p>
          </table:table-cell>
          <table:table-cell office:value-type="string">
            <text:p>Willmott</text:p>
          </table:table-cell>
          <table:table-cell office:value-type="string">
            <text:p>BenWillmott@trashymail.com</text:p>
          </table:table-cell>
          <table:table-cell office:value-type="string">
            <text:p>6/15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Gonzalez</text:p>
          </table:table-cell>
          <table:table-cell office:value-type="string">
            <text:p>JasonJGonzalez@trashymail.com</text:p>
          </table:table-cell>
          <table:table-cell office:value-type="string">
            <text:p>10/19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ssica</text:p>
          </table:table-cell>
          <table:table-cell office:value-type="string">
            <text:p>Carson</text:p>
          </table:table-cell>
          <table:table-cell office:value-type="string">
            <text:p>JessicaCarson@pookmail.com</text:p>
          </table:table-cell>
          <table:table-cell office:value-type="string">
            <text:p>1/2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in</text:p>
          </table:table-cell>
          <table:table-cell office:value-type="string">
            <text:p>Thirkell</text:p>
          </table:table-cell>
          <table:table-cell office:value-type="string">
            <text:p>CaitlinThirkell@pookmail.com</text:p>
          </table:table-cell>
          <table:table-cell office:value-type="string">
            <text:p>5/20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McMillan</text:p>
          </table:table-cell>
          <table:table-cell office:value-type="string">
            <text:p>EllieMcMillan@trashymail.com</text:p>
          </table:table-cell>
          <table:table-cell office:value-type="string">
            <text:p>6/15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Hartnett</text:p>
          </table:table-cell>
          <table:table-cell office:value-type="string">
            <text:p>SeanHartnett@mailinator.com</text:p>
          </table:table-cell>
          <table:table-cell office:value-type="string">
            <text:p>1/31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ette</text:p>
          </table:table-cell>
          <table:table-cell office:value-type="string">
            <text:p>Palmer</text:p>
          </table:table-cell>
          <table:table-cell office:value-type="string">
            <text:p>JanetteMPalmer@spambob.com</text:p>
          </table:table-cell>
          <table:table-cell office:value-type="string">
            <text:p>5/28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pencer</text:p>
          </table:table-cell>
          <table:table-cell office:value-type="string">
            <text:p>Hills</text:p>
          </table:table-cell>
          <table:table-cell office:value-type="string">
            <text:p>SpencerHills@mailinator.com</text:p>
          </table:table-cell>
          <table:table-cell office:value-type="string">
            <text:p>6/30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rnél</text:p>
          </table:table-cell>
          <table:table-cell office:value-type="string">
            <text:p>Márkus</text:p>
          </table:table-cell>
          <table:table-cell office:value-type="string">
            <text:p>MarkusKornel@pookmail.com</text:p>
          </table:table-cell>
          <table:table-cell office:value-type="string">
            <text:p>1/28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gan</text:p>
          </table:table-cell>
          <table:table-cell office:value-type="string">
            <text:p>Swinton</text:p>
          </table:table-cell>
          <table:table-cell office:value-type="string">
            <text:p>MeganRSwinton@pookmail.com</text:p>
          </table:table-cell>
          <table:table-cell office:value-type="string">
            <text:p>5/9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da</text:p>
          </table:table-cell>
          <table:table-cell office:value-type="string">
            <text:p>Hughes</text:p>
          </table:table-cell>
          <table:table-cell office:value-type="string">
            <text:p>IdaJHughes@spambob.com</text:p>
          </table:table-cell>
          <table:table-cell office:value-type="string">
            <text:p>11/22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ros</text:p>
          </table:table-cell>
          <table:table-cell office:value-type="string">
            <text:p>Dömötör</text:p>
          </table:table-cell>
          <table:table-cell office:value-type="string">
            <text:p>DomotorUros@spambob.com</text:p>
          </table:table-cell>
          <table:table-cell office:value-type="string">
            <text:p>8/3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ci</text:p>
          </table:table-cell>
          <table:table-cell office:value-type="string">
            <text:p>Manning</text:p>
          </table:table-cell>
          <table:table-cell office:value-type="string">
            <text:p>MarciAManning@mailinator.com</text:p>
          </table:table-cell>
          <table:table-cell office:value-type="string">
            <text:p>9/11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a</text:p>
          </table:table-cell>
          <table:table-cell office:value-type="string">
            <text:p>Randolph</text:p>
          </table:table-cell>
          <table:table-cell office:value-type="string">
            <text:p>AnaJRandolph@dodgit.com</text:p>
          </table:table-cell>
          <table:table-cell office:value-type="string">
            <text:p>2/20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udia</text:p>
          </table:table-cell>
          <table:table-cell office:value-type="string">
            <text:p>Helpman</text:p>
          </table:table-cell>
          <table:table-cell office:value-type="string">
            <text:p>ClaudiaHelpman@mailinator.com</text:p>
          </table:table-cell>
          <table:table-cell office:value-type="string">
            <text:p>9/14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Reyes</text:p>
          </table:table-cell>
          <table:table-cell office:value-type="string">
            <text:p>AnnaBReyes@pookmail.com</text:p>
          </table:table-cell>
          <table:table-cell office:value-type="string">
            <text:p>7/28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lph</text:p>
          </table:table-cell>
          <table:table-cell office:value-type="string">
            <text:p>Hans</text:p>
          </table:table-cell>
          <table:table-cell office:value-type="string">
            <text:p>RalphSHans@mailinator.com</text:p>
          </table:table-cell>
          <table:table-cell office:value-type="string">
            <text:p>12/14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Newell</text:p>
          </table:table-cell>
          <table:table-cell office:value-type="string">
            <text:p>JamesKNewell@trashymail.com</text:p>
          </table:table-cell>
          <table:table-cell office:value-type="string">
            <text:p>1/2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móna</text:p>
          </table:table-cell>
          <table:table-cell office:value-type="string">
            <text:p>Kárpáty</text:p>
          </table:table-cell>
          <table:table-cell office:value-type="string">
            <text:p>KarpatyRamona@mailinator.com</text:p>
          </table:table-cell>
          <table:table-cell office:value-type="string">
            <text:p>4/9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ward</text:p>
          </table:table-cell>
          <table:table-cell office:value-type="string">
            <text:p>Collison</text:p>
          </table:table-cell>
          <table:table-cell office:value-type="string">
            <text:p>EdwardMCollison@trashymail.com</text:p>
          </table:table-cell>
          <table:table-cell office:value-type="string">
            <text:p>5/22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Fairfax</text:p>
          </table:table-cell>
          <table:table-cell office:value-type="string">
            <text:p>MaryFairfax@mailinator.com</text:p>
          </table:table-cell>
          <table:table-cell office:value-type="string">
            <text:p>1/29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mpoly</text:p>
          </table:table-cell>
          <table:table-cell office:value-type="string">
            <text:p>Joó</text:p>
          </table:table-cell>
          <table:table-cell office:value-type="string">
            <text:p>JooOmpoly@spambob.com</text:p>
          </table:table-cell>
          <table:table-cell office:value-type="string">
            <text:p>10/31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mand</text:p>
          </table:table-cell>
          <table:table-cell office:value-type="string">
            <text:p>Szőllőssi</text:p>
          </table:table-cell>
          <table:table-cell office:value-type="string">
            <text:p>SzollossiArmand@trashymail.com</text:p>
          </table:table-cell>
          <table:table-cell office:value-type="string">
            <text:p>5/17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Turley</text:p>
          </table:table-cell>
          <table:table-cell office:value-type="string">
            <text:p>EllieTurley@trashymail.com</text:p>
          </table:table-cell>
          <table:table-cell office:value-type="string">
            <text:p>7/21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ienna</text:p>
          </table:table-cell>
          <table:table-cell office:value-type="string">
            <text:p>Nielsen</text:p>
          </table:table-cell>
          <table:table-cell office:value-type="string">
            <text:p>SiennaNielsen@pookmail.com</text:p>
          </table:table-cell>
          <table:table-cell office:value-type="string">
            <text:p>10/30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nikõ</text:p>
          </table:table-cell>
          <table:table-cell office:value-type="string">
            <text:p>Vöröss</text:p>
          </table:table-cell>
          <table:table-cell office:value-type="string">
            <text:p>VorossEniko@trashymail.com</text:p>
          </table:table-cell>
          <table:table-cell office:value-type="string">
            <text:p>2/22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ka</text:p>
          </table:table-cell>
          <table:table-cell office:value-type="string">
            <text:p>Barna</text:p>
          </table:table-cell>
          <table:table-cell office:value-type="string">
            <text:p>BarnaMarika@dodgit.com</text:p>
          </table:table-cell>
          <table:table-cell office:value-type="string">
            <text:p>11/17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m</text:p>
          </table:table-cell>
          <table:table-cell office:value-type="string">
            <text:p>Kramer</text:p>
          </table:table-cell>
          <table:table-cell office:value-type="string">
            <text:p>MariamKramer@spambob.com</text:p>
          </table:table-cell>
          <table:table-cell office:value-type="string">
            <text:p>4/7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zson</text:p>
          </table:table-cell>
          <table:table-cell office:value-type="string">
            <text:p>Dávid</text:p>
          </table:table-cell>
          <table:table-cell office:value-type="string">
            <text:p>DavidGerzson@dodgit.com</text:p>
          </table:table-cell>
          <table:table-cell office:value-type="string">
            <text:p>9/18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ca Ilka</text:p>
          </table:table-cell>
          <table:table-cell office:value-type="string">
            <text:p>Lévay</text:p>
          </table:table-cell>
          <table:table-cell office:value-type="string">
            <text:p>LevayIcaIlka@trashymail.com</text:p>
          </table:table-cell>
          <table:table-cell office:value-type="string">
            <text:p>5/17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eronika</text:p>
          </table:table-cell>
          <table:table-cell office:value-type="string">
            <text:p>Major</text:p>
          </table:table-cell>
          <table:table-cell office:value-type="string">
            <text:p>MajorVeronika@dodgit.com</text:p>
          </table:table-cell>
          <table:table-cell office:value-type="string">
            <text:p>4/27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vin</text:p>
          </table:table-cell>
          <table:table-cell office:value-type="string">
            <text:p>Kling</text:p>
          </table:table-cell>
          <table:table-cell office:value-type="string">
            <text:p>KevinEKling@dodgit.com</text:p>
          </table:table-cell>
          <table:table-cell office:value-type="string">
            <text:p>1/28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Duckett</text:p>
          </table:table-cell>
          <table:table-cell office:value-type="string">
            <text:p>ChristopherRDuckett@mailinator.com</text:p>
          </table:table-cell>
          <table:table-cell office:value-type="string">
            <text:p>7/25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yssa</text:p>
          </table:table-cell>
          <table:table-cell office:value-type="string">
            <text:p>Clarey</text:p>
          </table:table-cell>
          <table:table-cell office:value-type="string">
            <text:p>AlyssaClarey@trashymail.com</text:p>
          </table:table-cell>
          <table:table-cell office:value-type="string">
            <text:p>12/29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tusz</text:p>
          </table:table-cell>
          <table:table-cell office:value-type="string">
            <text:p>Takách</text:p>
          </table:table-cell>
          <table:table-cell office:value-type="string">
            <text:p>TakachTitusz@trashymail.com</text:p>
          </table:table-cell>
          <table:table-cell office:value-type="string">
            <text:p>11/26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Gera</text:p>
          </table:table-cell>
          <table:table-cell office:value-type="string">
            <text:p>GeraAnna@pookmail.com</text:p>
          </table:table-cell>
          <table:table-cell office:value-type="string">
            <text:p>11/25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ck</text:p>
          </table:table-cell>
          <table:table-cell office:value-type="string">
            <text:p>Marchant</text:p>
          </table:table-cell>
          <table:table-cell office:value-type="string">
            <text:p>BrockMarchant@spambob.com</text:p>
          </table:table-cell>
          <table:table-cell office:value-type="string">
            <text:p>8/4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e</text:p>
          </table:table-cell>
          <table:table-cell office:value-type="string">
            <text:p>Neil</text:p>
          </table:table-cell>
          <table:table-cell office:value-type="string">
            <text:p>AliceRNeil@dodgit.com</text:p>
          </table:table-cell>
          <table:table-cell office:value-type="string">
            <text:p>7/15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jzon</text:p>
          </table:table-cell>
          <table:table-cell office:value-type="string">
            <text:p>Földy</text:p>
          </table:table-cell>
          <table:table-cell office:value-type="string">
            <text:p>FoldyZajzon@dodgit.com</text:p>
          </table:table-cell>
          <table:table-cell office:value-type="string">
            <text:p>3/14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dit</text:p>
          </table:table-cell>
          <table:table-cell office:value-type="string">
            <text:p>Szöllössy</text:p>
          </table:table-cell>
          <table:table-cell office:value-type="string">
            <text:p>SzollossyJudit@spambob.com</text:p>
          </table:table-cell>
          <table:table-cell office:value-type="string">
            <text:p>8/19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s</text:p>
          </table:table-cell>
          <table:table-cell office:value-type="string">
            <text:p>Szőlösi</text:p>
          </table:table-cell>
          <table:table-cell office:value-type="string">
            <text:p>SzolosiOrs@trashymail.com</text:p>
          </table:table-cell>
          <table:table-cell office:value-type="string">
            <text:p>4/23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m</text:p>
          </table:table-cell>
          <table:table-cell office:value-type="string">
            <text:p>Nelson</text:p>
          </table:table-cell>
          <table:table-cell office:value-type="string">
            <text:p>WmANelson@trashymail.com</text:p>
          </table:table-cell>
          <table:table-cell office:value-type="string">
            <text:p>10/23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</text:p>
          </table:table-cell>
          <table:table-cell office:value-type="string">
            <text:p>Becker</text:p>
          </table:table-cell>
          <table:table-cell office:value-type="string">
            <text:p>ElizaBecker@spambob.com</text:p>
          </table:table-cell>
          <table:table-cell office:value-type="string">
            <text:p>1/28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ónika</text:p>
          </table:table-cell>
          <table:table-cell office:value-type="string">
            <text:p>Szepesy</text:p>
          </table:table-cell>
          <table:table-cell office:value-type="string">
            <text:p>SzepesyMonika@pookmail.com</text:p>
          </table:table-cell>
          <table:table-cell office:value-type="string">
            <text:p>4/24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sztrik</text:p>
          </table:table-cell>
          <table:table-cell office:value-type="string">
            <text:p>Gulyás</text:p>
          </table:table-cell>
          <table:table-cell office:value-type="string">
            <text:p>GulyasAsztrik@trashymail.com</text:p>
          </table:table-cell>
          <table:table-cell office:value-type="string">
            <text:p>11/21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mere</text:p>
          </table:table-cell>
          <table:table-cell office:value-type="string">
            <text:p>Bányay</text:p>
          </table:table-cell>
          <table:table-cell office:value-type="string">
            <text:p>BanyaySzemere@mailinator.com</text:p>
          </table:table-cell>
          <table:table-cell office:value-type="string">
            <text:p>3/10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llegrin</text:p>
          </table:table-cell>
          <table:table-cell office:value-type="string">
            <text:p>Lukács</text:p>
          </table:table-cell>
          <table:table-cell office:value-type="string">
            <text:p>LukacsPellegrin@pookmail.com</text:p>
          </table:table-cell>
          <table:table-cell office:value-type="string">
            <text:p>2/22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bet</text:p>
          </table:table-cell>
          <table:table-cell office:value-type="string">
            <text:p>Vargha</text:p>
          </table:table-cell>
          <table:table-cell office:value-type="string">
            <text:p>VarghaElizabet@spambob.com</text:p>
          </table:table-cell>
          <table:table-cell office:value-type="string">
            <text:p>5/30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dos</text:p>
          </table:table-cell>
          <table:table-cell office:value-type="string">
            <text:p>Balog</text:p>
          </table:table-cell>
          <table:table-cell office:value-type="string">
            <text:p>BalogKardos@spambob.com</text:p>
          </table:table-cell>
          <table:table-cell office:value-type="string">
            <text:p>5/1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hály</text:p>
          </table:table-cell>
          <table:table-cell office:value-type="string">
            <text:p>Pethő</text:p>
          </table:table-cell>
          <table:table-cell office:value-type="string">
            <text:p>PethoMihaly@spambob.com</text:p>
          </table:table-cell>
          <table:table-cell office:value-type="string">
            <text:p>1/28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</text:p>
          </table:table-cell>
          <table:table-cell office:value-type="string">
            <text:p>Redmond</text:p>
          </table:table-cell>
          <table:table-cell office:value-type="string">
            <text:p>ElizaRedmond@dodgit.com</text:p>
          </table:table-cell>
          <table:table-cell office:value-type="string">
            <text:p>3/15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</text:p>
          </table:table-cell>
          <table:table-cell office:value-type="string">
            <text:p>Csapó</text:p>
          </table:table-cell>
          <table:table-cell office:value-type="string">
            <text:p>CsapoKati@pookmail.com</text:p>
          </table:table-cell>
          <table:table-cell office:value-type="string">
            <text:p>3/25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Fogle</text:p>
          </table:table-cell>
          <table:table-cell office:value-type="string">
            <text:p>JamesPFogle@spambob.com</text:p>
          </table:table-cell>
          <table:table-cell office:value-type="string">
            <text:p>5/28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emma</text:p>
          </table:table-cell>
          <table:table-cell office:value-type="string">
            <text:p>Vicars</text:p>
          </table:table-cell>
          <table:table-cell office:value-type="string">
            <text:p>GemmaVicars@pookmail.com</text:p>
          </table:table-cell>
          <table:table-cell office:value-type="string">
            <text:p>11/16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rcy</text:p>
          </table:table-cell>
          <table:table-cell office:value-type="string">
            <text:p>Hoddle</text:p>
          </table:table-cell>
          <table:table-cell office:value-type="string">
            <text:p>DarcyHoddle@dodgit.com</text:p>
          </table:table-cell>
          <table:table-cell office:value-type="string">
            <text:p>3/10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mothy</text:p>
          </table:table-cell>
          <table:table-cell office:value-type="string">
            <text:p>Champion</text:p>
          </table:table-cell>
          <table:table-cell office:value-type="string">
            <text:p>TimothyChampion@pookmail.com</text:p>
          </table:table-cell>
          <table:table-cell office:value-type="string">
            <text:p>8/26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rzsebet</text:p>
          </table:table-cell>
          <table:table-cell office:value-type="string">
            <text:p>Torma</text:p>
          </table:table-cell>
          <table:table-cell office:value-type="string">
            <text:p>TormaOrzsebet@dodgit.com</text:p>
          </table:table-cell>
          <table:table-cell office:value-type="string">
            <text:p>6/26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ónika</text:p>
          </table:table-cell>
          <table:table-cell office:value-type="string">
            <text:p>Földessi</text:p>
          </table:table-cell>
          <table:table-cell office:value-type="string">
            <text:p>FoldessiMonika@dodgit.com</text:p>
          </table:table-cell>
          <table:table-cell office:value-type="string">
            <text:p>2/1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ven</text:p>
          </table:table-cell>
          <table:table-cell office:value-type="string">
            <text:p>Topper</text:p>
          </table:table-cell>
          <table:table-cell office:value-type="string">
            <text:p>StevenTTopper@trashymail.com</text:p>
          </table:table-cell>
          <table:table-cell office:value-type="string">
            <text:p>1/5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</text:p>
          </table:table-cell>
          <table:table-cell office:value-type="string">
            <text:p>Gál</text:p>
          </table:table-cell>
          <table:table-cell office:value-type="string">
            <text:p>GalKata@pookmail.com</text:p>
          </table:table-cell>
          <table:table-cell office:value-type="string">
            <text:p>4/26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rda</text:p>
          </table:table-cell>
          <table:table-cell office:value-type="string">
            <text:p>Bartha</text:p>
          </table:table-cell>
          <table:table-cell office:value-type="string">
            <text:p>BarthaDarda@dodgit.com</text:p>
          </table:table-cell>
          <table:table-cell office:value-type="string">
            <text:p>12/6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nter</text:p>
          </table:table-cell>
          <table:table-cell office:value-type="string">
            <text:p>Bassett</text:p>
          </table:table-cell>
          <table:table-cell office:value-type="string">
            <text:p>HunterBassett@trashymail.com</text:p>
          </table:table-cell>
          <table:table-cell office:value-type="string">
            <text:p>9/3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Chester</text:p>
          </table:table-cell>
          <table:table-cell office:value-type="string">
            <text:p>LucasChester@dodgit.com</text:p>
          </table:table-cell>
          <table:table-cell office:value-type="string">
            <text:p>9/17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rent</text:p>
          </table:table-cell>
          <table:table-cell office:value-type="string">
            <text:p>Smith</text:p>
          </table:table-cell>
          <table:table-cell office:value-type="string">
            <text:p>TrentVSmith@mailinator.com</text:p>
          </table:table-cell>
          <table:table-cell office:value-type="string">
            <text:p>2/9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ven</text:p>
          </table:table-cell>
          <table:table-cell office:value-type="string">
            <text:p>Yarbrough</text:p>
          </table:table-cell>
          <table:table-cell office:value-type="string">
            <text:p>StevenNYarbrough@mailinator.com</text:p>
          </table:table-cell>
          <table:table-cell office:value-type="string">
            <text:p>1/7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nnie</text:p>
          </table:table-cell>
          <table:table-cell office:value-type="string">
            <text:p>Williams</text:p>
          </table:table-cell>
          <table:table-cell office:value-type="string">
            <text:p>RonnieMWilliams@mailinator.com</text:p>
          </table:table-cell>
          <table:table-cell office:value-type="string">
            <text:p>7/20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cika</text:p>
          </table:table-cell>
          <table:table-cell office:value-type="string">
            <text:p>Gáll</text:p>
          </table:table-cell>
          <table:table-cell office:value-type="string">
            <text:p>GallJucika@spambob.com</text:p>
          </table:table-cell>
          <table:table-cell office:value-type="string">
            <text:p>7/28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yce</text:p>
          </table:table-cell>
          <table:table-cell office:value-type="string">
            <text:p>Sander</text:p>
          </table:table-cell>
          <table:table-cell office:value-type="string">
            <text:p>RoyceRSander@dodgit.com</text:p>
          </table:table-cell>
          <table:table-cell office:value-type="string">
            <text:p>10/2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yle</text:p>
          </table:table-cell>
          <table:table-cell office:value-type="string">
            <text:p>King</text:p>
          </table:table-cell>
          <table:table-cell office:value-type="string">
            <text:p>GayleGKing@spambob.com</text:p>
          </table:table-cell>
          <table:table-cell office:value-type="string">
            <text:p>1/29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óra</text:p>
          </table:table-cell>
          <table:table-cell office:value-type="string">
            <text:p>Paál</text:p>
          </table:table-cell>
          <table:table-cell office:value-type="string">
            <text:p>PaalNora@trashymail.com</text:p>
          </table:table-cell>
          <table:table-cell office:value-type="string">
            <text:p>5/28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a</text:p>
          </table:table-cell>
          <table:table-cell office:value-type="string">
            <text:p>Tebbutt</text:p>
          </table:table-cell>
          <table:table-cell office:value-type="string">
            <text:p>SophiaTebbutt@trashymail.com</text:p>
          </table:table-cell>
          <table:table-cell office:value-type="string">
            <text:p>6/16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e</text:p>
          </table:table-cell>
          <table:table-cell office:value-type="string">
            <text:p>Dudley</text:p>
          </table:table-cell>
          <table:table-cell office:value-type="string">
            <text:p>NateDudley@trashymail.com</text:p>
          </table:table-cell>
          <table:table-cell office:value-type="string">
            <text:p>10/10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ven</text:p>
          </table:table-cell>
          <table:table-cell office:value-type="string">
            <text:p>Vaughn</text:p>
          </table:table-cell>
          <table:table-cell office:value-type="string">
            <text:p>StevenJVaughn@mailinator.com</text:p>
          </table:table-cell>
          <table:table-cell office:value-type="string">
            <text:p>3/13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aron</text:p>
          </table:table-cell>
          <table:table-cell office:value-type="string">
            <text:p>Saterfiel</text:p>
          </table:table-cell>
          <table:table-cell office:value-type="string">
            <text:p>SharonBSaterfiel@dodgit.com</text:p>
          </table:table-cell>
          <table:table-cell office:value-type="string">
            <text:p>1/12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shton</text:p>
          </table:table-cell>
          <table:table-cell office:value-type="string">
            <text:p>Biscoe</text:p>
          </table:table-cell>
          <table:table-cell office:value-type="string">
            <text:p>AshtonBiscoe@mailinator.com</text:p>
          </table:table-cell>
          <table:table-cell office:value-type="string">
            <text:p>6/1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son</text:p>
          </table:table-cell>
          <table:table-cell office:value-type="string">
            <text:p>Barnet</text:p>
          </table:table-cell>
          <table:table-cell office:value-type="string">
            <text:p>TysonBarnet@mailinator.com</text:p>
          </table:table-cell>
          <table:table-cell office:value-type="string">
            <text:p>11/9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Wilson</text:p>
          </table:table-cell>
          <table:table-cell office:value-type="string">
            <text:p>BarbaraWWilson@spambob.com</text:p>
          </table:table-cell>
          <table:table-cell office:value-type="string">
            <text:p>11/28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lla</text:p>
          </table:table-cell>
          <table:table-cell office:value-type="string">
            <text:p>Dann</text:p>
          </table:table-cell>
          <table:table-cell office:value-type="string">
            <text:p>MillaDann@spambob.com</text:p>
          </table:table-cell>
          <table:table-cell office:value-type="string">
            <text:p>10/12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</text:p>
          </table:table-cell>
          <table:table-cell office:value-type="string">
            <text:p>Hawthorn</text:p>
          </table:table-cell>
          <table:table-cell office:value-type="string">
            <text:p>WillHawthorn@dodgit.com</text:p>
          </table:table-cell>
          <table:table-cell office:value-type="string">
            <text:p>1/31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tis</text:p>
          </table:table-cell>
          <table:table-cell office:value-type="string">
            <text:p>Smith</text:p>
          </table:table-cell>
          <table:table-cell office:value-type="string">
            <text:p>OtisJSmith@pookmail.com</text:p>
          </table:table-cell>
          <table:table-cell office:value-type="string">
            <text:p>3/21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son</text:p>
          </table:table-cell>
          <table:table-cell office:value-type="string">
            <text:p>Teakle</text:p>
          </table:table-cell>
          <table:table-cell office:value-type="string">
            <text:p>MasonTeakle@dodgit.com</text:p>
          </table:table-cell>
          <table:table-cell office:value-type="string">
            <text:p>10/25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Crain</text:p>
          </table:table-cell>
          <table:table-cell office:value-type="string">
            <text:p>ThomasTCrain@pookmail.com</text:p>
          </table:table-cell>
          <table:table-cell office:value-type="string">
            <text:p>9/23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thur</text:p>
          </table:table-cell>
          <table:table-cell office:value-type="string">
            <text:p>Becerra</text:p>
          </table:table-cell>
          <table:table-cell office:value-type="string">
            <text:p>ArthurSBecerra@spambob.com</text:p>
          </table:table-cell>
          <table:table-cell office:value-type="string">
            <text:p>8/6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ymond</text:p>
          </table:table-cell>
          <table:table-cell office:value-type="string">
            <text:p>Dowdy</text:p>
          </table:table-cell>
          <table:table-cell office:value-type="string">
            <text:p>RaymondDDowdy@mailinator.com</text:p>
          </table:table-cell>
          <table:table-cell office:value-type="string">
            <text:p>10/21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elson</text:p>
          </table:table-cell>
          <table:table-cell office:value-type="string">
            <text:p>Bak</text:p>
          </table:table-cell>
          <table:table-cell office:value-type="string">
            <text:p>NelsonDBak@pookmail.com</text:p>
          </table:table-cell>
          <table:table-cell office:value-type="string">
            <text:p>7/19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rina</text:p>
          </table:table-cell>
          <table:table-cell office:value-type="string">
            <text:p>Havassy</text:p>
          </table:table-cell>
          <table:table-cell office:value-type="string">
            <text:p>HavassyKatarina@pookmail.com</text:p>
          </table:table-cell>
          <table:table-cell office:value-type="string">
            <text:p>4/22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berly</text:p>
          </table:table-cell>
          <table:table-cell office:value-type="string">
            <text:p>Bartley</text:p>
          </table:table-cell>
          <table:table-cell office:value-type="string">
            <text:p>KimberlyEBartley@dodgit.com</text:p>
          </table:table-cell>
          <table:table-cell office:value-type="string">
            <text:p>5/14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eggy</text:p>
          </table:table-cell>
          <table:table-cell office:value-type="string">
            <text:p>Tarin</text:p>
          </table:table-cell>
          <table:table-cell office:value-type="string">
            <text:p>PeggyJTarin@spambob.com</text:p>
          </table:table-cell>
          <table:table-cell office:value-type="string">
            <text:p>1/3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ke</text:p>
          </table:table-cell>
          <table:table-cell office:value-type="string">
            <text:p>Henson</text:p>
          </table:table-cell>
          <table:table-cell office:value-type="string">
            <text:p>MikeBHenson@trashymail.com</text:p>
          </table:table-cell>
          <table:table-cell office:value-type="string">
            <text:p>9/5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Price</text:p>
          </table:table-cell>
          <table:table-cell office:value-type="string">
            <text:p>MichaelAPrice@mailinator.com</text:p>
          </table:table-cell>
          <table:table-cell office:value-type="string">
            <text:p>8/6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mmy</text:p>
          </table:table-cell>
          <table:table-cell office:value-type="string">
            <text:p>Jones</text:p>
          </table:table-cell>
          <table:table-cell office:value-type="string">
            <text:p>TammySJones@spambob.com</text:p>
          </table:table-cell>
          <table:table-cell office:value-type="string">
            <text:p>5/16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uise</text:p>
          </table:table-cell>
          <table:table-cell office:value-type="string">
            <text:p>Wygant</text:p>
          </table:table-cell>
          <table:table-cell office:value-type="string">
            <text:p>LouiseTWygant@spambob.com</text:p>
          </table:table-cell>
          <table:table-cell office:value-type="string">
            <text:p>4/20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aret</text:p>
          </table:table-cell>
          <table:table-cell office:value-type="string">
            <text:p>Carlyle</text:p>
          </table:table-cell>
          <table:table-cell office:value-type="string">
            <text:p>MargaretWCarlyle@mailinator.com</text:p>
          </table:table-cell>
          <table:table-cell office:value-type="string">
            <text:p>4/27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la</text:p>
          </table:table-cell>
          <table:table-cell office:value-type="string">
            <text:p>Bage</text:p>
          </table:table-cell>
          <table:table-cell office:value-type="string">
            <text:p>IslaBage@pookmail.com</text:p>
          </table:table-cell>
          <table:table-cell office:value-type="string">
            <text:p>12/22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ita</text:p>
          </table:table-cell>
          <table:table-cell office:value-type="string">
            <text:p>Major</text:p>
          </table:table-cell>
          <table:table-cell office:value-type="string">
            <text:p>MajorAnita@pookmail.com</text:p>
          </table:table-cell>
          <table:table-cell office:value-type="string">
            <text:p>5/11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nnifer</text:p>
          </table:table-cell>
          <table:table-cell office:value-type="string">
            <text:p>Thornton</text:p>
          </table:table-cell>
          <table:table-cell office:value-type="string">
            <text:p>JenniferMThornton@pookmail.com</text:p>
          </table:table-cell>
          <table:table-cell office:value-type="string">
            <text:p>5/7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thony</text:p>
          </table:table-cell>
          <table:table-cell office:value-type="string">
            <text:p>Schwing</text:p>
          </table:table-cell>
          <table:table-cell office:value-type="string">
            <text:p>AnthonyLSchwing@trashymail.com</text:p>
          </table:table-cell>
          <table:table-cell office:value-type="string">
            <text:p>7/29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nald</text:p>
          </table:table-cell>
          <table:table-cell office:value-type="string">
            <text:p>Price</text:p>
          </table:table-cell>
          <table:table-cell office:value-type="string">
            <text:p>RonaldAPrice@trashymail.com</text:p>
          </table:table-cell>
          <table:table-cell office:value-type="string">
            <text:p>8/19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Smith</text:p>
          </table:table-cell>
          <table:table-cell office:value-type="string">
            <text:p>MatthewJSmith@dodgit.com</text:p>
          </table:table-cell>
          <table:table-cell office:value-type="string">
            <text:p>6/14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laudia</text:p>
          </table:table-cell>
          <table:table-cell office:value-type="string">
            <text:p>Szalai</text:p>
          </table:table-cell>
          <table:table-cell office:value-type="string">
            <text:p>SzalaiKlaudia@pookmail.com</text:p>
          </table:table-cell>
          <table:table-cell office:value-type="string">
            <text:p>6/26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Handt</text:p>
          </table:table-cell>
          <table:table-cell office:value-type="string">
            <text:p>CaitlynHandt@pookmail.com</text:p>
          </table:table-cell>
          <table:table-cell office:value-type="string">
            <text:p>8/8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jnalka</text:p>
          </table:table-cell>
          <table:table-cell office:value-type="string">
            <text:p>Szöcs</text:p>
          </table:table-cell>
          <table:table-cell office:value-type="string">
            <text:p>SzocsHajnalka@spambob.com</text:p>
          </table:table-cell>
          <table:table-cell office:value-type="string">
            <text:p>11/14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terke</text:p>
          </table:table-cell>
          <table:table-cell office:value-type="string">
            <text:p>Földessi</text:p>
          </table:table-cell>
          <table:table-cell office:value-type="string">
            <text:p>FoldessiPeterke@pookmail.com</text:p>
          </table:table-cell>
          <table:table-cell office:value-type="string">
            <text:p>3/29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lyde</text:p>
          </table:table-cell>
          <table:table-cell office:value-type="string">
            <text:p>Crespo</text:p>
          </table:table-cell>
          <table:table-cell office:value-type="string">
            <text:p>ClydeSCrespo@dodgit.com</text:p>
          </table:table-cell>
          <table:table-cell office:value-type="string">
            <text:p>10/4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llegrin</text:p>
          </table:table-cell>
          <table:table-cell office:value-type="string">
            <text:p>Mauer</text:p>
          </table:table-cell>
          <table:table-cell office:value-type="string">
            <text:p>MauerPellegrin@spambob.com</text:p>
          </table:table-cell>
          <table:table-cell office:value-type="string">
            <text:p>2/9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rencz</text:p>
          </table:table-cell>
          <table:table-cell office:value-type="string">
            <text:p>Timár</text:p>
          </table:table-cell>
          <table:table-cell office:value-type="string">
            <text:p>TimarLorencz@dodgit.com</text:p>
          </table:table-cell>
          <table:table-cell office:value-type="string">
            <text:p>2/12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phen</text:p>
          </table:table-cell>
          <table:table-cell office:value-type="string">
            <text:p>Hayes</text:p>
          </table:table-cell>
          <table:table-cell office:value-type="string">
            <text:p>StephenLHayes@trashymail.com</text:p>
          </table:table-cell>
          <table:table-cell office:value-type="string">
            <text:p>1/8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ill</text:p>
          </table:table-cell>
          <table:table-cell office:value-type="string">
            <text:p>Walker</text:p>
          </table:table-cell>
          <table:table-cell office:value-type="string">
            <text:p>BillEWalker@spambob.com</text:p>
          </table:table-cell>
          <table:table-cell office:value-type="string">
            <text:p>11/14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vin</text:p>
          </table:table-cell>
          <table:table-cell office:value-type="string">
            <text:p>McLamb</text:p>
          </table:table-cell>
          <table:table-cell office:value-type="string">
            <text:p>AlvinFMcLamb@spambob.com</text:p>
          </table:table-cell>
          <table:table-cell office:value-type="string">
            <text:p>12/1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kard</text:p>
          </table:table-cell>
          <table:table-cell office:value-type="string">
            <text:p>Angyal</text:p>
          </table:table-cell>
          <table:table-cell office:value-type="string">
            <text:p>AngyalRikard@mailinator.com</text:p>
          </table:table-cell>
          <table:table-cell office:value-type="string">
            <text:p>4/3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Jack</text:p>
          </table:table-cell>
          <table:table-cell office:value-type="string">
            <text:p>NathanJack@trashymail.com</text:p>
          </table:table-cell>
          <table:table-cell office:value-type="string">
            <text:p>2/5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Hinson</text:p>
          </table:table-cell>
          <table:table-cell office:value-type="string">
            <text:p>WilliamAHinson@pookmail.com</text:p>
          </table:table-cell>
          <table:table-cell office:value-type="string">
            <text:p>9/17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helma</text:p>
          </table:table-cell>
          <table:table-cell office:value-type="string">
            <text:p>Reyes</text:p>
          </table:table-cell>
          <table:table-cell office:value-type="string">
            <text:p>ThelmaSReyes@spambob.com</text:p>
          </table:table-cell>
          <table:table-cell office:value-type="string">
            <text:p>7/4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</text:p>
          </table:table-cell>
          <table:table-cell office:value-type="string">
            <text:p>Walstab</text:p>
          </table:table-cell>
          <table:table-cell office:value-type="string">
            <text:p>RoseWalstab@spambob.com</text:p>
          </table:table-cell>
          <table:table-cell office:value-type="string">
            <text:p>5/6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Olsson</text:p>
          </table:table-cell>
          <table:table-cell office:value-type="string">
            <text:p>ThomasHOlsson@pookmail.com</text:p>
          </table:table-cell>
          <table:table-cell office:value-type="string">
            <text:p>1/25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yla</text:p>
          </table:table-cell>
          <table:table-cell office:value-type="string">
            <text:p>Beit</text:p>
          </table:table-cell>
          <table:table-cell office:value-type="string">
            <text:p>KaylaBeit@spambob.com</text:p>
          </table:table-cell>
          <table:table-cell office:value-type="string">
            <text:p>9/7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nnah</text:p>
          </table:table-cell>
          <table:table-cell office:value-type="string">
            <text:p>Sawers</text:p>
          </table:table-cell>
          <table:table-cell office:value-type="string">
            <text:p>HannahSawers@spambob.com</text:p>
          </table:table-cell>
          <table:table-cell office:value-type="string">
            <text:p>5/14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lyn</text:p>
          </table:table-cell>
          <table:table-cell office:value-type="string">
            <text:p>Fuentez</text:p>
          </table:table-cell>
          <table:table-cell office:value-type="string">
            <text:p>RoselynVFuentez@dodgit.com</text:p>
          </table:table-cell>
          <table:table-cell office:value-type="string">
            <text:p>2/24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nita</text:p>
          </table:table-cell>
          <table:table-cell office:value-type="string">
            <text:p>Sell</text:p>
          </table:table-cell>
          <table:table-cell office:value-type="string">
            <text:p>BonitaCSell@dodgit.com</text:p>
          </table:table-cell>
          <table:table-cell office:value-type="string">
            <text:p>5/21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cella</text:p>
          </table:table-cell>
          <table:table-cell office:value-type="string">
            <text:p>Quick</text:p>
          </table:table-cell>
          <table:table-cell office:value-type="string">
            <text:p>MarcellaFQuick@dodgit.com</text:p>
          </table:table-cell>
          <table:table-cell office:value-type="string">
            <text:p>10/4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asztaizia</text:p>
          </table:table-cell>
          <table:table-cell office:value-type="string">
            <text:p>Göröncsér</text:p>
          </table:table-cell>
          <table:table-cell office:value-type="string">
            <text:p>GoroncserAnasztaizia@spambob.com</text:p>
          </table:table-cell>
          <table:table-cell office:value-type="string">
            <text:p>7/7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beth</text:p>
          </table:table-cell>
          <table:table-cell office:value-type="string">
            <text:p>Buckingham</text:p>
          </table:table-cell>
          <table:table-cell office:value-type="string">
            <text:p>ElizabethBuckingham@trashymail.com</text:p>
          </table:table-cell>
          <table:table-cell office:value-type="string">
            <text:p>1/21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izi</text:p>
          </table:table-cell>
          <table:table-cell office:value-type="string">
            <text:p>Fenyvessy</text:p>
          </table:table-cell>
          <table:table-cell office:value-type="string">
            <text:p>FenyvessyGizi@mailinator.com</text:p>
          </table:table-cell>
          <table:table-cell office:value-type="string">
            <text:p>9/28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Wentcher</text:p>
          </table:table-cell>
          <table:table-cell office:value-type="string">
            <text:p>LauraWentcher@dodgit.com</text:p>
          </table:table-cell>
          <table:table-cell office:value-type="string">
            <text:p>10/11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rina</text:p>
          </table:table-cell>
          <table:table-cell office:value-type="string">
            <text:p>Rodriguez</text:p>
          </table:table-cell>
          <table:table-cell office:value-type="string">
            <text:p>KatrinaMRodriguez@trashymail.com</text:p>
          </table:table-cell>
          <table:table-cell office:value-type="string">
            <text:p>9/26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gan</text:p>
          </table:table-cell>
          <table:table-cell office:value-type="string">
            <text:p>Hirsch</text:p>
          </table:table-cell>
          <table:table-cell office:value-type="string">
            <text:p>LoganHirsch@pookmail.com</text:p>
          </table:table-cell>
          <table:table-cell office:value-type="string">
            <text:p>11/23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ylan</text:p>
          </table:table-cell>
          <table:table-cell office:value-type="string">
            <text:p>Youl</text:p>
          </table:table-cell>
          <table:table-cell office:value-type="string">
            <text:p>DylanYoul@dodgit.com</text:p>
          </table:table-cell>
          <table:table-cell office:value-type="string">
            <text:p>2/28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enny</text:p>
          </table:table-cell>
          <table:table-cell office:value-type="string">
            <text:p>Sharp</text:p>
          </table:table-cell>
          <table:table-cell office:value-type="string">
            <text:p>PennyKSharp@pookmail.com</text:p>
          </table:table-cell>
          <table:table-cell office:value-type="string">
            <text:p>9/10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livia</text:p>
          </table:table-cell>
          <table:table-cell office:value-type="string">
            <text:p>Monger</text:p>
          </table:table-cell>
          <table:table-cell office:value-type="string">
            <text:p>OliviaMonger@pookmail.com</text:p>
          </table:table-cell>
          <table:table-cell office:value-type="string">
            <text:p>5/27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gely</text:p>
          </table:table-cell>
          <table:table-cell office:value-type="string">
            <text:p>Ferenc</text:p>
          </table:table-cell>
          <table:table-cell office:value-type="string">
            <text:p>FerencGergely@pookmail.com</text:p>
          </table:table-cell>
          <table:table-cell office:value-type="string">
            <text:p>9/8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olkus</text:p>
          </table:table-cell>
          <table:table-cell office:value-type="string">
            <text:p>Kállay</text:p>
          </table:table-cell>
          <table:table-cell office:value-type="string">
            <text:p>KallayFolkus@dodgit.com</text:p>
          </table:table-cell>
          <table:table-cell office:value-type="string">
            <text:p>6/12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Havassy</text:p>
          </table:table-cell>
          <table:table-cell office:value-type="string">
            <text:p>HavassyBarbara@mailinator.com</text:p>
          </table:table-cell>
          <table:table-cell office:value-type="string">
            <text:p>8/15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anette</text:p>
          </table:table-cell>
          <table:table-cell office:value-type="string">
            <text:p>Trevino</text:p>
          </table:table-cell>
          <table:table-cell office:value-type="string">
            <text:p>JeanetteATrevino@dodgit.com</text:p>
          </table:table-cell>
          <table:table-cell office:value-type="string">
            <text:p>7/17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Stewart</text:p>
          </table:table-cell>
          <table:table-cell office:value-type="string">
            <text:p>LilianStewart@dodgit.com</text:p>
          </table:table-cell>
          <table:table-cell office:value-type="string">
            <text:p>1/25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íra</text:p>
          </table:table-cell>
          <table:table-cell office:value-type="string">
            <text:p>Lendvay</text:p>
          </table:table-cell>
          <table:table-cell office:value-type="string">
            <text:p>LendvayKira@trashymail.com</text:p>
          </table:table-cell>
          <table:table-cell office:value-type="string">
            <text:p>3/14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alter</text:p>
          </table:table-cell>
          <table:table-cell office:value-type="string">
            <text:p>Garza</text:p>
          </table:table-cell>
          <table:table-cell office:value-type="string">
            <text:p>WalterDGarza@spambob.com</text:p>
          </table:table-cell>
          <table:table-cell office:value-type="string">
            <text:p>1/15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chael</text:p>
          </table:table-cell>
          <table:table-cell office:value-type="string">
            <text:p>Ozment</text:p>
          </table:table-cell>
          <table:table-cell office:value-type="string">
            <text:p>RachaelJOzment@trashymail.com</text:p>
          </table:table-cell>
          <table:table-cell office:value-type="string">
            <text:p>2/13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va</text:p>
          </table:table-cell>
          <table:table-cell office:value-type="string">
            <text:p>Bancks</text:p>
          </table:table-cell>
          <table:table-cell office:value-type="string">
            <text:p>AvaBancks@spambob.com</text:p>
          </table:table-cell>
          <table:table-cell office:value-type="string">
            <text:p>8/24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okos</text:p>
          </table:table-cell>
          <table:table-cell office:value-type="string">
            <text:p>Szücs</text:p>
          </table:table-cell>
          <table:table-cell office:value-type="string">
            <text:p>SzucsDomokos@trashymail.com</text:p>
          </table:table-cell>
          <table:table-cell office:value-type="string">
            <text:p>11/11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Martin</text:p>
          </table:table-cell>
          <table:table-cell office:value-type="string">
            <text:p>MarcusWMartin@spambob.com</text:p>
          </table:table-cell>
          <table:table-cell office:value-type="string">
            <text:p>5/1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itta</text:p>
          </table:table-cell>
          <table:table-cell office:value-type="string">
            <text:p>Földessy</text:p>
          </table:table-cell>
          <table:table-cell office:value-type="string">
            <text:p>FoldessyGitta@mailinator.com</text:p>
          </table:table-cell>
          <table:table-cell office:value-type="string">
            <text:p>8/25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té</text:p>
          </table:table-cell>
          <table:table-cell office:value-type="string">
            <text:p>Török</text:p>
          </table:table-cell>
          <table:table-cell office:value-type="string">
            <text:p>TorokMate@trashymail.com</text:p>
          </table:table-cell>
          <table:table-cell office:value-type="string">
            <text:p>1/15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rry</text:p>
          </table:table-cell>
          <table:table-cell office:value-type="string">
            <text:p>Gallegos</text:p>
          </table:table-cell>
          <table:table-cell office:value-type="string">
            <text:p>SherryBGallegos@trashymail.com</text:p>
          </table:table-cell>
          <table:table-cell office:value-type="string">
            <text:p>3/24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</text:p>
          </table:table-cell>
          <table:table-cell office:value-type="string">
            <text:p>Anderson</text:p>
          </table:table-cell>
          <table:table-cell office:value-type="string">
            <text:p>MariaMAnderson@pookmail.com</text:p>
          </table:table-cell>
          <table:table-cell office:value-type="string">
            <text:p>4/6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phen</text:p>
          </table:table-cell>
          <table:table-cell office:value-type="string">
            <text:p>Alston</text:p>
          </table:table-cell>
          <table:table-cell office:value-type="string">
            <text:p>StephenNAlston@dodgit.com</text:p>
          </table:table-cell>
          <table:table-cell office:value-type="string">
            <text:p>9/28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ina</text:p>
          </table:table-cell>
          <table:table-cell office:value-type="string">
            <text:p>Szepesy</text:p>
          </table:table-cell>
          <table:table-cell office:value-type="string">
            <text:p>SzepesyDorina@mailinator.com</text:p>
          </table:table-cell>
          <table:table-cell office:value-type="string">
            <text:p>10/8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emma</text:p>
          </table:table-cell>
          <table:table-cell office:value-type="string">
            <text:p>McDermott</text:p>
          </table:table-cell>
          <table:table-cell office:value-type="string">
            <text:p>GemmaMcDermott@pookmail.com</text:p>
          </table:table-cell>
          <table:table-cell office:value-type="string">
            <text:p>3/4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regory</text:p>
          </table:table-cell>
          <table:table-cell office:value-type="string">
            <text:p>Young</text:p>
          </table:table-cell>
          <table:table-cell office:value-type="string">
            <text:p>GregoryEYoung@dodgit.com</text:p>
          </table:table-cell>
          <table:table-cell office:value-type="string">
            <text:p>1/31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livia</text:p>
          </table:table-cell>
          <table:table-cell office:value-type="string">
            <text:p>Castella</text:p>
          </table:table-cell>
          <table:table-cell office:value-type="string">
            <text:p>OliviaCastella@trashymail.com</text:p>
          </table:table-cell>
          <table:table-cell office:value-type="string">
            <text:p>1/26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us</text:p>
          </table:table-cell>
          <table:table-cell office:value-type="string">
            <text:p>Meier</text:p>
          </table:table-cell>
          <table:table-cell office:value-type="string">
            <text:p>MeierMarkus@trashymail.com</text:p>
          </table:table-cell>
          <table:table-cell office:value-type="string">
            <text:p>4/11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a</text:p>
          </table:table-cell>
          <table:table-cell office:value-type="string">
            <text:p>Brose</text:p>
          </table:table-cell>
          <table:table-cell office:value-type="string">
            <text:p>EvaBrose@spambob.com</text:p>
          </table:table-cell>
          <table:table-cell office:value-type="string">
            <text:p>8/20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uzsina</text:p>
          </table:table-cell>
          <table:table-cell office:value-type="string">
            <text:p>Lendvay</text:p>
          </table:table-cell>
          <table:table-cell office:value-type="string">
            <text:p>LendvayFruzsina@mailinator.com</text:p>
          </table:table-cell>
          <table:table-cell office:value-type="string">
            <text:p>4/30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oldi</text:p>
          </table:table-cell>
          <table:table-cell office:value-type="string">
            <text:p>Pataky</text:p>
          </table:table-cell>
          <table:table-cell office:value-type="string">
            <text:p>PatakyPoldi@spambob.com</text:p>
          </table:table-cell>
          <table:table-cell office:value-type="string">
            <text:p>2/20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eine</text:p>
          </table:table-cell>
          <table:table-cell office:value-type="string">
            <text:p>McGuffog</text:p>
          </table:table-cell>
          <table:table-cell office:value-type="string">
            <text:p>MadeleineMcGuffog@trashymail.com</text:p>
          </table:table-cell>
          <table:table-cell office:value-type="string">
            <text:p>9/18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gie</text:p>
          </table:table-cell>
          <table:table-cell office:value-type="string">
            <text:p>Donka</text:p>
          </table:table-cell>
          <table:table-cell office:value-type="string">
            <text:p>DonkaAggie@trashymail.com</text:p>
          </table:table-cell>
          <table:table-cell office:value-type="string">
            <text:p>3/25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ina</text:p>
          </table:table-cell>
          <table:table-cell office:value-type="string">
            <text:p>Elkins</text:p>
          </table:table-cell>
          <table:table-cell office:value-type="string">
            <text:p>AngelinaJElkins@trashymail.com</text:p>
          </table:table-cell>
          <table:table-cell office:value-type="string">
            <text:p>7/7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en</text:p>
          </table:table-cell>
          <table:table-cell office:value-type="string">
            <text:p>Walsh</text:p>
          </table:table-cell>
          <table:table-cell office:value-type="string">
            <text:p>KarenJWalsh@pookmail.com</text:p>
          </table:table-cell>
          <table:table-cell office:value-type="string">
            <text:p>1/17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erry</text:p>
          </table:table-cell>
          <table:table-cell office:value-type="string">
            <text:p>Currier</text:p>
          </table:table-cell>
          <table:table-cell office:value-type="string">
            <text:p>TerryMCurrier@spambob.com</text:p>
          </table:table-cell>
          <table:table-cell office:value-type="string">
            <text:p>3/20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race</text:p>
          </table:table-cell>
          <table:table-cell office:value-type="string">
            <text:p>Amess</text:p>
          </table:table-cell>
          <table:table-cell office:value-type="string">
            <text:p>GraceAmess@dodgit.com</text:p>
          </table:table-cell>
          <table:table-cell office:value-type="string">
            <text:p>6/28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Virtue</text:p>
          </table:table-cell>
          <table:table-cell office:value-type="string">
            <text:p>MatthewVirtue@spambob.com</text:p>
          </table:table-cell>
          <table:table-cell office:value-type="string">
            <text:p>8/30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eriberto</text:p>
          </table:table-cell>
          <table:table-cell office:value-type="string">
            <text:p>Anderson</text:p>
          </table:table-cell>
          <table:table-cell office:value-type="string">
            <text:p>HeribertoHAnderson@trashymail.com</text:p>
          </table:table-cell>
          <table:table-cell office:value-type="string">
            <text:p>8/5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than</text:p>
          </table:table-cell>
          <table:table-cell office:value-type="string">
            <text:p>Fisher</text:p>
          </table:table-cell>
          <table:table-cell office:value-type="string">
            <text:p>EthanFisher@trashymail.com</text:p>
          </table:table-cell>
          <table:table-cell office:value-type="string">
            <text:p>6/23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am</text:p>
          </table:table-cell>
          <table:table-cell office:value-type="string">
            <text:p>Evenden</text:p>
          </table:table-cell>
          <table:table-cell office:value-type="string">
            <text:p>AdamEvenden@dodgit.com</text:p>
          </table:table-cell>
          <table:table-cell office:value-type="string">
            <text:p>2/23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vi</text:p>
          </table:table-cell>
          <table:table-cell office:value-type="string">
            <text:p>Dugdale</text:p>
          </table:table-cell>
          <table:table-cell office:value-type="string">
            <text:p>LeviDugdale@dodgit.com</text:p>
          </table:table-cell>
          <table:table-cell office:value-type="string">
            <text:p>12/21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eine</text:p>
          </table:table-cell>
          <table:table-cell office:value-type="string">
            <text:p>Guy</text:p>
          </table:table-cell>
          <table:table-cell office:value-type="string">
            <text:p>MadeleineGuy@spambob.com</text:p>
          </table:table-cell>
          <table:table-cell office:value-type="string">
            <text:p>1/18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Smith</text:p>
          </table:table-cell>
          <table:table-cell office:value-type="string">
            <text:p>RobertLSmith@trashymail.com</text:p>
          </table:table-cell>
          <table:table-cell office:value-type="string">
            <text:p>7/8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rkó</text:p>
          </table:table-cell>
          <table:table-cell office:value-type="string">
            <text:p>Szép</text:p>
          </table:table-cell>
          <table:table-cell office:value-type="string">
            <text:p>SzepMarko@dodgit.com</text:p>
          </table:table-cell>
          <table:table-cell office:value-type="string">
            <text:p>3/12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Phillips</text:p>
          </table:table-cell>
          <table:table-cell office:value-type="string">
            <text:p>JamesKPhillips@dodgit.com</text:p>
          </table:table-cell>
          <table:table-cell office:value-type="string">
            <text:p>5/15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eri</text:p>
          </table:table-cell>
          <table:table-cell office:value-type="string">
            <text:p>Nation</text:p>
          </table:table-cell>
          <table:table-cell office:value-type="string">
            <text:p>GeriGNation@pookmail.com</text:p>
          </table:table-cell>
          <table:table-cell office:value-type="string">
            <text:p>9/22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ice</text:p>
          </table:table-cell>
          <table:table-cell office:value-type="string">
            <text:p>James</text:p>
          </table:table-cell>
          <table:table-cell office:value-type="string">
            <text:p>JaniceMJames@trashymail.com</text:p>
          </table:table-cell>
          <table:table-cell office:value-type="string">
            <text:p>8/8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aron</text:p>
          </table:table-cell>
          <table:table-cell office:value-type="string">
            <text:p>Pritchett</text:p>
          </table:table-cell>
          <table:table-cell office:value-type="string">
            <text:p>AaronAPritchett@pookmail.com</text:p>
          </table:table-cell>
          <table:table-cell office:value-type="string">
            <text:p>8/25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ongor</text:p>
          </table:table-cell>
          <table:table-cell office:value-type="string">
            <text:p>Schmidt</text:p>
          </table:table-cell>
          <table:table-cell office:value-type="string">
            <text:p>SchmidtPongor@mailinator.com</text:p>
          </table:table-cell>
          <table:table-cell office:value-type="string">
            <text:p>6/27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Williams</text:p>
          </table:table-cell>
          <table:table-cell office:value-type="string">
            <text:p>NicholasEWilliams@mailinator.com</text:p>
          </table:table-cell>
          <table:table-cell office:value-type="string">
            <text:p>10/26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orbert</text:p>
          </table:table-cell>
          <table:table-cell office:value-type="string">
            <text:p>Sultés</text:p>
          </table:table-cell>
          <table:table-cell office:value-type="string">
            <text:p>SultesNorbert@trashymail.com</text:p>
          </table:table-cell>
          <table:table-cell office:value-type="string">
            <text:p>9/21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arkas</text:p>
          </table:table-cell>
          <table:table-cell office:value-type="string">
            <text:p>Német</text:p>
          </table:table-cell>
          <table:table-cell office:value-type="string">
            <text:p>NemetFarkas@trashymail.com</text:p>
          </table:table-cell>
          <table:table-cell office:value-type="string">
            <text:p>6/3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awna</text:p>
          </table:table-cell>
          <table:table-cell office:value-type="string">
            <text:p>Levy</text:p>
          </table:table-cell>
          <table:table-cell office:value-type="string">
            <text:p>ShawnaALevy@trashymail.com</text:p>
          </table:table-cell>
          <table:table-cell office:value-type="string">
            <text:p>8/10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jmund</text:p>
          </table:table-cell>
          <table:table-cell office:value-type="string">
            <text:p>Szûts</text:p>
          </table:table-cell>
          <table:table-cell office:value-type="string">
            <text:p>SzutsRajmund@dodgit.com</text:p>
          </table:table-cell>
          <table:table-cell office:value-type="string">
            <text:p>11/13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uby</text:p>
          </table:table-cell>
          <table:table-cell office:value-type="string">
            <text:p>Sheean</text:p>
          </table:table-cell>
          <table:table-cell office:value-type="string">
            <text:p>RubySheean@pookmail.com</text:p>
          </table:table-cell>
          <table:table-cell office:value-type="string">
            <text:p>2/17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ymond</text:p>
          </table:table-cell>
          <table:table-cell office:value-type="string">
            <text:p>McCary</text:p>
          </table:table-cell>
          <table:table-cell office:value-type="string">
            <text:p>RaymondCMcCary@trashymail.com</text:p>
          </table:table-cell>
          <table:table-cell office:value-type="string">
            <text:p>8/18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chelle</text:p>
          </table:table-cell>
          <table:table-cell office:value-type="string">
            <text:p>Klemm</text:p>
          </table:table-cell>
          <table:table-cell office:value-type="string">
            <text:p>RochelleRKlemm@pookmail.com</text:p>
          </table:table-cell>
          <table:table-cell office:value-type="string">
            <text:p>4/17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an</text:p>
          </table:table-cell>
          <table:table-cell office:value-type="string">
            <text:p>Sugden</text:p>
          </table:table-cell>
          <table:table-cell office:value-type="string">
            <text:p>AidanSugden@pookmail.com</text:p>
          </table:table-cell>
          <table:table-cell office:value-type="string">
            <text:p>6/30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yörgy</text:p>
          </table:table-cell>
          <table:table-cell office:value-type="string">
            <text:p>Györffi</text:p>
          </table:table-cell>
          <table:table-cell office:value-type="string">
            <text:p>GyorffiGyorgy@trashymail.com</text:p>
          </table:table-cell>
          <table:table-cell office:value-type="string">
            <text:p>3/7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uline</text:p>
          </table:table-cell>
          <table:table-cell office:value-type="string">
            <text:p>Estell</text:p>
          </table:table-cell>
          <table:table-cell office:value-type="string">
            <text:p>PaulineAEstell@mailinator.com</text:p>
          </table:table-cell>
          <table:table-cell office:value-type="string">
            <text:p>5/1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i</text:p>
          </table:table-cell>
          <table:table-cell office:value-type="string">
            <text:p>Makkay</text:p>
          </table:table-cell>
          <table:table-cell office:value-type="string">
            <text:p>MakkayAgi@mailinator.com</text:p>
          </table:table-cell>
          <table:table-cell office:value-type="string">
            <text:p>3/22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laudia</text:p>
          </table:table-cell>
          <table:table-cell office:value-type="string">
            <text:p>Kocsis</text:p>
          </table:table-cell>
          <table:table-cell office:value-type="string">
            <text:p>KocsisKlaudia@pookmail.com</text:p>
          </table:table-cell>
          <table:table-cell office:value-type="string">
            <text:p>1/18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ici</text:p>
          </table:table-cell>
          <table:table-cell office:value-type="string">
            <text:p>Lukács</text:p>
          </table:table-cell>
          <table:table-cell office:value-type="string">
            <text:p>LukacsFrici@trashymail.com</text:p>
          </table:table-cell>
          <table:table-cell office:value-type="string">
            <text:p>12/21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am</text:p>
          </table:table-cell>
          <table:table-cell office:value-type="string">
            <text:p>Flores</text:p>
          </table:table-cell>
          <table:table-cell office:value-type="string">
            <text:p>AdamMFlores@spambob.com</text:p>
          </table:table-cell>
          <table:table-cell office:value-type="string">
            <text:p>5/14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e</text:p>
          </table:table-cell>
          <table:table-cell office:value-type="string">
            <text:p>Jeffreys</text:p>
          </table:table-cell>
          <table:table-cell office:value-type="string">
            <text:p>KatieJeffreys@dodgit.com</text:p>
          </table:table-cell>
          <table:table-cell office:value-type="string">
            <text:p>12/19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rdan</text:p>
          </table:table-cell>
          <table:table-cell office:value-type="string">
            <text:p>Pugliese</text:p>
          </table:table-cell>
          <table:table-cell office:value-type="string">
            <text:p>JordanPugliese@spambob.com</text:p>
          </table:table-cell>
          <table:table-cell office:value-type="string">
            <text:p>5/19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Hackney</text:p>
          </table:table-cell>
          <table:table-cell office:value-type="string">
            <text:p>BettyRHackney@dodgit.com</text:p>
          </table:table-cell>
          <table:table-cell office:value-type="string">
            <text:p>2/8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rginia</text:p>
          </table:table-cell>
          <table:table-cell office:value-type="string">
            <text:p>Lawrence</text:p>
          </table:table-cell>
          <table:table-cell office:value-type="string">
            <text:p>VirginiaTLawrence@spambob.com</text:p>
          </table:table-cell>
          <table:table-cell office:value-type="string">
            <text:p>3/9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layton</text:p>
          </table:table-cell>
          <table:table-cell office:value-type="string">
            <text:p>Kent</text:p>
          </table:table-cell>
          <table:table-cell office:value-type="string">
            <text:p>ClaytonCKent@dodgit.com</text:p>
          </table:table-cell>
          <table:table-cell office:value-type="string">
            <text:p>6/3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os</text:p>
          </table:table-cell>
          <table:table-cell office:value-type="string">
            <text:p>Vég</text:p>
          </table:table-cell>
          <table:table-cell office:value-type="string">
            <text:p>VegMarkos@pookmail.com</text:p>
          </table:table-cell>
          <table:table-cell office:value-type="string">
            <text:p>1/6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d</text:p>
          </table:table-cell>
          <table:table-cell office:value-type="string">
            <text:p>Boross</text:p>
          </table:table-cell>
          <table:table-cell office:value-type="string">
            <text:p>BorossBod@dodgit.com</text:p>
          </table:table-cell>
          <table:table-cell office:value-type="string">
            <text:p>6/15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arsàny</text:p>
          </table:table-cell>
          <table:table-cell office:value-type="string">
            <text:p>Zarka</text:p>
          </table:table-cell>
          <table:table-cell office:value-type="string">
            <text:p>ZarkaVarsany@spambob.com</text:p>
          </table:table-cell>
          <table:table-cell office:value-type="string">
            <text:p>3/9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ber</text:p>
          </table:table-cell>
          <table:table-cell office:value-type="string">
            <text:p>Toomey</text:p>
          </table:table-cell>
          <table:table-cell office:value-type="string">
            <text:p>AmberToomey@spambob.com</text:p>
          </table:table-cell>
          <table:table-cell office:value-type="string">
            <text:p>1/13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yricoorish</text:p>
          </table:table-cell>
          <table:table-cell office:value-type="string">
            <text:p>Pusztai</text:p>
          </table:table-cell>
          <table:table-cell office:value-type="string">
            <text:p>PusztaiMyricoorish@spambob.com</text:p>
          </table:table-cell>
          <table:table-cell office:value-type="string">
            <text:p>8/1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étény</text:p>
          </table:table-cell>
          <table:table-cell office:value-type="string">
            <text:p>Szabados</text:p>
          </table:table-cell>
          <table:table-cell office:value-type="string">
            <text:p>SzabadosTeteny@mailinator.com</text:p>
          </table:table-cell>
          <table:table-cell office:value-type="string">
            <text:p>8/24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erko</text:p>
          </table:table-cell>
          <table:table-cell office:value-type="string">
            <text:p>Szakáll</text:p>
          </table:table-cell>
          <table:table-cell office:value-type="string">
            <text:p>SzakallFerko@mailinator.com</text:p>
          </table:table-cell>
          <table:table-cell office:value-type="string">
            <text:p>6/17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by</text:p>
          </table:table-cell>
          <table:table-cell office:value-type="string">
            <text:p>Lack</text:p>
          </table:table-cell>
          <table:table-cell office:value-type="string">
            <text:p>KobyLack@spambob.com</text:p>
          </table:table-cell>
          <table:table-cell office:value-type="string">
            <text:p>9/9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inda</text:p>
          </table:table-cell>
          <table:table-cell office:value-type="string">
            <text:p>Dénes</text:p>
          </table:table-cell>
          <table:table-cell office:value-type="string">
            <text:p>DenesMelinda@spambob.com</text:p>
          </table:table-cell>
          <table:table-cell office:value-type="string">
            <text:p>1/11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</text:p>
          </table:table-cell>
          <table:table-cell office:value-type="string">
            <text:p>Sheehan</text:p>
          </table:table-cell>
          <table:table-cell office:value-type="string">
            <text:p>MarkKSheehan@pookmail.com</text:p>
          </table:table-cell>
          <table:table-cell office:value-type="string">
            <text:p>1/16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nter</text:p>
          </table:table-cell>
          <table:table-cell office:value-type="string">
            <text:p>Wilson</text:p>
          </table:table-cell>
          <table:table-cell office:value-type="string">
            <text:p>HunterWilson@pookmail.com</text:p>
          </table:table-cell>
          <table:table-cell office:value-type="string">
            <text:p>7/24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uth</text:p>
          </table:table-cell>
          <table:table-cell office:value-type="string">
            <text:p>Geier</text:p>
          </table:table-cell>
          <table:table-cell office:value-type="string">
            <text:p>RuthGGeier@spambob.com</text:p>
          </table:table-cell>
          <table:table-cell office:value-type="string">
            <text:p>1/5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</text:p>
          </table:table-cell>
          <table:table-cell office:value-type="string">
            <text:p>Gyenis</text:p>
          </table:table-cell>
          <table:table-cell office:value-type="string">
            <text:p>GyenisKati@mailinator.com</text:p>
          </table:table-cell>
          <table:table-cell office:value-type="string">
            <text:p>3/9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und</text:p>
          </table:table-cell>
          <table:table-cell office:value-type="string">
            <text:p>Kollár</text:p>
          </table:table-cell>
          <table:table-cell office:value-type="string">
            <text:p>KollarKund@pookmail.com</text:p>
          </table:table-cell>
          <table:table-cell office:value-type="string">
            <text:p>10/18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Polding</text:p>
          </table:table-cell>
          <table:table-cell office:value-type="string">
            <text:p>LucasPolding@dodgit.com</text:p>
          </table:table-cell>
          <table:table-cell office:value-type="string">
            <text:p>12/31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by</text:p>
          </table:table-cell>
          <table:table-cell office:value-type="string">
            <text:p>Dale</text:p>
          </table:table-cell>
          <table:table-cell office:value-type="string">
            <text:p>TobyDale@spambob.com</text:p>
          </table:table-cell>
          <table:table-cell office:value-type="string">
            <text:p>2/27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ra</text:p>
          </table:table-cell>
          <table:table-cell office:value-type="string">
            <text:p>Dalgety</text:p>
          </table:table-cell>
          <table:table-cell office:value-type="string">
            <text:p>LaraDalgety@dodgit.com</text:p>
          </table:table-cell>
          <table:table-cell office:value-type="string">
            <text:p>8/19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yla</text:p>
          </table:table-cell>
          <table:table-cell office:value-type="string">
            <text:p>Mutch</text:p>
          </table:table-cell>
          <table:table-cell office:value-type="string">
            <text:p>LaylaMutch@dodgit.com</text:p>
          </table:table-cell>
          <table:table-cell office:value-type="string">
            <text:p>9/20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O'Connor</text:p>
          </table:table-cell>
          <table:table-cell office:value-type="string">
            <text:p>TylerOConnor@dodgit.com</text:p>
          </table:table-cell>
          <table:table-cell office:value-type="string">
            <text:p>6/10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Tobey</text:p>
          </table:table-cell>
          <table:table-cell office:value-type="string">
            <text:p>SeanOTobey@dodgit.com</text:p>
          </table:table-cell>
          <table:table-cell office:value-type="string">
            <text:p>9/22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emy</text:p>
          </table:table-cell>
          <table:table-cell office:value-type="string">
            <text:p>Milligan</text:p>
          </table:table-cell>
          <table:table-cell office:value-type="string">
            <text:p>JeremyMMilligan@trashymail.com</text:p>
          </table:table-cell>
          <table:table-cell office:value-type="string">
            <text:p>5/16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senge</text:p>
          </table:table-cell>
          <table:table-cell office:value-type="string">
            <text:p>Sinka</text:p>
          </table:table-cell>
          <table:table-cell office:value-type="string">
            <text:p>SinkaCsenge@spambob.com</text:p>
          </table:table-cell>
          <table:table-cell office:value-type="string">
            <text:p>9/24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Aguiar</text:p>
          </table:table-cell>
          <table:table-cell office:value-type="string">
            <text:p>JosephMAguiar@pookmail.com</text:p>
          </table:table-cell>
          <table:table-cell office:value-type="string">
            <text:p>4/19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</text:p>
          </table:table-cell>
          <table:table-cell office:value-type="string">
            <text:p>Benner</text:p>
          </table:table-cell>
          <table:table-cell office:value-type="string">
            <text:p>AnnHBenner@spambob.com</text:p>
          </table:table-cell>
          <table:table-cell office:value-type="string">
            <text:p>4/28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by</text:p>
          </table:table-cell>
          <table:table-cell office:value-type="string">
            <text:p>Pelzer</text:p>
          </table:table-cell>
          <table:table-cell office:value-type="string">
            <text:p>KobyPelzer@pookmail.com</text:p>
          </table:table-cell>
          <table:table-cell office:value-type="string">
            <text:p>11/4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arkas</text:p>
          </table:table-cell>
          <table:table-cell office:value-type="string">
            <text:p>Szõke</text:p>
          </table:table-cell>
          <table:table-cell office:value-type="string">
            <text:p>SzokeFarkas@spambob.com</text:p>
          </table:table-cell>
          <table:table-cell office:value-type="string">
            <text:p>1/31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nce</text:p>
          </table:table-cell>
          <table:table-cell office:value-type="string">
            <text:p>Cain</text:p>
          </table:table-cell>
          <table:table-cell office:value-type="string">
            <text:p>LanceTCain@dodgit.com</text:p>
          </table:table-cell>
          <table:table-cell office:value-type="string">
            <text:p>2/16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dor</text:p>
          </table:table-cell>
          <table:table-cell office:value-type="string">
            <text:p>Borbély</text:p>
          </table:table-cell>
          <table:table-cell office:value-type="string">
            <text:p>BorbelyVidor@dodgit.com</text:p>
          </table:table-cell>
          <table:table-cell office:value-type="string">
            <text:p>4/21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náta</text:p>
          </table:table-cell>
          <table:table-cell office:value-type="string">
            <text:p>Barna</text:p>
          </table:table-cell>
          <table:table-cell office:value-type="string">
            <text:p>BarnaRenata@trashymail.com</text:p>
          </table:table-cell>
          <table:table-cell office:value-type="string">
            <text:p>10/22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vett</text:p>
          </table:table-cell>
          <table:table-cell office:value-type="string">
            <text:p>Saági</text:p>
          </table:table-cell>
          <table:table-cell office:value-type="string">
            <text:p>SaagiIvett@dodgit.com</text:p>
          </table:table-cell>
          <table:table-cell office:value-type="string">
            <text:p>7/12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oltán</text:p>
          </table:table-cell>
          <table:table-cell office:value-type="string">
            <text:p>Hermann</text:p>
          </table:table-cell>
          <table:table-cell office:value-type="string">
            <text:p>HermannZoltan@spambob.com</text:p>
          </table:table-cell>
          <table:table-cell office:value-type="string">
            <text:p>11/25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ian</text:p>
          </table:table-cell>
          <table:table-cell office:value-type="string">
            <text:p>Blacket</text:p>
          </table:table-cell>
          <table:table-cell office:value-type="string">
            <text:p>ChristianBlacket@trashymail.com</text:p>
          </table:table-cell>
          <table:table-cell office:value-type="string">
            <text:p>1/15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a</text:p>
          </table:table-cell>
          <table:table-cell office:value-type="string">
            <text:p>Collins</text:p>
          </table:table-cell>
          <table:table-cell office:value-type="string">
            <text:p>AmeliaJCollins@spambob.com</text:p>
          </table:table-cell>
          <table:table-cell office:value-type="string">
            <text:p>1/14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iana</text:p>
          </table:table-cell>
          <table:table-cell office:value-type="string">
            <text:p>Wilson</text:p>
          </table:table-cell>
          <table:table-cell office:value-type="string">
            <text:p>DianaJWilson@dodgit.com</text:p>
          </table:table-cell>
          <table:table-cell office:value-type="string">
            <text:p>10/23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Söröss</text:p>
          </table:table-cell>
          <table:table-cell office:value-type="string">
            <text:p>SorossBarbara@mailinator.com</text:p>
          </table:table-cell>
          <table:table-cell office:value-type="string">
            <text:p>12/28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Egan</text:p>
          </table:table-cell>
          <table:table-cell office:value-type="string">
            <text:p>TylerEgan@spambob.com</text:p>
          </table:table-cell>
          <table:table-cell office:value-type="string">
            <text:p>3/11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nnah</text:p>
          </table:table-cell>
          <table:table-cell office:value-type="string">
            <text:p>Crossett</text:p>
          </table:table-cell>
          <table:table-cell office:value-type="string">
            <text:p>HannahLCrossett@trashymail.com</text:p>
          </table:table-cell>
          <table:table-cell office:value-type="string">
            <text:p>4/11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a</text:p>
          </table:table-cell>
          <table:table-cell office:value-type="string">
            <text:p>Váradi</text:p>
          </table:table-cell>
          <table:table-cell office:value-type="string">
            <text:p>VaradiEma@spambob.com</text:p>
          </table:table-cell>
          <table:table-cell office:value-type="string">
            <text:p>6/25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a</text:p>
          </table:table-cell>
          <table:table-cell office:value-type="string">
            <text:p>Lendvay</text:p>
          </table:table-cell>
          <table:table-cell office:value-type="string">
            <text:p>LendvayLilla@dodgit.com</text:p>
          </table:table-cell>
          <table:table-cell office:value-type="string">
            <text:p>12/1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Cadell</text:p>
          </table:table-cell>
          <table:table-cell office:value-type="string">
            <text:p>RebeccaCadell@pookmail.com</text:p>
          </table:table-cell>
          <table:table-cell office:value-type="string">
            <text:p>11/11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ienna</text:p>
          </table:table-cell>
          <table:table-cell office:value-type="string">
            <text:p>Leslie</text:p>
          </table:table-cell>
          <table:table-cell office:value-type="string">
            <text:p>SiennaLeslie@trashymail.com</text:p>
          </table:table-cell>
          <table:table-cell office:value-type="string">
            <text:p>4/10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in</text:p>
          </table:table-cell>
          <table:table-cell office:value-type="string">
            <text:p>Watt</text:p>
          </table:table-cell>
          <table:table-cell office:value-type="string">
            <text:p>ErinWatt@pookmail.com</text:p>
          </table:table-cell>
          <table:table-cell office:value-type="string">
            <text:p>6/21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rnél</text:p>
          </table:table-cell>
          <table:table-cell office:value-type="string">
            <text:p>Győri</text:p>
          </table:table-cell>
          <table:table-cell office:value-type="string">
            <text:p>GyoriKornel@trashymail.com</text:p>
          </table:table-cell>
          <table:table-cell office:value-type="string">
            <text:p>4/25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ndre</text:p>
          </table:table-cell>
          <table:table-cell office:value-type="string">
            <text:p>Herczegh</text:p>
          </table:table-cell>
          <table:table-cell office:value-type="string">
            <text:p>HerczeghEndre@mailinator.com</text:p>
          </table:table-cell>
          <table:table-cell office:value-type="string">
            <text:p>4/5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ander</text:p>
          </table:table-cell>
          <table:table-cell office:value-type="string">
            <text:p>Dunbabin</text:p>
          </table:table-cell>
          <table:table-cell office:value-type="string">
            <text:p>AlexanderDunbabin@spambob.com</text:p>
          </table:table-cell>
          <table:table-cell office:value-type="string">
            <text:p>3/31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yan</text:p>
          </table:table-cell>
          <table:table-cell office:value-type="string">
            <text:p>Price</text:p>
          </table:table-cell>
          <table:table-cell office:value-type="string">
            <text:p>BryanMPrice@dodgit.com</text:p>
          </table:table-cell>
          <table:table-cell office:value-type="string">
            <text:p>6/9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bert</text:p>
          </table:table-cell>
          <table:table-cell office:value-type="string">
            <text:p>Crump</text:p>
          </table:table-cell>
          <table:table-cell office:value-type="string">
            <text:p>ElbertDCrump@trashymail.com</text:p>
          </table:table-cell>
          <table:table-cell office:value-type="string">
            <text:p>3/21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ancis</text:p>
          </table:table-cell>
          <table:table-cell office:value-type="string">
            <text:p>Ewell</text:p>
          </table:table-cell>
          <table:table-cell office:value-type="string">
            <text:p>FrancisSEwell@pookmail.com</text:p>
          </table:table-cell>
          <table:table-cell office:value-type="string">
            <text:p>6/4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anie</text:p>
          </table:table-cell>
          <table:table-cell office:value-type="string">
            <text:p>Miller</text:p>
          </table:table-cell>
          <table:table-cell office:value-type="string">
            <text:p>JeanieBMiller@dodgit.com</text:p>
          </table:table-cell>
          <table:table-cell office:value-type="string">
            <text:p>8/27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Smith</text:p>
          </table:table-cell>
          <table:table-cell office:value-type="string">
            <text:p>JamesISmith@trashymail.com</text:p>
          </table:table-cell>
          <table:table-cell office:value-type="string">
            <text:p>5/15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is</text:p>
          </table:table-cell>
          <table:table-cell office:value-type="string">
            <text:p>Solomon</text:p>
          </table:table-cell>
          <table:table-cell office:value-type="string">
            <text:p>LuisDSolomon@mailinator.com</text:p>
          </table:table-cell>
          <table:table-cell office:value-type="string">
            <text:p>9/16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svát</text:p>
          </table:table-cell>
          <table:table-cell office:value-type="string">
            <text:p>Szekeres</text:p>
          </table:table-cell>
          <table:table-cell office:value-type="string">
            <text:p>SzekeresOzsvat@pookmail.com</text:p>
          </table:table-cell>
          <table:table-cell office:value-type="string">
            <text:p>9/11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rraine</text:p>
          </table:table-cell>
          <table:table-cell office:value-type="string">
            <text:p>Gibson</text:p>
          </table:table-cell>
          <table:table-cell office:value-type="string">
            <text:p>LorraineMGibson@spambob.com</text:p>
          </table:table-cell>
          <table:table-cell office:value-type="string">
            <text:p>6/6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nci</text:p>
          </table:table-cell>
          <table:table-cell office:value-type="string">
            <text:p>Kasza</text:p>
          </table:table-cell>
          <table:table-cell office:value-type="string">
            <text:p>KaszaJenci@pookmail.com</text:p>
          </table:table-cell>
          <table:table-cell office:value-type="string">
            <text:p>6/4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Morrissey</text:p>
          </table:table-cell>
          <table:table-cell office:value-type="string">
            <text:p>WilliamMMorrissey@mailinator.com</text:p>
          </table:table-cell>
          <table:table-cell office:value-type="string">
            <text:p>3/23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land</text:p>
          </table:table-cell>
          <table:table-cell office:value-type="string">
            <text:p>Whatley</text:p>
          </table:table-cell>
          <table:table-cell office:value-type="string">
            <text:p>RolandNWhatley@mailinator.com</text:p>
          </table:table-cell>
          <table:table-cell office:value-type="string">
            <text:p>10/19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gie</text:p>
          </table:table-cell>
          <table:table-cell office:value-type="string">
            <text:p>Cakó</text:p>
          </table:table-cell>
          <table:table-cell office:value-type="string">
            <text:p>CakoAggie@dodgit.com</text:p>
          </table:table-cell>
          <table:table-cell office:value-type="string">
            <text:p>2/5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er</text:p>
          </table:table-cell>
          <table:table-cell office:value-type="string">
            <text:p>Larkin</text:p>
          </table:table-cell>
          <table:table-cell office:value-type="string">
            <text:p>ArcherLarkin@dodgit.com</text:p>
          </table:table-cell>
          <table:table-cell office:value-type="string">
            <text:p>2/21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ont</text:p>
          </table:table-cell>
          <table:table-cell office:value-type="string">
            <text:p>Szölösi</text:p>
          </table:table-cell>
          <table:table-cell office:value-type="string">
            <text:p>SzolosiHont@pookmail.com</text:p>
          </table:table-cell>
          <table:table-cell office:value-type="string">
            <text:p>2/10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</text:p>
          </table:table-cell>
          <table:table-cell office:value-type="string">
            <text:p>Ha</text:p>
          </table:table-cell>
          <table:table-cell office:value-type="string">
            <text:p>AnnKHa@mailinator.com</text:p>
          </table:table-cell>
          <table:table-cell office:value-type="string">
            <text:p>6/7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an</text:p>
          </table:table-cell>
          <table:table-cell office:value-type="string">
            <text:p>Clamp</text:p>
          </table:table-cell>
          <table:table-cell office:value-type="string">
            <text:p>AidanClamp@spambob.com</text:p>
          </table:table-cell>
          <table:table-cell office:value-type="string">
            <text:p>7/12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Allen</text:p>
          </table:table-cell>
          <table:table-cell office:value-type="string">
            <text:p>RobertBAllen@trashymail.com</text:p>
          </table:table-cell>
          <table:table-cell office:value-type="string">
            <text:p>11/17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yden</text:p>
          </table:table-cell>
          <table:table-cell office:value-type="string">
            <text:p>Thomas</text:p>
          </table:table-cell>
          <table:table-cell office:value-type="string">
            <text:p>HaydenThomas@dodgit.com</text:p>
          </table:table-cell>
          <table:table-cell office:value-type="string">
            <text:p>7/6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Axon</text:p>
          </table:table-cell>
          <table:table-cell office:value-type="string">
            <text:p>GeorgeAxon@dodgit.com</text:p>
          </table:table-cell>
          <table:table-cell office:value-type="string">
            <text:p>11/14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udia</text:p>
          </table:table-cell>
          <table:table-cell office:value-type="string">
            <text:p>Trott</text:p>
          </table:table-cell>
          <table:table-cell office:value-type="string">
            <text:p>ClaudiaTrott@dodgit.com</text:p>
          </table:table-cell>
          <table:table-cell office:value-type="string">
            <text:p>8/18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ita</text:p>
          </table:table-cell>
          <table:table-cell office:value-type="string">
            <text:p>Siposs</text:p>
          </table:table-cell>
          <table:table-cell office:value-type="string">
            <text:p>SipossAnita@spambob.com</text:p>
          </table:table-cell>
          <table:table-cell office:value-type="string">
            <text:p>6/11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hany</text:p>
          </table:table-cell>
          <table:table-cell office:value-type="string">
            <text:p>Polini</text:p>
          </table:table-cell>
          <table:table-cell office:value-type="string">
            <text:p>BethanyPolini@dodgit.com</text:p>
          </table:table-cell>
          <table:table-cell office:value-type="string">
            <text:p>8/22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vannah</text:p>
          </table:table-cell>
          <table:table-cell office:value-type="string">
            <text:p>McBryde</text:p>
          </table:table-cell>
          <table:table-cell office:value-type="string">
            <text:p>SavannahMcBryde@mailinator.com</text:p>
          </table:table-cell>
          <table:table-cell office:value-type="string">
            <text:p>7/14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elsea</text:p>
          </table:table-cell>
          <table:table-cell office:value-type="string">
            <text:p>Kaleski</text:p>
          </table:table-cell>
          <table:table-cell office:value-type="string">
            <text:p>ChelseaKaleski@pookmail.com</text:p>
          </table:table-cell>
          <table:table-cell office:value-type="string">
            <text:p>3/19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ven</text:p>
          </table:table-cell>
          <table:table-cell office:value-type="string">
            <text:p>Harrison</text:p>
          </table:table-cell>
          <table:table-cell office:value-type="string">
            <text:p>StevenAHarrison@trashymail.com</text:p>
          </table:table-cell>
          <table:table-cell office:value-type="string">
            <text:p>11/30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Ordell</text:p>
          </table:table-cell>
          <table:table-cell office:value-type="string">
            <text:p>AnnaOrdell@trashymail.com</text:p>
          </table:table-cell>
          <table:table-cell office:value-type="string">
            <text:p>8/31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Kaufman</text:p>
          </table:table-cell>
          <table:table-cell office:value-type="string">
            <text:p>MaryLKaufman@mailinator.com</text:p>
          </table:table-cell>
          <table:table-cell office:value-type="string">
            <text:p>10/7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an</text:p>
          </table:table-cell>
          <table:table-cell office:value-type="string">
            <text:p>Barker</text:p>
          </table:table-cell>
          <table:table-cell office:value-type="string">
            <text:p>DeanBarker@pookmail.com</text:p>
          </table:table-cell>
          <table:table-cell office:value-type="string">
            <text:p>2/15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Marmion</text:p>
          </table:table-cell>
          <table:table-cell office:value-type="string">
            <text:p>NicholasMarmion@mailinator.com</text:p>
          </table:table-cell>
          <table:table-cell office:value-type="string">
            <text:p>3/15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ina</text:p>
          </table:table-cell>
          <table:table-cell office:value-type="string">
            <text:p>Wilson</text:p>
          </table:table-cell>
          <table:table-cell office:value-type="string">
            <text:p>TinaJWilson@trashymail.com</text:p>
          </table:table-cell>
          <table:table-cell office:value-type="string">
            <text:p>7/25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yce</text:p>
          </table:table-cell>
          <table:table-cell office:value-type="string">
            <text:p>Berry</text:p>
          </table:table-cell>
          <table:table-cell office:value-type="string">
            <text:p>JoyceDBerry@mailinator.com</text:p>
          </table:table-cell>
          <table:table-cell office:value-type="string">
            <text:p>7/19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lman</text:p>
          </table:table-cell>
          <table:table-cell office:value-type="string">
            <text:p>Györffi</text:p>
          </table:table-cell>
          <table:table-cell office:value-type="string">
            <text:p>GyorffiKellman@spambob.com</text:p>
          </table:table-cell>
          <table:table-cell office:value-type="string">
            <text:p>1/17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éza</text:p>
          </table:table-cell>
          <table:table-cell office:value-type="string">
            <text:p>Vince</text:p>
          </table:table-cell>
          <table:table-cell office:value-type="string">
            <text:p>VinceGeza@trashymail.com</text:p>
          </table:table-cell>
          <table:table-cell office:value-type="string">
            <text:p>12/11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ancis</text:p>
          </table:table-cell>
          <table:table-cell office:value-type="string">
            <text:p>Owens</text:p>
          </table:table-cell>
          <table:table-cell office:value-type="string">
            <text:p>FrancisDOwens@pookmail.com</text:p>
          </table:table-cell>
          <table:table-cell office:value-type="string">
            <text:p>11/11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udia</text:p>
          </table:table-cell>
          <table:table-cell office:value-type="string">
            <text:p>Dyason</text:p>
          </table:table-cell>
          <table:table-cell office:value-type="string">
            <text:p>ClaudiaDyason@trashymail.com</text:p>
          </table:table-cell>
          <table:table-cell office:value-type="string">
            <text:p>8/17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loris</text:p>
          </table:table-cell>
          <table:table-cell office:value-type="string">
            <text:p>Schneider</text:p>
          </table:table-cell>
          <table:table-cell office:value-type="string">
            <text:p>DelorisASchneider@mailinator.com</text:p>
          </table:table-cell>
          <table:table-cell office:value-type="string">
            <text:p>12/7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ther</text:p>
          </table:table-cell>
          <table:table-cell office:value-type="string">
            <text:p>Peters</text:p>
          </table:table-cell>
          <table:table-cell office:value-type="string">
            <text:p>EstherJPeters@mailinator.com</text:p>
          </table:table-cell>
          <table:table-cell office:value-type="string">
            <text:p>1/22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ssike</text:p>
          </table:table-cell>
          <table:table-cell office:value-type="string">
            <text:p>Ujvári</text:p>
          </table:table-cell>
          <table:table-cell office:value-type="string">
            <text:p>UjvariErssike@spambob.com</text:p>
          </table:table-cell>
          <table:table-cell office:value-type="string">
            <text:p>1/23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sa</text:p>
          </table:table-cell>
          <table:table-cell office:value-type="string">
            <text:p>Koncz</text:p>
          </table:table-cell>
          <table:table-cell office:value-type="string">
            <text:p>KonczKarsa@mailinator.com</text:p>
          </table:table-cell>
          <table:table-cell office:value-type="string">
            <text:p>11/8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Danglow</text:p>
          </table:table-cell>
          <table:table-cell office:value-type="string">
            <text:p>MarcusDanglow@trashymail.com</text:p>
          </table:table-cell>
          <table:table-cell office:value-type="string">
            <text:p>3/8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hilip</text:p>
          </table:table-cell>
          <table:table-cell office:value-type="string">
            <text:p>Anding</text:p>
          </table:table-cell>
          <table:table-cell office:value-type="string">
            <text:p>PhilipJAnding@pookmail.com</text:p>
          </table:table-cell>
          <table:table-cell office:value-type="string">
            <text:p>9/11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ianna</text:p>
          </table:table-cell>
          <table:table-cell office:value-type="string">
            <text:p>Keldie</text:p>
          </table:table-cell>
          <table:table-cell office:value-type="string">
            <text:p>BriannaKeldie@spambob.com</text:p>
          </table:table-cell>
          <table:table-cell office:value-type="string">
            <text:p>12/2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Thyer</text:p>
          </table:table-cell>
          <table:table-cell office:value-type="string">
            <text:p>EllieThyer@spambob.com</text:p>
          </table:table-cell>
          <table:table-cell office:value-type="string">
            <text:p>1/24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phen</text:p>
          </table:table-cell>
          <table:table-cell office:value-type="string">
            <text:p>Bourquin</text:p>
          </table:table-cell>
          <table:table-cell office:value-type="string">
            <text:p>StephenLBourquin@trashymail.com</text:p>
          </table:table-cell>
          <table:table-cell office:value-type="string">
            <text:p>12/17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phen</text:p>
          </table:table-cell>
          <table:table-cell office:value-type="string">
            <text:p>Welch</text:p>
          </table:table-cell>
          <table:table-cell office:value-type="string">
            <text:p>StephenJWelch@spambob.com</text:p>
          </table:table-cell>
          <table:table-cell office:value-type="string">
            <text:p>2/1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Manning</text:p>
          </table:table-cell>
          <table:table-cell office:value-type="string">
            <text:p>JamesEManning@trashymail.com</text:p>
          </table:table-cell>
          <table:table-cell office:value-type="string">
            <text:p>3/3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pót</text:p>
          </table:table-cell>
          <table:table-cell office:value-type="string">
            <text:p>Berényi</text:p>
          </table:table-cell>
          <table:table-cell office:value-type="string">
            <text:p>BerenyiLipot@pookmail.com</text:p>
          </table:table-cell>
          <table:table-cell office:value-type="string">
            <text:p>8/10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son</text:p>
          </table:table-cell>
          <table:table-cell office:value-type="string">
            <text:p>Bigge</text:p>
          </table:table-cell>
          <table:table-cell office:value-type="string">
            <text:p>TysonBigge@dodgit.com</text:p>
          </table:table-cell>
          <table:table-cell office:value-type="string">
            <text:p>3/26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olas</text:p>
          </table:table-cell>
          <table:table-cell office:value-type="string">
            <text:p>Wilson</text:p>
          </table:table-cell>
          <table:table-cell office:value-type="string">
            <text:p>NicolasLWilson@pookmail.com</text:p>
          </table:table-cell>
          <table:table-cell office:value-type="string">
            <text:p>3/28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uka</text:p>
          </table:table-cell>
          <table:table-cell office:value-type="string">
            <text:p>Havasy</text:p>
          </table:table-cell>
          <table:table-cell office:value-type="string">
            <text:p>HavasySamuka@pookmail.com</text:p>
          </table:table-cell>
          <table:table-cell office:value-type="string">
            <text:p>8/2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Dillon</text:p>
          </table:table-cell>
          <table:table-cell office:value-type="string">
            <text:p>MichaelDillon@dodgit.com</text:p>
          </table:table-cell>
          <table:table-cell office:value-type="string">
            <text:p>4/1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basztián</text:p>
          </table:table-cell>
          <table:table-cell office:value-type="string">
            <text:p>Müllner</text:p>
          </table:table-cell>
          <table:table-cell office:value-type="string">
            <text:p>MullnerSzebasztian@trashymail.com</text:p>
          </table:table-cell>
          <table:table-cell office:value-type="string">
            <text:p>7/26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mantha</text:p>
          </table:table-cell>
          <table:table-cell office:value-type="string">
            <text:p>Mullins</text:p>
          </table:table-cell>
          <table:table-cell office:value-type="string">
            <text:p>SamanthaMullins@pookmail.com</text:p>
          </table:table-cell>
          <table:table-cell office:value-type="string">
            <text:p>4/27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aret</text:p>
          </table:table-cell>
          <table:table-cell office:value-type="string">
            <text:p>Near</text:p>
          </table:table-cell>
          <table:table-cell office:value-type="string">
            <text:p>MargaretANear@trashymail.com</text:p>
          </table:table-cell>
          <table:table-cell office:value-type="string">
            <text:p>5/17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nesztina</text:p>
          </table:table-cell>
          <table:table-cell office:value-type="string">
            <text:p>Angyal</text:p>
          </table:table-cell>
          <table:table-cell office:value-type="string">
            <text:p>AngyalErnesztina@dodgit.com</text:p>
          </table:table-cell>
          <table:table-cell office:value-type="string">
            <text:p>3/9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briel</text:p>
          </table:table-cell>
          <table:table-cell office:value-type="string">
            <text:p>Owens</text:p>
          </table:table-cell>
          <table:table-cell office:value-type="string">
            <text:p>GabrielOwens@mailinator.com</text:p>
          </table:table-cell>
          <table:table-cell office:value-type="string">
            <text:p>10/31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recsen</text:p>
          </table:table-cell>
          <table:table-cell office:value-type="string">
            <text:p>Várady</text:p>
          </table:table-cell>
          <table:table-cell office:value-type="string">
            <text:p>VaradyKerecsen@mailinator.com</text:p>
          </table:table-cell>
          <table:table-cell office:value-type="string">
            <text:p>5/3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en</text:p>
          </table:table-cell>
          <table:table-cell office:value-type="string">
            <text:p>Yost</text:p>
          </table:table-cell>
          <table:table-cell office:value-type="string">
            <text:p>KarenMYost@dodgit.com</text:p>
          </table:table-cell>
          <table:table-cell office:value-type="string">
            <text:p>11/26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mara</text:p>
          </table:table-cell>
          <table:table-cell office:value-type="string">
            <text:p>Veres</text:p>
          </table:table-cell>
          <table:table-cell office:value-type="string">
            <text:p>VeresTamara@mailinator.com</text:p>
          </table:table-cell>
          <table:table-cell office:value-type="string">
            <text:p>3/17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issa</text:p>
          </table:table-cell>
          <table:table-cell office:value-type="string">
            <text:p>Hill</text:p>
          </table:table-cell>
          <table:table-cell office:value-type="string">
            <text:p>MelissaRHill@pookmail.com</text:p>
          </table:table-cell>
          <table:table-cell office:value-type="string">
            <text:p>6/16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nt</text:p>
          </table:table-cell>
          <table:table-cell office:value-type="string">
            <text:p>Szõke</text:p>
          </table:table-cell>
          <table:table-cell office:value-type="string">
            <text:p>SzokeKont@pookmail.com</text:p>
          </table:table-cell>
          <table:table-cell office:value-type="string">
            <text:p>2/26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tisztina</text:p>
          </table:table-cell>
          <table:table-cell office:value-type="string">
            <text:p>Szőts</text:p>
          </table:table-cell>
          <table:table-cell office:value-type="string">
            <text:p>SzotsKtisztina@trashymail.com</text:p>
          </table:table-cell>
          <table:table-cell office:value-type="string">
            <text:p>1/4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Degotardi</text:p>
          </table:table-cell>
          <table:table-cell office:value-type="string">
            <text:p>AmyDegotardi@mailinator.com</text:p>
          </table:table-cell>
          <table:table-cell office:value-type="string">
            <text:p>11/30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eodore</text:p>
          </table:table-cell>
          <table:table-cell office:value-type="string">
            <text:p>Moseley</text:p>
          </table:table-cell>
          <table:table-cell office:value-type="string">
            <text:p>TheodoreNMoseley@spambob.com</text:p>
          </table:table-cell>
          <table:table-cell office:value-type="string">
            <text:p>6/2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Isaacson</text:p>
          </table:table-cell>
          <table:table-cell office:value-type="string">
            <text:p>DanielPIsaacson@trashymail.com</text:p>
          </table:table-cell>
          <table:table-cell office:value-type="string">
            <text:p>5/18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uzsi</text:p>
          </table:table-cell>
          <table:table-cell office:value-type="string">
            <text:p>Baán</text:p>
          </table:table-cell>
          <table:table-cell office:value-type="string">
            <text:p>BaanZsuzsi@spambob.com</text:p>
          </table:table-cell>
          <table:table-cell office:value-type="string">
            <text:p>7/3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Fry</text:p>
          </table:table-cell>
          <table:table-cell office:value-type="string">
            <text:p>CooperFry@mailinator.com</text:p>
          </table:table-cell>
          <table:table-cell office:value-type="string">
            <text:p>5/2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ndall</text:p>
          </table:table-cell>
          <table:table-cell office:value-type="string">
            <text:p>Smith</text:p>
          </table:table-cell>
          <table:table-cell office:value-type="string">
            <text:p>RandallBSmith@dodgit.com</text:p>
          </table:table-cell>
          <table:table-cell office:value-type="string">
            <text:p>4/19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aron</text:p>
          </table:table-cell>
          <table:table-cell office:value-type="string">
            <text:p>Simmons</text:p>
          </table:table-cell>
          <table:table-cell office:value-type="string">
            <text:p>SharonLSimmons@spambob.com</text:p>
          </table:table-cell>
          <table:table-cell office:value-type="string">
            <text:p>5/21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zsx</text:p>
          </table:table-cell>
          <table:table-cell office:value-type="string">
            <text:p>László</text:p>
          </table:table-cell>
          <table:table-cell office:value-type="string">
            <text:p>LaszloRezsx@trashymail.com</text:p>
          </table:table-cell>
          <table:table-cell office:value-type="string">
            <text:p>8/30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alyk</text:p>
          </table:table-cell>
          <table:table-cell office:value-type="string">
            <text:p>Gombos</text:p>
          </table:table-cell>
          <table:table-cell office:value-type="string">
            <text:p>GombosSzalyk@spambob.com</text:p>
          </table:table-cell>
          <table:table-cell office:value-type="string">
            <text:p>8/22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de</text:p>
          </table:table-cell>
          <table:table-cell office:value-type="string">
            <text:p>Hall</text:p>
          </table:table-cell>
          <table:table-cell office:value-type="string">
            <text:p>JadeJHall@trashymail.com</text:p>
          </table:table-cell>
          <table:table-cell office:value-type="string">
            <text:p>3/14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ie</text:p>
          </table:table-cell>
          <table:table-cell office:value-type="string">
            <text:p>Bale</text:p>
          </table:table-cell>
          <table:table-cell office:value-type="string">
            <text:p>BrodieBale@dodgit.com</text:p>
          </table:table-cell>
          <table:table-cell office:value-type="string">
            <text:p>1/15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Izsak</text:p>
          </table:table-cell>
          <table:table-cell office:value-type="string">
            <text:p>Imre</text:p>
          </table:table-cell>
          <table:table-cell office:value-type="string">
            <text:p>ImreIzsak@mailinator.com</text:p>
          </table:table-cell>
          <table:table-cell office:value-type="string">
            <text:p>8/9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y</text:p>
          </table:table-cell>
          <table:table-cell office:value-type="string">
            <text:p>Airey</text:p>
          </table:table-cell>
          <table:table-cell office:value-type="string">
            <text:p>LucyAirey@pookmail.com</text:p>
          </table:table-cell>
          <table:table-cell office:value-type="string">
            <text:p>5/4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udia</text:p>
          </table:table-cell>
          <table:table-cell office:value-type="string">
            <text:p>Quentin</text:p>
          </table:table-cell>
          <table:table-cell office:value-type="string">
            <text:p>ClaudiaQuentin@spambob.com</text:p>
          </table:table-cell>
          <table:table-cell office:value-type="string">
            <text:p>9/25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rián</text:p>
          </table:table-cell>
          <table:table-cell office:value-type="string">
            <text:p>Sultész</text:p>
          </table:table-cell>
          <table:table-cell office:value-type="string">
            <text:p>SulteszAdrian@mailinator.com</text:p>
          </table:table-cell>
          <table:table-cell office:value-type="string">
            <text:p>8/25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elicia</text:p>
          </table:table-cell>
          <table:table-cell office:value-type="string">
            <text:p>Ocasio</text:p>
          </table:table-cell>
          <table:table-cell office:value-type="string">
            <text:p>FeliciaTOcasio@mailinator.com</text:p>
          </table:table-cell>
          <table:table-cell office:value-type="string">
            <text:p>10/4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aine</text:p>
          </table:table-cell>
          <table:table-cell office:value-type="string">
            <text:p>Fong</text:p>
          </table:table-cell>
          <table:table-cell office:value-type="string">
            <text:p>ElaineKFong@mailinator.com</text:p>
          </table:table-cell>
          <table:table-cell office:value-type="string">
            <text:p>11/17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c</text:p>
          </table:table-cell>
          <table:table-cell office:value-type="string">
            <text:p>McGuffog</text:p>
          </table:table-cell>
          <table:table-cell office:value-type="string">
            <text:p>DominicMcGuffog@dodgit.com</text:p>
          </table:table-cell>
          <table:table-cell office:value-type="string">
            <text:p>9/23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</text:p>
          </table:table-cell>
          <table:table-cell office:value-type="string">
            <text:p>McFarlane</text:p>
          </table:table-cell>
          <table:table-cell office:value-type="string">
            <text:p>IsabelMcFarlane@pookmail.com</text:p>
          </table:table-cell>
          <table:table-cell office:value-type="string">
            <text:p>4/29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en</text:p>
          </table:table-cell>
          <table:table-cell office:value-type="string">
            <text:p>Hoolan</text:p>
          </table:table-cell>
          <table:table-cell office:value-type="string">
            <text:p>AidenHoolan@mailinator.com</text:p>
          </table:table-cell>
          <table:table-cell office:value-type="string">
            <text:p>3/12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ienna</text:p>
          </table:table-cell>
          <table:table-cell office:value-type="string">
            <text:p>Throsby</text:p>
          </table:table-cell>
          <table:table-cell office:value-type="string">
            <text:p>SiennaThrosby@spambob.com</text:p>
          </table:table-cell>
          <table:table-cell office:value-type="string">
            <text:p>12/25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ka</text:p>
          </table:table-cell>
          <table:table-cell office:value-type="string">
            <text:p>Mátyás</text:p>
          </table:table-cell>
          <table:table-cell office:value-type="string">
            <text:p>MatyasBorka@trashymail.com</text:p>
          </table:table-cell>
          <table:table-cell office:value-type="string">
            <text:p>10/20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cott</text:p>
          </table:table-cell>
          <table:table-cell office:value-type="string">
            <text:p>Guerro</text:p>
          </table:table-cell>
          <table:table-cell office:value-type="string">
            <text:p>ScottMGuerro@trashymail.com</text:p>
          </table:table-cell>
          <table:table-cell office:value-type="string">
            <text:p>3/29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</text:p>
          </table:table-cell>
          <table:table-cell office:value-type="string">
            <text:p>Kneebone</text:p>
          </table:table-cell>
          <table:table-cell office:value-type="string">
            <text:p>LucaKneebone@dodgit.com</text:p>
          </table:table-cell>
          <table:table-cell office:value-type="string">
            <text:p>12/4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an</text:p>
          </table:table-cell>
          <table:table-cell office:value-type="string">
            <text:p>Molineux</text:p>
          </table:table-cell>
          <table:table-cell office:value-type="string">
            <text:p>DeanMolineux@spambob.com</text:p>
          </table:table-cell>
          <table:table-cell office:value-type="string">
            <text:p>6/28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gx</text:p>
          </table:table-cell>
          <table:table-cell office:value-type="string">
            <text:p>Ferenc</text:p>
          </table:table-cell>
          <table:table-cell office:value-type="string">
            <text:p>FerencRegx@dodgit.com</text:p>
          </table:table-cell>
          <table:table-cell office:value-type="string">
            <text:p>7/26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ólyom</text:p>
          </table:table-cell>
          <table:table-cell office:value-type="string">
            <text:p>Weress</text:p>
          </table:table-cell>
          <table:table-cell office:value-type="string">
            <text:p>WeressSolyom@mailinator.com</text:p>
          </table:table-cell>
          <table:table-cell office:value-type="string">
            <text:p>5/25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k</text:p>
          </table:table-cell>
          <table:table-cell office:value-type="string">
            <text:p>Kárpáti</text:p>
          </table:table-cell>
          <table:table-cell office:value-type="string">
            <text:p>KarpatiPatrik@mailinator.com</text:p>
          </table:table-cell>
          <table:table-cell office:value-type="string">
            <text:p>5/8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ika</text:p>
          </table:table-cell>
          <table:table-cell office:value-type="string">
            <text:p>Hajnal</text:p>
          </table:table-cell>
          <table:table-cell office:value-type="string">
            <text:p>HajnalErika@mailinator.com</text:p>
          </table:table-cell>
          <table:table-cell office:value-type="string">
            <text:p>5/22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is</text:p>
          </table:table-cell>
          <table:table-cell office:value-type="string">
            <text:p>Kern</text:p>
          </table:table-cell>
          <table:table-cell office:value-type="string">
            <text:p>AlexisKern@mailinator.com</text:p>
          </table:table-cell>
          <table:table-cell office:value-type="string">
            <text:p>3/16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rant</text:p>
          </table:table-cell>
          <table:table-cell office:value-type="string">
            <text:p>Biró</text:p>
          </table:table-cell>
          <table:table-cell office:value-type="string">
            <text:p>BiroLorant@mailinator.com</text:p>
          </table:table-cell>
          <table:table-cell office:value-type="string">
            <text:p>12/1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en</text:p>
          </table:table-cell>
          <table:table-cell office:value-type="string">
            <text:p>Knight</text:p>
          </table:table-cell>
          <table:table-cell office:value-type="string">
            <text:p>LaurenKnight@spambob.com</text:p>
          </table:table-cell>
          <table:table-cell office:value-type="string">
            <text:p>6/22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zsx</text:p>
          </table:table-cell>
          <table:table-cell office:value-type="string">
            <text:p>Berta</text:p>
          </table:table-cell>
          <table:table-cell office:value-type="string">
            <text:p>BertaRezsx@trashymail.com</text:p>
          </table:table-cell>
          <table:table-cell office:value-type="string">
            <text:p>12/1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slie</text:p>
          </table:table-cell>
          <table:table-cell office:value-type="string">
            <text:p>McClendon</text:p>
          </table:table-cell>
          <table:table-cell office:value-type="string">
            <text:p>LesliePMcClendon@pookmail.com</text:p>
          </table:table-cell>
          <table:table-cell office:value-type="string">
            <text:p>1/14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by</text:p>
          </table:table-cell>
          <table:table-cell office:value-type="string">
            <text:p>Herington</text:p>
          </table:table-cell>
          <table:table-cell office:value-type="string">
            <text:p>TobyHerington@spambob.com</text:p>
          </table:table-cell>
          <table:table-cell office:value-type="string">
            <text:p>7/20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udrey</text:p>
          </table:table-cell>
          <table:table-cell office:value-type="string">
            <text:p>Lymburner</text:p>
          </table:table-cell>
          <table:table-cell office:value-type="string">
            <text:p>AudreyLymburner@mailinator.com</text:p>
          </table:table-cell>
          <table:table-cell office:value-type="string">
            <text:p>11/1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aron</text:p>
          </table:table-cell>
          <table:table-cell office:value-type="string">
            <text:p>Freedman</text:p>
          </table:table-cell>
          <table:table-cell office:value-type="string">
            <text:p>AaronFreedman@pookmail.com</text:p>
          </table:table-cell>
          <table:table-cell office:value-type="string">
            <text:p>7/25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y</text:p>
          </table:table-cell>
          <table:table-cell office:value-type="string">
            <text:p>Coles</text:p>
          </table:table-cell>
          <table:table-cell office:value-type="string">
            <text:p>LucyColes@mailinator.com</text:p>
          </table:table-cell>
          <table:table-cell office:value-type="string">
            <text:p>12/18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ny</text:p>
          </table:table-cell>
          <table:table-cell office:value-type="string">
            <text:p>Wilson</text:p>
          </table:table-cell>
          <table:table-cell office:value-type="string">
            <text:p>BennyJWilson@pookmail.com</text:p>
          </table:table-cell>
          <table:table-cell office:value-type="string">
            <text:p>12/31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Mullen</text:p>
          </table:table-cell>
          <table:table-cell office:value-type="string">
            <text:p>MarcusMullen@spambob.com</text:p>
          </table:table-cell>
          <table:table-cell office:value-type="string">
            <text:p>3/17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kard</text:p>
          </table:table-cell>
          <table:table-cell office:value-type="string">
            <text:p>Hofman</text:p>
          </table:table-cell>
          <table:table-cell office:value-type="string">
            <text:p>HofmanRikard@dodgit.com</text:p>
          </table:table-cell>
          <table:table-cell office:value-type="string">
            <text:p>11/21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Old</text:p>
          </table:table-cell>
          <table:table-cell office:value-type="string">
            <text:p>LucasOld@mailinator.com</text:p>
          </table:table-cell>
          <table:table-cell office:value-type="string">
            <text:p>7/2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an</text:p>
          </table:table-cell>
          <table:table-cell office:value-type="string">
            <text:p>Austin</text:p>
          </table:table-cell>
          <table:table-cell office:value-type="string">
            <text:p>JeanRAustin@dodgit.com</text:p>
          </table:table-cell>
          <table:table-cell office:value-type="string">
            <text:p>7/20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nter</text:p>
          </table:table-cell>
          <table:table-cell office:value-type="string">
            <text:p>Schonell</text:p>
          </table:table-cell>
          <table:table-cell office:value-type="string">
            <text:p>HunterSchonell@mailinator.com</text:p>
          </table:table-cell>
          <table:table-cell office:value-type="string">
            <text:p>3/3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anessza</text:p>
          </table:table-cell>
          <table:table-cell office:value-type="string">
            <text:p>Mátyás</text:p>
          </table:table-cell>
          <table:table-cell office:value-type="string">
            <text:p>MatyasVanessza@dodgit.com</text:p>
          </table:table-cell>
          <table:table-cell office:value-type="string">
            <text:p>5/13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ckenzie</text:p>
          </table:table-cell>
          <table:table-cell office:value-type="string">
            <text:p>Snowball</text:p>
          </table:table-cell>
          <table:table-cell office:value-type="string">
            <text:p>MackenzieSnowball@trashymail.com</text:p>
          </table:table-cell>
          <table:table-cell office:value-type="string">
            <text:p>6/4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ana</text:p>
          </table:table-cell>
          <table:table-cell office:value-type="string">
            <text:p>McNess</text:p>
          </table:table-cell>
          <table:table-cell office:value-type="string">
            <text:p>AlanaMcNess@mailinator.com</text:p>
          </table:table-cell>
          <table:table-cell office:value-type="string">
            <text:p>12/16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oppy</text:p>
          </table:table-cell>
          <table:table-cell office:value-type="string">
            <text:p>Fairweather</text:p>
          </table:table-cell>
          <table:table-cell office:value-type="string">
            <text:p>PoppyFairweather@trashymail.com</text:p>
          </table:table-cell>
          <table:table-cell office:value-type="string">
            <text:p>3/9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Reid</text:p>
          </table:table-cell>
          <table:table-cell office:value-type="string">
            <text:p>AmyDReid@dodgit.com</text:p>
          </table:table-cell>
          <table:table-cell office:value-type="string">
            <text:p>4/24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dith</text:p>
          </table:table-cell>
          <table:table-cell office:value-type="string">
            <text:p>Brown</text:p>
          </table:table-cell>
          <table:table-cell office:value-type="string">
            <text:p>JudithRBrown@pookmail.com</text:p>
          </table:table-cell>
          <table:table-cell office:value-type="string">
            <text:p>5/17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oma</text:p>
          </table:table-cell>
          <table:table-cell office:value-type="string">
            <text:p>Seress</text:p>
          </table:table-cell>
          <table:table-cell office:value-type="string">
            <text:p>SeressSoma@dodgit.com</text:p>
          </table:table-cell>
          <table:table-cell office:value-type="string">
            <text:p>3/3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zter</text:p>
          </table:table-cell>
          <table:table-cell office:value-type="string">
            <text:p>Gáll</text:p>
          </table:table-cell>
          <table:table-cell office:value-type="string">
            <text:p>GallEszter@mailinator.com</text:p>
          </table:table-cell>
          <table:table-cell office:value-type="string">
            <text:p>9/7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dela</text:p>
          </table:table-cell>
          <table:table-cell office:value-type="string">
            <text:p>Rousseau</text:p>
          </table:table-cell>
          <table:table-cell office:value-type="string">
            <text:p>AdelaRRousseau@spambob.com</text:p>
          </table:table-cell>
          <table:table-cell office:value-type="string">
            <text:p>1/19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ula</text:p>
          </table:table-cell>
          <table:table-cell office:value-type="string">
            <text:p>Tussey</text:p>
          </table:table-cell>
          <table:table-cell office:value-type="string">
            <text:p>PaulaATussey@spambob.com</text:p>
          </table:table-cell>
          <table:table-cell office:value-type="string">
            <text:p>4/20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ladys</text:p>
          </table:table-cell>
          <table:table-cell office:value-type="string">
            <text:p>Harrison</text:p>
          </table:table-cell>
          <table:table-cell office:value-type="string">
            <text:p>GladysRHarrison@trashymail.com</text:p>
          </table:table-cell>
          <table:table-cell office:value-type="string">
            <text:p>3/13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Abercrombie</text:p>
          </table:table-cell>
          <table:table-cell office:value-type="string">
            <text:p>LilianAbercrombie@pookmail.com</text:p>
          </table:table-cell>
          <table:table-cell office:value-type="string">
            <text:p>9/5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se</text:p>
          </table:table-cell>
          <table:table-cell office:value-type="string">
            <text:p>Abarca</text:p>
          </table:table-cell>
          <table:table-cell office:value-type="string">
            <text:p>JesseJAbarca@dodgit.com</text:p>
          </table:table-cell>
          <table:table-cell office:value-type="string">
            <text:p>4/25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svát</text:p>
          </table:table-cell>
          <table:table-cell office:value-type="string">
            <text:p>Szőlőssi</text:p>
          </table:table-cell>
          <table:table-cell office:value-type="string">
            <text:p>SzolossiOzsvat@pookmail.com</text:p>
          </table:table-cell>
          <table:table-cell office:value-type="string">
            <text:p>7/20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rant</text:p>
          </table:table-cell>
          <table:table-cell office:value-type="string">
            <text:p>Gombos</text:p>
          </table:table-cell>
          <table:table-cell office:value-type="string">
            <text:p>GombosLorant@mailinator.com</text:p>
          </table:table-cell>
          <table:table-cell office:value-type="string">
            <text:p>6/1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yn</text:p>
          </table:table-cell>
          <table:table-cell office:value-type="string">
            <text:p>Roundy</text:p>
          </table:table-cell>
          <table:table-cell office:value-type="string">
            <text:p>CarolynCRoundy@pookmail.com</text:p>
          </table:table-cell>
          <table:table-cell office:value-type="string">
            <text:p>4/29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kolett</text:p>
          </table:table-cell>
          <table:table-cell office:value-type="string">
            <text:p>György</text:p>
          </table:table-cell>
          <table:table-cell office:value-type="string">
            <text:p>GyorgyNikolett@trashymail.com</text:p>
          </table:table-cell>
          <table:table-cell office:value-type="string">
            <text:p>8/24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go</text:p>
          </table:table-cell>
          <table:table-cell office:value-type="string">
            <text:p>Szőcs</text:p>
          </table:table-cell>
          <table:table-cell office:value-type="string">
            <text:p>SzocsMargo@dodgit.com</text:p>
          </table:table-cell>
          <table:table-cell office:value-type="string">
            <text:p>7/27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yssa</text:p>
          </table:table-cell>
          <table:table-cell office:value-type="string">
            <text:p>Ackland</text:p>
          </table:table-cell>
          <table:table-cell office:value-type="string">
            <text:p>AlyssaAckland@dodgit.com</text:p>
          </table:table-cell>
          <table:table-cell office:value-type="string">
            <text:p>10/11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e</text:p>
          </table:table-cell>
          <table:table-cell office:value-type="string">
            <text:p>Woollacott</text:p>
          </table:table-cell>
          <table:table-cell office:value-type="string">
            <text:p>SophieWoollacott@mailinator.com</text:p>
          </table:table-cell>
          <table:table-cell office:value-type="string">
            <text:p>9/1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ry</text:p>
          </table:table-cell>
          <table:table-cell office:value-type="string">
            <text:p>Alvarado</text:p>
          </table:table-cell>
          <table:table-cell office:value-type="string">
            <text:p>JerryMAlvarado@pookmail.com</text:p>
          </table:table-cell>
          <table:table-cell office:value-type="string">
            <text:p>9/9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z</text:p>
          </table:table-cell>
          <table:table-cell office:value-type="string">
            <text:p>Bogdán</text:p>
          </table:table-cell>
          <table:table-cell office:value-type="string">
            <text:p>BogdanRez@trashymail.com</text:p>
          </table:table-cell>
          <table:table-cell office:value-type="string">
            <text:p>11/22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ianca</text:p>
          </table:table-cell>
          <table:table-cell office:value-type="string">
            <text:p>Kirkland</text:p>
          </table:table-cell>
          <table:table-cell office:value-type="string">
            <text:p>BiancaKirkland@trashymail.com</text:p>
          </table:table-cell>
          <table:table-cell office:value-type="string">
            <text:p>3/9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riszl</text:p>
          </table:table-cell>
          <table:table-cell office:value-type="string">
            <text:p>Kőváry</text:p>
          </table:table-cell>
          <table:table-cell office:value-type="string">
            <text:p>KovaryBeriszl@pookmail.com</text:p>
          </table:table-cell>
          <table:table-cell office:value-type="string">
            <text:p>4/29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en</text:p>
          </table:table-cell>
          <table:table-cell office:value-type="string">
            <text:p>Matra</text:p>
          </table:table-cell>
          <table:table-cell office:value-type="string">
            <text:p>LaurenMatra@spambob.com</text:p>
          </table:table-cell>
          <table:table-cell office:value-type="string">
            <text:p>4/27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Irizarry</text:p>
          </table:table-cell>
          <table:table-cell office:value-type="string">
            <text:p>ChristopherLIrizarry@trashymail.com</text:p>
          </table:table-cell>
          <table:table-cell office:value-type="string">
            <text:p>8/12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nathan</text:p>
          </table:table-cell>
          <table:table-cell office:value-type="string">
            <text:p>Shaw</text:p>
          </table:table-cell>
          <table:table-cell office:value-type="string">
            <text:p>JonathanJShaw@trashymail.com</text:p>
          </table:table-cell>
          <table:table-cell office:value-type="string">
            <text:p>4/27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c</text:p>
          </table:table-cell>
          <table:table-cell office:value-type="string">
            <text:p>Florence</text:p>
          </table:table-cell>
          <table:table-cell office:value-type="string">
            <text:p>DominicFlorence@pookmail.com</text:p>
          </table:table-cell>
          <table:table-cell office:value-type="string">
            <text:p>10/3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Cunneen</text:p>
          </table:table-cell>
          <table:table-cell office:value-type="string">
            <text:p>CallumCunneen@pookmail.com</text:p>
          </table:table-cell>
          <table:table-cell office:value-type="string">
            <text:p>9/20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ra</text:p>
          </table:table-cell>
          <table:table-cell office:value-type="string">
            <text:p>Hall</text:p>
          </table:table-cell>
          <table:table-cell office:value-type="string">
            <text:p>DebraJHall@dodgit.com</text:p>
          </table:table-cell>
          <table:table-cell office:value-type="string">
            <text:p>9/18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a</text:p>
          </table:table-cell>
          <table:table-cell office:value-type="string">
            <text:p>Thomas</text:p>
          </table:table-cell>
          <table:table-cell office:value-type="string">
            <text:p>EllaRThomas@spambob.com</text:p>
          </table:table-cell>
          <table:table-cell office:value-type="string">
            <text:p>10/18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ára</text:p>
          </table:table-cell>
          <table:table-cell office:value-type="string">
            <text:p>Szigethy</text:p>
          </table:table-cell>
          <table:table-cell office:value-type="string">
            <text:p>SzigethySara@spambob.com</text:p>
          </table:table-cell>
          <table:table-cell office:value-type="string">
            <text:p>3/31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son</text:p>
          </table:table-cell>
          <table:table-cell office:value-type="string">
            <text:p>Sunners</text:p>
          </table:table-cell>
          <table:table-cell office:value-type="string">
            <text:p>JacksonSunners@spambob.com</text:p>
          </table:table-cell>
          <table:table-cell office:value-type="string">
            <text:p>12/17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ira</text:p>
          </table:table-cell>
          <table:table-cell office:value-type="string">
            <text:p>Conrad</text:p>
          </table:table-cell>
          <table:table-cell office:value-type="string">
            <text:p>KeiraConrad@spambob.com</text:p>
          </table:table-cell>
          <table:table-cell office:value-type="string">
            <text:p>7/28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rs</text:p>
          </table:table-cell>
          <table:table-cell office:value-type="string">
            <text:p>Szöts</text:p>
          </table:table-cell>
          <table:table-cell office:value-type="string">
            <text:p>SzotsBars@trashymail.com</text:p>
          </table:table-cell>
          <table:table-cell office:value-type="string">
            <text:p>7/26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laudia</text:p>
          </table:table-cell>
          <table:table-cell office:value-type="string">
            <text:p>Szakács</text:p>
          </table:table-cell>
          <table:table-cell office:value-type="string">
            <text:p>SzakacsKlaudia@mailinator.com</text:p>
          </table:table-cell>
          <table:table-cell office:value-type="string">
            <text:p>4/29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bby</text:p>
          </table:table-cell>
          <table:table-cell office:value-type="string">
            <text:p>Adams</text:p>
          </table:table-cell>
          <table:table-cell office:value-type="string">
            <text:p>BobbySAdams@dodgit.com</text:p>
          </table:table-cell>
          <table:table-cell office:value-type="string">
            <text:p>1/31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</text:p>
          </table:table-cell>
          <table:table-cell office:value-type="string">
            <text:p>Callanan</text:p>
          </table:table-cell>
          <table:table-cell office:value-type="string">
            <text:p>RoseCallanan@dodgit.com</text:p>
          </table:table-cell>
          <table:table-cell office:value-type="string">
            <text:p>4/2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anley</text:p>
          </table:table-cell>
          <table:table-cell office:value-type="string">
            <text:p>Lopez</text:p>
          </table:table-cell>
          <table:table-cell office:value-type="string">
            <text:p>StanleyOLopez@mailinator.com</text:p>
          </table:table-cell>
          <table:table-cell office:value-type="string">
            <text:p>5/24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itlyn</text:p>
          </table:table-cell>
          <table:table-cell office:value-type="string">
            <text:p>McCall</text:p>
          </table:table-cell>
          <table:table-cell office:value-type="string">
            <text:p>KaitlynMcCall@mailinator.com</text:p>
          </table:table-cell>
          <table:table-cell office:value-type="string">
            <text:p>7/28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ileen</text:p>
          </table:table-cell>
          <table:table-cell office:value-type="string">
            <text:p>Gaier</text:p>
          </table:table-cell>
          <table:table-cell office:value-type="string">
            <text:p>EileenDGaier@pookmail.com</text:p>
          </table:table-cell>
          <table:table-cell office:value-type="string">
            <text:p>9/8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d</text:p>
          </table:table-cell>
          <table:table-cell office:value-type="string">
            <text:p>Mester</text:p>
          </table:table-cell>
          <table:table-cell office:value-type="string">
            <text:p>MesterBod@trashymail.com</text:p>
          </table:table-cell>
          <table:table-cell office:value-type="string">
            <text:p>6/10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uska</text:p>
          </table:table-cell>
          <table:table-cell office:value-type="string">
            <text:p>Páll</text:p>
          </table:table-cell>
          <table:table-cell office:value-type="string">
            <text:p>PallVicuska@pookmail.com</text:p>
          </table:table-cell>
          <table:table-cell office:value-type="string">
            <text:p>1/22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heresa</text:p>
          </table:table-cell>
          <table:table-cell office:value-type="string">
            <text:p>Cole</text:p>
          </table:table-cell>
          <table:table-cell office:value-type="string">
            <text:p>TheresaGCole@mailinator.com</text:p>
          </table:table-cell>
          <table:table-cell office:value-type="string">
            <text:p>10/16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lla</text:p>
          </table:table-cell>
          <table:table-cell office:value-type="string">
            <text:p>Springfield</text:p>
          </table:table-cell>
          <table:table-cell office:value-type="string">
            <text:p>MillaSpringfield@dodgit.com</text:p>
          </table:table-cell>
          <table:table-cell office:value-type="string">
            <text:p>1/7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ti</text:p>
          </table:table-cell>
          <table:table-cell office:value-type="string">
            <text:p>Kale</text:p>
          </table:table-cell>
          <table:table-cell office:value-type="string">
            <text:p>PattiNKale@pookmail.com</text:p>
          </table:table-cell>
          <table:table-cell office:value-type="string">
            <text:p>1/28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ázmin</text:p>
          </table:table-cell>
          <table:table-cell office:value-type="string">
            <text:p>Péter</text:p>
          </table:table-cell>
          <table:table-cell office:value-type="string">
            <text:p>PeterJazmin@mailinator.com</text:p>
          </table:table-cell>
          <table:table-cell office:value-type="string">
            <text:p>11/14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win</text:p>
          </table:table-cell>
          <table:table-cell office:value-type="string">
            <text:p>McCauley</text:p>
          </table:table-cell>
          <table:table-cell office:value-type="string">
            <text:p>EdwinBMcCauley@mailinator.com</text:p>
          </table:table-cell>
          <table:table-cell office:value-type="string">
            <text:p>2/17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de</text:p>
          </table:table-cell>
          <table:table-cell office:value-type="string">
            <text:p>Tracy</text:p>
          </table:table-cell>
          <table:table-cell office:value-type="string">
            <text:p>JadeTracy@pookmail.com</text:p>
          </table:table-cell>
          <table:table-cell office:value-type="string">
            <text:p>5/30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ristyn</text:p>
          </table:table-cell>
          <table:table-cell office:value-type="string">
            <text:p>Lewis</text:p>
          </table:table-cell>
          <table:table-cell office:value-type="string">
            <text:p>KristynRLewis@mailinator.com</text:p>
          </table:table-cell>
          <table:table-cell office:value-type="string">
            <text:p>11/1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Sandstrom</text:p>
          </table:table-cell>
          <table:table-cell office:value-type="string">
            <text:p>MichaelRSandstrom@pookmail.com</text:p>
          </table:table-cell>
          <table:table-cell office:value-type="string">
            <text:p>8/16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Simmons</text:p>
          </table:table-cell>
          <table:table-cell office:value-type="string">
            <text:p>GeorgePSimmons@dodgit.com</text:p>
          </table:table-cell>
          <table:table-cell office:value-type="string">
            <text:p>8/2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bony</text:p>
          </table:table-cell>
          <table:table-cell office:value-type="string">
            <text:p>Aslatt</text:p>
          </table:table-cell>
          <table:table-cell office:value-type="string">
            <text:p>EbonyAslatt@mailinator.com</text:p>
          </table:table-cell>
          <table:table-cell office:value-type="string">
            <text:p>10/22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a</text:p>
          </table:table-cell>
          <table:table-cell office:value-type="string">
            <text:p>Serena</text:p>
          </table:table-cell>
          <table:table-cell office:value-type="string">
            <text:p>EllaSerena@dodgit.com</text:p>
          </table:table-cell>
          <table:table-cell office:value-type="string">
            <text:p>5/25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Brown</text:p>
          </table:table-cell>
          <table:table-cell office:value-type="string">
            <text:p>JasonDBrown@pookmail.com</text:p>
          </table:table-cell>
          <table:table-cell office:value-type="string">
            <text:p>7/1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tof</text:p>
          </table:table-cell>
          <table:table-cell office:value-type="string">
            <text:p>Herrmann</text:p>
          </table:table-cell>
          <table:table-cell office:value-type="string">
            <text:p>HerrmannKristof@trashymail.com</text:p>
          </table:table-cell>
          <table:table-cell office:value-type="string">
            <text:p>2/24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nátó</text:p>
          </table:table-cell>
          <table:table-cell office:value-type="string">
            <text:p>Fodor</text:p>
          </table:table-cell>
          <table:table-cell office:value-type="string">
            <text:p>FodorRenato@mailinator.com</text:p>
          </table:table-cell>
          <table:table-cell office:value-type="string">
            <text:p>1/5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cse</text:p>
          </table:table-cell>
          <table:table-cell office:value-type="string">
            <text:p>Fejes</text:p>
          </table:table-cell>
          <table:table-cell office:value-type="string">
            <text:p>FejesBecse@pookmail.com</text:p>
          </table:table-cell>
          <table:table-cell office:value-type="string">
            <text:p>8/25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Hubert</text:p>
          </table:table-cell>
          <table:table-cell office:value-type="string">
            <text:p>WilliamNHubert@dodgit.com</text:p>
          </table:table-cell>
          <table:table-cell office:value-type="string">
            <text:p>10/11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lan</text:p>
          </table:table-cell>
          <table:table-cell office:value-type="string">
            <text:p>Gerő</text:p>
          </table:table-cell>
          <table:table-cell office:value-type="string">
            <text:p>GeroJolan@spambob.com</text:p>
          </table:table-cell>
          <table:table-cell office:value-type="string">
            <text:p>2/7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errie</text:p>
          </table:table-cell>
          <table:table-cell office:value-type="string">
            <text:p>Hanks</text:p>
          </table:table-cell>
          <table:table-cell office:value-type="string">
            <text:p>TerrieHHanks@trashymail.com</text:p>
          </table:table-cell>
          <table:table-cell office:value-type="string">
            <text:p>8/24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clan</text:p>
          </table:table-cell>
          <table:table-cell office:value-type="string">
            <text:p>Macredie</text:p>
          </table:table-cell>
          <table:table-cell office:value-type="string">
            <text:p>DeclanMacredie@dodgit.com</text:p>
          </table:table-cell>
          <table:table-cell office:value-type="string">
            <text:p>4/30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le</text:p>
          </table:table-cell>
          <table:table-cell office:value-type="string">
            <text:p>Boyce</text:p>
          </table:table-cell>
          <table:table-cell office:value-type="string">
            <text:p>IsabelleBoyce@trashymail.com</text:p>
          </table:table-cell>
          <table:table-cell office:value-type="string">
            <text:p>8/5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odor</text:p>
          </table:table-cell>
          <table:table-cell office:value-type="string">
            <text:p>Szigeti</text:p>
          </table:table-cell>
          <table:table-cell office:value-type="string">
            <text:p>SzigetiFodor@trashymail.com</text:p>
          </table:table-cell>
          <table:table-cell office:value-type="string">
            <text:p>7/4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bie</text:p>
          </table:table-cell>
          <table:table-cell office:value-type="string">
            <text:p>Ohara</text:p>
          </table:table-cell>
          <table:table-cell office:value-type="string">
            <text:p>DebbieLOhara@dodgit.com</text:p>
          </table:table-cell>
          <table:table-cell office:value-type="string">
            <text:p>2/18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oémi</text:p>
          </table:table-cell>
          <table:table-cell office:value-type="string">
            <text:p>Barabás</text:p>
          </table:table-cell>
          <table:table-cell office:value-type="string">
            <text:p>BarabasNoemi@pookmail.com</text:p>
          </table:table-cell>
          <table:table-cell office:value-type="string">
            <text:p>9/17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Stetler</text:p>
          </table:table-cell>
          <table:table-cell office:value-type="string">
            <text:p>DavidAStetler@trashymail.com</text:p>
          </table:table-cell>
          <table:table-cell office:value-type="string">
            <text:p>12/13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séb</text:p>
          </table:table-cell>
          <table:table-cell office:value-type="string">
            <text:p>Győrffi</text:p>
          </table:table-cell>
          <table:table-cell office:value-type="string">
            <text:p>GyorffiOzseb@trashymail.com</text:p>
          </table:table-cell>
          <table:table-cell office:value-type="string">
            <text:p>11/25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string">
            <text:p>DavidHarding@pookmail.com</text:p>
          </table:table-cell>
          <table:table-cell office:value-type="string">
            <text:p>8/10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is</text:p>
          </table:table-cell>
          <table:table-cell office:value-type="string">
            <text:p>Marshall</text:p>
          </table:table-cell>
          <table:table-cell office:value-type="string">
            <text:p>DorisJMarshall@trashymail.com</text:p>
          </table:table-cell>
          <table:table-cell office:value-type="string">
            <text:p>9/23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</text:p>
          </table:table-cell>
          <table:table-cell office:value-type="string">
            <text:p>Yaeger</text:p>
          </table:table-cell>
          <table:table-cell office:value-type="string">
            <text:p>MarkLYaeger@mailinator.com</text:p>
          </table:table-cell>
          <table:table-cell office:value-type="string">
            <text:p>11/17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lin</text:p>
          </table:table-cell>
          <table:table-cell office:value-type="string">
            <text:p>Vass</text:p>
          </table:table-cell>
          <table:table-cell office:value-type="string">
            <text:p>VassKatalin@dodgit.com</text:p>
          </table:table-cell>
          <table:table-cell office:value-type="string">
            <text:p>7/10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dson</text:p>
          </table:table-cell>
          <table:table-cell office:value-type="string">
            <text:p>Tench</text:p>
          </table:table-cell>
          <table:table-cell office:value-type="string">
            <text:p>HudsonTench@spambob.com</text:p>
          </table:table-cell>
          <table:table-cell office:value-type="string">
            <text:p>7/26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men</text:p>
          </table:table-cell>
          <table:table-cell office:value-type="string">
            <text:p>Seres</text:p>
          </table:table-cell>
          <table:table-cell office:value-type="string">
            <text:p>SeresKelemen@dodgit.com</text:p>
          </table:table-cell>
          <table:table-cell office:value-type="string">
            <text:p>6/20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t</text:p>
          </table:table-cell>
          <table:table-cell office:value-type="string">
            <text:p>Smith</text:p>
          </table:table-cell>
          <table:table-cell office:value-type="string">
            <text:p>ArtJSmith@mailinator.com</text:p>
          </table:table-cell>
          <table:table-cell office:value-type="string">
            <text:p>1/31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eb</text:p>
          </table:table-cell>
          <table:table-cell office:value-type="string">
            <text:p>Binney</text:p>
          </table:table-cell>
          <table:table-cell office:value-type="string">
            <text:p>CalebBinney@trashymail.com</text:p>
          </table:table-cell>
          <table:table-cell office:value-type="string">
            <text:p>1/29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berly</text:p>
          </table:table-cell>
          <table:table-cell office:value-type="string">
            <text:p>Watson</text:p>
          </table:table-cell>
          <table:table-cell office:value-type="string">
            <text:p>KimberlyJWatson@pookmail.com</text:p>
          </table:table-cell>
          <table:table-cell office:value-type="string">
            <text:p>6/16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yle</text:p>
          </table:table-cell>
          <table:table-cell office:value-type="string">
            <text:p>Rhodes</text:p>
          </table:table-cell>
          <table:table-cell office:value-type="string">
            <text:p>DoyleLRhodes@pookmail.com</text:p>
          </table:table-cell>
          <table:table-cell office:value-type="string">
            <text:p>4/8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yce</text:p>
          </table:table-cell>
          <table:table-cell office:value-type="string">
            <text:p>Owens</text:p>
          </table:table-cell>
          <table:table-cell office:value-type="string">
            <text:p>JoyceROwens@mailinator.com</text:p>
          </table:table-cell>
          <table:table-cell office:value-type="string">
            <text:p>9/3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ncsi</text:p>
          </table:table-cell>
          <table:table-cell office:value-type="string">
            <text:p>Vig</text:p>
          </table:table-cell>
          <table:table-cell office:value-type="string">
            <text:p>VigNancsi@spambob.com</text:p>
          </table:table-cell>
          <table:table-cell office:value-type="string">
            <text:p>4/17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ztián</text:p>
          </table:table-cell>
          <table:table-cell office:value-type="string">
            <text:p>Laczkó</text:p>
          </table:table-cell>
          <table:table-cell office:value-type="string">
            <text:p>LaczkoKrisztian@mailinator.com</text:p>
          </table:table-cell>
          <table:table-cell office:value-type="string">
            <text:p>10/16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ma</text:p>
          </table:table-cell>
          <table:table-cell office:value-type="string">
            <text:p>Flynn</text:p>
          </table:table-cell>
          <table:table-cell office:value-type="string">
            <text:p>EmmaFlynn@dodgit.com</text:p>
          </table:table-cell>
          <table:table-cell office:value-type="string">
            <text:p>12/22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ista</text:p>
          </table:table-cell>
          <table:table-cell office:value-type="string">
            <text:p>Sós</text:p>
          </table:table-cell>
          <table:table-cell office:value-type="string">
            <text:p>SosPista@pookmail.com</text:p>
          </table:table-cell>
          <table:table-cell office:value-type="string">
            <text:p>12/4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a Zsa</text:p>
          </table:table-cell>
          <table:table-cell office:value-type="string">
            <text:p>Smitt</text:p>
          </table:table-cell>
          <table:table-cell office:value-type="string">
            <text:p>SmittZsaZsa@mailinator.com</text:p>
          </table:table-cell>
          <table:table-cell office:value-type="string">
            <text:p>1/11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lie</text:p>
          </table:table-cell>
          <table:table-cell office:value-type="string">
            <text:p>Kocher</text:p>
          </table:table-cell>
          <table:table-cell office:value-type="string">
            <text:p>JulieMKocher@mailinator.com</text:p>
          </table:table-cell>
          <table:table-cell office:value-type="string">
            <text:p>2/7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kayla</text:p>
          </table:table-cell>
          <table:table-cell office:value-type="string">
            <text:p>Trott</text:p>
          </table:table-cell>
          <table:table-cell office:value-type="string">
            <text:p>MakaylaTrott@spambob.com</text:p>
          </table:table-cell>
          <table:table-cell office:value-type="string">
            <text:p>7/21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ana</text:p>
          </table:table-cell>
          <table:table-cell office:value-type="string">
            <text:p>Hooley</text:p>
          </table:table-cell>
          <table:table-cell office:value-type="string">
            <text:p>AlanaHooley@trashymail.com</text:p>
          </table:table-cell>
          <table:table-cell office:value-type="string">
            <text:p>12/6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Le Fanu</text:p>
          </table:table-cell>
          <table:table-cell office:value-type="string">
            <text:p>LauraLeFanu@pookmail.com</text:p>
          </table:table-cell>
          <table:table-cell office:value-type="string">
            <text:p>2/18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ina</text:p>
          </table:table-cell>
          <table:table-cell office:value-type="string">
            <text:p>Julia</text:p>
          </table:table-cell>
          <table:table-cell office:value-type="string">
            <text:p>AngelinaJulia@trashymail.com</text:p>
          </table:table-cell>
          <table:table-cell office:value-type="string">
            <text:p>9/12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eggy</text:p>
          </table:table-cell>
          <table:table-cell office:value-type="string">
            <text:p>Bailey</text:p>
          </table:table-cell>
          <table:table-cell office:value-type="string">
            <text:p>PeggyMBailey@spambob.com</text:p>
          </table:table-cell>
          <table:table-cell office:value-type="string">
            <text:p>6/25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ádor</text:p>
          </table:table-cell>
          <table:table-cell office:value-type="string">
            <text:p>Hegyi</text:p>
          </table:table-cell>
          <table:table-cell office:value-type="string">
            <text:p>HegyiZador@spambob.com</text:p>
          </table:table-cell>
          <table:table-cell office:value-type="string">
            <text:p>4/18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Stoate</text:p>
          </table:table-cell>
          <table:table-cell office:value-type="string">
            <text:p>JacobStoate@spambob.com</text:p>
          </table:table-cell>
          <table:table-cell office:value-type="string">
            <text:p>6/17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lake</text:p>
          </table:table-cell>
          <table:table-cell office:value-type="string">
            <text:p>Lind</text:p>
          </table:table-cell>
          <table:table-cell office:value-type="string">
            <text:p>BlakeLind@pookmail.com</text:p>
          </table:table-cell>
          <table:table-cell office:value-type="string">
            <text:p>12/2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inda</text:p>
          </table:table-cell>
          <table:table-cell office:value-type="string">
            <text:p>Szöllössi</text:p>
          </table:table-cell>
          <table:table-cell office:value-type="string">
            <text:p>SzollossiMelinda@trashymail.com</text:p>
          </table:table-cell>
          <table:table-cell office:value-type="string">
            <text:p>4/26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e</text:p>
          </table:table-cell>
          <table:table-cell office:value-type="string">
            <text:p>Tazewell</text:p>
          </table:table-cell>
          <table:table-cell office:value-type="string">
            <text:p>AmelieTazewell@trashymail.com</text:p>
          </table:table-cell>
          <table:table-cell office:value-type="string">
            <text:p>9/27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rícia</text:p>
          </table:table-cell>
          <table:table-cell office:value-type="string">
            <text:p>Benkó</text:p>
          </table:table-cell>
          <table:table-cell office:value-type="string">
            <text:p>BenkoPatricia@mailinator.com</text:p>
          </table:table-cell>
          <table:table-cell office:value-type="string">
            <text:p>12/15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nes</text:p>
          </table:table-cell>
          <table:table-cell office:value-type="string">
            <text:p>Torma</text:p>
          </table:table-cell>
          <table:table-cell office:value-type="string">
            <text:p>TormaDenes@pookmail.com</text:p>
          </table:table-cell>
          <table:table-cell office:value-type="string">
            <text:p>10/30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ber</text:p>
          </table:table-cell>
          <table:table-cell office:value-type="string">
            <text:p>McCash</text:p>
          </table:table-cell>
          <table:table-cell office:value-type="string">
            <text:p>AmberMcCash@pookmail.com</text:p>
          </table:table-cell>
          <table:table-cell office:value-type="string">
            <text:p>2/29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vett</text:p>
          </table:table-cell>
          <table:table-cell office:value-type="string">
            <text:p>Czakó</text:p>
          </table:table-cell>
          <table:table-cell office:value-type="string">
            <text:p>CzakoIvett@spambob.com</text:p>
          </table:table-cell>
          <table:table-cell office:value-type="string">
            <text:p>9/29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fred</text:p>
          </table:table-cell>
          <table:table-cell office:value-type="string">
            <text:p>Hucks</text:p>
          </table:table-cell>
          <table:table-cell office:value-type="string">
            <text:p>AlfredOHucks@spambob.com</text:p>
          </table:table-cell>
          <table:table-cell office:value-type="string">
            <text:p>2/27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ulah</text:p>
          </table:table-cell>
          <table:table-cell office:value-type="string">
            <text:p>Leblanc</text:p>
          </table:table-cell>
          <table:table-cell office:value-type="string">
            <text:p>BeulahCLeblanc@dodgit.com</text:p>
          </table:table-cell>
          <table:table-cell office:value-type="string">
            <text:p>7/13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tal</text:p>
          </table:table-cell>
          <table:table-cell office:value-type="string">
            <text:p>Kovács</text:p>
          </table:table-cell>
          <table:table-cell office:value-type="string">
            <text:p>KovacsAntal@pookmail.com</text:p>
          </table:table-cell>
          <table:table-cell office:value-type="string">
            <text:p>3/2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pót</text:p>
          </table:table-cell>
          <table:table-cell office:value-type="string">
            <text:p>Péter</text:p>
          </table:table-cell>
          <table:table-cell office:value-type="string">
            <text:p>PeterLipot@spambob.com</text:p>
          </table:table-cell>
          <table:table-cell office:value-type="string">
            <text:p>5/18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rcédesz</text:p>
          </table:table-cell>
          <table:table-cell office:value-type="string">
            <text:p>Lendvai</text:p>
          </table:table-cell>
          <table:table-cell office:value-type="string">
            <text:p>LendvaiMercedesz@spambob.com</text:p>
          </table:table-cell>
          <table:table-cell office:value-type="string">
            <text:p>10/27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Kádár</text:p>
          </table:table-cell>
          <table:table-cell office:value-type="string">
            <text:p>KadarAlex@pookmail.com</text:p>
          </table:table-cell>
          <table:table-cell office:value-type="string">
            <text:p>1/16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vannah</text:p>
          </table:table-cell>
          <table:table-cell office:value-type="string">
            <text:p>Child</text:p>
          </table:table-cell>
          <table:table-cell office:value-type="string">
            <text:p>SavannahChild@mailinator.com</text:p>
          </table:table-cell>
          <table:table-cell office:value-type="string">
            <text:p>11/29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Williams</text:p>
          </table:table-cell>
          <table:table-cell office:value-type="string">
            <text:p>JosephRWilliams@mailinator.com</text:p>
          </table:table-cell>
          <table:table-cell office:value-type="string">
            <text:p>8/10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ya</text:p>
          </table:table-cell>
          <table:table-cell office:value-type="string">
            <text:p>Pittard</text:p>
          </table:table-cell>
          <table:table-cell office:value-type="string">
            <text:p>MayaPittard@mailinator.com</text:p>
          </table:table-cell>
          <table:table-cell office:value-type="string">
            <text:p>9/2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alók</text:p>
          </table:table-cell>
          <table:table-cell office:value-type="string">
            <text:p>Szalay</text:p>
          </table:table-cell>
          <table:table-cell office:value-type="string">
            <text:p>SzalaySzalok@trashymail.com</text:p>
          </table:table-cell>
          <table:table-cell office:value-type="string">
            <text:p>1/25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da</text:p>
          </table:table-cell>
          <table:table-cell office:value-type="string">
            <text:p>Smidt</text:p>
          </table:table-cell>
          <table:table-cell office:value-type="string">
            <text:p>SmidtKada@dodgit.com</text:p>
          </table:table-cell>
          <table:table-cell office:value-type="string">
            <text:p>10/18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eine</text:p>
          </table:table-cell>
          <table:table-cell office:value-type="string">
            <text:p>Marx</text:p>
          </table:table-cell>
          <table:table-cell office:value-type="string">
            <text:p>MadeleineMarx@pookmail.com</text:p>
          </table:table-cell>
          <table:table-cell office:value-type="string">
            <text:p>8/26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y</text:p>
          </table:table-cell>
          <table:table-cell office:value-type="string">
            <text:p>King</text:p>
          </table:table-cell>
          <table:table-cell office:value-type="string">
            <text:p>GaryPKing@trashymail.com</text:p>
          </table:table-cell>
          <table:table-cell office:value-type="string">
            <text:p>4/3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ison</text:p>
          </table:table-cell>
          <table:table-cell office:value-type="string">
            <text:p>Cannan</text:p>
          </table:table-cell>
          <table:table-cell office:value-type="string">
            <text:p>MadisonCannan@pookmail.com</text:p>
          </table:table-cell>
          <table:table-cell office:value-type="string">
            <text:p>1/24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Lawson</text:p>
          </table:table-cell>
          <table:table-cell office:value-type="string">
            <text:p>WilliamVLawson@dodgit.com</text:p>
          </table:table-cell>
          <table:table-cell office:value-type="string">
            <text:p>2/5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e</text:p>
          </table:table-cell>
          <table:table-cell office:value-type="string">
            <text:p>Hester</text:p>
          </table:table-cell>
          <table:table-cell office:value-type="string">
            <text:p>AnneWHester@pookmail.com</text:p>
          </table:table-cell>
          <table:table-cell office:value-type="string">
            <text:p>9/13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Bentham</text:p>
          </table:table-cell>
          <table:table-cell office:value-type="string">
            <text:p>TylerBentham@mailinator.com</text:p>
          </table:table-cell>
          <table:table-cell office:value-type="string">
            <text:p>4/5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ária</text:p>
          </table:table-cell>
          <table:table-cell office:value-type="string">
            <text:p>Hegedüs</text:p>
          </table:table-cell>
          <table:table-cell office:value-type="string">
            <text:p>HegedusMaria@pookmail.com</text:p>
          </table:table-cell>
          <table:table-cell office:value-type="string">
            <text:p>8/30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nuela</text:p>
          </table:table-cell>
          <table:table-cell office:value-type="string">
            <text:p>Jenkins</text:p>
          </table:table-cell>
          <table:table-cell office:value-type="string">
            <text:p>ManuelaJJenkins@dodgit.com</text:p>
          </table:table-cell>
          <table:table-cell office:value-type="string">
            <text:p>7/26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li</text:p>
          </table:table-cell>
          <table:table-cell office:value-type="string">
            <text:p>Ambrus</text:p>
          </table:table-cell>
          <table:table-cell office:value-type="string">
            <text:p>AmbrusDeli@trashymail.com</text:p>
          </table:table-cell>
          <table:table-cell office:value-type="string">
            <text:p>12/25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ssike</text:p>
          </table:table-cell>
          <table:table-cell office:value-type="string">
            <text:p>Veress</text:p>
          </table:table-cell>
          <table:table-cell office:value-type="string">
            <text:p>VeressErssike@pookmail.com</text:p>
          </table:table-cell>
          <table:table-cell office:value-type="string">
            <text:p>12/19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enda</text:p>
          </table:table-cell>
          <table:table-cell office:value-type="string">
            <text:p>Glass</text:p>
          </table:table-cell>
          <table:table-cell office:value-type="string">
            <text:p>BrendaMGlass@mailinator.com</text:p>
          </table:table-cell>
          <table:table-cell office:value-type="string">
            <text:p>7/28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zsenifer</text:p>
          </table:table-cell>
          <table:table-cell office:value-type="string">
            <text:p>Szöllősi</text:p>
          </table:table-cell>
          <table:table-cell office:value-type="string">
            <text:p>SzollosiDzsenifer@trashymail.com</text:p>
          </table:table-cell>
          <table:table-cell office:value-type="string">
            <text:p>12/10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Antall</text:p>
          </table:table-cell>
          <table:table-cell office:value-type="string">
            <text:p>AntallBarbara@pookmail.com</text:p>
          </table:table-cell>
          <table:table-cell office:value-type="string">
            <text:p>3/24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ie</text:p>
          </table:table-cell>
          <table:table-cell office:value-type="string">
            <text:p>Gouger</text:p>
          </table:table-cell>
          <table:table-cell office:value-type="string">
            <text:p>ArchieGouger@dodgit.com</text:p>
          </table:table-cell>
          <table:table-cell office:value-type="string">
            <text:p>12/10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urelia</text:p>
          </table:table-cell>
          <table:table-cell office:value-type="string">
            <text:p>Gombos</text:p>
          </table:table-cell>
          <table:table-cell office:value-type="string">
            <text:p>GombosAurelia@dodgit.com</text:p>
          </table:table-cell>
          <table:table-cell office:value-type="string">
            <text:p>12/4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rnice</text:p>
          </table:table-cell>
          <table:table-cell office:value-type="string">
            <text:p>Fisher</text:p>
          </table:table-cell>
          <table:table-cell office:value-type="string">
            <text:p>BerniceTFisher@spambob.com</text:p>
          </table:table-cell>
          <table:table-cell office:value-type="string">
            <text:p>9/20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urtis</text:p>
          </table:table-cell>
          <table:table-cell office:value-type="string">
            <text:p>Turcotte</text:p>
          </table:table-cell>
          <table:table-cell office:value-type="string">
            <text:p>CurtisBTurcotte@mailinator.com</text:p>
          </table:table-cell>
          <table:table-cell office:value-type="string">
            <text:p>6/3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le</text:p>
          </table:table-cell>
          <table:table-cell office:value-type="string">
            <text:p>Stelzer</text:p>
          </table:table-cell>
          <table:table-cell office:value-type="string">
            <text:p>IsabelleStelzer@spambob.com</text:p>
          </table:table-cell>
          <table:table-cell office:value-type="string">
            <text:p>1/27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Kárpáthy</text:p>
          </table:table-cell>
          <table:table-cell office:value-type="string">
            <text:p>KarpathyAnna@trashymail.com</text:p>
          </table:table-cell>
          <table:table-cell office:value-type="string">
            <text:p>5/24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rvác</text:p>
          </table:table-cell>
          <table:table-cell office:value-type="string">
            <text:p>Berényi</text:p>
          </table:table-cell>
          <table:table-cell office:value-type="string">
            <text:p>BerenyiSzervac@pookmail.com</text:p>
          </table:table-cell>
          <table:table-cell office:value-type="string">
            <text:p>6/28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ongor</text:p>
          </table:table-cell>
          <table:table-cell office:value-type="string">
            <text:p>Ujvári</text:p>
          </table:table-cell>
          <table:table-cell office:value-type="string">
            <text:p>UjvariCsongor@dodgit.com</text:p>
          </table:table-cell>
          <table:table-cell office:value-type="string">
            <text:p>9/22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maris</text:p>
          </table:table-cell>
          <table:table-cell office:value-type="string">
            <text:p>Heideman</text:p>
          </table:table-cell>
          <table:table-cell office:value-type="string">
            <text:p>DamarisMHeideman@mailinator.com</text:p>
          </table:table-cell>
          <table:table-cell office:value-type="string">
            <text:p>11/2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an</text:p>
          </table:table-cell>
          <table:table-cell office:value-type="string">
            <text:p>Mount</text:p>
          </table:table-cell>
          <table:table-cell office:value-type="string">
            <text:p>RyanMMount@mailinator.com</text:p>
          </table:table-cell>
          <table:table-cell office:value-type="string">
            <text:p>1/12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j</text:p>
          </table:table-cell>
          <table:table-cell office:value-type="string">
            <text:p>Hyam</text:p>
          </table:table-cell>
          <table:table-cell office:value-type="string">
            <text:p>TajHyam@pookmail.com</text:p>
          </table:table-cell>
          <table:table-cell office:value-type="string">
            <text:p>10/2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ubrey</text:p>
          </table:table-cell>
          <table:table-cell office:value-type="string">
            <text:p>Jorgensen</text:p>
          </table:table-cell>
          <table:table-cell office:value-type="string">
            <text:p>AubreyCJorgensen@pookmail.com</text:p>
          </table:table-cell>
          <table:table-cell office:value-type="string">
            <text:p>3/27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</text:p>
          </table:table-cell>
          <table:table-cell office:value-type="string">
            <text:p>Ng</text:p>
          </table:table-cell>
          <table:table-cell office:value-type="string">
            <text:p>CarolRNg@trashymail.com</text:p>
          </table:table-cell>
          <table:table-cell office:value-type="string">
            <text:p>5/8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</text:p>
          </table:table-cell>
          <table:table-cell office:value-type="string">
            <text:p>Maddocks</text:p>
          </table:table-cell>
          <table:table-cell office:value-type="string">
            <text:p>LucaMaddocks@trashymail.com</text:p>
          </table:table-cell>
          <table:table-cell office:value-type="string">
            <text:p>10/6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ena</text:p>
          </table:table-cell>
          <table:table-cell office:value-type="string">
            <text:p>Anderson</text:p>
          </table:table-cell>
          <table:table-cell office:value-type="string">
            <text:p>SheenaJAnderson@pookmail.com</text:p>
          </table:table-cell>
          <table:table-cell office:value-type="string">
            <text:p>11/28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ederick</text:p>
          </table:table-cell>
          <table:table-cell office:value-type="string">
            <text:p>Houchins</text:p>
          </table:table-cell>
          <table:table-cell office:value-type="string">
            <text:p>FrederickRHouchins@spambob.com</text:p>
          </table:table-cell>
          <table:table-cell office:value-type="string">
            <text:p>10/12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ksony</text:p>
          </table:table-cell>
          <table:table-cell office:value-type="string">
            <text:p>Pásztor</text:p>
          </table:table-cell>
          <table:table-cell office:value-type="string">
            <text:p>PasztorTaksony@pookmail.com</text:p>
          </table:table-cell>
          <table:table-cell office:value-type="string">
            <text:p>9/28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Gibson</text:p>
          </table:table-cell>
          <table:table-cell office:value-type="string">
            <text:p>JosephLGibson@mailinator.com</text:p>
          </table:table-cell>
          <table:table-cell office:value-type="string">
            <text:p>6/5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errell</text:p>
          </table:table-cell>
          <table:table-cell office:value-type="string">
            <text:p>Klein</text:p>
          </table:table-cell>
          <table:table-cell office:value-type="string">
            <text:p>TerrellDKlein@pookmail.com</text:p>
          </table:table-cell>
          <table:table-cell office:value-type="string">
            <text:p>5/18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meron</text:p>
          </table:table-cell>
          <table:table-cell office:value-type="string">
            <text:p>O'Flaherty</text:p>
          </table:table-cell>
          <table:table-cell office:value-type="string">
            <text:p>CameronOFlaherty@pookmail.com</text:p>
          </table:table-cell>
          <table:table-cell office:value-type="string">
            <text:p>9/2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</text:p>
          </table:table-cell>
          <table:table-cell office:value-type="string">
            <text:p>Nairn</text:p>
          </table:table-cell>
          <table:table-cell office:value-type="string">
            <text:p>SaraNairn@trashymail.com</text:p>
          </table:table-cell>
          <table:table-cell office:value-type="string">
            <text:p>1/5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am</text:p>
          </table:table-cell>
          <table:table-cell office:value-type="string">
            <text:p>Crampton</text:p>
          </table:table-cell>
          <table:table-cell office:value-type="string">
            <text:p>LiamCrampton@dodgit.com</text:p>
          </table:table-cell>
          <table:table-cell office:value-type="string">
            <text:p>3/13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ole</text:p>
          </table:table-cell>
          <table:table-cell office:value-type="string">
            <text:p>Kathona</text:p>
          </table:table-cell>
          <table:table-cell office:value-type="string">
            <text:p>KathonaKarole@spambob.com</text:p>
          </table:table-cell>
          <table:table-cell office:value-type="string">
            <text:p>12/13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Gabel</text:p>
          </table:table-cell>
          <table:table-cell office:value-type="string">
            <text:p>NathanRGabel@pookmail.com</text:p>
          </table:table-cell>
          <table:table-cell office:value-type="string">
            <text:p>1/24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wne</text:p>
          </table:table-cell>
          <table:table-cell office:value-type="string">
            <text:p>Self</text:p>
          </table:table-cell>
          <table:table-cell office:value-type="string">
            <text:p>DawneRSelf@dodgit.com</text:p>
          </table:table-cell>
          <table:table-cell office:value-type="string">
            <text:p>2/4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j</text:p>
          </table:table-cell>
          <table:table-cell office:value-type="string">
            <text:p>Paramor</text:p>
          </table:table-cell>
          <table:table-cell office:value-type="string">
            <text:p>TajParamor@dodgit.com</text:p>
          </table:table-cell>
          <table:table-cell office:value-type="string">
            <text:p>6/15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Chinner</text:p>
          </table:table-cell>
          <table:table-cell office:value-type="string">
            <text:p>LilianChinner@pookmail.com</text:p>
          </table:table-cell>
          <table:table-cell office:value-type="string">
            <text:p>2/23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va</text:p>
          </table:table-cell>
          <table:table-cell office:value-type="string">
            <text:p>Heritage</text:p>
          </table:table-cell>
          <table:table-cell office:value-type="string">
            <text:p>AvaHeritage@dodgit.com</text:p>
          </table:table-cell>
          <table:table-cell office:value-type="string">
            <text:p>3/22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ade</text:p>
          </table:table-cell>
          <table:table-cell office:value-type="string">
            <text:p>Futrell</text:p>
          </table:table-cell>
          <table:table-cell office:value-type="string">
            <text:p>WadeCFutrell@spambob.com</text:p>
          </table:table-cell>
          <table:table-cell office:value-type="string">
            <text:p>1/26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dy</text:p>
          </table:table-cell>
          <table:table-cell office:value-type="string">
            <text:p>Greenaway</text:p>
          </table:table-cell>
          <table:table-cell office:value-type="string">
            <text:p>CodyGreenaway@pookmail.com</text:p>
          </table:table-cell>
          <table:table-cell office:value-type="string">
            <text:p>11/22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a</text:p>
          </table:table-cell>
          <table:table-cell office:value-type="string">
            <text:p>Chinner</text:p>
          </table:table-cell>
          <table:table-cell office:value-type="string">
            <text:p>AlicaChinner@dodgit.com</text:p>
          </table:table-cell>
          <table:table-cell office:value-type="string">
            <text:p>11/27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bet</text:p>
          </table:table-cell>
          <table:table-cell office:value-type="string">
            <text:p>Dömötör</text:p>
          </table:table-cell>
          <table:table-cell office:value-type="string">
            <text:p>DomotorElizabet@spambob.com</text:p>
          </table:table-cell>
          <table:table-cell office:value-type="string">
            <text:p>2/15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Snook</text:p>
          </table:table-cell>
          <table:table-cell office:value-type="string">
            <text:p>CooperSnook@trashymail.com</text:p>
          </table:table-cell>
          <table:table-cell office:value-type="string">
            <text:p>7/19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scar</text:p>
          </table:table-cell>
          <table:table-cell office:value-type="string">
            <text:p>Cory</text:p>
          </table:table-cell>
          <table:table-cell office:value-type="string">
            <text:p>OscarCory@pookmail.com</text:p>
          </table:table-cell>
          <table:table-cell office:value-type="string">
            <text:p>5/7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o</text:p>
          </table:table-cell>
          <table:table-cell office:value-type="string">
            <text:p>Galambos</text:p>
          </table:table-cell>
          <table:table-cell office:value-type="string">
            <text:p>GalambosSebo@spambob.com</text:p>
          </table:table-cell>
          <table:table-cell office:value-type="string">
            <text:p>12/17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son</text:p>
          </table:table-cell>
          <table:table-cell office:value-type="string">
            <text:p>Corser</text:p>
          </table:table-cell>
          <table:table-cell office:value-type="string">
            <text:p>TysonCorser@dodgit.com</text:p>
          </table:table-cell>
          <table:table-cell office:value-type="string">
            <text:p>1/15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ina</text:p>
          </table:table-cell>
          <table:table-cell office:value-type="string">
            <text:p>Pittman</text:p>
          </table:table-cell>
          <table:table-cell office:value-type="string">
            <text:p>TinaFPittman@spambob.com</text:p>
          </table:table-cell>
          <table:table-cell office:value-type="string">
            <text:p>11/12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olet</text:p>
          </table:table-cell>
          <table:table-cell office:value-type="string">
            <text:p>Harrigan</text:p>
          </table:table-cell>
          <table:table-cell office:value-type="string">
            <text:p>VioletMHarrigan@spambob.com</text:p>
          </table:table-cell>
          <table:table-cell office:value-type="string">
            <text:p>10/16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Inglis</text:p>
          </table:table-cell>
          <table:table-cell office:value-type="string">
            <text:p>ChristopherInglis@spambob.com</text:p>
          </table:table-cell>
          <table:table-cell office:value-type="string">
            <text:p>1/16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e</text:p>
          </table:table-cell>
          <table:table-cell office:value-type="string">
            <text:p>De Hamel</text:p>
          </table:table-cell>
          <table:table-cell office:value-type="string">
            <text:p>SophieDeHamel@pookmail.com</text:p>
          </table:table-cell>
          <table:table-cell office:value-type="string">
            <text:p>3/29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ger</text:p>
          </table:table-cell>
          <table:table-cell office:value-type="string">
            <text:p>Fred</text:p>
          </table:table-cell>
          <table:table-cell office:value-type="string">
            <text:p>RogerNFred@mailinator.com</text:p>
          </table:table-cell>
          <table:table-cell office:value-type="string">
            <text:p>10/12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ároly</text:p>
          </table:table-cell>
          <table:table-cell office:value-type="string">
            <text:p>Erőss</text:p>
          </table:table-cell>
          <table:table-cell office:value-type="string">
            <text:p>ErossKaroly@mailinator.com</text:p>
          </table:table-cell>
          <table:table-cell office:value-type="string">
            <text:p>2/20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</text:p>
          </table:table-cell>
          <table:table-cell office:value-type="string">
            <text:p>Bruton</text:p>
          </table:table-cell>
          <table:table-cell office:value-type="string">
            <text:p>TaylaBruton@spambob.com</text:p>
          </table:table-cell>
          <table:table-cell office:value-type="string">
            <text:p>8/26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</text:p>
          </table:table-cell>
          <table:table-cell office:value-type="string">
            <text:p>McDermott</text:p>
          </table:table-cell>
          <table:table-cell office:value-type="string">
            <text:p>RoseMcDermott@pookmail.com</text:p>
          </table:table-cell>
          <table:table-cell office:value-type="string">
            <text:p>10/19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bbie</text:p>
          </table:table-cell>
          <table:table-cell office:value-type="string">
            <text:p>Bennett</text:p>
          </table:table-cell>
          <table:table-cell office:value-type="string">
            <text:p>BobbieBBennett@spambob.com</text:p>
          </table:table-cell>
          <table:table-cell office:value-type="string">
            <text:p>1/11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oppy</text:p>
          </table:table-cell>
          <table:table-cell office:value-type="string">
            <text:p>Anton</text:p>
          </table:table-cell>
          <table:table-cell office:value-type="string">
            <text:p>PoppyAnton@mailinator.com</text:p>
          </table:table-cell>
          <table:table-cell office:value-type="string">
            <text:p>6/1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lley</text:p>
          </table:table-cell>
          <table:table-cell office:value-type="string">
            <text:p>Bell</text:p>
          </table:table-cell>
          <table:table-cell office:value-type="string">
            <text:p>ShelleyABell@mailinator.com</text:p>
          </table:table-cell>
          <table:table-cell office:value-type="string">
            <text:p>3/7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ige</text:p>
          </table:table-cell>
          <table:table-cell office:value-type="string">
            <text:p>Robson</text:p>
          </table:table-cell>
          <table:table-cell office:value-type="string">
            <text:p>PaigeRobson@dodgit.com</text:p>
          </table:table-cell>
          <table:table-cell office:value-type="string">
            <text:p>8/25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ki</text:p>
          </table:table-cell>
          <table:table-cell office:value-type="string">
            <text:p>McDonald</text:p>
          </table:table-cell>
          <table:table-cell office:value-type="string">
            <text:p>VickiKMcDonald@spambob.com</text:p>
          </table:table-cell>
          <table:table-cell office:value-type="string">
            <text:p>3/11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basztián</text:p>
          </table:table-cell>
          <table:table-cell office:value-type="string">
            <text:p>Illyés</text:p>
          </table:table-cell>
          <table:table-cell office:value-type="string">
            <text:p>IllyesSzebasztian@trashymail.com</text:p>
          </table:table-cell>
          <table:table-cell office:value-type="string">
            <text:p>1/14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koletta</text:p>
          </table:table-cell>
          <table:table-cell office:value-type="string">
            <text:p>Forgáts</text:p>
          </table:table-cell>
          <table:table-cell office:value-type="string">
            <text:p>ForgatsNikoletta@trashymail.com</text:p>
          </table:table-cell>
          <table:table-cell office:value-type="string">
            <text:p>1/27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nnor</text:p>
          </table:table-cell>
          <table:table-cell office:value-type="string">
            <text:p>Latimer</text:p>
          </table:table-cell>
          <table:table-cell office:value-type="string">
            <text:p>ConnorLatimer@dodgit.com</text:p>
          </table:table-cell>
          <table:table-cell office:value-type="string">
            <text:p>11/12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onard</text:p>
          </table:table-cell>
          <table:table-cell office:value-type="string">
            <text:p>Smith</text:p>
          </table:table-cell>
          <table:table-cell office:value-type="string">
            <text:p>LeonardMSmith@spambob.com</text:p>
          </table:table-cell>
          <table:table-cell office:value-type="string">
            <text:p>4/29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vin</text:p>
          </table:table-cell>
          <table:table-cell office:value-type="string">
            <text:p>Szöllösy</text:p>
          </table:table-cell>
          <table:table-cell office:value-type="string">
            <text:p>SzollosyErvin@mailinator.com</text:p>
          </table:table-cell>
          <table:table-cell office:value-type="string">
            <text:p>4/29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ette</text:p>
          </table:table-cell>
          <table:table-cell office:value-type="string">
            <text:p>Miesner</text:p>
          </table:table-cell>
          <table:table-cell office:value-type="string">
            <text:p>MarietteLMiesner@dodgit.com</text:p>
          </table:table-cell>
          <table:table-cell office:value-type="string">
            <text:p>12/7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ry</text:p>
          </table:table-cell>
          <table:table-cell office:value-type="string">
            <text:p>Playford</text:p>
          </table:table-cell>
          <table:table-cell office:value-type="string">
            <text:p>HarryPlayford@trashymail.com</text:p>
          </table:table-cell>
          <table:table-cell office:value-type="string">
            <text:p>7/29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orah</text:p>
          </table:table-cell>
          <table:table-cell office:value-type="string">
            <text:p>Wilson</text:p>
          </table:table-cell>
          <table:table-cell office:value-type="string">
            <text:p>DeborahHWilson@trashymail.com</text:p>
          </table:table-cell>
          <table:table-cell office:value-type="string">
            <text:p>9/8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briella</text:p>
          </table:table-cell>
          <table:table-cell office:value-type="string">
            <text:p>Bodor</text:p>
          </table:table-cell>
          <table:table-cell office:value-type="string">
            <text:p>BodorGabriella@pookmail.com</text:p>
          </table:table-cell>
          <table:table-cell office:value-type="string">
            <text:p>2/6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mogen</text:p>
          </table:table-cell>
          <table:table-cell office:value-type="string">
            <text:p>Officer</text:p>
          </table:table-cell>
          <table:table-cell office:value-type="string">
            <text:p>ImogenOfficer@mailinator.com</text:p>
          </table:table-cell>
          <table:table-cell office:value-type="string">
            <text:p>10/8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a</text:p>
          </table:table-cell>
          <table:table-cell office:value-type="string">
            <text:p>Northcott</text:p>
          </table:table-cell>
          <table:table-cell office:value-type="string">
            <text:p>AlicaNorthcott@pookmail.com</text:p>
          </table:table-cell>
          <table:table-cell office:value-type="string">
            <text:p>7/18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zzie</text:p>
          </table:table-cell>
          <table:table-cell office:value-type="string">
            <text:p>Cooperman</text:p>
          </table:table-cell>
          <table:table-cell office:value-type="string">
            <text:p>LizzieJCooperman@spambob.com</text:p>
          </table:table-cell>
          <table:table-cell office:value-type="string">
            <text:p>2/22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bony</text:p>
          </table:table-cell>
          <table:table-cell office:value-type="string">
            <text:p>Duesbury</text:p>
          </table:table-cell>
          <table:table-cell office:value-type="string">
            <text:p>EbonyDuesbury@spambob.com</text:p>
          </table:table-cell>
          <table:table-cell office:value-type="string">
            <text:p>8/28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toria</text:p>
          </table:table-cell>
          <table:table-cell office:value-type="string">
            <text:p>Gormanston</text:p>
          </table:table-cell>
          <table:table-cell office:value-type="string">
            <text:p>VictoriaGormanston@mailinator.com</text:p>
          </table:table-cell>
          <table:table-cell office:value-type="string">
            <text:p>2/2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Prendiville</text:p>
          </table:table-cell>
          <table:table-cell office:value-type="string">
            <text:p>LilianPrendiville@dodgit.com</text:p>
          </table:table-cell>
          <table:table-cell office:value-type="string">
            <text:p>2/8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uska</text:p>
          </table:table-cell>
          <table:table-cell office:value-type="string">
            <text:p>Torma</text:p>
          </table:table-cell>
          <table:table-cell office:value-type="string">
            <text:p>TormaVicuska@mailinator.com</text:p>
          </table:table-cell>
          <table:table-cell office:value-type="string">
            <text:p>9/26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Lawley</text:p>
          </table:table-cell>
          <table:table-cell office:value-type="string">
            <text:p>DanielLawley@mailinator.com</text:p>
          </table:table-cell>
          <table:table-cell office:value-type="string">
            <text:p>7/16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or</text:p>
          </table:table-cell>
          <table:table-cell office:value-type="string">
            <text:p>Sallay</text:p>
          </table:table-cell>
          <table:table-cell office:value-type="string">
            <text:p>SallayAndor@trashymail.com</text:p>
          </table:table-cell>
          <table:table-cell office:value-type="string">
            <text:p>11/12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ck</text:p>
          </table:table-cell>
          <table:table-cell office:value-type="string">
            <text:p>Lardner</text:p>
          </table:table-cell>
          <table:table-cell office:value-type="string">
            <text:p>PatrickLardner@dodgit.com</text:p>
          </table:table-cell>
          <table:table-cell office:value-type="string">
            <text:p>12/24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uis</text:p>
          </table:table-cell>
          <table:table-cell office:value-type="string">
            <text:p>Clark</text:p>
          </table:table-cell>
          <table:table-cell office:value-type="string">
            <text:p>LouisCClark@mailinator.com</text:p>
          </table:table-cell>
          <table:table-cell office:value-type="string">
            <text:p>9/13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mantha</text:p>
          </table:table-cell>
          <table:table-cell office:value-type="string">
            <text:p>Ainsworth</text:p>
          </table:table-cell>
          <table:table-cell office:value-type="string">
            <text:p>SamanthaAinsworth@spambob.com</text:p>
          </table:table-cell>
          <table:table-cell office:value-type="string">
            <text:p>9/28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a</text:p>
          </table:table-cell>
          <table:table-cell office:value-type="string">
            <text:p>Moon</text:p>
          </table:table-cell>
          <table:table-cell office:value-type="string">
            <text:p>AngelaDMoon@trashymail.com</text:p>
          </table:table-cell>
          <table:table-cell office:value-type="string">
            <text:p>9/18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e</text:p>
          </table:table-cell>
          <table:table-cell office:value-type="string">
            <text:p>Collins</text:p>
          </table:table-cell>
          <table:table-cell office:value-type="string">
            <text:p>WillieHCollins@trashymail.com</text:p>
          </table:table-cell>
          <table:table-cell office:value-type="string">
            <text:p>2/3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eronika</text:p>
          </table:table-cell>
          <table:table-cell office:value-type="string">
            <text:p>Major</text:p>
          </table:table-cell>
          <table:table-cell office:value-type="string">
            <text:p>MajorVeronika@dodgit.com</text:p>
          </table:table-cell>
          <table:table-cell office:value-type="string">
            <text:p>3/24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ek</text:p>
          </table:table-cell>
          <table:table-cell office:value-type="string">
            <text:p>Molnár</text:p>
          </table:table-cell>
          <table:table-cell office:value-type="string">
            <text:p>MolnarElek@trashymail.com</text:p>
          </table:table-cell>
          <table:table-cell office:value-type="string">
            <text:p>2/22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vin</text:p>
          </table:table-cell>
          <table:table-cell office:value-type="string">
            <text:p>Debord</text:p>
          </table:table-cell>
          <table:table-cell office:value-type="string">
            <text:p>MarvinRDebord@mailinator.com</text:p>
          </table:table-cell>
          <table:table-cell office:value-type="string">
            <text:p>1/29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scar</text:p>
          </table:table-cell>
          <table:table-cell office:value-type="string">
            <text:p>Jack</text:p>
          </table:table-cell>
          <table:table-cell office:value-type="string">
            <text:p>OscarJack@mailinator.com</text:p>
          </table:table-cell>
          <table:table-cell office:value-type="string">
            <text:p>4/21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nnie</text:p>
          </table:table-cell>
          <table:table-cell office:value-type="string">
            <text:p>Borrero</text:p>
          </table:table-cell>
          <table:table-cell office:value-type="string">
            <text:p>RonnieVBorrero@dodgit.com</text:p>
          </table:table-cell>
          <table:table-cell office:value-type="string">
            <text:p>1/24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enry</text:p>
          </table:table-cell>
          <table:table-cell office:value-type="string">
            <text:p>Barrett</text:p>
          </table:table-cell>
          <table:table-cell office:value-type="string">
            <text:p>HenryRBarrett@pookmail.com</text:p>
          </table:table-cell>
          <table:table-cell office:value-type="string">
            <text:p>1/20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lin</text:p>
          </table:table-cell>
          <table:table-cell office:value-type="string">
            <text:p>Szöllősy</text:p>
          </table:table-cell>
          <table:table-cell office:value-type="string">
            <text:p>SzollosyKatalin@spambob.com</text:p>
          </table:table-cell>
          <table:table-cell office:value-type="string">
            <text:p>5/2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ussell</text:p>
          </table:table-cell>
          <table:table-cell office:value-type="string">
            <text:p>Booth</text:p>
          </table:table-cell>
          <table:table-cell office:value-type="string">
            <text:p>RussellSBooth@pookmail.com</text:p>
          </table:table-cell>
          <table:table-cell office:value-type="string">
            <text:p>10/2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eri</text:p>
          </table:table-cell>
          <table:table-cell office:value-type="string">
            <text:p>Funk</text:p>
          </table:table-cell>
          <table:table-cell office:value-type="string">
            <text:p>CheriCFunk@spambob.com</text:p>
          </table:table-cell>
          <table:table-cell office:value-type="string">
            <text:p>12/17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jámin</text:p>
          </table:table-cell>
          <table:table-cell office:value-type="string">
            <text:p>Bernáth</text:p>
          </table:table-cell>
          <table:table-cell office:value-type="string">
            <text:p>BernathBenjamin@trashymail.com</text:p>
          </table:table-cell>
          <table:table-cell office:value-type="string">
            <text:p>8/22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Davis</text:p>
          </table:table-cell>
          <table:table-cell office:value-type="string">
            <text:p>DanielMDavis@spambob.com</text:p>
          </table:table-cell>
          <table:table-cell office:value-type="string">
            <text:p>1/2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Ágnes</text:p>
          </table:table-cell>
          <table:table-cell office:value-type="string">
            <text:p>Kuntz</text:p>
          </table:table-cell>
          <table:table-cell office:value-type="string">
            <text:p>KuntzAgnes@trashymail.com</text:p>
          </table:table-cell>
          <table:table-cell office:value-type="string">
            <text:p>3/14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silla</text:p>
          </table:table-cell>
          <table:table-cell office:value-type="string">
            <text:p>Kuntz</text:p>
          </table:table-cell>
          <table:table-cell office:value-type="string">
            <text:p>KuntzCsilla@pookmail.com</text:p>
          </table:table-cell>
          <table:table-cell office:value-type="string">
            <text:p>4/8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an</text:p>
          </table:table-cell>
          <table:table-cell office:value-type="string">
            <text:p>Bonilla</text:p>
          </table:table-cell>
          <table:table-cell office:value-type="string">
            <text:p>JeanABonilla@mailinator.com</text:p>
          </table:table-cell>
          <table:table-cell office:value-type="string">
            <text:p>5/25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nald</text:p>
          </table:table-cell>
          <table:table-cell office:value-type="string">
            <text:p>Prince</text:p>
          </table:table-cell>
          <table:table-cell office:value-type="string">
            <text:p>RonaldCPrince@dodgit.com</text:p>
          </table:table-cell>
          <table:table-cell office:value-type="string">
            <text:p>4/11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ániel</text:p>
          </table:table-cell>
          <table:table-cell office:value-type="string">
            <text:p>Márton</text:p>
          </table:table-cell>
          <table:table-cell office:value-type="string">
            <text:p>MartonDaniel@spambob.com</text:p>
          </table:table-cell>
          <table:table-cell office:value-type="string">
            <text:p>12/1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er</text:p>
          </table:table-cell>
          <table:table-cell office:value-type="string">
            <text:p>Revell</text:p>
          </table:table-cell>
          <table:table-cell office:value-type="string">
            <text:p>ArcherRevell@dodgit.com</text:p>
          </table:table-cell>
          <table:table-cell office:value-type="string">
            <text:p>9/24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ffrey</text:p>
          </table:table-cell>
          <table:table-cell office:value-type="string">
            <text:p>Fuller</text:p>
          </table:table-cell>
          <table:table-cell office:value-type="string">
            <text:p>JeffreyBFuller@trashymail.com</text:p>
          </table:table-cell>
          <table:table-cell office:value-type="string">
            <text:p>5/14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vi</text:p>
          </table:table-cell>
          <table:table-cell office:value-type="string">
            <text:p>Barrallier</text:p>
          </table:table-cell>
          <table:table-cell office:value-type="string">
            <text:p>LeviBarrallier@dodgit.com</text:p>
          </table:table-cell>
          <table:table-cell office:value-type="string">
            <text:p>3/20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lla</text:p>
          </table:table-cell>
          <table:table-cell office:value-type="string">
            <text:p>Dyer</text:p>
          </table:table-cell>
          <table:table-cell office:value-type="string">
            <text:p>DellaJDyer@trashymail.com</text:p>
          </table:table-cell>
          <table:table-cell office:value-type="string">
            <text:p>9/8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ália</text:p>
          </table:table-cell>
          <table:table-cell office:value-type="string">
            <text:p>Csordás</text:p>
          </table:table-cell>
          <table:table-cell office:value-type="string">
            <text:p>CsordasNatalia@dodgit.com</text:p>
          </table:table-cell>
          <table:table-cell office:value-type="string">
            <text:p>9/29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ie</text:p>
          </table:table-cell>
          <table:table-cell office:value-type="string">
            <text:p>Airey</text:p>
          </table:table-cell>
          <table:table-cell office:value-type="string">
            <text:p>EvieAirey@spambob.com</text:p>
          </table:table-cell>
          <table:table-cell office:value-type="string">
            <text:p>3/2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goston</text:p>
          </table:table-cell>
          <table:table-cell office:value-type="string">
            <text:p>Taar</text:p>
          </table:table-cell>
          <table:table-cell office:value-type="string">
            <text:p>TaarAgoston@trashymail.com</text:p>
          </table:table-cell>
          <table:table-cell office:value-type="string">
            <text:p>2/17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a</text:p>
          </table:table-cell>
          <table:table-cell office:value-type="string">
            <text:p>Gyenes</text:p>
          </table:table-cell>
          <table:table-cell office:value-type="string">
            <text:p>GyenesGara@pookmail.com</text:p>
          </table:table-cell>
          <table:table-cell office:value-type="string">
            <text:p>8/10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ic</text:p>
          </table:table-cell>
          <table:table-cell office:value-type="string">
            <text:p>Martin</text:p>
          </table:table-cell>
          <table:table-cell office:value-type="string">
            <text:p>EricLMartin@trashymail.com</text:p>
          </table:table-cell>
          <table:table-cell office:value-type="string">
            <text:p>1/2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raya</text:p>
          </table:table-cell>
          <table:table-cell office:value-type="string">
            <text:p>Perez</text:p>
          </table:table-cell>
          <table:table-cell office:value-type="string">
            <text:p>SorayaJPerez@mailinator.com</text:p>
          </table:table-cell>
          <table:table-cell office:value-type="string">
            <text:p>10/23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sephine</text:p>
          </table:table-cell>
          <table:table-cell office:value-type="string">
            <text:p>Martin</text:p>
          </table:table-cell>
          <table:table-cell office:value-type="string">
            <text:p>JosephineMMartin@spambob.com</text:p>
          </table:table-cell>
          <table:table-cell office:value-type="string">
            <text:p>7/5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shley</text:p>
          </table:table-cell>
          <table:table-cell office:value-type="string">
            <text:p>Vosburgh</text:p>
          </table:table-cell>
          <table:table-cell office:value-type="string">
            <text:p>AshleyJVosburgh@trashymail.com</text:p>
          </table:table-cell>
          <table:table-cell office:value-type="string">
            <text:p>3/21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en</text:p>
          </table:table-cell>
          <table:table-cell office:value-type="string">
            <text:p>Petrone</text:p>
          </table:table-cell>
          <table:table-cell office:value-type="string">
            <text:p>KarenGPetrone@pookmail.com</text:p>
          </table:table-cell>
          <table:table-cell office:value-type="string">
            <text:p>4/21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leen</text:p>
          </table:table-cell>
          <table:table-cell office:value-type="string">
            <text:p>Ulm</text:p>
          </table:table-cell>
          <table:table-cell office:value-type="string">
            <text:p>KathleenCUlm@mailinator.com</text:p>
          </table:table-cell>
          <table:table-cell office:value-type="string">
            <text:p>10/27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ónika</text:p>
          </table:table-cell>
          <table:table-cell office:value-type="string">
            <text:p>Török</text:p>
          </table:table-cell>
          <table:table-cell office:value-type="string">
            <text:p>TorokMonika@pookmail.com</text:p>
          </table:table-cell>
          <table:table-cell office:value-type="string">
            <text:p>9/13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tuska</text:p>
          </table:table-cell>
          <table:table-cell office:value-type="string">
            <text:p>Havasy</text:p>
          </table:table-cell>
          <table:table-cell office:value-type="string">
            <text:p>HavasyMartuska@dodgit.com</text:p>
          </table:table-cell>
          <table:table-cell office:value-type="string">
            <text:p>4/27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hua</text:p>
          </table:table-cell>
          <table:table-cell office:value-type="string">
            <text:p>Shirley</text:p>
          </table:table-cell>
          <table:table-cell office:value-type="string">
            <text:p>JoshuaDShirley@dodgit.com</text:p>
          </table:table-cell>
          <table:table-cell office:value-type="string">
            <text:p>4/18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Locke</text:p>
          </table:table-cell>
          <table:table-cell office:value-type="string">
            <text:p>MaryLocke@pookmail.com</text:p>
          </table:table-cell>
          <table:table-cell office:value-type="string">
            <text:p>6/11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stin</text:p>
          </table:table-cell>
          <table:table-cell office:value-type="string">
            <text:p>Anderson</text:p>
          </table:table-cell>
          <table:table-cell office:value-type="string">
            <text:p>JustinLAnderson@pookmail.com</text:p>
          </table:table-cell>
          <table:table-cell office:value-type="string">
            <text:p>7/19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ros</text:p>
          </table:table-cell>
          <table:table-cell office:value-type="string">
            <text:p>Pataky</text:p>
          </table:table-cell>
          <table:table-cell office:value-type="string">
            <text:p>PatakyUros@trashymail.com</text:p>
          </table:table-cell>
          <table:table-cell office:value-type="string">
            <text:p>3/19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a Zsa</text:p>
          </table:table-cell>
          <table:table-cell office:value-type="string">
            <text:p>Mülner</text:p>
          </table:table-cell>
          <table:table-cell office:value-type="string">
            <text:p>MulnerZsaZsa@trashymail.com</text:p>
          </table:table-cell>
          <table:table-cell office:value-type="string">
            <text:p>7/23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ofika</text:p>
          </table:table-cell>
          <table:table-cell office:value-type="string">
            <text:p>Hegyi</text:p>
          </table:table-cell>
          <table:table-cell office:value-type="string">
            <text:p>HegyiZsofika@dodgit.com</text:p>
          </table:table-cell>
          <table:table-cell office:value-type="string">
            <text:p>6/5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ra</text:p>
          </table:table-cell>
          <table:table-cell office:value-type="string">
            <text:p>Gaul</text:p>
          </table:table-cell>
          <table:table-cell office:value-type="string">
            <text:p>LaraRGaul@spambob.com</text:p>
          </table:table-cell>
          <table:table-cell office:value-type="string">
            <text:p>1/21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pad</text:p>
          </table:table-cell>
          <table:table-cell office:value-type="string">
            <text:p>Kővári</text:p>
          </table:table-cell>
          <table:table-cell office:value-type="string">
            <text:p>KovariArpad@pookmail.com</text:p>
          </table:table-cell>
          <table:table-cell office:value-type="string">
            <text:p>2/22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Stobie</text:p>
          </table:table-cell>
          <table:table-cell office:value-type="string">
            <text:p>AmyStobie@mailinator.com</text:p>
          </table:table-cell>
          <table:table-cell office:value-type="string">
            <text:p>5/31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old</text:p>
          </table:table-cell>
          <table:table-cell office:value-type="string">
            <text:p>Harley</text:p>
          </table:table-cell>
          <table:table-cell office:value-type="string">
            <text:p>HaroldSHarley@trashymail.com</text:p>
          </table:table-cell>
          <table:table-cell office:value-type="string">
            <text:p>8/1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aron</text:p>
          </table:table-cell>
          <table:table-cell office:value-type="string">
            <text:p>Ainsworth</text:p>
          </table:table-cell>
          <table:table-cell office:value-type="string">
            <text:p>AaronAinsworth@dodgit.com</text:p>
          </table:table-cell>
          <table:table-cell office:value-type="string">
            <text:p>10/3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oárd</text:p>
          </table:table-cell>
          <table:table-cell office:value-type="string">
            <text:p>Lackó</text:p>
          </table:table-cell>
          <table:table-cell office:value-type="string">
            <text:p>LackoZoard@trashymail.com</text:p>
          </table:table-cell>
          <table:table-cell office:value-type="string">
            <text:p>2/10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aba</text:p>
          </table:table-cell>
          <table:table-cell office:value-type="string">
            <text:p>Huszár</text:p>
          </table:table-cell>
          <table:table-cell office:value-type="string">
            <text:p>HuszarCsaba@trashymail.com</text:p>
          </table:table-cell>
          <table:table-cell office:value-type="string">
            <text:p>9/7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íra</text:p>
          </table:table-cell>
          <table:table-cell office:value-type="string">
            <text:p>Mészáros</text:p>
          </table:table-cell>
          <table:table-cell office:value-type="string">
            <text:p>MeszarosKira@spambob.com</text:p>
          </table:table-cell>
          <table:table-cell office:value-type="string">
            <text:p>9/18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ristine</text:p>
          </table:table-cell>
          <table:table-cell office:value-type="string">
            <text:p>Causey</text:p>
          </table:table-cell>
          <table:table-cell office:value-type="string">
            <text:p>ChristineACausey@trashymail.com</text:p>
          </table:table-cell>
          <table:table-cell office:value-type="string">
            <text:p>9/12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dor</text:p>
          </table:table-cell>
          <table:table-cell office:value-type="string">
            <text:p>Bertha</text:p>
          </table:table-cell>
          <table:table-cell office:value-type="string">
            <text:p>BerthaVidor@mailinator.com</text:p>
          </table:table-cell>
          <table:table-cell office:value-type="string">
            <text:p>11/29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ofika</text:p>
          </table:table-cell>
          <table:table-cell office:value-type="string">
            <text:p>Herczeg</text:p>
          </table:table-cell>
          <table:table-cell office:value-type="string">
            <text:p>HerczegZsofika@spambob.com</text:p>
          </table:table-cell>
          <table:table-cell office:value-type="string">
            <text:p>2/8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sa</text:p>
          </table:table-cell>
          <table:table-cell office:value-type="string">
            <text:p>Kish</text:p>
          </table:table-cell>
          <table:table-cell office:value-type="string">
            <text:p>LisaJKish@pookmail.com</text:p>
          </table:table-cell>
          <table:table-cell office:value-type="string">
            <text:p>6/30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Mansour</text:p>
          </table:table-cell>
          <table:table-cell office:value-type="string">
            <text:p>MarcusMansour@mailinator.com</text:p>
          </table:table-cell>
          <table:table-cell office:value-type="string">
            <text:p>3/22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an</text:p>
          </table:table-cell>
          <table:table-cell office:value-type="string">
            <text:p>Levy</text:p>
          </table:table-cell>
          <table:table-cell office:value-type="string">
            <text:p>AlanELevy@trashymail.com</text:p>
          </table:table-cell>
          <table:table-cell office:value-type="string">
            <text:p>3/17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blo</text:p>
          </table:table-cell>
          <table:table-cell office:value-type="string">
            <text:p>Smith</text:p>
          </table:table-cell>
          <table:table-cell office:value-type="string">
            <text:p>PabloTSmith@trashymail.com</text:p>
          </table:table-cell>
          <table:table-cell office:value-type="string">
            <text:p>12/10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ah</text:p>
          </table:table-cell>
          <table:table-cell office:value-type="string">
            <text:p>Howden</text:p>
          </table:table-cell>
          <table:table-cell office:value-type="string">
            <text:p>LeahHowden@trashymail.com</text:p>
          </table:table-cell>
          <table:table-cell office:value-type="string">
            <text:p>7/2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indy</text:p>
          </table:table-cell>
          <table:table-cell office:value-type="string">
            <text:p>Wendt</text:p>
          </table:table-cell>
          <table:table-cell office:value-type="string">
            <text:p>CindyJWendt@trashymail.com</text:p>
          </table:table-cell>
          <table:table-cell office:value-type="string">
            <text:p>11/5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kos</text:p>
          </table:table-cell>
          <table:table-cell office:value-type="string">
            <text:p>Lakatos</text:p>
          </table:table-cell>
          <table:table-cell office:value-type="string">
            <text:p>LakatosAkos@spambob.com</text:p>
          </table:table-cell>
          <table:table-cell office:value-type="string">
            <text:p>11/11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ara</text:p>
          </table:table-cell>
          <table:table-cell office:value-type="string">
            <text:p>Wroblewski</text:p>
          </table:table-cell>
          <table:table-cell office:value-type="string">
            <text:p>ZaraWroblewski@dodgit.com</text:p>
          </table:table-cell>
          <table:table-cell office:value-type="string">
            <text:p>5/9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nka</text:p>
          </table:table-cell>
          <table:table-cell office:value-type="string">
            <text:p>Barna</text:p>
          </table:table-cell>
          <table:table-cell office:value-type="string">
            <text:p>BarnaKatinka@mailinator.com</text:p>
          </table:table-cell>
          <table:table-cell office:value-type="string">
            <text:p>2/15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ily</text:p>
          </table:table-cell>
          <table:table-cell office:value-type="string">
            <text:p>Rios</text:p>
          </table:table-cell>
          <table:table-cell office:value-type="string">
            <text:p>EmilyRRios@mailinator.com</text:p>
          </table:table-cell>
          <table:table-cell office:value-type="string">
            <text:p>1/29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</text:p>
          </table:table-cell>
          <table:table-cell office:value-type="string">
            <text:p>Pető</text:p>
          </table:table-cell>
          <table:table-cell office:value-type="string">
            <text:p>PetoAlexa@mailinator.com</text:p>
          </table:table-cell>
          <table:table-cell office:value-type="string">
            <text:p>2/12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Wilson</text:p>
          </table:table-cell>
          <table:table-cell office:value-type="string">
            <text:p>BarbaraJWilson@trashymail.com</text:p>
          </table:table-cell>
          <table:table-cell office:value-type="string">
            <text:p>1/19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menes</text:p>
          </table:table-cell>
          <table:table-cell office:value-type="string">
            <text:p>Varga</text:p>
          </table:table-cell>
          <table:table-cell office:value-type="string">
            <text:p>VargaKemenes@dodgit.com</text:p>
          </table:table-cell>
          <table:table-cell office:value-type="string">
            <text:p>4/7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shley</text:p>
          </table:table-cell>
          <table:table-cell office:value-type="string">
            <text:p>Kindle</text:p>
          </table:table-cell>
          <table:table-cell office:value-type="string">
            <text:p>AshleySKindle@dodgit.com</text:p>
          </table:table-cell>
          <table:table-cell office:value-type="string">
            <text:p>4/23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onila</text:p>
          </table:table-cell>
          <table:table-cell office:value-type="string">
            <text:p>Gould</text:p>
          </table:table-cell>
          <table:table-cell office:value-type="string">
            <text:p>LeonilaDGould@trashymail.com</text:p>
          </table:table-cell>
          <table:table-cell office:value-type="string">
            <text:p>7/21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Gerald</text:p>
          </table:table-cell>
          <table:table-cell office:value-type="string">
            <text:p>JasonKGerald@dodgit.com</text:p>
          </table:table-cell>
          <table:table-cell office:value-type="string">
            <text:p>8/6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Clegg</text:p>
          </table:table-cell>
          <table:table-cell office:value-type="string">
            <text:p>SandraJClegg@pookmail.com</text:p>
          </table:table-cell>
          <table:table-cell office:value-type="string">
            <text:p>6/13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vin</text:p>
          </table:table-cell>
          <table:table-cell office:value-type="string">
            <text:p>Földes</text:p>
          </table:table-cell>
          <table:table-cell office:value-type="string">
            <text:p>FoldesErvin@pookmail.com</text:p>
          </table:table-cell>
          <table:table-cell office:value-type="string">
            <text:p>11/14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elma</text:p>
          </table:table-cell>
          <table:table-cell office:value-type="string">
            <text:p>Arnold</text:p>
          </table:table-cell>
          <table:table-cell office:value-type="string">
            <text:p>SelmaMArnold@dodgit.com</text:p>
          </table:table-cell>
          <table:table-cell office:value-type="string">
            <text:p>1/4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e</text:p>
          </table:table-cell>
          <table:table-cell office:value-type="string">
            <text:p>Schulz</text:p>
          </table:table-cell>
          <table:table-cell office:value-type="string">
            <text:p>EveSchulz@dodgit.com</text:p>
          </table:table-cell>
          <table:table-cell office:value-type="string">
            <text:p>9/15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ázmán</text:p>
          </table:table-cell>
          <table:table-cell office:value-type="string">
            <text:p>Szőllős</text:p>
          </table:table-cell>
          <table:table-cell office:value-type="string">
            <text:p>SzollosPazman@mailinator.com</text:p>
          </table:table-cell>
          <table:table-cell office:value-type="string">
            <text:p>8/26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iffany</text:p>
          </table:table-cell>
          <table:table-cell office:value-type="string">
            <text:p>Newkirk</text:p>
          </table:table-cell>
          <table:table-cell office:value-type="string">
            <text:p>TiffanyDNewkirk@spambob.com</text:p>
          </table:table-cell>
          <table:table-cell office:value-type="string">
            <text:p>12/24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ta</text:p>
          </table:table-cell>
          <table:table-cell office:value-type="string">
            <text:p>Gonzalez</text:p>
          </table:table-cell>
          <table:table-cell office:value-type="string">
            <text:p>AltaGGonzalez@pookmail.com</text:p>
          </table:table-cell>
          <table:table-cell office:value-type="string">
            <text:p>8/22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ope</text:p>
          </table:table-cell>
          <table:table-cell office:value-type="string">
            <text:p>Vanness</text:p>
          </table:table-cell>
          <table:table-cell office:value-type="string">
            <text:p>HopeMVanness@dodgit.com</text:p>
          </table:table-cell>
          <table:table-cell office:value-type="string">
            <text:p>9/29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rtalan</text:p>
          </table:table-cell>
          <table:table-cell office:value-type="string">
            <text:p>Zsinkó</text:p>
          </table:table-cell>
          <table:table-cell office:value-type="string">
            <text:p>ZsinkoBartalan@spambob.com</text:p>
          </table:table-cell>
          <table:table-cell office:value-type="string">
            <text:p>11/16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a</text:p>
          </table:table-cell>
          <table:table-cell office:value-type="string">
            <text:p>Mezey</text:p>
          </table:table-cell>
          <table:table-cell office:value-type="string">
            <text:p>MezeyGara@spambob.com</text:p>
          </table:table-cell>
          <table:table-cell office:value-type="string">
            <text:p>10/6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zabella</text:p>
          </table:table-cell>
          <table:table-cell office:value-type="string">
            <text:p>Herrmann</text:p>
          </table:table-cell>
          <table:table-cell office:value-type="string">
            <text:p>HerrmannIzabella@mailinator.com</text:p>
          </table:table-cell>
          <table:table-cell office:value-type="string">
            <text:p>6/5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elbert</text:p>
          </table:table-cell>
          <table:table-cell office:value-type="string">
            <text:p>Szatmári</text:p>
          </table:table-cell>
          <table:table-cell office:value-type="string">
            <text:p>SzatmariAdelbert@trashymail.com</text:p>
          </table:table-cell>
          <table:table-cell office:value-type="string">
            <text:p>3/1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alter</text:p>
          </table:table-cell>
          <table:table-cell office:value-type="string">
            <text:p>Scaggs</text:p>
          </table:table-cell>
          <table:table-cell office:value-type="string">
            <text:p>WalterAScaggs@dodgit.com</text:p>
          </table:table-cell>
          <table:table-cell office:value-type="string">
            <text:p>7/10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ienna</text:p>
          </table:table-cell>
          <table:table-cell office:value-type="string">
            <text:p>Curley</text:p>
          </table:table-cell>
          <table:table-cell office:value-type="string">
            <text:p>SiennaCurley@mailinator.com</text:p>
          </table:table-cell>
          <table:table-cell office:value-type="string">
            <text:p>4/3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ót</text:p>
          </table:table-cell>
          <table:table-cell office:value-type="string">
            <text:p>Szathmáry</text:p>
          </table:table-cell>
          <table:table-cell office:value-type="string">
            <text:p>SzathmaryMarot@dodgit.com</text:p>
          </table:table-cell>
          <table:table-cell office:value-type="string">
            <text:p>10/2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athan</text:p>
          </table:table-cell>
          <table:table-cell office:value-type="string">
            <text:p>Romero</text:p>
          </table:table-cell>
          <table:table-cell office:value-type="string">
            <text:p>JohnathanLRomero@dodgit.com</text:p>
          </table:table-cell>
          <table:table-cell office:value-type="string">
            <text:p>3/20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ijah</text:p>
          </table:table-cell>
          <table:table-cell office:value-type="string">
            <text:p>Bracewell</text:p>
          </table:table-cell>
          <table:table-cell office:value-type="string">
            <text:p>ElijahBracewell@spambob.com</text:p>
          </table:table-cell>
          <table:table-cell office:value-type="string">
            <text:p>7/22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meron</text:p>
          </table:table-cell>
          <table:table-cell office:value-type="string">
            <text:p>Brough</text:p>
          </table:table-cell>
          <table:table-cell office:value-type="string">
            <text:p>CameronBrough@spambob.com</text:p>
          </table:table-cell>
          <table:table-cell office:value-type="string">
            <text:p>11/13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e</text:p>
          </table:table-cell>
          <table:table-cell office:value-type="string">
            <text:p>McKean</text:p>
          </table:table-cell>
          <table:table-cell office:value-type="string">
            <text:p>AliceMcKean@spambob.com</text:p>
          </table:table-cell>
          <table:table-cell office:value-type="string">
            <text:p>8/29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lman</text:p>
          </table:table-cell>
          <table:table-cell office:value-type="string">
            <text:p>Schmidt</text:p>
          </table:table-cell>
          <table:table-cell office:value-type="string">
            <text:p>SchmidtKellman@trashymail.com</text:p>
          </table:table-cell>
          <table:table-cell office:value-type="string">
            <text:p>5/14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stin</text:p>
          </table:table-cell>
          <table:table-cell office:value-type="string">
            <text:p>Munro</text:p>
          </table:table-cell>
          <table:table-cell office:value-type="string">
            <text:p>JustinMunro@mailinator.com</text:p>
          </table:table-cell>
          <table:table-cell office:value-type="string">
            <text:p>10/17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e</text:p>
          </table:table-cell>
          <table:table-cell office:value-type="string">
            <text:p>Rayment</text:p>
          </table:table-cell>
          <table:table-cell office:value-type="string">
            <text:p>NateRayment@spambob.com</text:p>
          </table:table-cell>
          <table:table-cell office:value-type="string">
            <text:p>6/9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ia</text:p>
          </table:table-cell>
          <table:table-cell office:value-type="string">
            <text:p>Darvall</text:p>
          </table:table-cell>
          <table:table-cell office:value-type="string">
            <text:p>AliciaDarvall@trashymail.com</text:p>
          </table:table-cell>
          <table:table-cell office:value-type="string">
            <text:p>7/29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berly</text:p>
          </table:table-cell>
          <table:table-cell office:value-type="string">
            <text:p>Harrison</text:p>
          </table:table-cell>
          <table:table-cell office:value-type="string">
            <text:p>KimberlyCHarrison@dodgit.com</text:p>
          </table:table-cell>
          <table:table-cell office:value-type="string">
            <text:p>9/25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ie</text:p>
          </table:table-cell>
          <table:table-cell office:value-type="string">
            <text:p>Emery</text:p>
          </table:table-cell>
          <table:table-cell office:value-type="string">
            <text:p>JamieEmery@mailinator.com</text:p>
          </table:table-cell>
          <table:table-cell office:value-type="string">
            <text:p>11/5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zter</text:p>
          </table:table-cell>
          <table:table-cell office:value-type="string">
            <text:p>Bernáth</text:p>
          </table:table-cell>
          <table:table-cell office:value-type="string">
            <text:p>BernathEszter@dodgit.com</text:p>
          </table:table-cell>
          <table:table-cell office:value-type="string">
            <text:p>11/22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ardo</text:p>
          </table:table-cell>
          <table:table-cell office:value-type="string">
            <text:p>Degree</text:p>
          </table:table-cell>
          <table:table-cell office:value-type="string">
            <text:p>RicardoKDegree@dodgit.com</text:p>
          </table:table-cell>
          <table:table-cell office:value-type="string">
            <text:p>10/31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ijah</text:p>
          </table:table-cell>
          <table:table-cell office:value-type="string">
            <text:p>Parry-Okeden</text:p>
          </table:table-cell>
          <table:table-cell office:value-type="string">
            <text:p>ElijahParry-Okeden@dodgit.com</text:p>
          </table:table-cell>
          <table:table-cell office:value-type="string">
            <text:p>11/6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eth</text:p>
          </table:table-cell>
          <table:table-cell office:value-type="string">
            <text:p>Weinberg</text:p>
          </table:table-cell>
          <table:table-cell office:value-type="string">
            <text:p>JanethGWeinberg@pookmail.com</text:p>
          </table:table-cell>
          <table:table-cell office:value-type="string">
            <text:p>10/15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son</text:p>
          </table:table-cell>
          <table:table-cell office:value-type="string">
            <text:p>Elizabeth</text:p>
          </table:table-cell>
          <table:table-cell office:value-type="string">
            <text:p>JacksonElizabeth@dodgit.com</text:p>
          </table:table-cell>
          <table:table-cell office:value-type="string">
            <text:p>10/15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yula</text:p>
          </table:table-cell>
          <table:table-cell office:value-type="string">
            <text:p>Bencsik</text:p>
          </table:table-cell>
          <table:table-cell office:value-type="string">
            <text:p>BencsikGyula@mailinator.com</text:p>
          </table:table-cell>
          <table:table-cell office:value-type="string">
            <text:p>4/5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hawn</text:p>
          </table:table-cell>
          <table:table-cell office:value-type="string">
            <text:p>Brown</text:p>
          </table:table-cell>
          <table:table-cell office:value-type="string">
            <text:p>ShawnABrown@pookmail.com</text:p>
          </table:table-cell>
          <table:table-cell office:value-type="string">
            <text:p>4/17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Donaldson</text:p>
          </table:table-cell>
          <table:table-cell office:value-type="string">
            <text:p>RebeccaRDonaldson@dodgit.com</text:p>
          </table:table-cell>
          <table:table-cell office:value-type="string">
            <text:p>10/31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xon</text:p>
          </table:table-cell>
          <table:table-cell office:value-type="string">
            <text:p>Birnie</text:p>
          </table:table-cell>
          <table:table-cell office:value-type="string">
            <text:p>JaxonBirnie@spambob.com</text:p>
          </table:table-cell>
          <table:table-cell office:value-type="string">
            <text:p>7/19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ry</text:p>
          </table:table-cell>
          <table:table-cell office:value-type="string">
            <text:p>Fossey</text:p>
          </table:table-cell>
          <table:table-cell office:value-type="string">
            <text:p>RoryFossey@pookmail.com</text:p>
          </table:table-cell>
          <table:table-cell office:value-type="string">
            <text:p>3/29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nold</text:p>
          </table:table-cell>
          <table:table-cell office:value-type="string">
            <text:p>Smidt</text:p>
          </table:table-cell>
          <table:table-cell office:value-type="string">
            <text:p>SmidtArnold@mailinator.com</text:p>
          </table:table-cell>
          <table:table-cell office:value-type="string">
            <text:p>6/21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beth</text:p>
          </table:table-cell>
          <table:table-cell office:value-type="string">
            <text:p>Denton</text:p>
          </table:table-cell>
          <table:table-cell office:value-type="string">
            <text:p>ElizabethWDenton@trashymail.com</text:p>
          </table:table-cell>
          <table:table-cell office:value-type="string">
            <text:p>12/13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a</text:p>
          </table:table-cell>
          <table:table-cell office:value-type="string">
            <text:p>Walls</text:p>
          </table:table-cell>
          <table:table-cell office:value-type="string">
            <text:p>RosaGWalls@mailinator.com</text:p>
          </table:table-cell>
          <table:table-cell office:value-type="string">
            <text:p>8/23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odor</text:p>
          </table:table-cell>
          <table:table-cell office:value-type="string">
            <text:p>Kertész</text:p>
          </table:table-cell>
          <table:table-cell office:value-type="string">
            <text:p>KerteszFodor@pookmail.com</text:p>
          </table:table-cell>
          <table:table-cell office:value-type="string">
            <text:p>5/26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ianne</text:p>
          </table:table-cell>
          <table:table-cell office:value-type="string">
            <text:p>Gorney</text:p>
          </table:table-cell>
          <table:table-cell office:value-type="string">
            <text:p>DianneTGorney@mailinator.com</text:p>
          </table:table-cell>
          <table:table-cell office:value-type="string">
            <text:p>1/19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die</text:p>
          </table:table-cell>
          <table:table-cell office:value-type="string">
            <text:p>Palmer</text:p>
          </table:table-cell>
          <table:table-cell office:value-type="string">
            <text:p>EddieMPalmer@pookmail.com</text:p>
          </table:table-cell>
          <table:table-cell office:value-type="string">
            <text:p>3/16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rge</text:p>
          </table:table-cell>
          <table:table-cell office:value-type="string">
            <text:p>Robertson</text:p>
          </table:table-cell>
          <table:table-cell office:value-type="string">
            <text:p>JorgeCRobertson@spambob.com</text:p>
          </table:table-cell>
          <table:table-cell office:value-type="string">
            <text:p>4/9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ancis</text:p>
          </table:table-cell>
          <table:table-cell office:value-type="string">
            <text:p>Johnson</text:p>
          </table:table-cell>
          <table:table-cell office:value-type="string">
            <text:p>FrancisAJohnson@pookmail.com</text:p>
          </table:table-cell>
          <table:table-cell office:value-type="string">
            <text:p>6/20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</text:p>
          </table:table-cell>
          <table:table-cell office:value-type="string">
            <text:p>Glyde</text:p>
          </table:table-cell>
          <table:table-cell office:value-type="string">
            <text:p>LucaGlyde@mailinator.com</text:p>
          </table:table-cell>
          <table:table-cell office:value-type="string">
            <text:p>7/14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ba</text:p>
          </table:table-cell>
          <table:table-cell office:value-type="string">
            <text:p>Buday</text:p>
          </table:table-cell>
          <table:table-cell office:value-type="string">
            <text:p>BudayHuba@pookmail.com</text:p>
          </table:table-cell>
          <table:table-cell office:value-type="string">
            <text:p>6/6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Felder</text:p>
          </table:table-cell>
          <table:table-cell office:value-type="string">
            <text:p>JamesBFelder@mailinator.com</text:p>
          </table:table-cell>
          <table:table-cell office:value-type="string">
            <text:p>11/8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vien</text:p>
          </table:table-cell>
          <table:table-cell office:value-type="string">
            <text:p>Gere</text:p>
          </table:table-cell>
          <table:table-cell office:value-type="string">
            <text:p>GereVivien@spambob.com</text:p>
          </table:table-cell>
          <table:table-cell office:value-type="string">
            <text:p>9/30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eather</text:p>
          </table:table-cell>
          <table:table-cell office:value-type="string">
            <text:p>Bennett</text:p>
          </table:table-cell>
          <table:table-cell office:value-type="string">
            <text:p>HeatherNBennett@mailinator.com</text:p>
          </table:table-cell>
          <table:table-cell office:value-type="string">
            <text:p>2/15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Heading</text:p>
          </table:table-cell>
          <table:table-cell office:value-type="string">
            <text:p>CooperHeading@mailinator.com</text:p>
          </table:table-cell>
          <table:table-cell office:value-type="string">
            <text:p>1/27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zes</text:p>
          </table:table-cell>
          <table:table-cell office:value-type="string">
            <text:p>Csizmadia</text:p>
          </table:table-cell>
          <table:table-cell office:value-type="string">
            <text:p>CsizmadiaMozes@spambob.com</text:p>
          </table:table-cell>
          <table:table-cell office:value-type="string">
            <text:p>8/17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íra</text:p>
          </table:table-cell>
          <table:table-cell office:value-type="string">
            <text:p>Tury</text:p>
          </table:table-cell>
          <table:table-cell office:value-type="string">
            <text:p>TuryKira@pookmail.com</text:p>
          </table:table-cell>
          <table:table-cell office:value-type="string">
            <text:p>2/26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tel</text:p>
          </table:table-cell>
          <table:table-cell office:value-type="string">
            <text:p>Havas</text:p>
          </table:table-cell>
          <table:table-cell office:value-type="string">
            <text:p>HavasEtel@dodgit.com</text:p>
          </table:table-cell>
          <table:table-cell office:value-type="string">
            <text:p>10/8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ernon</text:p>
          </table:table-cell>
          <table:table-cell office:value-type="string">
            <text:p>Haller</text:p>
          </table:table-cell>
          <table:table-cell office:value-type="string">
            <text:p>VernonLHaller@mailinator.com</text:p>
          </table:table-cell>
          <table:table-cell office:value-type="string">
            <text:p>11/23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Wood</text:p>
          </table:table-cell>
          <table:table-cell office:value-type="string">
            <text:p>ChristopherRWood@trashymail.com</text:p>
          </table:table-cell>
          <table:table-cell office:value-type="string">
            <text:p>8/8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racy</text:p>
          </table:table-cell>
          <table:table-cell office:value-type="string">
            <text:p>Huffman</text:p>
          </table:table-cell>
          <table:table-cell office:value-type="string">
            <text:p>TracyDHuffman@mailinator.com</text:p>
          </table:table-cell>
          <table:table-cell office:value-type="string">
            <text:p>6/30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Maclurcan</text:p>
          </table:table-cell>
          <table:table-cell office:value-type="string">
            <text:p>ChristopherMaclurcan@pookmail.com</text:p>
          </table:table-cell>
          <table:table-cell office:value-type="string">
            <text:p>8/14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edek</text:p>
          </table:table-cell>
          <table:table-cell office:value-type="string">
            <text:p>Makay</text:p>
          </table:table-cell>
          <table:table-cell office:value-type="string">
            <text:p>MakayFredek@mailinator.com</text:p>
          </table:table-cell>
          <table:table-cell office:value-type="string">
            <text:p>3/27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ongor</text:p>
          </table:table-cell>
          <table:table-cell office:value-type="string">
            <text:p>Somogyi</text:p>
          </table:table-cell>
          <table:table-cell office:value-type="string">
            <text:p>SomogyiCsongor@pookmail.com</text:p>
          </table:table-cell>
          <table:table-cell office:value-type="string">
            <text:p>5/14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tilla</text:p>
          </table:table-cell>
          <table:table-cell office:value-type="string">
            <text:p>Kádár</text:p>
          </table:table-cell>
          <table:table-cell office:value-type="string">
            <text:p>KadarAtilla@trashymail.com</text:p>
          </table:table-cell>
          <table:table-cell office:value-type="string">
            <text:p>12/2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us</text:p>
          </table:table-cell>
          <table:table-cell office:value-type="string">
            <text:p>Pálinkás</text:p>
          </table:table-cell>
          <table:table-cell office:value-type="string">
            <text:p>PalinkasMarkus@dodgit.com</text:p>
          </table:table-cell>
          <table:table-cell office:value-type="string">
            <text:p>8/9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go</text:p>
          </table:table-cell>
          <table:table-cell office:value-type="string">
            <text:p>Birnie</text:p>
          </table:table-cell>
          <table:table-cell office:value-type="string">
            <text:p>HugoBirnie@trashymail.com</text:p>
          </table:table-cell>
          <table:table-cell office:value-type="string">
            <text:p>4/10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rk</text:p>
          </table:table-cell>
          <table:table-cell office:value-type="string">
            <text:p>Tarr</text:p>
          </table:table-cell>
          <table:table-cell office:value-type="string">
            <text:p>TarrMark@pookmail.com</text:p>
          </table:table-cell>
          <table:table-cell office:value-type="string">
            <text:p>7/11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ill</text:p>
          </table:table-cell>
          <table:table-cell office:value-type="string">
            <text:p>Wesson</text:p>
          </table:table-cell>
          <table:table-cell office:value-type="string">
            <text:p>JillTWesson@spambob.com</text:p>
          </table:table-cell>
          <table:table-cell office:value-type="string">
            <text:p>12/31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Wearne</text:p>
          </table:table-cell>
          <table:table-cell office:value-type="string">
            <text:p>LilianWearne@trashymail.com</text:p>
          </table:table-cell>
          <table:table-cell office:value-type="string">
            <text:p>2/5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tephanie</text:p>
          </table:table-cell>
          <table:table-cell office:value-type="string">
            <text:p>Daugherty</text:p>
          </table:table-cell>
          <table:table-cell office:value-type="string">
            <text:p>StephanieDDaugherty@pookmail.com</text:p>
          </table:table-cell>
          <table:table-cell office:value-type="string">
            <text:p>1/6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son</text:p>
          </table:table-cell>
          <table:table-cell office:value-type="string">
            <text:p>Curry</text:p>
          </table:table-cell>
          <table:table-cell office:value-type="string">
            <text:p>JacksonCurry@dodgit.com</text:p>
          </table:table-cell>
          <table:table-cell office:value-type="string">
            <text:p>5/25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am</text:p>
          </table:table-cell>
          <table:table-cell office:value-type="string">
            <text:p>Ruiz</text:p>
          </table:table-cell>
          <table:table-cell office:value-type="string">
            <text:p>AdamSRuiz@pookmail.com</text:p>
          </table:table-cell>
          <table:table-cell office:value-type="string">
            <text:p>10/5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de</text:p>
          </table:table-cell>
          <table:table-cell office:value-type="string">
            <text:p>Mault</text:p>
          </table:table-cell>
          <table:table-cell office:value-type="string">
            <text:p>JadeMault@spambob.com</text:p>
          </table:table-cell>
          <table:table-cell office:value-type="string">
            <text:p>3/4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ce</text:p>
          </table:table-cell>
          <table:table-cell office:value-type="string">
            <text:p>Dudás</text:p>
          </table:table-cell>
          <table:table-cell office:value-type="string">
            <text:p>DudasBence@dodgit.com</text:p>
          </table:table-cell>
          <table:table-cell office:value-type="string">
            <text:p>6/3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othy</text:p>
          </table:table-cell>
          <table:table-cell office:value-type="string">
            <text:p>Williams</text:p>
          </table:table-cell>
          <table:table-cell office:value-type="string">
            <text:p>DorothyEWilliams@mailinator.com</text:p>
          </table:table-cell>
          <table:table-cell office:value-type="string">
            <text:p>8/22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othy</text:p>
          </table:table-cell>
          <table:table-cell office:value-type="string">
            <text:p>Welborn</text:p>
          </table:table-cell>
          <table:table-cell office:value-type="string">
            <text:p>DorothyJWelborn@pookmail.com</text:p>
          </table:table-cell>
          <table:table-cell office:value-type="string">
            <text:p>11/25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Cubadgee</text:p>
          </table:table-cell>
          <table:table-cell office:value-type="string">
            <text:p>EllieCubadgee@trashymail.com</text:p>
          </table:table-cell>
          <table:table-cell office:value-type="string">
            <text:p>8/22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ndre</text:p>
          </table:table-cell>
          <table:table-cell office:value-type="string">
            <text:p>Szathmáry</text:p>
          </table:table-cell>
          <table:table-cell office:value-type="string">
            <text:p>SzathmaryEndre@mailinator.com</text:p>
          </table:table-cell>
          <table:table-cell office:value-type="string">
            <text:p>4/2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ankie</text:p>
          </table:table-cell>
          <table:table-cell office:value-type="string">
            <text:p>Ybarra</text:p>
          </table:table-cell>
          <table:table-cell office:value-type="string">
            <text:p>FrankieEYbarra@dodgit.com</text:p>
          </table:table-cell>
          <table:table-cell office:value-type="string">
            <text:p>2/9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scx</text:p>
          </table:table-cell>
          <table:table-cell office:value-type="string">
            <text:p>Földesi</text:p>
          </table:table-cell>
          <table:table-cell office:value-type="string">
            <text:p>FoldesiSzescx@spambob.com</text:p>
          </table:table-cell>
          <table:table-cell office:value-type="string">
            <text:p>12/1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ton</text:p>
          </table:table-cell>
          <table:table-cell office:value-type="string">
            <text:p>Hajdu</text:p>
          </table:table-cell>
          <table:table-cell office:value-type="string">
            <text:p>HajduMarton@mailinator.com</text:p>
          </table:table-cell>
          <table:table-cell office:value-type="string">
            <text:p>3/30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e</text:p>
          </table:table-cell>
          <table:table-cell office:value-type="string">
            <text:p>Charleston</text:p>
          </table:table-cell>
          <table:table-cell office:value-type="string">
            <text:p>AmelieCharleston@pookmail.com</text:p>
          </table:table-cell>
          <table:table-cell office:value-type="string">
            <text:p>7/5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Robinson</text:p>
          </table:table-cell>
          <table:table-cell office:value-type="string">
            <text:p>ChristopherARobinson@trashymail.com</text:p>
          </table:table-cell>
          <table:table-cell office:value-type="string">
            <text:p>3/24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Martin</text:p>
          </table:table-cell>
          <table:table-cell office:value-type="string">
            <text:p>ChristopherBMartin@dodgit.com</text:p>
          </table:table-cell>
          <table:table-cell office:value-type="string">
            <text:p>4/2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Warner</text:p>
          </table:table-cell>
          <table:table-cell office:value-type="string">
            <text:p>JosephWarner@mailinator.com</text:p>
          </table:table-cell>
          <table:table-cell office:value-type="string">
            <text:p>6/3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ont</text:p>
          </table:table-cell>
          <table:table-cell office:value-type="string">
            <text:p>Bencsik</text:p>
          </table:table-cell>
          <table:table-cell office:value-type="string">
            <text:p>BencsikHont@trashymail.com</text:p>
          </table:table-cell>
          <table:table-cell office:value-type="string">
            <text:p>6/23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pha</text:p>
          </table:table-cell>
          <table:table-cell office:value-type="string">
            <text:p>Rideout</text:p>
          </table:table-cell>
          <table:table-cell office:value-type="string">
            <text:p>AlphaJRideout@pookmail.com</text:p>
          </table:table-cell>
          <table:table-cell office:value-type="string">
            <text:p>4/19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lona</text:p>
          </table:table-cell>
          <table:table-cell office:value-type="string">
            <text:p>Szöllössi</text:p>
          </table:table-cell>
          <table:table-cell office:value-type="string">
            <text:p>SzollossiIlona@mailinator.com</text:p>
          </table:table-cell>
          <table:table-cell office:value-type="string">
            <text:p>1/11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vannah</text:p>
          </table:table-cell>
          <table:table-cell office:value-type="string">
            <text:p>Willson</text:p>
          </table:table-cell>
          <table:table-cell office:value-type="string">
            <text:p>SavannahWillson@dodgit.com</text:p>
          </table:table-cell>
          <table:table-cell office:value-type="string">
            <text:p>4/10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toria</text:p>
          </table:table-cell>
          <table:table-cell office:value-type="string">
            <text:p>Tufnell</text:p>
          </table:table-cell>
          <table:table-cell office:value-type="string">
            <text:p>VictoriaTufnell@trashymail.com</text:p>
          </table:table-cell>
          <table:table-cell office:value-type="string">
            <text:p>4/2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ándor</text:p>
          </table:table-cell>
          <table:table-cell office:value-type="string">
            <text:p>Thimár</text:p>
          </table:table-cell>
          <table:table-cell office:value-type="string">
            <text:p>ThimarNandor@pookmail.com</text:p>
          </table:table-cell>
          <table:table-cell office:value-type="string">
            <text:p>9/21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ra</text:p>
          </table:table-cell>
          <table:table-cell office:value-type="string">
            <text:p>Spencer</text:p>
          </table:table-cell>
          <table:table-cell office:value-type="string">
            <text:p>DebraMSpencer@spambob.com</text:p>
          </table:table-cell>
          <table:table-cell office:value-type="string">
            <text:p>9/10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ie</text:p>
          </table:table-cell>
          <table:table-cell office:value-type="string">
            <text:p>Tildesley</text:p>
          </table:table-cell>
          <table:table-cell office:value-type="string">
            <text:p>JamieTildesley@spambob.com</text:p>
          </table:table-cell>
          <table:table-cell office:value-type="string">
            <text:p>10/8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iley</text:p>
          </table:table-cell>
          <table:table-cell office:value-type="string">
            <text:p>Macdowell</text:p>
          </table:table-cell>
          <table:table-cell office:value-type="string">
            <text:p>BaileyMacdowell@mailinator.com</text:p>
          </table:table-cell>
          <table:table-cell office:value-type="string">
            <text:p>4/25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la</text:p>
          </table:table-cell>
          <table:table-cell office:value-type="string">
            <text:p>Williams</text:p>
          </table:table-cell>
          <table:table-cell office:value-type="string">
            <text:p>CarlaAWilliams@spambob.com</text:p>
          </table:table-cell>
          <table:table-cell office:value-type="string">
            <text:p>8/11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Richmond</text:p>
          </table:table-cell>
          <table:table-cell office:value-type="string">
            <text:p>CharlotteRichmond@trashymail.com</text:p>
          </table:table-cell>
          <table:table-cell office:value-type="string">
            <text:p>6/6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ina</text:p>
          </table:table-cell>
          <table:table-cell office:value-type="string">
            <text:p>Law</text:p>
          </table:table-cell>
          <table:table-cell office:value-type="string">
            <text:p>AngelinaLaw@dodgit.com</text:p>
          </table:table-cell>
          <table:table-cell office:value-type="string">
            <text:p>10/14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el</text:p>
          </table:table-cell>
          <table:table-cell office:value-type="string">
            <text:p>Onus</text:p>
          </table:table-cell>
          <table:table-cell office:value-type="string">
            <text:p>JoelOnus@dodgit.com</text:p>
          </table:table-cell>
          <table:table-cell office:value-type="string">
            <text:p>5/13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anita</text:p>
          </table:table-cell>
          <table:table-cell office:value-type="string">
            <text:p>Baker</text:p>
          </table:table-cell>
          <table:table-cell office:value-type="string">
            <text:p>ShanitaJBaker@dodgit.com</text:p>
          </table:table-cell>
          <table:table-cell office:value-type="string">
            <text:p>11/5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oreoorish</text:p>
          </table:table-cell>
          <table:table-cell office:value-type="string">
            <text:p>Jónás</text:p>
          </table:table-cell>
          <table:table-cell office:value-type="string">
            <text:p>JonasMooreoorish@mailinator.com</text:p>
          </table:table-cell>
          <table:table-cell office:value-type="string">
            <text:p>9/8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o</text:p>
          </table:table-cell>
          <table:table-cell office:value-type="string">
            <text:p>Salazar</text:p>
          </table:table-cell>
          <table:table-cell office:value-type="string">
            <text:p>LeoLSalazar@trashymail.com</text:p>
          </table:table-cell>
          <table:table-cell office:value-type="string">
            <text:p>2/14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</text:p>
          </table:table-cell>
          <table:table-cell office:value-type="string">
            <text:p>Beardsley</text:p>
          </table:table-cell>
          <table:table-cell office:value-type="string">
            <text:p>JoseEBeardsley@mailinator.com</text:p>
          </table:table-cell>
          <table:table-cell office:value-type="string">
            <text:p>4/12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Hayner</text:p>
          </table:table-cell>
          <table:table-cell office:value-type="string">
            <text:p>BarbaraDHayner@dodgit.com</text:p>
          </table:table-cell>
          <table:table-cell office:value-type="string">
            <text:p>8/2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ll</text:p>
          </table:table-cell>
          <table:table-cell office:value-type="string">
            <text:p>Newcombe</text:p>
          </table:table-cell>
          <table:table-cell office:value-type="string">
            <text:p>DellKNewcombe@dodgit.com</text:p>
          </table:table-cell>
          <table:table-cell office:value-type="string">
            <text:p>7/26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k</text:p>
          </table:table-cell>
          <table:table-cell office:value-type="string">
            <text:p>Saári</text:p>
          </table:table-cell>
          <table:table-cell office:value-type="string">
            <text:p>SaariPatrik@spambob.com</text:p>
          </table:table-cell>
          <table:table-cell office:value-type="string">
            <text:p>12/18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ill</text:p>
          </table:table-cell>
          <table:table-cell office:value-type="string">
            <text:p>Norton</text:p>
          </table:table-cell>
          <table:table-cell office:value-type="string">
            <text:p>BillMNorton@trashymail.com</text:p>
          </table:table-cell>
          <table:table-cell office:value-type="string">
            <text:p>6/9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Train</text:p>
          </table:table-cell>
          <table:table-cell office:value-type="string">
            <text:p>CharlotteTrain@spambob.com</text:p>
          </table:table-cell>
          <table:table-cell office:value-type="string">
            <text:p>3/18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ina</text:p>
          </table:table-cell>
          <table:table-cell office:value-type="string">
            <text:p>Tury</text:p>
          </table:table-cell>
          <table:table-cell office:value-type="string">
            <text:p>TuryEdina@trashymail.com</text:p>
          </table:table-cell>
          <table:table-cell office:value-type="string">
            <text:p>6/30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nyhért</text:p>
          </table:table-cell>
          <table:table-cell office:value-type="string">
            <text:p>Müllner</text:p>
          </table:table-cell>
          <table:table-cell office:value-type="string">
            <text:p>MullnerMenyhert@dodgit.com</text:p>
          </table:table-cell>
          <table:table-cell office:value-type="string">
            <text:p>3/16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k</text:p>
          </table:table-cell>
          <table:table-cell office:value-type="string">
            <text:p>Szöllössy</text:p>
          </table:table-cell>
          <table:table-cell office:value-type="string">
            <text:p>SzollossyPatrik@spambob.com</text:p>
          </table:table-cell>
          <table:table-cell office:value-type="string">
            <text:p>8/22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ry</text:p>
          </table:table-cell>
          <table:table-cell office:value-type="string">
            <text:p>McCarthy</text:p>
          </table:table-cell>
          <table:table-cell office:value-type="string">
            <text:p>RoryMcCarthy@dodgit.com</text:p>
          </table:table-cell>
          <table:table-cell office:value-type="string">
            <text:p>8/9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men</text:p>
          </table:table-cell>
          <table:table-cell office:value-type="string">
            <text:p>Herrmann</text:p>
          </table:table-cell>
          <table:table-cell office:value-type="string">
            <text:p>HerrmannKelemen@trashymail.com</text:p>
          </table:table-cell>
          <table:table-cell office:value-type="string">
            <text:p>5/30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bie</text:p>
          </table:table-cell>
          <table:table-cell office:value-type="string">
            <text:p>Jackson</text:p>
          </table:table-cell>
          <table:table-cell office:value-type="string">
            <text:p>DebbieRJackson@pookmail.com</text:p>
          </table:table-cell>
          <table:table-cell office:value-type="string">
            <text:p>10/31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erine</text:p>
          </table:table-cell>
          <table:table-cell office:value-type="string">
            <text:p>Brink</text:p>
          </table:table-cell>
          <table:table-cell office:value-type="string">
            <text:p>KatherineDBrink@pookmail.com</text:p>
          </table:table-cell>
          <table:table-cell office:value-type="string">
            <text:p>3/10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Gonzalez</text:p>
          </table:table-cell>
          <table:table-cell office:value-type="string">
            <text:p>SandraCGonzalez@spambob.com</text:p>
          </table:table-cell>
          <table:table-cell office:value-type="string">
            <text:p>7/31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phen</text:p>
          </table:table-cell>
          <table:table-cell office:value-type="string">
            <text:p>Perkins</text:p>
          </table:table-cell>
          <table:table-cell office:value-type="string">
            <text:p>StephenKPerkins@dodgit.com</text:p>
          </table:table-cell>
          <table:table-cell office:value-type="string">
            <text:p>10/8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therine</text:p>
          </table:table-cell>
          <table:table-cell office:value-type="string">
            <text:p>Cabral</text:p>
          </table:table-cell>
          <table:table-cell office:value-type="string">
            <text:p>CatherineCCabral@spambob.com</text:p>
          </table:table-cell>
          <table:table-cell office:value-type="string">
            <text:p>11/20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ázsony</text:p>
          </table:table-cell>
          <table:table-cell office:value-type="string">
            <text:p>Lőrincz</text:p>
          </table:table-cell>
          <table:table-cell office:value-type="string">
            <text:p>LorinczVazsony@dodgit.com</text:p>
          </table:table-cell>
          <table:table-cell office:value-type="string">
            <text:p>9/6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ttie</text:p>
          </table:table-cell>
          <table:table-cell office:value-type="string">
            <text:p>Luster</text:p>
          </table:table-cell>
          <table:table-cell office:value-type="string">
            <text:p>MattieRLuster@pookmail.com</text:p>
          </table:table-cell>
          <table:table-cell office:value-type="string">
            <text:p>11/27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gus</text:p>
          </table:table-cell>
          <table:table-cell office:value-type="string">
            <text:p>Lazarev</text:p>
          </table:table-cell>
          <table:table-cell office:value-type="string">
            <text:p>AngusLazarev@dodgit.com</text:p>
          </table:table-cell>
          <table:table-cell office:value-type="string">
            <text:p>11/4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ce</text:p>
          </table:table-cell>
          <table:table-cell office:value-type="string">
            <text:p>Szepesi</text:p>
          </table:table-cell>
          <table:table-cell office:value-type="string">
            <text:p>SzepesiBence@spambob.com</text:p>
          </table:table-cell>
          <table:table-cell office:value-type="string">
            <text:p>2/1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e</text:p>
          </table:table-cell>
          <table:table-cell office:value-type="string">
            <text:p>Jukes</text:p>
          </table:table-cell>
          <table:table-cell office:value-type="string">
            <text:p>NateJukes@spambob.com</text:p>
          </table:table-cell>
          <table:table-cell office:value-type="string">
            <text:p>10/8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réta</text:p>
          </table:table-cell>
          <table:table-cell office:value-type="string">
            <text:p>Szőts</text:p>
          </table:table-cell>
          <table:table-cell office:value-type="string">
            <text:p>SzotsGreta@trashymail.com</text:p>
          </table:table-cell>
          <table:table-cell office:value-type="string">
            <text:p>4/27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nga</text:p>
          </table:table-cell>
          <table:table-cell office:value-type="string">
            <text:p>Mauer</text:p>
          </table:table-cell>
          <table:table-cell office:value-type="string">
            <text:p>MauerKinga@dodgit.com</text:p>
          </table:table-cell>
          <table:table-cell office:value-type="string">
            <text:p>1/26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rle</text:p>
          </table:table-cell>
          <table:table-cell office:value-type="string">
            <text:p>Wyatt</text:p>
          </table:table-cell>
          <table:table-cell office:value-type="string">
            <text:p>MerleSWyatt@trashymail.com</text:p>
          </table:table-cell>
          <table:table-cell office:value-type="string">
            <text:p>12/7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ymond</text:p>
          </table:table-cell>
          <table:table-cell office:value-type="string">
            <text:p>Fabela</text:p>
          </table:table-cell>
          <table:table-cell office:value-type="string">
            <text:p>RaymondBFabela@trashymail.com</text:p>
          </table:table-cell>
          <table:table-cell office:value-type="string">
            <text:p>12/25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ayk</text:p>
          </table:table-cell>
          <table:table-cell office:value-type="string">
            <text:p>Pálffi</text:p>
          </table:table-cell>
          <table:table-cell office:value-type="string">
            <text:p>PalffiVayk@pookmail.com</text:p>
          </table:table-cell>
          <table:table-cell office:value-type="string">
            <text:p>9/3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Allen</text:p>
          </table:table-cell>
          <table:table-cell office:value-type="string">
            <text:p>JamesMAllen@mailinator.com</text:p>
          </table:table-cell>
          <table:table-cell office:value-type="string">
            <text:p>3/29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immie</text:p>
          </table:table-cell>
          <table:table-cell office:value-type="string">
            <text:p>Delao</text:p>
          </table:table-cell>
          <table:table-cell office:value-type="string">
            <text:p>JimmieNDelao@trashymail.com</text:p>
          </table:table-cell>
          <table:table-cell office:value-type="string">
            <text:p>4/2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Xavier</text:p>
          </table:table-cell>
          <table:table-cell office:value-type="string">
            <text:p>Cran</text:p>
          </table:table-cell>
          <table:table-cell office:value-type="string">
            <text:p>XavierCran@trashymail.com</text:p>
          </table:table-cell>
          <table:table-cell office:value-type="string">
            <text:p>11/5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usanne</text:p>
          </table:table-cell>
          <table:table-cell office:value-type="string">
            <text:p>Rosario</text:p>
          </table:table-cell>
          <table:table-cell office:value-type="string">
            <text:p>SusanneJRosario@pookmail.com</text:p>
          </table:table-cell>
          <table:table-cell office:value-type="string">
            <text:p>11/25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ssike</text:p>
          </table:table-cell>
          <table:table-cell office:value-type="string">
            <text:p>Urbán</text:p>
          </table:table-cell>
          <table:table-cell office:value-type="string">
            <text:p>UrbanErssike@mailinator.com</text:p>
          </table:table-cell>
          <table:table-cell office:value-type="string">
            <text:p>3/14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ie</text:p>
          </table:table-cell>
          <table:table-cell office:value-type="string">
            <text:p>Carroll</text:p>
          </table:table-cell>
          <table:table-cell office:value-type="string">
            <text:p>MargieJCarroll@dodgit.com</text:p>
          </table:table-cell>
          <table:table-cell office:value-type="string">
            <text:p>11/30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klós</text:p>
          </table:table-cell>
          <table:table-cell office:value-type="string">
            <text:p>Juhász</text:p>
          </table:table-cell>
          <table:table-cell office:value-type="string">
            <text:p>JuhaszMiklos@spambob.com</text:p>
          </table:table-cell>
          <table:table-cell office:value-type="string">
            <text:p>5/20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ck</text:p>
          </table:table-cell>
          <table:table-cell office:value-type="string">
            <text:p>Walker</text:p>
          </table:table-cell>
          <table:table-cell office:value-type="string">
            <text:p>PatrickDWalker@mailinator.com</text:p>
          </table:table-cell>
          <table:table-cell office:value-type="string">
            <text:p>5/20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risti</text:p>
          </table:table-cell>
          <table:table-cell office:value-type="string">
            <text:p>Connelly</text:p>
          </table:table-cell>
          <table:table-cell office:value-type="string">
            <text:p>KristiWConnelly@trashymail.com</text:p>
          </table:table-cell>
          <table:table-cell office:value-type="string">
            <text:p>3/20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</text:p>
          </table:table-cell>
          <table:table-cell office:value-type="string">
            <text:p>Bentley</text:p>
          </table:table-cell>
          <table:table-cell office:value-type="string">
            <text:p>CarolKBentley@mailinator.com</text:p>
          </table:table-cell>
          <table:table-cell office:value-type="string">
            <text:p>5/31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rew</text:p>
          </table:table-cell>
          <table:table-cell office:value-type="string">
            <text:p>Bedell</text:p>
          </table:table-cell>
          <table:table-cell office:value-type="string">
            <text:p>AndrewLBedell@dodgit.com</text:p>
          </table:table-cell>
          <table:table-cell office:value-type="string">
            <text:p>8/23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</text:p>
          </table:table-cell>
          <table:table-cell office:value-type="string">
            <text:p>Martinez</text:p>
          </table:table-cell>
          <table:table-cell office:value-type="string">
            <text:p>CarolPMartinez@pookmail.com</text:p>
          </table:table-cell>
          <table:table-cell office:value-type="string">
            <text:p>4/6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Parker</text:p>
          </table:table-cell>
          <table:table-cell office:value-type="string">
            <text:p>JamesMParker@pookmail.com</text:p>
          </table:table-cell>
          <table:table-cell office:value-type="string">
            <text:p>3/25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ldizsar</text:p>
          </table:table-cell>
          <table:table-cell office:value-type="string">
            <text:p>Vas</text:p>
          </table:table-cell>
          <table:table-cell office:value-type="string">
            <text:p>VasBoldizsar@trashymail.com</text:p>
          </table:table-cell>
          <table:table-cell office:value-type="string">
            <text:p>8/10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rlos</text:p>
          </table:table-cell>
          <table:table-cell office:value-type="string">
            <text:p>Morales</text:p>
          </table:table-cell>
          <table:table-cell office:value-type="string">
            <text:p>CarlosSMorales@dodgit.com</text:p>
          </table:table-cell>
          <table:table-cell office:value-type="string">
            <text:p>8/3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udrey</text:p>
          </table:table-cell>
          <table:table-cell office:value-type="string">
            <text:p>Peyser</text:p>
          </table:table-cell>
          <table:table-cell office:value-type="string">
            <text:p>AudreyPeyser@pookmail.com</text:p>
          </table:table-cell>
          <table:table-cell office:value-type="string">
            <text:p>5/13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kény</text:p>
          </table:table-cell>
          <table:table-cell office:value-type="string">
            <text:p>Schmit</text:p>
          </table:table-cell>
          <table:table-cell office:value-type="string">
            <text:p>SchmitOrkeny@dodgit.com</text:p>
          </table:table-cell>
          <table:table-cell office:value-type="string">
            <text:p>2/13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a</text:p>
          </table:table-cell>
          <table:table-cell office:value-type="string">
            <text:p>Brumley</text:p>
          </table:table-cell>
          <table:table-cell office:value-type="string">
            <text:p>AngelaMBrumley@mailinator.com</text:p>
          </table:table-cell>
          <table:table-cell office:value-type="string">
            <text:p>7/14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kayla</text:p>
          </table:table-cell>
          <table:table-cell office:value-type="string">
            <text:p>Bold</text:p>
          </table:table-cell>
          <table:table-cell office:value-type="string">
            <text:p>MakaylaBold@trashymail.com</text:p>
          </table:table-cell>
          <table:table-cell office:value-type="string">
            <text:p>10/21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eine</text:p>
          </table:table-cell>
          <table:table-cell office:value-type="string">
            <text:p>Vanthoff</text:p>
          </table:table-cell>
          <table:table-cell office:value-type="string">
            <text:p>MadeleineVanthoff@pookmail.com</text:p>
          </table:table-cell>
          <table:table-cell office:value-type="string">
            <text:p>4/11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hlia</text:p>
          </table:table-cell>
          <table:table-cell office:value-type="string">
            <text:p>Maurice</text:p>
          </table:table-cell>
          <table:table-cell office:value-type="string">
            <text:p>TahliaMaurice@trashymail.com</text:p>
          </table:table-cell>
          <table:table-cell office:value-type="string">
            <text:p>7/21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rl</text:p>
          </table:table-cell>
          <table:table-cell office:value-type="string">
            <text:p>Torres</text:p>
          </table:table-cell>
          <table:table-cell office:value-type="string">
            <text:p>CarlPTorres@mailinator.com</text:p>
          </table:table-cell>
          <table:table-cell office:value-type="string">
            <text:p>10/30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hany</text:p>
          </table:table-cell>
          <table:table-cell office:value-type="string">
            <text:p>Macintosh</text:p>
          </table:table-cell>
          <table:table-cell office:value-type="string">
            <text:p>BethanyMacintosh@trashymail.com</text:p>
          </table:table-cell>
          <table:table-cell office:value-type="string">
            <text:p>9/16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yesha</text:p>
          </table:table-cell>
          <table:table-cell office:value-type="string">
            <text:p>Wilcoxon</text:p>
          </table:table-cell>
          <table:table-cell office:value-type="string">
            <text:p>AyeshaRWilcoxon@pookmail.com</text:p>
          </table:table-cell>
          <table:table-cell office:value-type="string">
            <text:p>1/3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ncent</text:p>
          </table:table-cell>
          <table:table-cell office:value-type="string">
            <text:p>Ford</text:p>
          </table:table-cell>
          <table:table-cell office:value-type="string">
            <text:p>VincentAFord@pookmail.com</text:p>
          </table:table-cell>
          <table:table-cell office:value-type="string">
            <text:p>8/9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ólyom</text:p>
          </table:table-cell>
          <table:table-cell office:value-type="string">
            <text:p>Asztalos</text:p>
          </table:table-cell>
          <table:table-cell office:value-type="string">
            <text:p>AsztalosSolyom@mailinator.com</text:p>
          </table:table-cell>
          <table:table-cell office:value-type="string">
            <text:p>7/19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uel</text:p>
          </table:table-cell>
          <table:table-cell office:value-type="string">
            <text:p>Reynolds</text:p>
          </table:table-cell>
          <table:table-cell office:value-type="string">
            <text:p>SamuelReynolds@trashymail.com</text:p>
          </table:table-cell>
          <table:table-cell office:value-type="string">
            <text:p>10/20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chel</text:p>
          </table:table-cell>
          <table:table-cell office:value-type="string">
            <text:p>De Chair</text:p>
          </table:table-cell>
          <table:table-cell office:value-type="string">
            <text:p>RachelDeChair@dodgit.com</text:p>
          </table:table-cell>
          <table:table-cell office:value-type="string">
            <text:p>6/1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ili</text:p>
          </table:table-cell>
          <table:table-cell office:value-type="string">
            <text:p>Ferencz</text:p>
          </table:table-cell>
          <table:table-cell office:value-type="string">
            <text:p>FerenczCili@mailinator.com</text:p>
          </table:table-cell>
          <table:table-cell office:value-type="string">
            <text:p>7/27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thy</text:p>
          </table:table-cell>
          <table:table-cell office:value-type="string">
            <text:p>Evans</text:p>
          </table:table-cell>
          <table:table-cell office:value-type="string">
            <text:p>CathyCEvans@spambob.com</text:p>
          </table:table-cell>
          <table:table-cell office:value-type="string">
            <text:p>6/2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a</text:p>
          </table:table-cell>
          <table:table-cell office:value-type="string">
            <text:p>Cordon</text:p>
          </table:table-cell>
          <table:table-cell office:value-type="string">
            <text:p>RosaWCordon@pookmail.com</text:p>
          </table:table-cell>
          <table:table-cell office:value-type="string">
            <text:p>12/13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Hester</text:p>
          </table:table-cell>
          <table:table-cell office:value-type="string">
            <text:p>RobertKHester@spambob.com</text:p>
          </table:table-cell>
          <table:table-cell office:value-type="string">
            <text:p>9/30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h</text:p>
          </table:table-cell>
          <table:table-cell office:value-type="string">
            <text:p>Glover</text:p>
          </table:table-cell>
          <table:table-cell office:value-type="string">
            <text:p>TaylahGlover@dodgit.com</text:p>
          </table:table-cell>
          <table:table-cell office:value-type="string">
            <text:p>7/1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Atkinson</text:p>
          </table:table-cell>
          <table:table-cell office:value-type="string">
            <text:p>CaitlynAtkinson@dodgit.com</text:p>
          </table:table-cell>
          <table:table-cell office:value-type="string">
            <text:p>3/8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a</text:p>
          </table:table-cell>
          <table:table-cell office:value-type="string">
            <text:p>Takáts</text:p>
          </table:table-cell>
          <table:table-cell office:value-type="string">
            <text:p>TakatsLilla@mailinator.com</text:p>
          </table:table-cell>
          <table:table-cell office:value-type="string">
            <text:p>7/28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óbert</text:p>
          </table:table-cell>
          <table:table-cell office:value-type="string">
            <text:p>Erdei</text:p>
          </table:table-cell>
          <table:table-cell office:value-type="string">
            <text:p>ErdeiRobert@dodgit.com</text:p>
          </table:table-cell>
          <table:table-cell office:value-type="string">
            <text:p>6/28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Morvant</text:p>
          </table:table-cell>
          <table:table-cell office:value-type="string">
            <text:p>JosephDMorvant@mailinator.com</text:p>
          </table:table-cell>
          <table:table-cell office:value-type="string">
            <text:p>3/17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</text:p>
          </table:table-cell>
          <table:table-cell office:value-type="string">
            <text:p>Freeleagus</text:p>
          </table:table-cell>
          <table:table-cell office:value-type="string">
            <text:p>IsabelFreeleagus@spambob.com</text:p>
          </table:table-cell>
          <table:table-cell office:value-type="string">
            <text:p>7/3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am</text:p>
          </table:table-cell>
          <table:table-cell office:value-type="string">
            <text:p>Roseberry</text:p>
          </table:table-cell>
          <table:table-cell office:value-type="string">
            <text:p>AdamMRoseberry@pookmail.com</text:p>
          </table:table-cell>
          <table:table-cell office:value-type="string">
            <text:p>1/22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rina</text:p>
          </table:table-cell>
          <table:table-cell office:value-type="string">
            <text:p>Sebestyén</text:p>
          </table:table-cell>
          <table:table-cell office:value-type="string">
            <text:p>SebestyenKatarina@mailinator.com</text:p>
          </table:table-cell>
          <table:table-cell office:value-type="string">
            <text:p>7/5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bála</text:p>
          </table:table-cell>
          <table:table-cell office:value-type="string">
            <text:p>Sághy</text:p>
          </table:table-cell>
          <table:table-cell office:value-type="string">
            <text:p>SaghyBorbala@pookmail.com</text:p>
          </table:table-cell>
          <table:table-cell office:value-type="string">
            <text:p>7/3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</text:p>
          </table:table-cell>
          <table:table-cell office:value-type="string">
            <text:p>Newcomb</text:p>
          </table:table-cell>
          <table:table-cell office:value-type="string">
            <text:p>SaraNewcomb@mailinator.com</text:p>
          </table:table-cell>
          <table:table-cell office:value-type="string">
            <text:p>3/9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ese</text:p>
          </table:table-cell>
          <table:table-cell office:value-type="string">
            <text:p>Földesi</text:p>
          </table:table-cell>
          <table:table-cell office:value-type="string">
            <text:p>FoldesiEmese@dodgit.com</text:p>
          </table:table-cell>
          <table:table-cell office:value-type="string">
            <text:p>7/3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elbert</text:p>
          </table:table-cell>
          <table:table-cell office:value-type="string">
            <text:p>Böröcz</text:p>
          </table:table-cell>
          <table:table-cell office:value-type="string">
            <text:p>BoroczAdelbert@spambob.com</text:p>
          </table:table-cell>
          <table:table-cell office:value-type="string">
            <text:p>9/15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lia</text:p>
          </table:table-cell>
          <table:table-cell office:value-type="string">
            <text:p>Bermudez</text:p>
          </table:table-cell>
          <table:table-cell office:value-type="string">
            <text:p>JuliaCBermudez@pookmail.com</text:p>
          </table:table-cell>
          <table:table-cell office:value-type="string">
            <text:p>11/23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pót</text:p>
          </table:table-cell>
          <table:table-cell office:value-type="string">
            <text:p>Sánta</text:p>
          </table:table-cell>
          <table:table-cell office:value-type="string">
            <text:p>SantaLipot@trashymail.com</text:p>
          </table:table-cell>
          <table:table-cell office:value-type="string">
            <text:p>5/13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yalka</text:p>
          </table:table-cell>
          <table:table-cell office:value-type="string">
            <text:p>Bertha</text:p>
          </table:table-cell>
          <table:table-cell office:value-type="string">
            <text:p>BerthaAngyalka@pookmail.com</text:p>
          </table:table-cell>
          <table:table-cell office:value-type="string">
            <text:p>10/6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urány</text:p>
          </table:table-cell>
          <table:table-cell office:value-type="string">
            <text:p>Bencsik</text:p>
          </table:table-cell>
          <table:table-cell office:value-type="string">
            <text:p>BencsikSurany@mailinator.com</text:p>
          </table:table-cell>
          <table:table-cell office:value-type="string">
            <text:p>12/20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lian</text:p>
          </table:table-cell>
          <table:table-cell office:value-type="string">
            <text:p>Tyson</text:p>
          </table:table-cell>
          <table:table-cell office:value-type="string">
            <text:p>JulianTyson@pookmail.com</text:p>
          </table:table-cell>
          <table:table-cell office:value-type="string">
            <text:p>6/9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rlene</text:p>
          </table:table-cell>
          <table:table-cell office:value-type="string">
            <text:p>Atkins</text:p>
          </table:table-cell>
          <table:table-cell office:value-type="string">
            <text:p>ArleneWAtkins@mailinator.com</text:p>
          </table:table-cell>
          <table:table-cell office:value-type="string">
            <text:p>2/6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rison</text:p>
          </table:table-cell>
          <table:table-cell office:value-type="string">
            <text:p>Collicott</text:p>
          </table:table-cell>
          <table:table-cell office:value-type="string">
            <text:p>HarrisonCollicott@trashymail.com</text:p>
          </table:table-cell>
          <table:table-cell office:value-type="string">
            <text:p>6/30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Cunningham</text:p>
          </table:table-cell>
          <table:table-cell office:value-type="string">
            <text:p>JamesPCunningham@trashymail.com</text:p>
          </table:table-cell>
          <table:table-cell office:value-type="string">
            <text:p>7/3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elen</text:p>
          </table:table-cell>
          <table:table-cell office:value-type="string">
            <text:p>Mayfield</text:p>
          </table:table-cell>
          <table:table-cell office:value-type="string">
            <text:p>HelenDMayfield@spambob.com</text:p>
          </table:table-cell>
          <table:table-cell office:value-type="string">
            <text:p>10/11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éka</text:p>
          </table:table-cell>
          <table:table-cell office:value-type="string">
            <text:p>Petheö</text:p>
          </table:table-cell>
          <table:table-cell office:value-type="string">
            <text:p>PetheoReka@mailinator.com</text:p>
          </table:table-cell>
          <table:table-cell office:value-type="string">
            <text:p>10/19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drienn</text:p>
          </table:table-cell>
          <table:table-cell office:value-type="string">
            <text:p>Gábor</text:p>
          </table:table-cell>
          <table:table-cell office:value-type="string">
            <text:p>GaborAdrienn@dodgit.com</text:p>
          </table:table-cell>
          <table:table-cell office:value-type="string">
            <text:p>8/13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elipe</text:p>
          </table:table-cell>
          <table:table-cell office:value-type="string">
            <text:p>Noble</text:p>
          </table:table-cell>
          <table:table-cell office:value-type="string">
            <text:p>FelipePNoble@dodgit.com</text:p>
          </table:table-cell>
          <table:table-cell office:value-type="string">
            <text:p>5/31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tond</text:p>
          </table:table-cell>
          <table:table-cell office:value-type="string">
            <text:p>Bányay</text:p>
          </table:table-cell>
          <table:table-cell office:value-type="string">
            <text:p>BanyayBotond@trashymail.com</text:p>
          </table:table-cell>
          <table:table-cell office:value-type="string">
            <text:p>8/3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dson</text:p>
          </table:table-cell>
          <table:table-cell office:value-type="string">
            <text:p>Hentze</text:p>
          </table:table-cell>
          <table:table-cell office:value-type="string">
            <text:p>HudsonHentze@spambob.com</text:p>
          </table:table-cell>
          <table:table-cell office:value-type="string">
            <text:p>5/24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e</text:p>
          </table:table-cell>
          <table:table-cell office:value-type="string">
            <text:p>Saucedo</text:p>
          </table:table-cell>
          <table:table-cell office:value-type="string">
            <text:p>JoeSSaucedo@trashymail.com</text:p>
          </table:table-cell>
          <table:table-cell office:value-type="string">
            <text:p>6/29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Burgoyne</text:p>
          </table:table-cell>
          <table:table-cell office:value-type="string">
            <text:p>LucasBurgoyne@spambob.com</text:p>
          </table:table-cell>
          <table:table-cell office:value-type="string">
            <text:p>2/24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dison</text:p>
          </table:table-cell>
          <table:table-cell office:value-type="string">
            <text:p>Quong</text:p>
          </table:table-cell>
          <table:table-cell office:value-type="string">
            <text:p>MaddisonQuong@pookmail.com</text:p>
          </table:table-cell>
          <table:table-cell office:value-type="string">
            <text:p>7/6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nes</text:p>
          </table:table-cell>
          <table:table-cell office:value-type="string">
            <text:p>Takách</text:p>
          </table:table-cell>
          <table:table-cell office:value-type="string">
            <text:p>TakachDenes@mailinator.com</text:p>
          </table:table-cell>
          <table:table-cell office:value-type="string">
            <text:p>5/27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ward</text:p>
          </table:table-cell>
          <table:table-cell office:value-type="string">
            <text:p>Wilkins</text:p>
          </table:table-cell>
          <table:table-cell office:value-type="string">
            <text:p>EdwardWilkins@trashymail.com</text:p>
          </table:table-cell>
          <table:table-cell office:value-type="string">
            <text:p>7/7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Stanton</text:p>
          </table:table-cell>
          <table:table-cell office:value-type="string">
            <text:p>JohnFStanton@pookmail.com</text:p>
          </table:table-cell>
          <table:table-cell office:value-type="string">
            <text:p>5/10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ik</text:p>
          </table:table-cell>
          <table:table-cell office:value-type="string">
            <text:p>Simon</text:p>
          </table:table-cell>
          <table:table-cell office:value-type="string">
            <text:p>SimonErik@dodgit.com</text:p>
          </table:table-cell>
          <table:table-cell office:value-type="string">
            <text:p>3/16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an</text:p>
          </table:table-cell>
          <table:table-cell office:value-type="string">
            <text:p>Oakes</text:p>
          </table:table-cell>
          <table:table-cell office:value-type="string">
            <text:p>AidanOakes@spambob.com</text:p>
          </table:table-cell>
          <table:table-cell office:value-type="string">
            <text:p>2/13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d</text:p>
          </table:table-cell>
          <table:table-cell office:value-type="string">
            <text:p>Szakály</text:p>
          </table:table-cell>
          <table:table-cell office:value-type="string">
            <text:p>SzakalyKeled@trashymail.com</text:p>
          </table:table-cell>
          <table:table-cell office:value-type="string">
            <text:p>3/16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ford</text:p>
          </table:table-cell>
          <table:table-cell office:value-type="string">
            <text:p>Dilbeck</text:p>
          </table:table-cell>
          <table:table-cell office:value-type="string">
            <text:p>WilfordKDilbeck@mailinator.com</text:p>
          </table:table-cell>
          <table:table-cell office:value-type="string">
            <text:p>5/24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ire</text:p>
          </table:table-cell>
          <table:table-cell office:value-type="string">
            <text:p>Isabel</text:p>
          </table:table-cell>
          <table:table-cell office:value-type="string">
            <text:p>ClaireIsabel@mailinator.com</text:p>
          </table:table-cell>
          <table:table-cell office:value-type="string">
            <text:p>7/18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óra</text:p>
          </table:table-cell>
          <table:table-cell office:value-type="string">
            <text:p>Halász</text:p>
          </table:table-cell>
          <table:table-cell office:value-type="string">
            <text:p>HalaszNora@mailinator.com</text:p>
          </table:table-cell>
          <table:table-cell office:value-type="string">
            <text:p>10/31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ztián</text:p>
          </table:table-cell>
          <table:table-cell office:value-type="string">
            <text:p>Totth</text:p>
          </table:table-cell>
          <table:table-cell office:value-type="string">
            <text:p>TotthKrisztian@mailinator.com</text:p>
          </table:table-cell>
          <table:table-cell office:value-type="string">
            <text:p>1/30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rdan</text:p>
          </table:table-cell>
          <table:table-cell office:value-type="string">
            <text:p>Buckingham</text:p>
          </table:table-cell>
          <table:table-cell office:value-type="string">
            <text:p>JordanBuckingham@trashymail.com</text:p>
          </table:table-cell>
          <table:table-cell office:value-type="string">
            <text:p>12/3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loyd</text:p>
          </table:table-cell>
          <table:table-cell office:value-type="string">
            <text:p>Smith</text:p>
          </table:table-cell>
          <table:table-cell office:value-type="string">
            <text:p>FloydESmith@trashymail.com</text:p>
          </table:table-cell>
          <table:table-cell office:value-type="string">
            <text:p>2/11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ald</text:p>
          </table:table-cell>
          <table:table-cell office:value-type="string">
            <text:p>Allen</text:p>
          </table:table-cell>
          <table:table-cell office:value-type="string">
            <text:p>GeraldCAllen@mailinator.com</text:p>
          </table:table-cell>
          <table:table-cell office:value-type="string">
            <text:p>6/24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Sparks</text:p>
          </table:table-cell>
          <table:table-cell office:value-type="string">
            <text:p>NicholasSparks@trashymail.com</text:p>
          </table:table-cell>
          <table:table-cell office:value-type="string">
            <text:p>8/6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da</text:p>
          </table:table-cell>
          <table:table-cell office:value-type="string">
            <text:p>Szigethy</text:p>
          </table:table-cell>
          <table:table-cell office:value-type="string">
            <text:p>SzigethyKada@spambob.com</text:p>
          </table:table-cell>
          <table:table-cell office:value-type="string">
            <text:p>2/24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lika</text:p>
          </table:table-cell>
          <table:table-cell office:value-type="string">
            <text:p>Zsinkó</text:p>
          </table:table-cell>
          <table:table-cell office:value-type="string">
            <text:p>ZsinkoMalika@spambob.com</text:p>
          </table:table-cell>
          <table:table-cell office:value-type="string">
            <text:p>8/28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ie</text:p>
          </table:table-cell>
          <table:table-cell office:value-type="string">
            <text:p>Maldonado</text:p>
          </table:table-cell>
          <table:table-cell office:value-type="string">
            <text:p>AnnieMMaldonado@dodgit.com</text:p>
          </table:table-cell>
          <table:table-cell office:value-type="string">
            <text:p>3/15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nnie</text:p>
          </table:table-cell>
          <table:table-cell office:value-type="string">
            <text:p>Hill</text:p>
          </table:table-cell>
          <table:table-cell office:value-type="string">
            <text:p>LonnieDHill@trashymail.com</text:p>
          </table:table-cell>
          <table:table-cell office:value-type="string">
            <text:p>9/14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Berky</text:p>
          </table:table-cell>
          <table:table-cell office:value-type="string">
            <text:p>BerkyLaura@pookmail.com</text:p>
          </table:table-cell>
          <table:table-cell office:value-type="string">
            <text:p>11/23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ónika</text:p>
          </table:table-cell>
          <table:table-cell office:value-type="string">
            <text:p>Kádár</text:p>
          </table:table-cell>
          <table:table-cell office:value-type="string">
            <text:p>KadarMonika@mailinator.com</text:p>
          </table:table-cell>
          <table:table-cell office:value-type="string">
            <text:p>10/22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igitta</text:p>
          </table:table-cell>
          <table:table-cell office:value-type="string">
            <text:p>Thury</text:p>
          </table:table-cell>
          <table:table-cell office:value-type="string">
            <text:p>ThuryBrigitta@mailinator.com</text:p>
          </table:table-cell>
          <table:table-cell office:value-type="string">
            <text:p>11/23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Williams</text:p>
          </table:table-cell>
          <table:table-cell office:value-type="string">
            <text:p>JamesCWilliams@pookmail.com</text:p>
          </table:table-cell>
          <table:table-cell office:value-type="string">
            <text:p>2/27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cqueline</text:p>
          </table:table-cell>
          <table:table-cell office:value-type="string">
            <text:p>Bay</text:p>
          </table:table-cell>
          <table:table-cell office:value-type="string">
            <text:p>JacquelineJBay@spambob.com</text:p>
          </table:table-cell>
          <table:table-cell office:value-type="string">
            <text:p>8/11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ncy</text:p>
          </table:table-cell>
          <table:table-cell office:value-type="string">
            <text:p>Lee</text:p>
          </table:table-cell>
          <table:table-cell office:value-type="string">
            <text:p>NancyJLee@spambob.com</text:p>
          </table:table-cell>
          <table:table-cell office:value-type="string">
            <text:p>10/10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anley</text:p>
          </table:table-cell>
          <table:table-cell office:value-type="string">
            <text:p>Little</text:p>
          </table:table-cell>
          <table:table-cell office:value-type="string">
            <text:p>StanleySLittle@spambob.com</text:p>
          </table:table-cell>
          <table:table-cell office:value-type="string">
            <text:p>8/22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slie</text:p>
          </table:table-cell>
          <table:table-cell office:value-type="string">
            <text:p>Smith</text:p>
          </table:table-cell>
          <table:table-cell office:value-type="string">
            <text:p>LeslieKSmith@spambob.com</text:p>
          </table:table-cell>
          <table:table-cell office:value-type="string">
            <text:p>3/8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lla</text:p>
          </table:table-cell>
          <table:table-cell office:value-type="string">
            <text:p>Nemarluk</text:p>
          </table:table-cell>
          <table:table-cell office:value-type="string">
            <text:p>BellaNemarluk@spambob.com</text:p>
          </table:table-cell>
          <table:table-cell office:value-type="string">
            <text:p>1/9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y</text:p>
          </table:table-cell>
          <table:table-cell office:value-type="string">
            <text:p>Garrett</text:p>
          </table:table-cell>
          <table:table-cell office:value-type="string">
            <text:p>AndyDGarrett@pookmail.com</text:p>
          </table:table-cell>
          <table:table-cell office:value-type="string">
            <text:p>9/20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Fawkner</text:p>
          </table:table-cell>
          <table:table-cell office:value-type="string">
            <text:p>AmyFawkner@spambob.com</text:p>
          </table:table-cell>
          <table:table-cell office:value-type="string">
            <text:p>9/21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Cowie</text:p>
          </table:table-cell>
          <table:table-cell office:value-type="string">
            <text:p>CharlotteCowie@mailinator.com</text:p>
          </table:table-cell>
          <table:table-cell office:value-type="string">
            <text:p>2/17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Hutchison</text:p>
          </table:table-cell>
          <table:table-cell office:value-type="string">
            <text:p>ChristopherGHutchison@spambob.com</text:p>
          </table:table-cell>
          <table:table-cell office:value-type="string">
            <text:p>7/16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ároly</text:p>
          </table:table-cell>
          <table:table-cell office:value-type="string">
            <text:p>Czakó</text:p>
          </table:table-cell>
          <table:table-cell office:value-type="string">
            <text:p>CzakoKaroly@dodgit.com</text:p>
          </table:table-cell>
          <table:table-cell office:value-type="string">
            <text:p>10/28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en</text:p>
          </table:table-cell>
          <table:table-cell office:value-type="string">
            <text:p>Balls-Headley</text:p>
          </table:table-cell>
          <table:table-cell office:value-type="string">
            <text:p>EdenBalls-Headley@trashymail.com</text:p>
          </table:table-cell>
          <table:table-cell office:value-type="string">
            <text:p>6/28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ssica</text:p>
          </table:table-cell>
          <table:table-cell office:value-type="string">
            <text:p>Umbagai</text:p>
          </table:table-cell>
          <table:table-cell office:value-type="string">
            <text:p>JessicaUmbagai@pookmail.com</text:p>
          </table:table-cell>
          <table:table-cell office:value-type="string">
            <text:p>3/4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lma</text:p>
          </table:table-cell>
          <table:table-cell office:value-type="string">
            <text:p>Fenyvessy</text:p>
          </table:table-cell>
          <table:table-cell office:value-type="string">
            <text:p>FenyvessyDalma@pookmail.com</text:p>
          </table:table-cell>
          <table:table-cell office:value-type="string">
            <text:p>4/17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</text:p>
          </table:table-cell>
          <table:table-cell office:value-type="string">
            <text:p>Ruwolt</text:p>
          </table:table-cell>
          <table:table-cell office:value-type="string">
            <text:p>BenRuwolt@spambob.com</text:p>
          </table:table-cell>
          <table:table-cell office:value-type="string">
            <text:p>9/16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Anderson</text:p>
          </table:table-cell>
          <table:table-cell office:value-type="string">
            <text:p>ThomasCAnderson@pookmail.com</text:p>
          </table:table-cell>
          <table:table-cell office:value-type="string">
            <text:p>10/16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menes</text:p>
          </table:table-cell>
          <table:table-cell office:value-type="string">
            <text:p>Pál</text:p>
          </table:table-cell>
          <table:table-cell office:value-type="string">
            <text:p>PalKemenes@dodgit.com</text:p>
          </table:table-cell>
          <table:table-cell office:value-type="string">
            <text:p>1/30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va</text:p>
          </table:table-cell>
          <table:table-cell office:value-type="string">
            <text:p>Law</text:p>
          </table:table-cell>
          <table:table-cell office:value-type="string">
            <text:p>AvaLaw@pookmail.com</text:p>
          </table:table-cell>
          <table:table-cell office:value-type="string">
            <text:p>8/21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lán</text:p>
          </table:table-cell>
          <table:table-cell office:value-type="string">
            <text:p>Szalai</text:p>
          </table:table-cell>
          <table:table-cell office:value-type="string">
            <text:p>SzalaiMilan@pookmail.com</text:p>
          </table:table-cell>
          <table:table-cell office:value-type="string">
            <text:p>12/3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kacs</text:p>
          </table:table-cell>
          <table:table-cell office:value-type="string">
            <text:p>Seres</text:p>
          </table:table-cell>
          <table:table-cell office:value-type="string">
            <text:p>SeresLukacs@spambob.com</text:p>
          </table:table-cell>
          <table:table-cell office:value-type="string">
            <text:p>6/15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di</text:p>
          </table:table-cell>
          <table:table-cell office:value-type="string">
            <text:p>Bartha</text:p>
          </table:table-cell>
          <table:table-cell office:value-type="string">
            <text:p>BarthaBodi@spambob.com</text:p>
          </table:table-cell>
          <table:table-cell office:value-type="string">
            <text:p>12/25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y</text:p>
          </table:table-cell>
          <table:table-cell office:value-type="string">
            <text:p>Owens</text:p>
          </table:table-cell>
          <table:table-cell office:value-type="string">
            <text:p>LillyOwens@trashymail.com</text:p>
          </table:table-cell>
          <table:table-cell office:value-type="string">
            <text:p>12/5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mos</text:p>
          </table:table-cell>
          <table:table-cell office:value-type="string">
            <text:p>Csizmadia</text:p>
          </table:table-cell>
          <table:table-cell office:value-type="string">
            <text:p>CsizmadiaOrmos@mailinator.com</text:p>
          </table:table-cell>
          <table:table-cell office:value-type="string">
            <text:p>3/11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an</text:p>
          </table:table-cell>
          <table:table-cell office:value-type="string">
            <text:p>Citizen</text:p>
          </table:table-cell>
          <table:table-cell office:value-type="string">
            <text:p>JoanMCitizen@trashymail.com</text:p>
          </table:table-cell>
          <table:table-cell office:value-type="string">
            <text:p>3/23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yssa</text:p>
          </table:table-cell>
          <table:table-cell office:value-type="string">
            <text:p>Cockburn</text:p>
          </table:table-cell>
          <table:table-cell office:value-type="string">
            <text:p>AlyssaCockburn@trashymail.com</text:p>
          </table:table-cell>
          <table:table-cell office:value-type="string">
            <text:p>10/24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hary</text:p>
          </table:table-cell>
          <table:table-cell office:value-type="string">
            <text:p>Bourne</text:p>
          </table:table-cell>
          <table:table-cell office:value-type="string">
            <text:p>ZacharyBourne@mailinator.com</text:p>
          </table:table-cell>
          <table:table-cell office:value-type="string">
            <text:p>4/16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yörgy</text:p>
          </table:table-cell>
          <table:table-cell office:value-type="string">
            <text:p>Csizmadia</text:p>
          </table:table-cell>
          <table:table-cell office:value-type="string">
            <text:p>CsizmadiaGyorgy@mailinator.com</text:p>
          </table:table-cell>
          <table:table-cell office:value-type="string">
            <text:p>5/5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pencer</text:p>
          </table:table-cell>
          <table:table-cell office:value-type="string">
            <text:p>Bonney</text:p>
          </table:table-cell>
          <table:table-cell office:value-type="string">
            <text:p>SpencerBonney@pookmail.com</text:p>
          </table:table-cell>
          <table:table-cell office:value-type="string">
            <text:p>8/19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Murphy</text:p>
          </table:table-cell>
          <table:table-cell office:value-type="string">
            <text:p>ChristopherKMurphy@spambob.com</text:p>
          </table:table-cell>
          <table:table-cell office:value-type="string">
            <text:p>3/8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iper</text:p>
          </table:table-cell>
          <table:table-cell office:value-type="string">
            <text:p>Tarczynski</text:p>
          </table:table-cell>
          <table:table-cell office:value-type="string">
            <text:p>PiperTarczynski@mailinator.com</text:p>
          </table:table-cell>
          <table:table-cell office:value-type="string">
            <text:p>12/2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Fossey</text:p>
          </table:table-cell>
          <table:table-cell office:value-type="string">
            <text:p>JamesFossey@mailinator.com</text:p>
          </table:table-cell>
          <table:table-cell office:value-type="string">
            <text:p>3/24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sztrik</text:p>
          </table:table-cell>
          <table:table-cell office:value-type="string">
            <text:p>Herman</text:p>
          </table:table-cell>
          <table:table-cell office:value-type="string">
            <text:p>HermanAsztrik@trashymail.com</text:p>
          </table:table-cell>
          <table:table-cell office:value-type="string">
            <text:p>8/20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nnifer</text:p>
          </table:table-cell>
          <table:table-cell office:value-type="string">
            <text:p>Whitlow</text:p>
          </table:table-cell>
          <table:table-cell office:value-type="string">
            <text:p>JenniferHWhitlow@spambob.com</text:p>
          </table:table-cell>
          <table:table-cell office:value-type="string">
            <text:p>6/8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Rosevear</text:p>
          </table:table-cell>
          <table:table-cell office:value-type="string">
            <text:p>MarcusRosevear@trashymail.com</text:p>
          </table:table-cell>
          <table:table-cell office:value-type="string">
            <text:p>3/10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beth</text:p>
          </table:table-cell>
          <table:table-cell office:value-type="string">
            <text:p>Torres</text:p>
          </table:table-cell>
          <table:table-cell office:value-type="string">
            <text:p>ElizabethMTorres@dodgit.com</text:p>
          </table:table-cell>
          <table:table-cell office:value-type="string">
            <text:p>8/12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livér</text:p>
          </table:table-cell>
          <table:table-cell office:value-type="string">
            <text:p>Makai</text:p>
          </table:table-cell>
          <table:table-cell office:value-type="string">
            <text:p>MakaiOliver@dodgit.com</text:p>
          </table:table-cell>
          <table:table-cell office:value-type="string">
            <text:p>11/19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idney</text:p>
          </table:table-cell>
          <table:table-cell office:value-type="string">
            <text:p>Adkins</text:p>
          </table:table-cell>
          <table:table-cell office:value-type="string">
            <text:p>SidneyMAdkins@spambob.com</text:p>
          </table:table-cell>
          <table:table-cell office:value-type="string">
            <text:p>5/6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bony</text:p>
          </table:table-cell>
          <table:table-cell office:value-type="string">
            <text:p>Shepard</text:p>
          </table:table-cell>
          <table:table-cell office:value-type="string">
            <text:p>EbonyIShepard@dodgit.com</text:p>
          </table:table-cell>
          <table:table-cell office:value-type="string">
            <text:p>9/19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h</text:p>
          </table:table-cell>
          <table:table-cell office:value-type="string">
            <text:p>Lazar</text:p>
          </table:table-cell>
          <table:table-cell office:value-type="string">
            <text:p>SarahLazar@trashymail.com</text:p>
          </table:table-cell>
          <table:table-cell office:value-type="string">
            <text:p>12/7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McSharry</text:p>
          </table:table-cell>
          <table:table-cell office:value-type="string">
            <text:p>JosephMcSharry@mailinator.com</text:p>
          </table:table-cell>
          <table:table-cell office:value-type="string">
            <text:p>1/12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illy</text:p>
          </table:table-cell>
          <table:table-cell office:value-type="string">
            <text:p>Moore</text:p>
          </table:table-cell>
          <table:table-cell office:value-type="string">
            <text:p>BillyIMoore@mailinator.com</text:p>
          </table:table-cell>
          <table:table-cell office:value-type="string">
            <text:p>6/10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jmund</text:p>
          </table:table-cell>
          <table:table-cell office:value-type="string">
            <text:p>Györffi</text:p>
          </table:table-cell>
          <table:table-cell office:value-type="string">
            <text:p>GyorffiRajmund@mailinator.com</text:p>
          </table:table-cell>
          <table:table-cell office:value-type="string">
            <text:p>3/12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en</text:p>
          </table:table-cell>
          <table:table-cell office:value-type="string">
            <text:p>Cook</text:p>
          </table:table-cell>
          <table:table-cell office:value-type="string">
            <text:p>KarenDCook@dodgit.com</text:p>
          </table:table-cell>
          <table:table-cell office:value-type="string">
            <text:p>4/3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Blair</text:p>
          </table:table-cell>
          <table:table-cell office:value-type="string">
            <text:p>JohnCBlair@pookmail.com</text:p>
          </table:table-cell>
          <table:table-cell office:value-type="string">
            <text:p>9/15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nyhért</text:p>
          </table:table-cell>
          <table:table-cell office:value-type="string">
            <text:p>Vég</text:p>
          </table:table-cell>
          <table:table-cell office:value-type="string">
            <text:p>VegMenyhert@dodgit.com</text:p>
          </table:table-cell>
          <table:table-cell office:value-type="string">
            <text:p>2/19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ianna</text:p>
          </table:table-cell>
          <table:table-cell office:value-type="string">
            <text:p>Mawby</text:p>
          </table:table-cell>
          <table:table-cell office:value-type="string">
            <text:p>BriannaMawby@spambob.com</text:p>
          </table:table-cell>
          <table:table-cell office:value-type="string">
            <text:p>4/24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Tomlinson</text:p>
          </table:table-cell>
          <table:table-cell office:value-type="string">
            <text:p>GeorgeATomlinson@pookmail.com</text:p>
          </table:table-cell>
          <table:table-cell office:value-type="string">
            <text:p>1/25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kye</text:p>
          </table:table-cell>
          <table:table-cell office:value-type="string">
            <text:p>Monk</text:p>
          </table:table-cell>
          <table:table-cell office:value-type="string">
            <text:p>SkyeMonk@trashymail.com</text:p>
          </table:table-cell>
          <table:table-cell office:value-type="string">
            <text:p>6/28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zsef</text:p>
          </table:table-cell>
          <table:table-cell office:value-type="string">
            <text:p>Vigh</text:p>
          </table:table-cell>
          <table:table-cell office:value-type="string">
            <text:p>VighJozsef@pookmail.com</text:p>
          </table:table-cell>
          <table:table-cell office:value-type="string">
            <text:p>6/1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Rangel</text:p>
          </table:table-cell>
          <table:table-cell office:value-type="string">
            <text:p>BettyTRangel@mailinator.com</text:p>
          </table:table-cell>
          <table:table-cell office:value-type="string">
            <text:p>4/22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stin</text:p>
          </table:table-cell>
          <table:table-cell office:value-type="string">
            <text:p>Garner</text:p>
          </table:table-cell>
          <table:table-cell office:value-type="string">
            <text:p>JustinTGarner@trashymail.com</text:p>
          </table:table-cell>
          <table:table-cell office:value-type="string">
            <text:p>12/3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bony</text:p>
          </table:table-cell>
          <table:table-cell office:value-type="string">
            <text:p>Goll</text:p>
          </table:table-cell>
          <table:table-cell office:value-type="string">
            <text:p>EbonyGoll@spambob.com</text:p>
          </table:table-cell>
          <table:table-cell office:value-type="string">
            <text:p>10/24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ncoln</text:p>
          </table:table-cell>
          <table:table-cell office:value-type="string">
            <text:p>Agnes</text:p>
          </table:table-cell>
          <table:table-cell office:value-type="string">
            <text:p>LincolnAgnes@spambob.com</text:p>
          </table:table-cell>
          <table:table-cell office:value-type="string">
            <text:p>5/21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ckie</text:p>
          </table:table-cell>
          <table:table-cell office:value-type="string">
            <text:p>Kuehn</text:p>
          </table:table-cell>
          <table:table-cell office:value-type="string">
            <text:p>JackieJKuehn@mailinator.com</text:p>
          </table:table-cell>
          <table:table-cell office:value-type="string">
            <text:p>6/24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Haddock</text:p>
          </table:table-cell>
          <table:table-cell office:value-type="string">
            <text:p>JamesJHaddock@pookmail.com</text:p>
          </table:table-cell>
          <table:table-cell office:value-type="string">
            <text:p>4/23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Gilbert</text:p>
          </table:table-cell>
          <table:table-cell office:value-type="string">
            <text:p>MaryKGilbert@pookmail.com</text:p>
          </table:table-cell>
          <table:table-cell office:value-type="string">
            <text:p>6/7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Izsak</text:p>
          </table:table-cell>
          <table:table-cell office:value-type="string">
            <text:p>Zsinka</text:p>
          </table:table-cell>
          <table:table-cell office:value-type="string">
            <text:p>ZsinkaIzsak@trashymail.com</text:p>
          </table:table-cell>
          <table:table-cell office:value-type="string">
            <text:p>8/21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go</text:p>
          </table:table-cell>
          <table:table-cell office:value-type="string">
            <text:p>Tout</text:p>
          </table:table-cell>
          <table:table-cell office:value-type="string">
            <text:p>HugoTout@trashymail.com</text:p>
          </table:table-cell>
          <table:table-cell office:value-type="string">
            <text:p>11/16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i</text:p>
          </table:table-cell>
          <table:table-cell office:value-type="string">
            <text:p>Emma</text:p>
          </table:table-cell>
          <table:table-cell office:value-type="string">
            <text:p>JaiEmma@spambob.com</text:p>
          </table:table-cell>
          <table:table-cell office:value-type="string">
            <text:p>12/6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lman</text:p>
          </table:table-cell>
          <table:table-cell office:value-type="string">
            <text:p>Balla</text:p>
          </table:table-cell>
          <table:table-cell office:value-type="string">
            <text:p>BallaKalman@spambob.com</text:p>
          </table:table-cell>
          <table:table-cell office:value-type="string">
            <text:p>1/3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rja</text:p>
          </table:table-cell>
          <table:table-cell office:value-type="string">
            <text:p>Deen</text:p>
          </table:table-cell>
          <table:table-cell office:value-type="string">
            <text:p>JorjaDeen@mailinator.com</text:p>
          </table:table-cell>
          <table:table-cell office:value-type="string">
            <text:p>6/20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ck</text:p>
          </table:table-cell>
          <table:table-cell office:value-type="string">
            <text:p>Eskridge</text:p>
          </table:table-cell>
          <table:table-cell office:value-type="string">
            <text:p>MackPEskridge@trashymail.com</text:p>
          </table:table-cell>
          <table:table-cell office:value-type="string">
            <text:p>8/8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clyn</text:p>
          </table:table-cell>
          <table:table-cell office:value-type="string">
            <text:p>Smith</text:p>
          </table:table-cell>
          <table:table-cell office:value-type="string">
            <text:p>JaclynWSmith@dodgit.com</text:p>
          </table:table-cell>
          <table:table-cell office:value-type="string">
            <text:p>11/5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y</text:p>
          </table:table-cell>
          <table:table-cell office:value-type="string">
            <text:p>Thompson</text:p>
          </table:table-cell>
          <table:table-cell office:value-type="string">
            <text:p>GayJThompson@dodgit.com</text:p>
          </table:table-cell>
          <table:table-cell office:value-type="string">
            <text:p>11/16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ffrey</text:p>
          </table:table-cell>
          <table:table-cell office:value-type="string">
            <text:p>Pfeiffer</text:p>
          </table:table-cell>
          <table:table-cell office:value-type="string">
            <text:p>JeffreyEPfeiffer@pookmail.com</text:p>
          </table:table-cell>
          <table:table-cell office:value-type="string">
            <text:p>10/19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tof</text:p>
          </table:table-cell>
          <table:table-cell office:value-type="string">
            <text:p>Sós</text:p>
          </table:table-cell>
          <table:table-cell office:value-type="string">
            <text:p>SosKristof@trashymail.com</text:p>
          </table:table-cell>
          <table:table-cell office:value-type="string">
            <text:p>9/18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ey</text:p>
          </table:table-cell>
          <table:table-cell office:value-type="string">
            <text:p>Gratwick</text:p>
          </table:table-cell>
          <table:table-cell office:value-type="string">
            <text:p>AbbeyGratwick@mailinator.com</text:p>
          </table:table-cell>
          <table:table-cell office:value-type="string">
            <text:p>10/15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ng</text:p>
          </table:table-cell>
          <table:table-cell office:value-type="string">
            <text:p>Bellamy</text:p>
          </table:table-cell>
          <table:table-cell office:value-type="string">
            <text:p>JungJBellamy@mailinator.com</text:p>
          </table:table-cell>
          <table:table-cell office:value-type="string">
            <text:p>5/9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</text:p>
          </table:table-cell>
          <table:table-cell office:value-type="string">
            <text:p>Burton</text:p>
          </table:table-cell>
          <table:table-cell office:value-type="string">
            <text:p>ZacBurton@spambob.com</text:p>
          </table:table-cell>
          <table:table-cell office:value-type="string">
            <text:p>12/25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da</text:p>
          </table:table-cell>
          <table:table-cell office:value-type="string">
            <text:p>Lőrincz</text:p>
          </table:table-cell>
          <table:table-cell office:value-type="string">
            <text:p>LorinczKada@dodgit.com</text:p>
          </table:table-cell>
          <table:table-cell office:value-type="string">
            <text:p>9/10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ia</text:p>
          </table:table-cell>
          <table:table-cell office:value-type="string">
            <text:p>Spowers</text:p>
          </table:table-cell>
          <table:table-cell office:value-type="string">
            <text:p>AliciaSpowers@spambob.com</text:p>
          </table:table-cell>
          <table:table-cell office:value-type="string">
            <text:p>3/8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Owsley</text:p>
          </table:table-cell>
          <table:table-cell office:value-type="string">
            <text:p>JosephKOwsley@trashymail.com</text:p>
          </table:table-cell>
          <table:table-cell office:value-type="string">
            <text:p>10/7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athan</text:p>
          </table:table-cell>
          <table:table-cell office:value-type="string">
            <text:p>Harrison</text:p>
          </table:table-cell>
          <table:table-cell office:value-type="string">
            <text:p>JohnathanJHarrison@mailinator.com</text:p>
          </table:table-cell>
          <table:table-cell office:value-type="string">
            <text:p>10/14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nátó</text:p>
          </table:table-cell>
          <table:table-cell office:value-type="string">
            <text:p>Szép</text:p>
          </table:table-cell>
          <table:table-cell office:value-type="string">
            <text:p>SzepRenato@mailinator.com</text:p>
          </table:table-cell>
          <table:table-cell office:value-type="string">
            <text:p>6/1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a</text:p>
          </table:table-cell>
          <table:table-cell office:value-type="string">
            <text:p>Hibbard</text:p>
          </table:table-cell>
          <table:table-cell office:value-type="string">
            <text:p>AngelaDHibbard@spambob.com</text:p>
          </table:table-cell>
          <table:table-cell office:value-type="string">
            <text:p>9/1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iper</text:p>
          </table:table-cell>
          <table:table-cell office:value-type="string">
            <text:p>Colls</text:p>
          </table:table-cell>
          <table:table-cell office:value-type="string">
            <text:p>PiperColls@spambob.com</text:p>
          </table:table-cell>
          <table:table-cell office:value-type="string">
            <text:p>2/1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yalka</text:p>
          </table:table-cell>
          <table:table-cell office:value-type="string">
            <text:p>Erdey</text:p>
          </table:table-cell>
          <table:table-cell office:value-type="string">
            <text:p>ErdeyAngyalka@spambob.com</text:p>
          </table:table-cell>
          <table:table-cell office:value-type="string">
            <text:p>8/27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dit</text:p>
          </table:table-cell>
          <table:table-cell office:value-type="string">
            <text:p>Márton</text:p>
          </table:table-cell>
          <table:table-cell office:value-type="string">
            <text:p>MartonJudit@spambob.com</text:p>
          </table:table-cell>
          <table:table-cell office:value-type="string">
            <text:p>11/13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bert</text:p>
          </table:table-cell>
          <table:table-cell office:value-type="string">
            <text:p>Quintanilla</text:p>
          </table:table-cell>
          <table:table-cell office:value-type="string">
            <text:p>AlbertMQuintanilla@mailinator.com</text:p>
          </table:table-cell>
          <table:table-cell office:value-type="string">
            <text:p>2/2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shley</text:p>
          </table:table-cell>
          <table:table-cell office:value-type="string">
            <text:p>Gardiner</text:p>
          </table:table-cell>
          <table:table-cell office:value-type="string">
            <text:p>AshleyGardiner@trashymail.com</text:p>
          </table:table-cell>
          <table:table-cell office:value-type="string">
            <text:p>8/12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rri</text:p>
          </table:table-cell>
          <table:table-cell office:value-type="string">
            <text:p>Egan</text:p>
          </table:table-cell>
          <table:table-cell office:value-type="string">
            <text:p>SherriEEgan@spambob.com</text:p>
          </table:table-cell>
          <table:table-cell office:value-type="string">
            <text:p>3/4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chelle</text:p>
          </table:table-cell>
          <table:table-cell office:value-type="string">
            <text:p>Iglesias</text:p>
          </table:table-cell>
          <table:table-cell office:value-type="string">
            <text:p>MechelleCIglesias@trashymail.com</text:p>
          </table:table-cell>
          <table:table-cell office:value-type="string">
            <text:p>9/11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nathan</text:p>
          </table:table-cell>
          <table:table-cell office:value-type="string">
            <text:p>Stephenson</text:p>
          </table:table-cell>
          <table:table-cell office:value-type="string">
            <text:p>JonathanStephenson@dodgit.com</text:p>
          </table:table-cell>
          <table:table-cell office:value-type="string">
            <text:p>8/9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enry</text:p>
          </table:table-cell>
          <table:table-cell office:value-type="string">
            <text:p>Post</text:p>
          </table:table-cell>
          <table:table-cell office:value-type="string">
            <text:p>HenryPost@dodgit.com</text:p>
          </table:table-cell>
          <table:table-cell office:value-type="string">
            <text:p>5/1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ke</text:p>
          </table:table-cell>
          <table:table-cell office:value-type="string">
            <text:p>Bridges</text:p>
          </table:table-cell>
          <table:table-cell office:value-type="string">
            <text:p>JakeBridges@trashymail.com</text:p>
          </table:table-cell>
          <table:table-cell office:value-type="string">
            <text:p>4/13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ncoln</text:p>
          </table:table-cell>
          <table:table-cell office:value-type="string">
            <text:p>Carr-Boyd</text:p>
          </table:table-cell>
          <table:table-cell office:value-type="string">
            <text:p>LincolnCarr-Boyd@spambob.com</text:p>
          </table:table-cell>
          <table:table-cell office:value-type="string">
            <text:p>4/19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brielle</text:p>
          </table:table-cell>
          <table:table-cell office:value-type="string">
            <text:p>Hicks</text:p>
          </table:table-cell>
          <table:table-cell office:value-type="string">
            <text:p>GabrielleMHicks@mailinator.com</text:p>
          </table:table-cell>
          <table:table-cell office:value-type="string">
            <text:p>6/27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Hughes</text:p>
          </table:table-cell>
          <table:table-cell office:value-type="string">
            <text:p>JamesSHughes@dodgit.com</text:p>
          </table:table-cell>
          <table:table-cell office:value-type="string">
            <text:p>12/30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ayden</text:p>
          </table:table-cell>
          <table:table-cell office:value-type="string">
            <text:p>Jull</text:p>
          </table:table-cell>
          <table:table-cell office:value-type="string">
            <text:p>BraydenJull@mailinator.com</text:p>
          </table:table-cell>
          <table:table-cell office:value-type="string">
            <text:p>1/22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Walker</text:p>
          </table:table-cell>
          <table:table-cell office:value-type="string">
            <text:p>JohnPWalker@mailinator.com</text:p>
          </table:table-cell>
          <table:table-cell office:value-type="string">
            <text:p>9/14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ianka</text:p>
          </table:table-cell>
          <table:table-cell office:value-type="string">
            <text:p>Lévay</text:p>
          </table:table-cell>
          <table:table-cell office:value-type="string">
            <text:p>LevayBianka@trashymail.com</text:p>
          </table:table-cell>
          <table:table-cell office:value-type="string">
            <text:p>6/22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Ágnes</text:p>
          </table:table-cell>
          <table:table-cell office:value-type="string">
            <text:p>Földy</text:p>
          </table:table-cell>
          <table:table-cell office:value-type="string">
            <text:p>FoldyAgnes@mailinator.com</text:p>
          </table:table-cell>
          <table:table-cell office:value-type="string">
            <text:p>7/25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alva</text:p>
          </table:table-cell>
          <table:table-cell office:value-type="string">
            <text:p>Clay</text:p>
          </table:table-cell>
          <table:table-cell office:value-type="string">
            <text:p>RosalvaEClay@trashymail.com</text:p>
          </table:table-cell>
          <table:table-cell office:value-type="string">
            <text:p>11/16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a</text:p>
          </table:table-cell>
          <table:table-cell office:value-type="string">
            <text:p>Máté</text:p>
          </table:table-cell>
          <table:table-cell office:value-type="string">
            <text:p>MateGara@dodgit.com</text:p>
          </table:table-cell>
          <table:table-cell office:value-type="string">
            <text:p>5/11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ed</text:p>
          </table:table-cell>
          <table:table-cell office:value-type="string">
            <text:p>Knox</text:p>
          </table:table-cell>
          <table:table-cell office:value-type="string">
            <text:p>NedSKnox@spambob.com</text:p>
          </table:table-cell>
          <table:table-cell office:value-type="string">
            <text:p>4/20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livia</text:p>
          </table:table-cell>
          <table:table-cell office:value-type="string">
            <text:p>Saunders</text:p>
          </table:table-cell>
          <table:table-cell office:value-type="string">
            <text:p>OliviaSaunders@trashymail.com</text:p>
          </table:table-cell>
          <table:table-cell office:value-type="string">
            <text:p>5/2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land</text:p>
          </table:table-cell>
          <table:table-cell office:value-type="string">
            <text:p>Beck</text:p>
          </table:table-cell>
          <table:table-cell office:value-type="string">
            <text:p>RolandJBeck@dodgit.com</text:p>
          </table:table-cell>
          <table:table-cell office:value-type="string">
            <text:p>6/29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zigane</text:p>
          </table:table-cell>
          <table:table-cell office:value-type="string">
            <text:p>Bolla</text:p>
          </table:table-cell>
          <table:table-cell office:value-type="string">
            <text:p>BollaTzigane@dodgit.com</text:p>
          </table:table-cell>
          <table:table-cell office:value-type="string">
            <text:p>9/3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acska</text:p>
          </table:table-cell>
          <table:table-cell office:value-type="string">
            <text:p>Majer</text:p>
          </table:table-cell>
          <table:table-cell office:value-type="string">
            <text:p>MajerEvacska@dodgit.com</text:p>
          </table:table-cell>
          <table:table-cell office:value-type="string">
            <text:p>2/6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nee</text:p>
          </table:table-cell>
          <table:table-cell office:value-type="string">
            <text:p>Lowe</text:p>
          </table:table-cell>
          <table:table-cell office:value-type="string">
            <text:p>ReneePLowe@dodgit.com</text:p>
          </table:table-cell>
          <table:table-cell office:value-type="string">
            <text:p>9/7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briella</text:p>
          </table:table-cell>
          <table:table-cell office:value-type="string">
            <text:p>Longworth</text:p>
          </table:table-cell>
          <table:table-cell office:value-type="string">
            <text:p>GabriellaLongworth@spambob.com</text:p>
          </table:table-cell>
          <table:table-cell office:value-type="string">
            <text:p>8/25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e</text:p>
          </table:table-cell>
          <table:table-cell office:value-type="string">
            <text:p>Albert</text:p>
          </table:table-cell>
          <table:table-cell office:value-type="string">
            <text:p>SophieAlbert@spambob.com</text:p>
          </table:table-cell>
          <table:table-cell office:value-type="string">
            <text:p>10/15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scoe</text:p>
          </table:table-cell>
          <table:table-cell office:value-type="string">
            <text:p>Taylor</text:p>
          </table:table-cell>
          <table:table-cell office:value-type="string">
            <text:p>RoscoeJTaylor@pookmail.com</text:p>
          </table:table-cell>
          <table:table-cell office:value-type="string">
            <text:p>7/19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Workman</text:p>
          </table:table-cell>
          <table:table-cell office:value-type="string">
            <text:p>CharlesAWorkman@trashymail.com</text:p>
          </table:table-cell>
          <table:table-cell office:value-type="string">
            <text:p>4/24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los</text:p>
          </table:table-cell>
          <table:table-cell office:value-type="string">
            <text:p>Csorba</text:p>
          </table:table-cell>
          <table:table-cell office:value-type="string">
            <text:p>CsorbaKolos@spambob.com</text:p>
          </table:table-cell>
          <table:table-cell office:value-type="string">
            <text:p>3/17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igana</text:p>
          </table:table-cell>
          <table:table-cell office:value-type="string">
            <text:p>Wagner</text:p>
          </table:table-cell>
          <table:table-cell office:value-type="string">
            <text:p>WagnerZigana@trashymail.com</text:p>
          </table:table-cell>
          <table:table-cell office:value-type="string">
            <text:p>4/15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ynn</text:p>
          </table:table-cell>
          <table:table-cell office:value-type="string">
            <text:p>Gustafson</text:p>
          </table:table-cell>
          <table:table-cell office:value-type="string">
            <text:p>LynnAGustafson@spambob.com</text:p>
          </table:table-cell>
          <table:table-cell office:value-type="string">
            <text:p>5/10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eke</text:p>
          </table:table-cell>
          <table:table-cell office:value-type="string">
            <text:p>Thimár</text:p>
          </table:table-cell>
          <table:table-cell office:value-type="string">
            <text:p>ThimarCseke@spambob.com</text:p>
          </table:table-cell>
          <table:table-cell office:value-type="string">
            <text:p>7/30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Gerstaecker</text:p>
          </table:table-cell>
          <table:table-cell office:value-type="string">
            <text:p>JacobGerstaecker@pookmail.com</text:p>
          </table:table-cell>
          <table:table-cell office:value-type="string">
            <text:p>10/8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berly</text:p>
          </table:table-cell>
          <table:table-cell office:value-type="string">
            <text:p>Harper</text:p>
          </table:table-cell>
          <table:table-cell office:value-type="string">
            <text:p>KimberlyLHarper@spambob.com</text:p>
          </table:table-cell>
          <table:table-cell office:value-type="string">
            <text:p>10/17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j</text:p>
          </table:table-cell>
          <table:table-cell office:value-type="string">
            <text:p>Wrixon</text:p>
          </table:table-cell>
          <table:table-cell office:value-type="string">
            <text:p>TajWrixon@mailinator.com</text:p>
          </table:table-cell>
          <table:table-cell office:value-type="string">
            <text:p>6/1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nold</text:p>
          </table:table-cell>
          <table:table-cell office:value-type="string">
            <text:p>Schmid</text:p>
          </table:table-cell>
          <table:table-cell office:value-type="string">
            <text:p>SchmidArnold@mailinator.com</text:p>
          </table:table-cell>
          <table:table-cell office:value-type="string">
            <text:p>8/28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rystal</text:p>
          </table:table-cell>
          <table:table-cell office:value-type="string">
            <text:p>Hulett</text:p>
          </table:table-cell>
          <table:table-cell office:value-type="string">
            <text:p>CrystalVHulett@trashymail.com</text:p>
          </table:table-cell>
          <table:table-cell office:value-type="string">
            <text:p>4/29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lph</text:p>
          </table:table-cell>
          <table:table-cell office:value-type="string">
            <text:p>McCray</text:p>
          </table:table-cell>
          <table:table-cell office:value-type="string">
            <text:p>RalphPMcCray@dodgit.com</text:p>
          </table:table-cell>
          <table:table-cell office:value-type="string">
            <text:p>10/4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Wheare</text:p>
          </table:table-cell>
          <table:table-cell office:value-type="string">
            <text:p>JosephWheare@pookmail.com</text:p>
          </table:table-cell>
          <table:table-cell office:value-type="string">
            <text:p>9/19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h</text:p>
          </table:table-cell>
          <table:table-cell office:value-type="string">
            <text:p>Dunshea</text:p>
          </table:table-cell>
          <table:table-cell office:value-type="string">
            <text:p>TaylahDunshea@spambob.com</text:p>
          </table:table-cell>
          <table:table-cell office:value-type="string">
            <text:p>10/30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an</text:p>
          </table:table-cell>
          <table:table-cell office:value-type="string">
            <text:p>Lawrence</text:p>
          </table:table-cell>
          <table:table-cell office:value-type="string">
            <text:p>JoanCLawrence@spambob.com</text:p>
          </table:table-cell>
          <table:table-cell office:value-type="string">
            <text:p>5/29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en</text:p>
          </table:table-cell>
          <table:table-cell office:value-type="string">
            <text:p>Behrend</text:p>
          </table:table-cell>
          <table:table-cell office:value-type="string">
            <text:p>LaurenBehrend@spambob.com</text:p>
          </table:table-cell>
          <table:table-cell office:value-type="string">
            <text:p>8/2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Bergeron</text:p>
          </table:table-cell>
          <table:table-cell office:value-type="string">
            <text:p>ChristopherSBergeron@mailinator.com</text:p>
          </table:table-cell>
          <table:table-cell office:value-type="string">
            <text:p>12/2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eodore</text:p>
          </table:table-cell>
          <table:table-cell office:value-type="string">
            <text:p>Keith</text:p>
          </table:table-cell>
          <table:table-cell office:value-type="string">
            <text:p>TheodoreCKeith@trashymail.com</text:p>
          </table:table-cell>
          <table:table-cell office:value-type="string">
            <text:p>4/14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mmy</text:p>
          </table:table-cell>
          <table:table-cell office:value-type="string">
            <text:p>Miles</text:p>
          </table:table-cell>
          <table:table-cell office:value-type="string">
            <text:p>TommyVMiles@spambob.com</text:p>
          </table:table-cell>
          <table:table-cell office:value-type="string">
            <text:p>12/2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Douglas</text:p>
          </table:table-cell>
          <table:table-cell office:value-type="string">
            <text:p>RichardJDouglas@pookmail.com</text:p>
          </table:table-cell>
          <table:table-cell office:value-type="string">
            <text:p>11/1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gie</text:p>
          </table:table-cell>
          <table:table-cell office:value-type="string">
            <text:p>Rózsa</text:p>
          </table:table-cell>
          <table:table-cell office:value-type="string">
            <text:p>RozsaAggie@pookmail.com</text:p>
          </table:table-cell>
          <table:table-cell office:value-type="string">
            <text:p>10/14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rginia</text:p>
          </table:table-cell>
          <table:table-cell office:value-type="string">
            <text:p>Coon</text:p>
          </table:table-cell>
          <table:table-cell office:value-type="string">
            <text:p>VirginiaBCoon@dodgit.com</text:p>
          </table:table-cell>
          <table:table-cell office:value-type="string">
            <text:p>3/2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</text:p>
          </table:table-cell>
          <table:table-cell office:value-type="string">
            <text:p>Grosse</text:p>
          </table:table-cell>
          <table:table-cell office:value-type="string">
            <text:p>IsabelGrosse@spambob.com</text:p>
          </table:table-cell>
          <table:table-cell office:value-type="string">
            <text:p>5/21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Knipe</text:p>
          </table:table-cell>
          <table:table-cell office:value-type="string">
            <text:p>TylerKnipe@spambob.com</text:p>
          </table:table-cell>
          <table:table-cell office:value-type="string">
            <text:p>3/8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Navarro</text:p>
          </table:table-cell>
          <table:table-cell office:value-type="string">
            <text:p>ChristopherANavarro@spambob.com</text:p>
          </table:table-cell>
          <table:table-cell office:value-type="string">
            <text:p>11/24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by</text:p>
          </table:table-cell>
          <table:table-cell office:value-type="string">
            <text:p>Selleck</text:p>
          </table:table-cell>
          <table:table-cell office:value-type="string">
            <text:p>TobySelleck@mailinator.com</text:p>
          </table:table-cell>
          <table:table-cell office:value-type="string">
            <text:p>1/18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ilveszter</text:p>
          </table:table-cell>
          <table:table-cell office:value-type="string">
            <text:p>Baán</text:p>
          </table:table-cell>
          <table:table-cell office:value-type="string">
            <text:p>BaanSzilveszter@spambob.com</text:p>
          </table:table-cell>
          <table:table-cell office:value-type="string">
            <text:p>12/16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Wendy</text:p>
          </table:table-cell>
          <table:table-cell office:value-type="string">
            <text:p>Samuel</text:p>
          </table:table-cell>
          <table:table-cell office:value-type="string">
            <text:p>WendyTSamuel@dodgit.com</text:p>
          </table:table-cell>
          <table:table-cell office:value-type="string">
            <text:p>2/17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lcsi</text:p>
          </table:table-cell>
          <table:table-cell office:value-type="string">
            <text:p>Bakó</text:p>
          </table:table-cell>
          <table:table-cell office:value-type="string">
            <text:p>BakoMalcsi@dodgit.com</text:p>
          </table:table-cell>
          <table:table-cell office:value-type="string">
            <text:p>6/22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ienna</text:p>
          </table:table-cell>
          <table:table-cell office:value-type="string">
            <text:p>Buntine</text:p>
          </table:table-cell>
          <table:table-cell office:value-type="string">
            <text:p>SiennaBuntine@spambob.com</text:p>
          </table:table-cell>
          <table:table-cell office:value-type="string">
            <text:p>8/15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ára</text:p>
          </table:table-cell>
          <table:table-cell office:value-type="string">
            <text:p>Tolnay</text:p>
          </table:table-cell>
          <table:table-cell office:value-type="string">
            <text:p>TolnaySara@spambob.com</text:p>
          </table:table-cell>
          <table:table-cell office:value-type="string">
            <text:p>6/13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an</text:p>
          </table:table-cell>
          <table:table-cell office:value-type="string">
            <text:p>Weaver</text:p>
          </table:table-cell>
          <table:table-cell office:value-type="string">
            <text:p>RyanWeaver@pookmail.com</text:p>
          </table:table-cell>
          <table:table-cell office:value-type="string">
            <text:p>6/22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rag</text:p>
          </table:table-cell>
          <table:table-cell office:value-type="string">
            <text:p>Bagi</text:p>
          </table:table-cell>
          <table:table-cell office:value-type="string">
            <text:p>BagiVirag@spambob.com</text:p>
          </table:table-cell>
          <table:table-cell office:value-type="string">
            <text:p>3/16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ayk</text:p>
          </table:table-cell>
          <table:table-cell office:value-type="string">
            <text:p>Ságy</text:p>
          </table:table-cell>
          <table:table-cell office:value-type="string">
            <text:p>SagyVayk@trashymail.com</text:p>
          </table:table-cell>
          <table:table-cell office:value-type="string">
            <text:p>3/11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anna</text:p>
          </table:table-cell>
          <table:table-cell office:value-type="string">
            <text:p>Ralston</text:p>
          </table:table-cell>
          <table:table-cell office:value-type="string">
            <text:p>RosannaCRalston@mailinator.com</text:p>
          </table:table-cell>
          <table:table-cell office:value-type="string">
            <text:p>3/16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loyd</text:p>
          </table:table-cell>
          <table:table-cell office:value-type="string">
            <text:p>Swain</text:p>
          </table:table-cell>
          <table:table-cell office:value-type="string">
            <text:p>FloydSSwain@spambob.com</text:p>
          </table:table-cell>
          <table:table-cell office:value-type="string">
            <text:p>10/2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iusz</text:p>
          </table:table-cell>
          <table:table-cell office:value-type="string">
            <text:p>Rác</text:p>
          </table:table-cell>
          <table:table-cell office:value-type="string">
            <text:p>RacPiusz@mailinator.com</text:p>
          </table:table-cell>
          <table:table-cell office:value-type="string">
            <text:p>7/8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chel</text:p>
          </table:table-cell>
          <table:table-cell office:value-type="string">
            <text:p>Edmund</text:p>
          </table:table-cell>
          <table:table-cell office:value-type="string">
            <text:p>RachelEdmund@dodgit.com</text:p>
          </table:table-cell>
          <table:table-cell office:value-type="string">
            <text:p>8/29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ianka</text:p>
          </table:table-cell>
          <table:table-cell office:value-type="string">
            <text:p>Sári</text:p>
          </table:table-cell>
          <table:table-cell office:value-type="string">
            <text:p>SariBianka@pookmail.com</text:p>
          </table:table-cell>
          <table:table-cell office:value-type="string">
            <text:p>5/7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uby</text:p>
          </table:table-cell>
          <table:table-cell office:value-type="string">
            <text:p>Wagstaff</text:p>
          </table:table-cell>
          <table:table-cell office:value-type="string">
            <text:p>RubyWagstaff@trashymail.com</text:p>
          </table:table-cell>
          <table:table-cell office:value-type="string">
            <text:p>8/7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Haydon</text:p>
          </table:table-cell>
          <table:table-cell office:value-type="string">
            <text:p>DavidHaydon@trashymail.com</text:p>
          </table:table-cell>
          <table:table-cell office:value-type="string">
            <text:p>10/27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Hanlon</text:p>
          </table:table-cell>
          <table:table-cell office:value-type="string">
            <text:p>NicholasHanlon@mailinator.com</text:p>
          </table:table-cell>
          <table:table-cell office:value-type="string">
            <text:p>4/20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lynn</text:p>
          </table:table-cell>
          <table:table-cell office:value-type="string">
            <text:p>McGrath</text:p>
          </table:table-cell>
          <table:table-cell office:value-type="string">
            <text:p>FlynnMcGrath@pookmail.com</text:p>
          </table:table-cell>
          <table:table-cell office:value-type="string">
            <text:p>6/1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Seager</text:p>
          </table:table-cell>
          <table:table-cell office:value-type="string">
            <text:p>LauraSeager@dodgit.com</text:p>
          </table:table-cell>
          <table:table-cell office:value-type="string">
            <text:p>2/9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emy</text:p>
          </table:table-cell>
          <table:table-cell office:value-type="string">
            <text:p>Dallachy</text:p>
          </table:table-cell>
          <table:table-cell office:value-type="string">
            <text:p>JeremyDallachy@mailinator.com</text:p>
          </table:table-cell>
          <table:table-cell office:value-type="string">
            <text:p>9/25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Curlewis</text:p>
          </table:table-cell>
          <table:table-cell office:value-type="string">
            <text:p>CooperCurlewis@spambob.com</text:p>
          </table:table-cell>
          <table:table-cell office:value-type="string">
            <text:p>12/10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helma</text:p>
          </table:table-cell>
          <table:table-cell office:value-type="string">
            <text:p>Mason</text:p>
          </table:table-cell>
          <table:table-cell office:value-type="string">
            <text:p>ThelmaRMason@dodgit.com</text:p>
          </table:table-cell>
          <table:table-cell office:value-type="string">
            <text:p>12/20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Moysey</text:p>
          </table:table-cell>
          <table:table-cell office:value-type="string">
            <text:p>AlexMoysey@mailinator.com</text:p>
          </table:table-cell>
          <table:table-cell office:value-type="string">
            <text:p>10/23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Seyler</text:p>
          </table:table-cell>
          <table:table-cell office:value-type="string">
            <text:p>JohnSeyler@dodgit.com</text:p>
          </table:table-cell>
          <table:table-cell office:value-type="string">
            <text:p>5/15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e</text:p>
          </table:table-cell>
          <table:table-cell office:value-type="string">
            <text:p>Castellano</text:p>
          </table:table-cell>
          <table:table-cell office:value-type="string">
            <text:p>AliceCastellano@spambob.com</text:p>
          </table:table-cell>
          <table:table-cell office:value-type="string">
            <text:p>10/21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nna</text:p>
          </table:table-cell>
          <table:table-cell office:value-type="string">
            <text:p>Davis</text:p>
          </table:table-cell>
          <table:table-cell office:value-type="string">
            <text:p>DonnaRDavis@mailinator.com</text:p>
          </table:table-cell>
          <table:table-cell office:value-type="string">
            <text:p>10/28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tyás</text:p>
          </table:table-cell>
          <table:table-cell office:value-type="string">
            <text:p>Makai</text:p>
          </table:table-cell>
          <table:table-cell office:value-type="string">
            <text:p>MakaiMatyas@trashymail.com</text:p>
          </table:table-cell>
          <table:table-cell office:value-type="string">
            <text:p>8/29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ristan</text:p>
          </table:table-cell>
          <table:table-cell office:value-type="string">
            <text:p>Petrie</text:p>
          </table:table-cell>
          <table:table-cell office:value-type="string">
            <text:p>TristanPetrie@mailinator.com</text:p>
          </table:table-cell>
          <table:table-cell office:value-type="string">
            <text:p>8/2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m</text:p>
          </table:table-cell>
          <table:table-cell office:value-type="string">
            <text:p>Llewelyn</text:p>
          </table:table-cell>
          <table:table-cell office:value-type="string">
            <text:p>MariamLlewelyn@mailinator.com</text:p>
          </table:table-cell>
          <table:table-cell office:value-type="string">
            <text:p>12/15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Brenan</text:p>
          </table:table-cell>
          <table:table-cell office:value-type="string">
            <text:p>CharlotteBrenan@mailinator.com</text:p>
          </table:table-cell>
          <table:table-cell office:value-type="string">
            <text:p>2/11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lynn</text:p>
          </table:table-cell>
          <table:table-cell office:value-type="string">
            <text:p>Grant</text:p>
          </table:table-cell>
          <table:table-cell office:value-type="string">
            <text:p>FlynnGrant@pookmail.com</text:p>
          </table:table-cell>
          <table:table-cell office:value-type="string">
            <text:p>6/1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tchell</text:p>
          </table:table-cell>
          <table:table-cell office:value-type="string">
            <text:p>Dechaineux</text:p>
          </table:table-cell>
          <table:table-cell office:value-type="string">
            <text:p>MitchellDechaineux@trashymail.com</text:p>
          </table:table-cell>
          <table:table-cell office:value-type="string">
            <text:p>8/13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io</text:p>
          </table:table-cell>
          <table:table-cell office:value-type="string">
            <text:p>Kellar</text:p>
          </table:table-cell>
          <table:table-cell office:value-type="string">
            <text:p>MarioDKellar@mailinator.com</text:p>
          </table:table-cell>
          <table:table-cell office:value-type="string">
            <text:p>1/15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ck</text:p>
          </table:table-cell>
          <table:table-cell office:value-type="string">
            <text:p>Milerum</text:p>
          </table:table-cell>
          <table:table-cell office:value-type="string">
            <text:p>PatrickMilerum@spambob.com</text:p>
          </table:table-cell>
          <table:table-cell office:value-type="string">
            <text:p>10/13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berta</text:p>
          </table:table-cell>
          <table:table-cell office:value-type="string">
            <text:p>Pálinkás</text:p>
          </table:table-cell>
          <table:table-cell office:value-type="string">
            <text:p>PalinkasAlberta@dodgit.com</text:p>
          </table:table-cell>
          <table:table-cell office:value-type="string">
            <text:p>5/20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racey</text:p>
          </table:table-cell>
          <table:table-cell office:value-type="string">
            <text:p>Cano</text:p>
          </table:table-cell>
          <table:table-cell office:value-type="string">
            <text:p>TraceyJCano@pookmail.com</text:p>
          </table:table-cell>
          <table:table-cell office:value-type="string">
            <text:p>12/4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lóra</text:p>
          </table:table-cell>
          <table:table-cell office:value-type="string">
            <text:p>Hegedûs</text:p>
          </table:table-cell>
          <table:table-cell office:value-type="string">
            <text:p>HegedusFlora@trashymail.com</text:p>
          </table:table-cell>
          <table:table-cell office:value-type="string">
            <text:p>3/27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más</text:p>
          </table:table-cell>
          <table:table-cell office:value-type="string">
            <text:p>Szakács</text:p>
          </table:table-cell>
          <table:table-cell office:value-type="string">
            <text:p>SzakacsTamas@trashymail.com</text:p>
          </table:table-cell>
          <table:table-cell office:value-type="string">
            <text:p>8/11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in</text:p>
          </table:table-cell>
          <table:table-cell office:value-type="string">
            <text:p>de Castella</text:p>
          </table:table-cell>
          <table:table-cell office:value-type="string">
            <text:p>ErindeCastella@pookmail.com</text:p>
          </table:table-cell>
          <table:table-cell office:value-type="string">
            <text:p>7/8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rry</text:p>
          </table:table-cell>
          <table:table-cell office:value-type="string">
            <text:p>Smith</text:p>
          </table:table-cell>
          <table:table-cell office:value-type="string">
            <text:p>SherryRSmith@trashymail.com</text:p>
          </table:table-cell>
          <table:table-cell office:value-type="string">
            <text:p>7/26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kacs</text:p>
          </table:table-cell>
          <table:table-cell office:value-type="string">
            <text:p>Bernát</text:p>
          </table:table-cell>
          <table:table-cell office:value-type="string">
            <text:p>BernatLukacs@mailinator.com</text:p>
          </table:table-cell>
          <table:table-cell office:value-type="string">
            <text:p>2/5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thel</text:p>
          </table:table-cell>
          <table:table-cell office:value-type="string">
            <text:p>Torres</text:p>
          </table:table-cell>
          <table:table-cell office:value-type="string">
            <text:p>EthelFTorres@pookmail.com</text:p>
          </table:table-cell>
          <table:table-cell office:value-type="string">
            <text:p>2/10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hamér</text:p>
          </table:table-cell>
          <table:table-cell office:value-type="string">
            <text:p>Szöllössi</text:p>
          </table:table-cell>
          <table:table-cell office:value-type="string">
            <text:p>SzollossiTihamer@trashymail.com</text:p>
          </table:table-cell>
          <table:table-cell office:value-type="string">
            <text:p>2/3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mbrus</text:p>
          </table:table-cell>
          <table:table-cell office:value-type="string">
            <text:p>Gerő</text:p>
          </table:table-cell>
          <table:table-cell office:value-type="string">
            <text:p>GeroAmbrus@trashymail.com</text:p>
          </table:table-cell>
          <table:table-cell office:value-type="string">
            <text:p>6/4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yce</text:p>
          </table:table-cell>
          <table:table-cell office:value-type="string">
            <text:p>Scott</text:p>
          </table:table-cell>
          <table:table-cell office:value-type="string">
            <text:p>RoyceCScott@spambob.com</text:p>
          </table:table-cell>
          <table:table-cell office:value-type="string">
            <text:p>7/29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rsten</text:p>
          </table:table-cell>
          <table:table-cell office:value-type="string">
            <text:p>Beasley</text:p>
          </table:table-cell>
          <table:table-cell office:value-type="string">
            <text:p>KirstenPBeasley@spambob.com</text:p>
          </table:table-cell>
          <table:table-cell office:value-type="string">
            <text:p>12/28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ricia</text:p>
          </table:table-cell>
          <table:table-cell office:value-type="string">
            <text:p>Williams</text:p>
          </table:table-cell>
          <table:table-cell office:value-type="string">
            <text:p>PatriciaRWilliams@dodgit.com</text:p>
          </table:table-cell>
          <table:table-cell office:value-type="string">
            <text:p>3/24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a</text:p>
          </table:table-cell>
          <table:table-cell office:value-type="string">
            <text:p>Madden</text:p>
          </table:table-cell>
          <table:table-cell office:value-type="string">
            <text:p>AngelaRMadden@pookmail.com</text:p>
          </table:table-cell>
          <table:table-cell office:value-type="string">
            <text:p>8/23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ana</text:p>
          </table:table-cell>
          <table:table-cell office:value-type="string">
            <text:p>Brassey</text:p>
          </table:table-cell>
          <table:table-cell office:value-type="string">
            <text:p>AlanaBrassey@dodgit.com</text:p>
          </table:table-cell>
          <table:table-cell office:value-type="string">
            <text:p>10/10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Anderson</text:p>
          </table:table-cell>
          <table:table-cell office:value-type="string">
            <text:p>MichaelSAnderson@dodgit.com</text:p>
          </table:table-cell>
          <table:table-cell office:value-type="string">
            <text:p>6/9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ktor</text:p>
          </table:table-cell>
          <table:table-cell office:value-type="string">
            <text:p>Ferenc</text:p>
          </table:table-cell>
          <table:table-cell office:value-type="string">
            <text:p>FerencViktor@trashymail.com</text:p>
          </table:table-cell>
          <table:table-cell office:value-type="string">
            <text:p>7/26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étény</text:p>
          </table:table-cell>
          <table:table-cell office:value-type="string">
            <text:p>Söröss</text:p>
          </table:table-cell>
          <table:table-cell office:value-type="string">
            <text:p>SorossTeteny@spambob.com</text:p>
          </table:table-cell>
          <table:table-cell office:value-type="string">
            <text:p>3/7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ma</text:p>
          </table:table-cell>
          <table:table-cell office:value-type="string">
            <text:p>Szegedy</text:p>
          </table:table-cell>
          <table:table-cell office:value-type="string">
            <text:p>SzegedyEmma@pookmail.com</text:p>
          </table:table-cell>
          <table:table-cell office:value-type="string">
            <text:p>7/21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cika</text:p>
          </table:table-cell>
          <table:table-cell office:value-type="string">
            <text:p>Göröncsér</text:p>
          </table:table-cell>
          <table:table-cell office:value-type="string">
            <text:p>GoroncserJucika@pookmail.com</text:p>
          </table:table-cell>
          <table:table-cell office:value-type="string">
            <text:p>6/2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berta</text:p>
          </table:table-cell>
          <table:table-cell office:value-type="string">
            <text:p>King</text:p>
          </table:table-cell>
          <table:table-cell office:value-type="string">
            <text:p>RobertaRKing@mailinator.com</text:p>
          </table:table-cell>
          <table:table-cell office:value-type="string">
            <text:p>12/9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Irwin</text:p>
          </table:table-cell>
          <table:table-cell office:value-type="string">
            <text:p>Rasheed</text:p>
          </table:table-cell>
          <table:table-cell office:value-type="string">
            <text:p>IrwinRRasheed@spambob.com</text:p>
          </table:table-cell>
          <table:table-cell office:value-type="string">
            <text:p>11/3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ka</text:p>
          </table:table-cell>
          <table:table-cell office:value-type="string">
            <text:p>Sági</text:p>
          </table:table-cell>
          <table:table-cell office:value-type="string">
            <text:p>SagiJanka@mailinator.com</text:p>
          </table:table-cell>
          <table:table-cell office:value-type="string">
            <text:p>10/10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Betts</text:p>
          </table:table-cell>
          <table:table-cell office:value-type="string">
            <text:p>JamesPBetts@mailinator.com</text:p>
          </table:table-cell>
          <table:table-cell office:value-type="string">
            <text:p>6/13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ros</text:p>
          </table:table-cell>
          <table:table-cell office:value-type="string">
            <text:p>Fehér</text:p>
          </table:table-cell>
          <table:table-cell office:value-type="string">
            <text:p>FeherUros@mailinator.com</text:p>
          </table:table-cell>
          <table:table-cell office:value-type="string">
            <text:p>6/18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co</text:p>
          </table:table-cell>
          <table:table-cell office:value-type="string">
            <text:p>Ferenci</text:p>
          </table:table-cell>
          <table:table-cell office:value-type="string">
            <text:p>FerenciDeco@trashymail.com</text:p>
          </table:table-cell>
          <table:table-cell office:value-type="string">
            <text:p>9/13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yula</text:p>
          </table:table-cell>
          <table:table-cell office:value-type="string">
            <text:p>Fehér</text:p>
          </table:table-cell>
          <table:table-cell office:value-type="string">
            <text:p>FeherGyula@spambob.com</text:p>
          </table:table-cell>
          <table:table-cell office:value-type="string">
            <text:p>3/12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Miller</text:p>
          </table:table-cell>
          <table:table-cell office:value-type="string">
            <text:p>MichaelCMiller@dodgit.com</text:p>
          </table:table-cell>
          <table:table-cell office:value-type="string">
            <text:p>2/6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rtalan</text:p>
          </table:table-cell>
          <table:table-cell office:value-type="string">
            <text:p>Vass</text:p>
          </table:table-cell>
          <table:table-cell office:value-type="string">
            <text:p>VassBertalan@trashymail.com</text:p>
          </table:table-cell>
          <table:table-cell office:value-type="string">
            <text:p>7/23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otha</text:p>
          </table:table-cell>
          <table:table-cell office:value-type="string">
            <text:p>Józsa</text:p>
          </table:table-cell>
          <table:table-cell office:value-type="string">
            <text:p>JozsaAgotha@dodgit.com</text:p>
          </table:table-cell>
          <table:table-cell office:value-type="string">
            <text:p>12/14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Isaac</text:p>
          </table:table-cell>
          <table:table-cell office:value-type="string">
            <text:p>Spears</text:p>
          </table:table-cell>
          <table:table-cell office:value-type="string">
            <text:p>IsaacSpears@spambob.com</text:p>
          </table:table-cell>
          <table:table-cell office:value-type="string">
            <text:p>12/6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Weatherby</text:p>
          </table:table-cell>
          <table:table-cell office:value-type="string">
            <text:p>GeorgeVWeatherby@pookmail.com</text:p>
          </table:table-cell>
          <table:table-cell office:value-type="string">
            <text:p>9/10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shley</text:p>
          </table:table-cell>
          <table:table-cell office:value-type="string">
            <text:p>Barros</text:p>
          </table:table-cell>
          <table:table-cell office:value-type="string">
            <text:p>AshleySBarros@dodgit.com</text:p>
          </table:table-cell>
          <table:table-cell office:value-type="string">
            <text:p>12/28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olly</text:p>
          </table:table-cell>
          <table:table-cell office:value-type="string">
            <text:p>Mullins</text:p>
          </table:table-cell>
          <table:table-cell office:value-type="string">
            <text:p>MollyMullins@dodgit.com</text:p>
          </table:table-cell>
          <table:table-cell office:value-type="string">
            <text:p>12/23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ma</text:p>
          </table:table-cell>
          <table:table-cell office:value-type="string">
            <text:p>Petheő</text:p>
          </table:table-cell>
          <table:table-cell office:value-type="string">
            <text:p>PetheoEmma@dodgit.com</text:p>
          </table:table-cell>
          <table:table-cell office:value-type="string">
            <text:p>7/27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ven</text:p>
          </table:table-cell>
          <table:table-cell office:value-type="string">
            <text:p>Honea</text:p>
          </table:table-cell>
          <table:table-cell office:value-type="string">
            <text:p>StevenKHonea@dodgit.com</text:p>
          </table:table-cell>
          <table:table-cell office:value-type="string">
            <text:p>5/17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Hammond</text:p>
          </table:table-cell>
          <table:table-cell office:value-type="string">
            <text:p>SeanAHammond@mailinator.com</text:p>
          </table:table-cell>
          <table:table-cell office:value-type="string">
            <text:p>12/26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uben</text:p>
          </table:table-cell>
          <table:table-cell office:value-type="string">
            <text:p>Garcia</text:p>
          </table:table-cell>
          <table:table-cell office:value-type="string">
            <text:p>ReubenAGarcia@spambob.com</text:p>
          </table:table-cell>
          <table:table-cell office:value-type="string">
            <text:p>9/30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heresa</text:p>
          </table:table-cell>
          <table:table-cell office:value-type="string">
            <text:p>Kersten</text:p>
          </table:table-cell>
          <table:table-cell office:value-type="string">
            <text:p>TheresaSKersten@mailinator.com</text:p>
          </table:table-cell>
          <table:table-cell office:value-type="string">
            <text:p>8/5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ger</text:p>
          </table:table-cell>
          <table:table-cell office:value-type="string">
            <text:p>Quezada</text:p>
          </table:table-cell>
          <table:table-cell office:value-type="string">
            <text:p>RogerJQuezada@mailinator.com</text:p>
          </table:table-cell>
          <table:table-cell office:value-type="string">
            <text:p>3/24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onzo</text:p>
          </table:table-cell>
          <table:table-cell office:value-type="string">
            <text:p>Barkley</text:p>
          </table:table-cell>
          <table:table-cell office:value-type="string">
            <text:p>AlonzoEBarkley@spambob.com</text:p>
          </table:table-cell>
          <table:table-cell office:value-type="string">
            <text:p>5/4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ie</text:p>
          </table:table-cell>
          <table:table-cell office:value-type="string">
            <text:p>Hardey</text:p>
          </table:table-cell>
          <table:table-cell office:value-type="string">
            <text:p>CharlieHardey@pookmail.com</text:p>
          </table:table-cell>
          <table:table-cell office:value-type="string">
            <text:p>11/10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uska</text:p>
          </table:table-cell>
          <table:table-cell office:value-type="string">
            <text:p>Király</text:p>
          </table:table-cell>
          <table:table-cell office:value-type="string">
            <text:p>KiralyZsuska@pookmail.com</text:p>
          </table:table-cell>
          <table:table-cell office:value-type="string">
            <text:p>8/20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athan</text:p>
          </table:table-cell>
          <table:table-cell office:value-type="string">
            <text:p>Ketron</text:p>
          </table:table-cell>
          <table:table-cell office:value-type="string">
            <text:p>JohnathanJKetron@spambob.com</text:p>
          </table:table-cell>
          <table:table-cell office:value-type="string">
            <text:p>5/12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ba</text:p>
          </table:table-cell>
          <table:table-cell office:value-type="string">
            <text:p>Szigeti</text:p>
          </table:table-cell>
          <table:table-cell office:value-type="string">
            <text:p>SzigetiHuba@spambob.com</text:p>
          </table:table-cell>
          <table:table-cell office:value-type="string">
            <text:p>12/7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roy</text:p>
          </table:table-cell>
          <table:table-cell office:value-type="string">
            <text:p>Renfro</text:p>
          </table:table-cell>
          <table:table-cell office:value-type="string">
            <text:p>LeroyKRenfro@dodgit.com</text:p>
          </table:table-cell>
          <table:table-cell office:value-type="string">
            <text:p>10/5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gina</text:p>
          </table:table-cell>
          <table:table-cell office:value-type="string">
            <text:p>Erdei</text:p>
          </table:table-cell>
          <table:table-cell office:value-type="string">
            <text:p>ErdeiRegina@pookmail.com</text:p>
          </table:table-cell>
          <table:table-cell office:value-type="string">
            <text:p>7/25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Winston</text:p>
          </table:table-cell>
          <table:table-cell office:value-type="string">
            <text:p>JacobYWinston@pookmail.com</text:p>
          </table:table-cell>
          <table:table-cell office:value-type="string">
            <text:p>3/11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arline</text:p>
          </table:table-cell>
          <table:table-cell office:value-type="string">
            <text:p>Tamayo</text:p>
          </table:table-cell>
          <table:table-cell office:value-type="string">
            <text:p>EarlineJTamayo@pookmail.com</text:p>
          </table:table-cell>
          <table:table-cell office:value-type="string">
            <text:p>5/21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nyhért</text:p>
          </table:table-cell>
          <table:table-cell office:value-type="string">
            <text:p>Csizmadia</text:p>
          </table:table-cell>
          <table:table-cell office:value-type="string">
            <text:p>CsizmadiaMenyhert@mailinator.com</text:p>
          </table:table-cell>
          <table:table-cell office:value-type="string">
            <text:p>3/8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mish</text:p>
          </table:table-cell>
          <table:table-cell office:value-type="string">
            <text:p>Aslatt</text:p>
          </table:table-cell>
          <table:table-cell office:value-type="string">
            <text:p>HamishAslatt@trashymail.com</text:p>
          </table:table-cell>
          <table:table-cell office:value-type="string">
            <text:p>2/25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cia</text:p>
          </table:table-cell>
          <table:table-cell office:value-type="string">
            <text:p>Steinfeldt</text:p>
          </table:table-cell>
          <table:table-cell office:value-type="string">
            <text:p>MarciaBSteinfeldt@spambob.com</text:p>
          </table:table-cell>
          <table:table-cell office:value-type="string">
            <text:p>4/2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ndra</text:p>
          </table:table-cell>
          <table:table-cell office:value-type="string">
            <text:p>Márkus</text:p>
          </table:table-cell>
          <table:table-cell office:value-type="string">
            <text:p>MarkusAlexandra@mailinator.com</text:p>
          </table:table-cell>
          <table:table-cell office:value-type="string">
            <text:p>9/10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lanka</text:p>
          </table:table-cell>
          <table:table-cell office:value-type="string">
            <text:p>Kuncz</text:p>
          </table:table-cell>
          <table:table-cell office:value-type="string">
            <text:p>KunczBlanka@spambob.com</text:p>
          </table:table-cell>
          <table:table-cell office:value-type="string">
            <text:p>10/29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Hutt</text:p>
          </table:table-cell>
          <table:table-cell office:value-type="string">
            <text:p>SeanHutt@spambob.com</text:p>
          </table:table-cell>
          <table:table-cell office:value-type="string">
            <text:p>11/15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orah</text:p>
          </table:table-cell>
          <table:table-cell office:value-type="string">
            <text:p>Culver</text:p>
          </table:table-cell>
          <table:table-cell office:value-type="string">
            <text:p>DeborahRCulver@trashymail.com</text:p>
          </table:table-cell>
          <table:table-cell office:value-type="string">
            <text:p>6/18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ie</text:p>
          </table:table-cell>
          <table:table-cell office:value-type="string">
            <text:p>Lockie</text:p>
          </table:table-cell>
          <table:table-cell office:value-type="string">
            <text:p>ArchieLockie@mailinator.com</text:p>
          </table:table-cell>
          <table:table-cell office:value-type="string">
            <text:p>4/28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ander</text:p>
          </table:table-cell>
          <table:table-cell office:value-type="string">
            <text:p>Nickle</text:p>
          </table:table-cell>
          <table:table-cell office:value-type="string">
            <text:p>AlexanderNickle@dodgit.com</text:p>
          </table:table-cell>
          <table:table-cell office:value-type="string">
            <text:p>7/21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</text:p>
          </table:table-cell>
          <table:table-cell office:value-type="string">
            <text:p>Fabiano</text:p>
          </table:table-cell>
          <table:table-cell office:value-type="string">
            <text:p>MariaSFabiano@dodgit.com</text:p>
          </table:table-cell>
          <table:table-cell office:value-type="string">
            <text:p>8/18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rene</text:p>
          </table:table-cell>
          <table:table-cell office:value-type="string">
            <text:p>Chapman</text:p>
          </table:table-cell>
          <table:table-cell office:value-type="string">
            <text:p>IreneMChapman@spambob.com</text:p>
          </table:table-cell>
          <table:table-cell office:value-type="string">
            <text:p>10/3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aughn</text:p>
          </table:table-cell>
          <table:table-cell office:value-type="string">
            <text:p>Little</text:p>
          </table:table-cell>
          <table:table-cell office:value-type="string">
            <text:p>VaughnSLittle@trashymail.com</text:p>
          </table:table-cell>
          <table:table-cell office:value-type="string">
            <text:p>3/22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Wolford</text:p>
          </table:table-cell>
          <table:table-cell office:value-type="string">
            <text:p>RobertAWolford@spambob.com</text:p>
          </table:table-cell>
          <table:table-cell office:value-type="string">
            <text:p>11/3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li</text:p>
          </table:table-cell>
          <table:table-cell office:value-type="string">
            <text:p>Takács</text:p>
          </table:table-cell>
          <table:table-cell office:value-type="string">
            <text:p>TakacsDeli@dodgit.com</text:p>
          </table:table-cell>
          <table:table-cell office:value-type="string">
            <text:p>6/14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uce</text:p>
          </table:table-cell>
          <table:table-cell office:value-type="string">
            <text:p>Zak</text:p>
          </table:table-cell>
          <table:table-cell office:value-type="string">
            <text:p>BruceCZak@pookmail.com</text:p>
          </table:table-cell>
          <table:table-cell office:value-type="string">
            <text:p>7/31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land</text:p>
          </table:table-cell>
          <table:table-cell office:value-type="string">
            <text:p>Boyd</text:p>
          </table:table-cell>
          <table:table-cell office:value-type="string">
            <text:p>RolandDBoyd@mailinator.com</text:p>
          </table:table-cell>
          <table:table-cell office:value-type="string">
            <text:p>5/30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Altman</text:p>
          </table:table-cell>
          <table:table-cell office:value-type="string">
            <text:p>CharlesMAltman@mailinator.com</text:p>
          </table:table-cell>
          <table:table-cell office:value-type="string">
            <text:p>2/17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</text:p>
          </table:table-cell>
          <table:table-cell office:value-type="string">
            <text:p>Sultész</text:p>
          </table:table-cell>
          <table:table-cell office:value-type="string">
            <text:p>SulteszLili@spambob.com</text:p>
          </table:table-cell>
          <table:table-cell office:value-type="string">
            <text:p>8/30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Bond</text:p>
          </table:table-cell>
          <table:table-cell office:value-type="string">
            <text:p>DavidSBond@spambob.com</text:p>
          </table:table-cell>
          <table:table-cell office:value-type="string">
            <text:p>1/27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zsok</text:p>
          </table:table-cell>
          <table:table-cell office:value-type="string">
            <text:p>Sárközy</text:p>
          </table:table-cell>
          <table:table-cell office:value-type="string">
            <text:p>SarkozyErzsok@trashymail.com</text:p>
          </table:table-cell>
          <table:table-cell office:value-type="string">
            <text:p>11/19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son</text:p>
          </table:table-cell>
          <table:table-cell office:value-type="string">
            <text:p>Biraban</text:p>
          </table:table-cell>
          <table:table-cell office:value-type="string">
            <text:p>TysonBiraban@trashymail.com</text:p>
          </table:table-cell>
          <table:table-cell office:value-type="string">
            <text:p>4/26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risten</text:p>
          </table:table-cell>
          <table:table-cell office:value-type="string">
            <text:p>Phillip</text:p>
          </table:table-cell>
          <table:table-cell office:value-type="string">
            <text:p>KristenAPhillip@trashymail.com</text:p>
          </table:table-cell>
          <table:table-cell office:value-type="string">
            <text:p>4/7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nka</text:p>
          </table:table-cell>
          <table:table-cell office:value-type="string">
            <text:p>Kathona</text:p>
          </table:table-cell>
          <table:table-cell office:value-type="string">
            <text:p>KathonaKatinka@mailinator.com</text:p>
          </table:table-cell>
          <table:table-cell office:value-type="string">
            <text:p>10/26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wn</text:p>
          </table:table-cell>
          <table:table-cell office:value-type="string">
            <text:p>Robey</text:p>
          </table:table-cell>
          <table:table-cell office:value-type="string">
            <text:p>DawnERobey@spambob.com</text:p>
          </table:table-cell>
          <table:table-cell office:value-type="string">
            <text:p>6/5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yssa</text:p>
          </table:table-cell>
          <table:table-cell office:value-type="string">
            <text:p>Yip</text:p>
          </table:table-cell>
          <table:table-cell office:value-type="string">
            <text:p>AlyssaYip@spambob.com</text:p>
          </table:table-cell>
          <table:table-cell office:value-type="string">
            <text:p>6/30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c</text:p>
          </table:table-cell>
          <table:table-cell office:value-type="string">
            <text:p>Gay</text:p>
          </table:table-cell>
          <table:table-cell office:value-type="string">
            <text:p>DominicGay@mailinator.com</text:p>
          </table:table-cell>
          <table:table-cell office:value-type="string">
            <text:p>7/25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Ware</text:p>
          </table:table-cell>
          <table:table-cell office:value-type="string">
            <text:p>JasonAWare@spambob.com</text:p>
          </table:table-cell>
          <table:table-cell office:value-type="string">
            <text:p>7/10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erike</text:p>
          </table:table-cell>
          <table:table-cell office:value-type="string">
            <text:p>Saági</text:p>
          </table:table-cell>
          <table:table-cell office:value-type="string">
            <text:p>SaagiFerike@pookmail.com</text:p>
          </table:table-cell>
          <table:table-cell office:value-type="string">
            <text:p>3/31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son</text:p>
          </table:table-cell>
          <table:table-cell office:value-type="string">
            <text:p>Dugdale</text:p>
          </table:table-cell>
          <table:table-cell office:value-type="string">
            <text:p>MasonDugdale@spambob.com</text:p>
          </table:table-cell>
          <table:table-cell office:value-type="string">
            <text:p>8/6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nnah</text:p>
          </table:table-cell>
          <table:table-cell office:value-type="string">
            <text:p>Vickers</text:p>
          </table:table-cell>
          <table:table-cell office:value-type="string">
            <text:p>HannahRVickers@dodgit.com</text:p>
          </table:table-cell>
          <table:table-cell office:value-type="string">
            <text:p>4/2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Using</text:p>
          </table:table-cell>
          <table:table-cell office:value-type="string">
            <text:p>AlexUsing@dodgit.com</text:p>
          </table:table-cell>
          <table:table-cell office:value-type="string">
            <text:p>7/3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White</text:p>
          </table:table-cell>
          <table:table-cell office:value-type="string">
            <text:p>RichardNWhite@mailinator.com</text:p>
          </table:table-cell>
          <table:table-cell office:value-type="string">
            <text:p>3/1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gyer</text:p>
          </table:table-cell>
          <table:table-cell office:value-type="string">
            <text:p>Papp</text:p>
          </table:table-cell>
          <table:table-cell office:value-type="string">
            <text:p>PappMegyer@dodgit.com</text:p>
          </table:table-cell>
          <table:table-cell office:value-type="string">
            <text:p>11/22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is</text:p>
          </table:table-cell>
          <table:table-cell office:value-type="string">
            <text:p>Norris</text:p>
          </table:table-cell>
          <table:table-cell office:value-type="string">
            <text:p>LoisWNorris@trashymail.com</text:p>
          </table:table-cell>
          <table:table-cell office:value-type="string">
            <text:p>5/19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ara</text:p>
          </table:table-cell>
          <table:table-cell office:value-type="string">
            <text:p>Georgina</text:p>
          </table:table-cell>
          <table:table-cell office:value-type="string">
            <text:p>ZaraGeorgina@dodgit.com</text:p>
          </table:table-cell>
          <table:table-cell office:value-type="string">
            <text:p>10/3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uska</text:p>
          </table:table-cell>
          <table:table-cell office:value-type="string">
            <text:p>Szölős</text:p>
          </table:table-cell>
          <table:table-cell office:value-type="string">
            <text:p>SzolosVicuska@pookmail.com</text:p>
          </table:table-cell>
          <table:table-cell office:value-type="string">
            <text:p>7/6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iram</text:p>
          </table:table-cell>
          <table:table-cell office:value-type="string">
            <text:p>Martin</text:p>
          </table:table-cell>
          <table:table-cell office:value-type="string">
            <text:p>HiramAMartin@pookmail.com</text:p>
          </table:table-cell>
          <table:table-cell office:value-type="string">
            <text:p>6/16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</text:p>
          </table:table-cell>
          <table:table-cell office:value-type="string">
            <text:p>Schaw</text:p>
          </table:table-cell>
          <table:table-cell office:value-type="string">
            <text:p>JackSchaw@trashymail.com</text:p>
          </table:table-cell>
          <table:table-cell office:value-type="string">
            <text:p>4/6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Linton</text:p>
          </table:table-cell>
          <table:table-cell office:value-type="string">
            <text:p>LilianLinton@dodgit.com</text:p>
          </table:table-cell>
          <table:table-cell office:value-type="string">
            <text:p>8/18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reg</text:p>
          </table:table-cell>
          <table:table-cell office:value-type="string">
            <text:p>Burgess</text:p>
          </table:table-cell>
          <table:table-cell office:value-type="string">
            <text:p>GregLBurgess@mailinator.com</text:p>
          </table:table-cell>
          <table:table-cell office:value-type="string">
            <text:p>11/13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mela</text:p>
          </table:table-cell>
          <table:table-cell office:value-type="string">
            <text:p>Wachter</text:p>
          </table:table-cell>
          <table:table-cell office:value-type="string">
            <text:p>PamelaMWachter@mailinator.com</text:p>
          </table:table-cell>
          <table:table-cell office:value-type="string">
            <text:p>1/15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a</text:p>
          </table:table-cell>
          <table:table-cell office:value-type="string">
            <text:p>Dilke</text:p>
          </table:table-cell>
          <table:table-cell office:value-type="string">
            <text:p>AlicaDilke@trashymail.com</text:p>
          </table:table-cell>
          <table:table-cell office:value-type="string">
            <text:p>3/2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irk</text:p>
          </table:table-cell>
          <table:table-cell office:value-type="string">
            <text:p>Boyd</text:p>
          </table:table-cell>
          <table:table-cell office:value-type="string">
            <text:p>KirkPBoyd@pookmail.com</text:p>
          </table:table-cell>
          <table:table-cell office:value-type="string">
            <text:p>3/31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oah</text:p>
          </table:table-cell>
          <table:table-cell office:value-type="string">
            <text:p>Alngindabu</text:p>
          </table:table-cell>
          <table:table-cell office:value-type="string">
            <text:p>NoahAlngindabu@pookmail.com</text:p>
          </table:table-cell>
          <table:table-cell office:value-type="string">
            <text:p>6/4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</text:p>
          </table:table-cell>
          <table:table-cell office:value-type="string">
            <text:p>Checchi</text:p>
          </table:table-cell>
          <table:table-cell office:value-type="string">
            <text:p>JackChecchi@mailinator.com</text:p>
          </table:table-cell>
          <table:table-cell office:value-type="string">
            <text:p>2/26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ka</text:p>
          </table:table-cell>
          <table:table-cell office:value-type="string">
            <text:p>Baán</text:p>
          </table:table-cell>
          <table:table-cell office:value-type="string">
            <text:p>BaanBorka@dodgit.com</text:p>
          </table:table-cell>
          <table:table-cell office:value-type="string">
            <text:p>7/29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ndy</text:p>
          </table:table-cell>
          <table:table-cell office:value-type="string">
            <text:p>Bell</text:p>
          </table:table-cell>
          <table:table-cell office:value-type="string">
            <text:p>RandyMBell@dodgit.com</text:p>
          </table:table-cell>
          <table:table-cell office:value-type="string">
            <text:p>9/25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thur</text:p>
          </table:table-cell>
          <table:table-cell office:value-type="string">
            <text:p>Carruthers</text:p>
          </table:table-cell>
          <table:table-cell office:value-type="string">
            <text:p>ArthurRCarruthers@pookmail.com</text:p>
          </table:table-cell>
          <table:table-cell office:value-type="string">
            <text:p>10/5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csa</text:p>
          </table:table-cell>
          <table:table-cell office:value-type="string">
            <text:p>Lackó</text:p>
          </table:table-cell>
          <table:table-cell office:value-type="string">
            <text:p>LackoMarcsa@mailinator.com</text:p>
          </table:table-cell>
          <table:table-cell office:value-type="string">
            <text:p>11/15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eryn</text:p>
          </table:table-cell>
          <table:table-cell office:value-type="string">
            <text:p>Reed</text:p>
          </table:table-cell>
          <table:table-cell office:value-type="string">
            <text:p>KatherynMReed@spambob.com</text:p>
          </table:table-cell>
          <table:table-cell office:value-type="string">
            <text:p>12/25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éza</text:p>
          </table:table-cell>
          <table:table-cell office:value-type="string">
            <text:p>Magyar</text:p>
          </table:table-cell>
          <table:table-cell office:value-type="string">
            <text:p>MagyarGeza@dodgit.com</text:p>
          </table:table-cell>
          <table:table-cell office:value-type="string">
            <text:p>8/21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nald</text:p>
          </table:table-cell>
          <table:table-cell office:value-type="string">
            <text:p>Earl</text:p>
          </table:table-cell>
          <table:table-cell office:value-type="string">
            <text:p>DonaldGEarl@spambob.com</text:p>
          </table:table-cell>
          <table:table-cell office:value-type="string">
            <text:p>12/28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yden</text:p>
          </table:table-cell>
          <table:table-cell office:value-type="string">
            <text:p>Dorron</text:p>
          </table:table-cell>
          <table:table-cell office:value-type="string">
            <text:p>HaydenDorron@pookmail.com</text:p>
          </table:table-cell>
          <table:table-cell office:value-type="string">
            <text:p>12/14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tella</text:p>
          </table:table-cell>
          <table:table-cell office:value-type="string">
            <text:p>Weigall</text:p>
          </table:table-cell>
          <table:table-cell office:value-type="string">
            <text:p>StellaWeigall@pookmail.com</text:p>
          </table:table-cell>
          <table:table-cell office:value-type="string">
            <text:p>3/30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bony</text:p>
          </table:table-cell>
          <table:table-cell office:value-type="string">
            <text:p>Cowper</text:p>
          </table:table-cell>
          <table:table-cell office:value-type="string">
            <text:p>EbonyCowper@dodgit.com</text:p>
          </table:table-cell>
          <table:table-cell office:value-type="string">
            <text:p>5/8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Fanning</text:p>
          </table:table-cell>
          <table:table-cell office:value-type="string">
            <text:p>AnnaFanning@pookmail.com</text:p>
          </table:table-cell>
          <table:table-cell office:value-type="string">
            <text:p>8/3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Sanchez</text:p>
          </table:table-cell>
          <table:table-cell office:value-type="string">
            <text:p>WilliamDSanchez@trashymail.com</text:p>
          </table:table-cell>
          <table:table-cell office:value-type="string">
            <text:p>10/30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mothy</text:p>
          </table:table-cell>
          <table:table-cell office:value-type="string">
            <text:p>Draper</text:p>
          </table:table-cell>
          <table:table-cell office:value-type="string">
            <text:p>TimothyDraper@mailinator.com</text:p>
          </table:table-cell>
          <table:table-cell office:value-type="string">
            <text:p>2/13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Jefferson</text:p>
          </table:table-cell>
          <table:table-cell office:value-type="string">
            <text:p>CaitlynJefferson@trashymail.com</text:p>
          </table:table-cell>
          <table:table-cell office:value-type="string">
            <text:p>10/18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nold</text:p>
          </table:table-cell>
          <table:table-cell office:value-type="string">
            <text:p>Nagy</text:p>
          </table:table-cell>
          <table:table-cell office:value-type="string">
            <text:p>NagyArnold@pookmail.com</text:p>
          </table:table-cell>
          <table:table-cell office:value-type="string">
            <text:p>6/13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mie</text:p>
          </table:table-cell>
          <table:table-cell office:value-type="string">
            <text:p>Hudson</text:p>
          </table:table-cell>
          <table:table-cell office:value-type="string">
            <text:p>MamieWHudson@trashymail.com</text:p>
          </table:table-cell>
          <table:table-cell office:value-type="string">
            <text:p>5/18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Carpenter</text:p>
          </table:table-cell>
          <table:table-cell office:value-type="string">
            <text:p>JamesSCarpenter@mailinator.com</text:p>
          </table:table-cell>
          <table:table-cell office:value-type="string">
            <text:p>7/27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y</text:p>
          </table:table-cell>
          <table:table-cell office:value-type="string">
            <text:p>Landsborough</text:p>
          </table:table-cell>
          <table:table-cell office:value-type="string">
            <text:p>LucyLandsborough@mailinator.com</text:p>
          </table:table-cell>
          <table:table-cell office:value-type="string">
            <text:p>12/29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ldizsar</text:p>
          </table:table-cell>
          <table:table-cell office:value-type="string">
            <text:p>Sághy</text:p>
          </table:table-cell>
          <table:table-cell office:value-type="string">
            <text:p>SaghyBoldizsar@mailinator.com</text:p>
          </table:table-cell>
          <table:table-cell office:value-type="string">
            <text:p>8/2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briella</text:p>
          </table:table-cell>
          <table:table-cell office:value-type="string">
            <text:p>Szakáts</text:p>
          </table:table-cell>
          <table:table-cell office:value-type="string">
            <text:p>SzakatsGabriella@pookmail.com</text:p>
          </table:table-cell>
          <table:table-cell office:value-type="string">
            <text:p>12/4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Melgar</text:p>
          </table:table-cell>
          <table:table-cell office:value-type="string">
            <text:p>JosephJMelgar@pookmail.com</text:p>
          </table:table-cell>
          <table:table-cell office:value-type="string">
            <text:p>2/6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lia</text:p>
          </table:table-cell>
          <table:table-cell office:value-type="string">
            <text:p>Palmateer</text:p>
          </table:table-cell>
          <table:table-cell office:value-type="string">
            <text:p>JuliaEPalmateer@trashymail.com</text:p>
          </table:table-cell>
          <table:table-cell office:value-type="string">
            <text:p>2/5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anne</text:p>
          </table:table-cell>
          <table:table-cell office:value-type="string">
            <text:p>Lowell</text:p>
          </table:table-cell>
          <table:table-cell office:value-type="string">
            <text:p>LuanneJLowell@pookmail.com</text:p>
          </table:table-cell>
          <table:table-cell office:value-type="string">
            <text:p>9/24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Cohen</text:p>
          </table:table-cell>
          <table:table-cell office:value-type="string">
            <text:p>AlexACohen@dodgit.com</text:p>
          </table:table-cell>
          <table:table-cell office:value-type="string">
            <text:p>8/18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ian</text:p>
          </table:table-cell>
          <table:table-cell office:value-type="string">
            <text:p>Faulkner</text:p>
          </table:table-cell>
          <table:table-cell office:value-type="string">
            <text:p>DianMFaulkner@spambob.com</text:p>
          </table:table-cell>
          <table:table-cell office:value-type="string">
            <text:p>6/12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tisztina</text:p>
          </table:table-cell>
          <table:table-cell office:value-type="string">
            <text:p>Benczik</text:p>
          </table:table-cell>
          <table:table-cell office:value-type="string">
            <text:p>BenczikKtisztina@trashymail.com</text:p>
          </table:table-cell>
          <table:table-cell office:value-type="string">
            <text:p>5/5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au</text:p>
          </table:table-cell>
          <table:table-cell office:value-type="string">
            <text:p>Curtis</text:p>
          </table:table-cell>
          <table:table-cell office:value-type="string">
            <text:p>BeauCurtis@pookmail.com</text:p>
          </table:table-cell>
          <table:table-cell office:value-type="string">
            <text:p>6/26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ri</text:p>
          </table:table-cell>
          <table:table-cell office:value-type="string">
            <text:p>Cournoyer</text:p>
          </table:table-cell>
          <table:table-cell office:value-type="string">
            <text:p>LoriSCournoyer@mailinator.com</text:p>
          </table:table-cell>
          <table:table-cell office:value-type="string">
            <text:p>9/26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isa</text:p>
          </table:table-cell>
          <table:table-cell office:value-type="string">
            <text:p>Toothman</text:p>
          </table:table-cell>
          <table:table-cell office:value-type="string">
            <text:p>MelisaDToothman@mailinator.com</text:p>
          </table:table-cell>
          <table:table-cell office:value-type="string">
            <text:p>1/18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Church</text:p>
          </table:table-cell>
          <table:table-cell office:value-type="string">
            <text:p>CooperChurch@dodgit.com</text:p>
          </table:table-cell>
          <table:table-cell office:value-type="string">
            <text:p>2/19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ayne</text:p>
          </table:table-cell>
          <table:table-cell office:value-type="string">
            <text:p>Poole</text:p>
          </table:table-cell>
          <table:table-cell office:value-type="string">
            <text:p>WayneKPoole@spambob.com</text:p>
          </table:table-cell>
          <table:table-cell office:value-type="string">
            <text:p>12/7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Clyde</text:p>
          </table:table-cell>
          <table:table-cell office:value-type="string">
            <text:p>DavidHClyde@trashymail.com</text:p>
          </table:table-cell>
          <table:table-cell office:value-type="string">
            <text:p>8/24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gyer</text:p>
          </table:table-cell>
          <table:table-cell office:value-type="string">
            <text:p>Makai</text:p>
          </table:table-cell>
          <table:table-cell office:value-type="string">
            <text:p>MakaiMegyer@spambob.com</text:p>
          </table:table-cell>
          <table:table-cell office:value-type="string">
            <text:p>1/8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edek</text:p>
          </table:table-cell>
          <table:table-cell office:value-type="string">
            <text:p>Sallai</text:p>
          </table:table-cell>
          <table:table-cell office:value-type="string">
            <text:p>SallaiFredek@mailinator.com</text:p>
          </table:table-cell>
          <table:table-cell office:value-type="string">
            <text:p>8/23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Hare</text:p>
          </table:table-cell>
          <table:table-cell office:value-type="string">
            <text:p>NicholasHare@trashymail.com</text:p>
          </table:table-cell>
          <table:table-cell office:value-type="string">
            <text:p>2/10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zonja</text:p>
          </table:table-cell>
          <table:table-cell office:value-type="string">
            <text:p>Hajdu</text:p>
          </table:table-cell>
          <table:table-cell office:value-type="string">
            <text:p>HajduSzonja@dodgit.com</text:p>
          </table:table-cell>
          <table:table-cell office:value-type="string">
            <text:p>10/30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gela</text:p>
          </table:table-cell>
          <table:table-cell office:value-type="string">
            <text:p>Lock</text:p>
          </table:table-cell>
          <table:table-cell office:value-type="string">
            <text:p>AngelaILock@mailinator.com</text:p>
          </table:table-cell>
          <table:table-cell office:value-type="string">
            <text:p>8/22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</text:p>
          </table:table-cell>
          <table:table-cell office:value-type="string">
            <text:p>Berényi</text:p>
          </table:table-cell>
          <table:table-cell office:value-type="string">
            <text:p>BerenyiKat@dodgit.com</text:p>
          </table:table-cell>
          <table:table-cell office:value-type="string">
            <text:p>1/28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aret</text:p>
          </table:table-cell>
          <table:table-cell office:value-type="string">
            <text:p>Brown</text:p>
          </table:table-cell>
          <table:table-cell office:value-type="string">
            <text:p>MargaretABrown@mailinator.com</text:p>
          </table:table-cell>
          <table:table-cell office:value-type="string">
            <text:p>5/8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menes</text:p>
          </table:table-cell>
          <table:table-cell office:value-type="string">
            <text:p>Salamon</text:p>
          </table:table-cell>
          <table:table-cell office:value-type="string">
            <text:p>SalamonKemenes@dodgit.com</text:p>
          </table:table-cell>
          <table:table-cell office:value-type="string">
            <text:p>7/30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de</text:p>
          </table:table-cell>
          <table:table-cell office:value-type="string">
            <text:p>Nesbit</text:p>
          </table:table-cell>
          <table:table-cell office:value-type="string">
            <text:p>JadeNesbit@trashymail.com</text:p>
          </table:table-cell>
          <table:table-cell office:value-type="string">
            <text:p>8/23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loe</text:p>
          </table:table-cell>
          <table:table-cell office:value-type="string">
            <text:p>Wray</text:p>
          </table:table-cell>
          <table:table-cell office:value-type="string">
            <text:p>ChloeWray@mailinator.com</text:p>
          </table:table-cell>
          <table:table-cell office:value-type="string">
            <text:p>11/5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yn</text:p>
          </table:table-cell>
          <table:table-cell office:value-type="string">
            <text:p>Ritch</text:p>
          </table:table-cell>
          <table:table-cell office:value-type="string">
            <text:p>LynCRitch@mailinator.com</text:p>
          </table:table-cell>
          <table:table-cell office:value-type="string">
            <text:p>12/23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a</text:p>
          </table:table-cell>
          <table:table-cell office:value-type="string">
            <text:p>Havas</text:p>
          </table:table-cell>
          <table:table-cell office:value-type="string">
            <text:p>HavasMara@pookmail.com</text:p>
          </table:table-cell>
          <table:table-cell office:value-type="string">
            <text:p>9/11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nes</text:p>
          </table:table-cell>
          <table:table-cell office:value-type="string">
            <text:p>McKinney</text:p>
          </table:table-cell>
          <table:table-cell office:value-type="string">
            <text:p>AgnesAMcKinney@pookmail.com</text:p>
          </table:table-cell>
          <table:table-cell office:value-type="string">
            <text:p>10/29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ie</text:p>
          </table:table-cell>
          <table:table-cell office:value-type="string">
            <text:p>McGibbon</text:p>
          </table:table-cell>
          <table:table-cell office:value-type="string">
            <text:p>EvieMcGibbon@trashymail.com</text:p>
          </table:table-cell>
          <table:table-cell office:value-type="string">
            <text:p>5/5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ber</text:p>
          </table:table-cell>
          <table:table-cell office:value-type="string">
            <text:p>Lancaster</text:p>
          </table:table-cell>
          <table:table-cell office:value-type="string">
            <text:p>AmberHLancaster@pookmail.com</text:p>
          </table:table-cell>
          <table:table-cell office:value-type="string">
            <text:p>1/3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a</text:p>
          </table:table-cell>
          <table:table-cell office:value-type="string">
            <text:p>Houlding</text:p>
          </table:table-cell>
          <table:table-cell office:value-type="string">
            <text:p>AlicaHoulding@trashymail.com</text:p>
          </table:table-cell>
          <table:table-cell office:value-type="string">
            <text:p>11/4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bony</text:p>
          </table:table-cell>
          <table:table-cell office:value-type="string">
            <text:p>Cornish</text:p>
          </table:table-cell>
          <table:table-cell office:value-type="string">
            <text:p>EbonyCornish@mailinator.com</text:p>
          </table:table-cell>
          <table:table-cell office:value-type="string">
            <text:p>11/11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izi</text:p>
          </table:table-cell>
          <table:table-cell office:value-type="string">
            <text:p>Lévai</text:p>
          </table:table-cell>
          <table:table-cell office:value-type="string">
            <text:p>LevaiGizi@dodgit.com</text:p>
          </table:table-cell>
          <table:table-cell office:value-type="string">
            <text:p>7/26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por</text:p>
          </table:table-cell>
          <table:table-cell office:value-type="string">
            <text:p>Sáry</text:p>
          </table:table-cell>
          <table:table-cell office:value-type="string">
            <text:p>SaryUpor@spambob.com</text:p>
          </table:table-cell>
          <table:table-cell office:value-type="string">
            <text:p>3/25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ae</text:p>
          </table:table-cell>
          <table:table-cell office:value-type="string">
            <text:p>Sykes</text:p>
          </table:table-cell>
          <table:table-cell office:value-type="string">
            <text:p>JanaeFSykes@spambob.com</text:p>
          </table:table-cell>
          <table:table-cell office:value-type="string">
            <text:p>7/26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óbert</text:p>
          </table:table-cell>
          <table:table-cell office:value-type="string">
            <text:p>Fodor</text:p>
          </table:table-cell>
          <table:table-cell office:value-type="string">
            <text:p>FodorRobert@spambob.com</text:p>
          </table:table-cell>
          <table:table-cell office:value-type="string">
            <text:p>4/3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East</text:p>
          </table:table-cell>
          <table:table-cell office:value-type="string">
            <text:p>DanielEast@mailinator.com</text:p>
          </table:table-cell>
          <table:table-cell office:value-type="string">
            <text:p>8/19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Reyes</text:p>
          </table:table-cell>
          <table:table-cell office:value-type="string">
            <text:p>RobertRReyes@dodgit.com</text:p>
          </table:table-cell>
          <table:table-cell office:value-type="string">
            <text:p>7/18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tilda</text:p>
          </table:table-cell>
          <table:table-cell office:value-type="string">
            <text:p>Kelleher</text:p>
          </table:table-cell>
          <table:table-cell office:value-type="string">
            <text:p>MatildaKelleher@spambob.com</text:p>
          </table:table-cell>
          <table:table-cell office:value-type="string">
            <text:p>11/21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hlia</text:p>
          </table:table-cell>
          <table:table-cell office:value-type="string">
            <text:p>Samuel</text:p>
          </table:table-cell>
          <table:table-cell office:value-type="string">
            <text:p>TahliaSamuel@pookmail.com</text:p>
          </table:table-cell>
          <table:table-cell office:value-type="string">
            <text:p>8/23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ázmin</text:p>
          </table:table-cell>
          <table:table-cell office:value-type="string">
            <text:p>Szigety</text:p>
          </table:table-cell>
          <table:table-cell office:value-type="string">
            <text:p>SzigetyJazmin@dodgit.com</text:p>
          </table:table-cell>
          <table:table-cell office:value-type="string">
            <text:p>4/20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</text:p>
          </table:table-cell>
          <table:table-cell office:value-type="string">
            <text:p>Rosanove</text:p>
          </table:table-cell>
          <table:table-cell office:value-type="string">
            <text:p>RoseRosanove@mailinator.com</text:p>
          </table:table-cell>
          <table:table-cell office:value-type="string">
            <text:p>12/3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emy</text:p>
          </table:table-cell>
          <table:table-cell office:value-type="string">
            <text:p>Koerstz</text:p>
          </table:table-cell>
          <table:table-cell office:value-type="string">
            <text:p>JeremyKoerstz@mailinator.com</text:p>
          </table:table-cell>
          <table:table-cell office:value-type="string">
            <text:p>7/28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ie</text:p>
          </table:table-cell>
          <table:table-cell office:value-type="string">
            <text:p>Rodway</text:p>
          </table:table-cell>
          <table:table-cell office:value-type="string">
            <text:p>JamieRodway@dodgit.com</text:p>
          </table:table-cell>
          <table:table-cell office:value-type="string">
            <text:p>10/5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mela</text:p>
          </table:table-cell>
          <table:table-cell office:value-type="string">
            <text:p>Applewhite</text:p>
          </table:table-cell>
          <table:table-cell office:value-type="string">
            <text:p>PamelaEApplewhite@trashymail.com</text:p>
          </table:table-cell>
          <table:table-cell office:value-type="string">
            <text:p>6/24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nnor</text:p>
          </table:table-cell>
          <table:table-cell office:value-type="string">
            <text:p>Gaunson</text:p>
          </table:table-cell>
          <table:table-cell office:value-type="string">
            <text:p>ConnorGaunson@trashymail.com</text:p>
          </table:table-cell>
          <table:table-cell office:value-type="string">
            <text:p>10/29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jna</text:p>
          </table:table-cell>
          <table:table-cell office:value-type="string">
            <text:p>Sántha</text:p>
          </table:table-cell>
          <table:table-cell office:value-type="string">
            <text:p>SanthaHajna@pookmail.com</text:p>
          </table:table-cell>
          <table:table-cell office:value-type="string">
            <text:p>3/25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nna</text:p>
          </table:table-cell>
          <table:table-cell office:value-type="string">
            <text:p>Joó</text:p>
          </table:table-cell>
          <table:table-cell office:value-type="string">
            <text:p>JooMarianna@pookmail.com</text:p>
          </table:table-cell>
          <table:table-cell office:value-type="string">
            <text:p>8/5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b</text:p>
          </table:table-cell>
          <table:table-cell office:value-type="string">
            <text:p>Herman</text:p>
          </table:table-cell>
          <table:table-cell office:value-type="string">
            <text:p>BobEHerman@pookmail.com</text:p>
          </table:table-cell>
          <table:table-cell office:value-type="string">
            <text:p>3/13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uzsi</text:p>
          </table:table-cell>
          <table:table-cell office:value-type="string">
            <text:p>Kocsis</text:p>
          </table:table-cell>
          <table:table-cell office:value-type="string">
            <text:p>KocsisZsuzsi@dodgit.com</text:p>
          </table:table-cell>
          <table:table-cell office:value-type="string">
            <text:p>1/25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De Burgh</text:p>
          </table:table-cell>
          <table:table-cell office:value-type="string">
            <text:p>MatthewDeBurgh@spambob.com</text:p>
          </table:table-cell>
          <table:table-cell office:value-type="string">
            <text:p>7/29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rícia</text:p>
          </table:table-cell>
          <table:table-cell office:value-type="string">
            <text:p>Pap</text:p>
          </table:table-cell>
          <table:table-cell office:value-type="string">
            <text:p>PapPatricia@spambob.com</text:p>
          </table:table-cell>
          <table:table-cell office:value-type="string">
            <text:p>5/26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erenc</text:p>
          </table:table-cell>
          <table:table-cell office:value-type="string">
            <text:p>Schmit</text:p>
          </table:table-cell>
          <table:table-cell office:value-type="string">
            <text:p>SchmitFerenc@dodgit.com</text:p>
          </table:table-cell>
          <table:table-cell office:value-type="string">
            <text:p>12/6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tacie</text:p>
          </table:table-cell>
          <table:table-cell office:value-type="string">
            <text:p>Higginbotham</text:p>
          </table:table-cell>
          <table:table-cell office:value-type="string">
            <text:p>StacieJHigginbotham@spambob.com</text:p>
          </table:table-cell>
          <table:table-cell office:value-type="string">
            <text:p>9/26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dor</text:p>
          </table:table-cell>
          <table:table-cell office:value-type="string">
            <text:p>Horvát</text:p>
          </table:table-cell>
          <table:table-cell office:value-type="string">
            <text:p>HorvatBodor@dodgit.com</text:p>
          </table:table-cell>
          <table:table-cell office:value-type="string">
            <text:p>11/13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ndra</text:p>
          </table:table-cell>
          <table:table-cell office:value-type="string">
            <text:p>Kirwan</text:p>
          </table:table-cell>
          <table:table-cell office:value-type="string">
            <text:p>AlexandraKirwan@dodgit.com</text:p>
          </table:table-cell>
          <table:table-cell office:value-type="string">
            <text:p>2/24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rry</text:p>
          </table:table-cell>
          <table:table-cell office:value-type="string">
            <text:p>Rivera</text:p>
          </table:table-cell>
          <table:table-cell office:value-type="string">
            <text:p>LarryBRivera@spambob.com</text:p>
          </table:table-cell>
          <table:table-cell office:value-type="string">
            <text:p>5/27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ith</text:p>
          </table:table-cell>
          <table:table-cell office:value-type="string">
            <text:p>Rodriguez</text:p>
          </table:table-cell>
          <table:table-cell office:value-type="string">
            <text:p>EdithKRodriguez@dodgit.com</text:p>
          </table:table-cell>
          <table:table-cell office:value-type="string">
            <text:p>3/30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tilda</text:p>
          </table:table-cell>
          <table:table-cell office:value-type="string">
            <text:p>Grills</text:p>
          </table:table-cell>
          <table:table-cell office:value-type="string">
            <text:p>MatildaGrills@pookmail.com</text:p>
          </table:table-cell>
          <table:table-cell office:value-type="string">
            <text:p>7/19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oémi</text:p>
          </table:table-cell>
          <table:table-cell office:value-type="string">
            <text:p>Sultész</text:p>
          </table:table-cell>
          <table:table-cell office:value-type="string">
            <text:p>SulteszNoemi@spambob.com</text:p>
          </table:table-cell>
          <table:table-cell office:value-type="string">
            <text:p>5/6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cika</text:p>
          </table:table-cell>
          <table:table-cell office:value-type="string">
            <text:p>Rózsa</text:p>
          </table:table-cell>
          <table:table-cell office:value-type="string">
            <text:p>RozsaJucika@spambob.com</text:p>
          </table:table-cell>
          <table:table-cell office:value-type="string">
            <text:p>2/14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hoebe</text:p>
          </table:table-cell>
          <table:table-cell office:value-type="string">
            <text:p>Isabel</text:p>
          </table:table-cell>
          <table:table-cell office:value-type="string">
            <text:p>PhoebeIsabel@dodgit.com</text:p>
          </table:table-cell>
          <table:table-cell office:value-type="string">
            <text:p>11/4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vin</text:p>
          </table:table-cell>
          <table:table-cell office:value-type="string">
            <text:p>Szarka</text:p>
          </table:table-cell>
          <table:table-cell office:value-type="string">
            <text:p>SzarkaKevin@spambob.com</text:p>
          </table:table-cell>
          <table:table-cell office:value-type="string">
            <text:p>2/9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a</text:p>
          </table:table-cell>
          <table:table-cell office:value-type="string">
            <text:p>Kis</text:p>
          </table:table-cell>
          <table:table-cell office:value-type="string">
            <text:p>KisBora@pookmail.com</text:p>
          </table:table-cell>
          <table:table-cell office:value-type="string">
            <text:p>8/10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uzsina</text:p>
          </table:table-cell>
          <table:table-cell office:value-type="string">
            <text:p>Erdős</text:p>
          </table:table-cell>
          <table:table-cell office:value-type="string">
            <text:p>ErdosFruzsina@trashymail.com</text:p>
          </table:table-cell>
          <table:table-cell office:value-type="string">
            <text:p>12/13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toria</text:p>
          </table:table-cell>
          <table:table-cell office:value-type="string">
            <text:p>Wettenhall</text:p>
          </table:table-cell>
          <table:table-cell office:value-type="string">
            <text:p>VictoriaWettenhall@pookmail.com</text:p>
          </table:table-cell>
          <table:table-cell office:value-type="string">
            <text:p>4/12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ger</text:p>
          </table:table-cell>
          <table:table-cell office:value-type="string">
            <text:p>Ross</text:p>
          </table:table-cell>
          <table:table-cell office:value-type="string">
            <text:p>RogerARoss@mailinator.com</text:p>
          </table:table-cell>
          <table:table-cell office:value-type="string">
            <text:p>4/16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elbert</text:p>
          </table:table-cell>
          <table:table-cell office:value-type="string">
            <text:p>Polgár</text:p>
          </table:table-cell>
          <table:table-cell office:value-type="string">
            <text:p>PolgarAdelbert@pookmail.com</text:p>
          </table:table-cell>
          <table:table-cell office:value-type="string">
            <text:p>6/20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don</text:p>
          </table:table-cell>
          <table:table-cell office:value-type="string">
            <text:p>Puskás</text:p>
          </table:table-cell>
          <table:table-cell office:value-type="string">
            <text:p>PuskasOdon@pookmail.com</text:p>
          </table:table-cell>
          <table:table-cell office:value-type="string">
            <text:p>3/26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Risner</text:p>
          </table:table-cell>
          <table:table-cell office:value-type="string">
            <text:p>ChristopherARisner@dodgit.com</text:p>
          </table:table-cell>
          <table:table-cell office:value-type="string">
            <text:p>11/2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usan</text:p>
          </table:table-cell>
          <table:table-cell office:value-type="string">
            <text:p>Blackwell</text:p>
          </table:table-cell>
          <table:table-cell office:value-type="string">
            <text:p>SusanJBlackwell@pookmail.com</text:p>
          </table:table-cell>
          <table:table-cell office:value-type="string">
            <text:p>1/19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nna</text:p>
          </table:table-cell>
          <table:table-cell office:value-type="string">
            <text:p>Dénes</text:p>
          </table:table-cell>
          <table:table-cell office:value-type="string">
            <text:p>DenesMarianna@pookmail.com</text:p>
          </table:table-cell>
          <table:table-cell office:value-type="string">
            <text:p>7/4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otha</text:p>
          </table:table-cell>
          <table:table-cell office:value-type="string">
            <text:p>Cakó</text:p>
          </table:table-cell>
          <table:table-cell office:value-type="string">
            <text:p>CakoAgotha@dodgit.com</text:p>
          </table:table-cell>
          <table:table-cell office:value-type="string">
            <text:p>7/30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astian</text:p>
          </table:table-cell>
          <table:table-cell office:value-type="string">
            <text:p>Knopwood</text:p>
          </table:table-cell>
          <table:table-cell office:value-type="string">
            <text:p>SebastianKnopwood@trashymail.com</text:p>
          </table:table-cell>
          <table:table-cell office:value-type="string">
            <text:p>8/28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ka</text:p>
          </table:table-cell>
          <table:table-cell office:value-type="string">
            <text:p>Szél</text:p>
          </table:table-cell>
          <table:table-cell office:value-type="string">
            <text:p>SzelDorka@dodgit.com</text:p>
          </table:table-cell>
          <table:table-cell office:value-type="string">
            <text:p>12/16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lly</text:p>
          </table:table-cell>
          <table:table-cell office:value-type="string">
            <text:p>Berggren</text:p>
          </table:table-cell>
          <table:table-cell office:value-type="string">
            <text:p>SallyJBerggren@pookmail.com</text:p>
          </table:table-cell>
          <table:table-cell office:value-type="string">
            <text:p>12/19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tha</text:p>
          </table:table-cell>
          <table:table-cell office:value-type="string">
            <text:p>Watkins</text:p>
          </table:table-cell>
          <table:table-cell office:value-type="string">
            <text:p>MarthaRWatkins@trashymail.com</text:p>
          </table:table-cell>
          <table:table-cell office:value-type="string">
            <text:p>4/8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Savage</text:p>
          </table:table-cell>
          <table:table-cell office:value-type="string">
            <text:p>DanielSavage@spambob.com</text:p>
          </table:table-cell>
          <table:table-cell office:value-type="string">
            <text:p>5/7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Klock</text:p>
          </table:table-cell>
          <table:table-cell office:value-type="string">
            <text:p>MichaelMKlock@trashymail.com</text:p>
          </table:table-cell>
          <table:table-cell office:value-type="string">
            <text:p>5/11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tof</text:p>
          </table:table-cell>
          <table:table-cell office:value-type="string">
            <text:p>Kerekes</text:p>
          </table:table-cell>
          <table:table-cell office:value-type="string">
            <text:p>KerekesKristof@pookmail.com</text:p>
          </table:table-cell>
          <table:table-cell office:value-type="string">
            <text:p>7/10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rícia</text:p>
          </table:table-cell>
          <table:table-cell office:value-type="string">
            <text:p>Szakács</text:p>
          </table:table-cell>
          <table:table-cell office:value-type="string">
            <text:p>SzakacsPatricia@pookmail.com</text:p>
          </table:table-cell>
          <table:table-cell office:value-type="string">
            <text:p>8/19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él</text:p>
          </table:table-cell>
          <table:table-cell office:value-type="string">
            <text:p>Szőlősi</text:p>
          </table:table-cell>
          <table:table-cell office:value-type="string">
            <text:p>SzolosiLel@spambob.com</text:p>
          </table:table-cell>
          <table:table-cell office:value-type="string">
            <text:p>8/28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ároly</text:p>
          </table:table-cell>
          <table:table-cell office:value-type="string">
            <text:p>Mészáros</text:p>
          </table:table-cell>
          <table:table-cell office:value-type="string">
            <text:p>MeszarosKaroly@mailinator.com</text:p>
          </table:table-cell>
          <table:table-cell office:value-type="string">
            <text:p>11/20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rine</text:p>
          </table:table-cell>
          <table:table-cell office:value-type="string">
            <text:p>Kemper</text:p>
          </table:table-cell>
          <table:table-cell office:value-type="string">
            <text:p>LorineAKemper@mailinator.com</text:p>
          </table:table-cell>
          <table:table-cell office:value-type="string">
            <text:p>4/4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mantha</text:p>
          </table:table-cell>
          <table:table-cell office:value-type="string">
            <text:p>Adcock</text:p>
          </table:table-cell>
          <table:table-cell office:value-type="string">
            <text:p>SamanthaAdcock@dodgit.com</text:p>
          </table:table-cell>
          <table:table-cell office:value-type="string">
            <text:p>2/13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nnifer</text:p>
          </table:table-cell>
          <table:table-cell office:value-type="string">
            <text:p>Layne</text:p>
          </table:table-cell>
          <table:table-cell office:value-type="string">
            <text:p>JenniferKLayne@trashymail.com</text:p>
          </table:table-cell>
          <table:table-cell office:value-type="string">
            <text:p>12/2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ázsony</text:p>
          </table:table-cell>
          <table:table-cell office:value-type="string">
            <text:p>Schmitt</text:p>
          </table:table-cell>
          <table:table-cell office:value-type="string">
            <text:p>SchmittVazsony@spambob.com</text:p>
          </table:table-cell>
          <table:table-cell office:value-type="string">
            <text:p>7/29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u</text:p>
          </table:table-cell>
          <table:table-cell office:value-type="string">
            <text:p>Horne</text:p>
          </table:table-cell>
          <table:table-cell office:value-type="string">
            <text:p>ShuCHorne@trashymail.com</text:p>
          </table:table-cell>
          <table:table-cell office:value-type="string">
            <text:p>12/7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eggy</text:p>
          </table:table-cell>
          <table:table-cell office:value-type="string">
            <text:p>Eide</text:p>
          </table:table-cell>
          <table:table-cell office:value-type="string">
            <text:p>PeggyLEide@trashymail.com</text:p>
          </table:table-cell>
          <table:table-cell office:value-type="string">
            <text:p>6/19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éza</text:p>
          </table:table-cell>
          <table:table-cell office:value-type="string">
            <text:p>Szatmári</text:p>
          </table:table-cell>
          <table:table-cell office:value-type="string">
            <text:p>SzatmariGeza@mailinator.com</text:p>
          </table:table-cell>
          <table:table-cell office:value-type="string">
            <text:p>12/31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Bustamante</text:p>
          </table:table-cell>
          <table:table-cell office:value-type="string">
            <text:p>JamesBBustamante@spambob.com</text:p>
          </table:table-cell>
          <table:table-cell office:value-type="string">
            <text:p>5/15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ianca</text:p>
          </table:table-cell>
          <table:table-cell office:value-type="string">
            <text:p>Day</text:p>
          </table:table-cell>
          <table:table-cell office:value-type="string">
            <text:p>BiancaDay@mailinator.com</text:p>
          </table:table-cell>
          <table:table-cell office:value-type="string">
            <text:p>7/17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clan</text:p>
          </table:table-cell>
          <table:table-cell office:value-type="string">
            <text:p>Rossi</text:p>
          </table:table-cell>
          <table:table-cell office:value-type="string">
            <text:p>DeclanRossi@pookmail.com</text:p>
          </table:table-cell>
          <table:table-cell office:value-type="string">
            <text:p>6/26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hály</text:p>
          </table:table-cell>
          <table:table-cell office:value-type="string">
            <text:p>Szigethy</text:p>
          </table:table-cell>
          <table:table-cell office:value-type="string">
            <text:p>SzigethyMihaly@mailinator.com</text:p>
          </table:table-cell>
          <table:table-cell office:value-type="string">
            <text:p>11/18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in</text:p>
          </table:table-cell>
          <table:table-cell office:value-type="string">
            <text:p>Dacomb</text:p>
          </table:table-cell>
          <table:table-cell office:value-type="string">
            <text:p>CaitlinDacomb@pookmail.com</text:p>
          </table:table-cell>
          <table:table-cell office:value-type="string">
            <text:p>2/2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ázmin</text:p>
          </table:table-cell>
          <table:table-cell office:value-type="string">
            <text:p>Szepessy</text:p>
          </table:table-cell>
          <table:table-cell office:value-type="string">
            <text:p>SzepessyJazmin@pookmail.com</text:p>
          </table:table-cell>
          <table:table-cell office:value-type="string">
            <text:p>7/8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Szőlösi</text:p>
          </table:table-cell>
          <table:table-cell office:value-type="string">
            <text:p>SzolosiBarbara@spambob.com</text:p>
          </table:table-cell>
          <table:table-cell office:value-type="string">
            <text:p>10/6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an</text:p>
          </table:table-cell>
          <table:table-cell office:value-type="string">
            <text:p>Dennis</text:p>
          </table:table-cell>
          <table:table-cell office:value-type="string">
            <text:p>RyanDennis@spambob.com</text:p>
          </table:table-cell>
          <table:table-cell office:value-type="string">
            <text:p>3/31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ttila</text:p>
          </table:table-cell>
          <table:table-cell office:value-type="string">
            <text:p>Oláh</text:p>
          </table:table-cell>
          <table:table-cell office:value-type="string">
            <text:p>OlahAttila@mailinator.com</text:p>
          </table:table-cell>
          <table:table-cell office:value-type="string">
            <text:p>7/17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belle</text:p>
          </table:table-cell>
          <table:table-cell office:value-type="string">
            <text:p>Burkitt</text:p>
          </table:table-cell>
          <table:table-cell office:value-type="string">
            <text:p>AnnabelleBurkitt@dodgit.com</text:p>
          </table:table-cell>
          <table:table-cell office:value-type="string">
            <text:p>8/6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z</text:p>
          </table:table-cell>
          <table:table-cell office:value-type="string">
            <text:p>Bodor</text:p>
          </table:table-cell>
          <table:table-cell office:value-type="string">
            <text:p>BodorRez@spambob.com</text:p>
          </table:table-cell>
          <table:table-cell office:value-type="string">
            <text:p>6/14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ck</text:p>
          </table:table-cell>
          <table:table-cell office:value-type="string">
            <text:p>Beavers</text:p>
          </table:table-cell>
          <table:table-cell office:value-type="string">
            <text:p>PatrickFBeavers@spambob.com</text:p>
          </table:table-cell>
          <table:table-cell office:value-type="string">
            <text:p>2/26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e</text:p>
          </table:table-cell>
          <table:table-cell office:value-type="string">
            <text:p>Scrivener</text:p>
          </table:table-cell>
          <table:table-cell office:value-type="string">
            <text:p>AmelieScrivener@pookmail.com</text:p>
          </table:table-cell>
          <table:table-cell office:value-type="string">
            <text:p>6/21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Tonkin</text:p>
          </table:table-cell>
          <table:table-cell office:value-type="string">
            <text:p>JacobTonkin@dodgit.com</text:p>
          </table:table-cell>
          <table:table-cell office:value-type="string">
            <text:p>11/2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i</text:p>
          </table:table-cell>
          <table:table-cell office:value-type="string">
            <text:p>Fenyvesi</text:p>
          </table:table-cell>
          <table:table-cell office:value-type="string">
            <text:p>FenyvesiAgi@dodgit.com</text:p>
          </table:table-cell>
          <table:table-cell office:value-type="string">
            <text:p>5/2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Lycett</text:p>
          </table:table-cell>
          <table:table-cell office:value-type="string">
            <text:p>MichaelLycett@pookmail.com</text:p>
          </table:table-cell>
          <table:table-cell office:value-type="string">
            <text:p>6/28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rtuska</text:p>
          </table:table-cell>
          <table:table-cell office:value-type="string">
            <text:p>Fenyvesi</text:p>
          </table:table-cell>
          <table:table-cell office:value-type="string">
            <text:p>FenyvesiBertuska@dodgit.com</text:p>
          </table:table-cell>
          <table:table-cell office:value-type="string">
            <text:p>5/4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Felan</text:p>
          </table:table-cell>
          <table:table-cell office:value-type="string">
            <text:p>CaitlynFelan@spambob.com</text:p>
          </table:table-cell>
          <table:table-cell office:value-type="string">
            <text:p>7/16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olly</text:p>
          </table:table-cell>
          <table:table-cell office:value-type="string">
            <text:p>Holmes</text:p>
          </table:table-cell>
          <table:table-cell office:value-type="string">
            <text:p>HollyHolmes@dodgit.com</text:p>
          </table:table-cell>
          <table:table-cell office:value-type="string">
            <text:p>2/12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mothy</text:p>
          </table:table-cell>
          <table:table-cell office:value-type="string">
            <text:p>Palmeri</text:p>
          </table:table-cell>
          <table:table-cell office:value-type="string">
            <text:p>TimothyTPalmeri@mailinator.com</text:p>
          </table:table-cell>
          <table:table-cell office:value-type="string">
            <text:p>6/19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ul</text:p>
          </table:table-cell>
          <table:table-cell office:value-type="string">
            <text:p>Griffin</text:p>
          </table:table-cell>
          <table:table-cell office:value-type="string">
            <text:p>PaulEGriffin@spambob.com</text:p>
          </table:table-cell>
          <table:table-cell office:value-type="string">
            <text:p>2/1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ktor</text:p>
          </table:table-cell>
          <table:table-cell office:value-type="string">
            <text:p>Kuncz</text:p>
          </table:table-cell>
          <table:table-cell office:value-type="string">
            <text:p>KunczViktor@mailinator.com</text:p>
          </table:table-cell>
          <table:table-cell office:value-type="string">
            <text:p>4/19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</text:p>
          </table:table-cell>
          <table:table-cell office:value-type="string">
            <text:p>Harris</text:p>
          </table:table-cell>
          <table:table-cell office:value-type="string">
            <text:p>JackJHarris@dodgit.com</text:p>
          </table:table-cell>
          <table:table-cell office:value-type="string">
            <text:p>6/12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nacska</text:p>
          </table:table-cell>
          <table:table-cell office:value-type="string">
            <text:p>Somogyi</text:p>
          </table:table-cell>
          <table:table-cell office:value-type="string">
            <text:p>SomogyiNinacska@pookmail.com</text:p>
          </table:table-cell>
          <table:table-cell office:value-type="string">
            <text:p>2/27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ik</text:p>
          </table:table-cell>
          <table:table-cell office:value-type="string">
            <text:p>Havasi</text:p>
          </table:table-cell>
          <table:table-cell office:value-type="string">
            <text:p>HavasiErik@trashymail.com</text:p>
          </table:table-cell>
          <table:table-cell office:value-type="string">
            <text:p>7/15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Isaac</text:p>
          </table:table-cell>
          <table:table-cell office:value-type="string">
            <text:p>Pardey</text:p>
          </table:table-cell>
          <table:table-cell office:value-type="string">
            <text:p>IsaacPardey@mailinator.com</text:p>
          </table:table-cell>
          <table:table-cell office:value-type="string">
            <text:p>2/25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nnifer</text:p>
          </table:table-cell>
          <table:table-cell office:value-type="string">
            <text:p>Scott</text:p>
          </table:table-cell>
          <table:table-cell office:value-type="string">
            <text:p>JenniferPScott@mailinator.com</text:p>
          </table:table-cell>
          <table:table-cell office:value-type="string">
            <text:p>12/29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inda</text:p>
          </table:table-cell>
          <table:table-cell office:value-type="string">
            <text:p>Sleath</text:p>
          </table:table-cell>
          <table:table-cell office:value-type="string">
            <text:p>LucindaSleath@dodgit.com</text:p>
          </table:table-cell>
          <table:table-cell office:value-type="string">
            <text:p>1/27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lán</text:p>
          </table:table-cell>
          <table:table-cell office:value-type="string">
            <text:p>Mátyás</text:p>
          </table:table-cell>
          <table:table-cell office:value-type="string">
            <text:p>MatyasZalan@spambob.com</text:p>
          </table:table-cell>
          <table:table-cell office:value-type="string">
            <text:p>7/7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aron</text:p>
          </table:table-cell>
          <table:table-cell office:value-type="string">
            <text:p>Chevalier</text:p>
          </table:table-cell>
          <table:table-cell office:value-type="string">
            <text:p>AaronCChevalier@pookmail.com</text:p>
          </table:table-cell>
          <table:table-cell office:value-type="string">
            <text:p>8/5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uth</text:p>
          </table:table-cell>
          <table:table-cell office:value-type="string">
            <text:p>Watts</text:p>
          </table:table-cell>
          <table:table-cell office:value-type="string">
            <text:p>RuthMWatts@dodgit.com</text:p>
          </table:table-cell>
          <table:table-cell office:value-type="string">
            <text:p>2/3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rew</text:p>
          </table:table-cell>
          <table:table-cell office:value-type="string">
            <text:p>Wiley</text:p>
          </table:table-cell>
          <table:table-cell office:value-type="string">
            <text:p>AndrewKWiley@dodgit.com</text:p>
          </table:table-cell>
          <table:table-cell office:value-type="string">
            <text:p>6/4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ktor</text:p>
          </table:table-cell>
          <table:table-cell office:value-type="string">
            <text:p>Söröss</text:p>
          </table:table-cell>
          <table:table-cell office:value-type="string">
            <text:p>SorossViktor@mailinator.com</text:p>
          </table:table-cell>
          <table:table-cell office:value-type="string">
            <text:p>2/6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mand</text:p>
          </table:table-cell>
          <table:table-cell office:value-type="string">
            <text:p>Győrffi</text:p>
          </table:table-cell>
          <table:table-cell office:value-type="string">
            <text:p>GyorffiArmand@pookmail.com</text:p>
          </table:table-cell>
          <table:table-cell office:value-type="string">
            <text:p>5/12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xanne</text:p>
          </table:table-cell>
          <table:table-cell office:value-type="string">
            <text:p>Barnett</text:p>
          </table:table-cell>
          <table:table-cell office:value-type="string">
            <text:p>RoxanneRBarnett@mailinator.com</text:p>
          </table:table-cell>
          <table:table-cell office:value-type="string">
            <text:p>10/10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ky</text:p>
          </table:table-cell>
          <table:table-cell office:value-type="string">
            <text:p>Jacobs</text:p>
          </table:table-cell>
          <table:table-cell office:value-type="string">
            <text:p>RickyLJacobs@pookmail.com</text:p>
          </table:table-cell>
          <table:table-cell office:value-type="string">
            <text:p>1/25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ber</text:p>
          </table:table-cell>
          <table:table-cell office:value-type="string">
            <text:p>Kumm</text:p>
          </table:table-cell>
          <table:table-cell office:value-type="string">
            <text:p>AmberKumm@dodgit.com</text:p>
          </table:table-cell>
          <table:table-cell office:value-type="string">
            <text:p>6/13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acska</text:p>
          </table:table-cell>
          <table:table-cell office:value-type="string">
            <text:p>Csonka</text:p>
          </table:table-cell>
          <table:table-cell office:value-type="string">
            <text:p>CsonkaEvacska@trashymail.com</text:p>
          </table:table-cell>
          <table:table-cell office:value-type="string">
            <text:p>12/14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vannah</text:p>
          </table:table-cell>
          <table:table-cell office:value-type="string">
            <text:p>Joske</text:p>
          </table:table-cell>
          <table:table-cell office:value-type="string">
            <text:p>SavannahJoske@trashymail.com</text:p>
          </table:table-cell>
          <table:table-cell office:value-type="string">
            <text:p>1/6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Tillis</text:p>
          </table:table-cell>
          <table:table-cell office:value-type="string">
            <text:p>WilliamKTillis@pookmail.com</text:p>
          </table:table-cell>
          <table:table-cell office:value-type="string">
            <text:p>3/24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h</text:p>
          </table:table-cell>
          <table:table-cell office:value-type="string">
            <text:p>Mahon</text:p>
          </table:table-cell>
          <table:table-cell office:value-type="string">
            <text:p>TaylahMahon@mailinator.com</text:p>
          </table:table-cell>
          <table:table-cell office:value-type="string">
            <text:p>7/13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s</text:p>
          </table:table-cell>
          <table:table-cell office:value-type="string">
            <text:p>Pataky</text:p>
          </table:table-cell>
          <table:table-cell office:value-type="string">
            <text:p>PatakyOrs@dodgit.com</text:p>
          </table:table-cell>
          <table:table-cell office:value-type="string">
            <text:p>8/7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y</text:p>
          </table:table-cell>
          <table:table-cell office:value-type="string">
            <text:p>Morley</text:p>
          </table:table-cell>
          <table:table-cell office:value-type="string">
            <text:p>RaySMorley@pookmail.com</text:p>
          </table:table-cell>
          <table:table-cell office:value-type="string">
            <text:p>10/23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ál</text:p>
          </table:table-cell>
          <table:table-cell office:value-type="string">
            <text:p>Major</text:p>
          </table:table-cell>
          <table:table-cell office:value-type="string">
            <text:p>MajorPal@mailinator.com</text:p>
          </table:table-cell>
          <table:table-cell office:value-type="string">
            <text:p>11/7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raci</text:p>
          </table:table-cell>
          <table:table-cell office:value-type="string">
            <text:p>Foster</text:p>
          </table:table-cell>
          <table:table-cell office:value-type="string">
            <text:p>TraciWFoster@mailinator.com</text:p>
          </table:table-cell>
          <table:table-cell office:value-type="string">
            <text:p>1/16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Pieper</text:p>
          </table:table-cell>
          <table:table-cell office:value-type="string">
            <text:p>RobertMPieper@trashymail.com</text:p>
          </table:table-cell>
          <table:table-cell office:value-type="string">
            <text:p>10/25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étény</text:p>
          </table:table-cell>
          <table:table-cell office:value-type="string">
            <text:p>Csikós</text:p>
          </table:table-cell>
          <table:table-cell office:value-type="string">
            <text:p>CsikosTeteny@dodgit.com</text:p>
          </table:table-cell>
          <table:table-cell office:value-type="string">
            <text:p>3/24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th</text:p>
          </table:table-cell>
          <table:table-cell office:value-type="string">
            <text:p>Foster</text:p>
          </table:table-cell>
          <table:table-cell office:value-type="string">
            <text:p>SethFoster@trashymail.com</text:p>
          </table:table-cell>
          <table:table-cell office:value-type="string">
            <text:p>10/17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gar</text:p>
          </table:table-cell>
          <table:table-cell office:value-type="string">
            <text:p>Sandoval</text:p>
          </table:table-cell>
          <table:table-cell office:value-type="string">
            <text:p>EdgarPSandoval@spambob.com</text:p>
          </table:table-cell>
          <table:table-cell office:value-type="string">
            <text:p>11/7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ijah</text:p>
          </table:table-cell>
          <table:table-cell office:value-type="string">
            <text:p>Hermann</text:p>
          </table:table-cell>
          <table:table-cell office:value-type="string">
            <text:p>ElijahHermann@trashymail.com</text:p>
          </table:table-cell>
          <table:table-cell office:value-type="string">
            <text:p>9/9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zter</text:p>
          </table:table-cell>
          <table:table-cell office:value-type="string">
            <text:p>Torma</text:p>
          </table:table-cell>
          <table:table-cell office:value-type="string">
            <text:p>TormaEszter@dodgit.com</text:p>
          </table:table-cell>
          <table:table-cell office:value-type="string">
            <text:p>12/1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elsea</text:p>
          </table:table-cell>
          <table:table-cell office:value-type="string">
            <text:p>Nolan</text:p>
          </table:table-cell>
          <table:table-cell office:value-type="string">
            <text:p>ChelseaNolan@spambob.com</text:p>
          </table:table-cell>
          <table:table-cell office:value-type="string">
            <text:p>3/11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helma</text:p>
          </table:table-cell>
          <table:table-cell office:value-type="string">
            <text:p>Villanueva</text:p>
          </table:table-cell>
          <table:table-cell office:value-type="string">
            <text:p>ThelmaCVillanueva@pookmail.com</text:p>
          </table:table-cell>
          <table:table-cell office:value-type="string">
            <text:p>2/27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drienn</text:p>
          </table:table-cell>
          <table:table-cell office:value-type="string">
            <text:p>Horvát</text:p>
          </table:table-cell>
          <table:table-cell office:value-type="string">
            <text:p>HorvatAdrienn@trashymail.com</text:p>
          </table:table-cell>
          <table:table-cell office:value-type="string">
            <text:p>2/22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gina</text:p>
          </table:table-cell>
          <table:table-cell office:value-type="string">
            <text:p>Seres</text:p>
          </table:table-cell>
          <table:table-cell office:value-type="string">
            <text:p>SeresRegina@mailinator.com</text:p>
          </table:table-cell>
          <table:table-cell office:value-type="string">
            <text:p>4/3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maine</text:p>
          </table:table-cell>
          <table:table-cell office:value-type="string">
            <text:p>Hall</text:p>
          </table:table-cell>
          <table:table-cell office:value-type="string">
            <text:p>CharmaineJHall@trashymail.com</text:p>
          </table:table-cell>
          <table:table-cell office:value-type="string">
            <text:p>12/21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marie</text:p>
          </table:table-cell>
          <table:table-cell office:value-type="string">
            <text:p>Lawrence</text:p>
          </table:table-cell>
          <table:table-cell office:value-type="string">
            <text:p>RosemarieRLawrence@spambob.com</text:p>
          </table:table-cell>
          <table:table-cell office:value-type="string">
            <text:p>7/15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óra</text:p>
          </table:table-cell>
          <table:table-cell office:value-type="string">
            <text:p>Lukáts</text:p>
          </table:table-cell>
          <table:table-cell office:value-type="string">
            <text:p>LukatsDora@mailinator.com</text:p>
          </table:table-cell>
          <table:table-cell office:value-type="string">
            <text:p>11/29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go</text:p>
          </table:table-cell>
          <table:table-cell office:value-type="string">
            <text:p>Sárközi</text:p>
          </table:table-cell>
          <table:table-cell office:value-type="string">
            <text:p>SarkoziGergo@dodgit.com</text:p>
          </table:table-cell>
          <table:table-cell office:value-type="string">
            <text:p>2/17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éza</text:p>
          </table:table-cell>
          <table:table-cell office:value-type="string">
            <text:p>Simko</text:p>
          </table:table-cell>
          <table:table-cell office:value-type="string">
            <text:p>SimkoGeza@pookmail.com</text:p>
          </table:table-cell>
          <table:table-cell office:value-type="string">
            <text:p>2/18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rene</text:p>
          </table:table-cell>
          <table:table-cell office:value-type="string">
            <text:p>Brown</text:p>
          </table:table-cell>
          <table:table-cell office:value-type="string">
            <text:p>IreneBBrown@trashymail.com</text:p>
          </table:table-cell>
          <table:table-cell office:value-type="string">
            <text:p>7/20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ymond</text:p>
          </table:table-cell>
          <table:table-cell office:value-type="string">
            <text:p>Rodriguez</text:p>
          </table:table-cell>
          <table:table-cell office:value-type="string">
            <text:p>RaymondJRodriguez@mailinator.com</text:p>
          </table:table-cell>
          <table:table-cell office:value-type="string">
            <text:p>6/4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erlene</text:p>
          </table:table-cell>
          <table:table-cell office:value-type="string">
            <text:p>Hurst</text:p>
          </table:table-cell>
          <table:table-cell office:value-type="string">
            <text:p>VerleneRHurst@dodgit.com</text:p>
          </table:table-cell>
          <table:table-cell office:value-type="string">
            <text:p>8/23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ie</text:p>
          </table:table-cell>
          <table:table-cell office:value-type="string">
            <text:p>Batchelor</text:p>
          </table:table-cell>
          <table:table-cell office:value-type="string">
            <text:p>BrodieBatchelor@trashymail.com</text:p>
          </table:table-cell>
          <table:table-cell office:value-type="string">
            <text:p>6/11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y</text:p>
          </table:table-cell>
          <table:table-cell office:value-type="string">
            <text:p>Aslatt</text:p>
          </table:table-cell>
          <table:table-cell office:value-type="string">
            <text:p>AbbyAslatt@pookmail.com</text:p>
          </table:table-cell>
          <table:table-cell office:value-type="string">
            <text:p>12/12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ayk</text:p>
          </table:table-cell>
          <table:table-cell office:value-type="string">
            <text:p>Smit</text:p>
          </table:table-cell>
          <table:table-cell office:value-type="string">
            <text:p>SmitVayk@pookmail.com</text:p>
          </table:table-cell>
          <table:table-cell office:value-type="string">
            <text:p>2/14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Wheelwright</text:p>
          </table:table-cell>
          <table:table-cell office:value-type="string">
            <text:p>AnnaWheelwright@pookmail.com</text:p>
          </table:table-cell>
          <table:table-cell office:value-type="string">
            <text:p>11/27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gõ</text:p>
          </table:table-cell>
          <table:table-cell office:value-type="string">
            <text:p>Schmidt</text:p>
          </table:table-cell>
          <table:table-cell office:value-type="string">
            <text:p>SchmidtRego@mailinator.com</text:p>
          </table:table-cell>
          <table:table-cell office:value-type="string">
            <text:p>10/12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emy</text:p>
          </table:table-cell>
          <table:table-cell office:value-type="string">
            <text:p>Riddoch</text:p>
          </table:table-cell>
          <table:table-cell office:value-type="string">
            <text:p>JeremyRiddoch@pookmail.com</text:p>
          </table:table-cell>
          <table:table-cell office:value-type="string">
            <text:p>9/12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rag</text:p>
          </table:table-cell>
          <table:table-cell office:value-type="string">
            <text:p>Györffi</text:p>
          </table:table-cell>
          <table:table-cell office:value-type="string">
            <text:p>GyorffiVirag@spambob.com</text:p>
          </table:table-cell>
          <table:table-cell office:value-type="string">
            <text:p>3/31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zson</text:p>
          </table:table-cell>
          <table:table-cell office:value-type="string">
            <text:p>Weress</text:p>
          </table:table-cell>
          <table:table-cell office:value-type="string">
            <text:p>WeressGerzson@dodgit.com</text:p>
          </table:table-cell>
          <table:table-cell office:value-type="string">
            <text:p>5/30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Webber</text:p>
          </table:table-cell>
          <table:table-cell office:value-type="string">
            <text:p>JasonCWebber@mailinator.com</text:p>
          </table:table-cell>
          <table:table-cell office:value-type="string">
            <text:p>6/17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gyed</text:p>
          </table:table-cell>
          <table:table-cell office:value-type="string">
            <text:p>Szigethy</text:p>
          </table:table-cell>
          <table:table-cell office:value-type="string">
            <text:p>SzigethyEgyed@pookmail.com</text:p>
          </table:table-cell>
          <table:table-cell office:value-type="string">
            <text:p>3/31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</text:p>
          </table:table-cell>
          <table:table-cell office:value-type="string">
            <text:p>Owens</text:p>
          </table:table-cell>
          <table:table-cell office:value-type="string">
            <text:p>WillOwens@spambob.com</text:p>
          </table:table-cell>
          <table:table-cell office:value-type="string">
            <text:p>8/11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rton</text:p>
          </table:table-cell>
          <table:table-cell office:value-type="string">
            <text:p>Beattie</text:p>
          </table:table-cell>
          <table:table-cell office:value-type="string">
            <text:p>BartonBBeattie@spambob.com</text:p>
          </table:table-cell>
          <table:table-cell office:value-type="string">
            <text:p>4/30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dro</text:p>
          </table:table-cell>
          <table:table-cell office:value-type="string">
            <text:p>Mims</text:p>
          </table:table-cell>
          <table:table-cell office:value-type="string">
            <text:p>PedroPMims@mailinator.com</text:p>
          </table:table-cell>
          <table:table-cell office:value-type="string">
            <text:p>8/29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d</text:p>
          </table:table-cell>
          <table:table-cell office:value-type="string">
            <text:p>Benkó</text:p>
          </table:table-cell>
          <table:table-cell office:value-type="string">
            <text:p>BenkoKeled@mailinator.com</text:p>
          </table:table-cell>
          <table:table-cell office:value-type="string">
            <text:p>7/3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la</text:p>
          </table:table-cell>
          <table:table-cell office:value-type="string">
            <text:p>O'Shaughnessy</text:p>
          </table:table-cell>
          <table:table-cell office:value-type="string">
            <text:p>IslaOShaughnessy@spambob.com</text:p>
          </table:table-cell>
          <table:table-cell office:value-type="string">
            <text:p>7/17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zson</text:p>
          </table:table-cell>
          <table:table-cell office:value-type="string">
            <text:p>Somogyi</text:p>
          </table:table-cell>
          <table:table-cell office:value-type="string">
            <text:p>SomogyiGerzson@mailinator.com</text:p>
          </table:table-cell>
          <table:table-cell office:value-type="string">
            <text:p>6/17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zar</text:p>
          </table:table-cell>
          <table:table-cell office:value-type="string">
            <text:p>Jónás</text:p>
          </table:table-cell>
          <table:table-cell office:value-type="string">
            <text:p>JonasLazar@dodgit.com</text:p>
          </table:table-cell>
          <table:table-cell office:value-type="string">
            <text:p>7/8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lorka</text:p>
          </table:table-cell>
          <table:table-cell office:value-type="string">
            <text:p>Szánthó</text:p>
          </table:table-cell>
          <table:table-cell office:value-type="string">
            <text:p>SzanthoFlorka@trashymail.com</text:p>
          </table:table-cell>
          <table:table-cell office:value-type="string">
            <text:p>11/16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annah</text:p>
          </table:table-cell>
          <table:table-cell office:value-type="string">
            <text:p>Colton</text:p>
          </table:table-cell>
          <table:table-cell office:value-type="string">
            <text:p>AlannahColton@trashymail.com</text:p>
          </table:table-cell>
          <table:table-cell office:value-type="string">
            <text:p>4/4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shley</text:p>
          </table:table-cell>
          <table:table-cell office:value-type="string">
            <text:p>Boyland</text:p>
          </table:table-cell>
          <table:table-cell office:value-type="string">
            <text:p>AshleyNBoyland@pookmail.com</text:p>
          </table:table-cell>
          <table:table-cell office:value-type="string">
            <text:p>9/29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ianna</text:p>
          </table:table-cell>
          <table:table-cell office:value-type="string">
            <text:p>Tremblay</text:p>
          </table:table-cell>
          <table:table-cell office:value-type="string">
            <text:p>DiannaCTremblay@pookmail.com</text:p>
          </table:table-cell>
          <table:table-cell office:value-type="string">
            <text:p>11/12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ul</text:p>
          </table:table-cell>
          <table:table-cell office:value-type="string">
            <text:p>Jacks</text:p>
          </table:table-cell>
          <table:table-cell office:value-type="string">
            <text:p>PaulRJacks@dodgit.com</text:p>
          </table:table-cell>
          <table:table-cell office:value-type="string">
            <text:p>9/23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o</text:p>
          </table:table-cell>
          <table:table-cell office:value-type="string">
            <text:p>Erős</text:p>
          </table:table-cell>
          <table:table-cell office:value-type="string">
            <text:p>ErosMargo@pookmail.com</text:p>
          </table:table-cell>
          <table:table-cell office:value-type="string">
            <text:p>7/30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erike</text:p>
          </table:table-cell>
          <table:table-cell office:value-type="string">
            <text:p>Sántha</text:p>
          </table:table-cell>
          <table:table-cell office:value-type="string">
            <text:p>SanthaFerike@dodgit.com</text:p>
          </table:table-cell>
          <table:table-cell office:value-type="string">
            <text:p>5/9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ici</text:p>
          </table:table-cell>
          <table:table-cell office:value-type="string">
            <text:p>Kárpáti</text:p>
          </table:table-cell>
          <table:table-cell office:value-type="string">
            <text:p>KarpatiFrici@spambob.com</text:p>
          </table:table-cell>
          <table:table-cell office:value-type="string">
            <text:p>1/8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ombor</text:p>
          </table:table-cell>
          <table:table-cell office:value-type="string">
            <text:p>Pusztai</text:p>
          </table:table-cell>
          <table:table-cell office:value-type="string">
            <text:p>PusztaiCsombor@dodgit.com</text:p>
          </table:table-cell>
          <table:table-cell office:value-type="string">
            <text:p>10/15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sala</text:p>
          </table:table-cell>
          <table:table-cell office:value-type="string">
            <text:p>Laczkó</text:p>
          </table:table-cell>
          <table:table-cell office:value-type="string">
            <text:p>LaczkoBorsala@spambob.com</text:p>
          </table:table-cell>
          <table:table-cell office:value-type="string">
            <text:p>10/17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gõ</text:p>
          </table:table-cell>
          <table:table-cell office:value-type="string">
            <text:p>Bognár</text:p>
          </table:table-cell>
          <table:table-cell office:value-type="string">
            <text:p>BognarRego@trashymail.com</text:p>
          </table:table-cell>
          <table:table-cell office:value-type="string">
            <text:p>1/17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Sledge</text:p>
          </table:table-cell>
          <table:table-cell office:value-type="string">
            <text:p>MaryGSledge@spambob.com</text:p>
          </table:table-cell>
          <table:table-cell office:value-type="string">
            <text:p>7/29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rry</text:p>
          </table:table-cell>
          <table:table-cell office:value-type="string">
            <text:p>Niemi</text:p>
          </table:table-cell>
          <table:table-cell office:value-type="string">
            <text:p>LarryFNiemi@spambob.com</text:p>
          </table:table-cell>
          <table:table-cell office:value-type="string">
            <text:p>4/22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xon</text:p>
          </table:table-cell>
          <table:table-cell office:value-type="string">
            <text:p>Bonnor</text:p>
          </table:table-cell>
          <table:table-cell office:value-type="string">
            <text:p>JaxonBonnor@mailinator.com</text:p>
          </table:table-cell>
          <table:table-cell office:value-type="string">
            <text:p>9/13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e</text:p>
          </table:table-cell>
          <table:table-cell office:value-type="string">
            <text:p>Boston</text:p>
          </table:table-cell>
          <table:table-cell office:value-type="string">
            <text:p>SophieBoston@trashymail.com</text:p>
          </table:table-cell>
          <table:table-cell office:value-type="string">
            <text:p>7/21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nita</text:p>
          </table:table-cell>
          <table:table-cell office:value-type="string">
            <text:p>Gladden</text:p>
          </table:table-cell>
          <table:table-cell office:value-type="string">
            <text:p>OnitaJGladden@spambob.com</text:p>
          </table:table-cell>
          <table:table-cell office:value-type="string">
            <text:p>5/6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ór</text:p>
          </table:table-cell>
          <table:table-cell office:value-type="string">
            <text:p>Boda</text:p>
          </table:table-cell>
          <table:table-cell office:value-type="string">
            <text:p>BodaMor@pookmail.com</text:p>
          </table:table-cell>
          <table:table-cell office:value-type="string">
            <text:p>9/23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rencz</text:p>
          </table:table-cell>
          <table:table-cell office:value-type="string">
            <text:p>Sárközi</text:p>
          </table:table-cell>
          <table:table-cell office:value-type="string">
            <text:p>SarkoziLorencz@dodgit.com</text:p>
          </table:table-cell>
          <table:table-cell office:value-type="string">
            <text:p>6/2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Ágnes</text:p>
          </table:table-cell>
          <table:table-cell office:value-type="string">
            <text:p>Kelemen</text:p>
          </table:table-cell>
          <table:table-cell office:value-type="string">
            <text:p>KelemenAgnes@mailinator.com</text:p>
          </table:table-cell>
          <table:table-cell office:value-type="string">
            <text:p>9/2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ie</text:p>
          </table:table-cell>
          <table:table-cell office:value-type="string">
            <text:p>Jewell</text:p>
          </table:table-cell>
          <table:table-cell office:value-type="string">
            <text:p>EvieJewell@trashymail.com</text:p>
          </table:table-cell>
          <table:table-cell office:value-type="string">
            <text:p>11/23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nez</text:p>
          </table:table-cell>
          <table:table-cell office:value-type="string">
            <text:p>Justis</text:p>
          </table:table-cell>
          <table:table-cell office:value-type="string">
            <text:p>InezMJustis@spambob.com</text:p>
          </table:table-cell>
          <table:table-cell office:value-type="string">
            <text:p>8/29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nathan</text:p>
          </table:table-cell>
          <table:table-cell office:value-type="string">
            <text:p>Tedder</text:p>
          </table:table-cell>
          <table:table-cell office:value-type="string">
            <text:p>JonathanLTedder@mailinator.com</text:p>
          </table:table-cell>
          <table:table-cell office:value-type="string">
            <text:p>12/31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ssike</text:p>
          </table:table-cell>
          <table:table-cell office:value-type="string">
            <text:p>Szölősi</text:p>
          </table:table-cell>
          <table:table-cell office:value-type="string">
            <text:p>SzolosiErssike@pookmail.com</text:p>
          </table:table-cell>
          <table:table-cell office:value-type="string">
            <text:p>1/30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elson</text:p>
          </table:table-cell>
          <table:table-cell office:value-type="string">
            <text:p>Shaw</text:p>
          </table:table-cell>
          <table:table-cell office:value-type="string">
            <text:p>NelsonEShaw@mailinator.com</text:p>
          </table:table-cell>
          <table:table-cell office:value-type="string">
            <text:p>5/30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oma</text:p>
          </table:table-cell>
          <table:table-cell office:value-type="string">
            <text:p>Soós</text:p>
          </table:table-cell>
          <table:table-cell office:value-type="string">
            <text:p>SoosSoma@pookmail.com</text:p>
          </table:table-cell>
          <table:table-cell office:value-type="string">
            <text:p>10/26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d</text:p>
          </table:table-cell>
          <table:table-cell office:value-type="string">
            <text:p>Jónás</text:p>
          </table:table-cell>
          <table:table-cell office:value-type="string">
            <text:p>JonasKeled@mailinator.com</text:p>
          </table:table-cell>
          <table:table-cell office:value-type="string">
            <text:p>7/13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terke</text:p>
          </table:table-cell>
          <table:table-cell office:value-type="string">
            <text:p>Pálinkás</text:p>
          </table:table-cell>
          <table:table-cell office:value-type="string">
            <text:p>PalinkasPeterke@mailinator.com</text:p>
          </table:table-cell>
          <table:table-cell office:value-type="string">
            <text:p>6/16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óra</text:p>
          </table:table-cell>
          <table:table-cell office:value-type="string">
            <text:p>Lengyel</text:p>
          </table:table-cell>
          <table:table-cell office:value-type="string">
            <text:p>LengyelDora@pookmail.com</text:p>
          </table:table-cell>
          <table:table-cell office:value-type="string">
            <text:p>3/12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Henschke</text:p>
          </table:table-cell>
          <table:table-cell office:value-type="string">
            <text:p>LauraHenschke@dodgit.com</text:p>
          </table:table-cell>
          <table:table-cell office:value-type="string">
            <text:p>8/19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emy</text:p>
          </table:table-cell>
          <table:table-cell office:value-type="string">
            <text:p>Noe</text:p>
          </table:table-cell>
          <table:table-cell office:value-type="string">
            <text:p>JeremyFNoe@spambob.com</text:p>
          </table:table-cell>
          <table:table-cell office:value-type="string">
            <text:p>8/30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igyes</text:p>
          </table:table-cell>
          <table:table-cell office:value-type="string">
            <text:p>Dudás</text:p>
          </table:table-cell>
          <table:table-cell office:value-type="string">
            <text:p>DudasFrigyes@dodgit.com</text:p>
          </table:table-cell>
          <table:table-cell office:value-type="string">
            <text:p>6/22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Glasfurd</text:p>
          </table:table-cell>
          <table:table-cell office:value-type="string">
            <text:p>DanielGlasfurd@trashymail.com</text:p>
          </table:table-cell>
          <table:table-cell office:value-type="string">
            <text:p>1/25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smine</text:p>
          </table:table-cell>
          <table:table-cell office:value-type="string">
            <text:p>Tayler</text:p>
          </table:table-cell>
          <table:table-cell office:value-type="string">
            <text:p>JasmineTayler@trashymail.com</text:p>
          </table:table-cell>
          <table:table-cell office:value-type="string">
            <text:p>6/3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Badham</text:p>
          </table:table-cell>
          <table:table-cell office:value-type="string">
            <text:p>ChristopherBadham@spambob.com</text:p>
          </table:table-cell>
          <table:table-cell office:value-type="string">
            <text:p>12/28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nald</text:p>
          </table:table-cell>
          <table:table-cell office:value-type="string">
            <text:p>McCormack</text:p>
          </table:table-cell>
          <table:table-cell office:value-type="string">
            <text:p>RonaldHMcCormack@spambob.com</text:p>
          </table:table-cell>
          <table:table-cell office:value-type="string">
            <text:p>8/24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astian</text:p>
          </table:table-cell>
          <table:table-cell office:value-type="string">
            <text:p>Alison</text:p>
          </table:table-cell>
          <table:table-cell office:value-type="string">
            <text:p>SebastianAlison@pookmail.com</text:p>
          </table:table-cell>
          <table:table-cell office:value-type="string">
            <text:p>8/8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than</text:p>
          </table:table-cell>
          <table:table-cell office:value-type="string">
            <text:p>Chauncy</text:p>
          </table:table-cell>
          <table:table-cell office:value-type="string">
            <text:p>EthanChauncy@mailinator.com</text:p>
          </table:table-cell>
          <table:table-cell office:value-type="string">
            <text:p>6/1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irenze</text:p>
          </table:table-cell>
          <table:table-cell office:value-type="string">
            <text:p>Ferencz</text:p>
          </table:table-cell>
          <table:table-cell office:value-type="string">
            <text:p>FerenczFirenze@spambob.com</text:p>
          </table:table-cell>
          <table:table-cell office:value-type="string">
            <text:p>7/20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ole</text:p>
          </table:table-cell>
          <table:table-cell office:value-type="string">
            <text:p>Harsányi</text:p>
          </table:table-cell>
          <table:table-cell office:value-type="string">
            <text:p>HarsanyiKarole@trashymail.com</text:p>
          </table:table-cell>
          <table:table-cell office:value-type="string">
            <text:p>11/13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y</text:p>
          </table:table-cell>
          <table:table-cell office:value-type="string">
            <text:p>Kershaw</text:p>
          </table:table-cell>
          <table:table-cell office:value-type="string">
            <text:p>LilyKershaw@mailinator.com</text:p>
          </table:table-cell>
          <table:table-cell office:value-type="string">
            <text:p>9/10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Edouard</text:p>
          </table:table-cell>
          <table:table-cell office:value-type="string">
            <text:p>AlexEdouard@dodgit.com</text:p>
          </table:table-cell>
          <table:table-cell office:value-type="string">
            <text:p>10/28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ck</text:p>
          </table:table-cell>
          <table:table-cell office:value-type="string">
            <text:p>Ledbetter</text:p>
          </table:table-cell>
          <table:table-cell office:value-type="string">
            <text:p>PatrickVLedbetter@spambob.com</text:p>
          </table:table-cell>
          <table:table-cell office:value-type="string">
            <text:p>3/31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Barajas</text:p>
          </table:table-cell>
          <table:table-cell office:value-type="string">
            <text:p>JohnJBarajas@pookmail.com</text:p>
          </table:table-cell>
          <table:table-cell office:value-type="string">
            <text:p>9/17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ka</text:p>
          </table:table-cell>
          <table:table-cell office:value-type="string">
            <text:p>Dudás</text:p>
          </table:table-cell>
          <table:table-cell office:value-type="string">
            <text:p>DudasRebeka@spambob.com</text:p>
          </table:table-cell>
          <table:table-cell office:value-type="string">
            <text:p>4/17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nathan</text:p>
          </table:table-cell>
          <table:table-cell office:value-type="string">
            <text:p>McKenny</text:p>
          </table:table-cell>
          <table:table-cell office:value-type="string">
            <text:p>JonathanMcKenny@spambob.com</text:p>
          </table:table-cell>
          <table:table-cell office:value-type="string">
            <text:p>8/8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ndiana</text:p>
          </table:table-cell>
          <table:table-cell office:value-type="string">
            <text:p>Hobson</text:p>
          </table:table-cell>
          <table:table-cell office:value-type="string">
            <text:p>IndianaHobson@trashymail.com</text:p>
          </table:table-cell>
          <table:table-cell office:value-type="string">
            <text:p>9/6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nor</text:p>
          </table:table-cell>
          <table:table-cell office:value-type="string">
            <text:p>Majer</text:p>
          </table:table-cell>
          <table:table-cell office:value-type="string">
            <text:p>MajerHunor@mailinator.com</text:p>
          </table:table-cell>
          <table:table-cell office:value-type="string">
            <text:p>2/18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ika</text:p>
          </table:table-cell>
          <table:table-cell office:value-type="string">
            <text:p>Német</text:p>
          </table:table-cell>
          <table:table-cell office:value-type="string">
            <text:p>NemetErika@spambob.com</text:p>
          </table:table-cell>
          <table:table-cell office:value-type="string">
            <text:p>5/19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Johnson</text:p>
          </table:table-cell>
          <table:table-cell office:value-type="string">
            <text:p>RobertMJohnson@mailinator.com</text:p>
          </table:table-cell>
          <table:table-cell office:value-type="string">
            <text:p>7/23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Szölősi</text:p>
          </table:table-cell>
          <table:table-cell office:value-type="string">
            <text:p>SzolosiBarbara@dodgit.com</text:p>
          </table:table-cell>
          <table:table-cell office:value-type="string">
            <text:p>4/2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ayk</text:p>
          </table:table-cell>
          <table:table-cell office:value-type="string">
            <text:p>Zsinka</text:p>
          </table:table-cell>
          <table:table-cell office:value-type="string">
            <text:p>ZsinkaVayk@mailinator.com</text:p>
          </table:table-cell>
          <table:table-cell office:value-type="string">
            <text:p>6/1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la</text:p>
          </table:table-cell>
          <table:table-cell office:value-type="string">
            <text:p>Davis</text:p>
          </table:table-cell>
          <table:table-cell office:value-type="string">
            <text:p>LolaDavis@trashymail.com</text:p>
          </table:table-cell>
          <table:table-cell office:value-type="string">
            <text:p>10/30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a</text:p>
          </table:table-cell>
          <table:table-cell office:value-type="string">
            <text:p>Ruth</text:p>
          </table:table-cell>
          <table:table-cell office:value-type="string">
            <text:p>AlicaRuth@pookmail.com</text:p>
          </table:table-cell>
          <table:table-cell office:value-type="string">
            <text:p>8/23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Tompkins</text:p>
          </table:table-cell>
          <table:table-cell office:value-type="string">
            <text:p>DavidPTompkins@spambob.com</text:p>
          </table:table-cell>
          <table:table-cell office:value-type="string">
            <text:p>10/13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ckenzie</text:p>
          </table:table-cell>
          <table:table-cell office:value-type="string">
            <text:p>McLellan</text:p>
          </table:table-cell>
          <table:table-cell office:value-type="string">
            <text:p>MackenzieMcLellan@spambob.com</text:p>
          </table:table-cell>
          <table:table-cell office:value-type="string">
            <text:p>8/1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go</text:p>
          </table:table-cell>
          <table:table-cell office:value-type="string">
            <text:p>Morris</text:p>
          </table:table-cell>
          <table:table-cell office:value-type="string">
            <text:p>HugoMMorris@dodgit.com</text:p>
          </table:table-cell>
          <table:table-cell office:value-type="string">
            <text:p>5/3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Lambie</text:p>
          </table:table-cell>
          <table:table-cell office:value-type="string">
            <text:p>MatthewLambie@spambob.com</text:p>
          </table:table-cell>
          <table:table-cell office:value-type="string">
            <text:p>8/20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lóra</text:p>
          </table:table-cell>
          <table:table-cell office:value-type="string">
            <text:p>Donka</text:p>
          </table:table-cell>
          <table:table-cell office:value-type="string">
            <text:p>DonkaFlora@mailinator.com</text:p>
          </table:table-cell>
          <table:table-cell office:value-type="string">
            <text:p>6/24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or</text:p>
          </table:table-cell>
          <table:table-cell office:value-type="string">
            <text:p>Mejer</text:p>
          </table:table-cell>
          <table:table-cell office:value-type="string">
            <text:p>MejerOzor@trashymail.com</text:p>
          </table:table-cell>
          <table:table-cell office:value-type="string">
            <text:p>3/4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Smith</text:p>
          </table:table-cell>
          <table:table-cell office:value-type="string">
            <text:p>RichardMSmith@dodgit.com</text:p>
          </table:table-cell>
          <table:table-cell office:value-type="string">
            <text:p>5/19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</text:p>
          </table:table-cell>
          <table:table-cell office:value-type="string">
            <text:p>Sebeök</text:p>
          </table:table-cell>
          <table:table-cell office:value-type="string">
            <text:p>SebeokKata@spambob.com</text:p>
          </table:table-cell>
          <table:table-cell office:value-type="string">
            <text:p>9/3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uci</text:p>
          </table:table-cell>
          <table:table-cell office:value-type="string">
            <text:p>Fazekas</text:p>
          </table:table-cell>
          <table:table-cell office:value-type="string">
            <text:p>FazekasDuci@spambob.com</text:p>
          </table:table-cell>
          <table:table-cell office:value-type="string">
            <text:p>4/25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csa</text:p>
          </table:table-cell>
          <table:table-cell office:value-type="string">
            <text:p>Taar</text:p>
          </table:table-cell>
          <table:table-cell office:value-type="string">
            <text:p>TaarMarcsa@trashymail.com</text:p>
          </table:table-cell>
          <table:table-cell office:value-type="string">
            <text:p>9/26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cquiline</text:p>
          </table:table-cell>
          <table:table-cell office:value-type="string">
            <text:p>Martens</text:p>
          </table:table-cell>
          <table:table-cell office:value-type="string">
            <text:p>JacquilineNMartens@trashymail.com</text:p>
          </table:table-cell>
          <table:table-cell office:value-type="string">
            <text:p>6/17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elsea</text:p>
          </table:table-cell>
          <table:table-cell office:value-type="string">
            <text:p>Quinn</text:p>
          </table:table-cell>
          <table:table-cell office:value-type="string">
            <text:p>ChelseaQuinn@mailinator.com</text:p>
          </table:table-cell>
          <table:table-cell office:value-type="string">
            <text:p>7/21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eal</text:p>
          </table:table-cell>
          <table:table-cell office:value-type="string">
            <text:p>Radford</text:p>
          </table:table-cell>
          <table:table-cell office:value-type="string">
            <text:p>NealNRadford@dodgit.com</text:p>
          </table:table-cell>
          <table:table-cell office:value-type="string">
            <text:p>8/14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Rózsa</text:p>
          </table:table-cell>
          <table:table-cell office:value-type="string">
            <text:p>RozsaAlex@pookmail.com</text:p>
          </table:table-cell>
          <table:table-cell office:value-type="string">
            <text:p>7/12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jzon</text:p>
          </table:table-cell>
          <table:table-cell office:value-type="string">
            <text:p>Petheő</text:p>
          </table:table-cell>
          <table:table-cell office:value-type="string">
            <text:p>PetheoZajzon@mailinator.com</text:p>
          </table:table-cell>
          <table:table-cell office:value-type="string">
            <text:p>9/24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i</text:p>
          </table:table-cell>
          <table:table-cell office:value-type="string">
            <text:p>Riordan</text:p>
          </table:table-cell>
          <table:table-cell office:value-type="string">
            <text:p>JaiRiordan@dodgit.com</text:p>
          </table:table-cell>
          <table:table-cell office:value-type="string">
            <text:p>12/10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eine</text:p>
          </table:table-cell>
          <table:table-cell office:value-type="string">
            <text:p>Hindmarsh</text:p>
          </table:table-cell>
          <table:table-cell office:value-type="string">
            <text:p>MadeleineHindmarsh@spambob.com</text:p>
          </table:table-cell>
          <table:table-cell office:value-type="string">
            <text:p>3/8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zebet</text:p>
          </table:table-cell>
          <table:table-cell office:value-type="string">
            <text:p>Kuncz</text:p>
          </table:table-cell>
          <table:table-cell office:value-type="string">
            <text:p>KunczErzebet@mailinator.com</text:p>
          </table:table-cell>
          <table:table-cell office:value-type="string">
            <text:p>6/20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alter</text:p>
          </table:table-cell>
          <table:table-cell office:value-type="string">
            <text:p>Laws</text:p>
          </table:table-cell>
          <table:table-cell office:value-type="string">
            <text:p>WalterCLaws@pookmail.com</text:p>
          </table:table-cell>
          <table:table-cell office:value-type="string">
            <text:p>9/13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ricz</text:p>
          </table:table-cell>
          <table:table-cell office:value-type="string">
            <text:p>Szőlősi</text:p>
          </table:table-cell>
          <table:table-cell office:value-type="string">
            <text:p>SzolosiMoricz@spambob.com</text:p>
          </table:table-cell>
          <table:table-cell office:value-type="string">
            <text:p>6/7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an</text:p>
          </table:table-cell>
          <table:table-cell office:value-type="string">
            <text:p>Train</text:p>
          </table:table-cell>
          <table:table-cell office:value-type="string">
            <text:p>RyanTrain@trashymail.com</text:p>
          </table:table-cell>
          <table:table-cell office:value-type="string">
            <text:p>8/11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Finnan</text:p>
          </table:table-cell>
          <table:table-cell office:value-type="string">
            <text:p>WilliamFinnan@pookmail.com</text:p>
          </table:table-cell>
          <table:table-cell office:value-type="string">
            <text:p>1/16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lian</text:p>
          </table:table-cell>
          <table:table-cell office:value-type="string">
            <text:p>Thomas</text:p>
          </table:table-cell>
          <table:table-cell office:value-type="string">
            <text:p>JulianThomas@spambob.com</text:p>
          </table:table-cell>
          <table:table-cell office:value-type="string">
            <text:p>1/11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carlett</text:p>
          </table:table-cell>
          <table:table-cell office:value-type="string">
            <text:p>Chaffey</text:p>
          </table:table-cell>
          <table:table-cell office:value-type="string">
            <text:p>ScarlettChaffey@spambob.com</text:p>
          </table:table-cell>
          <table:table-cell office:value-type="string">
            <text:p>8/21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Jetton</text:p>
          </table:table-cell>
          <table:table-cell office:value-type="string">
            <text:p>NathanFJetton@spambob.com</text:p>
          </table:table-cell>
          <table:table-cell office:value-type="string">
            <text:p>2/14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Gribble</text:p>
          </table:table-cell>
          <table:table-cell office:value-type="string">
            <text:p>AmyGribble@mailinator.com</text:p>
          </table:table-cell>
          <table:table-cell office:value-type="string">
            <text:p>2/6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Teague</text:p>
          </table:table-cell>
          <table:table-cell office:value-type="string">
            <text:p>CooperTeague@dodgit.com</text:p>
          </table:table-cell>
          <table:table-cell office:value-type="string">
            <text:p>9/25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Hayman</text:p>
          </table:table-cell>
          <table:table-cell office:value-type="string">
            <text:p>LilianHayman@trashymail.com</text:p>
          </table:table-cell>
          <table:table-cell office:value-type="string">
            <text:p>2/14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nnifer</text:p>
          </table:table-cell>
          <table:table-cell office:value-type="string">
            <text:p>Coppock</text:p>
          </table:table-cell>
          <table:table-cell office:value-type="string">
            <text:p>JenniferKCoppock@spambob.com</text:p>
          </table:table-cell>
          <table:table-cell office:value-type="string">
            <text:p>7/17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mella</text:p>
          </table:table-cell>
          <table:table-cell office:value-type="string">
            <text:p>Reiter</text:p>
          </table:table-cell>
          <table:table-cell office:value-type="string">
            <text:p>CarmellaCReiter@dodgit.com</text:p>
          </table:table-cell>
          <table:table-cell office:value-type="string">
            <text:p>12/1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rew</text:p>
          </table:table-cell>
          <table:table-cell office:value-type="string">
            <text:p>Tooth</text:p>
          </table:table-cell>
          <table:table-cell office:value-type="string">
            <text:p>AndrewTooth@pookmail.com</text:p>
          </table:table-cell>
          <table:table-cell office:value-type="string">
            <text:p>9/7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Johnson</text:p>
          </table:table-cell>
          <table:table-cell office:value-type="string">
            <text:p>SandraMJohnson@spambob.com</text:p>
          </table:table-cell>
          <table:table-cell office:value-type="string">
            <text:p>8/3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zter</text:p>
          </table:table-cell>
          <table:table-cell office:value-type="string">
            <text:p>Biró</text:p>
          </table:table-cell>
          <table:table-cell office:value-type="string">
            <text:p>BiroEszter@trashymail.com</text:p>
          </table:table-cell>
          <table:table-cell office:value-type="string">
            <text:p>8/1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an</text:p>
          </table:table-cell>
          <table:table-cell office:value-type="string">
            <text:p>Hendrickson</text:p>
          </table:table-cell>
          <table:table-cell office:value-type="string">
            <text:p>JeanJHendrickson@spambob.com</text:p>
          </table:table-cell>
          <table:table-cell office:value-type="string">
            <text:p>7/24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ie</text:p>
          </table:table-cell>
          <table:table-cell office:value-type="string">
            <text:p>Ruthven</text:p>
          </table:table-cell>
          <table:table-cell office:value-type="string">
            <text:p>JamieRuthven@spambob.com</text:p>
          </table:table-cell>
          <table:table-cell office:value-type="string">
            <text:p>10/6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leen</text:p>
          </table:table-cell>
          <table:table-cell office:value-type="string">
            <text:p>Lossett</text:p>
          </table:table-cell>
          <table:table-cell office:value-type="string">
            <text:p>KathleenCLossett@pookmail.com</text:p>
          </table:table-cell>
          <table:table-cell office:value-type="string">
            <text:p>11/1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ent</text:p>
          </table:table-cell>
          <table:table-cell office:value-type="string">
            <text:p>Wilson</text:p>
          </table:table-cell>
          <table:table-cell office:value-type="string">
            <text:p>BrentJWilson@spambob.com</text:p>
          </table:table-cell>
          <table:table-cell office:value-type="string">
            <text:p>7/10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Kelly</text:p>
          </table:table-cell>
          <table:table-cell office:value-type="string">
            <text:p>MatthewBKelly@trashymail.com</text:p>
          </table:table-cell>
          <table:table-cell office:value-type="string">
            <text:p>8/17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mária</text:p>
          </table:table-cell>
          <table:table-cell office:value-type="string">
            <text:p>Rigó</text:p>
          </table:table-cell>
          <table:table-cell office:value-type="string">
            <text:p>RigoAnnamaria@pookmail.com</text:p>
          </table:table-cell>
          <table:table-cell office:value-type="string">
            <text:p>3/7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</text:p>
          </table:table-cell>
          <table:table-cell office:value-type="string">
            <text:p>Harvey</text:p>
          </table:table-cell>
          <table:table-cell office:value-type="string">
            <text:p>TaylaHarvey@spambob.com</text:p>
          </table:table-cell>
          <table:table-cell office:value-type="string">
            <text:p>9/11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ckenzie</text:p>
          </table:table-cell>
          <table:table-cell office:value-type="string">
            <text:p>Hagenauer</text:p>
          </table:table-cell>
          <table:table-cell office:value-type="string">
            <text:p>MackenzieHagenauer@spambob.com</text:p>
          </table:table-cell>
          <table:table-cell office:value-type="string">
            <text:p>1/17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ránd</text:p>
          </table:table-cell>
          <table:table-cell office:value-type="string">
            <text:p>Erőss</text:p>
          </table:table-cell>
          <table:table-cell office:value-type="string">
            <text:p>ErossZarand@trashymail.com</text:p>
          </table:table-cell>
          <table:table-cell office:value-type="string">
            <text:p>5/9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livér</text:p>
          </table:table-cell>
          <table:table-cell office:value-type="string">
            <text:p>Sánta</text:p>
          </table:table-cell>
          <table:table-cell office:value-type="string">
            <text:p>SantaOliver@mailinator.com</text:p>
          </table:table-cell>
          <table:table-cell office:value-type="string">
            <text:p>8/7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enelope</text:p>
          </table:table-cell>
          <table:table-cell office:value-type="string">
            <text:p>Case</text:p>
          </table:table-cell>
          <table:table-cell office:value-type="string">
            <text:p>PenelopeWCase@mailinator.com</text:p>
          </table:table-cell>
          <table:table-cell office:value-type="string">
            <text:p>1/28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alie</text:p>
          </table:table-cell>
          <table:table-cell office:value-type="string">
            <text:p>McConnell</text:p>
          </table:table-cell>
          <table:table-cell office:value-type="string">
            <text:p>NatalieMcConnell@mailinator.com</text:p>
          </table:table-cell>
          <table:table-cell office:value-type="string">
            <text:p>11/3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dos</text:p>
          </table:table-cell>
          <table:table-cell office:value-type="string">
            <text:p>Kulcsár</text:p>
          </table:table-cell>
          <table:table-cell office:value-type="string">
            <text:p>KulcsarKardos@dodgit.com</text:p>
          </table:table-cell>
          <table:table-cell office:value-type="string">
            <text:p>7/5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ristan</text:p>
          </table:table-cell>
          <table:table-cell office:value-type="string">
            <text:p>Threlkeld</text:p>
          </table:table-cell>
          <table:table-cell office:value-type="string">
            <text:p>TristanThrelkeld@pookmail.com</text:p>
          </table:table-cell>
          <table:table-cell office:value-type="string">
            <text:p>3/31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ige</text:p>
          </table:table-cell>
          <table:table-cell office:value-type="string">
            <text:p>Trott</text:p>
          </table:table-cell>
          <table:table-cell office:value-type="string">
            <text:p>PaigeTrott@mailinator.com</text:p>
          </table:table-cell>
          <table:table-cell office:value-type="string">
            <text:p>6/10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</text:p>
          </table:table-cell>
          <table:table-cell office:value-type="string">
            <text:p>Harsányi</text:p>
          </table:table-cell>
          <table:table-cell office:value-type="string">
            <text:p>HarsanyiAlexa@spambob.com</text:p>
          </table:table-cell>
          <table:table-cell office:value-type="string">
            <text:p>5/17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Wolseley</text:p>
          </table:table-cell>
          <table:table-cell office:value-type="string">
            <text:p>LucasWolseley@mailinator.com</text:p>
          </table:table-cell>
          <table:table-cell office:value-type="string">
            <text:p>1/31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Willa</text:p>
          </table:table-cell>
          <table:table-cell office:value-type="string">
            <text:p>Smith</text:p>
          </table:table-cell>
          <table:table-cell office:value-type="string">
            <text:p>WillaNSmith@dodgit.com</text:p>
          </table:table-cell>
          <table:table-cell office:value-type="string">
            <text:p>6/29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bolya</text:p>
          </table:table-cell>
          <table:table-cell office:value-type="string">
            <text:p>Gere</text:p>
          </table:table-cell>
          <table:table-cell office:value-type="string">
            <text:p>GereIbolya@dodgit.com</text:p>
          </table:table-cell>
          <table:table-cell office:value-type="string">
            <text:p>6/30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gie</text:p>
          </table:table-cell>
          <table:table-cell office:value-type="string">
            <text:p>Vajda</text:p>
          </table:table-cell>
          <table:table-cell office:value-type="string">
            <text:p>VajdaAggie@dodgit.com</text:p>
          </table:table-cell>
          <table:table-cell office:value-type="string">
            <text:p>2/6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la</text:p>
          </table:table-cell>
          <table:table-cell office:value-type="string">
            <text:p>Elder</text:p>
          </table:table-cell>
          <table:table-cell office:value-type="string">
            <text:p>LolaElder@mailinator.com</text:p>
          </table:table-cell>
          <table:table-cell office:value-type="string">
            <text:p>8/10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smine</text:p>
          </table:table-cell>
          <table:table-cell office:value-type="string">
            <text:p>Barclay-Harvey</text:p>
          </table:table-cell>
          <table:table-cell office:value-type="string">
            <text:p>JasmineBarclay-Harvey@pookmail.com</text:p>
          </table:table-cell>
          <table:table-cell office:value-type="string">
            <text:p>9/21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ksony</text:p>
          </table:table-cell>
          <table:table-cell office:value-type="string">
            <text:p>Péter</text:p>
          </table:table-cell>
          <table:table-cell office:value-type="string">
            <text:p>PeterTaksony@trashymail.com</text:p>
          </table:table-cell>
          <table:table-cell office:value-type="string">
            <text:p>4/9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toria</text:p>
          </table:table-cell>
          <table:table-cell office:value-type="string">
            <text:p>Selle</text:p>
          </table:table-cell>
          <table:table-cell office:value-type="string">
            <text:p>VictoriaSelle@dodgit.com</text:p>
          </table:table-cell>
          <table:table-cell office:value-type="string">
            <text:p>11/27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Digregorio</text:p>
          </table:table-cell>
          <table:table-cell office:value-type="string">
            <text:p>RobertSDigregorio@dodgit.com</text:p>
          </table:table-cell>
          <table:table-cell office:value-type="string">
            <text:p>7/8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bul</text:p>
          </table:table-cell>
          <table:table-cell office:value-type="string">
            <text:p>Szabados</text:p>
          </table:table-cell>
          <table:table-cell office:value-type="string">
            <text:p>SzabadosUbul@mailinator.com</text:p>
          </table:table-cell>
          <table:table-cell office:value-type="string">
            <text:p>4/12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nes</text:p>
          </table:table-cell>
          <table:table-cell office:value-type="string">
            <text:p>Rózsa</text:p>
          </table:table-cell>
          <table:table-cell office:value-type="string">
            <text:p>RozsaDenes@dodgit.com</text:p>
          </table:table-cell>
          <table:table-cell office:value-type="string">
            <text:p>7/2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za</text:p>
          </table:table-cell>
          <table:table-cell office:value-type="string">
            <text:p>Sebők</text:p>
          </table:table-cell>
          <table:table-cell office:value-type="string">
            <text:p>SebokRoza@mailinator.com</text:p>
          </table:table-cell>
          <table:table-cell office:value-type="string">
            <text:p>8/20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ah</text:p>
          </table:table-cell>
          <table:table-cell office:value-type="string">
            <text:p>Heney</text:p>
          </table:table-cell>
          <table:table-cell office:value-type="string">
            <text:p>LeahHeney@pookmail.com</text:p>
          </table:table-cell>
          <table:table-cell office:value-type="string">
            <text:p>4/11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los</text:p>
          </table:table-cell>
          <table:table-cell office:value-type="string">
            <text:p>Polach</text:p>
          </table:table-cell>
          <table:table-cell office:value-type="string">
            <text:p>PolachKolos@trashymail.com</text:p>
          </table:table-cell>
          <table:table-cell office:value-type="string">
            <text:p>7/3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eci</text:p>
          </table:table-cell>
          <table:table-cell office:value-type="string">
            <text:p>Csontos</text:p>
          </table:table-cell>
          <table:table-cell office:value-type="string">
            <text:p>CsontosNeci@mailinator.com</text:p>
          </table:table-cell>
          <table:table-cell office:value-type="string">
            <text:p>8/1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ke</text:p>
          </table:table-cell>
          <table:table-cell office:value-type="string">
            <text:p>Eager</text:p>
          </table:table-cell>
          <table:table-cell office:value-type="string">
            <text:p>JakeEager@pookmail.com</text:p>
          </table:table-cell>
          <table:table-cell office:value-type="string">
            <text:p>9/24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dy</text:p>
          </table:table-cell>
          <table:table-cell office:value-type="string">
            <text:p>Hook</text:p>
          </table:table-cell>
          <table:table-cell office:value-type="string">
            <text:p>CodyHook@dodgit.com</text:p>
          </table:table-cell>
          <table:table-cell office:value-type="string">
            <text:p>3/11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nyhért</text:p>
          </table:table-cell>
          <table:table-cell office:value-type="string">
            <text:p>Kovács</text:p>
          </table:table-cell>
          <table:table-cell office:value-type="string">
            <text:p>KovacsMenyhert@spambob.com</text:p>
          </table:table-cell>
          <table:table-cell office:value-type="string">
            <text:p>1/6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k</text:p>
          </table:table-cell>
          <table:table-cell office:value-type="string">
            <text:p>Cseh</text:p>
          </table:table-cell>
          <table:table-cell office:value-type="string">
            <text:p>CsehDominik@spambob.com</text:p>
          </table:table-cell>
          <table:table-cell office:value-type="string">
            <text:p>10/22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Singleton</text:p>
          </table:table-cell>
          <table:table-cell office:value-type="string">
            <text:p>DavidKSingleton@mailinator.com</text:p>
          </table:table-cell>
          <table:table-cell office:value-type="string">
            <text:p>12/20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se</text:p>
          </table:table-cell>
          <table:table-cell office:value-type="string">
            <text:p>O'Keeffe</text:p>
          </table:table-cell>
          <table:table-cell office:value-type="string">
            <text:p>JesseOKeeffe@dodgit.com</text:p>
          </table:table-cell>
          <table:table-cell office:value-type="string">
            <text:p>7/25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bony</text:p>
          </table:table-cell>
          <table:table-cell office:value-type="string">
            <text:p>Dechaineux</text:p>
          </table:table-cell>
          <table:table-cell office:value-type="string">
            <text:p>EbonyDechaineux@mailinator.com</text:p>
          </table:table-cell>
          <table:table-cell office:value-type="string">
            <text:p>9/21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dor</text:p>
          </table:table-cell>
          <table:table-cell office:value-type="string">
            <text:p>Danko</text:p>
          </table:table-cell>
          <table:table-cell office:value-type="string">
            <text:p>DankoVidor@trashymail.com</text:p>
          </table:table-cell>
          <table:table-cell office:value-type="string">
            <text:p>8/1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ward</text:p>
          </table:table-cell>
          <table:table-cell office:value-type="string">
            <text:p>Short</text:p>
          </table:table-cell>
          <table:table-cell office:value-type="string">
            <text:p>EdwardShort@spambob.com</text:p>
          </table:table-cell>
          <table:table-cell office:value-type="string">
            <text:p>4/12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ita</text:p>
          </table:table-cell>
          <table:table-cell office:value-type="string">
            <text:p>Price</text:p>
          </table:table-cell>
          <table:table-cell office:value-type="string">
            <text:p>RitaTPrice@dodgit.com</text:p>
          </table:table-cell>
          <table:table-cell office:value-type="string">
            <text:p>9/20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h</text:p>
          </table:table-cell>
          <table:table-cell office:value-type="string">
            <text:p>Hake</text:p>
          </table:table-cell>
          <table:table-cell office:value-type="string">
            <text:p>SarahHake@mailinator.com</text:p>
          </table:table-cell>
          <table:table-cell office:value-type="string">
            <text:p>9/6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Allport</text:p>
          </table:table-cell>
          <table:table-cell office:value-type="string">
            <text:p>WilliamAllport@spambob.com</text:p>
          </table:table-cell>
          <table:table-cell office:value-type="string">
            <text:p>4/25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nnie</text:p>
          </table:table-cell>
          <table:table-cell office:value-type="string">
            <text:p>Hernandez</text:p>
          </table:table-cell>
          <table:table-cell office:value-type="string">
            <text:p>MinnieHHernandez@trashymail.com</text:p>
          </table:table-cell>
          <table:table-cell office:value-type="string">
            <text:p>9/5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iána</text:p>
          </table:table-cell>
          <table:table-cell office:value-type="string">
            <text:p>Gyarmathi</text:p>
          </table:table-cell>
          <table:table-cell office:value-type="string">
            <text:p>GyarmathiDiana@dodgit.com</text:p>
          </table:table-cell>
          <table:table-cell office:value-type="string">
            <text:p>10/20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senge</text:p>
          </table:table-cell>
          <table:table-cell office:value-type="string">
            <text:p>Szûcs</text:p>
          </table:table-cell>
          <table:table-cell office:value-type="string">
            <text:p>SzucsCsenge@dodgit.com</text:p>
          </table:table-cell>
          <table:table-cell office:value-type="string">
            <text:p>1/21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lian</text:p>
          </table:table-cell>
          <table:table-cell office:value-type="string">
            <text:p>Mawby</text:p>
          </table:table-cell>
          <table:table-cell office:value-type="string">
            <text:p>JulianMawby@pookmail.com</text:p>
          </table:table-cell>
          <table:table-cell office:value-type="string">
            <text:p>12/5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an</text:p>
          </table:table-cell>
          <table:table-cell office:value-type="string">
            <text:p>Caroll</text:p>
          </table:table-cell>
          <table:table-cell office:value-type="string">
            <text:p>JuanSCaroll@trashymail.com</text:p>
          </table:table-cell>
          <table:table-cell office:value-type="string">
            <text:p>8/24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tuska</text:p>
          </table:table-cell>
          <table:table-cell office:value-type="string">
            <text:p>Virág</text:p>
          </table:table-cell>
          <table:table-cell office:value-type="string">
            <text:p>ViragMartuska@spambob.com</text:p>
          </table:table-cell>
          <table:table-cell office:value-type="string">
            <text:p>10/26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ál</text:p>
          </table:table-cell>
          <table:table-cell office:value-type="string">
            <text:p>Dudás</text:p>
          </table:table-cell>
          <table:table-cell office:value-type="string">
            <text:p>DudasPal@pookmail.com</text:p>
          </table:table-cell>
          <table:table-cell office:value-type="string">
            <text:p>7/1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eca</text:p>
          </table:table-cell>
          <table:table-cell office:value-type="string">
            <text:p>Kónya</text:p>
          </table:table-cell>
          <table:table-cell office:value-type="string">
            <text:p>KonyaTeca@spambob.com</text:p>
          </table:table-cell>
          <table:table-cell office:value-type="string">
            <text:p>2/11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lly</text:p>
          </table:table-cell>
          <table:table-cell office:value-type="string">
            <text:p>Whitaker</text:p>
          </table:table-cell>
          <table:table-cell office:value-type="string">
            <text:p>KellyJWhitaker@dodgit.com</text:p>
          </table:table-cell>
          <table:table-cell office:value-type="string">
            <text:p>3/11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na</text:p>
          </table:table-cell>
          <table:table-cell office:value-type="string">
            <text:p>Bennett</text:p>
          </table:table-cell>
          <table:table-cell office:value-type="string">
            <text:p>DanaMBennett@spambob.com</text:p>
          </table:table-cell>
          <table:table-cell office:value-type="string">
            <text:p>4/21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clan</text:p>
          </table:table-cell>
          <table:table-cell office:value-type="string">
            <text:p>Weingarth</text:p>
          </table:table-cell>
          <table:table-cell office:value-type="string">
            <text:p>DeclanWeingarth@pookmail.com</text:p>
          </table:table-cell>
          <table:table-cell office:value-type="string">
            <text:p>6/16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Istvan</text:p>
          </table:table-cell>
          <table:table-cell office:value-type="string">
            <text:p>Novák</text:p>
          </table:table-cell>
          <table:table-cell office:value-type="string">
            <text:p>NovakIstvan@trashymail.com</text:p>
          </table:table-cell>
          <table:table-cell office:value-type="string">
            <text:p>3/4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ie</text:p>
          </table:table-cell>
          <table:table-cell office:value-type="string">
            <text:p>Bardon</text:p>
          </table:table-cell>
          <table:table-cell office:value-type="string">
            <text:p>BrodieBardon@dodgit.com</text:p>
          </table:table-cell>
          <table:table-cell office:value-type="string">
            <text:p>10/31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gus</text:p>
          </table:table-cell>
          <table:table-cell office:value-type="string">
            <text:p>Sexton</text:p>
          </table:table-cell>
          <table:table-cell office:value-type="string">
            <text:p>AngusSexton@spambob.com</text:p>
          </table:table-cell>
          <table:table-cell office:value-type="string">
            <text:p>6/28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Swallow</text:p>
          </table:table-cell>
          <table:table-cell office:value-type="string">
            <text:p>MatthewSwallow@pookmail.com</text:p>
          </table:table-cell>
          <table:table-cell office:value-type="string">
            <text:p>12/9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</text:p>
          </table:table-cell>
          <table:table-cell office:value-type="string">
            <text:p>Vöröss</text:p>
          </table:table-cell>
          <table:table-cell office:value-type="string">
            <text:p>VorossKat@pookmail.com</text:p>
          </table:table-cell>
          <table:table-cell office:value-type="string">
            <text:p>2/13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aquin</text:p>
          </table:table-cell>
          <table:table-cell office:value-type="string">
            <text:p>Coulson</text:p>
          </table:table-cell>
          <table:table-cell office:value-type="string">
            <text:p>JoaquinLCoulson@dodgit.com</text:p>
          </table:table-cell>
          <table:table-cell office:value-type="string">
            <text:p>10/25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el</text:p>
          </table:table-cell>
          <table:table-cell office:value-type="string">
            <text:p>Sleigh</text:p>
          </table:table-cell>
          <table:table-cell office:value-type="string">
            <text:p>JoelSleigh@dodgit.com</text:p>
          </table:table-cell>
          <table:table-cell office:value-type="string">
            <text:p>2/8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ra</text:p>
          </table:table-cell>
          <table:table-cell office:value-type="string">
            <text:p>Fish</text:p>
          </table:table-cell>
          <table:table-cell office:value-type="string">
            <text:p>ClaraCFish@trashymail.com</text:p>
          </table:table-cell>
          <table:table-cell office:value-type="string">
            <text:p>10/23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ombor</text:p>
          </table:table-cell>
          <table:table-cell office:value-type="string">
            <text:p>Lang</text:p>
          </table:table-cell>
          <table:table-cell office:value-type="string">
            <text:p>LangZombor@dodgit.com</text:p>
          </table:table-cell>
          <table:table-cell office:value-type="string">
            <text:p>3/10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x</text:p>
          </table:table-cell>
          <table:table-cell office:value-type="string">
            <text:p>Dillon</text:p>
          </table:table-cell>
          <table:table-cell office:value-type="string">
            <text:p>MaxDillon@spambob.com</text:p>
          </table:table-cell>
          <table:table-cell office:value-type="string">
            <text:p>3/20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pót</text:p>
          </table:table-cell>
          <table:table-cell office:value-type="string">
            <text:p>Kecskés</text:p>
          </table:table-cell>
          <table:table-cell office:value-type="string">
            <text:p>KecskesLipot@spambob.com</text:p>
          </table:table-cell>
          <table:table-cell office:value-type="string">
            <text:p>10/22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ances</text:p>
          </table:table-cell>
          <table:table-cell office:value-type="string">
            <text:p>Maher</text:p>
          </table:table-cell>
          <table:table-cell office:value-type="string">
            <text:p>FrancesJMaher@trashymail.com</text:p>
          </table:table-cell>
          <table:table-cell office:value-type="string">
            <text:p>6/8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per</text:p>
          </table:table-cell>
          <table:table-cell office:value-type="string">
            <text:p>Teasdale</text:p>
          </table:table-cell>
          <table:table-cell office:value-type="string">
            <text:p>JasperTeasdale@trashymail.com</text:p>
          </table:table-cell>
          <table:table-cell office:value-type="string">
            <text:p>8/12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Luby</text:p>
          </table:table-cell>
          <table:table-cell office:value-type="string">
            <text:p>DavidFLuby@spambob.com</text:p>
          </table:table-cell>
          <table:table-cell office:value-type="string">
            <text:p>10/4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ie</text:p>
          </table:table-cell>
          <table:table-cell office:value-type="string">
            <text:p>May</text:p>
          </table:table-cell>
          <table:table-cell office:value-type="string">
            <text:p>AnnieAMay@pookmail.com</text:p>
          </table:table-cell>
          <table:table-cell office:value-type="string">
            <text:p>7/8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nda</text:p>
          </table:table-cell>
          <table:table-cell office:value-type="string">
            <text:p>Fontes</text:p>
          </table:table-cell>
          <table:table-cell office:value-type="string">
            <text:p>LindaLFontes@trashymail.com</text:p>
          </table:table-cell>
          <table:table-cell office:value-type="string">
            <text:p>3/11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tt</text:p>
          </table:table-cell>
          <table:table-cell office:value-type="string">
            <text:p>Holtze</text:p>
          </table:table-cell>
          <table:table-cell office:value-type="string">
            <text:p>JettHoltze@dodgit.com</text:p>
          </table:table-cell>
          <table:table-cell office:value-type="string">
            <text:p>4/27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se</text:p>
          </table:table-cell>
          <table:table-cell office:value-type="string">
            <text:p>Colvin</text:p>
          </table:table-cell>
          <table:table-cell office:value-type="string">
            <text:p>JesseColvin@trashymail.com</text:p>
          </table:table-cell>
          <table:table-cell office:value-type="string">
            <text:p>10/7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fferson</text:p>
          </table:table-cell>
          <table:table-cell office:value-type="string">
            <text:p>Hudson</text:p>
          </table:table-cell>
          <table:table-cell office:value-type="string">
            <text:p>JeffersonCHudson@mailinator.com</text:p>
          </table:table-cell>
          <table:table-cell office:value-type="string">
            <text:p>3/28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kény</text:p>
          </table:table-cell>
          <table:table-cell office:value-type="string">
            <text:p>Kun</text:p>
          </table:table-cell>
          <table:table-cell office:value-type="string">
            <text:p>KunOrkeny@spambob.com</text:p>
          </table:table-cell>
          <table:table-cell office:value-type="string">
            <text:p>8/12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livér</text:p>
          </table:table-cell>
          <table:table-cell office:value-type="string">
            <text:p>Angyal</text:p>
          </table:table-cell>
          <table:table-cell office:value-type="string">
            <text:p>AngyalOliver@dodgit.com</text:p>
          </table:table-cell>
          <table:table-cell office:value-type="string">
            <text:p>8/6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zar</text:p>
          </table:table-cell>
          <table:table-cell office:value-type="string">
            <text:p>Urbán</text:p>
          </table:table-cell>
          <table:table-cell office:value-type="string">
            <text:p>UrbanLazar@mailinator.com</text:p>
          </table:table-cell>
          <table:table-cell office:value-type="string">
            <text:p>6/6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guel</text:p>
          </table:table-cell>
          <table:table-cell office:value-type="string">
            <text:p>Kane</text:p>
          </table:table-cell>
          <table:table-cell office:value-type="string">
            <text:p>MiguelIKane@spambob.com</text:p>
          </table:table-cell>
          <table:table-cell office:value-type="string">
            <text:p>12/27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hua</text:p>
          </table:table-cell>
          <table:table-cell office:value-type="string">
            <text:p>Butler</text:p>
          </table:table-cell>
          <table:table-cell office:value-type="string">
            <text:p>JoshuaMButler@mailinator.com</text:p>
          </table:table-cell>
          <table:table-cell office:value-type="string">
            <text:p>6/12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x</text:p>
          </table:table-cell>
          <table:table-cell office:value-type="string">
            <text:p>Liston</text:p>
          </table:table-cell>
          <table:table-cell office:value-type="string">
            <text:p>MaxListon@dodgit.com</text:p>
          </table:table-cell>
          <table:table-cell office:value-type="string">
            <text:p>12/3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ander</text:p>
          </table:table-cell>
          <table:table-cell office:value-type="string">
            <text:p>Moore</text:p>
          </table:table-cell>
          <table:table-cell office:value-type="string">
            <text:p>AlexanderGMoore@mailinator.com</text:p>
          </table:table-cell>
          <table:table-cell office:value-type="string">
            <text:p>12/10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Martin</text:p>
          </table:table-cell>
          <table:table-cell office:value-type="string">
            <text:p>WilliamSMartin@spambob.com</text:p>
          </table:table-cell>
          <table:table-cell office:value-type="string">
            <text:p>10/27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ck</text:p>
          </table:table-cell>
          <table:table-cell office:value-type="string">
            <text:p>Maclanachan</text:p>
          </table:table-cell>
          <table:table-cell office:value-type="string">
            <text:p>BrockMaclanachan@mailinator.com</text:p>
          </table:table-cell>
          <table:table-cell office:value-type="string">
            <text:p>5/8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ffery</text:p>
          </table:table-cell>
          <table:table-cell office:value-type="string">
            <text:p>Ashton</text:p>
          </table:table-cell>
          <table:table-cell office:value-type="string">
            <text:p>JefferyVAshton@pookmail.com</text:p>
          </table:table-cell>
          <table:table-cell office:value-type="string">
            <text:p>8/12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celina</text:p>
          </table:table-cell>
          <table:table-cell office:value-type="string">
            <text:p>Moore</text:p>
          </table:table-cell>
          <table:table-cell office:value-type="string">
            <text:p>MarcelinaJMoore@mailinator.com</text:p>
          </table:table-cell>
          <table:table-cell office:value-type="string">
            <text:p>1/31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</text:p>
          </table:table-cell>
          <table:table-cell office:value-type="string">
            <text:p>Orr</text:p>
          </table:table-cell>
          <table:table-cell office:value-type="string">
            <text:p>ElizaOrr@spambob.com</text:p>
          </table:table-cell>
          <table:table-cell office:value-type="string">
            <text:p>2/7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son</text:p>
          </table:table-cell>
          <table:table-cell office:value-type="string">
            <text:p>Lawry</text:p>
          </table:table-cell>
          <table:table-cell office:value-type="string">
            <text:p>TysonLawry@pookmail.com</text:p>
          </table:table-cell>
          <table:table-cell office:value-type="string">
            <text:p>10/18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alie</text:p>
          </table:table-cell>
          <table:table-cell office:value-type="string">
            <text:p>McIntyre</text:p>
          </table:table-cell>
          <table:table-cell office:value-type="string">
            <text:p>RosalieCMcIntyre@pookmail.com</text:p>
          </table:table-cell>
          <table:table-cell office:value-type="string">
            <text:p>6/8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Dietz</text:p>
          </table:table-cell>
          <table:table-cell office:value-type="string">
            <text:p>MaryBDietz@mailinator.com</text:p>
          </table:table-cell>
          <table:table-cell office:value-type="string">
            <text:p>7/31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tal</text:p>
          </table:table-cell>
          <table:table-cell office:value-type="string">
            <text:p>Győrfy</text:p>
          </table:table-cell>
          <table:table-cell office:value-type="string">
            <text:p>GyorfyKartal@trashymail.com</text:p>
          </table:table-cell>
          <table:table-cell office:value-type="string">
            <text:p>1/31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nee</text:p>
          </table:table-cell>
          <table:table-cell office:value-type="string">
            <text:p>Jimenez</text:p>
          </table:table-cell>
          <table:table-cell office:value-type="string">
            <text:p>ReneeCJimenez@dodgit.com</text:p>
          </table:table-cell>
          <table:table-cell office:value-type="string">
            <text:p>1/6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gx</text:p>
          </table:table-cell>
          <table:table-cell office:value-type="string">
            <text:p>Szőcs</text:p>
          </table:table-cell>
          <table:table-cell office:value-type="string">
            <text:p>SzocsRegx@trashymail.com</text:p>
          </table:table-cell>
          <table:table-cell office:value-type="string">
            <text:p>6/12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ckenzie</text:p>
          </table:table-cell>
          <table:table-cell office:value-type="string">
            <text:p>Fouch</text:p>
          </table:table-cell>
          <table:table-cell office:value-type="string">
            <text:p>MackenzieFouch@trashymail.com</text:p>
          </table:table-cell>
          <table:table-cell office:value-type="string">
            <text:p>8/28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iska</text:p>
          </table:table-cell>
          <table:table-cell office:value-type="string">
            <text:p>Sárközi</text:p>
          </table:table-cell>
          <table:table-cell office:value-type="string">
            <text:p>SarkoziBoriska@mailinator.com</text:p>
          </table:table-cell>
          <table:table-cell office:value-type="string">
            <text:p>9/30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ey</text:p>
          </table:table-cell>
          <table:table-cell office:value-type="string">
            <text:p>Childs</text:p>
          </table:table-cell>
          <table:table-cell office:value-type="string">
            <text:p>AbbeyChilds@mailinator.com</text:p>
          </table:table-cell>
          <table:table-cell office:value-type="string">
            <text:p>12/30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Woodward</text:p>
          </table:table-cell>
          <table:table-cell office:value-type="string">
            <text:p>NathanWoodward@mailinator.com</text:p>
          </table:table-cell>
          <table:table-cell office:value-type="string">
            <text:p>10/28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uth</text:p>
          </table:table-cell>
          <table:table-cell office:value-type="string">
            <text:p>Hasting</text:p>
          </table:table-cell>
          <table:table-cell office:value-type="string">
            <text:p>RuthCHasting@pookmail.com</text:p>
          </table:table-cell>
          <table:table-cell office:value-type="string">
            <text:p>11/18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ison</text:p>
          </table:table-cell>
          <table:table-cell office:value-type="string">
            <text:p>Jessep</text:p>
          </table:table-cell>
          <table:table-cell office:value-type="string">
            <text:p>MadisonJessep@spambob.com</text:p>
          </table:table-cell>
          <table:table-cell office:value-type="string">
            <text:p>11/8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Felix</text:p>
          </table:table-cell>
          <table:table-cell office:value-type="string">
            <text:p>ThomasCFelix@dodgit.com</text:p>
          </table:table-cell>
          <table:table-cell office:value-type="string">
            <text:p>2/1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k</text:p>
          </table:table-cell>
          <table:table-cell office:value-type="string">
            <text:p>Dale</text:p>
          </table:table-cell>
          <table:table-cell office:value-type="string">
            <text:p>JackDale@dodgit.com</text:p>
          </table:table-cell>
          <table:table-cell office:value-type="string">
            <text:p>2/21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yla</text:p>
          </table:table-cell>
          <table:table-cell office:value-type="string">
            <text:p>Fantl</text:p>
          </table:table-cell>
          <table:table-cell office:value-type="string">
            <text:p>KaylaFantl@spambob.com</text:p>
          </table:table-cell>
          <table:table-cell office:value-type="string">
            <text:p>7/13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ie</text:p>
          </table:table-cell>
          <table:table-cell office:value-type="string">
            <text:p>Dolling</text:p>
          </table:table-cell>
          <table:table-cell office:value-type="string">
            <text:p>BrodieDolling@spambob.com</text:p>
          </table:table-cell>
          <table:table-cell office:value-type="string">
            <text:p>12/28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la</text:p>
          </table:table-cell>
          <table:table-cell office:value-type="string">
            <text:p>Littles</text:p>
          </table:table-cell>
          <table:table-cell office:value-type="string">
            <text:p>KarlaJLittles@mailinator.com</text:p>
          </table:table-cell>
          <table:table-cell office:value-type="string">
            <text:p>5/27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os</text:p>
          </table:table-cell>
          <table:table-cell office:value-type="string">
            <text:p>Szakács</text:p>
          </table:table-cell>
          <table:table-cell office:value-type="string">
            <text:p>SzakacsMarkos@spambob.com</text:p>
          </table:table-cell>
          <table:table-cell office:value-type="string">
            <text:p>4/1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rsolya</text:p>
          </table:table-cell>
          <table:table-cell office:value-type="string">
            <text:p>Horváth</text:p>
          </table:table-cell>
          <table:table-cell office:value-type="string">
            <text:p>HorvathOrsolya@spambob.com</text:p>
          </table:table-cell>
          <table:table-cell office:value-type="string">
            <text:p>1/6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my</text:p>
          </table:table-cell>
          <table:table-cell office:value-type="string">
            <text:p>Powell</text:p>
          </table:table-cell>
          <table:table-cell office:value-type="string">
            <text:p>SammyBPowell@pookmail.com</text:p>
          </table:table-cell>
          <table:table-cell office:value-type="string">
            <text:p>11/28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dy</text:p>
          </table:table-cell>
          <table:table-cell office:value-type="string">
            <text:p>Israel</text:p>
          </table:table-cell>
          <table:table-cell office:value-type="string">
            <text:p>CodyIsrael@mailinator.com</text:p>
          </table:table-cell>
          <table:table-cell office:value-type="string">
            <text:p>7/14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ny</text:p>
          </table:table-cell>
          <table:table-cell office:value-type="string">
            <text:p>Rand</text:p>
          </table:table-cell>
          <table:table-cell office:value-type="string">
            <text:p>DannyNRand@trashymail.com</text:p>
          </table:table-cell>
          <table:table-cell office:value-type="string">
            <text:p>12/30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a</text:p>
          </table:table-cell>
          <table:table-cell office:value-type="string">
            <text:p>Papp</text:p>
          </table:table-cell>
          <table:table-cell office:value-type="string">
            <text:p>PappLuca@trashymail.com</text:p>
          </table:table-cell>
          <table:table-cell office:value-type="string">
            <text:p>7/12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borc</text:p>
          </table:table-cell>
          <table:table-cell office:value-type="string">
            <text:p>Kardos</text:p>
          </table:table-cell>
          <table:table-cell office:value-type="string">
            <text:p>KardosLaborc@pookmail.com</text:p>
          </table:table-cell>
          <table:table-cell office:value-type="string">
            <text:p>8/31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loe</text:p>
          </table:table-cell>
          <table:table-cell office:value-type="string">
            <text:p>Carew-Smyth</text:p>
          </table:table-cell>
          <table:table-cell office:value-type="string">
            <text:p>ChloeCarew-Smyth@mailinator.com</text:p>
          </table:table-cell>
          <table:table-cell office:value-type="string">
            <text:p>6/29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tchell</text:p>
          </table:table-cell>
          <table:table-cell office:value-type="string">
            <text:p>Sasse</text:p>
          </table:table-cell>
          <table:table-cell office:value-type="string">
            <text:p>MitchellSasse@pookmail.com</text:p>
          </table:table-cell>
          <table:table-cell office:value-type="string">
            <text:p>2/26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e</text:p>
          </table:table-cell>
          <table:table-cell office:value-type="string">
            <text:p>Picton</text:p>
          </table:table-cell>
          <table:table-cell office:value-type="string">
            <text:p>EvePicton@pookmail.com</text:p>
          </table:table-cell>
          <table:table-cell office:value-type="string">
            <text:p>9/19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kard</text:p>
          </table:table-cell>
          <table:table-cell office:value-type="string">
            <text:p>Smit</text:p>
          </table:table-cell>
          <table:table-cell office:value-type="string">
            <text:p>SmitRikard@mailinator.com</text:p>
          </table:table-cell>
          <table:table-cell office:value-type="string">
            <text:p>9/17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jamin</text:p>
          </table:table-cell>
          <table:table-cell office:value-type="string">
            <text:p>Handfield</text:p>
          </table:table-cell>
          <table:table-cell office:value-type="string">
            <text:p>BenjaminHandfield@trashymail.com</text:p>
          </table:table-cell>
          <table:table-cell office:value-type="string">
            <text:p>5/1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na</text:p>
          </table:table-cell>
          <table:table-cell office:value-type="string">
            <text:p>Franks</text:p>
          </table:table-cell>
          <table:table-cell office:value-type="string">
            <text:p>DanaJFranks@trashymail.com</text:p>
          </table:table-cell>
          <table:table-cell office:value-type="string">
            <text:p>5/24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rady</text:p>
          </table:table-cell>
          <table:table-cell office:value-type="string">
            <text:p>Martin</text:p>
          </table:table-cell>
          <table:table-cell office:value-type="string">
            <text:p>GradyCMartin@spambob.com</text:p>
          </table:table-cell>
          <table:table-cell office:value-type="string">
            <text:p>4/9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opher</text:p>
          </table:table-cell>
          <table:table-cell office:value-type="string">
            <text:p>Bonython</text:p>
          </table:table-cell>
          <table:table-cell office:value-type="string">
            <text:p>ChristopherBonython@spambob.com</text:p>
          </table:table-cell>
          <table:table-cell office:value-type="string">
            <text:p>8/14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dos</text:p>
          </table:table-cell>
          <table:table-cell office:value-type="string">
            <text:p>Császár</text:p>
          </table:table-cell>
          <table:table-cell office:value-type="string">
            <text:p>CsaszarKardos@dodgit.com</text:p>
          </table:table-cell>
          <table:table-cell office:value-type="string">
            <text:p>4/12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uglas</text:p>
          </table:table-cell>
          <table:table-cell office:value-type="string">
            <text:p>Edwards</text:p>
          </table:table-cell>
          <table:table-cell office:value-type="string">
            <text:p>DouglasEEdwards@dodgit.com</text:p>
          </table:table-cell>
          <table:table-cell office:value-type="string">
            <text:p>6/19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thony</text:p>
          </table:table-cell>
          <table:table-cell office:value-type="string">
            <text:p>Oliver</text:p>
          </table:table-cell>
          <table:table-cell office:value-type="string">
            <text:p>AnthonyVOliver@dodgit.com</text:p>
          </table:table-cell>
          <table:table-cell office:value-type="string">
            <text:p>7/30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zabina</text:p>
          </table:table-cell>
          <table:table-cell office:value-type="string">
            <text:p>Ferenczi</text:p>
          </table:table-cell>
          <table:table-cell office:value-type="string">
            <text:p>FerencziSzabina@mailinator.com</text:p>
          </table:table-cell>
          <table:table-cell office:value-type="string">
            <text:p>9/21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lake</text:p>
          </table:table-cell>
          <table:table-cell office:value-type="string">
            <text:p>McCarten</text:p>
          </table:table-cell>
          <table:table-cell office:value-type="string">
            <text:p>BlakeMcCarten@dodgit.com</text:p>
          </table:table-cell>
          <table:table-cell office:value-type="string">
            <text:p>1/25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ik</text:p>
          </table:table-cell>
          <table:table-cell office:value-type="string">
            <text:p>Kállai</text:p>
          </table:table-cell>
          <table:table-cell office:value-type="string">
            <text:p>KallaiErik@pookmail.com</text:p>
          </table:table-cell>
          <table:table-cell office:value-type="string">
            <text:p>5/31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la</text:p>
          </table:table-cell>
          <table:table-cell office:value-type="string">
            <text:p>Griffin</text:p>
          </table:table-cell>
          <table:table-cell office:value-type="string">
            <text:p>KarlaCGriffin@dodgit.com</text:p>
          </table:table-cell>
          <table:table-cell office:value-type="string">
            <text:p>3/9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lynn</text:p>
          </table:table-cell>
          <table:table-cell office:value-type="string">
            <text:p>Biddell</text:p>
          </table:table-cell>
          <table:table-cell office:value-type="string">
            <text:p>FlynnBiddell@dodgit.com</text:p>
          </table:table-cell>
          <table:table-cell office:value-type="string">
            <text:p>7/8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Portwood</text:p>
          </table:table-cell>
          <table:table-cell office:value-type="string">
            <text:p>DanielDPortwood@pookmail.com</text:p>
          </table:table-cell>
          <table:table-cell office:value-type="string">
            <text:p>9/14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Baker</text:p>
          </table:table-cell>
          <table:table-cell office:value-type="string">
            <text:p>CharlotteBaker@pookmail.com</text:p>
          </table:table-cell>
          <table:table-cell office:value-type="string">
            <text:p>8/13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nna</text:p>
          </table:table-cell>
          <table:table-cell office:value-type="string">
            <text:p>Fehér</text:p>
          </table:table-cell>
          <table:table-cell office:value-type="string">
            <text:p>FeherPanna@mailinator.com</text:p>
          </table:table-cell>
          <table:table-cell office:value-type="string">
            <text:p>5/21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chlan</text:p>
          </table:table-cell>
          <table:table-cell office:value-type="string">
            <text:p>Beg</text:p>
          </table:table-cell>
          <table:table-cell office:value-type="string">
            <text:p>LachlanBeg@spambob.com</text:p>
          </table:table-cell>
          <table:table-cell office:value-type="string">
            <text:p>4/15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</text:p>
          </table:table-cell>
          <table:table-cell office:value-type="string">
            <text:p>Tyrrell</text:p>
          </table:table-cell>
          <table:table-cell office:value-type="string">
            <text:p>LucaTyrrell@pookmail.com</text:p>
          </table:table-cell>
          <table:table-cell office:value-type="string">
            <text:p>12/31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isa</text:p>
          </table:table-cell>
          <table:table-cell office:value-type="string">
            <text:p>Cagle</text:p>
          </table:table-cell>
          <table:table-cell office:value-type="string">
            <text:p>LuisaMCagle@spambob.com</text:p>
          </table:table-cell>
          <table:table-cell office:value-type="string">
            <text:p>9/23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Helsel</text:p>
          </table:table-cell>
          <table:table-cell office:value-type="string">
            <text:p>MaryJHelsel@dodgit.com</text:p>
          </table:table-cell>
          <table:table-cell office:value-type="string">
            <text:p>4/26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de</text:p>
          </table:table-cell>
          <table:table-cell office:value-type="string">
            <text:p>Billson</text:p>
          </table:table-cell>
          <table:table-cell office:value-type="string">
            <text:p>JadeBillson@mailinator.com</text:p>
          </table:table-cell>
          <table:table-cell office:value-type="string">
            <text:p>2/22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vett</text:p>
          </table:table-cell>
          <table:table-cell office:value-type="string">
            <text:p>Polach</text:p>
          </table:table-cell>
          <table:table-cell office:value-type="string">
            <text:p>PolachIvett@spambob.com</text:p>
          </table:table-cell>
          <table:table-cell office:value-type="string">
            <text:p>10/25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séb</text:p>
          </table:table-cell>
          <table:table-cell office:value-type="string">
            <text:p>Sinku</text:p>
          </table:table-cell>
          <table:table-cell office:value-type="string">
            <text:p>SinkuOzseb@pookmail.com</text:p>
          </table:table-cell>
          <table:table-cell office:value-type="string">
            <text:p>7/4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szkar</text:p>
          </table:table-cell>
          <table:table-cell office:value-type="string">
            <text:p>Lévai</text:p>
          </table:table-cell>
          <table:table-cell office:value-type="string">
            <text:p>LevaiOszkar@spambob.com</text:p>
          </table:table-cell>
          <table:table-cell office:value-type="string">
            <text:p>10/5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zti</text:p>
          </table:table-cell>
          <table:table-cell office:value-type="string">
            <text:p>Bán</text:p>
          </table:table-cell>
          <table:table-cell office:value-type="string">
            <text:p>BanEszti@trashymail.com</text:p>
          </table:table-cell>
          <table:table-cell office:value-type="string">
            <text:p>2/14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na</text:p>
          </table:table-cell>
          <table:table-cell office:value-type="string">
            <text:p>Settles</text:p>
          </table:table-cell>
          <table:table-cell office:value-type="string">
            <text:p>EdnaWSettles@mailinator.com</text:p>
          </table:table-cell>
          <table:table-cell office:value-type="string">
            <text:p>6/9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red</text:p>
          </table:table-cell>
          <table:table-cell office:value-type="string">
            <text:p>Nation</text:p>
          </table:table-cell>
          <table:table-cell office:value-type="string">
            <text:p>JaredNNation@dodgit.com</text:p>
          </table:table-cell>
          <table:table-cell office:value-type="string">
            <text:p>9/17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vien</text:p>
          </table:table-cell>
          <table:table-cell office:value-type="string">
            <text:p>Jónás</text:p>
          </table:table-cell>
          <table:table-cell office:value-type="string">
            <text:p>JonasVivien@pookmail.com</text:p>
          </table:table-cell>
          <table:table-cell office:value-type="string">
            <text:p>3/22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h</text:p>
          </table:table-cell>
          <table:table-cell office:value-type="string">
            <text:p>Kiddle</text:p>
          </table:table-cell>
          <table:table-cell office:value-type="string">
            <text:p>TaylahKiddle@spambob.com</text:p>
          </table:table-cell>
          <table:table-cell office:value-type="string">
            <text:p>11/8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Halford</text:p>
          </table:table-cell>
          <table:table-cell office:value-type="string">
            <text:p>CharlotteHalford@spambob.com</text:p>
          </table:table-cell>
          <table:table-cell office:value-type="string">
            <text:p>10/22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ann</text:p>
          </table:table-cell>
          <table:table-cell office:value-type="string">
            <text:p>Valverde</text:p>
          </table:table-cell>
          <table:table-cell office:value-type="string">
            <text:p>JoannMValverde@trashymail.com</text:p>
          </table:table-cell>
          <table:table-cell office:value-type="string">
            <text:p>8/4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plony</text:p>
          </table:table-cell>
          <table:table-cell office:value-type="string">
            <text:p>Szegedi</text:p>
          </table:table-cell>
          <table:table-cell office:value-type="string">
            <text:p>SzegediKaplony@pookmail.com</text:p>
          </table:table-cell>
          <table:table-cell office:value-type="string">
            <text:p>5/18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chelle</text:p>
          </table:table-cell>
          <table:table-cell office:value-type="string">
            <text:p>Eicher</text:p>
          </table:table-cell>
          <table:table-cell office:value-type="string">
            <text:p>RachelleDEicher@spambob.com</text:p>
          </table:table-cell>
          <table:table-cell office:value-type="string">
            <text:p>6/20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lma</text:p>
          </table:table-cell>
          <table:table-cell office:value-type="string">
            <text:p>Simko</text:p>
          </table:table-cell>
          <table:table-cell office:value-type="string">
            <text:p>SimkoDalma@trashymail.com</text:p>
          </table:table-cell>
          <table:table-cell office:value-type="string">
            <text:p>5/15/194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toria</text:p>
          </table:table-cell>
          <table:table-cell office:value-type="string">
            <text:p>Synnot</text:p>
          </table:table-cell>
          <table:table-cell office:value-type="string">
            <text:p>VictoriaSynnot@spambob.com</text:p>
          </table:table-cell>
          <table:table-cell office:value-type="string">
            <text:p>11/25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Glencross</text:p>
          </table:table-cell>
          <table:table-cell office:value-type="string">
            <text:p>GeorgeGlencross@mailinator.com</text:p>
          </table:table-cell>
          <table:table-cell office:value-type="string">
            <text:p>1/11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Blaxcell</text:p>
          </table:table-cell>
          <table:table-cell office:value-type="string">
            <text:p>CaitlynBlaxcell@trashymail.com</text:p>
          </table:table-cell>
          <table:table-cell office:value-type="string">
            <text:p>11/2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ici</text:p>
          </table:table-cell>
          <table:table-cell office:value-type="string">
            <text:p>Deák</text:p>
          </table:table-cell>
          <table:table-cell office:value-type="string">
            <text:p>DeakFrici@pookmail.com</text:p>
          </table:table-cell>
          <table:table-cell office:value-type="string">
            <text:p>2/25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astian</text:p>
          </table:table-cell>
          <table:table-cell office:value-type="string">
            <text:p>Hollway</text:p>
          </table:table-cell>
          <table:table-cell office:value-type="string">
            <text:p>SebastianHollway@pookmail.com</text:p>
          </table:table-cell>
          <table:table-cell office:value-type="string">
            <text:p>2/20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othy</text:p>
          </table:table-cell>
          <table:table-cell office:value-type="string">
            <text:p>Williams</text:p>
          </table:table-cell>
          <table:table-cell office:value-type="string">
            <text:p>DorothyDWilliams@mailinator.com</text:p>
          </table:table-cell>
          <table:table-cell office:value-type="string">
            <text:p>10/9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ke</text:p>
          </table:table-cell>
          <table:table-cell office:value-type="string">
            <text:p>Melba</text:p>
          </table:table-cell>
          <table:table-cell office:value-type="string">
            <text:p>LukeMelba@pookmail.com</text:p>
          </table:table-cell>
          <table:table-cell office:value-type="string">
            <text:p>12/15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mothy</text:p>
          </table:table-cell>
          <table:table-cell office:value-type="string">
            <text:p>Hearn</text:p>
          </table:table-cell>
          <table:table-cell office:value-type="string">
            <text:p>TimothyMHearn@pookmail.com</text:p>
          </table:table-cell>
          <table:table-cell office:value-type="string">
            <text:p>4/14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issa</text:p>
          </table:table-cell>
          <table:table-cell office:value-type="string">
            <text:p>Lavigne</text:p>
          </table:table-cell>
          <table:table-cell office:value-type="string">
            <text:p>MelissaJLavigne@trashymail.com</text:p>
          </table:table-cell>
          <table:table-cell office:value-type="string">
            <text:p>6/27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fred</text:p>
          </table:table-cell>
          <table:table-cell office:value-type="string">
            <text:p>Maddox</text:p>
          </table:table-cell>
          <table:table-cell office:value-type="string">
            <text:p>AlfredVMaddox@trashymail.com</text:p>
          </table:table-cell>
          <table:table-cell office:value-type="string">
            <text:p>1/12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oy</text:p>
          </table:table-cell>
          <table:table-cell office:value-type="string">
            <text:p>Brown</text:p>
          </table:table-cell>
          <table:table-cell office:value-type="string">
            <text:p>EloyRBrown@trashymail.com</text:p>
          </table:table-cell>
          <table:table-cell office:value-type="string">
            <text:p>7/23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a</text:p>
          </table:table-cell>
          <table:table-cell office:value-type="string">
            <text:p>Mander-Jones</text:p>
          </table:table-cell>
          <table:table-cell office:value-type="string">
            <text:p>EllaMander-Jones@pookmail.com</text:p>
          </table:table-cell>
          <table:table-cell office:value-type="string">
            <text:p>6/20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nrad</text:p>
          </table:table-cell>
          <table:table-cell office:value-type="string">
            <text:p>Abbott</text:p>
          </table:table-cell>
          <table:table-cell office:value-type="string">
            <text:p>ConradRAbbott@spambob.com</text:p>
          </table:table-cell>
          <table:table-cell office:value-type="string">
            <text:p>10/3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iley</text:p>
          </table:table-cell>
          <table:table-cell office:value-type="string">
            <text:p>O'Malley</text:p>
          </table:table-cell>
          <table:table-cell office:value-type="string">
            <text:p>BaileyOMalley@mailinator.com</text:p>
          </table:table-cell>
          <table:table-cell office:value-type="string">
            <text:p>6/8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ka</text:p>
          </table:table-cell>
          <table:table-cell office:value-type="string">
            <text:p>Kárpáthy</text:p>
          </table:table-cell>
          <table:table-cell office:value-type="string">
            <text:p>KarpathyDorka@dodgit.com</text:p>
          </table:table-cell>
          <table:table-cell office:value-type="string">
            <text:p>6/8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Mendelsohn</text:p>
          </table:table-cell>
          <table:table-cell office:value-type="string">
            <text:p>DavidMendelsohn@pookmail.com</text:p>
          </table:table-cell>
          <table:table-cell office:value-type="string">
            <text:p>4/6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wrence</text:p>
          </table:table-cell>
          <table:table-cell office:value-type="string">
            <text:p>Roller</text:p>
          </table:table-cell>
          <table:table-cell office:value-type="string">
            <text:p>LawrenceLRoller@spambob.com</text:p>
          </table:table-cell>
          <table:table-cell office:value-type="string">
            <text:p>1/31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rnadett</text:p>
          </table:table-cell>
          <table:table-cell office:value-type="string">
            <text:p>Csordás</text:p>
          </table:table-cell>
          <table:table-cell office:value-type="string">
            <text:p>CsordasBernadett@trashymail.com</text:p>
          </table:table-cell>
          <table:table-cell office:value-type="string">
            <text:p>7/23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s</text:p>
          </table:table-cell>
          <table:table-cell office:value-type="string">
            <text:p>Hoffman</text:p>
          </table:table-cell>
          <table:table-cell office:value-type="string">
            <text:p>HoffmanTas@dodgit.com</text:p>
          </table:table-cell>
          <table:table-cell office:value-type="string">
            <text:p>3/3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oper</text:p>
          </table:table-cell>
          <table:table-cell office:value-type="string">
            <text:p>Bentham</text:p>
          </table:table-cell>
          <table:table-cell office:value-type="string">
            <text:p>CooperBentham@trashymail.com</text:p>
          </table:table-cell>
          <table:table-cell office:value-type="string">
            <text:p>9/21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elsea</text:p>
          </table:table-cell>
          <table:table-cell office:value-type="string">
            <text:p>Newson</text:p>
          </table:table-cell>
          <table:table-cell office:value-type="string">
            <text:p>ChelseaNewson@pookmail.com</text:p>
          </table:table-cell>
          <table:table-cell office:value-type="string">
            <text:p>10/4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go</text:p>
          </table:table-cell>
          <table:table-cell office:value-type="string">
            <text:p>Bunning</text:p>
          </table:table-cell>
          <table:table-cell office:value-type="string">
            <text:p>HugoBunning@spambob.com</text:p>
          </table:table-cell>
          <table:table-cell office:value-type="string">
            <text:p>1/5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zonja</text:p>
          </table:table-cell>
          <table:table-cell office:value-type="string">
            <text:p>Szőllőssi</text:p>
          </table:table-cell>
          <table:table-cell office:value-type="string">
            <text:p>SzollossiSzonja@spambob.com</text:p>
          </table:table-cell>
          <table:table-cell office:value-type="string">
            <text:p>10/25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c</text:p>
          </table:table-cell>
          <table:table-cell office:value-type="string">
            <text:p>Taplin</text:p>
          </table:table-cell>
          <table:table-cell office:value-type="string">
            <text:p>DominicTaplin@pookmail.com</text:p>
          </table:table-cell>
          <table:table-cell office:value-type="string">
            <text:p>1/21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itta</text:p>
          </table:table-cell>
          <table:table-cell office:value-type="string">
            <text:p>Havasi</text:p>
          </table:table-cell>
          <table:table-cell office:value-type="string">
            <text:p>HavasiGitta@mailinator.com</text:p>
          </table:table-cell>
          <table:table-cell office:value-type="string">
            <text:p>12/1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or</text:p>
          </table:table-cell>
          <table:table-cell office:value-type="string">
            <text:p>Kurucz</text:p>
          </table:table-cell>
          <table:table-cell office:value-type="string">
            <text:p>KuruczAndor@pookmail.com</text:p>
          </table:table-cell>
          <table:table-cell office:value-type="string">
            <text:p>6/30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ire</text:p>
          </table:table-cell>
          <table:table-cell office:value-type="string">
            <text:p>Suttor</text:p>
          </table:table-cell>
          <table:table-cell office:value-type="string">
            <text:p>ClaireSuttor@pookmail.com</text:p>
          </table:table-cell>
          <table:table-cell office:value-type="string">
            <text:p>10/21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sa</text:p>
          </table:table-cell>
          <table:table-cell office:value-type="string">
            <text:p>McWhorter</text:p>
          </table:table-cell>
          <table:table-cell office:value-type="string">
            <text:p>LisaWMcWhorter@spambob.com</text:p>
          </table:table-cell>
          <table:table-cell office:value-type="string">
            <text:p>5/5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ristene</text:p>
          </table:table-cell>
          <table:table-cell office:value-type="string">
            <text:p>Joseph</text:p>
          </table:table-cell>
          <table:table-cell office:value-type="string">
            <text:p>ChristeneLJoseph@pookmail.com</text:p>
          </table:table-cell>
          <table:table-cell office:value-type="string">
            <text:p>6/11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aret</text:p>
          </table:table-cell>
          <table:table-cell office:value-type="string">
            <text:p>Hinojosa</text:p>
          </table:table-cell>
          <table:table-cell office:value-type="string">
            <text:p>MargaretJHinojosa@pookmail.com</text:p>
          </table:table-cell>
          <table:table-cell office:value-type="string">
            <text:p>12/23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an</text:p>
          </table:table-cell>
          <table:table-cell office:value-type="string">
            <text:p>Nguyen</text:p>
          </table:table-cell>
          <table:table-cell office:value-type="string">
            <text:p>RyanBNguyen@mailinator.com</text:p>
          </table:table-cell>
          <table:table-cell office:value-type="string">
            <text:p>4/6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usa</text:p>
          </table:table-cell>
          <table:table-cell office:value-type="string">
            <text:p>Kádár</text:p>
          </table:table-cell>
          <table:table-cell office:value-type="string">
            <text:p>KadarNusa@trashymail.com</text:p>
          </table:table-cell>
          <table:table-cell office:value-type="string">
            <text:p>5/7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mogen</text:p>
          </table:table-cell>
          <table:table-cell office:value-type="string">
            <text:p>Page</text:p>
          </table:table-cell>
          <table:table-cell office:value-type="string">
            <text:p>ImogenPage@dodgit.com</text:p>
          </table:table-cell>
          <table:table-cell office:value-type="string">
            <text:p>10/13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la</text:p>
          </table:table-cell>
          <table:table-cell office:value-type="string">
            <text:p>Wilson</text:p>
          </table:table-cell>
          <table:table-cell office:value-type="string">
            <text:p>KarlaJWilson@dodgit.com</text:p>
          </table:table-cell>
          <table:table-cell office:value-type="string">
            <text:p>12/16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livia</text:p>
          </table:table-cell>
          <table:table-cell office:value-type="string">
            <text:p>Hackett</text:p>
          </table:table-cell>
          <table:table-cell office:value-type="string">
            <text:p>OliviaHackett@mailinator.com</text:p>
          </table:table-cell>
          <table:table-cell office:value-type="string">
            <text:p>3/8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ára</text:p>
          </table:table-cell>
          <table:table-cell office:value-type="string">
            <text:p>Szigety</text:p>
          </table:table-cell>
          <table:table-cell office:value-type="string">
            <text:p>SzigetySara@trashymail.com</text:p>
          </table:table-cell>
          <table:table-cell office:value-type="string">
            <text:p>11/19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eronika</text:p>
          </table:table-cell>
          <table:table-cell office:value-type="string">
            <text:p>Gere</text:p>
          </table:table-cell>
          <table:table-cell office:value-type="string">
            <text:p>GereVeronika@pookmail.com</text:p>
          </table:table-cell>
          <table:table-cell office:value-type="string">
            <text:p>12/5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kye</text:p>
          </table:table-cell>
          <table:table-cell office:value-type="string">
            <text:p>Doyne</text:p>
          </table:table-cell>
          <table:table-cell office:value-type="string">
            <text:p>SkyeDoyne@pookmail.com</text:p>
          </table:table-cell>
          <table:table-cell office:value-type="string">
            <text:p>10/22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scõ</text:p>
          </table:table-cell>
          <table:table-cell office:value-type="string">
            <text:p>Szegedi</text:p>
          </table:table-cell>
          <table:table-cell office:value-type="string">
            <text:p>SzegediSzesco@dodgit.com</text:p>
          </table:table-cell>
          <table:table-cell office:value-type="string">
            <text:p>12/18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y</text:p>
          </table:table-cell>
          <table:table-cell office:value-type="string">
            <text:p>Christian</text:p>
          </table:table-cell>
          <table:table-cell office:value-type="string">
            <text:p>GaryCChristian@trashymail.com</text:p>
          </table:table-cell>
          <table:table-cell office:value-type="string">
            <text:p>1/7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Colebe</text:p>
          </table:table-cell>
          <table:table-cell office:value-type="string">
            <text:p>RebeccaColebe@trashymail.com</text:p>
          </table:table-cell>
          <table:table-cell office:value-type="string">
            <text:p>11/12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zsi</text:p>
          </table:table-cell>
          <table:table-cell office:value-type="string">
            <text:p>Pethö</text:p>
          </table:table-cell>
          <table:table-cell office:value-type="string">
            <text:p>PethoGazsi@pookmail.com</text:p>
          </table:table-cell>
          <table:table-cell office:value-type="string">
            <text:p>1/5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ry</text:p>
          </table:table-cell>
          <table:table-cell office:value-type="string">
            <text:p>Elzey</text:p>
          </table:table-cell>
          <table:table-cell office:value-type="string">
            <text:p>GaryAElzey@trashymail.com</text:p>
          </table:table-cell>
          <table:table-cell office:value-type="string">
            <text:p>4/14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fia</text:p>
          </table:table-cell>
          <table:table-cell office:value-type="string">
            <text:p>Aikenhead</text:p>
          </table:table-cell>
          <table:table-cell office:value-type="string">
            <text:p>SofiaAikenhead@spambob.com</text:p>
          </table:table-cell>
          <table:table-cell office:value-type="string">
            <text:p>2/24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jnok</text:p>
          </table:table-cell>
          <table:table-cell office:value-type="string">
            <text:p>Faragó</text:p>
          </table:table-cell>
          <table:table-cell office:value-type="string">
            <text:p>FaragoBajnok@mailinator.com</text:p>
          </table:table-cell>
          <table:table-cell office:value-type="string">
            <text:p>12/29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nee</text:p>
          </table:table-cell>
          <table:table-cell office:value-type="string">
            <text:p>Barbosa</text:p>
          </table:table-cell>
          <table:table-cell office:value-type="string">
            <text:p>ReneeBBarbosa@mailinator.com</text:p>
          </table:table-cell>
          <table:table-cell office:value-type="string">
            <text:p>8/26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nnor</text:p>
          </table:table-cell>
          <table:table-cell office:value-type="string">
            <text:p>O'Keeffe</text:p>
          </table:table-cell>
          <table:table-cell office:value-type="string">
            <text:p>ConnorOKeeffe@mailinator.com</text:p>
          </table:table-cell>
          <table:table-cell office:value-type="string">
            <text:p>10/9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ison</text:p>
          </table:table-cell>
          <table:table-cell office:value-type="string">
            <text:p>Fizelle</text:p>
          </table:table-cell>
          <table:table-cell office:value-type="string">
            <text:p>MadisonFizelle@trashymail.com</text:p>
          </table:table-cell>
          <table:table-cell office:value-type="string">
            <text:p>11/29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Roman</text:p>
          </table:table-cell>
          <table:table-cell office:value-type="string">
            <text:p>CharlesBRoman@pookmail.com</text:p>
          </table:table-cell>
          <table:table-cell office:value-type="string">
            <text:p>6/1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Wakefield</text:p>
          </table:table-cell>
          <table:table-cell office:value-type="string">
            <text:p>DavidWakefield@trashymail.com</text:p>
          </table:table-cell>
          <table:table-cell office:value-type="string">
            <text:p>7/19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udia</text:p>
          </table:table-cell>
          <table:table-cell office:value-type="string">
            <text:p>Alanis</text:p>
          </table:table-cell>
          <table:table-cell office:value-type="string">
            <text:p>ClaudiaMAlanis@mailinator.com</text:p>
          </table:table-cell>
          <table:table-cell office:value-type="string">
            <text:p>2/22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jorie</text:p>
          </table:table-cell>
          <table:table-cell office:value-type="string">
            <text:p>Sherman</text:p>
          </table:table-cell>
          <table:table-cell office:value-type="string">
            <text:p>MarjorieJSherman@trashymail.com</text:p>
          </table:table-cell>
          <table:table-cell office:value-type="string">
            <text:p>4/3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Cole</text:p>
          </table:table-cell>
          <table:table-cell office:value-type="string">
            <text:p>MichaelJCole@spambob.com</text:p>
          </table:table-cell>
          <table:table-cell office:value-type="string">
            <text:p>6/21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oleen</text:p>
          </table:table-cell>
          <table:table-cell office:value-type="string">
            <text:p>Perez</text:p>
          </table:table-cell>
          <table:table-cell office:value-type="string">
            <text:p>ColeenLPerez@trashymail.com</text:p>
          </table:table-cell>
          <table:table-cell office:value-type="string">
            <text:p>12/4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Cook</text:p>
          </table:table-cell>
          <table:table-cell office:value-type="string">
            <text:p>WilliamHCook@trashymail.com</text:p>
          </table:table-cell>
          <table:table-cell office:value-type="string">
            <text:p>12/14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son</text:p>
          </table:table-cell>
          <table:table-cell office:value-type="string">
            <text:p>Charles</text:p>
          </table:table-cell>
          <table:table-cell office:value-type="string">
            <text:p>AlisonDCharles@spambob.com</text:p>
          </table:table-cell>
          <table:table-cell office:value-type="string">
            <text:p>4/20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a</text:p>
          </table:table-cell>
          <table:table-cell office:value-type="string">
            <text:p>Mary</text:p>
          </table:table-cell>
          <table:table-cell office:value-type="string">
            <text:p>AlicaMary@mailinator.com</text:p>
          </table:table-cell>
          <table:table-cell office:value-type="string">
            <text:p>7/9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igail</text:p>
          </table:table-cell>
          <table:table-cell office:value-type="string">
            <text:p>Langley</text:p>
          </table:table-cell>
          <table:table-cell office:value-type="string">
            <text:p>AbigailLangley@trashymail.com</text:p>
          </table:table-cell>
          <table:table-cell office:value-type="string">
            <text:p>5/9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lanka</text:p>
          </table:table-cell>
          <table:table-cell office:value-type="string">
            <text:p>Pásztor</text:p>
          </table:table-cell>
          <table:table-cell office:value-type="string">
            <text:p>PasztorBlanka@dodgit.com</text:p>
          </table:table-cell>
          <table:table-cell office:value-type="string">
            <text:p>4/22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race</text:p>
          </table:table-cell>
          <table:table-cell office:value-type="string">
            <text:p>Eggers</text:p>
          </table:table-cell>
          <table:table-cell office:value-type="string">
            <text:p>GraceEggers@spambob.com</text:p>
          </table:table-cell>
          <table:table-cell office:value-type="string">
            <text:p>12/29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Dunn</text:p>
          </table:table-cell>
          <table:table-cell office:value-type="string">
            <text:p>JosephLDunn@dodgit.com</text:p>
          </table:table-cell>
          <table:table-cell office:value-type="string">
            <text:p>3/4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jzon</text:p>
          </table:table-cell>
          <table:table-cell office:value-type="string">
            <text:p>Sipos</text:p>
          </table:table-cell>
          <table:table-cell office:value-type="string">
            <text:p>SiposZajzon@pookmail.com</text:p>
          </table:table-cell>
          <table:table-cell office:value-type="string">
            <text:p>7/4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</text:p>
          </table:table-cell>
          <table:table-cell office:value-type="string">
            <text:p>Richard</text:p>
          </table:table-cell>
          <table:table-cell office:value-type="string">
            <text:p>CarolJRichard@trashymail.com</text:p>
          </table:table-cell>
          <table:table-cell office:value-type="string">
            <text:p>4/17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olina</text:p>
          </table:table-cell>
          <table:table-cell office:value-type="string">
            <text:p>Sultisz</text:p>
          </table:table-cell>
          <table:table-cell office:value-type="string">
            <text:p>SultiszKarolina@dodgit.com</text:p>
          </table:table-cell>
          <table:table-cell office:value-type="string">
            <text:p>9/22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glárka</text:p>
          </table:table-cell>
          <table:table-cell office:value-type="string">
            <text:p>Soltész</text:p>
          </table:table-cell>
          <table:table-cell office:value-type="string">
            <text:p>SolteszBoglarka@mailinator.com</text:p>
          </table:table-cell>
          <table:table-cell office:value-type="string">
            <text:p>10/3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</text:p>
          </table:table-cell>
          <table:table-cell office:value-type="string">
            <text:p>Palfreyman</text:p>
          </table:table-cell>
          <table:table-cell office:value-type="string">
            <text:p>RosePalfreyman@dodgit.com</text:p>
          </table:table-cell>
          <table:table-cell office:value-type="string">
            <text:p>6/26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ias</text:p>
          </table:table-cell>
          <table:table-cell office:value-type="string">
            <text:p>Pitts</text:p>
          </table:table-cell>
          <table:table-cell office:value-type="string">
            <text:p>EliasFPitts@spambob.com</text:p>
          </table:table-cell>
          <table:table-cell office:value-type="string">
            <text:p>11/15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igitta</text:p>
          </table:table-cell>
          <table:table-cell office:value-type="string">
            <text:p>Gerencsér</text:p>
          </table:table-cell>
          <table:table-cell office:value-type="string">
            <text:p>GerencserBrigitta@dodgit.com</text:p>
          </table:table-cell>
          <table:table-cell office:value-type="string">
            <text:p>12/12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kota</text:p>
          </table:table-cell>
          <table:table-cell office:value-type="string">
            <text:p>Spain</text:p>
          </table:table-cell>
          <table:table-cell office:value-type="string">
            <text:p>DakotaSpain@trashymail.com</text:p>
          </table:table-cell>
          <table:table-cell office:value-type="string">
            <text:p>2/22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ázsony</text:p>
          </table:table-cell>
          <table:table-cell office:value-type="string">
            <text:p>Illyés</text:p>
          </table:table-cell>
          <table:table-cell office:value-type="string">
            <text:p>IllyesVazsony@spambob.com</text:p>
          </table:table-cell>
          <table:table-cell office:value-type="string">
            <text:p>4/5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oppy</text:p>
          </table:table-cell>
          <table:table-cell office:value-type="string">
            <text:p>Steinfeld</text:p>
          </table:table-cell>
          <table:table-cell office:value-type="string">
            <text:p>PoppySteinfeld@pookmail.com</text:p>
          </table:table-cell>
          <table:table-cell office:value-type="string">
            <text:p>9/28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ie</text:p>
          </table:table-cell>
          <table:table-cell office:value-type="string">
            <text:p>Robert</text:p>
          </table:table-cell>
          <table:table-cell office:value-type="string">
            <text:p>CharlieRobert@mailinator.com</text:p>
          </table:table-cell>
          <table:table-cell office:value-type="string">
            <text:p>10/29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elin</text:p>
          </table:table-cell>
          <table:table-cell office:value-type="string">
            <text:p>Bogdán</text:p>
          </table:table-cell>
          <table:table-cell office:value-type="string">
            <text:p>BogdanEvelin@dodgit.com</text:p>
          </table:table-cell>
          <table:table-cell office:value-type="string">
            <text:p>12/10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heldon</text:p>
          </table:table-cell>
          <table:table-cell office:value-type="string">
            <text:p>Brown</text:p>
          </table:table-cell>
          <table:table-cell office:value-type="string">
            <text:p>SheldonFBrown@mailinator.com</text:p>
          </table:table-cell>
          <table:table-cell office:value-type="string">
            <text:p>8/10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bert</text:p>
          </table:table-cell>
          <table:table-cell office:value-type="string">
            <text:p>Mejer</text:p>
          </table:table-cell>
          <table:table-cell office:value-type="string">
            <text:p>MejerAlbert@trashymail.com</text:p>
          </table:table-cell>
          <table:table-cell office:value-type="string">
            <text:p>2/16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sa</text:p>
          </table:table-cell>
          <table:table-cell office:value-type="string">
            <text:p>Smith</text:p>
          </table:table-cell>
          <table:table-cell office:value-type="string">
            <text:p>LisaJSmith@trashymail.com</text:p>
          </table:table-cell>
          <table:table-cell office:value-type="string">
            <text:p>9/30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oti</text:p>
          </table:table-cell>
          <table:table-cell office:value-type="string">
            <text:p>Lackó</text:p>
          </table:table-cell>
          <table:table-cell office:value-type="string">
            <text:p>LackoAgoti@pookmail.com</text:p>
          </table:table-cell>
          <table:table-cell office:value-type="string">
            <text:p>1/7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séb</text:p>
          </table:table-cell>
          <table:table-cell office:value-type="string">
            <text:p>Rácz</text:p>
          </table:table-cell>
          <table:table-cell office:value-type="string">
            <text:p>RaczOzseb@mailinator.com</text:p>
          </table:table-cell>
          <table:table-cell office:value-type="string">
            <text:p>12/27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</text:p>
          </table:table-cell>
          <table:table-cell office:value-type="string">
            <text:p>Maria</text:p>
          </table:table-cell>
          <table:table-cell office:value-type="string">
            <text:p>ZacMaria@dodgit.com</text:p>
          </table:table-cell>
          <table:table-cell office:value-type="string">
            <text:p>12/20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yden</text:p>
          </table:table-cell>
          <table:table-cell office:value-type="string">
            <text:p>Bernacchi</text:p>
          </table:table-cell>
          <table:table-cell office:value-type="string">
            <text:p>HaydenBernacchi@mailinator.com</text:p>
          </table:table-cell>
          <table:table-cell office:value-type="string">
            <text:p>7/24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Gardner</text:p>
          </table:table-cell>
          <table:table-cell office:value-type="string">
            <text:p>CharlesJGardner@spambob.com</text:p>
          </table:table-cell>
          <table:table-cell office:value-type="string">
            <text:p>12/20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dit</text:p>
          </table:table-cell>
          <table:table-cell office:value-type="string">
            <text:p>Györffy</text:p>
          </table:table-cell>
          <table:table-cell office:value-type="string">
            <text:p>GyorffyJudit@dodgit.com</text:p>
          </table:table-cell>
          <table:table-cell office:value-type="string">
            <text:p>5/19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shley</text:p>
          </table:table-cell>
          <table:table-cell office:value-type="string">
            <text:p>Light</text:p>
          </table:table-cell>
          <table:table-cell office:value-type="string">
            <text:p>AshleyLight@mailinator.com</text:p>
          </table:table-cell>
          <table:table-cell office:value-type="string">
            <text:p>4/10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yden</text:p>
          </table:table-cell>
          <table:table-cell office:value-type="string">
            <text:p>De Gruchy</text:p>
          </table:table-cell>
          <table:table-cell office:value-type="string">
            <text:p>HaydenDeGruchy@dodgit.com</text:p>
          </table:table-cell>
          <table:table-cell office:value-type="string">
            <text:p>9/19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bála</text:p>
          </table:table-cell>
          <table:table-cell office:value-type="string">
            <text:p>Meier</text:p>
          </table:table-cell>
          <table:table-cell office:value-type="string">
            <text:p>MeierBorbala@spambob.com</text:p>
          </table:table-cell>
          <table:table-cell office:value-type="string">
            <text:p>4/4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scõ</text:p>
          </table:table-cell>
          <table:table-cell office:value-type="string">
            <text:p>Sinku</text:p>
          </table:table-cell>
          <table:table-cell office:value-type="string">
            <text:p>SinkuSzesco@spambob.com</text:p>
          </table:table-cell>
          <table:table-cell office:value-type="string">
            <text:p>9/12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árkony</text:p>
          </table:table-cell>
          <table:table-cell office:value-type="string">
            <text:p>Vig</text:p>
          </table:table-cell>
          <table:table-cell office:value-type="string">
            <text:p>VigVarkony@pookmail.com</text:p>
          </table:table-cell>
          <table:table-cell office:value-type="string">
            <text:p>7/28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e</text:p>
          </table:table-cell>
          <table:table-cell office:value-type="string">
            <text:p>Mungomery</text:p>
          </table:table-cell>
          <table:table-cell office:value-type="string">
            <text:p>NateMungomery@dodgit.com</text:p>
          </table:table-cell>
          <table:table-cell office:value-type="string">
            <text:p>9/8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slie</text:p>
          </table:table-cell>
          <table:table-cell office:value-type="string">
            <text:p>Long</text:p>
          </table:table-cell>
          <table:table-cell office:value-type="string">
            <text:p>LeslieCLong@mailinator.com</text:p>
          </table:table-cell>
          <table:table-cell office:value-type="string">
            <text:p>5/4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ránd</text:p>
          </table:table-cell>
          <table:table-cell office:value-type="string">
            <text:p>Pataky</text:p>
          </table:table-cell>
          <table:table-cell office:value-type="string">
            <text:p>PatakyZarand@pookmail.com</text:p>
          </table:table-cell>
          <table:table-cell office:value-type="string">
            <text:p>10/23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kacs</text:p>
          </table:table-cell>
          <table:table-cell office:value-type="string">
            <text:p>Ujvári</text:p>
          </table:table-cell>
          <table:table-cell office:value-type="string">
            <text:p>UjvariLukacs@mailinator.com</text:p>
          </table:table-cell>
          <table:table-cell office:value-type="string">
            <text:p>6/14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in</text:p>
          </table:table-cell>
          <table:table-cell office:value-type="string">
            <text:p>Brockman</text:p>
          </table:table-cell>
          <table:table-cell office:value-type="string">
            <text:p>CaitlinBrockman@pookmail.com</text:p>
          </table:table-cell>
          <table:table-cell office:value-type="string">
            <text:p>8/28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Brooks</text:p>
          </table:table-cell>
          <table:table-cell office:value-type="string">
            <text:p>ThomasLBrooks@dodgit.com</text:p>
          </table:table-cell>
          <table:table-cell office:value-type="string">
            <text:p>1/23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mela</text:p>
          </table:table-cell>
          <table:table-cell office:value-type="string">
            <text:p>Wiley</text:p>
          </table:table-cell>
          <table:table-cell office:value-type="string">
            <text:p>PamelaEWiley@pookmail.com</text:p>
          </table:table-cell>
          <table:table-cell office:value-type="string">
            <text:p>6/19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anessza</text:p>
          </table:table-cell>
          <table:table-cell office:value-type="string">
            <text:p>Siposs</text:p>
          </table:table-cell>
          <table:table-cell office:value-type="string">
            <text:p>SipossVanessza@trashymail.com</text:p>
          </table:table-cell>
          <table:table-cell office:value-type="string">
            <text:p>7/28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uzsi</text:p>
          </table:table-cell>
          <table:table-cell office:value-type="string">
            <text:p>Pálffi</text:p>
          </table:table-cell>
          <table:table-cell office:value-type="string">
            <text:p>PalffiZsuzsi@spambob.com</text:p>
          </table:table-cell>
          <table:table-cell office:value-type="string">
            <text:p>9/16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i</text:p>
          </table:table-cell>
          <table:table-cell office:value-type="string">
            <text:p>Hodge</text:p>
          </table:table-cell>
          <table:table-cell office:value-type="string">
            <text:p>JaiHodge@pookmail.com</text:p>
          </table:table-cell>
          <table:table-cell office:value-type="string">
            <text:p>9/29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ustin</text:p>
          </table:table-cell>
          <table:table-cell office:value-type="string">
            <text:p>Denton</text:p>
          </table:table-cell>
          <table:table-cell office:value-type="string">
            <text:p>DustinJDenton@pookmail.com</text:p>
          </table:table-cell>
          <table:table-cell office:value-type="string">
            <text:p>5/8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ian</text:p>
          </table:table-cell>
          <table:table-cell office:value-type="string">
            <text:p>Lawton</text:p>
          </table:table-cell>
          <table:table-cell office:value-type="string">
            <text:p>LillianJLawton@pookmail.com</text:p>
          </table:table-cell>
          <table:table-cell office:value-type="string">
            <text:p>8/24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usa</text:p>
          </table:table-cell>
          <table:table-cell office:value-type="string">
            <text:p>Bernáth</text:p>
          </table:table-cell>
          <table:table-cell office:value-type="string">
            <text:p>BernathNusa@trashymail.com</text:p>
          </table:table-cell>
          <table:table-cell office:value-type="string">
            <text:p>12/28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rdan</text:p>
          </table:table-cell>
          <table:table-cell office:value-type="string">
            <text:p>Perkins</text:p>
          </table:table-cell>
          <table:table-cell office:value-type="string">
            <text:p>JordanKPerkins@mailinator.com</text:p>
          </table:table-cell>
          <table:table-cell office:value-type="string">
            <text:p>9/29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iel</text:p>
          </table:table-cell>
          <table:table-cell office:value-type="string">
            <text:p>Lopez</text:p>
          </table:table-cell>
          <table:table-cell office:value-type="string">
            <text:p>DanielNLopez@trashymail.com</text:p>
          </table:table-cell>
          <table:table-cell office:value-type="string">
            <text:p>1/13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nda</text:p>
          </table:table-cell>
          <table:table-cell office:value-type="string">
            <text:p>Garcia</text:p>
          </table:table-cell>
          <table:table-cell office:value-type="string">
            <text:p>RandaGGarcia@spambob.com</text:p>
          </table:table-cell>
          <table:table-cell office:value-type="string">
            <text:p>1/3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ara</text:p>
          </table:table-cell>
          <table:table-cell office:value-type="string">
            <text:p>Hugh</text:p>
          </table:table-cell>
          <table:table-cell office:value-type="string">
            <text:p>ZaraHugh@dodgit.com</text:p>
          </table:table-cell>
          <table:table-cell office:value-type="string">
            <text:p>1/5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o</text:p>
          </table:table-cell>
          <table:table-cell office:value-type="string">
            <text:p>Coburn</text:p>
          </table:table-cell>
          <table:table-cell office:value-type="string">
            <text:p>LeoCoburn@spambob.com</text:p>
          </table:table-cell>
          <table:table-cell office:value-type="string">
            <text:p>2/14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</text:p>
          </table:table-cell>
          <table:table-cell office:value-type="string">
            <text:p>Bell</text:p>
          </table:table-cell>
          <table:table-cell office:value-type="string">
            <text:p>MariaMBell@dodgit.com</text:p>
          </table:table-cell>
          <table:table-cell office:value-type="string">
            <text:p>4/6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y</text:p>
          </table:table-cell>
          <table:table-cell office:value-type="string">
            <text:p>Riding</text:p>
          </table:table-cell>
          <table:table-cell office:value-type="string">
            <text:p>JoyKRiding@dodgit.com</text:p>
          </table:table-cell>
          <table:table-cell office:value-type="string">
            <text:p>2/13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ie</text:p>
          </table:table-cell>
          <table:table-cell office:value-type="string">
            <text:p>Skuthorp</text:p>
          </table:table-cell>
          <table:table-cell office:value-type="string">
            <text:p>JamieSkuthorp@spambob.com</text:p>
          </table:table-cell>
          <table:table-cell office:value-type="string">
            <text:p>6/10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náta</text:p>
          </table:table-cell>
          <table:table-cell office:value-type="string">
            <text:p>Sörös</text:p>
          </table:table-cell>
          <table:table-cell office:value-type="string">
            <text:p>SorosRenata@trashymail.com</text:p>
          </table:table-cell>
          <table:table-cell office:value-type="string">
            <text:p>3/7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Cardell</text:p>
          </table:table-cell>
          <table:table-cell office:value-type="string">
            <text:p>RebeccaCardell@dodgit.com</text:p>
          </table:table-cell>
          <table:table-cell office:value-type="string">
            <text:p>2/27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thony</text:p>
          </table:table-cell>
          <table:table-cell office:value-type="string">
            <text:p>Enright</text:p>
          </table:table-cell>
          <table:table-cell office:value-type="string">
            <text:p>AnthonyEnright@mailinator.com</text:p>
          </table:table-cell>
          <table:table-cell office:value-type="string">
            <text:p>4/15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ijah</text:p>
          </table:table-cell>
          <table:table-cell office:value-type="string">
            <text:p>Boyd</text:p>
          </table:table-cell>
          <table:table-cell office:value-type="string">
            <text:p>ElijahBoyd@dodgit.com</text:p>
          </table:table-cell>
          <table:table-cell office:value-type="string">
            <text:p>6/21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ugene</text:p>
          </table:table-cell>
          <table:table-cell office:value-type="string">
            <text:p>Carter</text:p>
          </table:table-cell>
          <table:table-cell office:value-type="string">
            <text:p>EugeneLCarter@mailinator.com</text:p>
          </table:table-cell>
          <table:table-cell office:value-type="string">
            <text:p>1/24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</text:p>
          </table:table-cell>
          <table:table-cell office:value-type="string">
            <text:p>Schmidt</text:p>
          </table:table-cell>
          <table:table-cell office:value-type="string">
            <text:p>PatRSchmidt@pookmail.com</text:p>
          </table:table-cell>
          <table:table-cell office:value-type="string">
            <text:p>1/10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e</text:p>
          </table:table-cell>
          <table:table-cell office:value-type="string">
            <text:p>Coode</text:p>
          </table:table-cell>
          <table:table-cell office:value-type="string">
            <text:p>AmelieCoode@dodgit.com</text:p>
          </table:table-cell>
          <table:table-cell office:value-type="string">
            <text:p>10/31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drienn</text:p>
          </table:table-cell>
          <table:table-cell office:value-type="string">
            <text:p>Szölösi</text:p>
          </table:table-cell>
          <table:table-cell office:value-type="string">
            <text:p>SzolosiAdrienn@dodgit.com</text:p>
          </table:table-cell>
          <table:table-cell office:value-type="string">
            <text:p>7/26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e</text:p>
          </table:table-cell>
          <table:table-cell office:value-type="string">
            <text:p>Duck</text:p>
          </table:table-cell>
          <table:table-cell office:value-type="string">
            <text:p>MarieRDuck@trashymail.com</text:p>
          </table:table-cell>
          <table:table-cell office:value-type="string">
            <text:p>12/21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se</text:p>
          </table:table-cell>
          <table:table-cell office:value-type="string">
            <text:p>Silas</text:p>
          </table:table-cell>
          <table:table-cell office:value-type="string">
            <text:p>JesseSilas@pookmail.com</text:p>
          </table:table-cell>
          <table:table-cell office:value-type="string">
            <text:p>9/14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riszl</text:p>
          </table:table-cell>
          <table:table-cell office:value-type="string">
            <text:p>Puskás</text:p>
          </table:table-cell>
          <table:table-cell office:value-type="string">
            <text:p>PuskasBeriszl@spambob.com</text:p>
          </table:table-cell>
          <table:table-cell office:value-type="string">
            <text:p>10/12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Yvonne</text:p>
          </table:table-cell>
          <table:table-cell office:value-type="string">
            <text:p>Ballard</text:p>
          </table:table-cell>
          <table:table-cell office:value-type="string">
            <text:p>YvonneEBallard@mailinator.com</text:p>
          </table:table-cell>
          <table:table-cell office:value-type="string">
            <text:p>1/1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eke</text:p>
          </table:table-cell>
          <table:table-cell office:value-type="string">
            <text:p>Sultész</text:p>
          </table:table-cell>
          <table:table-cell office:value-type="string">
            <text:p>SulteszCseke@dodgit.com</text:p>
          </table:table-cell>
          <table:table-cell office:value-type="string">
            <text:p>12/25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óra</text:p>
          </table:table-cell>
          <table:table-cell office:value-type="string">
            <text:p>Szöke</text:p>
          </table:table-cell>
          <table:table-cell office:value-type="string">
            <text:p>SzokeDora@dodgit.com</text:p>
          </table:table-cell>
          <table:table-cell office:value-type="string">
            <text:p>7/15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dos</text:p>
          </table:table-cell>
          <table:table-cell office:value-type="string">
            <text:p>Salay</text:p>
          </table:table-cell>
          <table:table-cell office:value-type="string">
            <text:p>SalayKardos@trashymail.com</text:p>
          </table:table-cell>
          <table:table-cell office:value-type="string">
            <text:p>7/20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Prowse</text:p>
          </table:table-cell>
          <table:table-cell office:value-type="string">
            <text:p>CharlesProwse@dodgit.com</text:p>
          </table:table-cell>
          <table:table-cell office:value-type="string">
            <text:p>3/16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ayden</text:p>
          </table:table-cell>
          <table:table-cell office:value-type="string">
            <text:p>Norman</text:p>
          </table:table-cell>
          <table:table-cell office:value-type="string">
            <text:p>BraydenNorman@spambob.com</text:p>
          </table:table-cell>
          <table:table-cell office:value-type="string">
            <text:p>2/9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otha</text:p>
          </table:table-cell>
          <table:table-cell office:value-type="string">
            <text:p>Győrffi</text:p>
          </table:table-cell>
          <table:table-cell office:value-type="string">
            <text:p>GyorffiAgotha@mailinator.com</text:p>
          </table:table-cell>
          <table:table-cell office:value-type="string">
            <text:p>1/11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el</text:p>
          </table:table-cell>
          <table:table-cell office:value-type="string">
            <text:p>Bendrodt</text:p>
          </table:table-cell>
          <table:table-cell office:value-type="string">
            <text:p>JoelBendrodt@mailinator.com</text:p>
          </table:table-cell>
          <table:table-cell office:value-type="string">
            <text:p>8/29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ka</text:p>
          </table:table-cell>
          <table:table-cell office:value-type="string">
            <text:p>Majer</text:p>
          </table:table-cell>
          <table:table-cell office:value-type="string">
            <text:p>MajerJoska@spambob.com</text:p>
          </table:table-cell>
          <table:table-cell office:value-type="string">
            <text:p>3/16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</text:p>
          </table:table-cell>
          <table:table-cell office:value-type="string">
            <text:p>McNeill</text:p>
          </table:table-cell>
          <table:table-cell office:value-type="string">
            <text:p>WillMcNeill@dodgit.com</text:p>
          </table:table-cell>
          <table:table-cell office:value-type="string">
            <text:p>12/25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man</text:p>
          </table:table-cell>
          <table:table-cell office:value-type="string">
            <text:p>Széll</text:p>
          </table:table-cell>
          <table:table-cell office:value-type="string">
            <text:p>SzellKeleman@trashymail.com</text:p>
          </table:table-cell>
          <table:table-cell office:value-type="string">
            <text:p>3/8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i</text:p>
          </table:table-cell>
          <table:table-cell office:value-type="string">
            <text:p>Lang</text:p>
          </table:table-cell>
          <table:table-cell office:value-type="string">
            <text:p>LangRobi@trashymail.com</text:p>
          </table:table-cell>
          <table:table-cell office:value-type="string">
            <text:p>7/14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fia</text:p>
          </table:table-cell>
          <table:table-cell office:value-type="string">
            <text:p>Colson</text:p>
          </table:table-cell>
          <table:table-cell office:value-type="string">
            <text:p>SofiaColson@trashymail.com</text:p>
          </table:table-cell>
          <table:table-cell office:value-type="string">
            <text:p>3/28/196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ímea</text:p>
          </table:table-cell>
          <table:table-cell office:value-type="string">
            <text:p>Zarka</text:p>
          </table:table-cell>
          <table:table-cell office:value-type="string">
            <text:p>ZarkaTimea@mailinator.com</text:p>
          </table:table-cell>
          <table:table-cell office:value-type="string">
            <text:p>3/2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</text:p>
          </table:table-cell>
          <table:table-cell office:value-type="string">
            <text:p>Herz</text:p>
          </table:table-cell>
          <table:table-cell office:value-type="string">
            <text:p>TaylaHerz@pookmail.com</text:p>
          </table:table-cell>
          <table:table-cell office:value-type="string">
            <text:p>4/19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ice</text:p>
          </table:table-cell>
          <table:table-cell office:value-type="string">
            <text:p>Tittle</text:p>
          </table:table-cell>
          <table:table-cell office:value-type="string">
            <text:p>JaniceVTittle@spambob.com</text:p>
          </table:table-cell>
          <table:table-cell office:value-type="string">
            <text:p>6/6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Leflore</text:p>
          </table:table-cell>
          <table:table-cell office:value-type="string">
            <text:p>RichardJLeflore@spambob.com</text:p>
          </table:table-cell>
          <table:table-cell office:value-type="string">
            <text:p>8/18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Begg</text:p>
          </table:table-cell>
          <table:table-cell office:value-type="string">
            <text:p>CallumBegg@trashymail.com</text:p>
          </table:table-cell>
          <table:table-cell office:value-type="string">
            <text:p>8/1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e</text:p>
          </table:table-cell>
          <table:table-cell office:value-type="string">
            <text:p>Valdez</text:p>
          </table:table-cell>
          <table:table-cell office:value-type="string">
            <text:p>MarieMValdez@dodgit.com</text:p>
          </table:table-cell>
          <table:table-cell office:value-type="string">
            <text:p>11/28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Chumleigh</text:p>
          </table:table-cell>
          <table:table-cell office:value-type="string">
            <text:p>MatthewChumleigh@mailinator.com</text:p>
          </table:table-cell>
          <table:table-cell office:value-type="string">
            <text:p>6/12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ottya</text:p>
          </table:table-cell>
          <table:table-cell office:value-type="string">
            <text:p>Polach</text:p>
          </table:table-cell>
          <table:table-cell office:value-type="string">
            <text:p>PolachDorottya@mailinator.com</text:p>
          </table:table-cell>
          <table:table-cell office:value-type="string">
            <text:p>10/26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lcsi</text:p>
          </table:table-cell>
          <table:table-cell office:value-type="string">
            <text:p>Kántor</text:p>
          </table:table-cell>
          <table:table-cell office:value-type="string">
            <text:p>KantorMalcsi@spambob.com</text:p>
          </table:table-cell>
          <table:table-cell office:value-type="string">
            <text:p>1/15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pót</text:p>
          </table:table-cell>
          <table:table-cell office:value-type="string">
            <text:p>Gyarmati</text:p>
          </table:table-cell>
          <table:table-cell office:value-type="string">
            <text:p>GyarmatiLipot@trashymail.com</text:p>
          </table:table-cell>
          <table:table-cell office:value-type="string">
            <text:p>12/28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phael</text:p>
          </table:table-cell>
          <table:table-cell office:value-type="string">
            <text:p>Yu</text:p>
          </table:table-cell>
          <table:table-cell office:value-type="string">
            <text:p>RaphaelRYu@pookmail.com</text:p>
          </table:table-cell>
          <table:table-cell office:value-type="string">
            <text:p>6/29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Sauer</text:p>
          </table:table-cell>
          <table:table-cell office:value-type="string">
            <text:p>GeorgeCSauer@spambob.com</text:p>
          </table:table-cell>
          <table:table-cell office:value-type="string">
            <text:p>2/26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étény</text:p>
          </table:table-cell>
          <table:table-cell office:value-type="string">
            <text:p>Kállai</text:p>
          </table:table-cell>
          <table:table-cell office:value-type="string">
            <text:p>KallaiTeteny@pookmail.com</text:p>
          </table:table-cell>
          <table:table-cell office:value-type="string">
            <text:p>5/19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zsi</text:p>
          </table:table-cell>
          <table:table-cell office:value-type="string">
            <text:p>Antall</text:p>
          </table:table-cell>
          <table:table-cell office:value-type="string">
            <text:p>AntallGazsi@dodgit.com</text:p>
          </table:table-cell>
          <table:table-cell office:value-type="string">
            <text:p>8/5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ssie</text:p>
          </table:table-cell>
          <table:table-cell office:value-type="string">
            <text:p>Smith</text:p>
          </table:table-cell>
          <table:table-cell office:value-type="string">
            <text:p>CassieJSmith@trashymail.com</text:p>
          </table:table-cell>
          <table:table-cell office:value-type="string">
            <text:p>3/23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Stevens</text:p>
          </table:table-cell>
          <table:table-cell office:value-type="string">
            <text:p>ThomasYStevens@dodgit.com</text:p>
          </table:table-cell>
          <table:table-cell office:value-type="string">
            <text:p>10/28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vannah</text:p>
          </table:table-cell>
          <table:table-cell office:value-type="string">
            <text:p>Perrett</text:p>
          </table:table-cell>
          <table:table-cell office:value-type="string">
            <text:p>SavannahPerrett@trashymail.com</text:p>
          </table:table-cell>
          <table:table-cell office:value-type="string">
            <text:p>8/2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io</text:p>
          </table:table-cell>
          <table:table-cell office:value-type="string">
            <text:p>Quinn</text:p>
          </table:table-cell>
          <table:table-cell office:value-type="string">
            <text:p>MarioTQuinn@trashymail.com</text:p>
          </table:table-cell>
          <table:table-cell office:value-type="string">
            <text:p>6/3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ole</text:p>
          </table:table-cell>
          <table:table-cell office:value-type="string">
            <text:p>Pálffy</text:p>
          </table:table-cell>
          <table:table-cell office:value-type="string">
            <text:p>PalffyKarole@mailinator.com</text:p>
          </table:table-cell>
          <table:table-cell office:value-type="string">
            <text:p>12/5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by</text:p>
          </table:table-cell>
          <table:table-cell office:value-type="string">
            <text:p>Heymann</text:p>
          </table:table-cell>
          <table:table-cell office:value-type="string">
            <text:p>KobyHeymann@trashymail.com</text:p>
          </table:table-cell>
          <table:table-cell office:value-type="string">
            <text:p>11/18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ederick</text:p>
          </table:table-cell>
          <table:table-cell office:value-type="string">
            <text:p>Best</text:p>
          </table:table-cell>
          <table:table-cell office:value-type="string">
            <text:p>FrederickBBest@trashymail.com</text:p>
          </table:table-cell>
          <table:table-cell office:value-type="string">
            <text:p>7/30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oska</text:p>
          </table:table-cell>
          <table:table-cell office:value-type="string">
            <text:p>Schmid</text:p>
          </table:table-cell>
          <table:table-cell office:value-type="string">
            <text:p>SchmidBroska@spambob.com</text:p>
          </table:table-cell>
          <table:table-cell office:value-type="string">
            <text:p>8/9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irley</text:p>
          </table:table-cell>
          <table:table-cell office:value-type="string">
            <text:p>Cole</text:p>
          </table:table-cell>
          <table:table-cell office:value-type="string">
            <text:p>ShirleyJCole@trashymail.com</text:p>
          </table:table-cell>
          <table:table-cell office:value-type="string">
            <text:p>3/17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úlia</text:p>
          </table:table-cell>
          <table:table-cell office:value-type="string">
            <text:p>Komáromi</text:p>
          </table:table-cell>
          <table:table-cell office:value-type="string">
            <text:p>KomaromiJulia@pookmail.com</text:p>
          </table:table-cell>
          <table:table-cell office:value-type="string">
            <text:p>2/12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nnie</text:p>
          </table:table-cell>
          <table:table-cell office:value-type="string">
            <text:p>Murphy</text:p>
          </table:table-cell>
          <table:table-cell office:value-type="string">
            <text:p>DonnieBMurphy@trashymail.com</text:p>
          </table:table-cell>
          <table:table-cell office:value-type="string">
            <text:p>3/2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ry</text:p>
          </table:table-cell>
          <table:table-cell office:value-type="string">
            <text:p>Dee</text:p>
          </table:table-cell>
          <table:table-cell office:value-type="string">
            <text:p>JerryPDee@pookmail.com</text:p>
          </table:table-cell>
          <table:table-cell office:value-type="string">
            <text:p>4/8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ristine</text:p>
          </table:table-cell>
          <table:table-cell office:value-type="string">
            <text:p>Whittier</text:p>
          </table:table-cell>
          <table:table-cell office:value-type="string">
            <text:p>ChristineGWhittier@spambob.com</text:p>
          </table:table-cell>
          <table:table-cell office:value-type="string">
            <text:p>1/13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wn</text:p>
          </table:table-cell>
          <table:table-cell office:value-type="string">
            <text:p>Provenzano</text:p>
          </table:table-cell>
          <table:table-cell office:value-type="string">
            <text:p>DawnDProvenzano@dodgit.com</text:p>
          </table:table-cell>
          <table:table-cell office:value-type="string">
            <text:p>11/7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pencer</text:p>
          </table:table-cell>
          <table:table-cell office:value-type="string">
            <text:p>McCloughry</text:p>
          </table:table-cell>
          <table:table-cell office:value-type="string">
            <text:p>SpencerMcCloughry@trashymail.com</text:p>
          </table:table-cell>
          <table:table-cell office:value-type="string">
            <text:p>6/15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ktoria</text:p>
          </table:table-cell>
          <table:table-cell office:value-type="string">
            <text:p>Albert</text:p>
          </table:table-cell>
          <table:table-cell office:value-type="string">
            <text:p>AlbertViktoria@pookmail.com</text:p>
          </table:table-cell>
          <table:table-cell office:value-type="string">
            <text:p>4/8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m</text:p>
          </table:table-cell>
          <table:table-cell office:value-type="string">
            <text:p>Dendy</text:p>
          </table:table-cell>
          <table:table-cell office:value-type="string">
            <text:p>MariamDendy@pookmail.com</text:p>
          </table:table-cell>
          <table:table-cell office:value-type="string">
            <text:p>3/22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gõ</text:p>
          </table:table-cell>
          <table:table-cell office:value-type="string">
            <text:p>Pálinkás</text:p>
          </table:table-cell>
          <table:table-cell office:value-type="string">
            <text:p>PalinkasRego@dodgit.com</text:p>
          </table:table-cell>
          <table:table-cell office:value-type="string">
            <text:p>2/14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ylah</text:p>
          </table:table-cell>
          <table:table-cell office:value-type="string">
            <text:p>Ardill</text:p>
          </table:table-cell>
          <table:table-cell office:value-type="string">
            <text:p>TaylahArdill@pookmail.com</text:p>
          </table:table-cell>
          <table:table-cell office:value-type="string">
            <text:p>5/29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ssica</text:p>
          </table:table-cell>
          <table:table-cell office:value-type="string">
            <text:p>Yarnold</text:p>
          </table:table-cell>
          <table:table-cell office:value-type="string">
            <text:p>JessicaYarnold@spambob.com</text:p>
          </table:table-cell>
          <table:table-cell office:value-type="string">
            <text:p>2/3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a-zsa</text:p>
          </table:table-cell>
          <table:table-cell office:value-type="string">
            <text:p>Czakó</text:p>
          </table:table-cell>
          <table:table-cell office:value-type="string">
            <text:p>CzakoZsa-zsa@dodgit.com</text:p>
          </table:table-cell>
          <table:table-cell office:value-type="string">
            <text:p>5/30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eanor</text:p>
          </table:table-cell>
          <table:table-cell office:value-type="string">
            <text:p>Murray</text:p>
          </table:table-cell>
          <table:table-cell office:value-type="string">
            <text:p>EleanorGMurray@pookmail.com</text:p>
          </table:table-cell>
          <table:table-cell office:value-type="string">
            <text:p>7/27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rió</text:p>
          </table:table-cell>
          <table:table-cell office:value-type="string">
            <text:p>Györfi</text:p>
          </table:table-cell>
          <table:table-cell office:value-type="string">
            <text:p>GyorfiMario@mailinator.com</text:p>
          </table:table-cell>
          <table:table-cell office:value-type="string">
            <text:p>3/30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ba</text:p>
          </table:table-cell>
          <table:table-cell office:value-type="string">
            <text:p>Kalmár</text:p>
          </table:table-cell>
          <table:table-cell office:value-type="string">
            <text:p>KalmarAba@mailinator.com</text:p>
          </table:table-cell>
          <table:table-cell office:value-type="string">
            <text:p>11/23/195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rján</text:p>
          </table:table-cell>
          <table:table-cell office:value-type="string">
            <text:p>Gyarmati</text:p>
          </table:table-cell>
          <table:table-cell office:value-type="string">
            <text:p>GyarmatiTarjan@trashymail.com</text:p>
          </table:table-cell>
          <table:table-cell office:value-type="string">
            <text:p>9/7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elbert</text:p>
          </table:table-cell>
          <table:table-cell office:value-type="string">
            <text:p>Petheő</text:p>
          </table:table-cell>
          <table:table-cell office:value-type="string">
            <text:p>PetheoAdelbert@trashymail.com</text:p>
          </table:table-cell>
          <table:table-cell office:value-type="string">
            <text:p>6/29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Massey</text:p>
          </table:table-cell>
          <table:table-cell office:value-type="string">
            <text:p>EllieMassey@trashymail.com</text:p>
          </table:table-cell>
          <table:table-cell office:value-type="string">
            <text:p>10/5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z</text:p>
          </table:table-cell>
          <table:table-cell office:value-type="string">
            <text:p>Sándor</text:p>
          </table:table-cell>
          <table:table-cell office:value-type="string">
            <text:p>SandorRez@mailinator.com</text:p>
          </table:table-cell>
          <table:table-cell office:value-type="string">
            <text:p>10/9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tonia</text:p>
          </table:table-cell>
          <table:table-cell office:value-type="string">
            <text:p>Little</text:p>
          </table:table-cell>
          <table:table-cell office:value-type="string">
            <text:p>LatoniaWLittle@trashymail.com</text:p>
          </table:table-cell>
          <table:table-cell office:value-type="string">
            <text:p>12/8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shton</text:p>
          </table:table-cell>
          <table:table-cell office:value-type="string">
            <text:p>Leonski</text:p>
          </table:table-cell>
          <table:table-cell office:value-type="string">
            <text:p>AshtonLeonski@spambob.com</text:p>
          </table:table-cell>
          <table:table-cell office:value-type="string">
            <text:p>9/28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e</text:p>
          </table:table-cell>
          <table:table-cell office:value-type="string">
            <text:p>Osburn</text:p>
          </table:table-cell>
          <table:table-cell office:value-type="string">
            <text:p>CaroleMOsburn@dodgit.com</text:p>
          </table:table-cell>
          <table:table-cell office:value-type="string">
            <text:p>3/11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risten</text:p>
          </table:table-cell>
          <table:table-cell office:value-type="string">
            <text:p>Davis</text:p>
          </table:table-cell>
          <table:table-cell office:value-type="string">
            <text:p>KristenGDavis@trashymail.com</text:p>
          </table:table-cell>
          <table:table-cell office:value-type="string">
            <text:p>7/7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lan</text:p>
          </table:table-cell>
          <table:table-cell office:value-type="string">
            <text:p>Johnson</text:p>
          </table:table-cell>
          <table:table-cell office:value-type="string">
            <text:p>HarlanCJohnson@dodgit.com</text:p>
          </table:table-cell>
          <table:table-cell office:value-type="string">
            <text:p>5/23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Henson</text:p>
          </table:table-cell>
          <table:table-cell office:value-type="string">
            <text:p>LauraJHenson@dodgit.com</text:p>
          </table:table-cell>
          <table:table-cell office:value-type="string">
            <text:p>9/10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ktoria</text:p>
          </table:table-cell>
          <table:table-cell office:value-type="string">
            <text:p>Szakál</text:p>
          </table:table-cell>
          <table:table-cell office:value-type="string">
            <text:p>SzakalViktoria@trashymail.com</text:p>
          </table:table-cell>
          <table:table-cell office:value-type="string">
            <text:p>2/7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Sheehan</text:p>
          </table:table-cell>
          <table:table-cell office:value-type="string">
            <text:p>SeanSheehan@pookmail.com</text:p>
          </table:table-cell>
          <table:table-cell office:value-type="string">
            <text:p>6/19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oma</text:p>
          </table:table-cell>
          <table:table-cell office:value-type="string">
            <text:p>Szöllős</text:p>
          </table:table-cell>
          <table:table-cell office:value-type="string">
            <text:p>SzollosSoma@spambob.com</text:p>
          </table:table-cell>
          <table:table-cell office:value-type="string">
            <text:p>5/20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ónika</text:p>
          </table:table-cell>
          <table:table-cell office:value-type="string">
            <text:p>Gáspár</text:p>
          </table:table-cell>
          <table:table-cell office:value-type="string">
            <text:p>GasparMonika@dodgit.com</text:p>
          </table:table-cell>
          <table:table-cell office:value-type="string">
            <text:p>7/4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Kranewitter</text:p>
          </table:table-cell>
          <table:table-cell office:value-type="string">
            <text:p>CaitlynKranewitter@pookmail.com</text:p>
          </table:table-cell>
          <table:table-cell office:value-type="string">
            <text:p>11/6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Butt</text:p>
          </table:table-cell>
          <table:table-cell office:value-type="string">
            <text:p>GeorgeButt@spambob.com</text:p>
          </table:table-cell>
          <table:table-cell office:value-type="string">
            <text:p>7/17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ika</text:p>
          </table:table-cell>
          <table:table-cell office:value-type="string">
            <text:p>Moreland</text:p>
          </table:table-cell>
          <table:table-cell office:value-type="string">
            <text:p>ErikaMMoreland@pookmail.com</text:p>
          </table:table-cell>
          <table:table-cell office:value-type="string">
            <text:p>8/31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lora</text:p>
          </table:table-cell>
          <table:table-cell office:value-type="string">
            <text:p>Olivares</text:p>
          </table:table-cell>
          <table:table-cell office:value-type="string">
            <text:p>FloraPOlivares@spambob.com</text:p>
          </table:table-cell>
          <table:table-cell office:value-type="string">
            <text:p>4/23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ya</text:p>
          </table:table-cell>
          <table:table-cell office:value-type="string">
            <text:p>Arthur</text:p>
          </table:table-cell>
          <table:table-cell office:value-type="string">
            <text:p>MayaArthur@pookmail.com</text:p>
          </table:table-cell>
          <table:table-cell office:value-type="string">
            <text:p>8/21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e</text:p>
          </table:table-cell>
          <table:table-cell office:value-type="string">
            <text:p>Gautreau</text:p>
          </table:table-cell>
          <table:table-cell office:value-type="string">
            <text:p>AliceJGautreau@mailinator.com</text:p>
          </table:table-cell>
          <table:table-cell office:value-type="string">
            <text:p>3/14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la</text:p>
          </table:table-cell>
          <table:table-cell office:value-type="string">
            <text:p>Harding</text:p>
          </table:table-cell>
          <table:table-cell office:value-type="string">
            <text:p>IsabellaHarding@dodgit.com</text:p>
          </table:table-cell>
          <table:table-cell office:value-type="string">
            <text:p>7/5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vadar</text:p>
          </table:table-cell>
          <table:table-cell office:value-type="string">
            <text:p>Vöröss</text:p>
          </table:table-cell>
          <table:table-cell office:value-type="string">
            <text:p>VorossTivadar@trashymail.com</text:p>
          </table:table-cell>
          <table:table-cell office:value-type="string">
            <text:p>2/3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tella</text:p>
          </table:table-cell>
          <table:table-cell office:value-type="string">
            <text:p>Sergeyev</text:p>
          </table:table-cell>
          <table:table-cell office:value-type="string">
            <text:p>StellaSergeyev@mailinator.com</text:p>
          </table:table-cell>
          <table:table-cell office:value-type="string">
            <text:p>1/29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ra</text:p>
          </table:table-cell>
          <table:table-cell office:value-type="string">
            <text:p>Hardin</text:p>
          </table:table-cell>
          <table:table-cell office:value-type="string">
            <text:p>ClaraKHardin@pookmail.com</text:p>
          </table:table-cell>
          <table:table-cell office:value-type="string">
            <text:p>7/25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Coppin</text:p>
          </table:table-cell>
          <table:table-cell office:value-type="string">
            <text:p>MarcusCoppin@trashymail.com</text:p>
          </table:table-cell>
          <table:table-cell office:value-type="string">
            <text:p>6/3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ard</text:p>
          </table:table-cell>
          <table:table-cell office:value-type="string">
            <text:p>Sturm</text:p>
          </table:table-cell>
          <table:table-cell office:value-type="string">
            <text:p>WillardJSturm@trashymail.com</text:p>
          </table:table-cell>
          <table:table-cell office:value-type="string">
            <text:p>1/20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enessa</text:p>
          </table:table-cell>
          <table:table-cell office:value-type="string">
            <text:p>Dancy</text:p>
          </table:table-cell>
          <table:table-cell office:value-type="string">
            <text:p>VenessaWDancy@pookmail.com</text:p>
          </table:table-cell>
          <table:table-cell office:value-type="string">
            <text:p>9/17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ett</text:p>
          </table:table-cell>
          <table:table-cell office:value-type="string">
            <text:p>Kurtz</text:p>
          </table:table-cell>
          <table:table-cell office:value-type="string">
            <text:p>BrettCKurtz@trashymail.com</text:p>
          </table:table-cell>
          <table:table-cell office:value-type="string">
            <text:p>8/19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oppy</text:p>
          </table:table-cell>
          <table:table-cell office:value-type="string">
            <text:p>Horn</text:p>
          </table:table-cell>
          <table:table-cell office:value-type="string">
            <text:p>PoppyHorn@mailinator.com</text:p>
          </table:table-cell>
          <table:table-cell office:value-type="string">
            <text:p>1/5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ci</text:p>
          </table:table-cell>
          <table:table-cell office:value-type="string">
            <text:p>Smid</text:p>
          </table:table-cell>
          <table:table-cell office:value-type="string">
            <text:p>SmidJuci@spambob.com</text:p>
          </table:table-cell>
          <table:table-cell office:value-type="string">
            <text:p>3/1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ázmin</text:p>
          </table:table-cell>
          <table:table-cell office:value-type="string">
            <text:p>Jósa</text:p>
          </table:table-cell>
          <table:table-cell office:value-type="string">
            <text:p>JosaJazmin@dodgit.com</text:p>
          </table:table-cell>
          <table:table-cell office:value-type="string">
            <text:p>5/11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Winona</text:p>
          </table:table-cell>
          <table:table-cell office:value-type="string">
            <text:p>Walker</text:p>
          </table:table-cell>
          <table:table-cell office:value-type="string">
            <text:p>WinonaCWalker@dodgit.com</text:p>
          </table:table-cell>
          <table:table-cell office:value-type="string">
            <text:p>9/6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Halcomb</text:p>
          </table:table-cell>
          <table:table-cell office:value-type="string">
            <text:p>NathanHalcomb@pookmail.com</text:p>
          </table:table-cell>
          <table:table-cell office:value-type="string">
            <text:p>2/13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aine</text:p>
          </table:table-cell>
          <table:table-cell office:value-type="string">
            <text:p>Dingle</text:p>
          </table:table-cell>
          <table:table-cell office:value-type="string">
            <text:p>ElaineMDingle@mailinator.com</text:p>
          </table:table-cell>
          <table:table-cell office:value-type="string">
            <text:p>3/20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olly</text:p>
          </table:table-cell>
          <table:table-cell office:value-type="string">
            <text:p>Wroblewski</text:p>
          </table:table-cell>
          <table:table-cell office:value-type="string">
            <text:p>MollyWroblewski@spambob.com</text:p>
          </table:table-cell>
          <table:table-cell office:value-type="string">
            <text:p>6/29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asha</text:p>
          </table:table-cell>
          <table:table-cell office:value-type="string">
            <text:p>Goldie</text:p>
          </table:table-cell>
          <table:table-cell office:value-type="string">
            <text:p>NatashaGoldie@dodgit.com</text:p>
          </table:table-cell>
          <table:table-cell office:value-type="string">
            <text:p>3/8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maj</text:p>
          </table:table-cell>
          <table:table-cell office:value-type="string">
            <text:p>Vagner</text:p>
          </table:table-cell>
          <table:table-cell office:value-type="string">
            <text:p>VagnerTomaj@mailinator.com</text:p>
          </table:table-cell>
          <table:table-cell office:value-type="string">
            <text:p>1/5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le</text:p>
          </table:table-cell>
          <table:table-cell office:value-type="string">
            <text:p>Stable</text:p>
          </table:table-cell>
          <table:table-cell office:value-type="string">
            <text:p>IsabelleStable@pookmail.com</text:p>
          </table:table-cell>
          <table:table-cell office:value-type="string">
            <text:p>6/18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kota</text:p>
          </table:table-cell>
          <table:table-cell office:value-type="string">
            <text:p>Colman</text:p>
          </table:table-cell>
          <table:table-cell office:value-type="string">
            <text:p>DakotaColman@mailinator.com</text:p>
          </table:table-cell>
          <table:table-cell office:value-type="string">
            <text:p>11/25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ine</text:p>
          </table:table-cell>
          <table:table-cell office:value-type="string">
            <text:p>Stobie</text:p>
          </table:table-cell>
          <table:table-cell office:value-type="string">
            <text:p>MadelineStobie@spambob.com</text:p>
          </table:table-cell>
          <table:table-cell office:value-type="string">
            <text:p>9/26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Anderson</text:p>
          </table:table-cell>
          <table:table-cell office:value-type="string">
            <text:p>JamesCAnderson@dodgit.com</text:p>
          </table:table-cell>
          <table:table-cell office:value-type="string">
            <text:p>7/3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lanca</text:p>
          </table:table-cell>
          <table:table-cell office:value-type="string">
            <text:p>Wilkes</text:p>
          </table:table-cell>
          <table:table-cell office:value-type="string">
            <text:p>BlancaNWilkes@spambob.com</text:p>
          </table:table-cell>
          <table:table-cell office:value-type="string">
            <text:p>3/18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hyllis</text:p>
          </table:table-cell>
          <table:table-cell office:value-type="string">
            <text:p>Gale</text:p>
          </table:table-cell>
          <table:table-cell office:value-type="string">
            <text:p>PhyllisJGale@mailinator.com</text:p>
          </table:table-cell>
          <table:table-cell office:value-type="string">
            <text:p>9/26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Sanborn</text:p>
          </table:table-cell>
          <table:table-cell office:value-type="string">
            <text:p>JasonMSanborn@trashymail.com</text:p>
          </table:table-cell>
          <table:table-cell office:value-type="string">
            <text:p>7/24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erine</text:p>
          </table:table-cell>
          <table:table-cell office:value-type="string">
            <text:p>Lowery</text:p>
          </table:table-cell>
          <table:table-cell office:value-type="string">
            <text:p>KatherineRLowery@trashymail.com</text:p>
          </table:table-cell>
          <table:table-cell office:value-type="string">
            <text:p>7/18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Hagler</text:p>
          </table:table-cell>
          <table:table-cell office:value-type="string">
            <text:p>JamesEHagler@pookmail.com</text:p>
          </table:table-cell>
          <table:table-cell office:value-type="string">
            <text:p>9/17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aron</text:p>
          </table:table-cell>
          <table:table-cell office:value-type="string">
            <text:p>Stapylton</text:p>
          </table:table-cell>
          <table:table-cell office:value-type="string">
            <text:p>AaronStapylton@trashymail.com</text:p>
          </table:table-cell>
          <table:table-cell office:value-type="string">
            <text:p>4/20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kye</text:p>
          </table:table-cell>
          <table:table-cell office:value-type="string">
            <text:p>Hunter</text:p>
          </table:table-cell>
          <table:table-cell office:value-type="string">
            <text:p>SkyeHunter@mailinator.com</text:p>
          </table:table-cell>
          <table:table-cell office:value-type="string">
            <text:p>10/8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milla</text:p>
          </table:table-cell>
          <table:table-cell office:value-type="string">
            <text:p>Salay</text:p>
          </table:table-cell>
          <table:table-cell office:value-type="string">
            <text:p>SalayKamilla@pookmail.com</text:p>
          </table:table-cell>
          <table:table-cell office:value-type="string">
            <text:p>9/5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ry</text:p>
          </table:table-cell>
          <table:table-cell office:value-type="string">
            <text:p>Casey</text:p>
          </table:table-cell>
          <table:table-cell office:value-type="string">
            <text:p>HarryKCasey@pookmail.com</text:p>
          </table:table-cell>
          <table:table-cell office:value-type="string">
            <text:p>12/6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Holmes</text:p>
          </table:table-cell>
          <table:table-cell office:value-type="string">
            <text:p>BettyPHolmes@spambob.com</text:p>
          </table:table-cell>
          <table:table-cell office:value-type="string">
            <text:p>2/13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McKinley</text:p>
          </table:table-cell>
          <table:table-cell office:value-type="string">
            <text:p>CaitlynMcKinley@trashymail.com</text:p>
          </table:table-cell>
          <table:table-cell office:value-type="string">
            <text:p>4/9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emma</text:p>
          </table:table-cell>
          <table:table-cell office:value-type="string">
            <text:p>Tranter</text:p>
          </table:table-cell>
          <table:table-cell office:value-type="string">
            <text:p>GemmaTranter@dodgit.com</text:p>
          </table:table-cell>
          <table:table-cell office:value-type="string">
            <text:p>4/7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Dodge</text:p>
          </table:table-cell>
          <table:table-cell office:value-type="string">
            <text:p>SandraRDodge@trashymail.com</text:p>
          </table:table-cell>
          <table:table-cell office:value-type="string">
            <text:p>4/8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ce</text:p>
          </table:table-cell>
          <table:table-cell office:value-type="string">
            <text:p>Sinku</text:p>
          </table:table-cell>
          <table:table-cell office:value-type="string">
            <text:p>SinkuBence@dodgit.com</text:p>
          </table:table-cell>
          <table:table-cell office:value-type="string">
            <text:p>7/9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Turriff</text:p>
          </table:table-cell>
          <table:table-cell office:value-type="string">
            <text:p>JacobTurriff@dodgit.com</text:p>
          </table:table-cell>
          <table:table-cell office:value-type="string">
            <text:p>2/23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ustin</text:p>
          </table:table-cell>
          <table:table-cell office:value-type="string">
            <text:p>Stable</text:p>
          </table:table-cell>
          <table:table-cell office:value-type="string">
            <text:p>AustinStable@dodgit.com</text:p>
          </table:table-cell>
          <table:table-cell office:value-type="string">
            <text:p>1/17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liki</text:p>
          </table:table-cell>
          <table:table-cell office:value-type="string">
            <text:p>Pásztor</text:p>
          </table:table-cell>
          <table:table-cell office:value-type="string">
            <text:p>PasztorPaliki@mailinator.com</text:p>
          </table:table-cell>
          <table:table-cell office:value-type="string">
            <text:p>10/21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fred</text:p>
          </table:table-cell>
          <table:table-cell office:value-type="string">
            <text:p>Fisher</text:p>
          </table:table-cell>
          <table:table-cell office:value-type="string">
            <text:p>AlfredAFisher@dodgit.com</text:p>
          </table:table-cell>
          <table:table-cell office:value-type="string">
            <text:p>2/27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ie</text:p>
          </table:table-cell>
          <table:table-cell office:value-type="string">
            <text:p>Lutwyche</text:p>
          </table:table-cell>
          <table:table-cell office:value-type="string">
            <text:p>EvieLutwyche@trashymail.com</text:p>
          </table:table-cell>
          <table:table-cell office:value-type="string">
            <text:p>9/30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inda</text:p>
          </table:table-cell>
          <table:table-cell office:value-type="string">
            <text:p>Jónás</text:p>
          </table:table-cell>
          <table:table-cell office:value-type="string">
            <text:p>JonasMelinda@pookmail.com</text:p>
          </table:table-cell>
          <table:table-cell office:value-type="string">
            <text:p>4/17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alyn</text:p>
          </table:table-cell>
          <table:table-cell office:value-type="string">
            <text:p>Ball</text:p>
          </table:table-cell>
          <table:table-cell office:value-type="string">
            <text:p>RosalynRBall@spambob.com</text:p>
          </table:table-cell>
          <table:table-cell office:value-type="string">
            <text:p>3/6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risty</text:p>
          </table:table-cell>
          <table:table-cell office:value-type="string">
            <text:p>Oswald</text:p>
          </table:table-cell>
          <table:table-cell office:value-type="string">
            <text:p>ChristyWOswald@spambob.com</text:p>
          </table:table-cell>
          <table:table-cell office:value-type="string">
            <text:p>7/11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</text:p>
          </table:table-cell>
          <table:table-cell office:value-type="string">
            <text:p>Barrett</text:p>
          </table:table-cell>
          <table:table-cell office:value-type="string">
            <text:p>IsabelBarrett@trashymail.com</text:p>
          </table:table-cell>
          <table:table-cell office:value-type="string">
            <text:p>11/26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Abreu</text:p>
          </table:table-cell>
          <table:table-cell office:value-type="string">
            <text:p>JamesYAbreu@spambob.com</text:p>
          </table:table-cell>
          <table:table-cell office:value-type="string">
            <text:p>12/25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tthew</text:p>
          </table:table-cell>
          <table:table-cell office:value-type="string">
            <text:p>Spruell</text:p>
          </table:table-cell>
          <table:table-cell office:value-type="string">
            <text:p>MatthewJSpruell@dodgit.com</text:p>
          </table:table-cell>
          <table:table-cell office:value-type="string">
            <text:p>2/13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Martindale</text:p>
          </table:table-cell>
          <table:table-cell office:value-type="string">
            <text:p>CallumMartindale@dodgit.com</text:p>
          </table:table-cell>
          <table:table-cell office:value-type="string">
            <text:p>6/16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ztofer</text:p>
          </table:table-cell>
          <table:table-cell office:value-type="string">
            <text:p>Sárközy</text:p>
          </table:table-cell>
          <table:table-cell office:value-type="string">
            <text:p>SarkozyKrisztofer@spambob.com</text:p>
          </table:table-cell>
          <table:table-cell office:value-type="string">
            <text:p>11/3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lcsi</text:p>
          </table:table-cell>
          <table:table-cell office:value-type="string">
            <text:p>Kovách</text:p>
          </table:table-cell>
          <table:table-cell office:value-type="string">
            <text:p>KovachMalcsi@spambob.com</text:p>
          </table:table-cell>
          <table:table-cell office:value-type="string">
            <text:p>1/15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zsi</text:p>
          </table:table-cell>
          <table:table-cell office:value-type="string">
            <text:p>Turi</text:p>
          </table:table-cell>
          <table:table-cell office:value-type="string">
            <text:p>TuriErzsi@trashymail.com</text:p>
          </table:table-cell>
          <table:table-cell office:value-type="string">
            <text:p>9/25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en</text:p>
          </table:table-cell>
          <table:table-cell office:value-type="string">
            <text:p>Williamson</text:p>
          </table:table-cell>
          <table:table-cell office:value-type="string">
            <text:p>KarenDWilliamson@mailinator.com</text:p>
          </table:table-cell>
          <table:table-cell office:value-type="string">
            <text:p>12/20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erick</text:p>
          </table:table-cell>
          <table:table-cell office:value-type="string">
            <text:p>Thompson</text:p>
          </table:table-cell>
          <table:table-cell office:value-type="string">
            <text:p>BroderickVThompson@trashymail.com</text:p>
          </table:table-cell>
          <table:table-cell office:value-type="string">
            <text:p>12/27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</text:p>
          </table:table-cell>
          <table:table-cell office:value-type="string">
            <text:p>Krieger</text:p>
          </table:table-cell>
          <table:table-cell office:value-type="string">
            <text:p>KimCKrieger@mailinator.com</text:p>
          </table:table-cell>
          <table:table-cell office:value-type="string">
            <text:p>4/7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ayden</text:p>
          </table:table-cell>
          <table:table-cell office:value-type="string">
            <text:p>Wollstonecraft</text:p>
          </table:table-cell>
          <table:table-cell office:value-type="string">
            <text:p>BraydenWollstonecraft@spambob.com</text:p>
          </table:table-cell>
          <table:table-cell office:value-type="string">
            <text:p>1/8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rta</text:p>
          </table:table-cell>
          <table:table-cell office:value-type="string">
            <text:p>Torma</text:p>
          </table:table-cell>
          <table:table-cell office:value-type="string">
            <text:p>TormaBerta@trashymail.com</text:p>
          </table:table-cell>
          <table:table-cell office:value-type="string">
            <text:p>5/11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rmin</text:p>
          </table:table-cell>
          <table:table-cell office:value-type="string">
            <text:p>Gombos</text:p>
          </table:table-cell>
          <table:table-cell office:value-type="string">
            <text:p>GombosArmin@dodgit.com</text:p>
          </table:table-cell>
          <table:table-cell office:value-type="string">
            <text:p>7/20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dson</text:p>
          </table:table-cell>
          <table:table-cell office:value-type="string">
            <text:p>Lilly</text:p>
          </table:table-cell>
          <table:table-cell office:value-type="string">
            <text:p>HudsonLilly@spambob.com</text:p>
          </table:table-cell>
          <table:table-cell office:value-type="string">
            <text:p>4/8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a</text:p>
          </table:table-cell>
          <table:table-cell office:value-type="string">
            <text:p>Waters</text:p>
          </table:table-cell>
          <table:table-cell office:value-type="string">
            <text:p>EvaWaters@dodgit.com</text:p>
          </table:table-cell>
          <table:table-cell office:value-type="string">
            <text:p>10/20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Cranwell</text:p>
          </table:table-cell>
          <table:table-cell office:value-type="string">
            <text:p>NicholasCranwell@pookmail.com</text:p>
          </table:table-cell>
          <table:table-cell office:value-type="string">
            <text:p>3/1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cso</text:p>
          </table:table-cell>
          <table:table-cell office:value-type="string">
            <text:p>Rigó</text:p>
          </table:table-cell>
          <table:table-cell office:value-type="string">
            <text:p>RigoDacso@pookmail.com</text:p>
          </table:table-cell>
          <table:table-cell office:value-type="string">
            <text:p>10/26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borah</text:p>
          </table:table-cell>
          <table:table-cell office:value-type="string">
            <text:p>Miller</text:p>
          </table:table-cell>
          <table:table-cell office:value-type="string">
            <text:p>DeborahLMiller@spambob.com</text:p>
          </table:table-cell>
          <table:table-cell office:value-type="string">
            <text:p>1/24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rren</text:p>
          </table:table-cell>
          <table:table-cell office:value-type="string">
            <text:p>Gordon</text:p>
          </table:table-cell>
          <table:table-cell office:value-type="string">
            <text:p>DarrenCGordon@spambob.com</text:p>
          </table:table-cell>
          <table:table-cell office:value-type="string">
            <text:p>5/5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per</text:p>
          </table:table-cell>
          <table:table-cell office:value-type="string">
            <text:p>Macansh</text:p>
          </table:table-cell>
          <table:table-cell office:value-type="string">
            <text:p>JasperMacansh@dodgit.com</text:p>
          </table:table-cell>
          <table:table-cell office:value-type="string">
            <text:p>3/16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za</text:p>
          </table:table-cell>
          <table:table-cell office:value-type="string">
            <text:p>Pálffy</text:p>
          </table:table-cell>
          <table:table-cell office:value-type="string">
            <text:p>PalffyRoza@trashymail.com</text:p>
          </table:table-cell>
          <table:table-cell office:value-type="string">
            <text:p>5/1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anie</text:p>
          </table:table-cell>
          <table:table-cell office:value-type="string">
            <text:p>Arnold</text:p>
          </table:table-cell>
          <table:table-cell office:value-type="string">
            <text:p>JeanieCArnold@dodgit.com</text:p>
          </table:table-cell>
          <table:table-cell office:value-type="string">
            <text:p>6/11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jamin</text:p>
          </table:table-cell>
          <table:table-cell office:value-type="string">
            <text:p>Harford</text:p>
          </table:table-cell>
          <table:table-cell office:value-type="string">
            <text:p>BenjaminHarford@mailinator.com</text:p>
          </table:table-cell>
          <table:table-cell office:value-type="string">
            <text:p>10/27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la</text:p>
          </table:table-cell>
          <table:table-cell office:value-type="string">
            <text:p>Winning</text:p>
          </table:table-cell>
          <table:table-cell office:value-type="string">
            <text:p>LolaWinning@mailinator.com</text:p>
          </table:table-cell>
          <table:table-cell office:value-type="string">
            <text:p>6/24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briella</text:p>
          </table:table-cell>
          <table:table-cell office:value-type="string">
            <text:p>Dénes</text:p>
          </table:table-cell>
          <table:table-cell office:value-type="string">
            <text:p>DenesGabriella@trashymail.com</text:p>
          </table:table-cell>
          <table:table-cell office:value-type="string">
            <text:p>6/16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au</text:p>
          </table:table-cell>
          <table:table-cell office:value-type="string">
            <text:p>Hicks</text:p>
          </table:table-cell>
          <table:table-cell office:value-type="string">
            <text:p>BeauHicks@mailinator.com</text:p>
          </table:table-cell>
          <table:table-cell office:value-type="string">
            <text:p>2/5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ugene</text:p>
          </table:table-cell>
          <table:table-cell office:value-type="string">
            <text:p>Hatcher</text:p>
          </table:table-cell>
          <table:table-cell office:value-type="string">
            <text:p>EugeneCHatcher@mailinator.com</text:p>
          </table:table-cell>
          <table:table-cell office:value-type="string">
            <text:p>11/21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Perryman</text:p>
          </table:table-cell>
          <table:table-cell office:value-type="string">
            <text:p>CharlesMPerryman@pookmail.com</text:p>
          </table:table-cell>
          <table:table-cell office:value-type="string">
            <text:p>7/11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briel</text:p>
          </table:table-cell>
          <table:table-cell office:value-type="string">
            <text:p>Woods</text:p>
          </table:table-cell>
          <table:table-cell office:value-type="string">
            <text:p>GabrielWoods@trashymail.com</text:p>
          </table:table-cell>
          <table:table-cell office:value-type="string">
            <text:p>7/28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kolett</text:p>
          </table:table-cell>
          <table:table-cell office:value-type="string">
            <text:p>Berec</text:p>
          </table:table-cell>
          <table:table-cell office:value-type="string">
            <text:p>BerecNikolett@dodgit.com</text:p>
          </table:table-cell>
          <table:table-cell office:value-type="string">
            <text:p>6/13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nest</text:p>
          </table:table-cell>
          <table:table-cell office:value-type="string">
            <text:p>Davis</text:p>
          </table:table-cell>
          <table:table-cell office:value-type="string">
            <text:p>ErnestDDavis@mailinator.com</text:p>
          </table:table-cell>
          <table:table-cell office:value-type="string">
            <text:p>8/8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nald</text:p>
          </table:table-cell>
          <table:table-cell office:value-type="string">
            <text:p>Bousquet</text:p>
          </table:table-cell>
          <table:table-cell office:value-type="string">
            <text:p>RonaldSBousquet@pookmail.com</text:p>
          </table:table-cell>
          <table:table-cell office:value-type="string">
            <text:p>5/27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x</text:p>
          </table:table-cell>
          <table:table-cell office:value-type="string">
            <text:p>Russell</text:p>
          </table:table-cell>
          <table:table-cell office:value-type="string">
            <text:p>AlexARussell@spambob.com</text:p>
          </table:table-cell>
          <table:table-cell office:value-type="string">
            <text:p>2/11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cse</text:p>
          </table:table-cell>
          <table:table-cell office:value-type="string">
            <text:p>Danka</text:p>
          </table:table-cell>
          <table:table-cell office:value-type="string">
            <text:p>DankaBecse@trashymail.com</text:p>
          </table:table-cell>
          <table:table-cell office:value-type="string">
            <text:p>8/29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Doucet</text:p>
          </table:table-cell>
          <table:table-cell office:value-type="string">
            <text:p>RobertVDoucet@spambob.com</text:p>
          </table:table-cell>
          <table:table-cell office:value-type="string">
            <text:p>9/2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udrey</text:p>
          </table:table-cell>
          <table:table-cell office:value-type="string">
            <text:p>O'Mahony</text:p>
          </table:table-cell>
          <table:table-cell office:value-type="string">
            <text:p>AudreyOMahony@dodgit.com</text:p>
          </table:table-cell>
          <table:table-cell office:value-type="string">
            <text:p>9/24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nald</text:p>
          </table:table-cell>
          <table:table-cell office:value-type="string">
            <text:p>Tracy</text:p>
          </table:table-cell>
          <table:table-cell office:value-type="string">
            <text:p>DonaldMTracy@mailinator.com</text:p>
          </table:table-cell>
          <table:table-cell office:value-type="string">
            <text:p>5/12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tin</text:p>
          </table:table-cell>
          <table:table-cell office:value-type="string">
            <text:p>Albert</text:p>
          </table:table-cell>
          <table:table-cell office:value-type="string">
            <text:p>AlbertMartin@mailinator.com</text:p>
          </table:table-cell>
          <table:table-cell office:value-type="string">
            <text:p>4/25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nna</text:p>
          </table:table-cell>
          <table:table-cell office:value-type="string">
            <text:p>Vörös</text:p>
          </table:table-cell>
          <table:table-cell office:value-type="string">
            <text:p>VorosMarianna@trashymail.com</text:p>
          </table:table-cell>
          <table:table-cell office:value-type="string">
            <text:p>8/1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Anderson</text:p>
          </table:table-cell>
          <table:table-cell office:value-type="string">
            <text:p>JosephLAnderson@spambob.com</text:p>
          </table:table-cell>
          <table:table-cell office:value-type="string">
            <text:p>1/26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lian</text:p>
          </table:table-cell>
          <table:table-cell office:value-type="string">
            <text:p>Grasby</text:p>
          </table:table-cell>
          <table:table-cell office:value-type="string">
            <text:p>JulianGrasby@spambob.com</text:p>
          </table:table-cell>
          <table:table-cell office:value-type="string">
            <text:p>5/15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goston</text:p>
          </table:table-cell>
          <table:table-cell office:value-type="string">
            <text:p>Mátyás</text:p>
          </table:table-cell>
          <table:table-cell office:value-type="string">
            <text:p>MatyasAgoston@trashymail.com</text:p>
          </table:table-cell>
          <table:table-cell office:value-type="string">
            <text:p>6/21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et</text:p>
          </table:table-cell>
          <table:table-cell office:value-type="string">
            <text:p>Taylor</text:p>
          </table:table-cell>
          <table:table-cell office:value-type="string">
            <text:p>JanetMTaylor@spambob.com</text:p>
          </table:table-cell>
          <table:table-cell office:value-type="string">
            <text:p>12/5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solt</text:p>
          </table:table-cell>
          <table:table-cell office:value-type="string">
            <text:p>Sebök</text:p>
          </table:table-cell>
          <table:table-cell office:value-type="string">
            <text:p>SebokZsolt@pookmail.com</text:p>
          </table:table-cell>
          <table:table-cell office:value-type="string">
            <text:p>10/26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linda</text:p>
          </table:table-cell>
          <table:table-cell office:value-type="string">
            <text:p>Meidinger</text:p>
          </table:table-cell>
          <table:table-cell office:value-type="string">
            <text:p>ErlindaGMeidinger@spambob.com</text:p>
          </table:table-cell>
          <table:table-cell office:value-type="string">
            <text:p>9/3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ppány</text:p>
          </table:table-cell>
          <table:table-cell office:value-type="string">
            <text:p>Bagi</text:p>
          </table:table-cell>
          <table:table-cell office:value-type="string">
            <text:p>BagiKoppany@spambob.com</text:p>
          </table:table-cell>
          <table:table-cell office:value-type="string">
            <text:p>2/8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ici</text:p>
          </table:table-cell>
          <table:table-cell office:value-type="string">
            <text:p>Csizmadia</text:p>
          </table:table-cell>
          <table:table-cell office:value-type="string">
            <text:p>CsizmadiaFrici@trashymail.com</text:p>
          </table:table-cell>
          <table:table-cell office:value-type="string">
            <text:p>5/2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e</text:p>
          </table:table-cell>
          <table:table-cell office:value-type="string">
            <text:p>Furnell</text:p>
          </table:table-cell>
          <table:table-cell office:value-type="string">
            <text:p>KatieFurnell@mailinator.com</text:p>
          </table:table-cell>
          <table:table-cell office:value-type="string">
            <text:p>5/19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eorgia</text:p>
          </table:table-cell>
          <table:table-cell office:value-type="string">
            <text:p>Olden</text:p>
          </table:table-cell>
          <table:table-cell office:value-type="string">
            <text:p>GeorgiaOlden@spambob.com</text:p>
          </table:table-cell>
          <table:table-cell office:value-type="string">
            <text:p>1/14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fia</text:p>
          </table:table-cell>
          <table:table-cell office:value-type="string">
            <text:p>Maclurcan</text:p>
          </table:table-cell>
          <table:table-cell office:value-type="string">
            <text:p>SofiaMaclurcan@trashymail.com</text:p>
          </table:table-cell>
          <table:table-cell office:value-type="string">
            <text:p>3/26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Quincy</text:p>
          </table:table-cell>
          <table:table-cell office:value-type="string">
            <text:p>Novak</text:p>
          </table:table-cell>
          <table:table-cell office:value-type="string">
            <text:p>QuincyANovak@pookmail.com</text:p>
          </table:table-cell>
          <table:table-cell office:value-type="string">
            <text:p>3/6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per</text:p>
          </table:table-cell>
          <table:table-cell office:value-type="string">
            <text:p>Prentice</text:p>
          </table:table-cell>
          <table:table-cell office:value-type="string">
            <text:p>JasperPrentice@trashymail.com</text:p>
          </table:table-cell>
          <table:table-cell office:value-type="string">
            <text:p>6/29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nathan</text:p>
          </table:table-cell>
          <table:table-cell office:value-type="string">
            <text:p>Benson</text:p>
          </table:table-cell>
          <table:table-cell office:value-type="string">
            <text:p>JonathanMBenson@spambob.com</text:p>
          </table:table-cell>
          <table:table-cell office:value-type="string">
            <text:p>9/12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y</text:p>
          </table:table-cell>
          <table:table-cell office:value-type="string">
            <text:p>Wills</text:p>
          </table:table-cell>
          <table:table-cell office:value-type="string">
            <text:p>LilyWills@dodgit.com</text:p>
          </table:table-cell>
          <table:table-cell office:value-type="string">
            <text:p>3/9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ndra</text:p>
          </table:table-cell>
          <table:table-cell office:value-type="string">
            <text:p>Gates</text:p>
          </table:table-cell>
          <table:table-cell office:value-type="string">
            <text:p>SandraDGates@mailinator.com</text:p>
          </table:table-cell>
          <table:table-cell office:value-type="string">
            <text:p>2/22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dney</text:p>
          </table:table-cell>
          <table:table-cell office:value-type="string">
            <text:p>Peterson</text:p>
          </table:table-cell>
          <table:table-cell office:value-type="string">
            <text:p>RodneyCPeterson@trashymail.com</text:p>
          </table:table-cell>
          <table:table-cell office:value-type="string">
            <text:p>8/12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Money</text:p>
          </table:table-cell>
          <table:table-cell office:value-type="string">
            <text:p>BarbaraWMoney@trashymail.com</text:p>
          </table:table-cell>
          <table:table-cell office:value-type="string">
            <text:p>11/5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role</text:p>
          </table:table-cell>
          <table:table-cell office:value-type="string">
            <text:p>Györffi</text:p>
          </table:table-cell>
          <table:table-cell office:value-type="string">
            <text:p>GyorffiKarole@dodgit.com</text:p>
          </table:table-cell>
          <table:table-cell office:value-type="string">
            <text:p>9/16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e</text:p>
          </table:table-cell>
          <table:table-cell office:value-type="string">
            <text:p>Tonga</text:p>
          </table:table-cell>
          <table:table-cell office:value-type="string">
            <text:p>NateTonga@mailinator.com</text:p>
          </table:table-cell>
          <table:table-cell office:value-type="string">
            <text:p>6/6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z</text:p>
          </table:table-cell>
          <table:table-cell office:value-type="string">
            <text:p>Kultsár</text:p>
          </table:table-cell>
          <table:table-cell office:value-type="string">
            <text:p>KultsarAliz@mailinator.com</text:p>
          </table:table-cell>
          <table:table-cell office:value-type="string">
            <text:p>4/30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Xavier</text:p>
          </table:table-cell>
          <table:table-cell office:value-type="string">
            <text:p>Stiles</text:p>
          </table:table-cell>
          <table:table-cell office:value-type="string">
            <text:p>XavierStiles@mailinator.com</text:p>
          </table:table-cell>
          <table:table-cell office:value-type="string">
            <text:p>11/25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téz</text:p>
          </table:table-cell>
          <table:table-cell office:value-type="string">
            <text:p>Sultész</text:p>
          </table:table-cell>
          <table:table-cell office:value-type="string">
            <text:p>SulteszVitez@dodgit.com</text:p>
          </table:table-cell>
          <table:table-cell office:value-type="string">
            <text:p>10/9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</text:p>
          </table:table-cell>
          <table:table-cell office:value-type="string">
            <text:p>Sebők</text:p>
          </table:table-cell>
          <table:table-cell office:value-type="string">
            <text:p>SebokLili@trashymail.com</text:p>
          </table:table-cell>
          <table:table-cell office:value-type="string">
            <text:p>6/17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wn</text:p>
          </table:table-cell>
          <table:table-cell office:value-type="string">
            <text:p>Johnson</text:p>
          </table:table-cell>
          <table:table-cell office:value-type="string">
            <text:p>DawnSJohnson@dodgit.com</text:p>
          </table:table-cell>
          <table:table-cell office:value-type="string">
            <text:p>12/17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eonard</text:p>
          </table:table-cell>
          <table:table-cell office:value-type="string">
            <text:p>White</text:p>
          </table:table-cell>
          <table:table-cell office:value-type="string">
            <text:p>LeonardMWhite@spambob.com</text:p>
          </table:table-cell>
          <table:table-cell office:value-type="string">
            <text:p>2/11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hary</text:p>
          </table:table-cell>
          <table:table-cell office:value-type="string">
            <text:p>Bidmead</text:p>
          </table:table-cell>
          <table:table-cell office:value-type="string">
            <text:p>ZacharyBidmead@trashymail.com</text:p>
          </table:table-cell>
          <table:table-cell office:value-type="string">
            <text:p>5/29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by</text:p>
          </table:table-cell>
          <table:table-cell office:value-type="string">
            <text:p>Dawson</text:p>
          </table:table-cell>
          <table:table-cell office:value-type="string">
            <text:p>KobyDawson@trashymail.com</text:p>
          </table:table-cell>
          <table:table-cell office:value-type="string">
            <text:p>1/5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nna</text:p>
          </table:table-cell>
          <table:table-cell office:value-type="string">
            <text:p>Sebők</text:p>
          </table:table-cell>
          <table:table-cell office:value-type="string">
            <text:p>SebokHanna@pookmail.com</text:p>
          </table:table-cell>
          <table:table-cell office:value-type="string">
            <text:p>12/20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ene</text:p>
          </table:table-cell>
          <table:table-cell office:value-type="string">
            <text:p>Escamilla</text:p>
          </table:table-cell>
          <table:table-cell office:value-type="string">
            <text:p>CharleneHEscamilla@mailinator.com</text:p>
          </table:table-cell>
          <table:table-cell office:value-type="string">
            <text:p>12/5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ugo</text:p>
          </table:table-cell>
          <table:table-cell office:value-type="string">
            <text:p>Currie</text:p>
          </table:table-cell>
          <table:table-cell office:value-type="string">
            <text:p>HugoCurrie@spambob.com</text:p>
          </table:table-cell>
          <table:table-cell office:value-type="string">
            <text:p>3/7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Petre</text:p>
          </table:table-cell>
          <table:table-cell office:value-type="string">
            <text:p>AmyPetre@spambob.com</text:p>
          </table:table-cell>
          <table:table-cell office:value-type="string">
            <text:p>11/29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amara</text:p>
          </table:table-cell>
          <table:table-cell office:value-type="string">
            <text:p>Győrffy</text:p>
          </table:table-cell>
          <table:table-cell office:value-type="string">
            <text:p>GyorffyTamara@mailinator.com</text:p>
          </table:table-cell>
          <table:table-cell office:value-type="string">
            <text:p>11/10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oah</text:p>
          </table:table-cell>
          <table:table-cell office:value-type="string">
            <text:p>D'Albertis</text:p>
          </table:table-cell>
          <table:table-cell office:value-type="string">
            <text:p>NoahDAlbertis@trashymail.com</text:p>
          </table:table-cell>
          <table:table-cell office:value-type="string">
            <text:p>11/2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lley</text:p>
          </table:table-cell>
          <table:table-cell office:value-type="string">
            <text:p>Browning</text:p>
          </table:table-cell>
          <table:table-cell office:value-type="string">
            <text:p>ShelleyJBrowning@dodgit.com</text:p>
          </table:table-cell>
          <table:table-cell office:value-type="string">
            <text:p>8/14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andall</text:p>
          </table:table-cell>
          <table:table-cell office:value-type="string">
            <text:p>Braun</text:p>
          </table:table-cell>
          <table:table-cell office:value-type="string">
            <text:p>RandallMBraun@spambob.com</text:p>
          </table:table-cell>
          <table:table-cell office:value-type="string">
            <text:p>10/20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z</text:p>
          </table:table-cell>
          <table:table-cell office:value-type="string">
            <text:p>Szatmári</text:p>
          </table:table-cell>
          <table:table-cell office:value-type="string">
            <text:p>SzatmariRez@dodgit.com</text:p>
          </table:table-cell>
          <table:table-cell office:value-type="string">
            <text:p>9/22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irley</text:p>
          </table:table-cell>
          <table:table-cell office:value-type="string">
            <text:p>Peterson</text:p>
          </table:table-cell>
          <table:table-cell office:value-type="string">
            <text:p>ShirleyDPeterson@trashymail.com</text:p>
          </table:table-cell>
          <table:table-cell office:value-type="string">
            <text:p>12/17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tt</text:p>
          </table:table-cell>
          <table:table-cell office:value-type="string">
            <text:p>Wekey</text:p>
          </table:table-cell>
          <table:table-cell office:value-type="string">
            <text:p>JettWekey@pookmail.com</text:p>
          </table:table-cell>
          <table:table-cell office:value-type="string">
            <text:p>1/31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Gillbee</text:p>
          </table:table-cell>
          <table:table-cell office:value-type="string">
            <text:p>LucasGillbee@spambob.com</text:p>
          </table:table-cell>
          <table:table-cell office:value-type="string">
            <text:p>12/21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rtalan</text:p>
          </table:table-cell>
          <table:table-cell office:value-type="string">
            <text:p>Forgách</text:p>
          </table:table-cell>
          <table:table-cell office:value-type="string">
            <text:p>ForgachBartalan@dodgit.com</text:p>
          </table:table-cell>
          <table:table-cell office:value-type="string">
            <text:p>3/24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ebasztián</text:p>
          </table:table-cell>
          <table:table-cell office:value-type="string">
            <text:p>Herceg</text:p>
          </table:table-cell>
          <table:table-cell office:value-type="string">
            <text:p>HercegSzebasztian@mailinator.com</text:p>
          </table:table-cell>
          <table:table-cell office:value-type="string">
            <text:p>5/27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elia</text:p>
          </table:table-cell>
          <table:table-cell office:value-type="string">
            <text:p>Shillito</text:p>
          </table:table-cell>
          <table:table-cell office:value-type="string">
            <text:p>AmeliaShillito@trashymail.com</text:p>
          </table:table-cell>
          <table:table-cell office:value-type="string">
            <text:p>3/29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rda</text:p>
          </table:table-cell>
          <table:table-cell office:value-type="string">
            <text:p>Kertész</text:p>
          </table:table-cell>
          <table:table-cell office:value-type="string">
            <text:p>KerteszDarda@spambob.com</text:p>
          </table:table-cell>
          <table:table-cell office:value-type="string">
            <text:p>4/26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Pounders</text:p>
          </table:table-cell>
          <table:table-cell office:value-type="string">
            <text:p>ThomasGPounders@pookmail.com</text:p>
          </table:table-cell>
          <table:table-cell office:value-type="string">
            <text:p>5/8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ke</text:p>
          </table:table-cell>
          <table:table-cell office:value-type="string">
            <text:p>Peel</text:p>
          </table:table-cell>
          <table:table-cell office:value-type="string">
            <text:p>JakePeel@pookmail.com</text:p>
          </table:table-cell>
          <table:table-cell office:value-type="string">
            <text:p>8/28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cob</text:p>
          </table:table-cell>
          <table:table-cell office:value-type="string">
            <text:p>Gairdner</text:p>
          </table:table-cell>
          <table:table-cell office:value-type="string">
            <text:p>JacobGairdner@trashymail.com</text:p>
          </table:table-cell>
          <table:table-cell office:value-type="string">
            <text:p>7/5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heri</text:p>
          </table:table-cell>
          <table:table-cell office:value-type="string">
            <text:p>Sanches</text:p>
          </table:table-cell>
          <table:table-cell office:value-type="string">
            <text:p>SheriPSanches@spambob.com</text:p>
          </table:table-cell>
          <table:table-cell office:value-type="string">
            <text:p>10/27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lan</text:p>
          </table:table-cell>
          <table:table-cell office:value-type="string">
            <text:p>Szöllős</text:p>
          </table:table-cell>
          <table:table-cell office:value-type="string">
            <text:p>SzollosJolan@trashymail.com</text:p>
          </table:table-cell>
          <table:table-cell office:value-type="string">
            <text:p>10/14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jamin</text:p>
          </table:table-cell>
          <table:table-cell office:value-type="string">
            <text:p>Abercrombie</text:p>
          </table:table-cell>
          <table:table-cell office:value-type="string">
            <text:p>BenjaminAbercrombie@mailinator.com</text:p>
          </table:table-cell>
          <table:table-cell office:value-type="string">
            <text:p>1/24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loe</text:p>
          </table:table-cell>
          <table:table-cell office:value-type="string">
            <text:p>D'Hage</text:p>
          </table:table-cell>
          <table:table-cell office:value-type="string">
            <text:p>ChloeDHage@dodgit.com</text:p>
          </table:table-cell>
          <table:table-cell office:value-type="string">
            <text:p>11/10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ndra</text:p>
          </table:table-cell>
          <table:table-cell office:value-type="string">
            <text:p>Aslatt</text:p>
          </table:table-cell>
          <table:table-cell office:value-type="string">
            <text:p>AlexandraAslatt@spambob.com</text:p>
          </table:table-cell>
          <table:table-cell office:value-type="string">
            <text:p>1/24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ssica</text:p>
          </table:table-cell>
          <table:table-cell office:value-type="string">
            <text:p>Morales</text:p>
          </table:table-cell>
          <table:table-cell office:value-type="string">
            <text:p>JessicaDMorales@spambob.com</text:p>
          </table:table-cell>
          <table:table-cell office:value-type="string">
            <text:p>8/31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rkó</text:p>
          </table:table-cell>
          <table:table-cell office:value-type="string">
            <text:p>Lackó</text:p>
          </table:table-cell>
          <table:table-cell office:value-type="string">
            <text:p>LackoMarko@mailinator.com</text:p>
          </table:table-cell>
          <table:table-cell office:value-type="string">
            <text:p>9/21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menes</text:p>
          </table:table-cell>
          <table:table-cell office:value-type="string">
            <text:p>Bognár</text:p>
          </table:table-cell>
          <table:table-cell office:value-type="string">
            <text:p>BognarKemenes@pookmail.com</text:p>
          </table:table-cell>
          <table:table-cell office:value-type="string">
            <text:p>12/28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Louie</text:p>
          </table:table-cell>
          <table:table-cell office:value-type="string">
            <text:p>DavidJLouie@mailinator.com</text:p>
          </table:table-cell>
          <table:table-cell office:value-type="string">
            <text:p>8/16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uel</text:p>
          </table:table-cell>
          <table:table-cell office:value-type="string">
            <text:p>Class</text:p>
          </table:table-cell>
          <table:table-cell office:value-type="string">
            <text:p>SamuelMClass@dodgit.com</text:p>
          </table:table-cell>
          <table:table-cell office:value-type="string">
            <text:p>5/5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ncy</text:p>
          </table:table-cell>
          <table:table-cell office:value-type="string">
            <text:p>Boomer</text:p>
          </table:table-cell>
          <table:table-cell office:value-type="string">
            <text:p>NancyRBoomer@mailinator.com</text:p>
          </table:table-cell>
          <table:table-cell office:value-type="string">
            <text:p>11/25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yörgy</text:p>
          </table:table-cell>
          <table:table-cell office:value-type="string">
            <text:p>Máthé</text:p>
          </table:table-cell>
          <table:table-cell office:value-type="string">
            <text:p>MatheGyorgy@spambob.com</text:p>
          </table:table-cell>
          <table:table-cell office:value-type="string">
            <text:p>8/18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gor</text:p>
          </table:table-cell>
          <table:table-cell office:value-type="string">
            <text:p>Lang</text:p>
          </table:table-cell>
          <table:table-cell office:value-type="string">
            <text:p>LangUgor@mailinator.com</text:p>
          </table:table-cell>
          <table:table-cell office:value-type="string">
            <text:p>2/4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</text:p>
          </table:table-cell>
          <table:table-cell office:value-type="string">
            <text:p>Rossiter</text:p>
          </table:table-cell>
          <table:table-cell office:value-type="string">
            <text:p>ElizaRossiter@spambob.com</text:p>
          </table:table-cell>
          <table:table-cell office:value-type="string">
            <text:p>2/16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yden</text:p>
          </table:table-cell>
          <table:table-cell office:value-type="string">
            <text:p>Pennefather</text:p>
          </table:table-cell>
          <table:table-cell office:value-type="string">
            <text:p>JaydenPennefather@mailinator.com</text:p>
          </table:table-cell>
          <table:table-cell office:value-type="string">
            <text:p>6/4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ian</text:p>
          </table:table-cell>
          <table:table-cell office:value-type="string">
            <text:p>Stonehaven</text:p>
          </table:table-cell>
          <table:table-cell office:value-type="string">
            <text:p>LilianStonehaven@dodgit.com</text:p>
          </table:table-cell>
          <table:table-cell office:value-type="string">
            <text:p>6/6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ic</text:p>
          </table:table-cell>
          <table:table-cell office:value-type="string">
            <text:p>Darden</text:p>
          </table:table-cell>
          <table:table-cell office:value-type="string">
            <text:p>EricRDarden@mailinator.com</text:p>
          </table:table-cell>
          <table:table-cell office:value-type="string">
            <text:p>3/24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Moore</text:p>
          </table:table-cell>
          <table:table-cell office:value-type="string">
            <text:p>JohnSMoore@mailinator.com</text:p>
          </table:table-cell>
          <table:table-cell office:value-type="string">
            <text:p>1/24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laire</text:p>
          </table:table-cell>
          <table:table-cell office:value-type="string">
            <text:p>Lavater</text:p>
          </table:table-cell>
          <table:table-cell office:value-type="string">
            <text:p>ClaireLavater@trashymail.com</text:p>
          </table:table-cell>
          <table:table-cell office:value-type="string">
            <text:p>8/31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Patrick</text:p>
          </table:table-cell>
          <table:table-cell office:value-type="string">
            <text:p>GeorgePatrick@spambob.com</text:p>
          </table:table-cell>
          <table:table-cell office:value-type="string">
            <text:p>2/11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Hodges</text:p>
          </table:table-cell>
          <table:table-cell office:value-type="string">
            <text:p>RichardAHodges@trashymail.com</text:p>
          </table:table-cell>
          <table:table-cell office:value-type="string">
            <text:p>9/20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yle</text:p>
          </table:table-cell>
          <table:table-cell office:value-type="string">
            <text:p>Causey</text:p>
          </table:table-cell>
          <table:table-cell office:value-type="string">
            <text:p>GayleGCausey@spambob.com</text:p>
          </table:table-cell>
          <table:table-cell office:value-type="string">
            <text:p>4/9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ca Ilka</text:p>
          </table:table-cell>
          <table:table-cell office:value-type="string">
            <text:p>Földesi</text:p>
          </table:table-cell>
          <table:table-cell office:value-type="string">
            <text:p>FoldesiIcaIlka@trashymail.com</text:p>
          </table:table-cell>
          <table:table-cell office:value-type="string">
            <text:p>12/7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eggy</text:p>
          </table:table-cell>
          <table:table-cell office:value-type="string">
            <text:p>Valera</text:p>
          </table:table-cell>
          <table:table-cell office:value-type="string">
            <text:p>PeggyCValera@pookmail.com</text:p>
          </table:table-cell>
          <table:table-cell office:value-type="string">
            <text:p>8/25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uise</text:p>
          </table:table-cell>
          <table:table-cell office:value-type="string">
            <text:p>Weber</text:p>
          </table:table-cell>
          <table:table-cell office:value-type="string">
            <text:p>LouiseJWeber@pookmail.com</text:p>
          </table:table-cell>
          <table:table-cell office:value-type="string">
            <text:p>7/1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Harrison</text:p>
          </table:table-cell>
          <table:table-cell office:value-type="string">
            <text:p>MichaelRHarrison@trashymail.com</text:p>
          </table:table-cell>
          <table:table-cell office:value-type="string">
            <text:p>2/26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rda</text:p>
          </table:table-cell>
          <table:table-cell office:value-type="string">
            <text:p>Szalai</text:p>
          </table:table-cell>
          <table:table-cell office:value-type="string">
            <text:p>SzalaiDarda@dodgit.com</text:p>
          </table:table-cell>
          <table:table-cell office:value-type="string">
            <text:p>3/7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terke</text:p>
          </table:table-cell>
          <table:table-cell office:value-type="string">
            <text:p>Lévai</text:p>
          </table:table-cell>
          <table:table-cell office:value-type="string">
            <text:p>LevaiPeterke@spambob.com</text:p>
          </table:table-cell>
          <table:table-cell office:value-type="string">
            <text:p>10/14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rdan</text:p>
          </table:table-cell>
          <table:table-cell office:value-type="string">
            <text:p>Wettenhall</text:p>
          </table:table-cell>
          <table:table-cell office:value-type="string">
            <text:p>JordanWettenhall@spambob.com</text:p>
          </table:table-cell>
          <table:table-cell office:value-type="string">
            <text:p>6/2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illy</text:p>
          </table:table-cell>
          <table:table-cell office:value-type="string">
            <text:p>Logan</text:p>
          </table:table-cell>
          <table:table-cell office:value-type="string">
            <text:p>BillyDLogan@pookmail.com</text:p>
          </table:table-cell>
          <table:table-cell office:value-type="string">
            <text:p>10/6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llegrin</text:p>
          </table:table-cell>
          <table:table-cell office:value-type="string">
            <text:p>Saági</text:p>
          </table:table-cell>
          <table:table-cell office:value-type="string">
            <text:p>SaagiPellegrin@pookmail.com</text:p>
          </table:table-cell>
          <table:table-cell office:value-type="string">
            <text:p>2/5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or</text:p>
          </table:table-cell>
          <table:table-cell office:value-type="string">
            <text:p>Bognár</text:p>
          </table:table-cell>
          <table:table-cell office:value-type="string">
            <text:p>BognarOzor@dodgit.com</text:p>
          </table:table-cell>
          <table:table-cell office:value-type="string">
            <text:p>5/20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</text:p>
          </table:table-cell>
          <table:table-cell office:value-type="string">
            <text:p>Huff</text:p>
          </table:table-cell>
          <table:table-cell office:value-type="string">
            <text:p>MiCHuff@spambob.com</text:p>
          </table:table-cell>
          <table:table-cell office:value-type="string">
            <text:p>3/20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za</text:p>
          </table:table-cell>
          <table:table-cell office:value-type="string">
            <text:p>Földesi</text:p>
          </table:table-cell>
          <table:table-cell office:value-type="string">
            <text:p>FoldesiRoza@dodgit.com</text:p>
          </table:table-cell>
          <table:table-cell office:value-type="string">
            <text:p>10/19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ranciska</text:p>
          </table:table-cell>
          <table:table-cell office:value-type="string">
            <text:p>Pálinkás</text:p>
          </table:table-cell>
          <table:table-cell office:value-type="string">
            <text:p>PalinkasFranciska@pookmail.com</text:p>
          </table:table-cell>
          <table:table-cell office:value-type="string">
            <text:p>5/5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Winifred</text:p>
          </table:table-cell>
          <table:table-cell office:value-type="string">
            <text:p>White</text:p>
          </table:table-cell>
          <table:table-cell office:value-type="string">
            <text:p>WinifredRWhite@mailinator.com</text:p>
          </table:table-cell>
          <table:table-cell office:value-type="string">
            <text:p>5/16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ri</text:p>
          </table:table-cell>
          <table:table-cell office:value-type="string">
            <text:p>Hobson</text:p>
          </table:table-cell>
          <table:table-cell office:value-type="string">
            <text:p>LoriPHobson@dodgit.com</text:p>
          </table:table-cell>
          <table:table-cell office:value-type="string">
            <text:p>12/2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olly</text:p>
          </table:table-cell>
          <table:table-cell office:value-type="string">
            <text:p>Story</text:p>
          </table:table-cell>
          <table:table-cell office:value-type="string">
            <text:p>MollyStory@pookmail.com</text:p>
          </table:table-cell>
          <table:table-cell office:value-type="string">
            <text:p>6/3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estyen</text:p>
          </table:table-cell>
          <table:table-cell office:value-type="string">
            <text:p>Szakáts</text:p>
          </table:table-cell>
          <table:table-cell office:value-type="string">
            <text:p>SzakatsSebestyen@spambob.com</text:p>
          </table:table-cell>
          <table:table-cell office:value-type="string">
            <text:p>6/12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jna</text:p>
          </table:table-cell>
          <table:table-cell office:value-type="string">
            <text:p>Papp</text:p>
          </table:table-cell>
          <table:table-cell office:value-type="string">
            <text:p>PappHajna@trashymail.com</text:p>
          </table:table-cell>
          <table:table-cell office:value-type="string">
            <text:p>8/22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gyed</text:p>
          </table:table-cell>
          <table:table-cell office:value-type="string">
            <text:p>Asztalos</text:p>
          </table:table-cell>
          <table:table-cell office:value-type="string">
            <text:p>AsztalosEgyed@dodgit.com</text:p>
          </table:table-cell>
          <table:table-cell office:value-type="string">
            <text:p>2/21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wayne</text:p>
          </table:table-cell>
          <table:table-cell office:value-type="string">
            <text:p>McFadden</text:p>
          </table:table-cell>
          <table:table-cell office:value-type="string">
            <text:p>DwayneBMcFadden@mailinator.com</text:p>
          </table:table-cell>
          <table:table-cell office:value-type="string">
            <text:p>7/25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</text:p>
          </table:table-cell>
          <table:table-cell office:value-type="string">
            <text:p>Margarot</text:p>
          </table:table-cell>
          <table:table-cell office:value-type="string">
            <text:p>WillMargarot@mailinator.com</text:p>
          </table:table-cell>
          <table:table-cell office:value-type="string">
            <text:p>2/11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a</text:p>
          </table:table-cell>
          <table:table-cell office:value-type="string">
            <text:p>Szüts</text:p>
          </table:table-cell>
          <table:table-cell office:value-type="string">
            <text:p>SzutsLilla@spambob.com</text:p>
          </table:table-cell>
          <table:table-cell office:value-type="string">
            <text:p>11/22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tilla</text:p>
          </table:table-cell>
          <table:table-cell office:value-type="string">
            <text:p>Orosz</text:p>
          </table:table-cell>
          <table:table-cell office:value-type="string">
            <text:p>OroszAtilla@trashymail.com</text:p>
          </table:table-cell>
          <table:table-cell office:value-type="string">
            <text:p>10/12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nnie</text:p>
          </table:table-cell>
          <table:table-cell office:value-type="string">
            <text:p>Rodgers</text:p>
          </table:table-cell>
          <table:table-cell office:value-type="string">
            <text:p>JennieMRodgers@pookmail.com</text:p>
          </table:table-cell>
          <table:table-cell office:value-type="string">
            <text:p>5/9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urelia</text:p>
          </table:table-cell>
          <table:table-cell office:value-type="string">
            <text:p>Ujváry</text:p>
          </table:table-cell>
          <table:table-cell office:value-type="string">
            <text:p>UjvaryAurelia@dodgit.com</text:p>
          </table:table-cell>
          <table:table-cell office:value-type="string">
            <text:p>11/29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loria</text:p>
          </table:table-cell>
          <table:table-cell office:value-type="string">
            <text:p>Blanchard</text:p>
          </table:table-cell>
          <table:table-cell office:value-type="string">
            <text:p>GloriaNBlanchard@pookmail.com</text:p>
          </table:table-cell>
          <table:table-cell office:value-type="string">
            <text:p>10/20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tilda</text:p>
          </table:table-cell>
          <table:table-cell office:value-type="string">
            <text:p>Blackwood</text:p>
          </table:table-cell>
          <table:table-cell office:value-type="string">
            <text:p>MatildaBlackwood@spambob.com</text:p>
          </table:table-cell>
          <table:table-cell office:value-type="string">
            <text:p>6/24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er</text:p>
          </table:table-cell>
          <table:table-cell office:value-type="string">
            <text:p>Pomeroy</text:p>
          </table:table-cell>
          <table:table-cell office:value-type="string">
            <text:p>ArcherPomeroy@dodgit.com</text:p>
          </table:table-cell>
          <table:table-cell office:value-type="string">
            <text:p>4/11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phen</text:p>
          </table:table-cell>
          <table:table-cell office:value-type="string">
            <text:p>Bad</text:p>
          </table:table-cell>
          <table:table-cell office:value-type="string">
            <text:p>StephenJBad@mailinator.com</text:p>
          </table:table-cell>
          <table:table-cell office:value-type="string">
            <text:p>7/14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ul</text:p>
          </table:table-cell>
          <table:table-cell office:value-type="string">
            <text:p>Torres</text:p>
          </table:table-cell>
          <table:table-cell office:value-type="string">
            <text:p>PaulWTorres@pookmail.com</text:p>
          </table:table-cell>
          <table:table-cell office:value-type="string">
            <text:p>8/7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vannah</text:p>
          </table:table-cell>
          <table:table-cell office:value-type="string">
            <text:p>Gainford</text:p>
          </table:table-cell>
          <table:table-cell office:value-type="string">
            <text:p>SavannahGainford@mailinator.com</text:p>
          </table:table-cell>
          <table:table-cell office:value-type="string">
            <text:p>9/14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an</text:p>
          </table:table-cell>
          <table:table-cell office:value-type="string">
            <text:p>Hanna</text:p>
          </table:table-cell>
          <table:table-cell office:value-type="string">
            <text:p>DeanHanna@spambob.com</text:p>
          </table:table-cell>
          <table:table-cell office:value-type="string">
            <text:p>12/3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ejandro</text:p>
          </table:table-cell>
          <table:table-cell office:value-type="string">
            <text:p>Kauffman</text:p>
          </table:table-cell>
          <table:table-cell office:value-type="string">
            <text:p>AlejandroAKauffman@spambob.com</text:p>
          </table:table-cell>
          <table:table-cell office:value-type="string">
            <text:p>4/7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meron</text:p>
          </table:table-cell>
          <table:table-cell office:value-type="string">
            <text:p>Dalley-Scarlett</text:p>
          </table:table-cell>
          <table:table-cell office:value-type="string">
            <text:p>CameronDalley-Scarlett@trashymail.com</text:p>
          </table:table-cell>
          <table:table-cell office:value-type="string">
            <text:p>2/24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Moor</text:p>
          </table:table-cell>
          <table:table-cell office:value-type="string">
            <text:p>LucasMoor@spambob.com</text:p>
          </table:table-cell>
          <table:table-cell office:value-type="string">
            <text:p>5/25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loretta</text:p>
          </table:table-cell>
          <table:table-cell office:value-type="string">
            <text:p>Mares</text:p>
          </table:table-cell>
          <table:table-cell office:value-type="string">
            <text:p>FlorettaJMares@mailinator.com</text:p>
          </table:table-cell>
          <table:table-cell office:value-type="string">
            <text:p>7/14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ncent</text:p>
          </table:table-cell>
          <table:table-cell office:value-type="string">
            <text:p>Atchley</text:p>
          </table:table-cell>
          <table:table-cell office:value-type="string">
            <text:p>VincentSAtchley@mailinator.com</text:p>
          </table:table-cell>
          <table:table-cell office:value-type="string">
            <text:p>7/10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eca</text:p>
          </table:table-cell>
          <table:table-cell office:value-type="string">
            <text:p>Lukács</text:p>
          </table:table-cell>
          <table:table-cell office:value-type="string">
            <text:p>LukacsTeca@pookmail.com</text:p>
          </table:table-cell>
          <table:table-cell office:value-type="string">
            <text:p>6/24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Isaac</text:p>
          </table:table-cell>
          <table:table-cell office:value-type="string">
            <text:p>Manifold</text:p>
          </table:table-cell>
          <table:table-cell office:value-type="string">
            <text:p>IsaacManifold@pookmail.com</text:p>
          </table:table-cell>
          <table:table-cell office:value-type="string">
            <text:p>7/13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le</text:p>
          </table:table-cell>
          <table:table-cell office:value-type="string">
            <text:p>Charlton</text:p>
          </table:table-cell>
          <table:table-cell office:value-type="string">
            <text:p>IsabelleCharlton@pookmail.com</text:p>
          </table:table-cell>
          <table:table-cell office:value-type="string">
            <text:p>3/14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onora</text:p>
          </table:table-cell>
          <table:table-cell office:value-type="string">
            <text:p>Goldstein</text:p>
          </table:table-cell>
          <table:table-cell office:value-type="string">
            <text:p>LeonoraJGoldstein@dodgit.com</text:p>
          </table:table-cell>
          <table:table-cell office:value-type="string">
            <text:p>2/21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Pidgeon</text:p>
          </table:table-cell>
          <table:table-cell office:value-type="string">
            <text:p>SeanPidgeon@trashymail.com</text:p>
          </table:table-cell>
          <table:table-cell office:value-type="string">
            <text:p>7/24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Orzsebet</text:p>
          </table:table-cell>
          <table:table-cell office:value-type="string">
            <text:p>Várady</text:p>
          </table:table-cell>
          <table:table-cell office:value-type="string">
            <text:p>VaradyOrzsebet@dodgit.com</text:p>
          </table:table-cell>
          <table:table-cell office:value-type="string">
            <text:p>9/19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se</text:p>
          </table:table-cell>
          <table:table-cell office:value-type="string">
            <text:p>Pizzey</text:p>
          </table:table-cell>
          <table:table-cell office:value-type="string">
            <text:p>JessePizzey@dodgit.com</text:p>
          </table:table-cell>
          <table:table-cell office:value-type="string">
            <text:p>5/30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by</text:p>
          </table:table-cell>
          <table:table-cell office:value-type="string">
            <text:p>Collee</text:p>
          </table:table-cell>
          <table:table-cell office:value-type="string">
            <text:p>AbbyCollee@mailinator.com</text:p>
          </table:table-cell>
          <table:table-cell office:value-type="string">
            <text:p>4/21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mur</text:p>
          </table:table-cell>
          <table:table-cell office:value-type="string">
            <text:p>Csizmadia</text:p>
          </table:table-cell>
          <table:table-cell office:value-type="string">
            <text:p>CsizmadiaTimur@trashymail.com</text:p>
          </table:table-cell>
          <table:table-cell office:value-type="string">
            <text:p>7/1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enda</text:p>
          </table:table-cell>
          <table:table-cell office:value-type="string">
            <text:p>Young</text:p>
          </table:table-cell>
          <table:table-cell office:value-type="string">
            <text:p>BrendaWYoung@mailinator.com</text:p>
          </table:table-cell>
          <table:table-cell office:value-type="string">
            <text:p>5/25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ynthia</text:p>
          </table:table-cell>
          <table:table-cell office:value-type="string">
            <text:p>Nolan</text:p>
          </table:table-cell>
          <table:table-cell office:value-type="string">
            <text:p>CynthiaWNolan@trashymail.com</text:p>
          </table:table-cell>
          <table:table-cell office:value-type="string">
            <text:p>7/3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lla</text:p>
          </table:table-cell>
          <table:table-cell office:value-type="string">
            <text:p>Townley</text:p>
          </table:table-cell>
          <table:table-cell office:value-type="string">
            <text:p>BellaTownley@pookmail.com</text:p>
          </table:table-cell>
          <table:table-cell office:value-type="string">
            <text:p>9/19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au</text:p>
          </table:table-cell>
          <table:table-cell office:value-type="string">
            <text:p>Banfield</text:p>
          </table:table-cell>
          <table:table-cell office:value-type="string">
            <text:p>BeauBanfield@trashymail.com</text:p>
          </table:table-cell>
          <table:table-cell office:value-type="string">
            <text:p>4/10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Johnson</text:p>
          </table:table-cell>
          <table:table-cell office:value-type="string">
            <text:p>MaryMJohnson@spambob.com</text:p>
          </table:table-cell>
          <table:table-cell office:value-type="string">
            <text:p>10/25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mona</text:p>
          </table:table-cell>
          <table:table-cell office:value-type="string">
            <text:p>Bennett</text:p>
          </table:table-cell>
          <table:table-cell office:value-type="string">
            <text:p>RemonaLBennett@pookmail.com</text:p>
          </table:table-cell>
          <table:table-cell office:value-type="string">
            <text:p>9/3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ünde</text:p>
          </table:table-cell>
          <table:table-cell office:value-type="string">
            <text:p>György</text:p>
          </table:table-cell>
          <table:table-cell office:value-type="string">
            <text:p>GyorgyTunde@spambob.com</text:p>
          </table:table-cell>
          <table:table-cell office:value-type="string">
            <text:p>4/24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lene</text:p>
          </table:table-cell>
          <table:table-cell office:value-type="string">
            <text:p>Houston</text:p>
          </table:table-cell>
          <table:table-cell office:value-type="string">
            <text:p>JoleneTHouston@dodgit.com</text:p>
          </table:table-cell>
          <table:table-cell office:value-type="string">
            <text:p>12/4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is</text:p>
          </table:table-cell>
          <table:table-cell office:value-type="string">
            <text:p>Ramos</text:p>
          </table:table-cell>
          <table:table-cell office:value-type="string">
            <text:p>DorisRRamos@trashymail.com</text:p>
          </table:table-cell>
          <table:table-cell office:value-type="string">
            <text:p>7/5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xon</text:p>
          </table:table-cell>
          <table:table-cell office:value-type="string">
            <text:p>Clements</text:p>
          </table:table-cell>
          <table:table-cell office:value-type="string">
            <text:p>JaxonClements@dodgit.com</text:p>
          </table:table-cell>
          <table:table-cell office:value-type="string">
            <text:p>8/29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clan</text:p>
          </table:table-cell>
          <table:table-cell office:value-type="string">
            <text:p>Rubinstein</text:p>
          </table:table-cell>
          <table:table-cell office:value-type="string">
            <text:p>DeclanRubinstein@pookmail.com</text:p>
          </table:table-cell>
          <table:table-cell office:value-type="string">
            <text:p>4/11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Pinson</text:p>
          </table:table-cell>
          <table:table-cell office:value-type="string">
            <text:p>ThomasJPinson@mailinator.com</text:p>
          </table:table-cell>
          <table:table-cell office:value-type="string">
            <text:p>1/27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son</text:p>
          </table:table-cell>
          <table:table-cell office:value-type="string">
            <text:p>Burdett</text:p>
          </table:table-cell>
          <table:table-cell office:value-type="string">
            <text:p>JasonSBurdett@dodgit.com</text:p>
          </table:table-cell>
          <table:table-cell office:value-type="string">
            <text:p>4/24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Grant</text:p>
          </table:table-cell>
          <table:table-cell office:value-type="string">
            <text:p>BarbaraRGrant@mailinator.com</text:p>
          </table:table-cell>
          <table:table-cell office:value-type="string">
            <text:p>12/1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minika</text:p>
          </table:table-cell>
          <table:table-cell office:value-type="string">
            <text:p>Forgáts</text:p>
          </table:table-cell>
          <table:table-cell office:value-type="string">
            <text:p>ForgatsDominika@trashymail.com</text:p>
          </table:table-cell>
          <table:table-cell office:value-type="string">
            <text:p>6/8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rcy</text:p>
          </table:table-cell>
          <table:table-cell office:value-type="string">
            <text:p>McVey</text:p>
          </table:table-cell>
          <table:table-cell office:value-type="string">
            <text:p>DarcyMcVey@pookmail.com</text:p>
          </table:table-cell>
          <table:table-cell office:value-type="string">
            <text:p>4/22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zabina</text:p>
          </table:table-cell>
          <table:table-cell office:value-type="string">
            <text:p>Havasi</text:p>
          </table:table-cell>
          <table:table-cell office:value-type="string">
            <text:p>HavasiSzabina@spambob.com</text:p>
          </table:table-cell>
          <table:table-cell office:value-type="string">
            <text:p>3/5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icely</text:p>
          </table:table-cell>
          <table:table-cell office:value-type="string">
            <text:p>Ward</text:p>
          </table:table-cell>
          <table:table-cell office:value-type="string">
            <text:p>CicelyPWard@mailinator.com</text:p>
          </table:table-cell>
          <table:table-cell office:value-type="string">
            <text:p>6/22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rgely</text:p>
          </table:table-cell>
          <table:table-cell office:value-type="string">
            <text:p>Kuruc</text:p>
          </table:table-cell>
          <table:table-cell office:value-type="string">
            <text:p>KurucGergely@mailinator.com</text:p>
          </table:table-cell>
          <table:table-cell office:value-type="string">
            <text:p>3/24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z</text:p>
          </table:table-cell>
          <table:table-cell office:value-type="string">
            <text:p>Sántha</text:p>
          </table:table-cell>
          <table:table-cell office:value-type="string">
            <text:p>SanthaRez@spambob.com</text:p>
          </table:table-cell>
          <table:table-cell office:value-type="string">
            <text:p>3/26/193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zor</text:p>
          </table:table-cell>
          <table:table-cell office:value-type="string">
            <text:p>Szegedi</text:p>
          </table:table-cell>
          <table:table-cell office:value-type="string">
            <text:p>SzegediUzor@trashymail.com</text:p>
          </table:table-cell>
          <table:table-cell office:value-type="string">
            <text:p>10/20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tal</text:p>
          </table:table-cell>
          <table:table-cell office:value-type="string">
            <text:p>Keresztes</text:p>
          </table:table-cell>
          <table:table-cell office:value-type="string">
            <text:p>KeresztesKartal@spambob.com</text:p>
          </table:table-cell>
          <table:table-cell office:value-type="string">
            <text:p>12/25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bor</text:p>
          </table:table-cell>
          <table:table-cell office:value-type="string">
            <text:p>Torma</text:p>
          </table:table-cell>
          <table:table-cell office:value-type="string">
            <text:p>TormaTibor@pookmail.com</text:p>
          </table:table-cell>
          <table:table-cell office:value-type="string">
            <text:p>9/24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ienna</text:p>
          </table:table-cell>
          <table:table-cell office:value-type="string">
            <text:p>Connah</text:p>
          </table:table-cell>
          <table:table-cell office:value-type="string">
            <text:p>SiennaConnah@trashymail.com</text:p>
          </table:table-cell>
          <table:table-cell office:value-type="string">
            <text:p>7/3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chel</text:p>
          </table:table-cell>
          <table:table-cell office:value-type="string">
            <text:p>Wolff</text:p>
          </table:table-cell>
          <table:table-cell office:value-type="string">
            <text:p>RachelWolff@dodgit.com</text:p>
          </table:table-cell>
          <table:table-cell office:value-type="string">
            <text:p>6/6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ázmin</text:p>
          </table:table-cell>
          <table:table-cell office:value-type="string">
            <text:p>Mészáros</text:p>
          </table:table-cell>
          <table:table-cell office:value-type="string">
            <text:p>MeszarosJazmin@spambob.com</text:p>
          </table:table-cell>
          <table:table-cell office:value-type="string">
            <text:p>4/18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lemen</text:p>
          </table:table-cell>
          <table:table-cell office:value-type="string">
            <text:p>Lovas</text:p>
          </table:table-cell>
          <table:table-cell office:value-type="string">
            <text:p>LovasKelemen@mailinator.com</text:p>
          </table:table-cell>
          <table:table-cell office:value-type="string">
            <text:p>7/8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uska</text:p>
          </table:table-cell>
          <table:table-cell office:value-type="string">
            <text:p>Hajnal</text:p>
          </table:table-cell>
          <table:table-cell office:value-type="string">
            <text:p>HajnalZsuska@dodgit.com</text:p>
          </table:table-cell>
          <table:table-cell office:value-type="string">
            <text:p>9/14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esley</text:p>
          </table:table-cell>
          <table:table-cell office:value-type="string">
            <text:p>Beasley</text:p>
          </table:table-cell>
          <table:table-cell office:value-type="string">
            <text:p>WesleyTBeasley@spambob.com</text:p>
          </table:table-cell>
          <table:table-cell office:value-type="string">
            <text:p>5/28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ricia</text:p>
          </table:table-cell>
          <table:table-cell office:value-type="string">
            <text:p>Harker</text:p>
          </table:table-cell>
          <table:table-cell office:value-type="string">
            <text:p>PatriciaMHarker@trashymail.com</text:p>
          </table:table-cell>
          <table:table-cell office:value-type="string">
            <text:p>5/8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vin</text:p>
          </table:table-cell>
          <table:table-cell office:value-type="string">
            <text:p>Truman</text:p>
          </table:table-cell>
          <table:table-cell office:value-type="string">
            <text:p>AlvinCTruman@pookmail.com</text:p>
          </table:table-cell>
          <table:table-cell office:value-type="string">
            <text:p>7/28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ony</text:p>
          </table:table-cell>
          <table:table-cell office:value-type="string">
            <text:p>Győrfy</text:p>
          </table:table-cell>
          <table:table-cell office:value-type="string">
            <text:p>GyorfyAdony@spambob.com</text:p>
          </table:table-cell>
          <table:table-cell office:value-type="string">
            <text:p>3/25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brielle</text:p>
          </table:table-cell>
          <table:table-cell office:value-type="string">
            <text:p>Prentice</text:p>
          </table:table-cell>
          <table:table-cell office:value-type="string">
            <text:p>GabriellePrentice@pookmail.com</text:p>
          </table:table-cell>
          <table:table-cell office:value-type="string">
            <text:p>6/14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rdan</text:p>
          </table:table-cell>
          <table:table-cell office:value-type="string">
            <text:p>Hovell</text:p>
          </table:table-cell>
          <table:table-cell office:value-type="string">
            <text:p>JordanHovell@dodgit.com</text:p>
          </table:table-cell>
          <table:table-cell office:value-type="string">
            <text:p>11/13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Baragwanath</text:p>
          </table:table-cell>
          <table:table-cell office:value-type="string">
            <text:p>AmyBaragwanath@mailinator.com</text:p>
          </table:table-cell>
          <table:table-cell office:value-type="string">
            <text:p>10/2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uise</text:p>
          </table:table-cell>
          <table:table-cell office:value-type="string">
            <text:p>Palmer</text:p>
          </table:table-cell>
          <table:table-cell office:value-type="string">
            <text:p>LouiseSPalmer@mailinator.com</text:p>
          </table:table-cell>
          <table:table-cell office:value-type="string">
            <text:p>5/12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Lukis</text:p>
          </table:table-cell>
          <table:table-cell office:value-type="string">
            <text:p>WilliamLukis@mailinator.com</text:p>
          </table:table-cell>
          <table:table-cell office:value-type="string">
            <text:p>7/10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yley</text:p>
          </table:table-cell>
          <table:table-cell office:value-type="string">
            <text:p>Baldwinson</text:p>
          </table:table-cell>
          <table:table-cell office:value-type="string">
            <text:p>HayleyBaldwinson@dodgit.com</text:p>
          </table:table-cell>
          <table:table-cell office:value-type="string">
            <text:p>3/18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ann</text:p>
          </table:table-cell>
          <table:table-cell office:value-type="string">
            <text:p>Westlake</text:p>
          </table:table-cell>
          <table:table-cell office:value-type="string">
            <text:p>JoannRWestlake@spambob.com</text:p>
          </table:table-cell>
          <table:table-cell office:value-type="string">
            <text:p>5/22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en</text:p>
          </table:table-cell>
          <table:table-cell office:value-type="string">
            <text:p>Starr</text:p>
          </table:table-cell>
          <table:table-cell office:value-type="string">
            <text:p>LaurenStarr@mailinator.com</text:p>
          </table:table-cell>
          <table:table-cell office:value-type="string">
            <text:p>6/18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ther</text:p>
          </table:table-cell>
          <table:table-cell office:value-type="string">
            <text:p>Ganey</text:p>
          </table:table-cell>
          <table:table-cell office:value-type="string">
            <text:p>EstherWGaney@spambob.com</text:p>
          </table:table-cell>
          <table:table-cell office:value-type="string">
            <text:p>10/29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cki</text:p>
          </table:table-cell>
          <table:table-cell office:value-type="string">
            <text:p>Sartor</text:p>
          </table:table-cell>
          <table:table-cell office:value-type="string">
            <text:p>VickiCSartor@pookmail.com</text:p>
          </table:table-cell>
          <table:table-cell office:value-type="string">
            <text:p>7/3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ita</text:p>
          </table:table-cell>
          <table:table-cell office:value-type="string">
            <text:p>Beardsley</text:p>
          </table:table-cell>
          <table:table-cell office:value-type="string">
            <text:p>RositaRBeardsley@mailinator.com</text:p>
          </table:table-cell>
          <table:table-cell office:value-type="string">
            <text:p>2/5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Harrah</text:p>
          </table:table-cell>
          <table:table-cell office:value-type="string">
            <text:p>JamesSHarrah@spambob.com</text:p>
          </table:table-cell>
          <table:table-cell office:value-type="string">
            <text:p>2/25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rag</text:p>
          </table:table-cell>
          <table:table-cell office:value-type="string">
            <text:p>Csordás</text:p>
          </table:table-cell>
          <table:table-cell office:value-type="string">
            <text:p>CsordasVirag@spambob.com</text:p>
          </table:table-cell>
          <table:table-cell office:value-type="string">
            <text:p>5/30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ry</text:p>
          </table:table-cell>
          <table:table-cell office:value-type="string">
            <text:p>Callahan</text:p>
          </table:table-cell>
          <table:table-cell office:value-type="string">
            <text:p>CoryJCallahan@spambob.com</text:p>
          </table:table-cell>
          <table:table-cell office:value-type="string">
            <text:p>11/18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anni</text:p>
          </table:table-cell>
          <table:table-cell office:value-type="string">
            <text:p>Szöcs</text:p>
          </table:table-cell>
          <table:table-cell office:value-type="string">
            <text:p>SzocsFanni@pookmail.com</text:p>
          </table:table-cell>
          <table:table-cell office:value-type="string">
            <text:p>3/21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sa</text:p>
          </table:table-cell>
          <table:table-cell office:value-type="string">
            <text:p>Hickson</text:p>
          </table:table-cell>
          <table:table-cell office:value-type="string">
            <text:p>LesaWHickson@trashymail.com</text:p>
          </table:table-cell>
          <table:table-cell office:value-type="string">
            <text:p>6/29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mey</text:p>
          </table:table-cell>
          <table:table-cell office:value-type="string">
            <text:p>Guerra</text:p>
          </table:table-cell>
          <table:table-cell office:value-type="string">
            <text:p>JameyJGuerra@pookmail.com</text:p>
          </table:table-cell>
          <table:table-cell office:value-type="string">
            <text:p>10/19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s</text:p>
          </table:table-cell>
          <table:table-cell office:value-type="string">
            <text:p>Puskás</text:p>
          </table:table-cell>
          <table:table-cell office:value-type="string">
            <text:p>PuskasOrs@trashymail.com</text:p>
          </table:table-cell>
          <table:table-cell office:value-type="string">
            <text:p>2/10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jnok</text:p>
          </table:table-cell>
          <table:table-cell office:value-type="string">
            <text:p>Szőcs</text:p>
          </table:table-cell>
          <table:table-cell office:value-type="string">
            <text:p>SzocsBajnok@trashymail.com</text:p>
          </table:table-cell>
          <table:table-cell office:value-type="string">
            <text:p>10/26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ipót</text:p>
          </table:table-cell>
          <table:table-cell office:value-type="string">
            <text:p>Mátyás</text:p>
          </table:table-cell>
          <table:table-cell office:value-type="string">
            <text:p>MatyasLipot@spambob.com</text:p>
          </table:table-cell>
          <table:table-cell office:value-type="string">
            <text:p>12/3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la</text:p>
          </table:table-cell>
          <table:table-cell office:value-type="string">
            <text:p>Németh</text:p>
          </table:table-cell>
          <table:table-cell office:value-type="string">
            <text:p>NemethLilla@pookmail.com</text:p>
          </table:table-cell>
          <table:table-cell office:value-type="string">
            <text:p>5/1/193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lorence</text:p>
          </table:table-cell>
          <table:table-cell office:value-type="string">
            <text:p>Wright</text:p>
          </table:table-cell>
          <table:table-cell office:value-type="string">
            <text:p>FlorenceJWright@dodgit.com</text:p>
          </table:table-cell>
          <table:table-cell office:value-type="string">
            <text:p>7/6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lphine</text:p>
          </table:table-cell>
          <table:table-cell office:value-type="string">
            <text:p>Ramirez</text:p>
          </table:table-cell>
          <table:table-cell office:value-type="string">
            <text:p>DelphineFRamirez@spambob.com</text:p>
          </table:table-cell>
          <table:table-cell office:value-type="string">
            <text:p>6/9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éza</text:p>
          </table:table-cell>
          <table:table-cell office:value-type="string">
            <text:p>Totth</text:p>
          </table:table-cell>
          <table:table-cell office:value-type="string">
            <text:p>TotthGeza@dodgit.com</text:p>
          </table:table-cell>
          <table:table-cell office:value-type="string">
            <text:p>1/30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Cameron</text:p>
          </table:table-cell>
          <table:table-cell office:value-type="string">
            <text:p>TylerCameron@mailinator.com</text:p>
          </table:table-cell>
          <table:table-cell office:value-type="string">
            <text:p>8/9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erike</text:p>
          </table:table-cell>
          <table:table-cell office:value-type="string">
            <text:p>Szőllős</text:p>
          </table:table-cell>
          <table:table-cell office:value-type="string">
            <text:p>SzollosFerike@spambob.com</text:p>
          </table:table-cell>
          <table:table-cell office:value-type="string">
            <text:p>8/2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tin</text:p>
          </table:table-cell>
          <table:table-cell office:value-type="string">
            <text:p>Schmid</text:p>
          </table:table-cell>
          <table:table-cell office:value-type="string">
            <text:p>SchmidMartin@spambob.com</text:p>
          </table:table-cell>
          <table:table-cell office:value-type="string">
            <text:p>8/5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Alvarez</text:p>
          </table:table-cell>
          <table:table-cell office:value-type="string">
            <text:p>MaryJAlvarez@mailinator.com</text:p>
          </table:table-cell>
          <table:table-cell office:value-type="string">
            <text:p>8/24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olette</text:p>
          </table:table-cell>
          <table:table-cell office:value-type="string">
            <text:p>Dias</text:p>
          </table:table-cell>
          <table:table-cell office:value-type="string">
            <text:p>ColetteRDias@trashymail.com</text:p>
          </table:table-cell>
          <table:table-cell office:value-type="string">
            <text:p>3/30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bert</text:p>
          </table:table-cell>
          <table:table-cell office:value-type="string">
            <text:p>Györffy</text:p>
          </table:table-cell>
          <table:table-cell office:value-type="string">
            <text:p>GyorffyAlbert@dodgit.com</text:p>
          </table:table-cell>
          <table:table-cell office:value-type="string">
            <text:p>3/11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silla</text:p>
          </table:table-cell>
          <table:table-cell office:value-type="string">
            <text:p>Császár</text:p>
          </table:table-cell>
          <table:table-cell office:value-type="string">
            <text:p>CsaszarCsilla@dodgit.com</text:p>
          </table:table-cell>
          <table:table-cell office:value-type="string">
            <text:p>9/11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mberly</text:p>
          </table:table-cell>
          <table:table-cell office:value-type="string">
            <text:p>Johnson</text:p>
          </table:table-cell>
          <table:table-cell office:value-type="string">
            <text:p>KimberlyWJohnson@trashymail.com</text:p>
          </table:table-cell>
          <table:table-cell office:value-type="string">
            <text:p>5/6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Kahn</text:p>
          </table:table-cell>
          <table:table-cell office:value-type="string">
            <text:p>DavidLKahn@dodgit.com</text:p>
          </table:table-cell>
          <table:table-cell office:value-type="string">
            <text:p>12/9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</text:p>
          </table:table-cell>
          <table:table-cell office:value-type="string">
            <text:p>Boxall</text:p>
          </table:table-cell>
          <table:table-cell office:value-type="string">
            <text:p>SamBoxall@dodgit.com</text:p>
          </table:table-cell>
          <table:table-cell office:value-type="string">
            <text:p>11/12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ber</text:p>
          </table:table-cell>
          <table:table-cell office:value-type="string">
            <text:p>Doolan</text:p>
          </table:table-cell>
          <table:table-cell office:value-type="string">
            <text:p>AmberDoolan@mailinator.com</text:p>
          </table:table-cell>
          <table:table-cell office:value-type="string">
            <text:p>12/26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ólyom</text:p>
          </table:table-cell>
          <table:table-cell office:value-type="string">
            <text:p>Páll</text:p>
          </table:table-cell>
          <table:table-cell office:value-type="string">
            <text:p>PallSolyom@spambob.com</text:p>
          </table:table-cell>
          <table:table-cell office:value-type="string">
            <text:p>4/19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er</text:p>
          </table:table-cell>
          <table:table-cell office:value-type="string">
            <text:p>Murtagh</text:p>
          </table:table-cell>
          <table:table-cell office:value-type="string">
            <text:p>ArcherMurtagh@trashymail.com</text:p>
          </table:table-cell>
          <table:table-cell office:value-type="string">
            <text:p>6/8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ry</text:p>
          </table:table-cell>
          <table:table-cell office:value-type="string">
            <text:p>Stone-Wigg</text:p>
          </table:table-cell>
          <table:table-cell office:value-type="string">
            <text:p>HarryStone-Wigg@dodgit.com</text:p>
          </table:table-cell>
          <table:table-cell office:value-type="string">
            <text:p>1/26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aron</text:p>
          </table:table-cell>
          <table:table-cell office:value-type="string">
            <text:p>Watts</text:p>
          </table:table-cell>
          <table:table-cell office:value-type="string">
            <text:p>AaronWatts@spambob.com</text:p>
          </table:table-cell>
          <table:table-cell office:value-type="string">
            <text:p>10/14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ardos</text:p>
          </table:table-cell>
          <table:table-cell office:value-type="string">
            <text:p>Langh</text:p>
          </table:table-cell>
          <table:table-cell office:value-type="string">
            <text:p>LanghTardos@mailinator.com</text:p>
          </table:table-cell>
          <table:table-cell office:value-type="string">
            <text:p>10/17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ine</text:p>
          </table:table-cell>
          <table:table-cell office:value-type="string">
            <text:p>Cecilia</text:p>
          </table:table-cell>
          <table:table-cell office:value-type="string">
            <text:p>MadelineCecilia@spambob.com</text:p>
          </table:table-cell>
          <table:table-cell office:value-type="string">
            <text:p>10/21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ige</text:p>
          </table:table-cell>
          <table:table-cell office:value-type="string">
            <text:p>Langton</text:p>
          </table:table-cell>
          <table:table-cell office:value-type="string">
            <text:p>PaigeLangton@spambob.com</text:p>
          </table:table-cell>
          <table:table-cell office:value-type="string">
            <text:p>2/3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Edwards</text:p>
          </table:table-cell>
          <table:table-cell office:value-type="string">
            <text:p>JohnIEdwards@dodgit.com</text:p>
          </table:table-cell>
          <table:table-cell office:value-type="string">
            <text:p>4/1/194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Nielsen</text:p>
          </table:table-cell>
          <table:table-cell office:value-type="string">
            <text:p>ThomasNielsen@dodgit.com</text:p>
          </table:table-cell>
          <table:table-cell office:value-type="string">
            <text:p>11/16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ssike</text:p>
          </table:table-cell>
          <table:table-cell office:value-type="string">
            <text:p>Gerő</text:p>
          </table:table-cell>
          <table:table-cell office:value-type="string">
            <text:p>GeroErssike@dodgit.com</text:p>
          </table:table-cell>
          <table:table-cell office:value-type="string">
            <text:p>2/11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arbara</text:p>
          </table:table-cell>
          <table:table-cell office:value-type="string">
            <text:p>Blankenship</text:p>
          </table:table-cell>
          <table:table-cell office:value-type="string">
            <text:p>BarbaraKBlankenship@trashymail.com</text:p>
          </table:table-cell>
          <table:table-cell office:value-type="string">
            <text:p>4/13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ina</text:p>
          </table:table-cell>
          <table:table-cell office:value-type="string">
            <text:p>Roberts</text:p>
          </table:table-cell>
          <table:table-cell office:value-type="string">
            <text:p>CarolinaDRoberts@mailinator.com</text:p>
          </table:table-cell>
          <table:table-cell office:value-type="string">
            <text:p>6/28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él</text:p>
          </table:table-cell>
          <table:table-cell office:value-type="string">
            <text:p>Pálfy</text:p>
          </table:table-cell>
          <table:table-cell office:value-type="string">
            <text:p>PalfyLel@spambob.com</text:p>
          </table:table-cell>
          <table:table-cell office:value-type="string">
            <text:p>8/21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ecil</text:p>
          </table:table-cell>
          <table:table-cell office:value-type="string">
            <text:p>Myers</text:p>
          </table:table-cell>
          <table:table-cell office:value-type="string">
            <text:p>CecilCMyers@dodgit.com</text:p>
          </table:table-cell>
          <table:table-cell office:value-type="string">
            <text:p>12/13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</text:p>
          </table:table-cell>
          <table:table-cell office:value-type="string">
            <text:p>Williams</text:p>
          </table:table-cell>
          <table:table-cell office:value-type="string">
            <text:p>MariaJWilliams@spambob.com</text:p>
          </table:table-cell>
          <table:table-cell office:value-type="string">
            <text:p>4/28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shton</text:p>
          </table:table-cell>
          <table:table-cell office:value-type="string">
            <text:p>Kenny</text:p>
          </table:table-cell>
          <table:table-cell office:value-type="string">
            <text:p>AshtonKenny@pookmail.com</text:p>
          </table:table-cell>
          <table:table-cell office:value-type="string">
            <text:p>12/2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os</text:p>
          </table:table-cell>
          <table:table-cell office:value-type="string">
            <text:p>Pataki</text:p>
          </table:table-cell>
          <table:table-cell office:value-type="string">
            <text:p>PatakiMarkos@dodgit.com</text:p>
          </table:table-cell>
          <table:table-cell office:value-type="string">
            <text:p>9/11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Wyselaskie</text:p>
          </table:table-cell>
          <table:table-cell office:value-type="string">
            <text:p>MaryWyselaskie@spambob.com</text:p>
          </table:table-cell>
          <table:table-cell office:value-type="string">
            <text:p>9/17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teven</text:p>
          </table:table-cell>
          <table:table-cell office:value-type="string">
            <text:p>Thompson</text:p>
          </table:table-cell>
          <table:table-cell office:value-type="string">
            <text:p>StevenEThompson@dodgit.com</text:p>
          </table:table-cell>
          <table:table-cell office:value-type="string">
            <text:p>3/16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silla</text:p>
          </table:table-cell>
          <table:table-cell office:value-type="string">
            <text:p>Fodor</text:p>
          </table:table-cell>
          <table:table-cell office:value-type="string">
            <text:p>FodorCsilla@spambob.com</text:p>
          </table:table-cell>
          <table:table-cell office:value-type="string">
            <text:p>5/31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pencer</text:p>
          </table:table-cell>
          <table:table-cell office:value-type="string">
            <text:p>Bladen</text:p>
          </table:table-cell>
          <table:table-cell office:value-type="string">
            <text:p>SpencerBladen@trashymail.com</text:p>
          </table:table-cell>
          <table:table-cell office:value-type="string">
            <text:p>9/8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jnalka</text:p>
          </table:table-cell>
          <table:table-cell office:value-type="string">
            <text:p>Budai</text:p>
          </table:table-cell>
          <table:table-cell office:value-type="string">
            <text:p>BudaiHajnalka@pookmail.com</text:p>
          </table:table-cell>
          <table:table-cell office:value-type="string">
            <text:p>5/28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mand</text:p>
          </table:table-cell>
          <table:table-cell office:value-type="string">
            <text:p>Dudás</text:p>
          </table:table-cell>
          <table:table-cell office:value-type="string">
            <text:p>DudasArmand@mailinator.com</text:p>
          </table:table-cell>
          <table:table-cell office:value-type="string">
            <text:p>3/18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ne</text:p>
          </table:table-cell>
          <table:table-cell office:value-type="string">
            <text:p>Massa</text:p>
          </table:table-cell>
          <table:table-cell office:value-type="string">
            <text:p>JaneKMassa@pookmail.com</text:p>
          </table:table-cell>
          <table:table-cell office:value-type="string">
            <text:p>8/11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jamin</text:p>
          </table:table-cell>
          <table:table-cell office:value-type="string">
            <text:p>Fitzgerald</text:p>
          </table:table-cell>
          <table:table-cell office:value-type="string">
            <text:p>BenjaminFitzgerald@pookmail.com</text:p>
          </table:table-cell>
          <table:table-cell office:value-type="string">
            <text:p>12/1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liver</text:p>
          </table:table-cell>
          <table:table-cell office:value-type="string">
            <text:p>Calvert</text:p>
          </table:table-cell>
          <table:table-cell office:value-type="string">
            <text:p>OliverCalvert@spambob.com</text:p>
          </table:table-cell>
          <table:table-cell office:value-type="string">
            <text:p>12/9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ticia</text:p>
          </table:table-cell>
          <table:table-cell office:value-type="string">
            <text:p>Wing</text:p>
          </table:table-cell>
          <table:table-cell office:value-type="string">
            <text:p>LeticiaLWing@spambob.com</text:p>
          </table:table-cell>
          <table:table-cell office:value-type="string">
            <text:p>12/13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nesztina</text:p>
          </table:table-cell>
          <table:table-cell office:value-type="string">
            <text:p>Bartha</text:p>
          </table:table-cell>
          <table:table-cell office:value-type="string">
            <text:p>BarthaErnesztina@mailinator.com</text:p>
          </table:table-cell>
          <table:table-cell office:value-type="string">
            <text:p>7/8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</text:p>
          </table:table-cell>
          <table:table-cell office:value-type="string">
            <text:p>Sági</text:p>
          </table:table-cell>
          <table:table-cell office:value-type="string">
            <text:p>SagiKata@pookmail.com</text:p>
          </table:table-cell>
          <table:table-cell office:value-type="string">
            <text:p>8/11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da</text:p>
          </table:table-cell>
          <table:table-cell office:value-type="string">
            <text:p>Shapiro</text:p>
          </table:table-cell>
          <table:table-cell office:value-type="string">
            <text:p>IdaWShapiro@spambob.com</text:p>
          </table:table-cell>
          <table:table-cell office:value-type="string">
            <text:p>2/14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</text:p>
          </table:table-cell>
          <table:table-cell office:value-type="string">
            <text:p>Baker</text:p>
          </table:table-cell>
          <table:table-cell office:value-type="string">
            <text:p>BoZBaker@trashymail.com</text:p>
          </table:table-cell>
          <table:table-cell office:value-type="string">
            <text:p>6/8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a</text:p>
          </table:table-cell>
          <table:table-cell office:value-type="string">
            <text:p>Hampton</text:p>
          </table:table-cell>
          <table:table-cell office:value-type="string">
            <text:p>EllaTHampton@spambob.com</text:p>
          </table:table-cell>
          <table:table-cell office:value-type="string">
            <text:p>11/17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ci</text:p>
          </table:table-cell>
          <table:table-cell office:value-type="string">
            <text:p>Illés</text:p>
          </table:table-cell>
          <table:table-cell office:value-type="string">
            <text:p>IllesAnci@pookmail.com</text:p>
          </table:table-cell>
          <table:table-cell office:value-type="string">
            <text:p>12/28/199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is</text:p>
          </table:table-cell>
          <table:table-cell office:value-type="string">
            <text:p>Le Grand</text:p>
          </table:table-cell>
          <table:table-cell office:value-type="string">
            <text:p>AlexisLeGrand@trashymail.com</text:p>
          </table:table-cell>
          <table:table-cell office:value-type="string">
            <text:p>10/13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ry</text:p>
          </table:table-cell>
          <table:table-cell office:value-type="string">
            <text:p>Wheatley</text:p>
          </table:table-cell>
          <table:table-cell office:value-type="string">
            <text:p>MarryAWheatley@spambob.com</text:p>
          </table:table-cell>
          <table:table-cell office:value-type="string">
            <text:p>10/31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eca</text:p>
          </table:table-cell>
          <table:table-cell office:value-type="string">
            <text:p>Illyés</text:p>
          </table:table-cell>
          <table:table-cell office:value-type="string">
            <text:p>IllyesTeca@pookmail.com</text:p>
          </table:table-cell>
          <table:table-cell office:value-type="string">
            <text:p>11/12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ünde</text:p>
          </table:table-cell>
          <table:table-cell office:value-type="string">
            <text:p>Danka</text:p>
          </table:table-cell>
          <table:table-cell office:value-type="string">
            <text:p>DankaTunde@dodgit.com</text:p>
          </table:table-cell>
          <table:table-cell office:value-type="string">
            <text:p>3/4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ista</text:p>
          </table:table-cell>
          <table:table-cell office:value-type="string">
            <text:p>Hofmann</text:p>
          </table:table-cell>
          <table:table-cell office:value-type="string">
            <text:p>HofmannPista@trashymail.com</text:p>
          </table:table-cell>
          <table:table-cell office:value-type="string">
            <text:p>12/23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ca Ilka</text:p>
          </table:table-cell>
          <table:table-cell office:value-type="string">
            <text:p>Virágh</text:p>
          </table:table-cell>
          <table:table-cell office:value-type="string">
            <text:p>ViraghIcaIlka@mailinator.com</text:p>
          </table:table-cell>
          <table:table-cell office:value-type="string">
            <text:p>1/28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erda</text:p>
          </table:table-cell>
          <table:table-cell office:value-type="string">
            <text:p>Green</text:p>
          </table:table-cell>
          <table:table-cell office:value-type="string">
            <text:p>GerdaDGreen@trashymail.com</text:p>
          </table:table-cell>
          <table:table-cell office:value-type="string">
            <text:p>11/20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abolcs</text:p>
          </table:table-cell>
          <table:table-cell office:value-type="string">
            <text:p>Bodnár</text:p>
          </table:table-cell>
          <table:table-cell office:value-type="string">
            <text:p>BodnarSzabolcs@trashymail.com</text:p>
          </table:table-cell>
          <table:table-cell office:value-type="string">
            <text:p>2/17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senge</text:p>
          </table:table-cell>
          <table:table-cell office:value-type="string">
            <text:p>Smit</text:p>
          </table:table-cell>
          <table:table-cell office:value-type="string">
            <text:p>SmitCsenge@dodgit.com</text:p>
          </table:table-cell>
          <table:table-cell office:value-type="string">
            <text:p>12/3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</text:p>
          </table:table-cell>
          <table:table-cell office:value-type="string">
            <text:p>Lis</text:p>
          </table:table-cell>
          <table:table-cell office:value-type="string">
            <text:p>JoseDLis@dodgit.com</text:p>
          </table:table-cell>
          <table:table-cell office:value-type="string">
            <text:p>11/18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el</text:p>
          </table:table-cell>
          <table:table-cell office:value-type="string">
            <text:p>Carter</text:p>
          </table:table-cell>
          <table:table-cell office:value-type="string">
            <text:p>DelJCarter@dodgit.com</text:p>
          </table:table-cell>
          <table:table-cell office:value-type="string">
            <text:p>4/1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toinette</text:p>
          </table:table-cell>
          <table:table-cell office:value-type="string">
            <text:p>Charlie</text:p>
          </table:table-cell>
          <table:table-cell office:value-type="string">
            <text:p>AntoinetteDCharlie@trashymail.com</text:p>
          </table:table-cell>
          <table:table-cell office:value-type="string">
            <text:p>9/9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ianka</text:p>
          </table:table-cell>
          <table:table-cell office:value-type="string">
            <text:p>Buday</text:p>
          </table:table-cell>
          <table:table-cell office:value-type="string">
            <text:p>BudayBianka@trashymail.com</text:p>
          </table:table-cell>
          <table:table-cell office:value-type="string">
            <text:p>3/29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ofika</text:p>
          </table:table-cell>
          <table:table-cell office:value-type="string">
            <text:p>Fazekas</text:p>
          </table:table-cell>
          <table:table-cell office:value-type="string">
            <text:p>FazekasZsofika@dodgit.com</text:p>
          </table:table-cell>
          <table:table-cell office:value-type="string">
            <text:p>8/3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a</text:p>
          </table:table-cell>
          <table:table-cell office:value-type="string">
            <text:p>Drakeford</text:p>
          </table:table-cell>
          <table:table-cell office:value-type="string">
            <text:p>MiaDrakeford@mailinator.com</text:p>
          </table:table-cell>
          <table:table-cell office:value-type="string">
            <text:p>11/28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ara</text:p>
          </table:table-cell>
          <table:table-cell office:value-type="string">
            <text:p>Moss</text:p>
          </table:table-cell>
          <table:table-cell office:value-type="string">
            <text:p>ZaraMoss@spambob.com</text:p>
          </table:table-cell>
          <table:table-cell office:value-type="string">
            <text:p>3/21/193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by</text:p>
          </table:table-cell>
          <table:table-cell office:value-type="string">
            <text:p>Traill</text:p>
          </table:table-cell>
          <table:table-cell office:value-type="string">
            <text:p>TobyTraill@spambob.com</text:p>
          </table:table-cell>
          <table:table-cell office:value-type="string">
            <text:p>3/3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udrey</text:p>
          </table:table-cell>
          <table:table-cell office:value-type="string">
            <text:p>Pigot</text:p>
          </table:table-cell>
          <table:table-cell office:value-type="string">
            <text:p>AudreyPigot@trashymail.com</text:p>
          </table:table-cell>
          <table:table-cell office:value-type="string">
            <text:p>7/3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eresa</text:p>
          </table:table-cell>
          <table:table-cell office:value-type="string">
            <text:p>Miller</text:p>
          </table:table-cell>
          <table:table-cell office:value-type="string">
            <text:p>TeresaJMiller@spambob.com</text:p>
          </table:table-cell>
          <table:table-cell office:value-type="string">
            <text:p>4/18/197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sse</text:p>
          </table:table-cell>
          <table:table-cell office:value-type="string">
            <text:p>Greenup</text:p>
          </table:table-cell>
          <table:table-cell office:value-type="string">
            <text:p>JesseGreenup@spambob.com</text:p>
          </table:table-cell>
          <table:table-cell office:value-type="string">
            <text:p>6/21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ucas</text:p>
          </table:table-cell>
          <table:table-cell office:value-type="string">
            <text:p>Barnet</text:p>
          </table:table-cell>
          <table:table-cell office:value-type="string">
            <text:p>LucasBarnet@pookmail.com</text:p>
          </table:table-cell>
          <table:table-cell office:value-type="string">
            <text:p>4/22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gus</text:p>
          </table:table-cell>
          <table:table-cell office:value-type="string">
            <text:p>Nepean</text:p>
          </table:table-cell>
          <table:table-cell office:value-type="string">
            <text:p>AngusNepean@mailinator.com</text:p>
          </table:table-cell>
          <table:table-cell office:value-type="string">
            <text:p>4/9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ler</text:p>
          </table:table-cell>
          <table:table-cell office:value-type="string">
            <text:p>Ackman</text:p>
          </table:table-cell>
          <table:table-cell office:value-type="string">
            <text:p>TylerAckman@pookmail.com</text:p>
          </table:table-cell>
          <table:table-cell office:value-type="string">
            <text:p>6/30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otha</text:p>
          </table:table-cell>
          <table:table-cell office:value-type="string">
            <text:p>Pásztor</text:p>
          </table:table-cell>
          <table:table-cell office:value-type="string">
            <text:p>PasztorAgotha@spambob.com</text:p>
          </table:table-cell>
          <table:table-cell office:value-type="string">
            <text:p>10/31/195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ppány</text:p>
          </table:table-cell>
          <table:table-cell office:value-type="string">
            <text:p>Kónya</text:p>
          </table:table-cell>
          <table:table-cell office:value-type="string">
            <text:p>KonyaKoppany@spambob.com</text:p>
          </table:table-cell>
          <table:table-cell office:value-type="string">
            <text:p>9/24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enry</text:p>
          </table:table-cell>
          <table:table-cell office:value-type="string">
            <text:p>Willis</text:p>
          </table:table-cell>
          <table:table-cell office:value-type="string">
            <text:p>HenryVWillis@mailinator.com</text:p>
          </table:table-cell>
          <table:table-cell office:value-type="string">
            <text:p>4/20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rry</text:p>
          </table:table-cell>
          <table:table-cell office:value-type="string">
            <text:p>Focken</text:p>
          </table:table-cell>
          <table:table-cell office:value-type="string">
            <text:p>HarryFocken@mailinator.com</text:p>
          </table:table-cell>
          <table:table-cell office:value-type="string">
            <text:p>7/21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ck</text:p>
          </table:table-cell>
          <table:table-cell office:value-type="string">
            <text:p>Curry</text:p>
          </table:table-cell>
          <table:table-cell office:value-type="string">
            <text:p>BrockCurry@pookmail.com</text:p>
          </table:table-cell>
          <table:table-cell office:value-type="string">
            <text:p>8/8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z</text:p>
          </table:table-cell>
          <table:table-cell office:value-type="string">
            <text:p>Kulcsár</text:p>
          </table:table-cell>
          <table:table-cell office:value-type="string">
            <text:p>KulcsarRez@pookmail.com</text:p>
          </table:table-cell>
          <table:table-cell office:value-type="string">
            <text:p>8/10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s</text:p>
          </table:table-cell>
          <table:table-cell office:value-type="string">
            <text:p>Török</text:p>
          </table:table-cell>
          <table:table-cell office:value-type="string">
            <text:p>TorokOrs@spambob.com</text:p>
          </table:table-cell>
          <table:table-cell office:value-type="string">
            <text:p>2/24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szter</text:p>
          </table:table-cell>
          <table:table-cell office:value-type="string">
            <text:p>Bodor</text:p>
          </table:table-cell>
          <table:table-cell office:value-type="string">
            <text:p>BodorEszter@spambob.com</text:p>
          </table:table-cell>
          <table:table-cell office:value-type="string">
            <text:p>12/18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arda</text:p>
          </table:table-cell>
          <table:table-cell office:value-type="string">
            <text:p>Baán</text:p>
          </table:table-cell>
          <table:table-cell office:value-type="string">
            <text:p>BaanDarda@pookmail.com</text:p>
          </table:table-cell>
          <table:table-cell office:value-type="string">
            <text:p>1/7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ng</text:p>
          </table:table-cell>
          <table:table-cell office:value-type="string">
            <text:p>Williams</text:p>
          </table:table-cell>
          <table:table-cell office:value-type="string">
            <text:p>LongJWilliams@spambob.com</text:p>
          </table:table-cell>
          <table:table-cell office:value-type="string">
            <text:p>6/28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tof</text:p>
          </table:table-cell>
          <table:table-cell office:value-type="string">
            <text:p>Győrfi</text:p>
          </table:table-cell>
          <table:table-cell office:value-type="string">
            <text:p>GyorfiKristof@mailinator.com</text:p>
          </table:table-cell>
          <table:table-cell office:value-type="string">
            <text:p>8/19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udrey</text:p>
          </table:table-cell>
          <table:table-cell office:value-type="string">
            <text:p>Humphries</text:p>
          </table:table-cell>
          <table:table-cell office:value-type="string">
            <text:p>AudreyHumphries@spambob.com</text:p>
          </table:table-cell>
          <table:table-cell office:value-type="string">
            <text:p>4/17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lie</text:p>
          </table:table-cell>
          <table:table-cell office:value-type="string">
            <text:p>Reece</text:p>
          </table:table-cell>
          <table:table-cell office:value-type="string">
            <text:p>JulieKReece@pookmail.com</text:p>
          </table:table-cell>
          <table:table-cell office:value-type="string">
            <text:p>1/19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urtis</text:p>
          </table:table-cell>
          <table:table-cell office:value-type="string">
            <text:p>Walker</text:p>
          </table:table-cell>
          <table:table-cell office:value-type="string">
            <text:p>CurtisDWalker@pookmail.com</text:p>
          </table:table-cell>
          <table:table-cell office:value-type="string">
            <text:p>7/9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allace</text:p>
          </table:table-cell>
          <table:table-cell office:value-type="string">
            <text:p>Guyton</text:p>
          </table:table-cell>
          <table:table-cell office:value-type="string">
            <text:p>WallaceAGuyton@mailinator.com</text:p>
          </table:table-cell>
          <table:table-cell office:value-type="string">
            <text:p>11/12/199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ena</text:p>
          </table:table-cell>
          <table:table-cell office:value-type="string">
            <text:p>Bowers</text:p>
          </table:table-cell>
          <table:table-cell office:value-type="string">
            <text:p>DenaDBowers@mailinator.com</text:p>
          </table:table-cell>
          <table:table-cell office:value-type="string">
            <text:p>10/20/197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plony</text:p>
          </table:table-cell>
          <table:table-cell office:value-type="string">
            <text:p>Pusztay</text:p>
          </table:table-cell>
          <table:table-cell office:value-type="string">
            <text:p>PusztayKaplony@trashymail.com</text:p>
          </table:table-cell>
          <table:table-cell office:value-type="string">
            <text:p>12/2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atrix</text:p>
          </table:table-cell>
          <table:table-cell office:value-type="string">
            <text:p>Hegedüs</text:p>
          </table:table-cell>
          <table:table-cell office:value-type="string">
            <text:p>HegedusBeatrix@mailinator.com</text:p>
          </table:table-cell>
          <table:table-cell office:value-type="string">
            <text:p>11/30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a</text:p>
          </table:table-cell>
          <table:table-cell office:value-type="string">
            <text:p>Havasy</text:p>
          </table:table-cell>
          <table:table-cell office:value-type="string">
            <text:p>HavasyEma@mailinator.com</text:p>
          </table:table-cell>
          <table:table-cell office:value-type="string">
            <text:p>11/19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ward</text:p>
          </table:table-cell>
          <table:table-cell office:value-type="string">
            <text:p>Grenz</text:p>
          </table:table-cell>
          <table:table-cell office:value-type="string">
            <text:p>EdwardMGrenz@pookmail.com</text:p>
          </table:table-cell>
          <table:table-cell office:value-type="string">
            <text:p>8/29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hawn</text:p>
          </table:table-cell>
          <table:table-cell office:value-type="string">
            <text:p>Cavender</text:p>
          </table:table-cell>
          <table:table-cell office:value-type="string">
            <text:p>ShawnTCavender@pookmail.com</text:p>
          </table:table-cell>
          <table:table-cell office:value-type="string">
            <text:p>5/16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regory</text:p>
          </table:table-cell>
          <table:table-cell office:value-type="string">
            <text:p>Carroll</text:p>
          </table:table-cell>
          <table:table-cell office:value-type="string">
            <text:p>GregoryMCarroll@trashymail.com</text:p>
          </table:table-cell>
          <table:table-cell office:value-type="string">
            <text:p>6/20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erenc</text:p>
          </table:table-cell>
          <table:table-cell office:value-type="string">
            <text:p>Huszár</text:p>
          </table:table-cell>
          <table:table-cell office:value-type="string">
            <text:p>HuszarFerenc@spambob.com</text:p>
          </table:table-cell>
          <table:table-cell office:value-type="string">
            <text:p>4/8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</text:p>
          </table:table-cell>
          <table:table-cell office:value-type="string">
            <text:p>Symonds</text:p>
          </table:table-cell>
          <table:table-cell office:value-type="string">
            <text:p>SaraSymonds@trashymail.com</text:p>
          </table:table-cell>
          <table:table-cell office:value-type="string">
            <text:p>10/10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an</text:p>
          </table:table-cell>
          <table:table-cell office:value-type="string">
            <text:p>Burke</text:p>
          </table:table-cell>
          <table:table-cell office:value-type="string">
            <text:p>AlanVBurke@spambob.com</text:p>
          </table:table-cell>
          <table:table-cell office:value-type="string">
            <text:p>7/13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Holt</text:p>
          </table:table-cell>
          <table:table-cell office:value-type="string">
            <text:p>BettyEHolt@mailinator.com</text:p>
          </table:table-cell>
          <table:table-cell office:value-type="string">
            <text:p>3/9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uel</text:p>
          </table:table-cell>
          <table:table-cell office:value-type="string">
            <text:p>Pumpkin</text:p>
          </table:table-cell>
          <table:table-cell office:value-type="string">
            <text:p>SamuelPumpkin@mailinator.com</text:p>
          </table:table-cell>
          <table:table-cell office:value-type="string">
            <text:p>12/8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in</text:p>
          </table:table-cell>
          <table:table-cell office:value-type="string">
            <text:p>Macansh</text:p>
          </table:table-cell>
          <table:table-cell office:value-type="string">
            <text:p>ErinMacansh@spambob.com</text:p>
          </table:table-cell>
          <table:table-cell office:value-type="string">
            <text:p>9/26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udley</text:p>
          </table:table-cell>
          <table:table-cell office:value-type="string">
            <text:p>Eng</text:p>
          </table:table-cell>
          <table:table-cell office:value-type="string">
            <text:p>DudleyEEng@spambob.com</text:p>
          </table:table-cell>
          <table:table-cell office:value-type="string">
            <text:p>11/13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hary</text:p>
          </table:table-cell>
          <table:table-cell office:value-type="string">
            <text:p>Marsden</text:p>
          </table:table-cell>
          <table:table-cell office:value-type="string">
            <text:p>ZacharyMarsden@pookmail.com</text:p>
          </table:table-cell>
          <table:table-cell office:value-type="string">
            <text:p>10/4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ka</text:p>
          </table:table-cell>
          <table:table-cell office:value-type="string">
            <text:p>Győrffi</text:p>
          </table:table-cell>
          <table:table-cell office:value-type="string">
            <text:p>GyorffiJoska@dodgit.com</text:p>
          </table:table-cell>
          <table:table-cell office:value-type="string">
            <text:p>4/19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edek</text:p>
          </table:table-cell>
          <table:table-cell office:value-type="string">
            <text:p>Takách</text:p>
          </table:table-cell>
          <table:table-cell office:value-type="string">
            <text:p>TakachBenedek@spambob.com</text:p>
          </table:table-cell>
          <table:table-cell office:value-type="string">
            <text:p>5/10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iley</text:p>
          </table:table-cell>
          <table:table-cell office:value-type="string">
            <text:p>Ding</text:p>
          </table:table-cell>
          <table:table-cell office:value-type="string">
            <text:p>BaileyDing@pookmail.com</text:p>
          </table:table-cell>
          <table:table-cell office:value-type="string">
            <text:p>9/13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yle</text:p>
          </table:table-cell>
          <table:table-cell office:value-type="string">
            <text:p>Platt</text:p>
          </table:table-cell>
          <table:table-cell office:value-type="string">
            <text:p>KyleAPlatt@dodgit.com</text:p>
          </table:table-cell>
          <table:table-cell office:value-type="string">
            <text:p>2/4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ppány</text:p>
          </table:table-cell>
          <table:table-cell office:value-type="string">
            <text:p>Szekeres</text:p>
          </table:table-cell>
          <table:table-cell office:value-type="string">
            <text:p>SzekeresKoppany@spambob.com</text:p>
          </table:table-cell>
          <table:table-cell office:value-type="string">
            <text:p>8/8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han</text:p>
          </table:table-cell>
          <table:table-cell office:value-type="string">
            <text:p>Maclean</text:p>
          </table:table-cell>
          <table:table-cell office:value-type="string">
            <text:p>NathanMaclean@trashymail.com</text:p>
          </table:table-cell>
          <table:table-cell office:value-type="string">
            <text:p>7/31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rvin</text:p>
          </table:table-cell>
          <table:table-cell office:value-type="string">
            <text:p>Márton</text:p>
          </table:table-cell>
          <table:table-cell office:value-type="string">
            <text:p>MartonErvin@trashymail.com</text:p>
          </table:table-cell>
          <table:table-cell office:value-type="string">
            <text:p>6/6/199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Bryce</text:p>
          </table:table-cell>
          <table:table-cell office:value-type="string">
            <text:p>EllieBryce@mailinator.com</text:p>
          </table:table-cell>
          <table:table-cell office:value-type="string">
            <text:p>7/26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</text:p>
          </table:table-cell>
          <table:table-cell office:value-type="string">
            <text:p>Toler</text:p>
          </table:table-cell>
          <table:table-cell office:value-type="string">
            <text:p>MarkSToler@spambob.com</text:p>
          </table:table-cell>
          <table:table-cell office:value-type="string">
            <text:p>1/2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ne</text:p>
          </table:table-cell>
          <table:table-cell office:value-type="string">
            <text:p>Antill</text:p>
          </table:table-cell>
          <table:table-cell office:value-type="string">
            <text:p>ZaneAntill@dodgit.com</text:p>
          </table:table-cell>
          <table:table-cell office:value-type="string">
            <text:p>6/10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ie</text:p>
          </table:table-cell>
          <table:table-cell office:value-type="string">
            <text:p>Ratten</text:p>
          </table:table-cell>
          <table:table-cell office:value-type="string">
            <text:p>ArchieRatten@trashymail.com</text:p>
          </table:table-cell>
          <table:table-cell office:value-type="string">
            <text:p>2/3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iara</text:p>
          </table:table-cell>
          <table:table-cell office:value-type="string">
            <text:p>Ford</text:p>
          </table:table-cell>
          <table:table-cell office:value-type="string">
            <text:p>KiaraFord@dodgit.com</text:p>
          </table:table-cell>
          <table:table-cell office:value-type="string">
            <text:p>12/30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ine</text:p>
          </table:table-cell>
          <table:table-cell office:value-type="string">
            <text:p>Baylebridge</text:p>
          </table:table-cell>
          <table:table-cell office:value-type="string">
            <text:p>MadelineBaylebridge@dodgit.com</text:p>
          </table:table-cell>
          <table:table-cell office:value-type="string">
            <text:p>2/7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zsok</text:p>
          </table:table-cell>
          <table:table-cell office:value-type="string">
            <text:p>Bagi</text:p>
          </table:table-cell>
          <table:table-cell office:value-type="string">
            <text:p>BagiErzsok@dodgit.com</text:p>
          </table:table-cell>
          <table:table-cell office:value-type="string">
            <text:p>9/9/198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m</text:p>
          </table:table-cell>
          <table:table-cell office:value-type="string">
            <text:p>Mathew</text:p>
          </table:table-cell>
          <table:table-cell office:value-type="string">
            <text:p>SamMathew@trashymail.com</text:p>
          </table:table-cell>
          <table:table-cell office:value-type="string">
            <text:p>6/24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ita</text:p>
          </table:table-cell>
          <table:table-cell office:value-type="string">
            <text:p>Pálffi</text:p>
          </table:table-cell>
          <table:table-cell office:value-type="string">
            <text:p>PalffiAnita@dodgit.com</text:p>
          </table:table-cell>
          <table:table-cell office:value-type="string">
            <text:p>8/25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ztián</text:p>
          </table:table-cell>
          <table:table-cell office:value-type="string">
            <text:p>Sörös</text:p>
          </table:table-cell>
          <table:table-cell office:value-type="string">
            <text:p>SorosKrisztian@spambob.com</text:p>
          </table:table-cell>
          <table:table-cell office:value-type="string">
            <text:p>5/26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er</text:p>
          </table:table-cell>
          <table:table-cell office:value-type="string">
            <text:p>Ives</text:p>
          </table:table-cell>
          <table:table-cell office:value-type="string">
            <text:p>ArcherIves@pookmail.com</text:p>
          </table:table-cell>
          <table:table-cell office:value-type="string">
            <text:p>10/1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arl</text:p>
          </table:table-cell>
          <table:table-cell office:value-type="string">
            <text:p>Rojas</text:p>
          </table:table-cell>
          <table:table-cell office:value-type="string">
            <text:p>EarlHRojas@dodgit.com</text:p>
          </table:table-cell>
          <table:table-cell office:value-type="string">
            <text:p>12/7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erry</text:p>
          </table:table-cell>
          <table:table-cell office:value-type="string">
            <text:p>Little</text:p>
          </table:table-cell>
          <table:table-cell office:value-type="string">
            <text:p>TerryBLittle@mailinator.com</text:p>
          </table:table-cell>
          <table:table-cell office:value-type="string">
            <text:p>11/1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encel</text:p>
          </table:table-cell>
          <table:table-cell office:value-type="string">
            <text:p>Kárpáty</text:p>
          </table:table-cell>
          <table:table-cell office:value-type="string">
            <text:p>KarpatyVencel@dodgit.com</text:p>
          </table:table-cell>
          <table:table-cell office:value-type="string">
            <text:p>11/5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ttila</text:p>
          </table:table-cell>
          <table:table-cell office:value-type="string">
            <text:p>Varga</text:p>
          </table:table-cell>
          <table:table-cell office:value-type="string">
            <text:p>VargaAttila@mailinator.com</text:p>
          </table:table-cell>
          <table:table-cell office:value-type="string">
            <text:p>5/31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chlan</text:p>
          </table:table-cell>
          <table:table-cell office:value-type="string">
            <text:p>Crosby</text:p>
          </table:table-cell>
          <table:table-cell office:value-type="string">
            <text:p>LachlanCrosby@spambob.com</text:p>
          </table:table-cell>
          <table:table-cell office:value-type="string">
            <text:p>4/3/198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rystal</text:p>
          </table:table-cell>
          <table:table-cell office:value-type="string">
            <text:p>Heffner</text:p>
          </table:table-cell>
          <table:table-cell office:value-type="string">
            <text:p>CrystalAHeffner@mailinator.com</text:p>
          </table:table-cell>
          <table:table-cell office:value-type="string">
            <text:p>6/19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nci</text:p>
          </table:table-cell>
          <table:table-cell office:value-type="string">
            <text:p>Horvát</text:p>
          </table:table-cell>
          <table:table-cell office:value-type="string">
            <text:p>HorvatLenci@trashymail.com</text:p>
          </table:table-cell>
          <table:table-cell office:value-type="string">
            <text:p>2/2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der</text:p>
          </table:table-cell>
          <table:table-cell office:value-type="string">
            <text:p>Royal</text:p>
          </table:table-cell>
          <table:table-cell office:value-type="string">
            <text:p>RyderRoyal@spambob.com</text:p>
          </table:table-cell>
          <table:table-cell office:value-type="string">
            <text:p>11/12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ate</text:p>
          </table:table-cell>
          <table:table-cell office:value-type="string">
            <text:p>McGill</text:p>
          </table:table-cell>
          <table:table-cell office:value-type="string">
            <text:p>NateMcGill@spambob.com</text:p>
          </table:table-cell>
          <table:table-cell office:value-type="string">
            <text:p>1/14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nda</text:p>
          </table:table-cell>
          <table:table-cell office:value-type="string">
            <text:p>Butterfield</text:p>
          </table:table-cell>
          <table:table-cell office:value-type="string">
            <text:p>LindaTButterfield@pookmail.com</text:p>
          </table:table-cell>
          <table:table-cell office:value-type="string">
            <text:p>9/11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zsi</text:p>
          </table:table-cell>
          <table:table-cell office:value-type="string">
            <text:p>Barabás</text:p>
          </table:table-cell>
          <table:table-cell office:value-type="string">
            <text:p>BarabasJozsi@spambob.com</text:p>
          </table:table-cell>
          <table:table-cell office:value-type="string">
            <text:p>7/22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Crowley</text:p>
          </table:table-cell>
          <table:table-cell office:value-type="string">
            <text:p>MaryGCrowley@mailinator.com</text:p>
          </table:table-cell>
          <table:table-cell office:value-type="string">
            <text:p>9/30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bigail</text:p>
          </table:table-cell>
          <table:table-cell office:value-type="string">
            <text:p>Teasdale</text:p>
          </table:table-cell>
          <table:table-cell office:value-type="string">
            <text:p>AbigailTeasdale@dodgit.com</text:p>
          </table:table-cell>
          <table:table-cell office:value-type="string">
            <text:p>6/9/196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zsi</text:p>
          </table:table-cell>
          <table:table-cell office:value-type="string">
            <text:p>Timár</text:p>
          </table:table-cell>
          <table:table-cell office:value-type="string">
            <text:p>TimarGazsi@mailinator.com</text:p>
          </table:table-cell>
          <table:table-cell office:value-type="string">
            <text:p>1/16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tilda</text:p>
          </table:table-cell>
          <table:table-cell office:value-type="string">
            <text:p>Irvine</text:p>
          </table:table-cell>
          <table:table-cell office:value-type="string">
            <text:p>MatildaIrvine@pookmail.com</text:p>
          </table:table-cell>
          <table:table-cell office:value-type="string">
            <text:p>4/20/192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dward</text:p>
          </table:table-cell>
          <table:table-cell office:value-type="string">
            <text:p>Crary</text:p>
          </table:table-cell>
          <table:table-cell office:value-type="string">
            <text:p>EdwardCCrary@spambob.com</text:p>
          </table:table-cell>
          <table:table-cell office:value-type="string">
            <text:p>4/6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cia</text:p>
          </table:table-cell>
          <table:table-cell office:value-type="string">
            <text:p>Bell</text:p>
          </table:table-cell>
          <table:table-cell office:value-type="string">
            <text:p>MarciaCBell@spambob.com</text:p>
          </table:table-cell>
          <table:table-cell office:value-type="string">
            <text:p>10/8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Stone</text:p>
          </table:table-cell>
          <table:table-cell office:value-type="string">
            <text:p>DavidEStone@pookmail.com</text:p>
          </table:table-cell>
          <table:table-cell office:value-type="string">
            <text:p>12/15/196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iper</text:p>
          </table:table-cell>
          <table:table-cell office:value-type="string">
            <text:p>Angles</text:p>
          </table:table-cell>
          <table:table-cell office:value-type="string">
            <text:p>PiperAngles@trashymail.com</text:p>
          </table:table-cell>
          <table:table-cell office:value-type="string">
            <text:p>9/4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enrietta</text:p>
          </table:table-cell>
          <table:table-cell office:value-type="string">
            <text:p>Szakál</text:p>
          </table:table-cell>
          <table:table-cell office:value-type="string">
            <text:p>SzakalHenrietta@mailinator.com</text:p>
          </table:table-cell>
          <table:table-cell office:value-type="string">
            <text:p>2/14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yson</text:p>
          </table:table-cell>
          <table:table-cell office:value-type="string">
            <text:p>Warne-Smith</text:p>
          </table:table-cell>
          <table:table-cell office:value-type="string">
            <text:p>TysonWarne-Smith@pookmail.com</text:p>
          </table:table-cell>
          <table:table-cell office:value-type="string">
            <text:p>4/20/199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Howard</text:p>
          </table:table-cell>
          <table:table-cell office:value-type="string">
            <text:p>JohnLHoward@trashymail.com</text:p>
          </table:table-cell>
          <table:table-cell office:value-type="string">
            <text:p>2/18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by</text:p>
          </table:table-cell>
          <table:table-cell office:value-type="string">
            <text:p>Bushby</text:p>
          </table:table-cell>
          <table:table-cell office:value-type="string">
            <text:p>TobyBushby@trashymail.com</text:p>
          </table:table-cell>
          <table:table-cell office:value-type="string">
            <text:p>3/14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e</text:p>
          </table:table-cell>
          <table:table-cell office:value-type="string">
            <text:p>Rodriguez</text:p>
          </table:table-cell>
          <table:table-cell office:value-type="string">
            <text:p>MaeDRodriguez@mailinator.com</text:p>
          </table:table-cell>
          <table:table-cell office:value-type="string">
            <text:p>11/22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Clogstoun</text:p>
          </table:table-cell>
          <table:table-cell office:value-type="string">
            <text:p>WilliamClogstoun@spambob.com</text:p>
          </table:table-cell>
          <table:table-cell office:value-type="string">
            <text:p>7/13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esley</text:p>
          </table:table-cell>
          <table:table-cell office:value-type="string">
            <text:p>Roach</text:p>
          </table:table-cell>
          <table:table-cell office:value-type="string">
            <text:p>WesleyARoach@trashymail.com</text:p>
          </table:table-cell>
          <table:table-cell office:value-type="string">
            <text:p>5/22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</text:p>
          </table:table-cell>
          <table:table-cell office:value-type="string">
            <text:p>Mueller</text:p>
          </table:table-cell>
          <table:table-cell office:value-type="string">
            <text:p>CarolTMueller@mailinator.com</text:p>
          </table:table-cell>
          <table:table-cell office:value-type="string">
            <text:p>5/16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</text:p>
          </table:table-cell>
          <table:table-cell office:value-type="string">
            <text:p>Steel</text:p>
          </table:table-cell>
          <table:table-cell office:value-type="string">
            <text:p>SaraSteel@spambob.com</text:p>
          </table:table-cell>
          <table:table-cell office:value-type="string">
            <text:p>3/17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Grayson</text:p>
          </table:table-cell>
          <table:table-cell office:value-type="string">
            <text:p>AmyGrayson@spambob.com</text:p>
          </table:table-cell>
          <table:table-cell office:value-type="string">
            <text:p>12/9/197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ofia</text:p>
          </table:table-cell>
          <table:table-cell office:value-type="string">
            <text:p>Kurucz</text:p>
          </table:table-cell>
          <table:table-cell office:value-type="string">
            <text:p>KuruczZsofia@dodgit.com</text:p>
          </table:table-cell>
          <table:table-cell office:value-type="string">
            <text:p>6/8/199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eraldine</text:p>
          </table:table-cell>
          <table:table-cell office:value-type="string">
            <text:p>Francis</text:p>
          </table:table-cell>
          <table:table-cell office:value-type="string">
            <text:p>GeraldineEFrancis@spambob.com</text:p>
          </table:table-cell>
          <table:table-cell office:value-type="string">
            <text:p>4/28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na</text:p>
          </table:table-cell>
          <table:table-cell office:value-type="string">
            <text:p>McGhee</text:p>
          </table:table-cell>
          <table:table-cell office:value-type="string">
            <text:p>EdnaDMcGhee@dodgit.com</text:p>
          </table:table-cell>
          <table:table-cell office:value-type="string">
            <text:p>2/25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than</text:p>
          </table:table-cell>
          <table:table-cell office:value-type="string">
            <text:p>Goulburn</text:p>
          </table:table-cell>
          <table:table-cell office:value-type="string">
            <text:p>EthanGoulburn@pookmail.com</text:p>
          </table:table-cell>
          <table:table-cell office:value-type="string">
            <text:p>10/15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h</text:p>
          </table:table-cell>
          <table:table-cell office:value-type="string">
            <text:p>Shields</text:p>
          </table:table-cell>
          <table:table-cell office:value-type="string">
            <text:p>SarahShields@dodgit.com</text:p>
          </table:table-cell>
          <table:table-cell office:value-type="string">
            <text:p>2/10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olt</text:p>
          </table:table-cell>
          <table:table-cell office:value-type="string">
            <text:p>Petheő</text:p>
          </table:table-cell>
          <table:table-cell office:value-type="string">
            <text:p>PetheoSolt@pookmail.com</text:p>
          </table:table-cell>
          <table:table-cell office:value-type="string">
            <text:p>11/24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k</text:p>
          </table:table-cell>
          <table:table-cell office:value-type="string">
            <text:p>Elek</text:p>
          </table:table-cell>
          <table:table-cell office:value-type="string">
            <text:p>ElekDominik@dodgit.com</text:p>
          </table:table-cell>
          <table:table-cell office:value-type="string">
            <text:p>2/8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hoebe</text:p>
          </table:table-cell>
          <table:table-cell office:value-type="string">
            <text:p>Donaldson</text:p>
          </table:table-cell>
          <table:table-cell office:value-type="string">
            <text:p>PhoebeJDonaldson@pookmail.com</text:p>
          </table:table-cell>
          <table:table-cell office:value-type="string">
            <text:p>11/10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ros</text:p>
          </table:table-cell>
          <table:table-cell office:value-type="string">
            <text:p>Bencze</text:p>
          </table:table-cell>
          <table:table-cell office:value-type="string">
            <text:p>BenczeUros@dodgit.com</text:p>
          </table:table-cell>
          <table:table-cell office:value-type="string">
            <text:p>5/23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íra</text:p>
          </table:table-cell>
          <table:table-cell office:value-type="string">
            <text:p>Szél</text:p>
          </table:table-cell>
          <table:table-cell office:value-type="string">
            <text:p>SzelKira@pookmail.com</text:p>
          </table:table-cell>
          <table:table-cell office:value-type="string">
            <text:p>4/12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rema</text:p>
          </table:table-cell>
          <table:table-cell office:value-type="string">
            <text:p>Naylor</text:p>
          </table:table-cell>
          <table:table-cell office:value-type="string">
            <text:p>DremaTNaylor@trashymail.com</text:p>
          </table:table-cell>
          <table:table-cell office:value-type="string">
            <text:p>6/24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leen</text:p>
          </table:table-cell>
          <table:table-cell office:value-type="string">
            <text:p>Morrison</text:p>
          </table:table-cell>
          <table:table-cell office:value-type="string">
            <text:p>KathleenFMorrison@dodgit.com</text:p>
          </table:table-cell>
          <table:table-cell office:value-type="string">
            <text:p>8/19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ily</text:p>
          </table:table-cell>
          <table:table-cell office:value-type="string">
            <text:p>Olesen</text:p>
          </table:table-cell>
          <table:table-cell office:value-type="string">
            <text:p>EmilyDOlesen@spambob.com</text:p>
          </table:table-cell>
          <table:table-cell office:value-type="string">
            <text:p>1/25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Taveras</text:p>
          </table:table-cell>
          <table:table-cell office:value-type="string">
            <text:p>JohnATaveras@dodgit.com</text:p>
          </table:table-cell>
          <table:table-cell office:value-type="string">
            <text:p>8/25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rank</text:p>
          </table:table-cell>
          <table:table-cell office:value-type="string">
            <text:p>Beamon</text:p>
          </table:table-cell>
          <table:table-cell office:value-type="string">
            <text:p>FrankTBeamon@trashymail.com</text:p>
          </table:table-cell>
          <table:table-cell office:value-type="string">
            <text:p>2/6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rchie</text:p>
          </table:table-cell>
          <table:table-cell office:value-type="string">
            <text:p>Kinnear</text:p>
          </table:table-cell>
          <table:table-cell office:value-type="string">
            <text:p>ArchieKinnear@mailinator.com</text:p>
          </table:table-cell>
          <table:table-cell office:value-type="string">
            <text:p>10/26/195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ália</text:p>
          </table:table-cell>
          <table:table-cell office:value-type="string">
            <text:p>Csizmazia</text:p>
          </table:table-cell>
          <table:table-cell office:value-type="string">
            <text:p>CsizmaziaNatalia@pookmail.com</text:p>
          </table:table-cell>
          <table:table-cell office:value-type="string">
            <text:p>5/13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sala</text:p>
          </table:table-cell>
          <table:table-cell office:value-type="string">
            <text:p>Sultész</text:p>
          </table:table-cell>
          <table:table-cell office:value-type="string">
            <text:p>SulteszBorsala@spambob.com</text:p>
          </table:table-cell>
          <table:table-cell office:value-type="string">
            <text:p>9/2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Mitchell</text:p>
          </table:table-cell>
          <table:table-cell office:value-type="string">
            <text:p>SeanMitchell@mailinator.com</text:p>
          </table:table-cell>
          <table:table-cell office:value-type="string">
            <text:p>4/21/195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ktor</text:p>
          </table:table-cell>
          <table:table-cell office:value-type="string">
            <text:p>Kaszás</text:p>
          </table:table-cell>
          <table:table-cell office:value-type="string">
            <text:p>KaszasViktor@dodgit.com</text:p>
          </table:table-cell>
          <table:table-cell office:value-type="string">
            <text:p>12/8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aret</text:p>
          </table:table-cell>
          <table:table-cell office:value-type="string">
            <text:p>Gilmore</text:p>
          </table:table-cell>
          <table:table-cell office:value-type="string">
            <text:p>MargaretDGilmore@trashymail.com</text:p>
          </table:table-cell>
          <table:table-cell office:value-type="string">
            <text:p>7/11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aret</text:p>
          </table:table-cell>
          <table:table-cell office:value-type="string">
            <text:p>Goddard</text:p>
          </table:table-cell>
          <table:table-cell office:value-type="string">
            <text:p>MargaretJGoddard@pookmail.com</text:p>
          </table:table-cell>
          <table:table-cell office:value-type="string">
            <text:p>6/5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sa</text:p>
          </table:table-cell>
          <table:table-cell office:value-type="string">
            <text:p>Pethö</text:p>
          </table:table-cell>
          <table:table-cell office:value-type="string">
            <text:p>PethoKarsa@pookmail.com</text:p>
          </table:table-cell>
          <table:table-cell office:value-type="string">
            <text:p>1/15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andor</text:p>
          </table:table-cell>
          <table:table-cell office:value-type="string">
            <text:p>Tolnai</text:p>
          </table:table-cell>
          <table:table-cell office:value-type="string">
            <text:p>TolnaiSandor@pookmail.com</text:p>
          </table:table-cell>
          <table:table-cell office:value-type="string">
            <text:p>6/26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y</text:p>
          </table:table-cell>
          <table:table-cell office:value-type="string">
            <text:p>Garza</text:p>
          </table:table-cell>
          <table:table-cell office:value-type="string">
            <text:p>JayBGarza@trashymail.com</text:p>
          </table:table-cell>
          <table:table-cell office:value-type="string">
            <text:p>12/23/194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Cranswick</text:p>
          </table:table-cell>
          <table:table-cell office:value-type="string">
            <text:p>LauraCranswick@pookmail.com</text:p>
          </table:table-cell>
          <table:table-cell office:value-type="string">
            <text:p>4/26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ristian</text:p>
          </table:table-cell>
          <table:table-cell office:value-type="string">
            <text:p>Newman</text:p>
          </table:table-cell>
          <table:table-cell office:value-type="string">
            <text:p>ChristianNewman@spambob.com</text:p>
          </table:table-cell>
          <table:table-cell office:value-type="string">
            <text:p>10/17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otha</text:p>
          </table:table-cell>
          <table:table-cell office:value-type="string">
            <text:p>Polyák</text:p>
          </table:table-cell>
          <table:table-cell office:value-type="string">
            <text:p>PolyakAgotha@mailinator.com</text:p>
          </table:table-cell>
          <table:table-cell office:value-type="string">
            <text:p>5/19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ura</text:p>
          </table:table-cell>
          <table:table-cell office:value-type="string">
            <text:p>Hayes-Williams</text:p>
          </table:table-cell>
          <table:table-cell office:value-type="string">
            <text:p>LauraHayes-Williams@trashymail.com</text:p>
          </table:table-cell>
          <table:table-cell office:value-type="string">
            <text:p>1/9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zsx</text:p>
          </table:table-cell>
          <table:table-cell office:value-type="string">
            <text:p>Győrffy</text:p>
          </table:table-cell>
          <table:table-cell office:value-type="string">
            <text:p>GyorffyRezsx@pookmail.com</text:p>
          </table:table-cell>
          <table:table-cell office:value-type="string">
            <text:p>1/14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sombor</text:p>
          </table:table-cell>
          <table:table-cell office:value-type="string">
            <text:p>Benedek</text:p>
          </table:table-cell>
          <table:table-cell office:value-type="string">
            <text:p>BenedekZsombor@pookmail.com</text:p>
          </table:table-cell>
          <table:table-cell office:value-type="string">
            <text:p>4/5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abriella</text:p>
          </table:table-cell>
          <table:table-cell office:value-type="string">
            <text:p>Alder</text:p>
          </table:table-cell>
          <table:table-cell office:value-type="string">
            <text:p>GabriellaAlder@pookmail.com</text:p>
          </table:table-cell>
          <table:table-cell office:value-type="string">
            <text:p>6/30/198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bor</text:p>
          </table:table-cell>
          <table:table-cell office:value-type="string">
            <text:p>Csonka</text:p>
          </table:table-cell>
          <table:table-cell office:value-type="string">
            <text:p>CsonkaTibor@mailinator.com</text:p>
          </table:table-cell>
          <table:table-cell office:value-type="string">
            <text:p>4/23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ázsony</text:p>
          </table:table-cell>
          <table:table-cell office:value-type="string">
            <text:p>Páll</text:p>
          </table:table-cell>
          <table:table-cell office:value-type="string">
            <text:p>PallVazsony@mailinator.com</text:p>
          </table:table-cell>
          <table:table-cell office:value-type="string">
            <text:p>1/6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ichard</text:p>
          </table:table-cell>
          <table:table-cell office:value-type="string">
            <text:p>Huizenga</text:p>
          </table:table-cell>
          <table:table-cell office:value-type="string">
            <text:p>RichardJHuizenga@mailinator.com</text:p>
          </table:table-cell>
          <table:table-cell office:value-type="string">
            <text:p>10/2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mes</text:p>
          </table:table-cell>
          <table:table-cell office:value-type="string">
            <text:p>Redford</text:p>
          </table:table-cell>
          <table:table-cell office:value-type="string">
            <text:p>JamesVRedford@pookmail.com</text:p>
          </table:table-cell>
          <table:table-cell office:value-type="string">
            <text:p>1/25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a</text:p>
          </table:table-cell>
          <table:table-cell office:value-type="string">
            <text:p>Kállai</text:p>
          </table:table-cell>
          <table:table-cell office:value-type="string">
            <text:p>KallaiEma@mailinator.com</text:p>
          </table:table-cell>
          <table:table-cell office:value-type="string">
            <text:p>7/20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úlia</text:p>
          </table:table-cell>
          <table:table-cell office:value-type="string">
            <text:p>Pál</text:p>
          </table:table-cell>
          <table:table-cell office:value-type="string">
            <text:p>PalJulia@spambob.com</text:p>
          </table:table-cell>
          <table:table-cell office:value-type="string">
            <text:p>4/10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Pendley</text:p>
          </table:table-cell>
          <table:table-cell office:value-type="string">
            <text:p>CharlesKPendley@mailinator.com</text:p>
          </table:table-cell>
          <table:table-cell office:value-type="string">
            <text:p>6/26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lum</text:p>
          </table:table-cell>
          <table:table-cell office:value-type="string">
            <text:p>Wilsmore</text:p>
          </table:table-cell>
          <table:table-cell office:value-type="string">
            <text:p>CallumWilsmore@mailinator.com</text:p>
          </table:table-cell>
          <table:table-cell office:value-type="string">
            <text:p>12/10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ckenzie</text:p>
          </table:table-cell>
          <table:table-cell office:value-type="string">
            <text:p>Carvosso</text:p>
          </table:table-cell>
          <table:table-cell office:value-type="string">
            <text:p>MackenzieCarvosso@spambob.com</text:p>
          </table:table-cell>
          <table:table-cell office:value-type="string">
            <text:p>9/25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chary</text:p>
          </table:table-cell>
          <table:table-cell office:value-type="string">
            <text:p>Worgan</text:p>
          </table:table-cell>
          <table:table-cell office:value-type="string">
            <text:p>ZacharyWorgan@pookmail.com</text:p>
          </table:table-cell>
          <table:table-cell office:value-type="string">
            <text:p>6/2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don</text:p>
          </table:table-cell>
          <table:table-cell office:value-type="string">
            <text:p>Keresztes</text:p>
          </table:table-cell>
          <table:table-cell office:value-type="string">
            <text:p>KeresztesOdon@dodgit.com</text:p>
          </table:table-cell>
          <table:table-cell office:value-type="string">
            <text:p>1/6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ille</text:p>
          </table:table-cell>
          <table:table-cell office:value-type="string">
            <text:p>McFerren</text:p>
          </table:table-cell>
          <table:table-cell office:value-type="string">
            <text:p>LucilleJMcFerren@trashymail.com</text:p>
          </table:table-cell>
          <table:table-cell office:value-type="string">
            <text:p>6/10/197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ul</text:p>
          </table:table-cell>
          <table:table-cell office:value-type="string">
            <text:p>Larkins</text:p>
          </table:table-cell>
          <table:table-cell office:value-type="string">
            <text:p>PaulILarkins@dodgit.com</text:p>
          </table:table-cell>
          <table:table-cell office:value-type="string">
            <text:p>5/24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Coupp</text:p>
          </table:table-cell>
          <table:table-cell office:value-type="string">
            <text:p>CharlesCoupp@pookmail.com</text:p>
          </table:table-cell>
          <table:table-cell office:value-type="string">
            <text:p>5/25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lika</text:p>
          </table:table-cell>
          <table:table-cell office:value-type="string">
            <text:p>Schmidt</text:p>
          </table:table-cell>
          <table:table-cell office:value-type="string">
            <text:p>SchmidtMalika@mailinator.com</text:p>
          </table:table-cell>
          <table:table-cell office:value-type="string">
            <text:p>6/10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ma</text:p>
          </table:table-cell>
          <table:table-cell office:value-type="string">
            <text:p>Dwight</text:p>
          </table:table-cell>
          <table:table-cell office:value-type="string">
            <text:p>EmmaDwight@pookmail.com</text:p>
          </table:table-cell>
          <table:table-cell office:value-type="string">
            <text:p>10/4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Dresser</text:p>
          </table:table-cell>
          <table:table-cell office:value-type="string">
            <text:p>DavidADresser@trashymail.com</text:p>
          </table:table-cell>
          <table:table-cell office:value-type="string">
            <text:p>1/14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yn</text:p>
          </table:table-cell>
          <table:table-cell office:value-type="string">
            <text:p>Collin</text:p>
          </table:table-cell>
          <table:table-cell office:value-type="string">
            <text:p>CaitlynCollin@dodgit.com</text:p>
          </table:table-cell>
          <table:table-cell office:value-type="string">
            <text:p>3/21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Nieman</text:p>
          </table:table-cell>
          <table:table-cell office:value-type="string">
            <text:p>RobertCNieman@trashymail.com</text:p>
          </table:table-cell>
          <table:table-cell office:value-type="string">
            <text:p>11/23/195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ophie</text:p>
          </table:table-cell>
          <table:table-cell office:value-type="string">
            <text:p>Lee</text:p>
          </table:table-cell>
          <table:table-cell office:value-type="string">
            <text:p>SophieLee@spambob.com</text:p>
          </table:table-cell>
          <table:table-cell office:value-type="string">
            <text:p>9/10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a</text:p>
          </table:table-cell>
          <table:table-cell office:value-type="string">
            <text:p>McCallum</text:p>
          </table:table-cell>
          <table:table-cell office:value-type="string">
            <text:p>EvaMcCallum@dodgit.com</text:p>
          </table:table-cell>
          <table:table-cell office:value-type="string">
            <text:p>9/13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Atherton</text:p>
          </table:table-cell>
          <table:table-cell office:value-type="string">
            <text:p>DavidRAtherton@spambob.com</text:p>
          </table:table-cell>
          <table:table-cell office:value-type="string">
            <text:p>3/28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Florka</text:p>
          </table:table-cell>
          <table:table-cell office:value-type="string">
            <text:p>Szölösi</text:p>
          </table:table-cell>
          <table:table-cell office:value-type="string">
            <text:p>SzolosiFlorka@trashymail.com</text:p>
          </table:table-cell>
          <table:table-cell office:value-type="string">
            <text:p>8/13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axon</text:p>
          </table:table-cell>
          <table:table-cell office:value-type="string">
            <text:p>Amess</text:p>
          </table:table-cell>
          <table:table-cell office:value-type="string">
            <text:p>JaxonAmess@pookmail.com</text:p>
          </table:table-cell>
          <table:table-cell office:value-type="string">
            <text:p>7/21/196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ty</text:p>
          </table:table-cell>
          <table:table-cell office:value-type="string">
            <text:p>Rodriguez</text:p>
          </table:table-cell>
          <table:table-cell office:value-type="string">
            <text:p>MartyCRodriguez@trashymail.com</text:p>
          </table:table-cell>
          <table:table-cell office:value-type="string">
            <text:p>12/18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ikayla</text:p>
          </table:table-cell>
          <table:table-cell office:value-type="string">
            <text:p>Mullah</text:p>
          </table:table-cell>
          <table:table-cell office:value-type="string">
            <text:p>MikaylaMullah@dodgit.com</text:p>
          </table:table-cell>
          <table:table-cell office:value-type="string">
            <text:p>3/20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Hanes</text:p>
          </table:table-cell>
          <table:table-cell office:value-type="string">
            <text:p>NicholasDHanes@trashymail.com</text:p>
          </table:table-cell>
          <table:table-cell office:value-type="string">
            <text:p>8/13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</text:p>
          </table:table-cell>
          <table:table-cell office:value-type="string">
            <text:p>Mezey</text:p>
          </table:table-cell>
          <table:table-cell office:value-type="string">
            <text:p>MezeyKata@pookmail.com</text:p>
          </table:table-cell>
          <table:table-cell office:value-type="string">
            <text:p>9/11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Pillinger</text:p>
          </table:table-cell>
          <table:table-cell office:value-type="string">
            <text:p>GeorgePillinger@spambob.com</text:p>
          </table:table-cell>
          <table:table-cell office:value-type="string">
            <text:p>9/19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goston</text:p>
          </table:table-cell>
          <table:table-cell office:value-type="string">
            <text:p>Bogdán</text:p>
          </table:table-cell>
          <table:table-cell office:value-type="string">
            <text:p>BogdanAgoston@pookmail.com</text:p>
          </table:table-cell>
          <table:table-cell office:value-type="string">
            <text:p>3/19/193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kos</text:p>
          </table:table-cell>
          <table:table-cell office:value-type="string">
            <text:p>Vass</text:p>
          </table:table-cell>
          <table:table-cell office:value-type="string">
            <text:p>VassAkos@mailinator.com</text:p>
          </table:table-cell>
          <table:table-cell office:value-type="string">
            <text:p>1/29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an</text:p>
          </table:table-cell>
          <table:table-cell office:value-type="string">
            <text:p>Falgoust</text:p>
          </table:table-cell>
          <table:table-cell office:value-type="string">
            <text:p>SeanDFalgoust@spambob.com</text:p>
          </table:table-cell>
          <table:table-cell office:value-type="string">
            <text:p>1/19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orbert</text:p>
          </table:table-cell>
          <table:table-cell office:value-type="string">
            <text:p>Máthé</text:p>
          </table:table-cell>
          <table:table-cell office:value-type="string">
            <text:p>MatheNorbert@trashymail.com</text:p>
          </table:table-cell>
          <table:table-cell office:value-type="string">
            <text:p>6/3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x</text:p>
          </table:table-cell>
          <table:table-cell office:value-type="string">
            <text:p>Trower</text:p>
          </table:table-cell>
          <table:table-cell office:value-type="string">
            <text:p>MaxTrower@spambob.com</text:p>
          </table:table-cell>
          <table:table-cell office:value-type="string">
            <text:p>5/14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revor</text:p>
          </table:table-cell>
          <table:table-cell office:value-type="string">
            <text:p>Hilton</text:p>
          </table:table-cell>
          <table:table-cell office:value-type="string">
            <text:p>TrevorEHilton@pookmail.com</text:p>
          </table:table-cell>
          <table:table-cell office:value-type="string">
            <text:p>6/11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iza</text:p>
          </table:table-cell>
          <table:table-cell office:value-type="string">
            <text:p>Gisborne</text:p>
          </table:table-cell>
          <table:table-cell office:value-type="string">
            <text:p>ElizaGisborne@mailinator.com</text:p>
          </table:table-cell>
          <table:table-cell office:value-type="string">
            <text:p>8/16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ily</text:p>
          </table:table-cell>
          <table:table-cell office:value-type="string">
            <text:p>Robinson</text:p>
          </table:table-cell>
          <table:table-cell office:value-type="string">
            <text:p>EmilyWRobinson@trashymail.com</text:p>
          </table:table-cell>
          <table:table-cell office:value-type="string">
            <text:p>8/4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olly</text:p>
          </table:table-cell>
          <table:table-cell office:value-type="string">
            <text:p>Pulleine</text:p>
          </table:table-cell>
          <table:table-cell office:value-type="string">
            <text:p>HollyPulleine@mailinator.com</text:p>
          </table:table-cell>
          <table:table-cell office:value-type="string">
            <text:p>4/22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in</text:p>
          </table:table-cell>
          <table:table-cell office:value-type="string">
            <text:p>Woollacott</text:p>
          </table:table-cell>
          <table:table-cell office:value-type="string">
            <text:p>CaitlinWoollacott@spambob.com</text:p>
          </table:table-cell>
          <table:table-cell office:value-type="string">
            <text:p>2/24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ara</text:p>
          </table:table-cell>
          <table:table-cell office:value-type="string">
            <text:p>Cadman</text:p>
          </table:table-cell>
          <table:table-cell office:value-type="string">
            <text:p>LaraCadman@dodgit.com</text:p>
          </table:table-cell>
          <table:table-cell office:value-type="string">
            <text:p>6/24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ttila</text:p>
          </table:table-cell>
          <table:table-cell office:value-type="string">
            <text:p>Siposs</text:p>
          </table:table-cell>
          <table:table-cell office:value-type="string">
            <text:p>SipossAttila@pookmail.com</text:p>
          </table:table-cell>
          <table:table-cell office:value-type="string">
            <text:p>10/6/197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nald</text:p>
          </table:table-cell>
          <table:table-cell office:value-type="string">
            <text:p>McClung</text:p>
          </table:table-cell>
          <table:table-cell office:value-type="string">
            <text:p>RonaldAMcClung@dodgit.com</text:p>
          </table:table-cell>
          <table:table-cell office:value-type="string">
            <text:p>5/2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rtalan</text:p>
          </table:table-cell>
          <table:table-cell office:value-type="string">
            <text:p>Danko</text:p>
          </table:table-cell>
          <table:table-cell office:value-type="string">
            <text:p>DankoBertalan@trashymail.com</text:p>
          </table:table-cell>
          <table:table-cell office:value-type="string">
            <text:p>7/14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</text:p>
          </table:table-cell>
          <table:table-cell office:value-type="string">
            <text:p>Weekes</text:p>
          </table:table-cell>
          <table:table-cell office:value-type="string">
            <text:p>SaraWeekes@trashymail.com</text:p>
          </table:table-cell>
          <table:table-cell office:value-type="string">
            <text:p>8/4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shton</text:p>
          </table:table-cell>
          <table:table-cell office:value-type="string">
            <text:p>Trumper</text:p>
          </table:table-cell>
          <table:table-cell office:value-type="string">
            <text:p>AshtonTrumper@mailinator.com</text:p>
          </table:table-cell>
          <table:table-cell office:value-type="string">
            <text:p>12/13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ra</text:p>
          </table:table-cell>
          <table:table-cell office:value-type="string">
            <text:p>Niall</text:p>
          </table:table-cell>
          <table:table-cell office:value-type="string">
            <text:p>SaraNiall@dodgit.com</text:p>
          </table:table-cell>
          <table:table-cell office:value-type="string">
            <text:p>10/3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ároly</text:p>
          </table:table-cell>
          <table:table-cell office:value-type="string">
            <text:p>Ács</text:p>
          </table:table-cell>
          <table:table-cell office:value-type="string">
            <text:p>AcsKaroly@dodgit.com</text:p>
          </table:table-cell>
          <table:table-cell office:value-type="string">
            <text:p>7/12/198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bert</text:p>
          </table:table-cell>
          <table:table-cell office:value-type="string">
            <text:p>Mitchell</text:p>
          </table:table-cell>
          <table:table-cell office:value-type="string">
            <text:p>RobertRMitchell@dodgit.com</text:p>
          </table:table-cell>
          <table:table-cell office:value-type="string">
            <text:p>2/10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ssica</text:p>
          </table:table-cell>
          <table:table-cell office:value-type="string">
            <text:p>Oliver</text:p>
          </table:table-cell>
          <table:table-cell office:value-type="string">
            <text:p>JessicaCOliver@spambob.com</text:p>
          </table:table-cell>
          <table:table-cell office:value-type="string">
            <text:p>5/6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Ugor</text:p>
          </table:table-cell>
          <table:table-cell office:value-type="string">
            <text:p>Langh</text:p>
          </table:table-cell>
          <table:table-cell office:value-type="string">
            <text:p>LanghUgor@pookmail.com</text:p>
          </table:table-cell>
          <table:table-cell office:value-type="string">
            <text:p>8/11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celyn</text:p>
          </table:table-cell>
          <table:table-cell office:value-type="string">
            <text:p>Weber</text:p>
          </table:table-cell>
          <table:table-cell office:value-type="string">
            <text:p>JocelynDWeber@pookmail.com</text:p>
          </table:table-cell>
          <table:table-cell office:value-type="string">
            <text:p>7/29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arry</text:p>
          </table:table-cell>
          <table:table-cell office:value-type="string">
            <text:p>Ayala</text:p>
          </table:table-cell>
          <table:table-cell office:value-type="string">
            <text:p>LarryGAyala@spambob.com</text:p>
          </table:table-cell>
          <table:table-cell office:value-type="string">
            <text:p>7/20/199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tilla</text:p>
          </table:table-cell>
          <table:table-cell office:value-type="string">
            <text:p>Kurucz</text:p>
          </table:table-cell>
          <table:table-cell office:value-type="string">
            <text:p>KuruczAtilla@pookmail.com</text:p>
          </table:table-cell>
          <table:table-cell office:value-type="string">
            <text:p>4/27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or</text:p>
          </table:table-cell>
          <table:table-cell office:value-type="string">
            <text:p>Kőváry</text:p>
          </table:table-cell>
          <table:table-cell office:value-type="string">
            <text:p>KovaryOzor@mailinator.com</text:p>
          </table:table-cell>
          <table:table-cell office:value-type="string">
            <text:p>9/5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drew</text:p>
          </table:table-cell>
          <table:table-cell office:value-type="string">
            <text:p>Jamison</text:p>
          </table:table-cell>
          <table:table-cell office:value-type="string">
            <text:p>AndrewRJamison@trashymail.com</text:p>
          </table:table-cell>
          <table:table-cell office:value-type="string">
            <text:p>3/11/195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hoebe</text:p>
          </table:table-cell>
          <table:table-cell office:value-type="string">
            <text:p>Collin</text:p>
          </table:table-cell>
          <table:table-cell office:value-type="string">
            <text:p>PhoebeCollin@dodgit.com</text:p>
          </table:table-cell>
          <table:table-cell office:value-type="string">
            <text:p>10/24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lona</text:p>
          </table:table-cell>
          <table:table-cell office:value-type="string">
            <text:p>Szatmáry</text:p>
          </table:table-cell>
          <table:table-cell office:value-type="string">
            <text:p>SzatmaryIlona@trashymail.com</text:p>
          </table:table-cell>
          <table:table-cell office:value-type="string">
            <text:p>10/10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heresa</text:p>
          </table:table-cell>
          <table:table-cell office:value-type="string">
            <text:p>Valdez</text:p>
          </table:table-cell>
          <table:table-cell office:value-type="string">
            <text:p>TheresaRValdez@pookmail.com</text:p>
          </table:table-cell>
          <table:table-cell office:value-type="string">
            <text:p>4/16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Zane</text:p>
          </table:table-cell>
          <table:table-cell office:value-type="string">
            <text:p>Nona</text:p>
          </table:table-cell>
          <table:table-cell office:value-type="string">
            <text:p>ZaneNona@dodgit.com</text:p>
          </table:table-cell>
          <table:table-cell office:value-type="string">
            <text:p>11/2/194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verly</text:p>
          </table:table-cell>
          <table:table-cell office:value-type="string">
            <text:p>Fujii</text:p>
          </table:table-cell>
          <table:table-cell office:value-type="string">
            <text:p>BeverlyJFujii@trashymail.com</text:p>
          </table:table-cell>
          <table:table-cell office:value-type="string">
            <text:p>2/7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rina</text:p>
          </table:table-cell>
          <table:table-cell office:value-type="string">
            <text:p>Lőrincz</text:p>
          </table:table-cell>
          <table:table-cell office:value-type="string">
            <text:p>LorinczKatarina@mailinator.com</text:p>
          </table:table-cell>
          <table:table-cell office:value-type="string">
            <text:p>4/16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x</text:p>
          </table:table-cell>
          <table:table-cell office:value-type="string">
            <text:p>Darcy</text:p>
          </table:table-cell>
          <table:table-cell office:value-type="string">
            <text:p>MaxDarcy@mailinator.com</text:p>
          </table:table-cell>
          <table:table-cell office:value-type="string">
            <text:p>10/13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eline</text:p>
          </table:table-cell>
          <table:table-cell office:value-type="string">
            <text:p>Casey</text:p>
          </table:table-cell>
          <table:table-cell office:value-type="string">
            <text:p>MadelineCasey@mailinator.com</text:p>
          </table:table-cell>
          <table:table-cell office:value-type="string">
            <text:p>8/17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icholas</text:p>
          </table:table-cell>
          <table:table-cell office:value-type="string">
            <text:p>Uther</text:p>
          </table:table-cell>
          <table:table-cell office:value-type="string">
            <text:p>NicholasUther@pookmail.com</text:p>
          </table:table-cell>
          <table:table-cell office:value-type="string">
            <text:p>1/27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achel</text:p>
          </table:table-cell>
          <table:table-cell office:value-type="string">
            <text:p>Jageurs</text:p>
          </table:table-cell>
          <table:table-cell office:value-type="string">
            <text:p>RachelJageurs@pookmail.com</text:p>
          </table:table-cell>
          <table:table-cell office:value-type="string">
            <text:p>3/17/198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tt</text:p>
          </table:table-cell>
          <table:table-cell office:value-type="string">
            <text:p>Smythe</text:p>
          </table:table-cell>
          <table:table-cell office:value-type="string">
            <text:p>JettSmythe@pookmail.com</text:p>
          </table:table-cell>
          <table:table-cell office:value-type="string">
            <text:p>9/27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tha</text:p>
          </table:table-cell>
          <table:table-cell office:value-type="string">
            <text:p>Smyth</text:p>
          </table:table-cell>
          <table:table-cell office:value-type="string">
            <text:p>MarthaDSmyth@mailinator.com</text:p>
          </table:table-cell>
          <table:table-cell office:value-type="string">
            <text:p>12/14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is</text:p>
          </table:table-cell>
          <table:table-cell office:value-type="string">
            <text:p>Yowell</text:p>
          </table:table-cell>
          <table:table-cell office:value-type="string">
            <text:p>DorisSYowell@trashymail.com</text:p>
          </table:table-cell>
          <table:table-cell office:value-type="string">
            <text:p>4/28/197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sey</text:p>
          </table:table-cell>
          <table:table-cell office:value-type="string">
            <text:p>Johnston</text:p>
          </table:table-cell>
          <table:table-cell office:value-type="string">
            <text:p>KaseyMJohnston@mailinator.com</text:p>
          </table:table-cell>
          <table:table-cell office:value-type="string">
            <text:p>11/25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ouise</text:p>
          </table:table-cell>
          <table:table-cell office:value-type="string">
            <text:p>Parker</text:p>
          </table:table-cell>
          <table:table-cell office:value-type="string">
            <text:p>LouiseDParker@pookmail.com</text:p>
          </table:table-cell>
          <table:table-cell office:value-type="string">
            <text:p>4/18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inic</text:p>
          </table:table-cell>
          <table:table-cell office:value-type="string">
            <text:p>Lennox</text:p>
          </table:table-cell>
          <table:table-cell office:value-type="string">
            <text:p>DominicLennox@dodgit.com</text:p>
          </table:table-cell>
          <table:table-cell office:value-type="string">
            <text:p>10/16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ssandra</text:p>
          </table:table-cell>
          <table:table-cell office:value-type="string">
            <text:p>Jones</text:p>
          </table:table-cell>
          <table:table-cell office:value-type="string">
            <text:p>CassandraRJones@dodgit.com</text:p>
          </table:table-cell>
          <table:table-cell office:value-type="string">
            <text:p>2/20/195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klós</text:p>
          </table:table-cell>
          <table:table-cell office:value-type="string">
            <text:p>Petheö</text:p>
          </table:table-cell>
          <table:table-cell office:value-type="string">
            <text:p>PetheoMiklos@spambob.com</text:p>
          </table:table-cell>
          <table:table-cell office:value-type="string">
            <text:p>6/21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becca</text:p>
          </table:table-cell>
          <table:table-cell office:value-type="string">
            <text:p>Bassett</text:p>
          </table:table-cell>
          <table:table-cell office:value-type="string">
            <text:p>RebeccaBassett@mailinator.com</text:p>
          </table:table-cell>
          <table:table-cell office:value-type="string">
            <text:p>9/21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ia</text:p>
          </table:table-cell>
          <table:table-cell office:value-type="string">
            <text:p>Grimmett</text:p>
          </table:table-cell>
          <table:table-cell office:value-type="string">
            <text:p>AliciaGrimmett@dodgit.com</text:p>
          </table:table-cell>
          <table:table-cell office:value-type="string">
            <text:p>9/17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a</text:p>
          </table:table-cell>
          <table:table-cell office:value-type="string">
            <text:p>Császár</text:p>
          </table:table-cell>
          <table:table-cell office:value-type="string">
            <text:p>CsaszarLuca@pookmail.com</text:p>
          </table:table-cell>
          <table:table-cell office:value-type="string">
            <text:p>7/6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svát</text:p>
          </table:table-cell>
          <table:table-cell office:value-type="string">
            <text:p>Illyés</text:p>
          </table:table-cell>
          <table:table-cell office:value-type="string">
            <text:p>IllyesOzsvat@mailinator.com</text:p>
          </table:table-cell>
          <table:table-cell office:value-type="string">
            <text:p>8/31/194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emy</text:p>
          </table:table-cell>
          <table:table-cell office:value-type="string">
            <text:p>High</text:p>
          </table:table-cell>
          <table:table-cell office:value-type="string">
            <text:p>JeremyNHigh@mailinator.com</text:p>
          </table:table-cell>
          <table:table-cell office:value-type="string">
            <text:p>5/1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ie</text:p>
          </table:table-cell>
          <table:table-cell office:value-type="string">
            <text:p>Namatjira</text:p>
          </table:table-cell>
          <table:table-cell office:value-type="string">
            <text:p>CharlieNamatjira@pookmail.com</text:p>
          </table:table-cell>
          <table:table-cell office:value-type="string">
            <text:p>10/26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a</text:p>
          </table:table-cell>
          <table:table-cell office:value-type="string">
            <text:p>Zwar</text:p>
          </table:table-cell>
          <table:table-cell office:value-type="string">
            <text:p>EllaZwar@trashymail.com</text:p>
          </table:table-cell>
          <table:table-cell office:value-type="string">
            <text:p>10/16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Viktoria</text:p>
          </table:table-cell>
          <table:table-cell office:value-type="string">
            <text:p>Juhász</text:p>
          </table:table-cell>
          <table:table-cell office:value-type="string">
            <text:p>JuhaszViktoria@mailinator.com</text:p>
          </table:table-cell>
          <table:table-cell office:value-type="string">
            <text:p>4/27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ustin</text:p>
          </table:table-cell>
          <table:table-cell office:value-type="string">
            <text:p>Hugo</text:p>
          </table:table-cell>
          <table:table-cell office:value-type="string">
            <text:p>AustinHugo@mailinator.com</text:p>
          </table:table-cell>
          <table:table-cell office:value-type="string">
            <text:p>7/20/198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rsa</text:p>
          </table:table-cell>
          <table:table-cell office:value-type="string">
            <text:p>Györffy</text:p>
          </table:table-cell>
          <table:table-cell office:value-type="string">
            <text:p>GyorffyKarsa@mailinator.com</text:p>
          </table:table-cell>
          <table:table-cell office:value-type="string">
            <text:p>7/26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larence</text:p>
          </table:table-cell>
          <table:table-cell office:value-type="string">
            <text:p>Smith</text:p>
          </table:table-cell>
          <table:table-cell office:value-type="string">
            <text:p>ClarenceRSmith@spambob.com</text:p>
          </table:table-cell>
          <table:table-cell office:value-type="string">
            <text:p>7/30/195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enry</text:p>
          </table:table-cell>
          <table:table-cell office:value-type="string">
            <text:p>White-Haney</text:p>
          </table:table-cell>
          <table:table-cell office:value-type="string">
            <text:p>HenryWhite-Haney@trashymail.com</text:p>
          </table:table-cell>
          <table:table-cell office:value-type="string">
            <text:p>2/23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nesztina</text:p>
          </table:table-cell>
          <table:table-cell office:value-type="string">
            <text:p>Nagy</text:p>
          </table:table-cell>
          <table:table-cell office:value-type="string">
            <text:p>NagyErnesztina@trashymail.com</text:p>
          </table:table-cell>
          <table:table-cell office:value-type="string">
            <text:p>4/7/196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ca Ilka</text:p>
          </table:table-cell>
          <table:table-cell office:value-type="string">
            <text:p>Németh</text:p>
          </table:table-cell>
          <table:table-cell office:value-type="string">
            <text:p>NemethIcaIlka@spambob.com</text:p>
          </table:table-cell>
          <table:table-cell office:value-type="string">
            <text:p>12/24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e</text:p>
          </table:table-cell>
          <table:table-cell office:value-type="string">
            <text:p>Keast</text:p>
          </table:table-cell>
          <table:table-cell office:value-type="string">
            <text:p>EveKeast@mailinator.com</text:p>
          </table:table-cell>
          <table:table-cell office:value-type="string">
            <text:p>12/8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kye</text:p>
          </table:table-cell>
          <table:table-cell office:value-type="string">
            <text:p>Mackaness</text:p>
          </table:table-cell>
          <table:table-cell office:value-type="string">
            <text:p>SkyeMackaness@dodgit.com</text:p>
          </table:table-cell>
          <table:table-cell office:value-type="string">
            <text:p>5/20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vid</text:p>
          </table:table-cell>
          <table:table-cell office:value-type="string">
            <text:p>Taylor</text:p>
          </table:table-cell>
          <table:table-cell office:value-type="string">
            <text:p>DavidKTaylor@pookmail.com</text:p>
          </table:table-cell>
          <table:table-cell office:value-type="string">
            <text:p>3/21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ydia</text:p>
          </table:table-cell>
          <table:table-cell office:value-type="string">
            <text:p>Diaz</text:p>
          </table:table-cell>
          <table:table-cell office:value-type="string">
            <text:p>LydiaMDiaz@pookmail.com</text:p>
          </table:table-cell>
          <table:table-cell office:value-type="string">
            <text:p>9/24/194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saba</text:p>
          </table:table-cell>
          <table:table-cell office:value-type="string">
            <text:p>Sinka</text:p>
          </table:table-cell>
          <table:table-cell office:value-type="string">
            <text:p>SinkaCsaba@trashymail.com</text:p>
          </table:table-cell>
          <table:table-cell office:value-type="string">
            <text:p>4/18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Mei</text:p>
          </table:table-cell>
          <table:table-cell office:value-type="string">
            <text:p>WilliamKMei@dodgit.com</text:p>
          </table:table-cell>
          <table:table-cell office:value-type="string">
            <text:p>10/12/195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ravis</text:p>
          </table:table-cell>
          <table:table-cell office:value-type="string">
            <text:p>Brooks</text:p>
          </table:table-cell>
          <table:table-cell office:value-type="string">
            <text:p>TravisRBrooks@spambob.com</text:p>
          </table:table-cell>
          <table:table-cell office:value-type="string">
            <text:p>4/5/197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ssike</text:p>
          </table:table-cell>
          <table:table-cell office:value-type="string">
            <text:p>Ujváry</text:p>
          </table:table-cell>
          <table:table-cell office:value-type="string">
            <text:p>UjvaryErssike@mailinator.com</text:p>
          </table:table-cell>
          <table:table-cell office:value-type="string">
            <text:p>6/23/197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ffrey</text:p>
          </table:table-cell>
          <table:table-cell office:value-type="string">
            <text:p>Dix</text:p>
          </table:table-cell>
          <table:table-cell office:value-type="string">
            <text:p>JeffreyCDix@spambob.com</text:p>
          </table:table-cell>
          <table:table-cell office:value-type="string">
            <text:p>11/23/193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unice</text:p>
          </table:table-cell>
          <table:table-cell office:value-type="string">
            <text:p>Freeman</text:p>
          </table:table-cell>
          <table:table-cell office:value-type="string">
            <text:p>EuniceWFreeman@pookmail.com</text:p>
          </table:table-cell>
          <table:table-cell office:value-type="string">
            <text:p>10/8/197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yla</text:p>
          </table:table-cell>
          <table:table-cell office:value-type="string">
            <text:p>Lumsdaine</text:p>
          </table:table-cell>
          <table:table-cell office:value-type="string">
            <text:p>KaylaLumsdaine@pookmail.com</text:p>
          </table:table-cell>
          <table:table-cell office:value-type="string">
            <text:p>8/19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nnie</text:p>
          </table:table-cell>
          <table:table-cell office:value-type="string">
            <text:p>Madison</text:p>
          </table:table-cell>
          <table:table-cell office:value-type="string">
            <text:p>BonnieGMadison@trashymail.com</text:p>
          </table:table-cell>
          <table:table-cell office:value-type="string">
            <text:p>12/18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y</text:p>
          </table:table-cell>
          <table:table-cell office:value-type="string">
            <text:p>Brown</text:p>
          </table:table-cell>
          <table:table-cell office:value-type="string">
            <text:p>KathyMBrown@mailinator.com</text:p>
          </table:table-cell>
          <table:table-cell office:value-type="string">
            <text:p>10/27/192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a</text:p>
          </table:table-cell>
          <table:table-cell office:value-type="string">
            <text:p>Makkay</text:p>
          </table:table-cell>
          <table:table-cell office:value-type="string">
            <text:p>MakkayEma@trashymail.com</text:p>
          </table:table-cell>
          <table:table-cell office:value-type="string">
            <text:p>4/8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erenc</text:p>
          </table:table-cell>
          <table:table-cell office:value-type="string">
            <text:p>Herczeg</text:p>
          </table:table-cell>
          <table:table-cell office:value-type="string">
            <text:p>HerczegFerenc@dodgit.com</text:p>
          </table:table-cell>
          <table:table-cell office:value-type="string">
            <text:p>9/22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en</text:p>
          </table:table-cell>
          <table:table-cell office:value-type="string">
            <text:p>Spring</text:p>
          </table:table-cell>
          <table:table-cell office:value-type="string">
            <text:p>AidenSpring@pookmail.com</text:p>
          </table:table-cell>
          <table:table-cell office:value-type="string">
            <text:p>12/26/197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stin</text:p>
          </table:table-cell>
          <table:table-cell office:value-type="string">
            <text:p>Vida</text:p>
          </table:table-cell>
          <table:table-cell office:value-type="string">
            <text:p>JustinVida@dodgit.com</text:p>
          </table:table-cell>
          <table:table-cell office:value-type="string">
            <text:p>6/29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imothy</text:p>
          </table:table-cell>
          <table:table-cell office:value-type="string">
            <text:p>Hill</text:p>
          </table:table-cell>
          <table:table-cell office:value-type="string">
            <text:p>TimothyHill@spambob.com</text:p>
          </table:table-cell>
          <table:table-cell office:value-type="string">
            <text:p>2/27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ebastian</text:p>
          </table:table-cell>
          <table:table-cell office:value-type="string">
            <text:p>Shearston</text:p>
          </table:table-cell>
          <table:table-cell office:value-type="string">
            <text:p>SebastianShearston@trashymail.com</text:p>
          </table:table-cell>
          <table:table-cell office:value-type="string">
            <text:p>10/24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mela</text:p>
          </table:table-cell>
          <table:table-cell office:value-type="string">
            <text:p>Smith</text:p>
          </table:table-cell>
          <table:table-cell office:value-type="string">
            <text:p>PamelaDSmith@dodgit.com</text:p>
          </table:table-cell>
          <table:table-cell office:value-type="string">
            <text:p>1/29/197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zsenifer</text:p>
          </table:table-cell>
          <table:table-cell office:value-type="string">
            <text:p>Szöllősy</text:p>
          </table:table-cell>
          <table:table-cell office:value-type="string">
            <text:p>SzollosyDzsenifer@spambob.com</text:p>
          </table:table-cell>
          <table:table-cell office:value-type="string">
            <text:p>12/27/198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tisztina</text:p>
          </table:table-cell>
          <table:table-cell office:value-type="string">
            <text:p>Szepesy</text:p>
          </table:table-cell>
          <table:table-cell office:value-type="string">
            <text:p>SzepesyKtisztina@mailinator.com</text:p>
          </table:table-cell>
          <table:table-cell office:value-type="string">
            <text:p>11/19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náta</text:p>
          </table:table-cell>
          <table:table-cell office:value-type="string">
            <text:p>Gyenes</text:p>
          </table:table-cell>
          <table:table-cell office:value-type="string">
            <text:p>GyenesRenata@trashymail.com</text:p>
          </table:table-cell>
          <table:table-cell office:value-type="string">
            <text:p>1/16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gie</text:p>
          </table:table-cell>
          <table:table-cell office:value-type="string">
            <text:p>Lewis</text:p>
          </table:table-cell>
          <table:table-cell office:value-type="string">
            <text:p>MargieRLewis@pookmail.com</text:p>
          </table:table-cell>
          <table:table-cell office:value-type="string">
            <text:p>12/6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ira</text:p>
          </table:table-cell>
          <table:table-cell office:value-type="string">
            <text:p>Dunstan</text:p>
          </table:table-cell>
          <table:table-cell office:value-type="string">
            <text:p>KeiraDunstan@pookmail.com</text:p>
          </table:table-cell>
          <table:table-cell office:value-type="string">
            <text:p>6/13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erry</text:p>
          </table:table-cell>
          <table:table-cell office:value-type="string">
            <text:p>Mendoza</text:p>
          </table:table-cell>
          <table:table-cell office:value-type="string">
            <text:p>PerryLMendoza@mailinator.com</text:p>
          </table:table-cell>
          <table:table-cell office:value-type="string">
            <text:p>4/13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iam</text:p>
          </table:table-cell>
          <table:table-cell office:value-type="string">
            <text:p>Jimenez</text:p>
          </table:table-cell>
          <table:table-cell office:value-type="string">
            <text:p>WilliamUJimenez@trashymail.com</text:p>
          </table:table-cell>
          <table:table-cell office:value-type="string">
            <text:p>2/29/195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gotha</text:p>
          </table:table-cell>
          <table:table-cell office:value-type="string">
            <text:p>Pap</text:p>
          </table:table-cell>
          <table:table-cell office:value-type="string">
            <text:p>PapAgotha@pookmail.com</text:p>
          </table:table-cell>
          <table:table-cell office:value-type="string">
            <text:p>11/13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Gibbons</text:p>
          </table:table-cell>
          <table:table-cell office:value-type="string">
            <text:p>GeorgeWGibbons@spambob.com</text:p>
          </table:table-cell>
          <table:table-cell office:value-type="string">
            <text:p>7/16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ody</text:p>
          </table:table-cell>
          <table:table-cell office:value-type="string">
            <text:p>Jones</text:p>
          </table:table-cell>
          <table:table-cell office:value-type="string">
            <text:p>MelodyMJones@spambob.com</text:p>
          </table:table-cell>
          <table:table-cell office:value-type="string">
            <text:p>1/31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milla</text:p>
          </table:table-cell>
          <table:table-cell office:value-type="string">
            <text:p>Antal</text:p>
          </table:table-cell>
          <table:table-cell office:value-type="string">
            <text:p>AntalKamilla@spambob.com</text:p>
          </table:table-cell>
          <table:table-cell office:value-type="string">
            <text:p>10/17/195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k</text:p>
          </table:table-cell>
          <table:table-cell office:value-type="string">
            <text:p>Schaefer</text:p>
          </table:table-cell>
          <table:table-cell office:value-type="string">
            <text:p>MarkKSchaefer@mailinator.com</text:p>
          </table:table-cell>
          <table:table-cell office:value-type="string">
            <text:p>3/17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oricz</text:p>
          </table:table-cell>
          <table:table-cell office:value-type="string">
            <text:p>Dobos</text:p>
          </table:table-cell>
          <table:table-cell office:value-type="string">
            <text:p>DobosMoricz@trashymail.com</text:p>
          </table:table-cell>
          <table:table-cell office:value-type="string">
            <text:p>9/17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li</text:p>
          </table:table-cell>
          <table:table-cell office:value-type="string">
            <text:p>Dyer</text:p>
          </table:table-cell>
          <table:table-cell office:value-type="string">
            <text:p>AliDyer@trashymail.com</text:p>
          </table:table-cell>
          <table:table-cell office:value-type="string">
            <text:p>11/4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egina</text:p>
          </table:table-cell>
          <table:table-cell office:value-type="string">
            <text:p>Szepesy</text:p>
          </table:table-cell>
          <table:table-cell office:value-type="string">
            <text:p>SzepesyRegina@spambob.com</text:p>
          </table:table-cell>
          <table:table-cell office:value-type="string">
            <text:p>7/29/198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harles</text:p>
          </table:table-cell>
          <table:table-cell office:value-type="string">
            <text:p>Kincer</text:p>
          </table:table-cell>
          <table:table-cell office:value-type="string">
            <text:p>CharlesPKincer@spambob.com</text:p>
          </table:table-cell>
          <table:table-cell office:value-type="string">
            <text:p>12/3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llie</text:p>
          </table:table-cell>
          <table:table-cell office:value-type="string">
            <text:p>Felton</text:p>
          </table:table-cell>
          <table:table-cell office:value-type="string">
            <text:p>EllieFelton@dodgit.com</text:p>
          </table:table-cell>
          <table:table-cell office:value-type="string">
            <text:p>2/28/196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rol</text:p>
          </table:table-cell>
          <table:table-cell office:value-type="string">
            <text:p>Lord</text:p>
          </table:table-cell>
          <table:table-cell office:value-type="string">
            <text:p>CarolCLord@trashymail.com</text:p>
          </table:table-cell>
          <table:table-cell office:value-type="string">
            <text:p>8/27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rry</text:p>
          </table:table-cell>
          <table:table-cell office:value-type="string">
            <text:p>O'Reilly</text:p>
          </table:table-cell>
          <table:table-cell office:value-type="string">
            <text:p>KerryAOReilly@mailinator.com</text:p>
          </table:table-cell>
          <table:table-cell office:value-type="string">
            <text:p>10/21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arnestine</text:p>
          </table:table-cell>
          <table:table-cell office:value-type="string">
            <text:p>Baker</text:p>
          </table:table-cell>
          <table:table-cell office:value-type="string">
            <text:p>EarnestineEBaker@dodgit.com</text:p>
          </table:table-cell>
          <table:table-cell office:value-type="string">
            <text:p>12/13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e</text:p>
          </table:table-cell>
          <table:table-cell office:value-type="string">
            <text:p>Rosenstengel</text:p>
          </table:table-cell>
          <table:table-cell office:value-type="string">
            <text:p>KatieRosenstengel@spambob.com</text:p>
          </table:table-cell>
          <table:table-cell office:value-type="string">
            <text:p>10/5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éza</text:p>
          </table:table-cell>
          <table:table-cell office:value-type="string">
            <text:p>Maier</text:p>
          </table:table-cell>
          <table:table-cell office:value-type="string">
            <text:p>MaierGeza@mailinator.com</text:p>
          </table:table-cell>
          <table:table-cell office:value-type="string">
            <text:p>1/28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nnifer</text:p>
          </table:table-cell>
          <table:table-cell office:value-type="string">
            <text:p>Lee</text:p>
          </table:table-cell>
          <table:table-cell office:value-type="string">
            <text:p>JenniferJLee@dodgit.com</text:p>
          </table:table-cell>
          <table:table-cell office:value-type="string">
            <text:p>8/20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rmin</text:p>
          </table:table-cell>
          <table:table-cell office:value-type="string">
            <text:p>Sallay</text:p>
          </table:table-cell>
          <table:table-cell office:value-type="string">
            <text:p>SallayArmin@pookmail.com</text:p>
          </table:table-cell>
          <table:table-cell office:value-type="string">
            <text:p>1/10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jnok</text:p>
          </table:table-cell>
          <table:table-cell office:value-type="string">
            <text:p>Gölöncsér</text:p>
          </table:table-cell>
          <table:table-cell office:value-type="string">
            <text:p>GoloncserBajnok@dodgit.com</text:p>
          </table:table-cell>
          <table:table-cell office:value-type="string">
            <text:p>2/10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Lopez</text:p>
          </table:table-cell>
          <table:table-cell office:value-type="string">
            <text:p>GeorgeLLopez@pookmail.com</text:p>
          </table:table-cell>
          <table:table-cell office:value-type="string">
            <text:p>4/8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Rose</text:p>
          </table:table-cell>
          <table:table-cell office:value-type="string">
            <text:p>Honey</text:p>
          </table:table-cell>
          <table:table-cell office:value-type="string">
            <text:p>RoseHoney@dodgit.com</text:p>
          </table:table-cell>
          <table:table-cell office:value-type="string">
            <text:p>2/25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y</text:p>
          </table:table-cell>
          <table:table-cell office:value-type="string">
            <text:p>Warr</text:p>
          </table:table-cell>
          <table:table-cell office:value-type="string">
            <text:p>MaryCWarr@trashymail.com</text:p>
          </table:table-cell>
          <table:table-cell office:value-type="string">
            <text:p>5/20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Szalók</text:p>
          </table:table-cell>
          <table:table-cell office:value-type="string">
            <text:p>Szöllős</text:p>
          </table:table-cell>
          <table:table-cell office:value-type="string">
            <text:p>SzollosSzalok@spambob.com</text:p>
          </table:table-cell>
          <table:table-cell office:value-type="string">
            <text:p>3/28/198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roska</text:p>
          </table:table-cell>
          <table:table-cell office:value-type="string">
            <text:p>Sánta</text:p>
          </table:table-cell>
          <table:table-cell office:value-type="string">
            <text:p>SantaBroska@trashymail.com</text:p>
          </table:table-cell>
          <table:table-cell office:value-type="string">
            <text:p>3/23/195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seph</text:p>
          </table:table-cell>
          <table:table-cell office:value-type="string">
            <text:p>Falkiner</text:p>
          </table:table-cell>
          <table:table-cell office:value-type="string">
            <text:p>JosephFalkiner@spambob.com</text:p>
          </table:table-cell>
          <table:table-cell office:value-type="string">
            <text:p>8/10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Elliston</text:p>
          </table:table-cell>
          <table:table-cell office:value-type="string">
            <text:p>CharlotteElliston@pookmail.com</text:p>
          </table:table-cell>
          <table:table-cell office:value-type="string">
            <text:p>10/31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vie</text:p>
          </table:table-cell>
          <table:table-cell office:value-type="string">
            <text:p>Lindeman</text:p>
          </table:table-cell>
          <table:table-cell office:value-type="string">
            <text:p>EvieLindeman@dodgit.com</text:p>
          </table:table-cell>
          <table:table-cell office:value-type="string">
            <text:p>11/10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arcus</text:p>
          </table:table-cell>
          <table:table-cell office:value-type="string">
            <text:p>Porteous</text:p>
          </table:table-cell>
          <table:table-cell office:value-type="string">
            <text:p>MarcusPorteous@mailinator.com</text:p>
          </table:table-cell>
          <table:table-cell office:value-type="string">
            <text:p>1/9/195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ul</text:p>
          </table:table-cell>
          <table:table-cell office:value-type="string">
            <text:p>Hammond</text:p>
          </table:table-cell>
          <table:table-cell office:value-type="string">
            <text:p>PaulIHammond@trashymail.com</text:p>
          </table:table-cell>
          <table:table-cell office:value-type="string">
            <text:p>3/28/198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Wilson</text:p>
          </table:table-cell>
          <table:table-cell office:value-type="string">
            <text:p>AnnaRWilson@mailinator.com</text:p>
          </table:table-cell>
          <table:table-cell office:value-type="string">
            <text:p>4/23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yla</text:p>
          </table:table-cell>
          <table:table-cell office:value-type="string">
            <text:p>Girdlestone</text:p>
          </table:table-cell>
          <table:table-cell office:value-type="string">
            <text:p>KaylaGirdlestone@trashymail.com</text:p>
          </table:table-cell>
          <table:table-cell office:value-type="string">
            <text:p>7/29/196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odi</text:p>
          </table:table-cell>
          <table:table-cell office:value-type="string">
            <text:p>Bernát</text:p>
          </table:table-cell>
          <table:table-cell office:value-type="string">
            <text:p>BernatBodi@dodgit.com</text:p>
          </table:table-cell>
          <table:table-cell office:value-type="string">
            <text:p>11/2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anda</text:p>
          </table:table-cell>
          <table:table-cell office:value-type="string">
            <text:p>Larson</text:p>
          </table:table-cell>
          <table:table-cell office:value-type="string">
            <text:p>AmandaDLarson@mailinator.com</text:p>
          </table:table-cell>
          <table:table-cell office:value-type="string">
            <text:p>1/6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apolcs</text:p>
          </table:table-cell>
          <table:table-cell office:value-type="string">
            <text:p>Soós</text:p>
          </table:table-cell>
          <table:table-cell office:value-type="string">
            <text:p>SoosKapolcs@spambob.com</text:p>
          </table:table-cell>
          <table:table-cell office:value-type="string">
            <text:p>5/7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ristan</text:p>
          </table:table-cell>
          <table:table-cell office:value-type="string">
            <text:p>Hayes-Williams</text:p>
          </table:table-cell>
          <table:table-cell office:value-type="string">
            <text:p>TristanHayes-Williams@spambob.com</text:p>
          </table:table-cell>
          <table:table-cell office:value-type="string">
            <text:p>9/29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zilvia</text:p>
          </table:table-cell>
          <table:table-cell office:value-type="string">
            <text:p>Szölősi</text:p>
          </table:table-cell>
          <table:table-cell office:value-type="string">
            <text:p>SzolosiSzilvia@pookmail.com</text:p>
          </table:table-cell>
          <table:table-cell office:value-type="string">
            <text:p>8/19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dith</text:p>
          </table:table-cell>
          <table:table-cell office:value-type="string">
            <text:p>Welch</text:p>
          </table:table-cell>
          <table:table-cell office:value-type="string">
            <text:p>EdithJWelch@trashymail.com</text:p>
          </table:table-cell>
          <table:table-cell office:value-type="string">
            <text:p>8/9/193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harlotte</text:p>
          </table:table-cell>
          <table:table-cell office:value-type="string">
            <text:p>Wicks</text:p>
          </table:table-cell>
          <table:table-cell office:value-type="string">
            <text:p>CharlotteWicks@trashymail.com</text:p>
          </table:table-cell>
          <table:table-cell office:value-type="string">
            <text:p>4/2/197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ie</text:p>
          </table:table-cell>
          <table:table-cell office:value-type="string">
            <text:p>Koch</text:p>
          </table:table-cell>
          <table:table-cell office:value-type="string">
            <text:p>BrodieKoch@trashymail.com</text:p>
          </table:table-cell>
          <table:table-cell office:value-type="string">
            <text:p>5/1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immy</text:p>
          </table:table-cell>
          <table:table-cell office:value-type="string">
            <text:p>Trottier</text:p>
          </table:table-cell>
          <table:table-cell office:value-type="string">
            <text:p>JimmyKTrottier@trashymail.com</text:p>
          </table:table-cell>
          <table:table-cell office:value-type="string">
            <text:p>9/3/193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ricia</text:p>
          </table:table-cell>
          <table:table-cell office:value-type="string">
            <text:p>Goodman</text:p>
          </table:table-cell>
          <table:table-cell office:value-type="string">
            <text:p>PatriciaAGoodman@mailinator.com</text:p>
          </table:table-cell>
          <table:table-cell office:value-type="string">
            <text:p>5/29/195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iska</text:p>
          </table:table-cell>
          <table:table-cell office:value-type="string">
            <text:p>Ujváry</text:p>
          </table:table-cell>
          <table:table-cell office:value-type="string">
            <text:p>UjvaryBoriska@pookmail.com</text:p>
          </table:table-cell>
          <table:table-cell office:value-type="string">
            <text:p>1/16/199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y</text:p>
          </table:table-cell>
          <table:table-cell office:value-type="string">
            <text:p>Sievwright</text:p>
          </table:table-cell>
          <table:table-cell office:value-type="string">
            <text:p>LucySievwright@pookmail.com</text:p>
          </table:table-cell>
          <table:table-cell office:value-type="string">
            <text:p>9/28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liska</text:p>
          </table:table-cell>
          <table:table-cell office:value-type="string">
            <text:p>Berecz</text:p>
          </table:table-cell>
          <table:table-cell office:value-type="string">
            <text:p>BereczJuliska@mailinator.com</text:p>
          </table:table-cell>
          <table:table-cell office:value-type="string">
            <text:p>4/8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sabel</text:p>
          </table:table-cell>
          <table:table-cell office:value-type="string">
            <text:p>Dowie</text:p>
          </table:table-cell>
          <table:table-cell office:value-type="string">
            <text:p>IsabelDowie@mailinator.com</text:p>
          </table:table-cell>
          <table:table-cell office:value-type="string">
            <text:p>1/4/194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nde</text:p>
          </table:table-cell>
          <table:table-cell office:value-type="string">
            <text:p>Kathona</text:p>
          </table:table-cell>
          <table:table-cell office:value-type="string">
            <text:p>KathonaKende@dodgit.com</text:p>
          </table:table-cell>
          <table:table-cell office:value-type="string">
            <text:p>3/23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rbán</text:p>
          </table:table-cell>
          <table:table-cell office:value-type="string">
            <text:p>Havass</text:p>
          </table:table-cell>
          <table:table-cell office:value-type="string">
            <text:p>HavassOrban@spambob.com</text:p>
          </table:table-cell>
          <table:table-cell office:value-type="string">
            <text:p>9/21/192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Gitta</text:p>
          </table:table-cell>
          <table:table-cell office:value-type="string">
            <text:p>Rácz</text:p>
          </table:table-cell>
          <table:table-cell office:value-type="string">
            <text:p>RaczGitta@mailinator.com</text:p>
          </table:table-cell>
          <table:table-cell office:value-type="string">
            <text:p>11/14/199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Ákos</text:p>
          </table:table-cell>
          <table:table-cell office:value-type="string">
            <text:p>Király</text:p>
          </table:table-cell>
          <table:table-cell office:value-type="string">
            <text:p>KiralyAkos@dodgit.com</text:p>
          </table:table-cell>
          <table:table-cell office:value-type="string">
            <text:p>10/15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ia</text:p>
          </table:table-cell>
          <table:table-cell office:value-type="string">
            <text:p>Favors</text:p>
          </table:table-cell>
          <table:table-cell office:value-type="string">
            <text:p>TiaRFavors@pookmail.com</text:p>
          </table:table-cell>
          <table:table-cell office:value-type="string">
            <text:p>6/26/195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berta</text:p>
          </table:table-cell>
          <table:table-cell office:value-type="string">
            <text:p>Söröss</text:p>
          </table:table-cell>
          <table:table-cell office:value-type="string">
            <text:p>SorossAlberta@trashymail.com</text:p>
          </table:table-cell>
          <table:table-cell office:value-type="string">
            <text:p>2/22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ont</text:p>
          </table:table-cell>
          <table:table-cell office:value-type="string">
            <text:p>Földesy</text:p>
          </table:table-cell>
          <table:table-cell office:value-type="string">
            <text:p>FoldesyKont@trashymail.com</text:p>
          </table:table-cell>
          <table:table-cell office:value-type="string">
            <text:p>8/25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ucile</text:p>
          </table:table-cell>
          <table:table-cell office:value-type="string">
            <text:p>Peralta</text:p>
          </table:table-cell>
          <table:table-cell office:value-type="string">
            <text:p>LucileDPeralta@spambob.com</text:p>
          </table:table-cell>
          <table:table-cell office:value-type="string">
            <text:p>1/24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ajnok</text:p>
          </table:table-cell>
          <table:table-cell office:value-type="string">
            <text:p>Mátyás</text:p>
          </table:table-cell>
          <table:table-cell office:value-type="string">
            <text:p>MatyasBajnok@spambob.com</text:p>
          </table:table-cell>
          <table:table-cell office:value-type="string">
            <text:p>1/18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drea</text:p>
          </table:table-cell>
          <table:table-cell office:value-type="string">
            <text:p>Márton</text:p>
          </table:table-cell>
          <table:table-cell office:value-type="string">
            <text:p>MartonAndrea@spambob.com</text:p>
          </table:table-cell>
          <table:table-cell office:value-type="string">
            <text:p>4/11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odolfo</text:p>
          </table:table-cell>
          <table:table-cell office:value-type="string">
            <text:p>Maxwell</text:p>
          </table:table-cell>
          <table:table-cell office:value-type="string">
            <text:p>RodolfoLMaxwell@spambob.com</text:p>
          </table:table-cell>
          <table:table-cell office:value-type="string">
            <text:p>3/31/193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ellisa</text:p>
          </table:table-cell>
          <table:table-cell office:value-type="string">
            <text:p>Hewitt</text:p>
          </table:table-cell>
          <table:table-cell office:value-type="string">
            <text:p>MellisaRHewitt@pookmail.com</text:p>
          </table:table-cell>
          <table:table-cell office:value-type="string">
            <text:p>4/7/199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yurka</text:p>
          </table:table-cell>
          <table:table-cell office:value-type="string">
            <text:p>Kerekes</text:p>
          </table:table-cell>
          <table:table-cell office:value-type="string">
            <text:p>KerekesGyurka@spambob.com</text:p>
          </table:table-cell>
          <table:table-cell office:value-type="string">
            <text:p>10/20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Vilmos</text:p>
          </table:table-cell>
          <table:table-cell office:value-type="string">
            <text:p>Fábián</text:p>
          </table:table-cell>
          <table:table-cell office:value-type="string">
            <text:p>FabianVilmos@trashymail.com</text:p>
          </table:table-cell>
          <table:table-cell office:value-type="string">
            <text:p>1/29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árk</text:p>
          </table:table-cell>
          <table:table-cell office:value-type="string">
            <text:p>Sipos</text:p>
          </table:table-cell>
          <table:table-cell office:value-type="string">
            <text:p>SiposMark@pookmail.com</text:p>
          </table:table-cell>
          <table:table-cell office:value-type="string">
            <text:p>8/8/193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ad</text:p>
          </table:table-cell>
          <table:table-cell office:value-type="string">
            <text:p>Howard</text:p>
          </table:table-cell>
          <table:table-cell office:value-type="string">
            <text:p>BradLHoward@dodgit.com</text:p>
          </table:table-cell>
          <table:table-cell office:value-type="string">
            <text:p>8/27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ma</text:p>
          </table:table-cell>
          <table:table-cell office:value-type="string">
            <text:p>Laczkó</text:p>
          </table:table-cell>
          <table:table-cell office:value-type="string">
            <text:p>LaczkoEma@spambob.com</text:p>
          </table:table-cell>
          <table:table-cell office:value-type="string">
            <text:p>5/22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leb</text:p>
          </table:table-cell>
          <table:table-cell office:value-type="string">
            <text:p>Tuck</text:p>
          </table:table-cell>
          <table:table-cell office:value-type="string">
            <text:p>CalebTuck@spambob.com</text:p>
          </table:table-cell>
          <table:table-cell office:value-type="string">
            <text:p>11/9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eorge</text:p>
          </table:table-cell>
          <table:table-cell office:value-type="string">
            <text:p>Anderson</text:p>
          </table:table-cell>
          <table:table-cell office:value-type="string">
            <text:p>GeorgeSAnderson@dodgit.com</text:p>
          </table:table-cell>
          <table:table-cell office:value-type="string">
            <text:p>5/18/196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sa</text:p>
          </table:table-cell>
          <table:table-cell office:value-type="string">
            <text:p>Erdei</text:p>
          </table:table-cell>
          <table:table-cell office:value-type="string">
            <text:p>ErdeiSasa@pookmail.com</text:p>
          </table:table-cell>
          <table:table-cell office:value-type="string">
            <text:p>1/19/199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Will</text:p>
          </table:table-cell>
          <table:table-cell office:value-type="string">
            <text:p>Hogan</text:p>
          </table:table-cell>
          <table:table-cell office:value-type="string">
            <text:p>WillHogan@pookmail.com</text:p>
          </table:table-cell>
          <table:table-cell office:value-type="string">
            <text:p>11/2/193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ameron</text:p>
          </table:table-cell>
          <table:table-cell office:value-type="string">
            <text:p>Sladen</text:p>
          </table:table-cell>
          <table:table-cell office:value-type="string">
            <text:p>CameronSladen@spambob.com</text:p>
          </table:table-cell>
          <table:table-cell office:value-type="string">
            <text:p>3/17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ie</text:p>
          </table:table-cell>
          <table:table-cell office:value-type="string">
            <text:p>McRae</text:p>
          </table:table-cell>
          <table:table-cell office:value-type="string">
            <text:p>KatieMcRae@mailinator.com</text:p>
          </table:table-cell>
          <table:table-cell office:value-type="string">
            <text:p>12/25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nnie</text:p>
          </table:table-cell>
          <table:table-cell office:value-type="string">
            <text:p>Mecham</text:p>
          </table:table-cell>
          <table:table-cell office:value-type="string">
            <text:p>LonnieCMecham@mailinator.com</text:p>
          </table:table-cell>
          <table:table-cell office:value-type="string">
            <text:p>6/30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odie</text:p>
          </table:table-cell>
          <table:table-cell office:value-type="string">
            <text:p>Sorenson</text:p>
          </table:table-cell>
          <table:table-cell office:value-type="string">
            <text:p>BrodieSorenson@trashymail.com</text:p>
          </table:table-cell>
          <table:table-cell office:value-type="string">
            <text:p>10/11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delbert</text:p>
          </table:table-cell>
          <table:table-cell office:value-type="string">
            <text:p>Danko</text:p>
          </table:table-cell>
          <table:table-cell office:value-type="string">
            <text:p>DankoAdelbert@spambob.com</text:p>
          </table:table-cell>
          <table:table-cell office:value-type="string">
            <text:p>1/27/193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él</text:p>
          </table:table-cell>
          <table:table-cell office:value-type="string">
            <text:p>Thimár</text:p>
          </table:table-cell>
          <table:table-cell office:value-type="string">
            <text:p>ThimarLel@spambob.com</text:p>
          </table:table-cell>
          <table:table-cell office:value-type="string">
            <text:p>9/16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rett</text:p>
          </table:table-cell>
          <table:table-cell office:value-type="string">
            <text:p>Ross</text:p>
          </table:table-cell>
          <table:table-cell office:value-type="string">
            <text:p>BrettVRoss@pookmail.com</text:p>
          </table:table-cell>
          <table:table-cell office:value-type="string">
            <text:p>12/5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nnie</text:p>
          </table:table-cell>
          <table:table-cell office:value-type="string">
            <text:p>Holley</text:p>
          </table:table-cell>
          <table:table-cell office:value-type="string">
            <text:p>BonnieTHolley@pookmail.com</text:p>
          </table:table-cell>
          <table:table-cell office:value-type="string">
            <text:p>2/10/197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atalie</text:p>
          </table:table-cell>
          <table:table-cell office:value-type="string">
            <text:p>Thornber</text:p>
          </table:table-cell>
          <table:table-cell office:value-type="string">
            <text:p>NatalieThornber@mailinator.com</text:p>
          </table:table-cell>
          <table:table-cell office:value-type="string">
            <text:p>3/13/1960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chael</text:p>
          </table:table-cell>
          <table:table-cell office:value-type="string">
            <text:p>Caldwell</text:p>
          </table:table-cell>
          <table:table-cell office:value-type="string">
            <text:p>MichaelBCaldwell@mailinator.com</text:p>
          </table:table-cell>
          <table:table-cell office:value-type="string">
            <text:p>9/16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ba</text:p>
          </table:table-cell>
          <table:table-cell office:value-type="string">
            <text:p>Timár</text:p>
          </table:table-cell>
          <table:table-cell office:value-type="string">
            <text:p>TimarAba@trashymail.com</text:p>
          </table:table-cell>
          <table:table-cell office:value-type="string">
            <text:p>5/19/197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ohn</text:p>
          </table:table-cell>
          <table:table-cell office:value-type="string">
            <text:p>Pope</text:p>
          </table:table-cell>
          <table:table-cell office:value-type="string">
            <text:p>JohnDPope@dodgit.com</text:p>
          </table:table-cell>
          <table:table-cell office:value-type="string">
            <text:p>3/3/194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eira</text:p>
          </table:table-cell>
          <table:table-cell office:value-type="string">
            <text:p>Jamison</text:p>
          </table:table-cell>
          <table:table-cell office:value-type="string">
            <text:p>KeiraJamison@spambob.com</text:p>
          </table:table-cell>
          <table:table-cell office:value-type="string">
            <text:p>11/16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Gabriel</text:p>
          </table:table-cell>
          <table:table-cell office:value-type="string">
            <text:p>Reeks</text:p>
          </table:table-cell>
          <table:table-cell office:value-type="string">
            <text:p>GabrielReeks@dodgit.com</text:p>
          </table:table-cell>
          <table:table-cell office:value-type="string">
            <text:p>6/21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Ang</text:p>
          </table:table-cell>
          <table:table-cell office:value-type="string">
            <text:p>BettyAAng@dodgit.com</text:p>
          </table:table-cell>
          <table:table-cell office:value-type="string">
            <text:p>7/21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la</text:p>
          </table:table-cell>
          <table:table-cell office:value-type="string">
            <text:p>Kurucz</text:p>
          </table:table-cell>
          <table:table-cell office:value-type="string">
            <text:p>KuruczBela@spambob.com</text:p>
          </table:table-cell>
          <table:table-cell office:value-type="string">
            <text:p>1/6/194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itchell</text:p>
          </table:table-cell>
          <table:table-cell office:value-type="string">
            <text:p>Bold</text:p>
          </table:table-cell>
          <table:table-cell office:value-type="string">
            <text:p>MitchellBold@mailinator.com</text:p>
          </table:table-cell>
          <table:table-cell office:value-type="string">
            <text:p>7/28/193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omonkos</text:p>
          </table:table-cell>
          <table:table-cell office:value-type="string">
            <text:p>Petö</text:p>
          </table:table-cell>
          <table:table-cell office:value-type="string">
            <text:p>PetoDomonkos@pookmail.com</text:p>
          </table:table-cell>
          <table:table-cell office:value-type="string">
            <text:p>3/15/198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Ozsvát</text:p>
          </table:table-cell>
          <table:table-cell office:value-type="string">
            <text:p>Győrfy</text:p>
          </table:table-cell>
          <table:table-cell office:value-type="string">
            <text:p>GyorfyOzsvat@trashymail.com</text:p>
          </table:table-cell>
          <table:table-cell office:value-type="string">
            <text:p>9/6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Tzigane</text:p>
          </table:table-cell>
          <table:table-cell office:value-type="string">
            <text:p>Erőss</text:p>
          </table:table-cell>
          <table:table-cell office:value-type="string">
            <text:p>ErossTzigane@pookmail.com</text:p>
          </table:table-cell>
          <table:table-cell office:value-type="string">
            <text:p>10/16/197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ucika</text:p>
          </table:table-cell>
          <table:table-cell office:value-type="string">
            <text:p>Szabó</text:p>
          </table:table-cell>
          <table:table-cell office:value-type="string">
            <text:p>SzaboJucika@spambob.com</text:p>
          </table:table-cell>
          <table:table-cell office:value-type="string">
            <text:p>9/16/198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by</text:p>
          </table:table-cell>
          <table:table-cell office:value-type="string">
            <text:p>McGavin</text:p>
          </table:table-cell>
          <table:table-cell office:value-type="string">
            <text:p>TobyMcGavin@spambob.com</text:p>
          </table:table-cell>
          <table:table-cell office:value-type="string">
            <text:p>12/15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heryn</text:p>
          </table:table-cell>
          <table:table-cell office:value-type="string">
            <text:p>Donovan</text:p>
          </table:table-cell>
          <table:table-cell office:value-type="string">
            <text:p>KatherynDDonovan@trashymail.com</text:p>
          </table:table-cell>
          <table:table-cell office:value-type="string">
            <text:p>4/8/196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ende</text:p>
          </table:table-cell>
          <table:table-cell office:value-type="string">
            <text:p>Szőllősi</text:p>
          </table:table-cell>
          <table:table-cell office:value-type="string">
            <text:p>SzollosiKende@mailinator.com</text:p>
          </table:table-cell>
          <table:table-cell office:value-type="string">
            <text:p>7/6/198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belle</text:p>
          </table:table-cell>
          <table:table-cell office:value-type="string">
            <text:p>Yelverton</text:p>
          </table:table-cell>
          <table:table-cell office:value-type="string">
            <text:p>AnnabelleYelverton@trashymail.com</text:p>
          </table:table-cell>
          <table:table-cell office:value-type="string">
            <text:p>1/31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eremy</text:p>
          </table:table-cell>
          <table:table-cell office:value-type="string">
            <text:p>Ansell</text:p>
          </table:table-cell>
          <table:table-cell office:value-type="string">
            <text:p>JeremyAnsell@trashymail.com</text:p>
          </table:table-cell>
          <table:table-cell office:value-type="string">
            <text:p>10/28/194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ommy</text:p>
          </table:table-cell>
          <table:table-cell office:value-type="string">
            <text:p>Rodgers</text:p>
          </table:table-cell>
          <table:table-cell office:value-type="string">
            <text:p>TommyCRodgers@dodgit.com</text:p>
          </table:table-cell>
          <table:table-cell office:value-type="string">
            <text:p>10/3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dél</text:p>
          </table:table-cell>
          <table:table-cell office:value-type="string">
            <text:p>Ferenc</text:p>
          </table:table-cell>
          <table:table-cell office:value-type="string">
            <text:p>FerencAdel@mailinator.com</text:p>
          </table:table-cell>
          <table:table-cell office:value-type="string">
            <text:p>4/13/196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dy</text:p>
          </table:table-cell>
          <table:table-cell office:value-type="string">
            <text:p>Foran</text:p>
          </table:table-cell>
          <table:table-cell office:value-type="string">
            <text:p>CodyForan@spambob.com</text:p>
          </table:table-cell>
          <table:table-cell office:value-type="string">
            <text:p>8/10/198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nna</text:p>
          </table:table-cell>
          <table:table-cell office:value-type="string">
            <text:p>Whittaker</text:p>
          </table:table-cell>
          <table:table-cell office:value-type="string">
            <text:p>AnnaGWhittaker@pookmail.com</text:p>
          </table:table-cell>
          <table:table-cell office:value-type="string">
            <text:p>1/6/194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eah</text:p>
          </table:table-cell>
          <table:table-cell office:value-type="string">
            <text:p>Lakeland</text:p>
          </table:table-cell>
          <table:table-cell office:value-type="string">
            <text:p>LeahLakeland@pookmail.com</text:p>
          </table:table-cell>
          <table:table-cell office:value-type="string">
            <text:p>6/18/197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oel</text:p>
          </table:table-cell>
          <table:table-cell office:value-type="string">
            <text:p>Kardos</text:p>
          </table:table-cell>
          <table:table-cell office:value-type="string">
            <text:p>KardosNoel@pookmail.com</text:p>
          </table:table-cell>
          <table:table-cell office:value-type="string">
            <text:p>4/9/195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y</text:p>
          </table:table-cell>
          <table:table-cell office:value-type="string">
            <text:p>De Vis</text:p>
          </table:table-cell>
          <table:table-cell office:value-type="string">
            <text:p>LilyDeVis@trashymail.com</text:p>
          </table:table-cell>
          <table:table-cell office:value-type="string">
            <text:p>9/1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exandra</text:p>
          </table:table-cell>
          <table:table-cell office:value-type="string">
            <text:p>Read</text:p>
          </table:table-cell>
          <table:table-cell office:value-type="string">
            <text:p>AlexandraDRead@spambob.com</text:p>
          </table:table-cell>
          <table:table-cell office:value-type="string">
            <text:p>11/9/1936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y</text:p>
          </table:table-cell>
          <table:table-cell office:value-type="string">
            <text:p>Kiernan</text:p>
          </table:table-cell>
          <table:table-cell office:value-type="string">
            <text:p>LilyKiernan@spambob.com</text:p>
          </table:table-cell>
          <table:table-cell office:value-type="string">
            <text:p>1/11/196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Katakin</text:p>
          </table:table-cell>
          <table:table-cell office:value-type="string">
            <text:p>Antal</text:p>
          </table:table-cell>
          <table:table-cell office:value-type="string">
            <text:p>AntalKatakin@spambob.com</text:p>
          </table:table-cell>
          <table:table-cell office:value-type="string">
            <text:p>3/5/195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Dorina</text:p>
          </table:table-cell>
          <table:table-cell office:value-type="string">
            <text:p>Thury</text:p>
          </table:table-cell>
          <table:table-cell office:value-type="string">
            <text:p>ThuryDorina@spambob.com</text:p>
          </table:table-cell>
          <table:table-cell office:value-type="string">
            <text:p>7/27/195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ldiko</text:p>
          </table:table-cell>
          <table:table-cell office:value-type="string">
            <text:p>Szakáts</text:p>
          </table:table-cell>
          <table:table-cell office:value-type="string">
            <text:p>SzakatsIldiko@spambob.com</text:p>
          </table:table-cell>
          <table:table-cell office:value-type="string">
            <text:p>6/5/198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egõ</text:p>
          </table:table-cell>
          <table:table-cell office:value-type="string">
            <text:p>Balogh</text:p>
          </table:table-cell>
          <table:table-cell office:value-type="string">
            <text:p>BaloghRego@spambob.com</text:p>
          </table:table-cell>
          <table:table-cell office:value-type="string">
            <text:p>6/9/196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in</text:p>
          </table:table-cell>
          <table:table-cell office:value-type="string">
            <text:p>Anthon</text:p>
          </table:table-cell>
          <table:table-cell office:value-type="string">
            <text:p>CaitlinAnthon@dodgit.com</text:p>
          </table:table-cell>
          <table:table-cell office:value-type="string">
            <text:p>12/30/198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essica</text:p>
          </table:table-cell>
          <table:table-cell office:value-type="string">
            <text:p>Piguenit</text:p>
          </table:table-cell>
          <table:table-cell office:value-type="string">
            <text:p>JessicaPiguenit@pookmail.com</text:p>
          </table:table-cell>
          <table:table-cell office:value-type="string">
            <text:p>7/15/1945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ianca</text:p>
          </table:table-cell>
          <table:table-cell office:value-type="string">
            <text:p>Leist</text:p>
          </table:table-cell>
          <table:table-cell office:value-type="string">
            <text:p>BiancaLeist@pookmail.com</text:p>
          </table:table-cell>
          <table:table-cell office:value-type="string">
            <text:p>1/13/193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ylan</text:p>
          </table:table-cell>
          <table:table-cell office:value-type="string">
            <text:p>Nobbs</text:p>
          </table:table-cell>
          <table:table-cell office:value-type="string">
            <text:p>DylanNobbs@pookmail.com</text:p>
          </table:table-cell>
          <table:table-cell office:value-type="string">
            <text:p>5/23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illy</text:p>
          </table:table-cell>
          <table:table-cell office:value-type="string">
            <text:p>Wheatley</text:p>
          </table:table-cell>
          <table:table-cell office:value-type="string">
            <text:p>BillyIWheatley@dodgit.com</text:p>
          </table:table-cell>
          <table:table-cell office:value-type="string">
            <text:p>8/6/194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ba</text:p>
          </table:table-cell>
          <table:table-cell office:value-type="string">
            <text:p>Kállai</text:p>
          </table:table-cell>
          <table:table-cell office:value-type="string">
            <text:p>KallaiAba@pookmail.com</text:p>
          </table:table-cell>
          <table:table-cell office:value-type="string">
            <text:p>2/18/1966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rant</text:p>
          </table:table-cell>
          <table:table-cell office:value-type="string">
            <text:p>Benczik</text:p>
          </table:table-cell>
          <table:table-cell office:value-type="string">
            <text:p>BenczikLorant@spambob.com</text:p>
          </table:table-cell>
          <table:table-cell office:value-type="string">
            <text:p>1/21/194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Juan</text:p>
          </table:table-cell>
          <table:table-cell office:value-type="string">
            <text:p>Gandy</text:p>
          </table:table-cell>
          <table:table-cell office:value-type="string">
            <text:p>JuanCGandy@pookmail.com</text:p>
          </table:table-cell>
          <table:table-cell office:value-type="string">
            <text:p>9/17/1972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Caitlin</text:p>
          </table:table-cell>
          <table:table-cell office:value-type="string">
            <text:p>Foxton</text:p>
          </table:table-cell>
          <table:table-cell office:value-type="string">
            <text:p>CaitlinFoxton@spambob.com</text:p>
          </table:table-cell>
          <table:table-cell office:value-type="string">
            <text:p>12/2/197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usi</text:p>
          </table:table-cell>
          <table:table-cell office:value-type="string">
            <text:p>Pálffi</text:p>
          </table:table-cell>
          <table:table-cell office:value-type="string">
            <text:p>PalffiNusi@mailinator.com</text:p>
          </table:table-cell>
          <table:table-cell office:value-type="string">
            <text:p>1/12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iden</text:p>
          </table:table-cell>
          <table:table-cell office:value-type="string">
            <text:p>Hellyer</text:p>
          </table:table-cell>
          <table:table-cell office:value-type="string">
            <text:p>AidenHellyer@pookmail.com</text:p>
          </table:table-cell>
          <table:table-cell office:value-type="string">
            <text:p>6/5/1960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ddison</text:p>
          </table:table-cell>
          <table:table-cell office:value-type="string">
            <text:p>Yuill</text:p>
          </table:table-cell>
          <table:table-cell office:value-type="string">
            <text:p>MaddisonYuill@spambob.com</text:p>
          </table:table-cell>
          <table:table-cell office:value-type="string">
            <text:p>4/7/193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Hannah</text:p>
          </table:table-cell>
          <table:table-cell office:value-type="string">
            <text:p>Trompf</text:p>
          </table:table-cell>
          <table:table-cell office:value-type="string">
            <text:p>HannahTrompf@spambob.com</text:p>
          </table:table-cell>
          <table:table-cell office:value-type="string">
            <text:p>11/8/196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orka</text:p>
          </table:table-cell>
          <table:table-cell office:value-type="string">
            <text:p>Gerő</text:p>
          </table:table-cell>
          <table:table-cell office:value-type="string">
            <text:p>GeroBorka@pookmail.com</text:p>
          </table:table-cell>
          <table:table-cell office:value-type="string">
            <text:p>1/28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Cody</text:p>
          </table:table-cell>
          <table:table-cell office:value-type="string">
            <text:p>Monger</text:p>
          </table:table-cell>
          <table:table-cell office:value-type="string">
            <text:p>CodyMonger@mailinator.com</text:p>
          </table:table-cell>
          <table:table-cell office:value-type="string">
            <text:p>12/5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Ben</text:p>
          </table:table-cell>
          <table:table-cell office:value-type="string">
            <text:p>Dobell</text:p>
          </table:table-cell>
          <table:table-cell office:value-type="string">
            <text:p>BenDobell@spambob.com</text:p>
          </table:table-cell>
          <table:table-cell office:value-type="string">
            <text:p>5/17/193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Louis</text:p>
          </table:table-cell>
          <table:table-cell office:value-type="string">
            <text:p>Lance</text:p>
          </table:table-cell>
          <table:table-cell office:value-type="string">
            <text:p>LouisMLance@pookmail.com</text:p>
          </table:table-cell>
          <table:table-cell office:value-type="string">
            <text:p>5/10/197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Samantha</text:p>
          </table:table-cell>
          <table:table-cell office:value-type="string">
            <text:p>Holmes</text:p>
          </table:table-cell>
          <table:table-cell office:value-type="string">
            <text:p>SamanthaRHolmes@dodgit.com</text:p>
          </table:table-cell>
          <table:table-cell office:value-type="string">
            <text:p>10/1/1957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Ibolya</text:p>
          </table:table-cell>
          <table:table-cell office:value-type="string">
            <text:p>Fazekas</text:p>
          </table:table-cell>
          <table:table-cell office:value-type="string">
            <text:p>FazekasIbolya@pookmail.com</text:p>
          </table:table-cell>
          <table:table-cell office:value-type="string">
            <text:p>2/26/194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Patrick</text:p>
          </table:table-cell>
          <table:table-cell office:value-type="string">
            <text:p>Decicco</text:p>
          </table:table-cell>
          <table:table-cell office:value-type="string">
            <text:p>PatrickJDecicco@mailinator.com</text:p>
          </table:table-cell>
          <table:table-cell office:value-type="string">
            <text:p>5/5/193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Patsy</text:p>
          </table:table-cell>
          <table:table-cell office:value-type="string">
            <text:p>Meacham</text:p>
          </table:table-cell>
          <table:table-cell office:value-type="string">
            <text:p>PatsyKMeacham@spambob.com</text:p>
          </table:table-cell>
          <table:table-cell office:value-type="string">
            <text:p>12/4/1975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Krisztofer</text:p>
          </table:table-cell>
          <table:table-cell office:value-type="string">
            <text:p>Szőlőssi</text:p>
          </table:table-cell>
          <table:table-cell office:value-type="string">
            <text:p>SzolossiKrisztofer@pookmail.com</text:p>
          </table:table-cell>
          <table:table-cell office:value-type="string">
            <text:p>12/16/1963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Danny</text:p>
          </table:table-cell>
          <table:table-cell office:value-type="string">
            <text:p>Owen</text:p>
          </table:table-cell>
          <table:table-cell office:value-type="string">
            <text:p>DannyROwen@spambob.com</text:p>
          </table:table-cell>
          <table:table-cell office:value-type="string">
            <text:p>1/6/1949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ia</text:p>
          </table:table-cell>
          <table:table-cell office:value-type="string">
            <text:p>Rowan</text:p>
          </table:table-cell>
          <table:table-cell office:value-type="string">
            <text:p>AliciaJRowan@dodgit.com</text:p>
          </table:table-cell>
          <table:table-cell office:value-type="string">
            <text:p>10/1/198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my</text:p>
          </table:table-cell>
          <table:table-cell office:value-type="string">
            <text:p>McKenna</text:p>
          </table:table-cell>
          <table:table-cell office:value-type="string">
            <text:p>AmyMcKenna@pookmail.com</text:p>
          </table:table-cell>
          <table:table-cell office:value-type="string">
            <text:p>5/17/1941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Alice</text:p>
          </table:table-cell>
          <table:table-cell office:value-type="string">
            <text:p>De Garis</text:p>
          </table:table-cell>
          <table:table-cell office:value-type="string">
            <text:p>AliceDeGaris@mailinator.com</text:p>
          </table:table-cell>
          <table:table-cell office:value-type="string">
            <text:p>9/6/198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Erzsi</text:p>
          </table:table-cell>
          <table:table-cell office:value-type="string">
            <text:p>Keresztes</text:p>
          </table:table-cell>
          <table:table-cell office:value-type="string">
            <text:p>KeresztesErzsi@trashymail.com</text:p>
          </table:table-cell>
          <table:table-cell office:value-type="string">
            <text:p>6/11/194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Betty</text:p>
          </table:table-cell>
          <table:table-cell office:value-type="string">
            <text:p>Large</text:p>
          </table:table-cell>
          <table:table-cell office:value-type="string">
            <text:p>BettyJLarge@trashymail.com</text:p>
          </table:table-cell>
          <table:table-cell office:value-type="string">
            <text:p>1/5/1931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Angus</text:p>
          </table:table-cell>
          <table:table-cell office:value-type="string">
            <text:p>Vosz</text:p>
          </table:table-cell>
          <table:table-cell office:value-type="string">
            <text:p>AngusVosz@trashymail.com</text:p>
          </table:table-cell>
          <table:table-cell office:value-type="string">
            <text:p>10/20/1964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Ryan</text:p>
          </table:table-cell>
          <table:table-cell office:value-type="string">
            <text:p>Eubanks</text:p>
          </table:table-cell>
          <table:table-cell office:value-type="string">
            <text:p>RyanCEubanks@spambob.com</text:p>
          </table:table-cell>
          <table:table-cell office:value-type="string">
            <text:p>12/16/1987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Thomas</text:p>
          </table:table-cell>
          <table:table-cell office:value-type="string">
            <text:p>Ashworth</text:p>
          </table:table-cell>
          <table:table-cell office:value-type="string">
            <text:p>ThomasDAshworth@pookmail.com</text:p>
          </table:table-cell>
          <table:table-cell office:value-type="string">
            <text:p>10/15/1949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Elbert</text:p>
          </table:table-cell>
          <table:table-cell office:value-type="string">
            <text:p>Yancey</text:p>
          </table:table-cell>
          <table:table-cell office:value-type="string">
            <text:p>ElbertCYancey@mailinator.com</text:p>
          </table:table-cell>
          <table:table-cell office:value-type="string">
            <text:p>4/26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olan</text:p>
          </table:table-cell>
          <table:table-cell office:value-type="string">
            <text:p>Kollár</text:p>
          </table:table-cell>
          <table:table-cell office:value-type="string">
            <text:p>KollarJolan@trashymail.com</text:p>
          </table:table-cell>
          <table:table-cell office:value-type="string">
            <text:p>6/26/1928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Hayden</text:p>
          </table:table-cell>
          <table:table-cell office:value-type="string">
            <text:p>Roach</text:p>
          </table:table-cell>
          <table:table-cell office:value-type="string">
            <text:p>HaydenRoach@spambob.com</text:p>
          </table:table-cell>
          <table:table-cell office:value-type="string">
            <text:p>6/4/193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Zsa-zsa</text:p>
          </table:table-cell>
          <table:table-cell office:value-type="string">
            <text:p>Joó</text:p>
          </table:table-cell>
          <table:table-cell office:value-type="string">
            <text:p>JooZsa-zsa@dodgit.com</text:p>
          </table:table-cell>
          <table:table-cell office:value-type="string">
            <text:p>12/25/194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Lily</text:p>
          </table:table-cell>
          <table:table-cell office:value-type="string">
            <text:p>Carson</text:p>
          </table:table-cell>
          <table:table-cell office:value-type="string">
            <text:p>LilyCarson@dodgit.com</text:p>
          </table:table-cell>
          <table:table-cell office:value-type="string">
            <text:p>5/9/196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Menyhért</text:p>
          </table:table-cell>
          <table:table-cell office:value-type="string">
            <text:p>Fenyvesi</text:p>
          </table:table-cell>
          <table:table-cell office:value-type="string">
            <text:p>FenyvesiMenyhert@mailinator.com</text:p>
          </table:table-cell>
          <table:table-cell office:value-type="string">
            <text:p>2/7/1952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Finn</text:p>
          </table:table-cell>
          <table:table-cell office:value-type="string">
            <text:p>Carr</text:p>
          </table:table-cell>
          <table:table-cell office:value-type="string">
            <text:p>FinnCarr@spambob.com</text:p>
          </table:table-cell>
          <table:table-cell office:value-type="string">
            <text:p>7/20/1938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Jacquiline</text:p>
          </table:table-cell>
          <table:table-cell office:value-type="string">
            <text:p>Stein</text:p>
          </table:table-cell>
          <table:table-cell office:value-type="string">
            <text:p>JacquilineNStein@pookmail.com</text:p>
          </table:table-cell>
          <table:table-cell office:value-type="string">
            <text:p>4/23/1963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Maria</text:p>
          </table:table-cell>
          <table:table-cell office:value-type="string">
            <text:p>Bartelt</text:p>
          </table:table-cell>
          <table:table-cell office:value-type="string">
            <text:p>MariaTBartelt@dodgit.com</text:p>
          </table:table-cell>
          <table:table-cell office:value-type="string">
            <text:p>8/10/1984</text:p>
          </table:table-cell>
        </table:table-row>
        <table:table-row table:style-name="ro2">
          <table:table-cell office:value-type="string">
            <text:p>female</text:p>
          </table:table-cell>
          <table:table-cell office:value-type="string">
            <text:p>Nicole</text:p>
          </table:table-cell>
          <table:table-cell office:value-type="string">
            <text:p>Schaeffer</text:p>
          </table:table-cell>
          <table:table-cell office:value-type="string">
            <text:p>NicoleCSchaeffer@dodgit.com</text:p>
          </table:table-cell>
          <table:table-cell office:value-type="string">
            <text:p>9/5/1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000.00.00</text:date>, <text:time style:data-style-name="N2" text:time-value="0000-00-00T17:56:34.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date>2013-01-15T20:14:20.24</dc:date>
    <meta:editing-duration>P0D</meta:editing-duration>
    <meta:editing-cycles>1</meta:editing-cycles>
    <meta:document-statistic meta:table-count="1" meta:cell-count="15000" meta:object-count="0"/>
  </office:meta>
</office:document-meta>
</file>